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table:style-name="Default" office:value-type="string" calcext:value-type="string">
            <text:p>Region</text:p>
          </table:table-cell>
          <table:table-cell/>
          <table:table-cell office:value-type="string" calcext:value-type="string">
            <text:p>weiblich</text:p>
          </table:table-cell>
          <table:table-cell office:value-type="string" calcext:value-type="string">
            <text:p>männlich</text:p>
          </table:table-cell>
          <table:table-cell/>
          <table:table-cell office:value-type="string" calcext:value-type="string">
            <text:p>arabisch</text:p>
          </table:table-cell>
          <table:table-cell office:value-type="string" calcext:value-type="string">
            <text:p>asiatisch</text:p>
          </table:table-cell>
          <table:table-cell office:value-type="string" calcext:value-type="string">
            <text:p>hebräisch</text:p>
          </table:table-cell>
          <table:table-cell office:value-type="string" calcext:value-type="string">
            <text:p>lateinisch</text:p>
          </table:table-cell>
          <table:table-cell office:value-type="string" calcext:value-type="string">
            <text:p>nordisch</text:p>
          </table:table-cell>
          <table:table-cell office:value-type="string" calcext:value-type="string">
            <text:p>osteuropäisch</text:p>
          </table:table-cell>
          <table:table-cell office:value-type="string" calcext:value-type="string">
            <text:p>südeuropäisch</text:p>
          </table:table-cell>
          <table:table-cell office:value-type="string" calcext:value-type="string">
            <text:p>westeuropäisch</text:p>
          </table:table-cell>
        </table:table-row>
        <table:table-row table:style-name="ro1">
          <table:table-cell office:value-type="string" calcext:value-type="string">
            <text:p>Aimée</text:p>
          </table:table-cell>
          <table:table-cell table:formula="of:=IF(COUNTIF([.E$1:.E$1048576];[.A2]);&quot;w&quot;;&quot;m&quot;)" office:value-type="string" office:string-value="w" calcext:value-type="string">
            <text:p>w</text:p>
          </table:table-cell>
          <table:table-cell table:formula="of:=CONCATENATE(IF(COUNTIF([.H$1:.H$1048576];[.A2]);[.H$1]&amp;&quot; &quot;;&quot;&quot;);  IF(COUNTIF([.I$1:.I$1048576];[.A2]);[.I$1]&amp;&quot; &quot;;&quot;&quot;) ; IF(COUNTIF([.J$1:.J$1048576];[.A2]);[.J$1]&amp;&quot; &quot;;&quot;&quot;);  IF(COUNTIF([.K$1:.K$1048576];[.A2]);[.K$1]&amp;&quot; &quot;;&quot;&quot;)    ;  IF(COUNTIF([.L$1:.L$1048576];[.A2]);[.L$1]&amp;&quot; &quot;;&quot;&quot;);  IF(COUNTIF([.M$1:.M$1048576];[.A2]);[.M$1]&amp;&quot; &quot;;&quot;&quot;);  IF(COUNTIF([.N$1:.N$1048576];[.A2]);[.N$1]&amp;&quot; &quot;;&quot;&quot;);  IF(COUNTIF([.O$1:.O$1048576];[.A2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exandra</text:p>
          </table:table-cell>
          <table:table-cell table:formula="of:=IF(COUNTIF([.E$1:.E$1048576];[.A3]);&quot;w&quot;;&quot;m&quot;)" office:value-type="string" office:string-value="w" calcext:value-type="string">
            <text:p>w</text:p>
          </table:table-cell>
          <table:table-cell table:formula="of:=CONCATENATE(IF(COUNTIF([.H$1:.H$1048576];[.A3]);[.H$1]&amp;&quot; &quot;;&quot;&quot;);  IF(COUNTIF([.I$1:.I$1048576];[.A3]);[.I$1]&amp;&quot; &quot;;&quot;&quot;) ; IF(COUNTIF([.J$1:.J$1048576];[.A3]);[.J$1]&amp;&quot; &quot;;&quot;&quot;);  IF(COUNTIF([.K$1:.K$1048576];[.A3]);[.K$1]&amp;&quot; &quot;;&quot;&quot;)    ;  IF(COUNTIF([.L$1:.L$1048576];[.A3]);[.L$1]&amp;&quot; &quot;;&quot;&quot;);  IF(COUNTIF([.M$1:.M$1048576];[.A3]);[.M$1]&amp;&quot; &quot;;&quot;&quot;);  IF(COUNTIF([.N$1:.N$1048576];[.A3]);[.N$1]&amp;&quot; &quot;;&quot;&quot;);  IF(COUNTIF([.O$1:.O$1048576];[.A3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Aimée</text:p>
          </table:table-cell>
          <table:table-cell table:number-columns-repeated="5"/>
          <table:table-cell office:value-type="string" calcext:value-type="string">
            <text:p>Aimée</text:p>
          </table:table-cell>
          <table:table-cell table:number-columns-repeated="2" office:value-type="string" calcext:value-type="string">
            <text:p>Alina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Albert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table:formula="of:=IF(COUNTIF([.E$1:.E$1048576];[.A4]);&quot;w&quot;;&quot;m&quot;)" office:value-type="string" office:string-value="w" calcext:value-type="string">
            <text:p>w</text:p>
          </table:table-cell>
          <table:table-cell table:formula="of:=CONCATENATE(IF(COUNTIF([.H$1:.H$1048576];[.A4]);[.H$1]&amp;&quot; &quot;;&quot;&quot;);  IF(COUNTIF([.I$1:.I$1048576];[.A4]);[.I$1]&amp;&quot; &quot;;&quot;&quot;) ; IF(COUNTIF([.J$1:.J$1048576];[.A4]);[.J$1]&amp;&quot; &quot;;&quot;&quot;);  IF(COUNTIF([.K$1:.K$1048576];[.A4]);[.K$1]&amp;&quot; &quot;;&quot;&quot;)    ;  IF(COUNTIF([.L$1:.L$1048576];[.A4]);[.L$1]&amp;&quot; &quot;;&quot;&quot;);  IF(COUNTIF([.M$1:.M$1048576];[.A4]);[.M$1]&amp;&quot; &quot;;&quot;&quot;);  IF(COUNTIF([.N$1:.N$1048576];[.A4]);[.N$1]&amp;&quot; &quot;;&quot;&quot;);  IF(COUNTIF([.O$1:.O$1048576];[.A4]);[.O$1]&amp;&quot; &quot;;&quot;&quot;))" office:value-type="string" office:string-value="nordisch osteuropäisch " calcext:value-type="string">
            <text:p>nordisch osteuropäisch </text:p>
          </table:table-cell>
          <table:table-cell/>
          <table:table-cell office:value-type="string" calcext:value-type="string">
            <text:p>Alexandra</text:p>
          </table:table-cell>
          <table:table-cell office:value-type="string" calcext:value-type="string">
            <text:p>Adrian</text:p>
          </table:table-cell>
          <table:table-cell/>
          <table:table-cell office:value-type="string" calcext:value-type="string">
            <text:p>Baris</text:p>
          </table:table-cell>
          <table:table-cell/>
          <table:table-cell office:value-type="string" calcext:value-type="string">
            <text:p>Anja</text:p>
          </table:table-cell>
          <table:table-cell office:value-type="string" calcext:value-type="string">
            <text:p>Babette</text:p>
          </table:table-cell>
          <table:table-cell office:value-type="string" calcext:value-type="string">
            <text:p>Berit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Amy</text:p>
          </table:table-cell>
        </table:table-row>
        <table:table-row table:style-name="ro1">
          <table:table-cell office:value-type="string" calcext:value-type="string">
            <text:p>Amelie</text:p>
          </table:table-cell>
          <table:table-cell table:formula="of:=IF(COUNTIF([.E$1:.E$1048576];[.A5]);&quot;w&quot;;&quot;m&quot;)" office:value-type="string" office:string-value="w" calcext:value-type="string">
            <text:p>w</text:p>
          </table:table-cell>
          <table:table-cell table:formula="of:=CONCATENATE(IF(COUNTIF([.H$1:.H$1048576];[.A5]);[.H$1]&amp;&quot; &quot;;&quot;&quot;);  IF(COUNTIF([.I$1:.I$1048576];[.A5]);[.I$1]&amp;&quot; &quot;;&quot;&quot;) ; IF(COUNTIF([.J$1:.J$1048576];[.A5]);[.J$1]&amp;&quot; &quot;;&quot;&quot;);  IF(COUNTIF([.K$1:.K$1048576];[.A5]);[.K$1]&amp;&quot; &quot;;&quot;&quot;)    ;  IF(COUNTIF([.L$1:.L$1048576];[.A5]);[.L$1]&amp;&quot; &quot;;&quot;&quot;);  IF(COUNTIF([.M$1:.M$1048576];[.A5]);[.M$1]&amp;&quot; &quot;;&quot;&quot;);  IF(COUNTIF([.N$1:.N$1048576];[.A5]);[.N$1]&amp;&quot; &quot;;&quot;&quot;);  IF(COUNTIF([.O$1:.O$1048576];[.A5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Alina</text:p>
          </table:table-cell>
          <table:table-cell office:value-type="string" calcext:value-type="string">
            <text:p>Albert</text:p>
          </table:table-cell>
          <table:table-cell/>
          <table:table-cell office:value-type="string" calcext:value-type="string">
            <text:p>Bekir</text:p>
          </table:table-cell>
          <table:table-cell office:value-type="string" calcext:value-type="string">
            <text:p>Avan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Benita</text:p>
          </table:table-cell>
          <table:table-cell office:value-type="string" calcext:value-type="string">
            <text:p>Birgit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Annette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table:formula="of:=IF(COUNTIF([.E$1:.E$1048576];[.A6]);&quot;w&quot;;&quot;m&quot;)" office:value-type="string" office:string-value="w" calcext:value-type="string">
            <text:p>w</text:p>
          </table:table-cell>
          <table:table-cell table:formula="of:=CONCATENATE(IF(COUNTIF([.H$1:.H$1048576];[.A6]);[.H$1]&amp;&quot; &quot;;&quot;&quot;);  IF(COUNTIF([.I$1:.I$1048576];[.A6]);[.I$1]&amp;&quot; &quot;;&quot;&quot;) ; IF(COUNTIF([.J$1:.J$1048576];[.A6]);[.J$1]&amp;&quot; &quot;;&quot;&quot;);  IF(COUNTIF([.K$1:.K$1048576];[.A6]);[.K$1]&amp;&quot; &quot;;&quot;&quot;)    ;  IF(COUNTIF([.L$1:.L$1048576];[.A6]);[.L$1]&amp;&quot; &quot;;&quot;&quot;);  IF(COUNTIF([.M$1:.M$1048576];[.A6]);[.M$1]&amp;&quot; &quot;;&quot;&quot;);  IF(COUNTIF([.N$1:.N$1048576];[.A6]);[.N$1]&amp;&quot; &quot;;&quot;&quot;);  IF(COUNTIF([.O$1:.O$1048576];[.A6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Amelie</text:p>
          </table:table-cell>
          <table:table-cell office:value-type="string" calcext:value-type="string">
            <text:p>Alexander</text:p>
          </table:table-cell>
          <table:table-cell/>
          <table:table-cell office:value-type="string" calcext:value-type="string">
            <text:p>Bilal</text:p>
          </table:table-cell>
          <table:table-cell office:value-type="string" calcext:value-type="string">
            <text:p>Dali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ennet</text:p>
          </table:table-cell>
          <table:table-cell office:value-type="string" calcext:value-type="string">
            <text:p>Birk</text:p>
          </table:table-cell>
          <table:table-cell office:value-type="string" calcext:value-type="string">
            <text:p>Béla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rthur</text:p>
          </table:table-cell>
        </table:table-row>
        <table:table-row table:style-name="ro1">
          <table:table-cell office:value-type="string" calcext:value-type="string">
            <text:p>Anabella</text:p>
          </table:table-cell>
          <table:table-cell table:formula="of:=IF(COUNTIF([.E$1:.E$1048576];[.A7]);&quot;w&quot;;&quot;m&quot;)" office:value-type="string" office:string-value="w" calcext:value-type="string">
            <text:p>w</text:p>
          </table:table-cell>
          <table:table-cell table:formula="of:=CONCATENATE(IF(COUNTIF([.H$1:.H$1048576];[.A7]);[.H$1]&amp;&quot; &quot;;&quot;&quot;);  IF(COUNTIF([.I$1:.I$1048576];[.A7]);[.I$1]&amp;&quot; &quot;;&quot;&quot;) ; IF(COUNTIF([.J$1:.J$1048576];[.A7]);[.J$1]&amp;&quot; &quot;;&quot;&quot;);  IF(COUNTIF([.K$1:.K$1048576];[.A7]);[.K$1]&amp;&quot; &quot;;&quot;&quot;)    ;  IF(COUNTIF([.L$1:.L$1048576];[.A7]);[.L$1]&amp;&quot; &quot;;&quot;&quot;);  IF(COUNTIF([.M$1:.M$1048576];[.A7]);[.M$1]&amp;&quot; &quot;;&quot;&quot;);  IF(COUNTIF([.N$1:.N$1048576];[.A7]);[.N$1]&amp;&quot; &quot;;&quot;&quot;);  IF(COUNTIF([.O$1:.O$1048576];[.A7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Amy</text:p>
          </table:table-cell>
          <table:table-cell office:value-type="string" calcext:value-type="string">
            <text:p>Alexis</text:p>
          </table:table-cell>
          <table:table-cell/>
          <table:table-cell office:value-type="string" calcext:value-type="string">
            <text:p>Caspar</text:p>
          </table:table-cell>
          <table:table-cell office:value-type="string" calcext:value-type="string">
            <text:p>Daya</text:p>
          </table:table-cell>
          <table:table-cell office:value-type="string" calcext:value-type="string">
            <text:p>Annemaria</text:p>
          </table:table-cell>
          <table:table-cell office:value-type="string" calcext:value-type="string">
            <text:p>Bent</text:p>
          </table:table-cell>
          <table:table-cell office:value-type="string" calcext:value-type="string">
            <text:p>Birte</text:p>
          </table:table-cell>
          <table:table-cell office:value-type="string" calcext:value-type="string">
            <text:p>Danika</text:p>
          </table:table-cell>
          <table:table-cell office:value-type="string" calcext:value-type="string">
            <text:p>Amadeus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table:formula="of:=IF(COUNTIF([.E$1:.E$1048576];[.A8]);&quot;w&quot;;&quot;m&quot;)" office:value-type="string" office:string-value="w" calcext:value-type="string">
            <text:p>w</text:p>
          </table:table-cell>
          <table:table-cell table:formula="of:=CONCATENATE(IF(COUNTIF([.H$1:.H$1048576];[.A8]);[.H$1]&amp;&quot; &quot;;&quot;&quot;);  IF(COUNTIF([.I$1:.I$1048576];[.A8]);[.I$1]&amp;&quot; &quot;;&quot;&quot;) ; IF(COUNTIF([.J$1:.J$1048576];[.A8]);[.J$1]&amp;&quot; &quot;;&quot;&quot;);  IF(COUNTIF([.K$1:.K$1048576];[.A8]);[.K$1]&amp;&quot; &quot;;&quot;&quot;)    ;  IF(COUNTIF([.L$1:.L$1048576];[.A8]);[.L$1]&amp;&quot; &quot;;&quot;&quot;);  IF(COUNTIF([.M$1:.M$1048576];[.A8]);[.M$1]&amp;&quot; &quot;;&quot;&quot;);  IF(COUNTIF([.N$1:.N$1048576];[.A8]);[.N$1]&amp;&quot; &quot;;&quot;&quot;);  IF(COUNTIF([.O$1:.O$1048576];[.A8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Anabella</text:p>
          </table:table-cell>
          <table:table-cell office:value-type="string" calcext:value-type="string">
            <text:p>Amadeus</text:p>
          </table:table-cell>
          <table:table-cell/>
          <table:table-cell office:value-type="string" calcext:value-type="string">
            <text:p>Daria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Anouk</text:p>
          </table:table-cell>
          <table:table-cell office:value-type="string" calcext:value-type="string">
            <text:p>Bente</text:p>
          </table:table-cell>
          <table:table-cell office:value-type="string" calcext:value-type="string">
            <text:p>Bjarne</text:p>
          </table:table-cell>
          <table:table-cell office:value-type="string" calcext:value-type="string">
            <text:p>Dilara</text:p>
          </table:table-cell>
          <table:table-cell office:value-type="string" calcext:value-type="string">
            <text:p>Anabella</text:p>
          </table:table-cell>
          <table:table-cell office:value-type="string" calcext:value-type="string">
            <text:p>Benno</text:p>
          </table:table-cell>
        </table:table-row>
        <table:table-row table:style-name="ro1">
          <table:table-cell office:value-type="string" calcext:value-type="string">
            <text:p>Anja</text:p>
          </table:table-cell>
          <table:table-cell table:formula="of:=IF(COUNTIF([.E$1:.E$1048576];[.A9]);&quot;w&quot;;&quot;m&quot;)" office:value-type="string" office:string-value="w" calcext:value-type="string">
            <text:p>w</text:p>
          </table:table-cell>
          <table:table-cell table:formula="of:=CONCATENATE(IF(COUNTIF([.H$1:.H$1048576];[.A9]);[.H$1]&amp;&quot; &quot;;&quot;&quot;);  IF(COUNTIF([.I$1:.I$1048576];[.A9]);[.I$1]&amp;&quot; &quot;;&quot;&quot;) ; IF(COUNTIF([.J$1:.J$1048576];[.A9]);[.J$1]&amp;&quot; &quot;;&quot;&quot;);  IF(COUNTIF([.K$1:.K$1048576];[.A9]);[.K$1]&amp;&quot; &quot;;&quot;&quot;)    ;  IF(COUNTIF([.L$1:.L$1048576];[.A9]);[.L$1]&amp;&quot; &quot;;&quot;&quot;);  IF(COUNTIF([.M$1:.M$1048576];[.A9]);[.M$1]&amp;&quot; &quot;;&quot;&quot;);  IF(COUNTIF([.N$1:.N$1048576];[.A9]);[.N$1]&amp;&quot; &quot;;&quot;&quot;);  IF(COUNTIF([.O$1:.O$1048576];[.A9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Andrea</text:p>
          </table:table-cell>
          <table:table-cell office:value-type="string" calcext:value-type="string">
            <text:p>Anton</text:p>
          </table:table-cell>
          <table:table-cell/>
          <table:table-cell office:value-type="string" calcext:value-type="string">
            <text:p>Darius</text:p>
          </table:table-cell>
          <table:table-cell office:value-type="string" calcext:value-type="string">
            <text:p>Fudo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Dunj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Bernd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table:formula="of:=IF(COUNTIF([.E$1:.E$1048576];[.A10]);&quot;w&quot;;&quot;m&quot;)" office:value-type="string" office:string-value="w" calcext:value-type="string">
            <text:p>w</text:p>
          </table:table-cell>
          <table:table-cell table:formula="of:=CONCATENATE(IF(COUNTIF([.H$1:.H$1048576];[.A10]);[.H$1]&amp;&quot; &quot;;&quot;&quot;);  IF(COUNTIF([.I$1:.I$1048576];[.A10]);[.I$1]&amp;&quot; &quot;;&quot;&quot;) ; IF(COUNTIF([.J$1:.J$1048576];[.A10]);[.J$1]&amp;&quot; &quot;;&quot;&quot;);  IF(COUNTIF([.K$1:.K$1048576];[.A10]);[.K$1]&amp;&quot; &quot;;&quot;&quot;)    ;  IF(COUNTIF([.L$1:.L$1048576];[.A10]);[.L$1]&amp;&quot; &quot;;&quot;&quot;);  IF(COUNTIF([.M$1:.M$1048576];[.A10]);[.M$1]&amp;&quot; &quot;;&quot;&quot;);  IF(COUNTIF([.N$1:.N$1048576];[.A10]);[.N$1]&amp;&quot; &quot;;&quot;&quot;);  IF(COUNTIF([.O$1:.O$1048576];[.A10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Anja</text:p>
          </table:table-cell>
          <table:table-cell office:value-type="string" calcext:value-type="string">
            <text:p>Arthur</text:p>
          </table:table-cell>
          <table:table-cell/>
          <table:table-cell office:value-type="string" calcext:value-type="string">
            <text:p>Esther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Belina</text:p>
          </table:table-cell>
          <table:table-cell office:value-type="string" calcext:value-type="string">
            <text:p>Carolin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Bodo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table:formula="of:=IF(COUNTIF([.E$1:.E$1048576];[.A11]);&quot;w&quot;;&quot;m&quot;)" office:value-type="string" office:string-value="w" calcext:value-type="string">
            <text:p>w</text:p>
          </table:table-cell>
          <table:table-cell table:formula="of:=CONCATENATE(IF(COUNTIF([.H$1:.H$1048576];[.A11]);[.H$1]&amp;&quot; &quot;;&quot;&quot;);  IF(COUNTIF([.I$1:.I$1048576];[.A11]);[.I$1]&amp;&quot; &quot;;&quot;&quot;) ; IF(COUNTIF([.J$1:.J$1048576];[.A11]);[.J$1]&amp;&quot; &quot;;&quot;&quot;);  IF(COUNTIF([.K$1:.K$1048576];[.A11]);[.K$1]&amp;&quot; &quot;;&quot;&quot;)    ;  IF(COUNTIF([.L$1:.L$1048576];[.A11]);[.L$1]&amp;&quot; &quot;;&quot;&quot;);  IF(COUNTIF([.M$1:.M$1048576];[.A11]);[.M$1]&amp;&quot; &quot;;&quot;&quot;);  IF(COUNTIF([.N$1:.N$1048576];[.A11]);[.N$1]&amp;&quot; &quot;;&quot;&quot;);  IF(COUNTIF([.O$1:.O$1048576];[.A11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Ann</text:p>
          </table:table-cell>
          <table:table-cell office:value-type="string" calcext:value-type="string">
            <text:p>Avan</text:p>
          </table:table-cell>
          <table:table-cell/>
          <table:table-cell office:value-type="string" calcext:value-type="string">
            <text:p>Farid</text:p>
          </table:table-cell>
          <table:table-cell office:value-type="string" calcext:value-type="string">
            <text:p>Haru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elia</text:p>
          </table:table-cell>
          <table:table-cell office:value-type="string" calcext:value-type="string">
            <text:p>Breanna</text:p>
          </table:table-cell>
          <table:table-cell office:value-type="string" calcext:value-type="string">
            <text:p>Grigori</text:p>
          </table:table-cell>
          <table:table-cell office:value-type="string" calcext:value-type="string">
            <text:p>Aurelia</text:p>
          </table:table-cell>
          <table:table-cell office:value-type="string" calcext:value-type="string">
            <text:p>Bosse</text:p>
          </table:table-cell>
        </table:table-row>
        <table:table-row table:style-name="ro1">
          <table:table-cell office:value-type="string" calcext:value-type="string">
            <text:p>Annemaria</text:p>
          </table:table-cell>
          <table:table-cell table:formula="of:=IF(COUNTIF([.E$1:.E$1048576];[.A12]);&quot;w&quot;;&quot;m&quot;)" office:value-type="string" office:string-value="w" calcext:value-type="string">
            <text:p>w</text:p>
          </table:table-cell>
          <table:table-cell table:formula="of:=CONCATENATE(IF(COUNTIF([.H$1:.H$1048576];[.A12]);[.H$1]&amp;&quot; &quot;;&quot;&quot;);  IF(COUNTIF([.I$1:.I$1048576];[.A12]);[.I$1]&amp;&quot; &quot;;&quot;&quot;) ; IF(COUNTIF([.J$1:.J$1048576];[.A12]);[.J$1]&amp;&quot; &quot;;&quot;&quot;);  IF(COUNTIF([.K$1:.K$1048576];[.A12]);[.K$1]&amp;&quot; &quot;;&quot;&quot;)    ;  IF(COUNTIF([.L$1:.L$1048576];[.A12]);[.L$1]&amp;&quot; &quot;;&quot;&quot;);  IF(COUNTIF([.M$1:.M$1048576];[.A12]);[.M$1]&amp;&quot; &quot;;&quot;&quot;);  IF(COUNTIF([.N$1:.N$1048576];[.A12]);[.N$1]&amp;&quot; &quot;;&quot;&quot;);  IF(COUNTIF([.O$1:.O$1048576];[.A12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Anna</text:p>
          </table:table-cell>
          <table:table-cell office:value-type="string" calcext:value-type="string">
            <text:p>Baris</text:p>
          </table:table-cell>
          <table:table-cell/>
          <table:table-cell office:value-type="string" calcext:value-type="string">
            <text:p>Fatima</text:p>
          </table:table-cell>
          <table:table-cell office:value-type="string" calcext:value-type="string">
            <text:p>Jennica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Chiara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Grisch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Annette</text:p>
          </table:table-cell>
          <table:table-cell table:formula="of:=IF(COUNTIF([.E$1:.E$1048576];[.A13]);&quot;w&quot;;&quot;m&quot;)" office:value-type="string" office:string-value="w" calcext:value-type="string">
            <text:p>w</text:p>
          </table:table-cell>
          <table:table-cell table:formula="of:=CONCATENATE(IF(COUNTIF([.H$1:.H$1048576];[.A13]);[.H$1]&amp;&quot; &quot;;&quot;&quot;);  IF(COUNTIF([.I$1:.I$1048576];[.A13]);[.I$1]&amp;&quot; &quot;;&quot;&quot;) ; IF(COUNTIF([.J$1:.J$1048576];[.A13]);[.J$1]&amp;&quot; &quot;;&quot;&quot;);  IF(COUNTIF([.K$1:.K$1048576];[.A13]);[.K$1]&amp;&quot; &quot;;&quot;&quot;)    ;  IF(COUNTIF([.L$1:.L$1048576];[.A13]);[.L$1]&amp;&quot; &quot;;&quot;&quot;);  IF(COUNTIF([.M$1:.M$1048576];[.A13]);[.M$1]&amp;&quot; &quot;;&quot;&quot;);  IF(COUNTIF([.N$1:.N$1048576];[.A13]);[.N$1]&amp;&quot; &quot;;&quot;&quot;);  IF(COUNTIF([.O$1:.O$1048576];[.A13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Annemaria</text:p>
          </table:table-cell>
          <table:table-cell office:value-type="string" calcext:value-type="string">
            <text:p>Basil</text:p>
          </table:table-cell>
          <table:table-cell/>
          <table:table-cell office:value-type="string" calcext:value-type="string">
            <text:p>Fida</text:p>
          </table:table-cell>
          <table:table-cell office:value-type="string" calcext:value-type="string">
            <text:p>Lenya</text:p>
          </table:table-cell>
          <table:table-cell office:value-type="string" calcext:value-type="string">
            <text:p>Betta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Carla</text:p>
          </table:table-cell>
        </table:table-row>
        <table:table-row table:style-name="ro1">
          <table:table-cell office:value-type="string" calcext:value-type="string">
            <text:p>Anouk</text:p>
          </table:table-cell>
          <table:table-cell table:formula="of:=IF(COUNTIF([.E$1:.E$1048576];[.A14]);&quot;w&quot;;&quot;m&quot;)" office:value-type="string" office:string-value="w" calcext:value-type="string">
            <text:p>w</text:p>
          </table:table-cell>
          <table:table-cell table:formula="of:=CONCATENATE(IF(COUNTIF([.H$1:.H$1048576];[.A14]);[.H$1]&amp;&quot; &quot;;&quot;&quot;);  IF(COUNTIF([.I$1:.I$1048576];[.A14]);[.I$1]&amp;&quot; &quot;;&quot;&quot;) ; IF(COUNTIF([.J$1:.J$1048576];[.A14]);[.J$1]&amp;&quot; &quot;;&quot;&quot;);  IF(COUNTIF([.K$1:.K$1048576];[.A14]);[.K$1]&amp;&quot; &quot;;&quot;&quot;)    ;  IF(COUNTIF([.L$1:.L$1048576];[.A14]);[.L$1]&amp;&quot; &quot;;&quot;&quot;);  IF(COUNTIF([.M$1:.M$1048576];[.A14]);[.M$1]&amp;&quot; &quot;;&quot;&quot;);  IF(COUNTIF([.N$1:.N$1048576];[.A14]);[.N$1]&amp;&quot; &quot;;&quot;&quot;);  IF(COUNTIF([.O$1:.O$1048576];[.A14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Annette</text:p>
          </table:table-cell>
          <table:table-cell office:value-type="string" calcext:value-type="string">
            <text:p>Bastian</text:p>
          </table:table-cell>
          <table:table-cell/>
          <table:table-cell office:value-type="string" calcext:value-type="string">
            <text:p>Firat</text:p>
          </table:table-cell>
          <table:table-cell office:value-type="string" calcext:value-type="string">
            <text:p>Liem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Christin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Bastian</text:p>
          </table:table-cell>
          <table:table-cell office:value-type="string" calcext:value-type="string">
            <text:p>Carline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formula="of:=IF(COUNTIF([.E$1:.E$1048576];[.A15]);&quot;w&quot;;&quot;m&quot;)" office:value-type="string" office:string-value="w" calcext:value-type="string">
            <text:p>w</text:p>
          </table:table-cell>
          <table:table-cell table:formula="of:=CONCATENATE(IF(COUNTIF([.H$1:.H$1048576];[.A15]);[.H$1]&amp;&quot; &quot;;&quot;&quot;);  IF(COUNTIF([.I$1:.I$1048576];[.A15]);[.I$1]&amp;&quot; &quot;;&quot;&quot;) ; IF(COUNTIF([.J$1:.J$1048576];[.A15]);[.J$1]&amp;&quot; &quot;;&quot;&quot;);  IF(COUNTIF([.K$1:.K$1048576];[.A15]);[.K$1]&amp;&quot; &quot;;&quot;&quot;)    ;  IF(COUNTIF([.L$1:.L$1048576];[.A15]);[.L$1]&amp;&quot; &quot;;&quot;&quot;);  IF(COUNTIF([.M$1:.M$1048576];[.A15]);[.M$1]&amp;&quot; &quot;;&quot;&quot;);  IF(COUNTIF([.N$1:.N$1048576];[.A15]);[.N$1]&amp;&quot; &quot;;&quot;&quot;);  IF(COUNTIF([.O$1:.O$1048576];[.A15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Anouk</text:p>
          </table:table-cell>
          <table:table-cell office:value-type="string" calcext:value-type="string">
            <text:p>Bekir</text:p>
          </table:table-cell>
          <table:table-cell/>
          <table:table-cell office:value-type="string" calcext:value-type="string">
            <text:p>Ghazi</text:p>
          </table:table-cell>
          <table:table-cell office:value-type="string" calcext:value-type="string">
            <text:p>Lien</text:p>
          </table:table-cell>
          <table:table-cell office:value-type="string" calcext:value-type="string">
            <text:p>Danial</text:p>
          </table:table-cell>
          <table:table-cell office:value-type="string" calcext:value-type="string">
            <text:p>Clarissa</text:p>
          </table:table-cell>
          <table:table-cell office:value-type="string" calcext:value-type="string">
            <text:p>Elenor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Carlo</text:p>
          </table:table-cell>
        </table:table-row>
        <table:table-row table:style-name="ro1">
          <table:table-cell office:value-type="string" calcext:value-type="string">
            <text:p>Aurelia</text:p>
          </table:table-cell>
          <table:table-cell table:formula="of:=IF(COUNTIF([.E$1:.E$1048576];[.A16]);&quot;w&quot;;&quot;m&quot;)" office:value-type="string" office:string-value="w" calcext:value-type="string">
            <text:p>w</text:p>
          </table:table-cell>
          <table:table-cell table:formula="of:=CONCATENATE(IF(COUNTIF([.H$1:.H$1048576];[.A16]);[.H$1]&amp;&quot; &quot;;&quot;&quot;);  IF(COUNTIF([.I$1:.I$1048576];[.A16]);[.I$1]&amp;&quot; &quot;;&quot;&quot;) ; IF(COUNTIF([.J$1:.J$1048576];[.A16]);[.J$1]&amp;&quot; &quot;;&quot;&quot;);  IF(COUNTIF([.K$1:.K$1048576];[.A16]);[.K$1]&amp;&quot; &quot;;&quot;&quot;)    ;  IF(COUNTIF([.L$1:.L$1048576];[.A16]);[.L$1]&amp;&quot; &quot;;&quot;&quot;);  IF(COUNTIF([.M$1:.M$1048576];[.A16]);[.M$1]&amp;&quot; &quot;;&quot;&quot;);  IF(COUNTIF([.N$1:.N$1048576];[.A16]);[.N$1]&amp;&quot; &quot;;&quot;&quot;);  IF(COUNTIF([.O$1:.O$1048576];[.A16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Asia</text:p>
          </table:table-cell>
          <table:table-cell office:value-type="string" calcext:value-type="string">
            <text:p>Ben</text:p>
          </table:table-cell>
          <table:table-cell/>
          <table:table-cell office:value-type="string" calcext:value-type="string">
            <text:p>Gizem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laudio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Beatrix</text:p>
          </table:table-cell>
          <table:table-cell office:value-type="string" calcext:value-type="string">
            <text:p>Cedric</text:p>
          </table:table-cell>
        </table:table-row>
        <table:table-row table:style-name="ro1">
          <table:table-cell office:value-type="string" calcext:value-type="string">
            <text:p>Ava</text:p>
          </table:table-cell>
          <table:table-cell table:formula="of:=IF(COUNTIF([.E$1:.E$1048576];[.A17]);&quot;w&quot;;&quot;m&quot;)" office:value-type="string" office:string-value="w" calcext:value-type="string">
            <text:p>w</text:p>
          </table:table-cell>
          <table:table-cell table:formula="of:=CONCATENATE(IF(COUNTIF([.H$1:.H$1048576];[.A17]);[.H$1]&amp;&quot; &quot;;&quot;&quot;);  IF(COUNTIF([.I$1:.I$1048576];[.A17]);[.I$1]&amp;&quot; &quot;;&quot;&quot;) ; IF(COUNTIF([.J$1:.J$1048576];[.A17]);[.J$1]&amp;&quot; &quot;;&quot;&quot;);  IF(COUNTIF([.K$1:.K$1048576];[.A17]);[.K$1]&amp;&quot; &quot;;&quot;&quot;)    ;  IF(COUNTIF([.L$1:.L$1048576];[.A17]);[.L$1]&amp;&quot; &quot;;&quot;&quot;);  IF(COUNTIF([.M$1:.M$1048576];[.A17]);[.M$1]&amp;&quot; &quot;;&quot;&quot;);  IF(COUNTIF([.N$1:.N$1048576];[.A17]);[.N$1]&amp;&quot; &quot;;&quot;&quot;);  IF(COUNTIF([.O$1:.O$1048576];[.A17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Aurelia</text:p>
          </table:table-cell>
          <table:table-cell office:value-type="string" calcext:value-type="string">
            <text:p>Benedikt</text:p>
          </table:table-cell>
          <table:table-cell/>
          <table:table-cell office:value-type="string" calcext:value-type="string">
            <text:p>Gülçin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Finja</text:p>
          </table:table-cell>
          <table:table-cell office:value-type="string" calcext:value-type="string">
            <text:p>Lenya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Chantal</text:p>
          </table:table-cell>
        </table:table-row>
        <table:table-row table:style-name="ro1">
          <table:table-cell office:value-type="string" calcext:value-type="string">
            <text:p>Babette</text:p>
          </table:table-cell>
          <table:table-cell table:formula="of:=IF(COUNTIF([.E$1:.E$1048576];[.A18]);&quot;w&quot;;&quot;m&quot;)" office:value-type="string" office:string-value="w" calcext:value-type="string">
            <text:p>w</text:p>
          </table:table-cell>
          <table:table-cell table:formula="of:=CONCATENATE(IF(COUNTIF([.H$1:.H$1048576];[.A18]);[.H$1]&amp;&quot; &quot;;&quot;&quot;);  IF(COUNTIF([.I$1:.I$1048576];[.A18]);[.I$1]&amp;&quot; &quot;;&quot;&quot;) ; IF(COUNTIF([.J$1:.J$1048576];[.A18]);[.J$1]&amp;&quot; &quot;;&quot;&quot;);  IF(COUNTIF([.K$1:.K$1048576];[.A18]);[.K$1]&amp;&quot; &quot;;&quot;&quot;)    ;  IF(COUNTIF([.L$1:.L$1048576];[.A18]);[.L$1]&amp;&quot; &quot;;&quot;&quot;);  IF(COUNTIF([.M$1:.M$1048576];[.A18]);[.M$1]&amp;&quot; &quot;;&quot;&quot;);  IF(COUNTIF([.N$1:.N$1048576];[.A18]);[.N$1]&amp;&quot; &quot;;&quot;&quot;);  IF(COUNTIF([.O$1:.O$1048576];[.A18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Ava</text:p>
          </table:table-cell>
          <table:table-cell office:value-type="string" calcext:value-type="string">
            <text:p>Benjamin</text:p>
          </table:table-cell>
          <table:table-cell/>
          <table:table-cell office:value-type="string" calcext:value-type="string">
            <text:p>Heja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oralie</text:p>
          </table:table-cell>
          <table:table-cell office:value-type="string" calcext:value-type="string">
            <text:p>Finjas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Benedikt</text:p>
          </table:table-cell>
          <table:table-cell office:value-type="string" calcext:value-type="string">
            <text:p>Charlene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table:formula="of:=IF(COUNTIF([.E$1:.E$1048576];[.A19]);&quot;w&quot;;&quot;m&quot;)" office:value-type="string" office:string-value="w" calcext:value-type="string">
            <text:p>w</text:p>
          </table:table-cell>
          <table:table-cell table:formula="of:=CONCATENATE(IF(COUNTIF([.H$1:.H$1048576];[.A19]);[.H$1]&amp;&quot; &quot;;&quot;&quot;);  IF(COUNTIF([.I$1:.I$1048576];[.A19]);[.I$1]&amp;&quot; &quot;;&quot;&quot;) ; IF(COUNTIF([.J$1:.J$1048576];[.A19]);[.J$1]&amp;&quot; &quot;;&quot;&quot;);  IF(COUNTIF([.K$1:.K$1048576];[.A19]);[.K$1]&amp;&quot; &quot;;&quot;&quot;)    ;  IF(COUNTIF([.L$1:.L$1048576];[.A19]);[.L$1]&amp;&quot; &quot;;&quot;&quot;);  IF(COUNTIF([.M$1:.M$1048576];[.A19]);[.M$1]&amp;&quot; &quot;;&quot;&quot;);  IF(COUNTIF([.N$1:.N$1048576];[.A19]);[.N$1]&amp;&quot; &quot;;&quot;&quot;);  IF(COUNTIF([.O$1:.O$1048576];[.A19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Babette</text:p>
          </table:table-cell>
          <table:table-cell office:value-type="string" calcext:value-type="string">
            <text:p>Bennet</text:p>
          </table:table-cell>
          <table:table-cell/>
          <table:table-cell office:value-type="string" calcext:value-type="string">
            <text:p>Idris</text:p>
          </table:table-cell>
          <table:table-cell office:value-type="string" calcext:value-type="string">
            <text:p>Nilay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Finley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Berenike</text:p>
          </table:table-cell>
          <table:table-cell office:value-type="string" calcext:value-type="string">
            <text:p>Charlotte</text:p>
          </table:table-cell>
        </table:table-row>
        <table:table-row table:style-name="ro1">
          <table:table-cell office:value-type="string" calcext:value-type="string">
            <text:p>Bea</text:p>
          </table:table-cell>
          <table:table-cell table:formula="of:=IF(COUNTIF([.E$1:.E$1048576];[.A20]);&quot;w&quot;;&quot;m&quot;)" office:value-type="string" office:string-value="w" calcext:value-type="string">
            <text:p>w</text:p>
          </table:table-cell>
          <table:table-cell table:formula="of:=CONCATENATE(IF(COUNTIF([.H$1:.H$1048576];[.A20]);[.H$1]&amp;&quot; &quot;;&quot;&quot;);  IF(COUNTIF([.I$1:.I$1048576];[.A20]);[.I$1]&amp;&quot; &quot;;&quot;&quot;) ; IF(COUNTIF([.J$1:.J$1048576];[.A20]);[.J$1]&amp;&quot; &quot;;&quot;&quot;);  IF(COUNTIF([.K$1:.K$1048576];[.A20]);[.K$1]&amp;&quot; &quot;;&quot;&quot;)    ;  IF(COUNTIF([.L$1:.L$1048576];[.A20]);[.L$1]&amp;&quot; &quot;;&quot;&quot;);  IF(COUNTIF([.M$1:.M$1048576];[.A20]);[.M$1]&amp;&quot; &quot;;&quot;&quot;);  IF(COUNTIF([.N$1:.N$1048576];[.A20]);[.N$1]&amp;&quot; &quot;;&quot;&quot;);  IF(COUNTIF([.O$1:.O$1048576];[.A20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Barbara</text:p>
          </table:table-cell>
          <table:table-cell office:value-type="string" calcext:value-type="string">
            <text:p>Benno</text:p>
          </table:table-cell>
          <table:table-cell/>
          <table:table-cell office:value-type="string" calcext:value-type="string">
            <text:p>Ilay</text:p>
          </table:table-cell>
          <table:table-cell office:value-type="string" calcext:value-type="string">
            <text:p>Pari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Dajana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Bianca</text:p>
          </table:table-cell>
          <table:table-cell office:value-type="string" calcext:value-type="string">
            <text:p>Ciara</text:p>
          </table:table-cell>
        </table:table-row>
        <table:table-row table:style-name="ro1">
          <table:table-cell office:value-type="string" calcext:value-type="string">
            <text:p>Beatrix</text:p>
          </table:table-cell>
          <table:table-cell table:formula="of:=IF(COUNTIF([.E$1:.E$1048576];[.A21]);&quot;w&quot;;&quot;m&quot;)" office:value-type="string" office:string-value="w" calcext:value-type="string">
            <text:p>w</text:p>
          </table:table-cell>
          <table:table-cell table:formula="of:=CONCATENATE(IF(COUNTIF([.H$1:.H$1048576];[.A21]);[.H$1]&amp;&quot; &quot;;&quot;&quot;);  IF(COUNTIF([.I$1:.I$1048576];[.A21]);[.I$1]&amp;&quot; &quot;;&quot;&quot;) ; IF(COUNTIF([.J$1:.J$1048576];[.A21]);[.J$1]&amp;&quot; &quot;;&quot;&quot;);  IF(COUNTIF([.K$1:.K$1048576];[.A21]);[.K$1]&amp;&quot; &quot;;&quot;&quot;)    ;  IF(COUNTIF([.L$1:.L$1048576];[.A21]);[.L$1]&amp;&quot; &quot;;&quot;&quot;);  IF(COUNTIF([.M$1:.M$1048576];[.A21]);[.M$1]&amp;&quot; &quot;;&quot;&quot;);  IF(COUNTIF([.N$1:.N$1048576];[.A21]);[.N$1]&amp;&quot; &quot;;&quot;&quot;);  IF(COUNTIF([.O$1:.O$1048576];[.A21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Bea</text:p>
          </table:table-cell>
          <table:table-cell office:value-type="string" calcext:value-type="string">
            <text:p>Bent</text:p>
          </table:table-cell>
          <table:table-cell/>
          <table:table-cell office:value-type="string" calcext:value-type="string">
            <text:p>Ilias</text:p>
          </table:table-cell>
          <table:table-cell office:value-type="string" calcext:value-type="string">
            <text:p>Suri</text:p>
          </table:table-cell>
          <table:table-cell office:value-type="string" calcext:value-type="string">
            <text:p>Elana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Milena</text:p>
          </table:table-cell>
          <table:table-cell office:value-type="string" calcext:value-type="string">
            <text:p>Blanka</text:p>
          </table:table-cell>
          <table:table-cell office:value-type="string" calcext:value-type="string">
            <text:p>Claas</text:p>
          </table:table-cell>
        </table:table-row>
        <table:table-row table:style-name="ro1">
          <table:table-cell office:value-type="string" calcext:value-type="string">
            <text:p>Belina</text:p>
          </table:table-cell>
          <table:table-cell table:formula="of:=IF(COUNTIF([.E$1:.E$1048576];[.A22]);&quot;w&quot;;&quot;m&quot;)" office:value-type="string" office:string-value="w" calcext:value-type="string">
            <text:p>w</text:p>
          </table:table-cell>
          <table:table-cell table:formula="of:=CONCATENATE(IF(COUNTIF([.H$1:.H$1048576];[.A22]);[.H$1]&amp;&quot; &quot;;&quot;&quot;);  IF(COUNTIF([.I$1:.I$1048576];[.A22]);[.I$1]&amp;&quot; &quot;;&quot;&quot;) ; IF(COUNTIF([.J$1:.J$1048576];[.A22]);[.J$1]&amp;&quot; &quot;;&quot;&quot;);  IF(COUNTIF([.K$1:.K$1048576];[.A22]);[.K$1]&amp;&quot; &quot;;&quot;&quot;)    ;  IF(COUNTIF([.L$1:.L$1048576];[.A22]);[.L$1]&amp;&quot; &quot;;&quot;&quot;);  IF(COUNTIF([.M$1:.M$1048576];[.A22]);[.M$1]&amp;&quot; &quot;;&quot;&quot;);  IF(COUNTIF([.N$1:.N$1048576];[.A22]);[.N$1]&amp;&quot; &quot;;&quot;&quot;);  IF(COUNTIF([.O$1:.O$1048576];[.A22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Beatrix</text:p>
          </table:table-cell>
          <table:table-cell office:value-type="string" calcext:value-type="string">
            <text:p>Bernd</text:p>
          </table:table-cell>
          <table:table-cell/>
          <table:table-cell office:value-type="string" calcext:value-type="string">
            <text:p>Inas</text:p>
          </table:table-cell>
          <table:table-cell/>
          <table:table-cell office:value-type="string" calcext:value-type="string">
            <text:p>Elias</text:p>
          </table:table-cell>
          <table:table-cell office:value-type="string" calcext:value-type="string">
            <text:p>Dante</text:p>
          </table:table-cell>
          <table:table-cell office:value-type="string" calcext:value-type="string">
            <text:p>Freya</text:p>
          </table:table-cell>
          <table:table-cell office:value-type="string" calcext:value-type="string">
            <text:p>Milos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Colin</text:p>
          </table:table-cell>
        </table:table-row>
        <table:table-row table:style-name="ro1">
          <table:table-cell office:value-type="string" calcext:value-type="string">
            <text:p>Bella</text:p>
          </table:table-cell>
          <table:table-cell table:formula="of:=IF(COUNTIF([.E$1:.E$1048576];[.A23]);&quot;w&quot;;&quot;m&quot;)" office:value-type="string" office:string-value="w" calcext:value-type="string">
            <text:p>w</text:p>
          </table:table-cell>
          <table:table-cell table:formula="of:=CONCATENATE(IF(COUNTIF([.H$1:.H$1048576];[.A23]);[.H$1]&amp;&quot; &quot;;&quot;&quot;);  IF(COUNTIF([.I$1:.I$1048576];[.A23]);[.I$1]&amp;&quot; &quot;;&quot;&quot;) ; IF(COUNTIF([.J$1:.J$1048576];[.A23]);[.J$1]&amp;&quot; &quot;;&quot;&quot;);  IF(COUNTIF([.K$1:.K$1048576];[.A23]);[.K$1]&amp;&quot; &quot;;&quot;&quot;)    ;  IF(COUNTIF([.L$1:.L$1048576];[.A23]);[.L$1]&amp;&quot; &quot;;&quot;&quot;);  IF(COUNTIF([.M$1:.M$1048576];[.A23]);[.M$1]&amp;&quot; &quot;;&quot;&quot;);  IF(COUNTIF([.N$1:.N$1048576];[.A23]);[.N$1]&amp;&quot; &quot;;&quot;&quot;);  IF(COUNTIF([.O$1:.O$1048576];[.A23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Belina</text:p>
          </table:table-cell>
          <table:table-cell office:value-type="string" calcext:value-type="string">
            <text:p>Bilal</text:p>
          </table:table-cell>
          <table:table-cell/>
          <table:table-cell office:value-type="string" calcext:value-type="string">
            <text:p>Jasmin</text:p>
          </table:table-cell>
          <table:table-cell/>
          <table:table-cell office:value-type="string" calcext:value-type="string">
            <text:p>Elisabeth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Geert</text:p>
          </table:table-cell>
          <table:table-cell office:value-type="string" calcext:value-type="string">
            <text:p>Nadine</text:p>
          </table:table-cell>
          <table:table-cell office:value-type="string" calcext:value-type="string">
            <text:p>Carina</text:p>
          </table:table-cell>
          <table:table-cell office:value-type="string" calcext:value-type="string">
            <text:p>Curly</text:p>
          </table:table-cell>
        </table:table-row>
        <table:table-row table:style-name="ro1">
          <table:table-cell office:value-type="string" calcext:value-type="string">
            <text:p>Benita</text:p>
          </table:table-cell>
          <table:table-cell table:formula="of:=IF(COUNTIF([.E$1:.E$1048576];[.A24]);&quot;w&quot;;&quot;m&quot;)" office:value-type="string" office:string-value="w" calcext:value-type="string">
            <text:p>w</text:p>
          </table:table-cell>
          <table:table-cell table:formula="of:=CONCATENATE(IF(COUNTIF([.H$1:.H$1048576];[.A24]);[.H$1]&amp;&quot; &quot;;&quot;&quot;);  IF(COUNTIF([.I$1:.I$1048576];[.A24]);[.I$1]&amp;&quot; &quot;;&quot;&quot;) ; IF(COUNTIF([.J$1:.J$1048576];[.A24]);[.J$1]&amp;&quot; &quot;;&quot;&quot;);  IF(COUNTIF([.K$1:.K$1048576];[.A24]);[.K$1]&amp;&quot; &quot;;&quot;&quot;)    ;  IF(COUNTIF([.L$1:.L$1048576];[.A24]);[.L$1]&amp;&quot; &quot;;&quot;&quot;);  IF(COUNTIF([.M$1:.M$1048576];[.A24]);[.M$1]&amp;&quot; &quot;;&quot;&quot;);  IF(COUNTIF([.N$1:.N$1048576];[.A24]);[.N$1]&amp;&quot; &quot;;&quot;&quot;);  IF(COUNTIF([.O$1:.O$1048576];[.A24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Bella</text:p>
          </table:table-cell>
          <table:table-cell office:value-type="string" calcext:value-type="string">
            <text:p>Birk</text:p>
          </table:table-cell>
          <table:table-cell/>
          <table:table-cell office:value-type="string" calcext:value-type="string">
            <text:p>Leyla</text:p>
          </table:table-cell>
          <table:table-cell/>
          <table:table-cell office:value-type="string" calcext:value-type="string">
            <text:p>Elisann</text:p>
          </table:table-cell>
          <table:table-cell office:value-type="string" calcext:value-type="string">
            <text:p>Emelie</text:p>
          </table:table-cell>
          <table:table-cell office:value-type="string" calcext:value-type="string">
            <text:p>Geertje</text:p>
          </table:table-cell>
          <table:table-cell office:value-type="string" calcext:value-type="string">
            <text:p>Natascha</text:p>
          </table:table-cell>
          <table:table-cell office:value-type="string" calcext:value-type="string">
            <text:p>Catalina</text:p>
          </table:table-cell>
          <table:table-cell office:value-type="string" calcext:value-type="string">
            <text:p>Dirk</text:p>
          </table:table-cell>
        </table:table-row>
        <table:table-row table:style-name="ro1">
          <table:table-cell office:value-type="string" calcext:value-type="string">
            <text:p>Bente</text:p>
          </table:table-cell>
          <table:table-cell table:formula="of:=IF(COUNTIF([.E$1:.E$1048576];[.A25]);&quot;w&quot;;&quot;m&quot;)" office:value-type="string" office:string-value="w" calcext:value-type="string">
            <text:p>w</text:p>
          </table:table-cell>
          <table:table-cell table:formula="of:=CONCATENATE(IF(COUNTIF([.H$1:.H$1048576];[.A25]);[.H$1]&amp;&quot; &quot;;&quot;&quot;);  IF(COUNTIF([.I$1:.I$1048576];[.A25]);[.I$1]&amp;&quot; &quot;;&quot;&quot;) ; IF(COUNTIF([.J$1:.J$1048576];[.A25]);[.J$1]&amp;&quot; &quot;;&quot;&quot;);  IF(COUNTIF([.K$1:.K$1048576];[.A25]);[.K$1]&amp;&quot; &quot;;&quot;&quot;)    ;  IF(COUNTIF([.L$1:.L$1048576];[.A25]);[.L$1]&amp;&quot; &quot;;&quot;&quot;);  IF(COUNTIF([.M$1:.M$1048576];[.A25]);[.M$1]&amp;&quot; &quot;;&quot;&quot;);  IF(COUNTIF([.N$1:.N$1048576];[.A25]);[.N$1]&amp;&quot; &quot;;&quot;&quot;);  IF(COUNTIF([.O$1:.O$1048576];[.A25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Benita</text:p>
          </table:table-cell>
          <table:table-cell office:value-type="string" calcext:value-type="string">
            <text:p>Bjarne</text:p>
          </table:table-cell>
          <table:table-cell/>
          <table:table-cell office:value-type="string" calcext:value-type="string">
            <text:p>Lina</text:p>
          </table:table-cell>
          <table:table-cell/>
          <table:table-cell office:value-type="string" calcext:value-type="string">
            <text:p>Elise</text:p>
          </table:table-cell>
          <table:table-cell office:value-type="string" calcext:value-type="string">
            <text:p>Fabienne</text:p>
          </table:table-cell>
          <table:table-cell office:value-type="string" calcext:value-type="string">
            <text:p>Gerda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Edith</text:p>
          </table:table-cell>
        </table:table-row>
        <table:table-row table:style-name="ro1">
          <table:table-cell office:value-type="string" calcext:value-type="string">
            <text:p>Berenike</text:p>
          </table:table-cell>
          <table:table-cell table:formula="of:=IF(COUNTIF([.E$1:.E$1048576];[.A26]);&quot;w&quot;;&quot;m&quot;)" office:value-type="string" office:string-value="w" calcext:value-type="string">
            <text:p>w</text:p>
          </table:table-cell>
          <table:table-cell table:formula="of:=CONCATENATE(IF(COUNTIF([.H$1:.H$1048576];[.A26]);[.H$1]&amp;&quot; &quot;;&quot;&quot;);  IF(COUNTIF([.I$1:.I$1048576];[.A26]);[.I$1]&amp;&quot; &quot;;&quot;&quot;) ; IF(COUNTIF([.J$1:.J$1048576];[.A26]);[.J$1]&amp;&quot; &quot;;&quot;&quot;);  IF(COUNTIF([.K$1:.K$1048576];[.A26]);[.K$1]&amp;&quot; &quot;;&quot;&quot;)    ;  IF(COUNTIF([.L$1:.L$1048576];[.A26]);[.L$1]&amp;&quot; &quot;;&quot;&quot;);  IF(COUNTIF([.M$1:.M$1048576];[.A26]);[.M$1]&amp;&quot; &quot;;&quot;&quot;);  IF(COUNTIF([.N$1:.N$1048576];[.A26]);[.N$1]&amp;&quot; &quot;;&quot;&quot;);  IF(COUNTIF([.O$1:.O$1048576];[.A26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Bente</text:p>
          </table:table-cell>
          <table:table-cell office:value-type="string" calcext:value-type="string">
            <text:p>Björn</text:p>
          </table:table-cell>
          <table:table-cell/>
          <table:table-cell office:value-type="string" calcext:value-type="string">
            <text:p>Malala</text:p>
          </table:table-cell>
          <table:table-cell/>
          <table:table-cell office:value-type="string" calcext:value-type="string">
            <text:p>Emanuel</text:p>
          </table:table-cell>
          <table:table-cell office:value-type="string" calcext:value-type="string">
            <text:p>Fabiola</text:p>
          </table:table-cell>
          <table:table-cell office:value-type="string" calcext:value-type="string">
            <text:p>Gesa</text:p>
          </table:table-cell>
          <table:table-cell office:value-type="string" calcext:value-type="string">
            <text:p>Oan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Eduard</text:p>
          </table:table-cell>
        </table:table-row>
        <table:table-row table:style-name="ro1">
          <table:table-cell office:value-type="string" calcext:value-type="string">
            <text:p>Berit</text:p>
          </table:table-cell>
          <table:table-cell table:formula="of:=IF(COUNTIF([.E$1:.E$1048576];[.A27]);&quot;w&quot;;&quot;m&quot;)" office:value-type="string" office:string-value="w" calcext:value-type="string">
            <text:p>w</text:p>
          </table:table-cell>
          <table:table-cell table:formula="of:=CONCATENATE(IF(COUNTIF([.H$1:.H$1048576];[.A27]);[.H$1]&amp;&quot; &quot;;&quot;&quot;);  IF(COUNTIF([.I$1:.I$1048576];[.A27]);[.I$1]&amp;&quot; &quot;;&quot;&quot;) ; IF(COUNTIF([.J$1:.J$1048576];[.A27]);[.J$1]&amp;&quot; &quot;;&quot;&quot;);  IF(COUNTIF([.K$1:.K$1048576];[.A27]);[.K$1]&amp;&quot; &quot;;&quot;&quot;)    ;  IF(COUNTIF([.L$1:.L$1048576];[.A27]);[.L$1]&amp;&quot; &quot;;&quot;&quot;);  IF(COUNTIF([.M$1:.M$1048576];[.A27]);[.M$1]&amp;&quot; &quot;;&quot;&quot;);  IF(COUNTIF([.N$1:.N$1048576];[.A27]);[.N$1]&amp;&quot; &quot;;&quot;&quot;);  IF(COUNTIF([.O$1:.O$1048576];[.A27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Berenike</text:p>
          </table:table-cell>
          <table:table-cell office:value-type="string" calcext:value-type="string">
            <text:p>Bodo</text:p>
          </table:table-cell>
          <table:table-cell/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Emanuela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Oksana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ike</text:p>
          </table:table-cell>
        </table:table-row>
        <table:table-row table:style-name="ro1">
          <table:table-cell office:value-type="string" calcext:value-type="string">
            <text:p>Betta</text:p>
          </table:table-cell>
          <table:table-cell table:formula="of:=IF(COUNTIF([.E$1:.E$1048576];[.A28]);&quot;w&quot;;&quot;m&quot;)" office:value-type="string" office:string-value="w" calcext:value-type="string">
            <text:p>w</text:p>
          </table:table-cell>
          <table:table-cell table:formula="of:=CONCATENATE(IF(COUNTIF([.H$1:.H$1048576];[.A28]);[.H$1]&amp;&quot; &quot;;&quot;&quot;);  IF(COUNTIF([.I$1:.I$1048576];[.A28]);[.I$1]&amp;&quot; &quot;;&quot;&quot;) ; IF(COUNTIF([.J$1:.J$1048576];[.A28]);[.J$1]&amp;&quot; &quot;;&quot;&quot;);  IF(COUNTIF([.K$1:.K$1048576];[.A28]);[.K$1]&amp;&quot; &quot;;&quot;&quot;)    ;  IF(COUNTIF([.L$1:.L$1048576];[.A28]);[.L$1]&amp;&quot; &quot;;&quot;&quot;);  IF(COUNTIF([.M$1:.M$1048576];[.A28]);[.M$1]&amp;&quot; &quot;;&quot;&quot;);  IF(COUNTIF([.N$1:.N$1048576];[.A28]);[.N$1]&amp;&quot; &quot;;&quot;&quot;);  IF(COUNTIF([.O$1:.O$1048576];[.A28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Berit</text:p>
          </table:table-cell>
          <table:table-cell office:value-type="string" calcext:value-type="string">
            <text:p>Boris</text:p>
          </table:table-cell>
          <table:table-cell/>
          <table:table-cell office:value-type="string" calcext:value-type="string">
            <text:p>Omid</text:p>
          </table:table-cell>
          <table:table-cell/>
          <table:table-cell office:value-type="string" calcext:value-type="string">
            <text:p>Eva</text:p>
          </table:table-cell>
          <table:table-cell office:value-type="string" calcext:value-type="string">
            <text:p>Fidelia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Oleg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Eliot</text:p>
          </table:table-cell>
        </table:table-row>
        <table:table-row table:style-name="ro1">
          <table:table-cell office:value-type="string" calcext:value-type="string">
            <text:p>Bettina</text:p>
          </table:table-cell>
          <table:table-cell table:formula="of:=IF(COUNTIF([.E$1:.E$1048576];[.A29]);&quot;w&quot;;&quot;m&quot;)" office:value-type="string" office:string-value="w" calcext:value-type="string">
            <text:p>w</text:p>
          </table:table-cell>
          <table:table-cell table:formula="of:=CONCATENATE(IF(COUNTIF([.H$1:.H$1048576];[.A29]);[.H$1]&amp;&quot; &quot;;&quot;&quot;);  IF(COUNTIF([.I$1:.I$1048576];[.A29]);[.I$1]&amp;&quot; &quot;;&quot;&quot;) ; IF(COUNTIF([.J$1:.J$1048576];[.A29]);[.J$1]&amp;&quot; &quot;;&quot;&quot;);  IF(COUNTIF([.K$1:.K$1048576];[.A29]);[.K$1]&amp;&quot; &quot;;&quot;&quot;)    ;  IF(COUNTIF([.L$1:.L$1048576];[.A29]);[.L$1]&amp;&quot; &quot;;&quot;&quot;);  IF(COUNTIF([.M$1:.M$1048576];[.A29]);[.M$1]&amp;&quot; &quot;;&quot;&quot;);  IF(COUNTIF([.N$1:.N$1048576];[.A29]);[.N$1]&amp;&quot; &quot;;&quot;&quot;);  IF(COUNTIF([.O$1:.O$1048576];[.A29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Betta</text:p>
          </table:table-cell>
          <table:table-cell office:value-type="string" calcext:value-type="string">
            <text:p>Bosse</text:p>
          </table:table-cell>
          <table:table-cell/>
          <table:table-cell office:value-type="string" calcext:value-type="string">
            <text:p>Onur</text:p>
          </table:table-cell>
          <table:table-cell/>
          <table:table-cell office:value-type="string" calcext:value-type="string">
            <text:p>Gabriel</text:p>
          </table:table-cell>
          <table:table-cell office:value-type="string" calcext:value-type="string">
            <text:p>Florens</text:p>
          </table:table-cell>
          <table:table-cell office:value-type="string" calcext:value-type="string">
            <text:p>Greetje</text:p>
          </table:table-cell>
          <table:table-cell office:value-type="string" calcext:value-type="string">
            <text:p>Olek</text:p>
          </table:table-cell>
          <table:table-cell office:value-type="string" calcext:value-type="string">
            <text:p>Christoph</text:p>
          </table:table-cell>
          <table:table-cell office:value-type="string" calcext:value-type="string">
            <text:p>Emma</text:p>
          </table:table-cell>
        </table:table-row>
        <table:table-row table:style-name="ro1">
          <table:table-cell office:value-type="string" calcext:value-type="string">
            <text:p>Bianca</text:p>
          </table:table-cell>
          <table:table-cell table:formula="of:=IF(COUNTIF([.E$1:.E$1048576];[.A30]);&quot;w&quot;;&quot;m&quot;)" office:value-type="string" office:string-value="w" calcext:value-type="string">
            <text:p>w</text:p>
          </table:table-cell>
          <table:table-cell table:formula="of:=CONCATENATE(IF(COUNTIF([.H$1:.H$1048576];[.A30]);[.H$1]&amp;&quot; &quot;;&quot;&quot;);  IF(COUNTIF([.I$1:.I$1048576];[.A30]);[.I$1]&amp;&quot; &quot;;&quot;&quot;) ; IF(COUNTIF([.J$1:.J$1048576];[.A30]);[.J$1]&amp;&quot; &quot;;&quot;&quot;);  IF(COUNTIF([.K$1:.K$1048576];[.A30]);[.K$1]&amp;&quot; &quot;;&quot;&quot;)    ;  IF(COUNTIF([.L$1:.L$1048576];[.A30]);[.L$1]&amp;&quot; &quot;;&quot;&quot;);  IF(COUNTIF([.M$1:.M$1048576];[.A30]);[.M$1]&amp;&quot; &quot;;&quot;&quot;);  IF(COUNTIF([.N$1:.N$1048576];[.A30]);[.N$1]&amp;&quot; &quot;;&quot;&quot;);  IF(COUNTIF([.O$1:.O$1048576];[.A30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Bettina</text:p>
          </table:table-cell>
          <table:table-cell office:value-type="string" calcext:value-type="string">
            <text:p>Bruno</text:p>
          </table:table-cell>
          <table:table-cell/>
          <table:table-cell office:value-type="string" calcext:value-type="string">
            <text:p>Polan</text:p>
          </table:table-cell>
          <table:table-cell/>
          <table:table-cell office:value-type="string" calcext:value-type="string">
            <text:p>Gia</text:p>
          </table:table-cell>
          <table:table-cell office:value-type="string" calcext:value-type="string">
            <text:p>Florentine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Enja</text:p>
          </table:table-cell>
        </table:table-row>
        <table:table-row table:style-name="ro1">
          <table:table-cell office:value-type="string" calcext:value-type="string">
            <text:p>Birgit</text:p>
          </table:table-cell>
          <table:table-cell table:formula="of:=IF(COUNTIF([.E$1:.E$1048576];[.A31]);&quot;w&quot;;&quot;m&quot;)" office:value-type="string" office:string-value="w" calcext:value-type="string">
            <text:p>w</text:p>
          </table:table-cell>
          <table:table-cell table:formula="of:=CONCATENATE(IF(COUNTIF([.H$1:.H$1048576];[.A31]);[.H$1]&amp;&quot; &quot;;&quot;&quot;);  IF(COUNTIF([.I$1:.I$1048576];[.A31]);[.I$1]&amp;&quot; &quot;;&quot;&quot;) ; IF(COUNTIF([.J$1:.J$1048576];[.A31]);[.J$1]&amp;&quot; &quot;;&quot;&quot;);  IF(COUNTIF([.K$1:.K$1048576];[.A31]);[.K$1]&amp;&quot; &quot;;&quot;&quot;)    ;  IF(COUNTIF([.L$1:.L$1048576];[.A31]);[.L$1]&amp;&quot; &quot;;&quot;&quot;);  IF(COUNTIF([.M$1:.M$1048576];[.A31]);[.M$1]&amp;&quot; &quot;;&quot;&quot;);  IF(COUNTIF([.N$1:.N$1048576];[.A31]);[.N$1]&amp;&quot; &quot;;&quot;&quot;);  IF(COUNTIF([.O$1:.O$1048576];[.A31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Bianca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Yamina</text:p>
          </table:table-cell>
          <table:table-cell/>
          <table:table-cell office:value-type="string" calcext:value-type="string">
            <text:p>Gideon</text:p>
          </table:table-cell>
          <table:table-cell office:value-type="string" calcext:value-type="string">
            <text:p>Florin</text:p>
          </table:table-cell>
          <table:table-cell office:value-type="string" calcext:value-type="string">
            <text:p>Gudrun</text:p>
          </table:table-cell>
          <table:table-cell office:value-type="string" calcext:value-type="string">
            <text:p>Olia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Falk</text:p>
          </table:table-cell>
        </table:table-row>
        <table:table-row table:style-name="ro1">
          <table:table-cell office:value-type="string" calcext:value-type="string">
            <text:p>Birte</text:p>
          </table:table-cell>
          <table:table-cell table:formula="of:=IF(COUNTIF([.E$1:.E$1048576];[.A32]);&quot;w&quot;;&quot;m&quot;)" office:value-type="string" office:string-value="w" calcext:value-type="string">
            <text:p>w</text:p>
          </table:table-cell>
          <table:table-cell table:formula="of:=CONCATENATE(IF(COUNTIF([.H$1:.H$1048576];[.A32]);[.H$1]&amp;&quot; &quot;;&quot;&quot;);  IF(COUNTIF([.I$1:.I$1048576];[.A32]);[.I$1]&amp;&quot; &quot;;&quot;&quot;) ; IF(COUNTIF([.J$1:.J$1048576];[.A32]);[.J$1]&amp;&quot; &quot;;&quot;&quot;);  IF(COUNTIF([.K$1:.K$1048576];[.A32]);[.K$1]&amp;&quot; &quot;;&quot;&quot;)    ;  IF(COUNTIF([.L$1:.L$1048576];[.A32]);[.L$1]&amp;&quot; &quot;;&quot;&quot;);  IF(COUNTIF([.M$1:.M$1048576];[.A32]);[.M$1]&amp;&quot; &quot;;&quot;&quot;);  IF(COUNTIF([.N$1:.N$1048576];[.A32]);[.N$1]&amp;&quot; &quot;;&quot;&quot;);  IF(COUNTIF([.O$1:.O$1048576];[.A32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Birgit</text:p>
          </table:table-cell>
          <table:table-cell office:value-type="string" calcext:value-type="string">
            <text:p>Béla</text:p>
          </table:table-cell>
          <table:table-cell/>
          <table:table-cell office:value-type="string" calcext:value-type="string">
            <text:p>Zahra</text:p>
          </table:table-cell>
          <table:table-cell/>
          <table:table-cell office:value-type="string" calcext:value-type="string">
            <text:p>Giuseppa</text:p>
          </table:table-cell>
          <table:table-cell office:value-type="string" calcext:value-type="string">
            <text:p>Florine</text:p>
          </table:table-cell>
          <table:table-cell office:value-type="string" calcext:value-type="string">
            <text:p>Gustav</text:p>
          </table:table-cell>
          <table:table-cell office:value-type="string" calcext:value-type="string">
            <text:p>Orin</text:p>
          </table:table-cell>
          <table:table-cell office:value-type="string" calcext:value-type="string">
            <text:p>Cleo</text:p>
          </table:table-cell>
          <table:table-cell office:value-type="string" calcext:value-type="string">
            <text:p>Fenja</text:p>
          </table:table-cell>
        </table:table-row>
        <table:table-row table:style-name="ro1">
          <table:table-cell office:value-type="string" calcext:value-type="string">
            <text:p>Blanka</text:p>
          </table:table-cell>
          <table:table-cell table:formula="of:=IF(COUNTIF([.E$1:.E$1048576];[.A33]);&quot;w&quot;;&quot;m&quot;)" office:value-type="string" office:string-value="w" calcext:value-type="string">
            <text:p>w</text:p>
          </table:table-cell>
          <table:table-cell table:formula="of:=CONCATENATE(IF(COUNTIF([.H$1:.H$1048576];[.A33]);[.H$1]&amp;&quot; &quot;;&quot;&quot;);  IF(COUNTIF([.I$1:.I$1048576];[.A33]);[.I$1]&amp;&quot; &quot;;&quot;&quot;) ; IF(COUNTIF([.J$1:.J$1048576];[.A33]);[.J$1]&amp;&quot; &quot;;&quot;&quot;);  IF(COUNTIF([.K$1:.K$1048576];[.A33]);[.K$1]&amp;&quot; &quot;;&quot;&quot;)    ;  IF(COUNTIF([.L$1:.L$1048576];[.A33]);[.L$1]&amp;&quot; &quot;;&quot;&quot;);  IF(COUNTIF([.M$1:.M$1048576];[.A33]);[.M$1]&amp;&quot; &quot;;&quot;&quot;);  IF(COUNTIF([.N$1:.N$1048576];[.A33]);[.N$1]&amp;&quot; &quot;;&quot;&quot;);  IF(COUNTIF([.O$1:.O$1048576];[.A33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Birte</text:p>
          </table:table-cell>
          <table:table-cell office:value-type="string" calcext:value-type="string">
            <text:p>Caesar</text:p>
          </table:table-cell>
          <table:table-cell/>
          <table:table-cell office:value-type="string" calcext:value-type="string">
            <text:p>Zarah</text:p>
          </table:table-cell>
          <table:table-cell/>
          <table:table-cell office:value-type="string" calcext:value-type="string">
            <text:p>Hanna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Hedda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Ferdinand</text:p>
          </table:table-cell>
        </table:table-row>
        <table:table-row table:style-name="ro1">
          <table:table-cell office:value-type="string" calcext:value-type="string">
            <text:p>Bonnie</text:p>
          </table:table-cell>
          <table:table-cell table:formula="of:=IF(COUNTIF([.E$1:.E$1048576];[.A34]);&quot;w&quot;;&quot;m&quot;)" office:value-type="string" office:string-value="w" calcext:value-type="string">
            <text:p>w</text:p>
          </table:table-cell>
          <table:table-cell table:formula="of:=CONCATENATE(IF(COUNTIF([.H$1:.H$1048576];[.A34]);[.H$1]&amp;&quot; &quot;;&quot;&quot;);  IF(COUNTIF([.I$1:.I$1048576];[.A34]);[.I$1]&amp;&quot; &quot;;&quot;&quot;) ; IF(COUNTIF([.J$1:.J$1048576];[.A34]);[.J$1]&amp;&quot; &quot;;&quot;&quot;);  IF(COUNTIF([.K$1:.K$1048576];[.A34]);[.K$1]&amp;&quot; &quot;;&quot;&quot;)    ;  IF(COUNTIF([.L$1:.L$1048576];[.A34]);[.L$1]&amp;&quot; &quot;;&quot;&quot;);  IF(COUNTIF([.M$1:.M$1048576];[.A34]);[.M$1]&amp;&quot; &quot;;&quot;&quot;);  IF(COUNTIF([.N$1:.N$1048576];[.A34]);[.N$1]&amp;&quot; &quot;;&quot;&quot;);  IF(COUNTIF([.O$1:.O$1048576];[.A34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Blanka</text:p>
          </table:table-cell>
          <table:table-cell office:value-type="string" calcext:value-type="string">
            <text:p>Carlo</text:p>
          </table:table-cell>
          <table:table-cell/>
          <table:table-cell office:value-type="string" calcext:value-type="string">
            <text:p>Zarif</text:p>
          </table:table-cell>
          <table:table-cell/>
          <table:table-cell office:value-type="string" calcext:value-type="string">
            <text:p>Hannes</text:p>
          </table:table-cell>
          <table:table-cell office:value-type="string" calcext:value-type="string">
            <text:p>Giulia</text:p>
          </table:table-cell>
          <table:table-cell office:value-type="string" calcext:value-type="string">
            <text:p>Helga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Corinna</text:p>
          </table:table-cell>
          <table:table-cell office:value-type="string" calcext:value-type="string">
            <text:p>Findus</text:p>
          </table:table-cell>
        </table:table-row>
        <table:table-row table:style-name="ro1">
          <table:table-cell office:value-type="string" calcext:value-type="string">
            <text:p>Breanna</text:p>
          </table:table-cell>
          <table:table-cell table:formula="of:=IF(COUNTIF([.E$1:.E$1048576];[.A35]);&quot;w&quot;;&quot;m&quot;)" office:value-type="string" office:string-value="w" calcext:value-type="string">
            <text:p>w</text:p>
          </table:table-cell>
          <table:table-cell table:formula="of:=CONCATENATE(IF(COUNTIF([.H$1:.H$1048576];[.A35]);[.H$1]&amp;&quot; &quot;;&quot;&quot;);  IF(COUNTIF([.I$1:.I$1048576];[.A35]);[.I$1]&amp;&quot; &quot;;&quot;&quot;) ; IF(COUNTIF([.J$1:.J$1048576];[.A35]);[.J$1]&amp;&quot; &quot;;&quot;&quot;);  IF(COUNTIF([.K$1:.K$1048576];[.A35]);[.K$1]&amp;&quot; &quot;;&quot;&quot;)    ;  IF(COUNTIF([.L$1:.L$1048576];[.A35]);[.L$1]&amp;&quot; &quot;;&quot;&quot;);  IF(COUNTIF([.M$1:.M$1048576];[.A35]);[.M$1]&amp;&quot; &quot;;&quot;&quot;);  IF(COUNTIF([.N$1:.N$1048576];[.A35]);[.N$1]&amp;&quot; &quot;;&quot;&quot;);  IF(COUNTIF([.O$1:.O$1048576];[.A35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Bonnie</text:p>
          </table:table-cell>
          <table:table-cell office:value-type="string" calcext:value-type="string">
            <text:p>Caspar</text:p>
          </table:table-cell>
          <table:table-cell/>
          <table:table-cell office:value-type="string" calcext:value-type="string">
            <text:p>Zohra</text:p>
          </table:table-cell>
          <table:table-cell/>
          <table:table-cell office:value-type="string" calcext:value-type="string">
            <text:p>Hanno</text:p>
          </table:table-cell>
          <table:table-cell office:value-type="string" calcext:value-type="string">
            <text:p>Gracia</text:p>
          </table:table-cell>
          <table:table-cell office:value-type="string" calcext:value-type="string">
            <text:p>Henna</text:p>
          </table:table-cell>
          <table:table-cell office:value-type="string" calcext:value-type="string">
            <text:p>Zora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Fiona</text:p>
          </table:table-cell>
        </table:table-row>
        <table:table-row table:style-name="ro1">
          <table:table-cell office:value-type="string" calcext:value-type="string">
            <text:p>Brigitte</text:p>
          </table:table-cell>
          <table:table-cell table:formula="of:=IF(COUNTIF([.E$1:.E$1048576];[.A36]);&quot;w&quot;;&quot;m&quot;)" office:value-type="string" office:string-value="w" calcext:value-type="string">
            <text:p>w</text:p>
          </table:table-cell>
          <table:table-cell table:formula="of:=CONCATENATE(IF(COUNTIF([.H$1:.H$1048576];[.A36]);[.H$1]&amp;&quot; &quot;;&quot;&quot;);  IF(COUNTIF([.I$1:.I$1048576];[.A36]);[.I$1]&amp;&quot; &quot;;&quot;&quot;) ; IF(COUNTIF([.J$1:.J$1048576];[.A36]);[.J$1]&amp;&quot; &quot;;&quot;&quot;);  IF(COUNTIF([.K$1:.K$1048576];[.A36]);[.K$1]&amp;&quot; &quot;;&quot;&quot;)    ;  IF(COUNTIF([.L$1:.L$1048576];[.A36]);[.L$1]&amp;&quot; &quot;;&quot;&quot;);  IF(COUNTIF([.M$1:.M$1048576];[.A36]);[.M$1]&amp;&quot; &quot;;&quot;&quot;);  IF(COUNTIF([.N$1:.N$1048576];[.A36]);[.N$1]&amp;&quot; &quot;;&quot;&quot;);  IF(COUNTIF([.O$1:.O$1048576];[.A36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Breanna</text:p>
          </table:table-cell>
          <table:table-cell office:value-type="string" calcext:value-type="string">
            <text:p>Cedric</text:p>
          </table:table-cell>
          <table:table-cell table:number-columns-repeated="3"/>
          <table:table-cell office:value-type="string" calcext:value-type="string">
            <text:p>Hans</text:p>
          </table:table-cell>
          <table:table-cell office:value-type="string" calcext:value-type="string">
            <text:p>Laurin</text:p>
          </table:table-cell>
          <table:table-cell office:value-type="string" calcext:value-type="string">
            <text:p>Heta</text:p>
          </table:table-cell>
          <table:table-cell/>
          <table:table-cell office:value-type="string" calcext:value-type="string">
            <text:p>Cosima</text:p>
          </table:table-cell>
          <table:table-cell office:value-type="string" calcext:value-type="string">
            <text:p>Frank</text:p>
          </table:table-cell>
        </table:table-row>
        <table:table-row table:style-name="ro1">
          <table:table-cell office:value-type="string" calcext:value-type="string">
            <text:p>Caitlyn</text:p>
          </table:table-cell>
          <table:table-cell table:formula="of:=IF(COUNTIF([.E$1:.E$1048576];[.A37]);&quot;w&quot;;&quot;m&quot;)" office:value-type="string" office:string-value="w" calcext:value-type="string">
            <text:p>w</text:p>
          </table:table-cell>
          <table:table-cell table:formula="of:=CONCATENATE(IF(COUNTIF([.H$1:.H$1048576];[.A37]);[.H$1]&amp;&quot; &quot;;&quot;&quot;);  IF(COUNTIF([.I$1:.I$1048576];[.A37]);[.I$1]&amp;&quot; &quot;;&quot;&quot;) ; IF(COUNTIF([.J$1:.J$1048576];[.A37]);[.J$1]&amp;&quot; &quot;;&quot;&quot;);  IF(COUNTIF([.K$1:.K$1048576];[.A37]);[.K$1]&amp;&quot; &quot;;&quot;&quot;)    ;  IF(COUNTIF([.L$1:.L$1048576];[.A37]);[.L$1]&amp;&quot; &quot;;&quot;&quot;);  IF(COUNTIF([.M$1:.M$1048576];[.A37]);[.M$1]&amp;&quot; &quot;;&quot;&quot;);  IF(COUNTIF([.N$1:.N$1048576];[.A37]);[.N$1]&amp;&quot; &quot;;&quot;&quot;);  IF(COUNTIF([.O$1:.O$1048576];[.A37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Brigitte</text:p>
          </table:table-cell>
          <table:table-cell office:value-type="string" calcext:value-type="string">
            <text:p>Chris</text:p>
          </table:table-cell>
          <table:table-cell table:number-columns-repeated="3"/>
          <table:table-cell office:value-type="string" calcext:value-type="string">
            <text:p>Ike</text:p>
          </table:table-cell>
          <table:table-cell office:value-type="string" calcext:value-type="string">
            <text:p>Lilliana</text:p>
          </table:table-cell>
          <table:table-cell office:value-type="string" calcext:value-type="string">
            <text:p>Holger</text:p>
          </table:table-cell>
          <table:table-cell/>
          <table:table-cell office:value-type="string" calcext:value-type="string">
            <text:p>Cressida</text:p>
          </table:table-cell>
          <table:table-cell office:value-type="string" calcext:value-type="string">
            <text:p>Franka</text:p>
          </table:table-cell>
        </table:table-row>
        <table:table-row table:style-name="ro1">
          <table:table-cell office:value-type="string" calcext:value-type="string">
            <text:p>Carina</text:p>
          </table:table-cell>
          <table:table-cell table:formula="of:=IF(COUNTIF([.E$1:.E$1048576];[.A38]);&quot;w&quot;;&quot;m&quot;)" office:value-type="string" office:string-value="w" calcext:value-type="string">
            <text:p>w</text:p>
          </table:table-cell>
          <table:table-cell table:formula="of:=CONCATENATE(IF(COUNTIF([.H$1:.H$1048576];[.A38]);[.H$1]&amp;&quot; &quot;;&quot;&quot;);  IF(COUNTIF([.I$1:.I$1048576];[.A38]);[.I$1]&amp;&quot; &quot;;&quot;&quot;) ; IF(COUNTIF([.J$1:.J$1048576];[.A38]);[.J$1]&amp;&quot; &quot;;&quot;&quot;);  IF(COUNTIF([.K$1:.K$1048576];[.A38]);[.K$1]&amp;&quot; &quot;;&quot;&quot;)    ;  IF(COUNTIF([.L$1:.L$1048576];[.A38]);[.L$1]&amp;&quot; &quot;;&quot;&quot;);  IF(COUNTIF([.M$1:.M$1048576];[.A38]);[.M$1]&amp;&quot; &quot;;&quot;&quot;);  IF(COUNTIF([.N$1:.N$1048576];[.A38]);[.N$1]&amp;&quot; &quot;;&quot;&quot;);  IF(COUNTIF([.O$1:.O$1048576];[.A38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Caitlyn</text:p>
          </table:table-cell>
          <table:table-cell office:value-type="string" calcext:value-type="string">
            <text:p>Christian</text:p>
          </table:table-cell>
          <table:table-cell table:number-columns-repeated="3"/>
          <table:table-cell office:value-type="string" calcext:value-type="string">
            <text:p>Ilse</text:p>
          </table:table-cell>
          <table:table-cell office:value-type="string" calcext:value-type="string">
            <text:p>Loreen</text:p>
          </table:table-cell>
          <table:table-cell office:value-type="string" calcext:value-type="string">
            <text:p>Ilvy</text:p>
          </table:table-cell>
          <table:table-cell/>
          <table:table-cell office:value-type="string" calcext:value-type="string">
            <text:p>Damian</text:p>
          </table:table-cell>
          <table:table-cell office:value-type="string" calcext:value-type="string">
            <text:p>Frauke</text:p>
          </table:table-cell>
        </table:table-row>
        <table:table-row table:style-name="ro1">
          <table:table-cell office:value-type="string" calcext:value-type="string">
            <text:p>Carla</text:p>
          </table:table-cell>
          <table:table-cell table:formula="of:=IF(COUNTIF([.E$1:.E$1048576];[.A39]);&quot;w&quot;;&quot;m&quot;)" office:value-type="string" office:string-value="w" calcext:value-type="string">
            <text:p>w</text:p>
          </table:table-cell>
          <table:table-cell table:formula="of:=CONCATENATE(IF(COUNTIF([.H$1:.H$1048576];[.A39]);[.H$1]&amp;&quot; &quot;;&quot;&quot;);  IF(COUNTIF([.I$1:.I$1048576];[.A39]);[.I$1]&amp;&quot; &quot;;&quot;&quot;) ; IF(COUNTIF([.J$1:.J$1048576];[.A39]);[.J$1]&amp;&quot; &quot;;&quot;&quot;);  IF(COUNTIF([.K$1:.K$1048576];[.A39]);[.K$1]&amp;&quot; &quot;;&quot;&quot;)    ;  IF(COUNTIF([.L$1:.L$1048576];[.A39]);[.L$1]&amp;&quot; &quot;;&quot;&quot;);  IF(COUNTIF([.M$1:.M$1048576];[.A39]);[.M$1]&amp;&quot; &quot;;&quot;&quot;);  IF(COUNTIF([.N$1:.N$1048576];[.A39]);[.N$1]&amp;&quot; &quot;;&quot;&quot;);  IF(COUNTIF([.O$1:.O$1048576];[.A39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Carina</text:p>
          </table:table-cell>
          <table:table-cell office:value-type="string" calcext:value-type="string">
            <text:p>Christoph</text:p>
          </table:table-cell>
          <table:table-cell table:number-columns-repeated="3"/>
          <table:table-cell office:value-type="string" calcext:value-type="string">
            <text:p>Immanuel</text:p>
          </table:table-cell>
          <table:table-cell office:value-type="string" calcext:value-type="string">
            <text:p>Lucien</text:p>
          </table:table-cell>
          <table:table-cell office:value-type="string" calcext:value-type="string">
            <text:p>Inga</text:p>
          </table:table-cell>
          <table:table-cell/>
          <table:table-cell office:value-type="string" calcext:value-type="string">
            <text:p>Daphne</text:p>
          </table:table-cell>
          <table:table-cell office:value-type="string" calcext:value-type="string">
            <text:p>Frederike</text:p>
          </table:table-cell>
        </table:table-row>
        <table:table-row table:style-name="ro1">
          <table:table-cell office:value-type="string" calcext:value-type="string">
            <text:p>Carline</text:p>
          </table:table-cell>
          <table:table-cell table:formula="of:=IF(COUNTIF([.E$1:.E$1048576];[.A40]);&quot;w&quot;;&quot;m&quot;)" office:value-type="string" office:string-value="w" calcext:value-type="string">
            <text:p>w</text:p>
          </table:table-cell>
          <table:table-cell table:formula="of:=CONCATENATE(IF(COUNTIF([.H$1:.H$1048576];[.A40]);[.H$1]&amp;&quot; &quot;;&quot;&quot;);  IF(COUNTIF([.I$1:.I$1048576];[.A40]);[.I$1]&amp;&quot; &quot;;&quot;&quot;) ; IF(COUNTIF([.J$1:.J$1048576];[.A40]);[.J$1]&amp;&quot; &quot;;&quot;&quot;);  IF(COUNTIF([.K$1:.K$1048576];[.A40]);[.K$1]&amp;&quot; &quot;;&quot;&quot;)    ;  IF(COUNTIF([.L$1:.L$1048576];[.A40]);[.L$1]&amp;&quot; &quot;;&quot;&quot;);  IF(COUNTIF([.M$1:.M$1048576];[.A40]);[.M$1]&amp;&quot; &quot;;&quot;&quot;);  IF(COUNTIF([.N$1:.N$1048576];[.A40]);[.N$1]&amp;&quot; &quot;;&quot;&quot;);  IF(COUNTIF([.O$1:.O$1048576];[.A40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Carla</text:p>
          </table:table-cell>
          <table:table-cell office:value-type="string" calcext:value-type="string">
            <text:p>Claas</text:p>
          </table:table-cell>
          <table:table-cell table:number-columns-repeated="3"/>
          <table:table-cell office:value-type="string" calcext:value-type="string">
            <text:p>Isaak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Ingmar</text:p>
          </table:table-cell>
          <table:table-cell/>
          <table:table-cell office:value-type="string" calcext:value-type="string">
            <text:p>Denis</text:p>
          </table:table-cell>
          <table:table-cell office:value-type="string" calcext:value-type="string">
            <text:p>Fridolin</text:p>
          </table:table-cell>
        </table:table-row>
        <table:table-row table:style-name="ro1">
          <table:table-cell office:value-type="string" calcext:value-type="string">
            <text:p>Carolin</text:p>
          </table:table-cell>
          <table:table-cell table:formula="of:=IF(COUNTIF([.E$1:.E$1048576];[.A41]);&quot;w&quot;;&quot;m&quot;)" office:value-type="string" office:string-value="w" calcext:value-type="string">
            <text:p>w</text:p>
          </table:table-cell>
          <table:table-cell table:formula="of:=CONCATENATE(IF(COUNTIF([.H$1:.H$1048576];[.A41]);[.H$1]&amp;&quot; &quot;;&quot;&quot;);  IF(COUNTIF([.I$1:.I$1048576];[.A41]);[.I$1]&amp;&quot; &quot;;&quot;&quot;) ; IF(COUNTIF([.J$1:.J$1048576];[.A41]);[.J$1]&amp;&quot; &quot;;&quot;&quot;);  IF(COUNTIF([.K$1:.K$1048576];[.A41]);[.K$1]&amp;&quot; &quot;;&quot;&quot;)    ;  IF(COUNTIF([.L$1:.L$1048576];[.A41]);[.L$1]&amp;&quot; &quot;;&quot;&quot;);  IF(COUNTIF([.M$1:.M$1048576];[.A41]);[.M$1]&amp;&quot; &quot;;&quot;&quot;);  IF(COUNTIF([.N$1:.N$1048576];[.A41]);[.N$1]&amp;&quot; &quot;;&quot;&quot;);  IF(COUNTIF([.O$1:.O$1048576];[.A41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Carline</text:p>
          </table:table-cell>
          <table:table-cell office:value-type="string" calcext:value-type="string">
            <text:p>Claudio</text:p>
          </table:table-cell>
          <table:table-cell table:number-columns-repeated="3"/>
          <table:table-cell office:value-type="string" calcext:value-type="string">
            <text:p>Isabell</text:p>
          </table:table-cell>
          <table:table-cell office:value-type="string" calcext:value-type="string">
            <text:p>Magnus</text:p>
          </table:table-cell>
          <table:table-cell office:value-type="string" calcext:value-type="string">
            <text:p>Inka</text:p>
          </table:table-cell>
          <table:table-cell/>
          <table:table-cell office:value-type="string" calcext:value-type="string">
            <text:p>Diana</text:p>
          </table:table-cell>
          <table:table-cell office:value-type="string" calcext:value-type="string">
            <text:p>Frieda</text:p>
          </table:table-cell>
        </table:table-row>
        <table:table-row table:style-name="ro1">
          <table:table-cell office:value-type="string" calcext:value-type="string">
            <text:p>Catalina</text:p>
          </table:table-cell>
          <table:table-cell table:formula="of:=IF(COUNTIF([.E$1:.E$1048576];[.A42]);&quot;w&quot;;&quot;m&quot;)" office:value-type="string" office:string-value="w" calcext:value-type="string">
            <text:p>w</text:p>
          </table:table-cell>
          <table:table-cell table:formula="of:=CONCATENATE(IF(COUNTIF([.H$1:.H$1048576];[.A42]);[.H$1]&amp;&quot; &quot;;&quot;&quot;);  IF(COUNTIF([.I$1:.I$1048576];[.A42]);[.I$1]&amp;&quot; &quot;;&quot;&quot;) ; IF(COUNTIF([.J$1:.J$1048576];[.A42]);[.J$1]&amp;&quot; &quot;;&quot;&quot;);  IF(COUNTIF([.K$1:.K$1048576];[.A42]);[.K$1]&amp;&quot; &quot;;&quot;&quot;)    ;  IF(COUNTIF([.L$1:.L$1048576];[.A42]);[.L$1]&amp;&quot; &quot;;&quot;&quot;);  IF(COUNTIF([.M$1:.M$1048576];[.A42]);[.M$1]&amp;&quot; &quot;;&quot;&quot;);  IF(COUNTIF([.N$1:.N$1048576];[.A42]);[.N$1]&amp;&quot; &quot;;&quot;&quot;);  IF(COUNTIF([.O$1:.O$1048576];[.A42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Carolin</text:p>
          </table:table-cell>
          <table:table-cell office:value-type="string" calcext:value-type="string">
            <text:p>Claudius</text:p>
          </table:table-cell>
          <table:table-cell table:number-columns-repeated="3"/>
          <table:table-cell office:value-type="string" calcext:value-type="string">
            <text:p>Isaiah</text:p>
          </table:table-cell>
          <table:table-cell office:value-type="string" calcext:value-type="string">
            <text:p>Mandy</text:p>
          </table:table-cell>
          <table:table-cell office:value-type="string" calcext:value-type="string">
            <text:p>Lars</text:p>
          </table:table-cell>
          <table:table-cell/>
          <table:table-cell office:value-type="string" calcext:value-type="string">
            <text:p>Dominik</text:p>
          </table:table-cell>
          <table:table-cell office:value-type="string" calcext:value-type="string">
            <text:p>Fritz</text:p>
          </table:table-cell>
        </table:table-row>
        <table:table-row table:style-name="ro1">
          <table:table-cell office:value-type="string" calcext:value-type="string">
            <text:p>Cecilia</text:p>
          </table:table-cell>
          <table:table-cell table:formula="of:=IF(COUNTIF([.E$1:.E$1048576];[.A43]);&quot;w&quot;;&quot;m&quot;)" office:value-type="string" office:string-value="w" calcext:value-type="string">
            <text:p>w</text:p>
          </table:table-cell>
          <table:table-cell table:formula="of:=CONCATENATE(IF(COUNTIF([.H$1:.H$1048576];[.A43]);[.H$1]&amp;&quot; &quot;;&quot;&quot;);  IF(COUNTIF([.I$1:.I$1048576];[.A43]);[.I$1]&amp;&quot; &quot;;&quot;&quot;) ; IF(COUNTIF([.J$1:.J$1048576];[.A43]);[.J$1]&amp;&quot; &quot;;&quot;&quot;);  IF(COUNTIF([.K$1:.K$1048576];[.A43]);[.K$1]&amp;&quot; &quot;;&quot;&quot;)    ;  IF(COUNTIF([.L$1:.L$1048576];[.A43]);[.L$1]&amp;&quot; &quot;;&quot;&quot;);  IF(COUNTIF([.M$1:.M$1048576];[.A43]);[.M$1]&amp;&quot; &quot;;&quot;&quot;);  IF(COUNTIF([.N$1:.N$1048576];[.A43]);[.N$1]&amp;&quot; &quot;;&quot;&quot;);  IF(COUNTIF([.O$1:.O$1048576];[.A43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Catalina</text:p>
          </table:table-cell>
          <table:table-cell office:value-type="string" calcext:value-type="string">
            <text:p>Clemens</text:p>
          </table:table-cell>
          <table:table-cell table:number-columns-repeated="3"/>
          <table:table-cell office:value-type="string" calcext:value-type="string">
            <text:p>Ismael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Leif</text:p>
          </table:table-cell>
          <table:table-cell/>
          <table:table-cell office:value-type="string" calcext:value-type="string">
            <text:p>Dorothea</text:p>
          </table:table-cell>
          <table:table-cell office:value-type="string" calcext:value-type="string">
            <text:p>Frédéric</text:p>
          </table:table-cell>
        </table:table-row>
        <table:table-row table:style-name="ro1">
          <table:table-cell office:value-type="string" calcext:value-type="string">
            <text:p>Celia</text:p>
          </table:table-cell>
          <table:table-cell table:formula="of:=IF(COUNTIF([.E$1:.E$1048576];[.A44]);&quot;w&quot;;&quot;m&quot;)" office:value-type="string" office:string-value="w" calcext:value-type="string">
            <text:p>w</text:p>
          </table:table-cell>
          <table:table-cell table:formula="of:=CONCATENATE(IF(COUNTIF([.H$1:.H$1048576];[.A44]);[.H$1]&amp;&quot; &quot;;&quot;&quot;);  IF(COUNTIF([.I$1:.I$1048576];[.A44]);[.I$1]&amp;&quot; &quot;;&quot;&quot;) ; IF(COUNTIF([.J$1:.J$1048576];[.A44]);[.J$1]&amp;&quot; &quot;;&quot;&quot;);  IF(COUNTIF([.K$1:.K$1048576];[.A44]);[.K$1]&amp;&quot; &quot;;&quot;&quot;)    ;  IF(COUNTIF([.L$1:.L$1048576];[.A44]);[.L$1]&amp;&quot; &quot;;&quot;&quot;);  IF(COUNTIF([.M$1:.M$1048576];[.A44]);[.M$1]&amp;&quot; &quot;;&quot;&quot;);  IF(COUNTIF([.N$1:.N$1048576];[.A44]);[.N$1]&amp;&quot; &quot;;&quot;&quot;);  IF(COUNTIF([.O$1:.O$1048576];[.A44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Cecilia</text:p>
          </table:table-cell>
          <table:table-cell office:value-type="string" calcext:value-type="string">
            <text:p>Colin</text:p>
          </table:table-cell>
          <table:table-cell table:number-columns-repeated="3"/>
          <table:table-cell office:value-type="string" calcext:value-type="string">
            <text:p>Ivan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Magnus</text:p>
          </table:table-cell>
          <table:table-cell/>
          <table:table-cell office:value-type="string" calcext:value-type="string">
            <text:p>Elena</text:p>
          </table:table-cell>
          <table:table-cell office:value-type="string" calcext:value-type="string">
            <text:p>Geert</text:p>
          </table:table-cell>
        </table:table-row>
        <table:table-row table:style-name="ro1">
          <table:table-cell office:value-type="string" calcext:value-type="string">
            <text:p>Celina</text:p>
          </table:table-cell>
          <table:table-cell table:formula="of:=IF(COUNTIF([.E$1:.E$1048576];[.A45]);&quot;w&quot;;&quot;m&quot;)" office:value-type="string" office:string-value="w" calcext:value-type="string">
            <text:p>w</text:p>
          </table:table-cell>
          <table:table-cell table:formula="of:=CONCATENATE(IF(COUNTIF([.H$1:.H$1048576];[.A45]);[.H$1]&amp;&quot; &quot;;&quot;&quot;);  IF(COUNTIF([.I$1:.I$1048576];[.A45]);[.I$1]&amp;&quot; &quot;;&quot;&quot;) ; IF(COUNTIF([.J$1:.J$1048576];[.A45]);[.J$1]&amp;&quot; &quot;;&quot;&quot;);  IF(COUNTIF([.K$1:.K$1048576];[.A45]);[.K$1]&amp;&quot; &quot;;&quot;&quot;)    ;  IF(COUNTIF([.L$1:.L$1048576];[.A45]);[.L$1]&amp;&quot; &quot;;&quot;&quot;);  IF(COUNTIF([.M$1:.M$1048576];[.A45]);[.M$1]&amp;&quot; &quot;;&quot;&quot;);  IF(COUNTIF([.N$1:.N$1048576];[.A45]);[.N$1]&amp;&quot; &quot;;&quot;&quot;);  IF(COUNTIF([.O$1:.O$1048576];[.A45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Celia</text:p>
          </table:table-cell>
          <table:table-cell office:value-type="string" calcext:value-type="string">
            <text:p>Cornelius</text:p>
          </table:table-cell>
          <table:table-cell table:number-columns-repeated="3"/>
          <table:table-cell office:value-type="string" calcext:value-type="string">
            <text:p>Ivan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lin</text:p>
          </table:table-cell>
          <table:table-cell/>
          <table:table-cell office:value-type="string" calcext:value-type="string">
            <text:p>Emil</text:p>
          </table:table-cell>
          <table:table-cell office:value-type="string" calcext:value-type="string">
            <text:p>Geertje</text:p>
          </table:table-cell>
        </table:table-row>
        <table:table-row table:style-name="ro1">
          <table:table-cell office:value-type="string" calcext:value-type="string">
            <text:p>Chantal</text:p>
          </table:table-cell>
          <table:table-cell table:formula="of:=IF(COUNTIF([.E$1:.E$1048576];[.A46]);&quot;w&quot;;&quot;m&quot;)" office:value-type="string" office:string-value="w" calcext:value-type="string">
            <text:p>w</text:p>
          </table:table-cell>
          <table:table-cell table:formula="of:=CONCATENATE(IF(COUNTIF([.H$1:.H$1048576];[.A46]);[.H$1]&amp;&quot; &quot;;&quot;&quot;);  IF(COUNTIF([.I$1:.I$1048576];[.A46]);[.I$1]&amp;&quot; &quot;;&quot;&quot;) ; IF(COUNTIF([.J$1:.J$1048576];[.A46]);[.J$1]&amp;&quot; &quot;;&quot;&quot;);  IF(COUNTIF([.K$1:.K$1048576];[.A46]);[.K$1]&amp;&quot; &quot;;&quot;&quot;)    ;  IF(COUNTIF([.L$1:.L$1048576];[.A46]);[.L$1]&amp;&quot; &quot;;&quot;&quot;);  IF(COUNTIF([.M$1:.M$1048576];[.A46]);[.M$1]&amp;&quot; &quot;;&quot;&quot;);  IF(COUNTIF([.N$1:.N$1048576];[.A46]);[.N$1]&amp;&quot; &quot;;&quot;&quot;);  IF(COUNTIF([.O$1:.O$1048576];[.A46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Celina</text:p>
          </table:table-cell>
          <table:table-cell office:value-type="string" calcext:value-type="string">
            <text:p>Cristiano</text:p>
          </table:table-cell>
          <table:table-cell table:number-columns-repeated="3"/>
          <table:table-cell office:value-type="string" calcext:value-type="string">
            <text:p>Jakob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Mara</text:p>
          </table:table-cell>
          <table:table-cell/>
          <table:table-cell office:value-type="string" calcext:value-type="string">
            <text:p>Emilia</text:p>
          </table:table-cell>
          <table:table-cell office:value-type="string" calcext:value-type="string">
            <text:p>Geneviève</text:p>
          </table:table-cell>
        </table:table-row>
        <table:table-row table:style-name="ro1">
          <table:table-cell office:value-type="string" calcext:value-type="string">
            <text:p>Charlene</text:p>
          </table:table-cell>
          <table:table-cell table:formula="of:=IF(COUNTIF([.E$1:.E$1048576];[.A47]);&quot;w&quot;;&quot;m&quot;)" office:value-type="string" office:string-value="w" calcext:value-type="string">
            <text:p>w</text:p>
          </table:table-cell>
          <table:table-cell table:formula="of:=CONCATENATE(IF(COUNTIF([.H$1:.H$1048576];[.A47]);[.H$1]&amp;&quot; &quot;;&quot;&quot;);  IF(COUNTIF([.I$1:.I$1048576];[.A47]);[.I$1]&amp;&quot; &quot;;&quot;&quot;) ; IF(COUNTIF([.J$1:.J$1048576];[.A47]);[.J$1]&amp;&quot; &quot;;&quot;&quot;);  IF(COUNTIF([.K$1:.K$1048576];[.A47]);[.K$1]&amp;&quot; &quot;;&quot;&quot;)    ;  IF(COUNTIF([.L$1:.L$1048576];[.A47]);[.L$1]&amp;&quot; &quot;;&quot;&quot;);  IF(COUNTIF([.M$1:.M$1048576];[.A47]);[.M$1]&amp;&quot; &quot;;&quot;&quot;);  IF(COUNTIF([.N$1:.N$1048576];[.A47]);[.N$1]&amp;&quot; &quot;;&quot;&quot;);  IF(COUNTIF([.O$1:.O$1048576];[.A47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Chantal</text:p>
          </table:table-cell>
          <table:table-cell office:value-type="string" calcext:value-type="string">
            <text:p>Damian</text:p>
          </table:table-cell>
          <table:table-cell table:number-columns-repeated="3"/>
          <table:table-cell office:value-type="string" calcext:value-type="string">
            <text:p>Jennica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Maren</text:p>
          </table:table-cell>
          <table:table-cell/>
          <table:table-cell office:value-type="string" calcext:value-type="string">
            <text:p>Enzo</text:p>
          </table:table-cell>
          <table:table-cell office:value-type="string" calcext:value-type="string">
            <text:p>Geoffrey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table:formula="of:=IF(COUNTIF([.E$1:.E$1048576];[.A48]);&quot;w&quot;;&quot;m&quot;)" office:value-type="string" office:string-value="w" calcext:value-type="string">
            <text:p>w</text:p>
          </table:table-cell>
          <table:table-cell table:formula="of:=CONCATENATE(IF(COUNTIF([.H$1:.H$1048576];[.A48]);[.H$1]&amp;&quot; &quot;;&quot;&quot;);  IF(COUNTIF([.I$1:.I$1048576];[.A48]);[.I$1]&amp;&quot; &quot;;&quot;&quot;) ; IF(COUNTIF([.J$1:.J$1048576];[.A48]);[.J$1]&amp;&quot; &quot;;&quot;&quot;);  IF(COUNTIF([.K$1:.K$1048576];[.A48]);[.K$1]&amp;&quot; &quot;;&quot;&quot;)    ;  IF(COUNTIF([.L$1:.L$1048576];[.A48]);[.L$1]&amp;&quot; &quot;;&quot;&quot;);  IF(COUNTIF([.M$1:.M$1048576];[.A48]);[.M$1]&amp;&quot; &quot;;&quot;&quot;);  IF(COUNTIF([.N$1:.N$1048576];[.A48]);[.N$1]&amp;&quot; &quot;;&quot;&quot;);  IF(COUNTIF([.O$1:.O$1048576];[.A48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Charlene</text:p>
          </table:table-cell>
          <table:table-cell office:value-type="string" calcext:value-type="string">
            <text:p>Danial</text:p>
          </table:table-cell>
          <table:table-cell table:number-columns-repeated="3"/>
          <table:table-cell office:value-type="string" calcext:value-type="string">
            <text:p>Johanna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Margit</text:p>
          </table:table-cell>
          <table:table-cell/>
          <table:table-cell office:value-type="string" calcext:value-type="string">
            <text:p>Fabian</text:p>
          </table:table-cell>
          <table:table-cell office:value-type="string" calcext:value-type="string">
            <text:p>George</text:p>
          </table:table-cell>
        </table:table-row>
        <table:table-row table:style-name="ro1">
          <table:table-cell office:value-type="string" calcext:value-type="string">
            <text:p>Chiara</text:p>
          </table:table-cell>
          <table:table-cell table:formula="of:=IF(COUNTIF([.E$1:.E$1048576];[.A49]);&quot;w&quot;;&quot;m&quot;)" office:value-type="string" office:string-value="w" calcext:value-type="string">
            <text:p>w</text:p>
          </table:table-cell>
          <table:table-cell table:formula="of:=CONCATENATE(IF(COUNTIF([.H$1:.H$1048576];[.A49]);[.H$1]&amp;&quot; &quot;;&quot;&quot;);  IF(COUNTIF([.I$1:.I$1048576];[.A49]);[.I$1]&amp;&quot; &quot;;&quot;&quot;) ; IF(COUNTIF([.J$1:.J$1048576];[.A49]);[.J$1]&amp;&quot; &quot;;&quot;&quot;);  IF(COUNTIF([.K$1:.K$1048576];[.A49]);[.K$1]&amp;&quot; &quot;;&quot;&quot;)    ;  IF(COUNTIF([.L$1:.L$1048576];[.A49]);[.L$1]&amp;&quot; &quot;;&quot;&quot;);  IF(COUNTIF([.M$1:.M$1048576];[.A49]);[.M$1]&amp;&quot; &quot;;&quot;&quot;);  IF(COUNTIF([.N$1:.N$1048576];[.A49]);[.N$1]&amp;&quot; &quot;;&quot;&quot;);  IF(COUNTIF([.O$1:.O$1048576];[.A49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Charlotte</text:p>
          </table:table-cell>
          <table:table-cell office:value-type="string" calcext:value-type="string">
            <text:p>Daniel</text:p>
          </table:table-cell>
          <table:table-cell table:number-columns-repeated="3"/>
          <table:table-cell office:value-type="string" calcext:value-type="string">
            <text:p>Johannes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Marit</text:p>
          </table:table-cell>
          <table:table-cell/>
          <table:table-cell office:value-type="string" calcext:value-type="string">
            <text:p>Fabio</text:p>
          </table:table-cell>
          <table:table-cell office:value-type="string" calcext:value-type="string">
            <text:p>Gerald</text:p>
          </table:table-cell>
        </table:table-row>
        <table:table-row table:style-name="ro1">
          <table:table-cell office:value-type="string" calcext:value-type="string">
            <text:p>Christin</text:p>
          </table:table-cell>
          <table:table-cell table:formula="of:=IF(COUNTIF([.E$1:.E$1048576];[.A50]);&quot;w&quot;;&quot;m&quot;)" office:value-type="string" office:string-value="w" calcext:value-type="string">
            <text:p>w</text:p>
          </table:table-cell>
          <table:table-cell table:formula="of:=CONCATENATE(IF(COUNTIF([.H$1:.H$1048576];[.A50]);[.H$1]&amp;&quot; &quot;;&quot;&quot;);  IF(COUNTIF([.I$1:.I$1048576];[.A50]);[.I$1]&amp;&quot; &quot;;&quot;&quot;) ; IF(COUNTIF([.J$1:.J$1048576];[.A50]);[.J$1]&amp;&quot; &quot;;&quot;&quot;);  IF(COUNTIF([.K$1:.K$1048576];[.A50]);[.K$1]&amp;&quot; &quot;;&quot;&quot;)    ;  IF(COUNTIF([.L$1:.L$1048576];[.A50]);[.L$1]&amp;&quot; &quot;;&quot;&quot;);  IF(COUNTIF([.M$1:.M$1048576];[.A50]);[.M$1]&amp;&quot; &quot;;&quot;&quot;);  IF(COUNTIF([.N$1:.N$1048576];[.A50]);[.N$1]&amp;&quot; &quot;;&quot;&quot;);  IF(COUNTIF([.O$1:.O$1048576];[.A50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Chiara</text:p>
          </table:table-cell>
          <table:table-cell office:value-type="string" calcext:value-type="string">
            <text:p>Dante</text:p>
          </table:table-cell>
          <table:table-cell table:number-columns-repeated="3"/>
          <table:table-cell office:value-type="string" calcext:value-type="string">
            <text:p>Jonas</text:p>
          </table:table-cell>
          <table:table-cell office:value-type="string" calcext:value-type="string">
            <text:p>Marlon</text:p>
          </table:table-cell>
          <table:table-cell office:value-type="string" calcext:value-type="string">
            <text:p>Marten</text:p>
          </table:table-cell>
          <table:table-cell/>
          <table:table-cell office:value-type="string" calcext:value-type="string">
            <text:p>Fanny</text:p>
          </table:table-cell>
          <table:table-cell office:value-type="string" calcext:value-type="string">
            <text:p>Gerd</text:p>
          </table:table-cell>
        </table:table-row>
        <table:table-row table:style-name="ro1">
          <table:table-cell office:value-type="string" calcext:value-type="string">
            <text:p>Christina</text:p>
          </table:table-cell>
          <table:table-cell table:formula="of:=IF(COUNTIF([.E$1:.E$1048576];[.A51]);&quot;w&quot;;&quot;m&quot;)" office:value-type="string" office:string-value="w" calcext:value-type="string">
            <text:p>w</text:p>
          </table:table-cell>
          <table:table-cell table:formula="of:=CONCATENATE(IF(COUNTIF([.H$1:.H$1048576];[.A51]);[.H$1]&amp;&quot; &quot;;&quot;&quot;);  IF(COUNTIF([.I$1:.I$1048576];[.A51]);[.I$1]&amp;&quot; &quot;;&quot;&quot;) ; IF(COUNTIF([.J$1:.J$1048576];[.A51]);[.J$1]&amp;&quot; &quot;;&quot;&quot;);  IF(COUNTIF([.K$1:.K$1048576];[.A51]);[.K$1]&amp;&quot; &quot;;&quot;&quot;)    ;  IF(COUNTIF([.L$1:.L$1048576];[.A51]);[.L$1]&amp;&quot; &quot;;&quot;&quot;);  IF(COUNTIF([.M$1:.M$1048576];[.A51]);[.M$1]&amp;&quot; &quot;;&quot;&quot;);  IF(COUNTIF([.N$1:.N$1048576];[.A51]);[.N$1]&amp;&quot; &quot;;&quot;&quot;);  IF(COUNTIF([.O$1:.O$1048576];[.A51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Christin</text:p>
          </table:table-cell>
          <table:table-cell office:value-type="string" calcext:value-type="string">
            <text:p>Darius</text:p>
          </table:table-cell>
          <table:table-cell table:number-columns-repeated="3"/>
          <table:table-cell office:value-type="string" calcext:value-type="string">
            <text:p>Jonathan</text:p>
          </table:table-cell>
          <table:table-cell office:value-type="string" calcext:value-type="string">
            <text:p>Marten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Felia</text:p>
          </table:table-cell>
          <table:table-cell office:value-type="string" calcext:value-type="string">
            <text:p>Gerhard</text:p>
          </table:table-cell>
        </table:table-row>
        <table:table-row table:style-name="ro1">
          <table:table-cell office:value-type="string" calcext:value-type="string">
            <text:p>Ciara</text:p>
          </table:table-cell>
          <table:table-cell table:formula="of:=IF(COUNTIF([.E$1:.E$1048576];[.A52]);&quot;w&quot;;&quot;m&quot;)" office:value-type="string" office:string-value="w" calcext:value-type="string">
            <text:p>w</text:p>
          </table:table-cell>
          <table:table-cell table:formula="of:=CONCATENATE(IF(COUNTIF([.H$1:.H$1048576];[.A52]);[.H$1]&amp;&quot; &quot;;&quot;&quot;);  IF(COUNTIF([.I$1:.I$1048576];[.A52]);[.I$1]&amp;&quot; &quot;;&quot;&quot;) ; IF(COUNTIF([.J$1:.J$1048576];[.A52]);[.J$1]&amp;&quot; &quot;;&quot;&quot;);  IF(COUNTIF([.K$1:.K$1048576];[.A52]);[.K$1]&amp;&quot; &quot;;&quot;&quot;)    ;  IF(COUNTIF([.L$1:.L$1048576];[.A52]);[.L$1]&amp;&quot; &quot;;&quot;&quot;);  IF(COUNTIF([.M$1:.M$1048576];[.A52]);[.M$1]&amp;&quot; &quot;;&quot;&quot;);  IF(COUNTIF([.N$1:.N$1048576];[.A52]);[.N$1]&amp;&quot; &quot;;&quot;&quot;);  IF(COUNTIF([.O$1:.O$1048576];[.A52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Christina</text:p>
          </table:table-cell>
          <table:table-cell office:value-type="string" calcext:value-type="string">
            <text:p>David</text:p>
          </table:table-cell>
          <table:table-cell table:number-columns-repeated="3"/>
          <table:table-cell office:value-type="string" calcext:value-type="string">
            <text:p>Josef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Mette</text:p>
          </table:table-cell>
          <table:table-cell/>
          <table:table-cell office:value-type="string" calcext:value-type="string">
            <text:p>Felicitas</text:p>
          </table:table-cell>
          <table:table-cell office:value-type="string" calcext:value-type="string">
            <text:p>Gerit</text:p>
          </table:table-cell>
        </table:table-row>
        <table:table-row table:style-name="ro1">
          <table:table-cell office:value-type="string" calcext:value-type="string">
            <text:p>Clara</text:p>
          </table:table-cell>
          <table:table-cell table:formula="of:=IF(COUNTIF([.E$1:.E$1048576];[.A53]);&quot;w&quot;;&quot;m&quot;)" office:value-type="string" office:string-value="w" calcext:value-type="string">
            <text:p>w</text:p>
          </table:table-cell>
          <table:table-cell table:formula="of:=CONCATENATE(IF(COUNTIF([.H$1:.H$1048576];[.A53]);[.H$1]&amp;&quot; &quot;;&quot;&quot;);  IF(COUNTIF([.I$1:.I$1048576];[.A53]);[.I$1]&amp;&quot; &quot;;&quot;&quot;) ; IF(COUNTIF([.J$1:.J$1048576];[.A53]);[.J$1]&amp;&quot; &quot;;&quot;&quot;);  IF(COUNTIF([.K$1:.K$1048576];[.A53]);[.K$1]&amp;&quot; &quot;;&quot;&quot;)    ;  IF(COUNTIF([.L$1:.L$1048576];[.A53]);[.L$1]&amp;&quot; &quot;;&quot;&quot;);  IF(COUNTIF([.M$1:.M$1048576];[.A53]);[.M$1]&amp;&quot; &quot;;&quot;&quot;);  IF(COUNTIF([.N$1:.N$1048576];[.A53]);[.N$1]&amp;&quot; &quot;;&quot;&quot;);  IF(COUNTIF([.O$1:.O$1048576];[.A53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Ciara</text:p>
          </table:table-cell>
          <table:table-cell office:value-type="string" calcext:value-type="string">
            <text:p>Denis</text:p>
          </table:table-cell>
          <table:table-cell table:number-columns-repeated="3"/>
          <table:table-cell office:value-type="string" calcext:value-type="string">
            <text:p>Josephine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Mika</text:p>
          </table:table-cell>
          <table:table-cell/>
          <table:table-cell office:value-type="string" calcext:value-type="string">
            <text:p>Felipa</text:p>
          </table:table-cell>
          <table:table-cell office:value-type="string" calcext:value-type="string">
            <text:p>Gesa</text:p>
          </table:table-cell>
        </table:table-row>
        <table:table-row table:style-name="ro1">
          <table:table-cell office:value-type="string" calcext:value-type="string">
            <text:p>Clarissa</text:p>
          </table:table-cell>
          <table:table-cell table:formula="of:=IF(COUNTIF([.E$1:.E$1048576];[.A54]);&quot;w&quot;;&quot;m&quot;)" office:value-type="string" office:string-value="w" calcext:value-type="string">
            <text:p>w</text:p>
          </table:table-cell>
          <table:table-cell table:formula="of:=CONCATENATE(IF(COUNTIF([.H$1:.H$1048576];[.A54]);[.H$1]&amp;&quot; &quot;;&quot;&quot;);  IF(COUNTIF([.I$1:.I$1048576];[.A54]);[.I$1]&amp;&quot; &quot;;&quot;&quot;) ; IF(COUNTIF([.J$1:.J$1048576];[.A54]);[.J$1]&amp;&quot; &quot;;&quot;&quot;);  IF(COUNTIF([.K$1:.K$1048576];[.A54]);[.K$1]&amp;&quot; &quot;;&quot;&quot;)    ;  IF(COUNTIF([.L$1:.L$1048576];[.A54]);[.L$1]&amp;&quot; &quot;;&quot;&quot;);  IF(COUNTIF([.M$1:.M$1048576];[.A54]);[.M$1]&amp;&quot; &quot;;&quot;&quot;);  IF(COUNTIF([.N$1:.N$1048576];[.A54]);[.N$1]&amp;&quot; &quot;;&quot;&quot;);  IF(COUNTIF([.O$1:.O$1048576];[.A54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Clara</text:p>
          </table:table-cell>
          <table:table-cell office:value-type="string" calcext:value-type="string">
            <text:p>Dirk</text:p>
          </table:table-cell>
          <table:table-cell table:number-columns-repeated="3"/>
          <table:table-cell office:value-type="string" calcext:value-type="string">
            <text:p>Lea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uriel</text:p>
          </table:table-cell>
          <table:table-cell/>
          <table:table-cell office:value-type="string" calcext:value-type="string">
            <text:p>Felix</text:p>
          </table:table-cell>
          <table:table-cell office:value-type="string" calcext:value-type="string">
            <text:p>Gido</text:p>
          </table:table-cell>
        </table:table-row>
        <table:table-row table:style-name="ro1">
          <table:table-cell office:value-type="string" calcext:value-type="string">
            <text:p>Cleo</text:p>
          </table:table-cell>
          <table:table-cell table:formula="of:=IF(COUNTIF([.E$1:.E$1048576];[.A55]);&quot;w&quot;;&quot;m&quot;)" office:value-type="string" office:string-value="w" calcext:value-type="string">
            <text:p>w</text:p>
          </table:table-cell>
          <table:table-cell table:formula="of:=CONCATENATE(IF(COUNTIF([.H$1:.H$1048576];[.A55]);[.H$1]&amp;&quot; &quot;;&quot;&quot;);  IF(COUNTIF([.I$1:.I$1048576];[.A55]);[.I$1]&amp;&quot; &quot;;&quot;&quot;) ; IF(COUNTIF([.J$1:.J$1048576];[.A55]);[.J$1]&amp;&quot; &quot;;&quot;&quot;);  IF(COUNTIF([.K$1:.K$1048576];[.A55]);[.K$1]&amp;&quot; &quot;;&quot;&quot;)    ;  IF(COUNTIF([.L$1:.L$1048576];[.A55]);[.L$1]&amp;&quot; &quot;;&quot;&quot;);  IF(COUNTIF([.M$1:.M$1048576];[.A55]);[.M$1]&amp;&quot; &quot;;&quot;&quot;);  IF(COUNTIF([.N$1:.N$1048576];[.A55]);[.N$1]&amp;&quot; &quot;;&quot;&quot;);  IF(COUNTIF([.O$1:.O$1048576];[.A55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Clarissa</text:p>
          </table:table-cell>
          <table:table-cell office:value-type="string" calcext:value-type="string">
            <text:p>Dominik</text:p>
          </table:table-cell>
          <table:table-cell table:number-columns-repeated="3"/>
          <table:table-cell office:value-type="string" calcext:value-type="string">
            <text:p>Lena</text:p>
          </table:table-cell>
          <table:table-cell office:value-type="string" calcext:value-type="string">
            <text:p>Maxi</text:p>
          </table:table-cell>
          <table:table-cell office:value-type="string" calcext:value-type="string">
            <text:p>Oda</text:p>
          </table:table-cell>
          <table:table-cell/>
          <table:table-cell office:value-type="string" calcext:value-type="string">
            <text:p>Florian</text:p>
          </table:table-cell>
          <table:table-cell office:value-type="string" calcext:value-type="string">
            <text:p>Gina</text:p>
          </table:table-cell>
        </table:table-row>
        <table:table-row table:style-name="ro1">
          <table:table-cell office:value-type="string" calcext:value-type="string">
            <text:p>Coralie</text:p>
          </table:table-cell>
          <table:table-cell table:formula="of:=IF(COUNTIF([.E$1:.E$1048576];[.A56]);&quot;w&quot;;&quot;m&quot;)" office:value-type="string" office:string-value="w" calcext:value-type="string">
            <text:p>w</text:p>
          </table:table-cell>
          <table:table-cell table:formula="of:=CONCATENATE(IF(COUNTIF([.H$1:.H$1048576];[.A56]);[.H$1]&amp;&quot; &quot;;&quot;&quot;);  IF(COUNTIF([.I$1:.I$1048576];[.A56]);[.I$1]&amp;&quot; &quot;;&quot;&quot;) ; IF(COUNTIF([.J$1:.J$1048576];[.A56]);[.J$1]&amp;&quot; &quot;;&quot;&quot;);  IF(COUNTIF([.K$1:.K$1048576];[.A56]);[.K$1]&amp;&quot; &quot;;&quot;&quot;)    ;  IF(COUNTIF([.L$1:.L$1048576];[.A56]);[.L$1]&amp;&quot; &quot;;&quot;&quot;);  IF(COUNTIF([.M$1:.M$1048576];[.A56]);[.M$1]&amp;&quot; &quot;;&quot;&quot;);  IF(COUNTIF([.N$1:.N$1048576];[.A56]);[.N$1]&amp;&quot; &quot;;&quot;&quot;);  IF(COUNTIF([.O$1:.O$1048576];[.A56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Cleo</text:p>
          </table:table-cell>
          <table:table-cell office:value-type="string" calcext:value-type="string">
            <text:p>Douglas</text:p>
          </table:table-cell>
          <table:table-cell table:number-columns-repeated="3"/>
          <table:table-cell office:value-type="string" calcext:value-type="string">
            <text:p>Liam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Odin</text:p>
          </table:table-cell>
          <table:table-cell/>
          <table:table-cell office:value-type="string" calcext:value-type="string">
            <text:p>Franziska</text:p>
          </table:table-cell>
          <table:table-cell office:value-type="string" calcext:value-type="string">
            <text:p>Gisbert</text:p>
          </table:table-cell>
        </table:table-row>
        <table:table-row table:style-name="ro1">
          <table:table-cell office:value-type="string" calcext:value-type="string">
            <text:p>Corinna</text:p>
          </table:table-cell>
          <table:table-cell table:formula="of:=IF(COUNTIF([.E$1:.E$1048576];[.A57]);&quot;w&quot;;&quot;m&quot;)" office:value-type="string" office:string-value="w" calcext:value-type="string">
            <text:p>w</text:p>
          </table:table-cell>
          <table:table-cell table:formula="of:=CONCATENATE(IF(COUNTIF([.H$1:.H$1048576];[.A57]);[.H$1]&amp;&quot; &quot;;&quot;&quot;);  IF(COUNTIF([.I$1:.I$1048576];[.A57]);[.I$1]&amp;&quot; &quot;;&quot;&quot;) ; IF(COUNTIF([.J$1:.J$1048576];[.A57]);[.J$1]&amp;&quot; &quot;;&quot;&quot;);  IF(COUNTIF([.K$1:.K$1048576];[.A57]);[.K$1]&amp;&quot; &quot;;&quot;&quot;)    ;  IF(COUNTIF([.L$1:.L$1048576];[.A57]);[.L$1]&amp;&quot; &quot;;&quot;&quot;);  IF(COUNTIF([.M$1:.M$1048576];[.A57]);[.M$1]&amp;&quot; &quot;;&quot;&quot;);  IF(COUNTIF([.N$1:.N$1048576];[.A57]);[.N$1]&amp;&quot; &quot;;&quot;&quot;);  IF(COUNTIF([.O$1:.O$1048576];[.A57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Coralie</text:p>
          </table:table-cell>
          <table:table-cell office:value-type="string" calcext:value-type="string">
            <text:p>Eduard</text:p>
          </table:table-cell>
          <table:table-cell table:number-columns-repeated="3"/>
          <table:table-cell office:value-type="string" calcext:value-type="string">
            <text:p>Lias</text:p>
          </table:table-cell>
          <table:table-cell office:value-type="string" calcext:value-type="string">
            <text:p>Oktavian</text:p>
          </table:table-cell>
          <table:table-cell office:value-type="string" calcext:value-type="string">
            <text:p>Olaf</text:p>
          </table:table-cell>
          <table:table-cell/>
          <table:table-cell office:value-type="string" calcext:value-type="string">
            <text:p>Gabriela</text:p>
          </table:table-cell>
          <table:table-cell office:value-type="string" calcext:value-type="string">
            <text:p>Gisela</text:p>
          </table:table-cell>
        </table:table-row>
        <table:table-row table:style-name="ro1">
          <table:table-cell office:value-type="string" calcext:value-type="string">
            <text:p>Cosima</text:p>
          </table:table-cell>
          <table:table-cell table:formula="of:=IF(COUNTIF([.E$1:.E$1048576];[.A58]);&quot;w&quot;;&quot;m&quot;)" office:value-type="string" office:string-value="w" calcext:value-type="string">
            <text:p>w</text:p>
          </table:table-cell>
          <table:table-cell table:formula="of:=CONCATENATE(IF(COUNTIF([.H$1:.H$1048576];[.A58]);[.H$1]&amp;&quot; &quot;;&quot;&quot;);  IF(COUNTIF([.I$1:.I$1048576];[.A58]);[.I$1]&amp;&quot; &quot;;&quot;&quot;) ; IF(COUNTIF([.J$1:.J$1048576];[.A58]);[.J$1]&amp;&quot; &quot;;&quot;&quot;);  IF(COUNTIF([.K$1:.K$1048576];[.A58]);[.K$1]&amp;&quot; &quot;;&quot;&quot;)    ;  IF(COUNTIF([.L$1:.L$1048576];[.A58]);[.L$1]&amp;&quot; &quot;;&quot;&quot;);  IF(COUNTIF([.M$1:.M$1048576];[.A58]);[.M$1]&amp;&quot; &quot;;&quot;&quot;);  IF(COUNTIF([.N$1:.N$1048576];[.A58]);[.N$1]&amp;&quot; &quot;;&quot;&quot;);  IF(COUNTIF([.O$1:.O$1048576];[.A58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Corinna</text:p>
          </table:table-cell>
          <table:table-cell office:value-type="string" calcext:value-type="string">
            <text:p>Eike</text:p>
          </table:table-cell>
          <table:table-cell table:number-columns-repeated="3"/>
          <table:table-cell office:value-type="string" calcext:value-type="string">
            <text:p>Lilli</text:p>
          </table:table-cell>
          <table:table-cell office:value-type="string" calcext:value-type="string">
            <text:p>Orietta</text:p>
          </table:table-cell>
          <table:table-cell office:value-type="string" calcext:value-type="string">
            <text:p>Olavi</text:p>
          </table:table-cell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race</text:p>
          </table:table-cell>
        </table:table-row>
        <table:table-row table:style-name="ro1">
          <table:table-cell office:value-type="string" calcext:value-type="string">
            <text:p>Cressida</text:p>
          </table:table-cell>
          <table:table-cell table:formula="of:=IF(COUNTIF([.E$1:.E$1048576];[.A59]);&quot;w&quot;;&quot;m&quot;)" office:value-type="string" office:string-value="w" calcext:value-type="string">
            <text:p>w</text:p>
          </table:table-cell>
          <table:table-cell table:formula="of:=CONCATENATE(IF(COUNTIF([.H$1:.H$1048576];[.A59]);[.H$1]&amp;&quot; &quot;;&quot;&quot;);  IF(COUNTIF([.I$1:.I$1048576];[.A59]);[.I$1]&amp;&quot; &quot;;&quot;&quot;) ; IF(COUNTIF([.J$1:.J$1048576];[.A59]);[.J$1]&amp;&quot; &quot;;&quot;&quot;);  IF(COUNTIF([.K$1:.K$1048576];[.A59]);[.K$1]&amp;&quot; &quot;;&quot;&quot;)    ;  IF(COUNTIF([.L$1:.L$1048576];[.A59]);[.L$1]&amp;&quot; &quot;;&quot;&quot;);  IF(COUNTIF([.M$1:.M$1048576];[.A59]);[.M$1]&amp;&quot; &quot;;&quot;&quot;);  IF(COUNTIF([.N$1:.N$1048576];[.A59]);[.N$1]&amp;&quot; &quot;;&quot;&quot;);  IF(COUNTIF([.O$1:.O$1048576];[.A59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Cosima</text:p>
          </table:table-cell>
          <table:table-cell office:value-type="string" calcext:value-type="string">
            <text:p>Elias</text:p>
          </table:table-cell>
          <table:table-cell table:number-columns-repeated="3"/>
          <table:table-cell office:value-type="string" calcext:value-type="string">
            <text:p>Lisa</text:p>
          </table:table-cell>
          <table:table-cell office:value-type="string" calcext:value-type="string">
            <text:p>Ornella</text:p>
          </table:table-cell>
          <table:table-cell office:value-type="string" calcext:value-type="string">
            <text:p>Ole</text:p>
          </table:table-cell>
          <table:table-cell/>
          <table:table-cell office:value-type="string" calcext:value-type="string">
            <text:p>Georg</text:p>
          </table:table-cell>
          <table:table-cell office:value-type="string" calcext:value-type="string">
            <text:p>Greetje</text:p>
          </table:table-cell>
        </table:table-row>
        <table:table-row table:style-name="ro1">
          <table:table-cell office:value-type="string" calcext:value-type="string">
            <text:p>Curly</text:p>
          </table:table-cell>
          <table:table-cell table:formula="of:=IF(COUNTIF([.E$1:.E$1048576];[.A60]);&quot;w&quot;;&quot;m&quot;)" office:value-type="string" office:string-value="w" calcext:value-type="string">
            <text:p>w</text:p>
          </table:table-cell>
          <table:table-cell table:formula="of:=CONCATENATE(IF(COUNTIF([.H$1:.H$1048576];[.A60]);[.H$1]&amp;&quot; &quot;;&quot;&quot;);  IF(COUNTIF([.I$1:.I$1048576];[.A60]);[.I$1]&amp;&quot; &quot;;&quot;&quot;) ; IF(COUNTIF([.J$1:.J$1048576];[.A60]);[.J$1]&amp;&quot; &quot;;&quot;&quot;);  IF(COUNTIF([.K$1:.K$1048576];[.A60]);[.K$1]&amp;&quot; &quot;;&quot;&quot;)    ;  IF(COUNTIF([.L$1:.L$1048576];[.A60]);[.L$1]&amp;&quot; &quot;;&quot;&quot;);  IF(COUNTIF([.M$1:.M$1048576];[.A60]);[.M$1]&amp;&quot; &quot;;&quot;&quot;);  IF(COUNTIF([.N$1:.N$1048576];[.A60]);[.N$1]&amp;&quot; &quot;;&quot;&quot;);  IF(COUNTIF([.O$1:.O$1048576];[.A60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Cressida</text:p>
          </table:table-cell>
          <table:table-cell office:value-type="string" calcext:value-type="string">
            <text:p>Eliot</text:p>
          </table:table-cell>
          <table:table-cell table:number-columns-repeated="3"/>
          <table:table-cell office:value-type="string" calcext:value-type="string">
            <text:p>Magdalena</text:p>
          </table:table-cell>
          <table:table-cell office:value-type="string" calcext:value-type="string">
            <text:p>Osia</text:p>
          </table:table-cell>
          <table:table-cell office:value-type="string" calcext:value-type="string">
            <text:p>Onni</text:p>
          </table:table-cell>
          <table:table-cell/>
          <table:table-cell office:value-type="string" calcext:value-type="string">
            <text:p>George</text:p>
          </table:table-cell>
          <table:table-cell office:value-type="string" calcext:value-type="string">
            <text:p>Grit</text:p>
          </table:table-cell>
        </table:table-row>
        <table:table-row table:style-name="ro1">
          <table:table-cell office:value-type="string" calcext:value-type="string">
            <text:p>Dajana</text:p>
          </table:table-cell>
          <table:table-cell table:formula="of:=IF(COUNTIF([.E$1:.E$1048576];[.A61]);&quot;w&quot;;&quot;m&quot;)" office:value-type="string" office:string-value="w" calcext:value-type="string">
            <text:p>w</text:p>
          </table:table-cell>
          <table:table-cell table:formula="of:=CONCATENATE(IF(COUNTIF([.H$1:.H$1048576];[.A61]);[.H$1]&amp;&quot; &quot;;&quot;&quot;);  IF(COUNTIF([.I$1:.I$1048576];[.A61]);[.I$1]&amp;&quot; &quot;;&quot;&quot;) ; IF(COUNTIF([.J$1:.J$1048576];[.A61]);[.J$1]&amp;&quot; &quot;;&quot;&quot;);  IF(COUNTIF([.K$1:.K$1048576];[.A61]);[.K$1]&amp;&quot; &quot;;&quot;&quot;)    ;  IF(COUNTIF([.L$1:.L$1048576];[.A61]);[.L$1]&amp;&quot; &quot;;&quot;&quot;);  IF(COUNTIF([.M$1:.M$1048576];[.A61]);[.M$1]&amp;&quot; &quot;;&quot;&quot;);  IF(COUNTIF([.N$1:.N$1048576];[.A61]);[.N$1]&amp;&quot; &quot;;&quot;&quot;);  IF(COUNTIF([.O$1:.O$1048576];[.A61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Curly</text:p>
          </table:table-cell>
          <table:table-cell office:value-type="string" calcext:value-type="string">
            <text:p>Emanuel</text:p>
          </table:table-cell>
          <table:table-cell table:number-columns-repeated="3"/>
          <table:table-cell office:value-type="string" calcext:value-type="string">
            <text:p>Maik</text:p>
          </table:table-cell>
          <table:table-cell office:value-type="string" calcext:value-type="string">
            <text:p>Otila</text:p>
          </table:table-cell>
          <table:table-cell office:value-type="string" calcext:value-type="string">
            <text:p>Silja</text:p>
          </table:table-cell>
          <table:table-cell/>
          <table:table-cell office:value-type="string" calcext:value-type="string">
            <text:p>Gia</text:p>
          </table:table-cell>
          <table:table-cell office:value-type="string" calcext:value-type="string">
            <text:p>Guido</text:p>
          </table:table-cell>
        </table:table-row>
        <table:table-row table:style-name="ro1">
          <table:table-cell office:value-type="string" calcext:value-type="string">
            <text:p>Dalika</text:p>
          </table:table-cell>
          <table:table-cell table:formula="of:=IF(COUNTIF([.E$1:.E$1048576];[.A62]);&quot;w&quot;;&quot;m&quot;)" office:value-type="string" office:string-value="w" calcext:value-type="string">
            <text:p>w</text:p>
          </table:table-cell>
          <table:table-cell table:formula="of:=CONCATENATE(IF(COUNTIF([.H$1:.H$1048576];[.A62]);[.H$1]&amp;&quot; &quot;;&quot;&quot;);  IF(COUNTIF([.I$1:.I$1048576];[.A62]);[.I$1]&amp;&quot; &quot;;&quot;&quot;) ; IF(COUNTIF([.J$1:.J$1048576];[.A62]);[.J$1]&amp;&quot; &quot;;&quot;&quot;);  IF(COUNTIF([.K$1:.K$1048576];[.A62]);[.K$1]&amp;&quot; &quot;;&quot;&quot;)    ;  IF(COUNTIF([.L$1:.L$1048576];[.A62]);[.L$1]&amp;&quot; &quot;;&quot;&quot;);  IF(COUNTIF([.M$1:.M$1048576];[.A62]);[.M$1]&amp;&quot; &quot;;&quot;&quot;);  IF(COUNTIF([.N$1:.N$1048576];[.A62]);[.N$1]&amp;&quot; &quot;;&quot;&quot;);  IF(COUNTIF([.O$1:.O$1048576];[.A62]);[.O$1]&amp;&quot; &quot;;&quot;&quot;))" office:value-type="string" office:string-value="asiatisch " calcext:value-type="string">
            <text:p>asiatisch </text:p>
          </table:table-cell>
          <table:table-cell/>
          <table:table-cell office:value-type="string" calcext:value-type="string">
            <text:p>Dajana</text:p>
          </table:table-cell>
          <table:table-cell office:value-type="string" calcext:value-type="string">
            <text:p>Emil</text:p>
          </table:table-cell>
          <table:table-cell table:number-columns-repeated="3"/>
          <table:table-cell office:value-type="string" calcext:value-type="string">
            <text:p>Mali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Sven</text:p>
          </table:table-cell>
          <table:table-cell/>
          <table:table-cell office:value-type="string" calcext:value-type="string">
            <text:p>Giorgio</text:p>
          </table:table-cell>
          <table:table-cell office:value-type="string" calcext:value-type="string">
            <text:p>Guillaume</text:p>
          </table:table-cell>
        </table:table-row>
        <table:table-row table:style-name="ro1">
          <table:table-cell office:value-type="string" calcext:value-type="string">
            <text:p>Dana</text:p>
          </table:table-cell>
          <table:table-cell table:formula="of:=IF(COUNTIF([.E$1:.E$1048576];[.A63]);&quot;w&quot;;&quot;m&quot;)" office:value-type="string" office:string-value="w" calcext:value-type="string">
            <text:p>w</text:p>
          </table:table-cell>
          <table:table-cell table:formula="of:=CONCATENATE(IF(COUNTIF([.H$1:.H$1048576];[.A63]);[.H$1]&amp;&quot; &quot;;&quot;&quot;);  IF(COUNTIF([.I$1:.I$1048576];[.A63]);[.I$1]&amp;&quot; &quot;;&quot;&quot;) ; IF(COUNTIF([.J$1:.J$1048576];[.A63]);[.J$1]&amp;&quot; &quot;;&quot;&quot;);  IF(COUNTIF([.K$1:.K$1048576];[.A63]);[.K$1]&amp;&quot; &quot;;&quot;&quot;)    ;  IF(COUNTIF([.L$1:.L$1048576];[.A63]);[.L$1]&amp;&quot; &quot;;&quot;&quot;);  IF(COUNTIF([.M$1:.M$1048576];[.A63]);[.M$1]&amp;&quot; &quot;;&quot;&quot;);  IF(COUNTIF([.N$1:.N$1048576];[.A63]);[.N$1]&amp;&quot; &quot;;&quot;&quot;);  IF(COUNTIF([.O$1:.O$1048576];[.A63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Dalika</text:p>
          </table:table-cell>
          <table:table-cell office:value-type="string" calcext:value-type="string">
            <text:p>Enzo</text:p>
          </table:table-cell>
          <table:table-cell table:number-columns-repeated="3"/>
          <table:table-cell office:value-type="string" calcext:value-type="string">
            <text:p>Manuel</text:p>
          </table:table-cell>
          <table:table-cell office:value-type="string" calcext:value-type="string">
            <text:p>Paddy</text:p>
          </table:table-cell>
          <table:table-cell office:value-type="string" calcext:value-type="string">
            <text:p>Thorsten</text:p>
          </table:table-cell>
          <table:table-cell/>
          <table:table-cell office:value-type="string" calcext:value-type="string">
            <text:p>Giulia</text:p>
          </table:table-cell>
          <table:table-cell office:value-type="string" calcext:value-type="string">
            <text:p>Gunnar</text:p>
          </table:table-cell>
        </table:table-row>
        <table:table-row table:style-name="ro1">
          <table:table-cell office:value-type="string" calcext:value-type="string">
            <text:p>Daniela</text:p>
          </table:table-cell>
          <table:table-cell table:formula="of:=IF(COUNTIF([.E$1:.E$1048576];[.A64]);&quot;w&quot;;&quot;m&quot;)" office:value-type="string" office:string-value="w" calcext:value-type="string">
            <text:p>w</text:p>
          </table:table-cell>
          <table:table-cell table:formula="of:=CONCATENATE(IF(COUNTIF([.H$1:.H$1048576];[.A64]);[.H$1]&amp;&quot; &quot;;&quot;&quot;);  IF(COUNTIF([.I$1:.I$1048576];[.A64]);[.I$1]&amp;&quot; &quot;;&quot;&quot;) ; IF(COUNTIF([.J$1:.J$1048576];[.A64]);[.J$1]&amp;&quot; &quot;;&quot;&quot;);  IF(COUNTIF([.K$1:.K$1048576];[.A64]);[.K$1]&amp;&quot; &quot;;&quot;&quot;)    ;  IF(COUNTIF([.L$1:.L$1048576];[.A64]);[.L$1]&amp;&quot; &quot;;&quot;&quot;);  IF(COUNTIF([.M$1:.M$1048576];[.A64]);[.M$1]&amp;&quot; &quot;;&quot;&quot;);  IF(COUNTIF([.N$1:.N$1048576];[.A64]);[.N$1]&amp;&quot; &quot;;&quot;&quot;);  IF(COUNTIF([.O$1:.O$1048576];[.A64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Dana</text:p>
          </table:table-cell>
          <table:table-cell office:value-type="string" calcext:value-type="string">
            <text:p>Erik</text:p>
          </table:table-cell>
          <table:table-cell table:number-columns-repeated="3"/>
          <table:table-cell office:value-type="string" calcext:value-type="string">
            <text:p>Manuela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Ulrika</text:p>
          </table:table-cell>
          <table:table-cell/>
          <table:table-cell office:value-type="string" calcext:value-type="string">
            <text:p>Giuseppa</text:p>
          </table:table-cell>
          <table:table-cell office:value-type="string" calcext:value-type="string">
            <text:p>Gwen</text:p>
          </table:table-cell>
        </table:table-row>
        <table:table-row table:style-name="ro1">
          <table:table-cell office:value-type="string" calcext:value-type="string">
            <text:p>Danika</text:p>
          </table:table-cell>
          <table:table-cell table:formula="of:=IF(COUNTIF([.E$1:.E$1048576];[.A65]);&quot;w&quot;;&quot;m&quot;)" office:value-type="string" office:string-value="w" calcext:value-type="string">
            <text:p>w</text:p>
          </table:table-cell>
          <table:table-cell table:formula="of:=CONCATENATE(IF(COUNTIF([.H$1:.H$1048576];[.A65]);[.H$1]&amp;&quot; &quot;;&quot;&quot;);  IF(COUNTIF([.I$1:.I$1048576];[.A65]);[.I$1]&amp;&quot; &quot;;&quot;&quot;) ; IF(COUNTIF([.J$1:.J$1048576];[.A65]);[.J$1]&amp;&quot; &quot;;&quot;&quot;);  IF(COUNTIF([.K$1:.K$1048576];[.A65]);[.K$1]&amp;&quot; &quot;;&quot;&quot;)    ;  IF(COUNTIF([.L$1:.L$1048576];[.A65]);[.L$1]&amp;&quot; &quot;;&quot;&quot;);  IF(COUNTIF([.M$1:.M$1048576];[.A65]);[.M$1]&amp;&quot; &quot;;&quot;&quot;);  IF(COUNTIF([.N$1:.N$1048576];[.A65]);[.N$1]&amp;&quot; &quot;;&quot;&quot;);  IF(COUNTIF([.O$1:.O$1048576];[.A65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Daniela</text:p>
          </table:table-cell>
          <table:table-cell office:value-type="string" calcext:value-type="string">
            <text:p>Fabian</text:p>
          </table:table-cell>
          <table:table-cell table:number-columns-repeated="3"/>
          <table:table-cell office:value-type="string" calcext:value-type="string">
            <text:p>Mara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Yorick</text:p>
          </table:table-cell>
          <table:table-cell/>
          <table:table-cell office:value-type="string" calcext:value-type="string">
            <text:p>Gloria</text:p>
          </table:table-cell>
          <table:table-cell office:value-type="string" calcext:value-type="string">
            <text:p>Gérard</text:p>
          </table:table-cell>
        </table:table-row>
        <table:table-row table:style-name="ro1">
          <table:table-cell office:value-type="string" calcext:value-type="string">
            <text:p>Daphne</text:p>
          </table:table-cell>
          <table:table-cell table:formula="of:=IF(COUNTIF([.E$1:.E$1048576];[.A66]);&quot;w&quot;;&quot;m&quot;)" office:value-type="string" office:string-value="w" calcext:value-type="string">
            <text:p>w</text:p>
          </table:table-cell>
          <table:table-cell table:formula="of:=CONCATENATE(IF(COUNTIF([.H$1:.H$1048576];[.A66]);[.H$1]&amp;&quot; &quot;;&quot;&quot;);  IF(COUNTIF([.I$1:.I$1048576];[.A66]);[.I$1]&amp;&quot; &quot;;&quot;&quot;) ; IF(COUNTIF([.J$1:.J$1048576];[.A66]);[.J$1]&amp;&quot; &quot;;&quot;&quot;);  IF(COUNTIF([.K$1:.K$1048576];[.A66]);[.K$1]&amp;&quot; &quot;;&quot;&quot;)    ;  IF(COUNTIF([.L$1:.L$1048576];[.A66]);[.L$1]&amp;&quot; &quot;;&quot;&quot;);  IF(COUNTIF([.M$1:.M$1048576];[.A66]);[.M$1]&amp;&quot; &quot;;&quot;&quot;);  IF(COUNTIF([.N$1:.N$1048576];[.A66]);[.N$1]&amp;&quot; &quot;;&quot;&quot;);  IF(COUNTIF([.O$1:.O$1048576];[.A66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Danika</text:p>
          </table:table-cell>
          <table:table-cell office:value-type="string" calcext:value-type="string">
            <text:p>Fabio</text:p>
          </table:table-cell>
          <table:table-cell table:number-columns-repeated="3"/>
          <table:table-cell office:value-type="string" calcext:value-type="string">
            <text:p>Maria</text:p>
          </table:table-cell>
          <table:table-cell office:value-type="string" calcext:value-type="string">
            <text:p>Pius</text:p>
          </table:table-cell>
          <table:table-cell table:number-columns-repeated="2"/>
          <table:table-cell office:value-type="string" calcext:value-type="string">
            <text:p>Gonzales</text:p>
          </table:table-cell>
          <table:table-cell office:value-type="string" calcext:value-type="string">
            <text:p>Götz</text:p>
          </table:table-cell>
        </table:table-row>
        <table:table-row table:style-name="ro1">
          <table:table-cell office:value-type="string" calcext:value-type="string">
            <text:p>Daria</text:p>
          </table:table-cell>
          <table:table-cell table:formula="of:=IF(COUNTIF([.E$1:.E$1048576];[.A67]);&quot;w&quot;;&quot;m&quot;)" office:value-type="string" office:string-value="w" calcext:value-type="string">
            <text:p>w</text:p>
          </table:table-cell>
          <table:table-cell table:formula="of:=CONCATENATE(IF(COUNTIF([.H$1:.H$1048576];[.A67]);[.H$1]&amp;&quot; &quot;;&quot;&quot;);  IF(COUNTIF([.I$1:.I$1048576];[.A67]);[.I$1]&amp;&quot; &quot;;&quot;&quot;) ; IF(COUNTIF([.J$1:.J$1048576];[.A67]);[.J$1]&amp;&quot; &quot;;&quot;&quot;);  IF(COUNTIF([.K$1:.K$1048576];[.A67]);[.K$1]&amp;&quot; &quot;;&quot;&quot;)    ;  IF(COUNTIF([.L$1:.L$1048576];[.A67]);[.L$1]&amp;&quot; &quot;;&quot;&quot;);  IF(COUNTIF([.M$1:.M$1048576];[.A67]);[.M$1]&amp;&quot; &quot;;&quot;&quot;);  IF(COUNTIF([.N$1:.N$1048576];[.A67]);[.N$1]&amp;&quot; &quot;;&quot;&quot;);  IF(COUNTIF([.O$1:.O$1048576];[.A67]);[.O$1]&amp;&quot; &quot;;&quot;&quot;))" office:value-type="string" office:string-value="arabisch " calcext:value-type="string">
            <text:p>arabisch </text:p>
          </table:table-cell>
          <table:table-cell/>
          <table:table-cell office:value-type="string" calcext:value-type="string">
            <text:p>Daphne</text:p>
          </table:table-cell>
          <table:table-cell office:value-type="string" calcext:value-type="string">
            <text:p>Falk</text:p>
          </table:table-cell>
          <table:table-cell table:number-columns-repeated="3"/>
          <table:table-cell office:value-type="string" calcext:value-type="string">
            <text:p>Mariana</text:p>
          </table:table-cell>
          <table:table-cell office:value-type="string" calcext:value-type="string">
            <text:p>Primus</text:p>
          </table:table-cell>
          <table:table-cell table:number-columns-repeated="2"/>
          <table:table-cell office:value-type="string" calcext:value-type="string">
            <text:p>Gracia</text:p>
          </table:table-cell>
          <table:table-cell office:value-type="string" calcext:value-type="string">
            <text:p>Hagen</text:p>
          </table:table-cell>
        </table:table-row>
        <table:table-row table:style-name="ro1">
          <table:table-cell office:value-type="string" calcext:value-type="string">
            <text:p>Daya</text:p>
          </table:table-cell>
          <table:table-cell table:formula="of:=IF(COUNTIF([.E$1:.E$1048576];[.A68]);&quot;w&quot;;&quot;m&quot;)" office:value-type="string" office:string-value="w" calcext:value-type="string">
            <text:p>w</text:p>
          </table:table-cell>
          <table:table-cell table:formula="of:=CONCATENATE(IF(COUNTIF([.H$1:.H$1048576];[.A68]);[.H$1]&amp;&quot; &quot;;&quot;&quot;);  IF(COUNTIF([.I$1:.I$1048576];[.A68]);[.I$1]&amp;&quot; &quot;;&quot;&quot;) ; IF(COUNTIF([.J$1:.J$1048576];[.A68]);[.J$1]&amp;&quot; &quot;;&quot;&quot;);  IF(COUNTIF([.K$1:.K$1048576];[.A68]);[.K$1]&amp;&quot; &quot;;&quot;&quot;)    ;  IF(COUNTIF([.L$1:.L$1048576];[.A68]);[.L$1]&amp;&quot; &quot;;&quot;&quot;);  IF(COUNTIF([.M$1:.M$1048576];[.A68]);[.M$1]&amp;&quot; &quot;;&quot;&quot;);  IF(COUNTIF([.N$1:.N$1048576];[.A68]);[.N$1]&amp;&quot; &quot;;&quot;&quot;);  IF(COUNTIF([.O$1:.O$1048576];[.A68]);[.O$1]&amp;&quot; &quot;;&quot;&quot;))" office:value-type="string" office:string-value="asiatisch " calcext:value-type="string">
            <text:p>asiatisch </text:p>
          </table:table-cell>
          <table:table-cell/>
          <table:table-cell office:value-type="string" calcext:value-type="string">
            <text:p>Daria</text:p>
          </table:table-cell>
          <table:table-cell office:value-type="string" calcext:value-type="string">
            <text:p>Fang</text:p>
          </table:table-cell>
          <table:table-cell table:number-columns-repeated="3"/>
          <table:table-cell office:value-type="string" calcext:value-type="string">
            <text:p>Mariella</text:p>
          </table:table-cell>
          <table:table-cell table:number-columns-repeated="3"/>
          <table:table-cell office:value-type="string" calcext:value-type="string">
            <text:p>Gregor</text:p>
          </table:table-cell>
          <table:table-cell office:value-type="string" calcext:value-type="string">
            <text:p>Hailey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table:formula="of:=IF(COUNTIF([.E$1:.E$1048576];[.A69]);&quot;w&quot;;&quot;m&quot;)" office:value-type="string" office:string-value="w" calcext:value-type="string">
            <text:p>w</text:p>
          </table:table-cell>
          <table:table-cell table:formula="of:=CONCATENATE(IF(COUNTIF([.H$1:.H$1048576];[.A69]);[.H$1]&amp;&quot; &quot;;&quot;&quot;);  IF(COUNTIF([.I$1:.I$1048576];[.A69]);[.I$1]&amp;&quot; &quot;;&quot;&quot;) ; IF(COUNTIF([.J$1:.J$1048576];[.A69]);[.J$1]&amp;&quot; &quot;;&quot;&quot;);  IF(COUNTIF([.K$1:.K$1048576];[.A69]);[.K$1]&amp;&quot; &quot;;&quot;&quot;)    ;  IF(COUNTIF([.L$1:.L$1048576];[.A69]);[.L$1]&amp;&quot; &quot;;&quot;&quot;);  IF(COUNTIF([.M$1:.M$1048576];[.A69]);[.M$1]&amp;&quot; &quot;;&quot;&quot;);  IF(COUNTIF([.N$1:.N$1048576];[.A69]);[.N$1]&amp;&quot; &quot;;&quot;&quot;);  IF(COUNTIF([.O$1:.O$1048576];[.A69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Daya</text:p>
          </table:table-cell>
          <table:table-cell office:value-type="string" calcext:value-type="string">
            <text:p>Farid</text:p>
          </table:table-cell>
          <table:table-cell table:number-columns-repeated="3"/>
          <table:table-cell office:value-type="string" calcext:value-type="string">
            <text:p>Marion</text:p>
          </table:table-cell>
          <table:table-cell table:number-columns-repeated="3"/>
          <table:table-cell office:value-type="string" calcext:value-type="string">
            <text:p>Grigori</text:p>
          </table:table-cell>
          <table:table-cell office:value-type="string" calcext:value-type="string">
            <text:p>Harry</text:p>
          </table:table-cell>
        </table:table-row>
        <table:table-row table:style-name="ro1">
          <table:table-cell office:value-type="string" calcext:value-type="string">
            <text:p>Dilara</text:p>
          </table:table-cell>
          <table:table-cell table:formula="of:=IF(COUNTIF([.E$1:.E$1048576];[.A70]);&quot;w&quot;;&quot;m&quot;)" office:value-type="string" office:string-value="w" calcext:value-type="string">
            <text:p>w</text:p>
          </table:table-cell>
          <table:table-cell table:formula="of:=CONCATENATE(IF(COUNTIF([.H$1:.H$1048576];[.A70]);[.H$1]&amp;&quot; &quot;;&quot;&quot;);  IF(COUNTIF([.I$1:.I$1048576];[.A70]);[.I$1]&amp;&quot; &quot;;&quot;&quot;) ; IF(COUNTIF([.J$1:.J$1048576];[.A70]);[.J$1]&amp;&quot; &quot;;&quot;&quot;);  IF(COUNTIF([.K$1:.K$1048576];[.A70]);[.K$1]&amp;&quot; &quot;;&quot;&quot;)    ;  IF(COUNTIF([.L$1:.L$1048576];[.A70]);[.L$1]&amp;&quot; &quot;;&quot;&quot;);  IF(COUNTIF([.M$1:.M$1048576];[.A70]);[.M$1]&amp;&quot; &quot;;&quot;&quot;);  IF(COUNTIF([.N$1:.N$1048576];[.A70]);[.N$1]&amp;&quot; &quot;;&quot;&quot;);  IF(COUNTIF([.O$1:.O$1048576];[.A70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Diana</text:p>
          </table:table-cell>
          <table:table-cell office:value-type="string" calcext:value-type="string">
            <text:p>Felix</text:p>
          </table:table-cell>
          <table:table-cell table:number-columns-repeated="3"/>
          <table:table-cell office:value-type="string" calcext:value-type="string">
            <text:p>Marissa</text:p>
          </table:table-cell>
          <table:table-cell table:number-columns-repeated="3"/>
          <table:table-cell office:value-type="string" calcext:value-type="string">
            <text:p>Grischa</text:p>
          </table:table-cell>
          <table:table-cell office:value-type="string" calcext:value-type="string">
            <text:p>Hayo</text:p>
          </table:table-cell>
        </table:table-row>
        <table:table-row table:style-name="ro1">
          <table:table-cell office:value-type="string" calcext:value-type="string">
            <text:p>Dorothea</text:p>
          </table:table-cell>
          <table:table-cell table:formula="of:=IF(COUNTIF([.E$1:.E$1048576];[.A71]);&quot;w&quot;;&quot;m&quot;)" office:value-type="string" office:string-value="w" calcext:value-type="string">
            <text:p>w</text:p>
          </table:table-cell>
          <table:table-cell table:formula="of:=CONCATENATE(IF(COUNTIF([.H$1:.H$1048576];[.A71]);[.H$1]&amp;&quot; &quot;;&quot;&quot;);  IF(COUNTIF([.I$1:.I$1048576];[.A71]);[.I$1]&amp;&quot; &quot;;&quot;&quot;) ; IF(COUNTIF([.J$1:.J$1048576];[.A71]);[.J$1]&amp;&quot; &quot;;&quot;&quot;);  IF(COUNTIF([.K$1:.K$1048576];[.A71]);[.K$1]&amp;&quot; &quot;;&quot;&quot;)    ;  IF(COUNTIF([.L$1:.L$1048576];[.A71]);[.L$1]&amp;&quot; &quot;;&quot;&quot;);  IF(COUNTIF([.M$1:.M$1048576];[.A71]);[.M$1]&amp;&quot; &quot;;&quot;&quot;);  IF(COUNTIF([.N$1:.N$1048576];[.A71]);[.N$1]&amp;&quot; &quot;;&quot;&quot;);  IF(COUNTIF([.O$1:.O$1048576];[.A71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Dilara</text:p>
          </table:table-cell>
          <table:table-cell office:value-type="string" calcext:value-type="string">
            <text:p>Ferdinand</text:p>
          </table:table-cell>
          <table:table-cell table:number-columns-repeated="3"/>
          <table:table-cell office:value-type="string" calcext:value-type="string">
            <text:p>Mats</text:p>
          </table:table-cell>
          <table:table-cell table:number-columns-repeated="3"/>
          <table:table-cell office:value-type="string" calcext:value-type="string">
            <text:p>Guido</text:p>
          </table:table-cell>
          <table:table-cell office:value-type="string" calcext:value-type="string">
            <text:p>Hedy</text:p>
          </table:table-cell>
        </table:table-row>
        <table:table-row table:style-name="ro1">
          <table:table-cell office:value-type="string" calcext:value-type="string">
            <text:p>Dunja</text:p>
          </table:table-cell>
          <table:table-cell table:formula="of:=IF(COUNTIF([.E$1:.E$1048576];[.A72]);&quot;w&quot;;&quot;m&quot;)" office:value-type="string" office:string-value="w" calcext:value-type="string">
            <text:p>w</text:p>
          </table:table-cell>
          <table:table-cell table:formula="of:=CONCATENATE(IF(COUNTIF([.H$1:.H$1048576];[.A72]);[.H$1]&amp;&quot; &quot;;&quot;&quot;);  IF(COUNTIF([.I$1:.I$1048576];[.A72]);[.I$1]&amp;&quot; &quot;;&quot;&quot;) ; IF(COUNTIF([.J$1:.J$1048576];[.A72]);[.J$1]&amp;&quot; &quot;;&quot;&quot;);  IF(COUNTIF([.K$1:.K$1048576];[.A72]);[.K$1]&amp;&quot; &quot;;&quot;&quot;)    ;  IF(COUNTIF([.L$1:.L$1048576];[.A72]);[.L$1]&amp;&quot; &quot;;&quot;&quot;);  IF(COUNTIF([.M$1:.M$1048576];[.A72]);[.M$1]&amp;&quot; &quot;;&quot;&quot;);  IF(COUNTIF([.N$1:.N$1048576];[.A72]);[.N$1]&amp;&quot; &quot;;&quot;&quot;);  IF(COUNTIF([.O$1:.O$1048576];[.A72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Dorothea</text:p>
          </table:table-cell>
          <table:table-cell office:value-type="string" calcext:value-type="string">
            <text:p>Findus</text:p>
          </table:table-cell>
          <table:table-cell table:number-columns-repeated="3"/>
          <table:table-cell office:value-type="string" calcext:value-type="string">
            <text:p>Matteo</text:p>
          </table:table-cell>
          <table:table-cell table:number-columns-repeated="3"/>
          <table:table-cell office:value-type="string" calcext:value-type="string">
            <text:p>Gérôme</text:p>
          </table:table-cell>
          <table:table-cell office:value-type="string" calcext:value-type="string">
            <text:p>Heidi</text:p>
          </table:table-cell>
        </table:table-row>
        <table:table-row table:style-name="ro1">
          <table:table-cell office:value-type="string" calcext:value-type="string">
            <text:p>Edith</text:p>
          </table:table-cell>
          <table:table-cell table:formula="of:=IF(COUNTIF([.E$1:.E$1048576];[.A73]);&quot;w&quot;;&quot;m&quot;)" office:value-type="string" office:string-value="w" calcext:value-type="string">
            <text:p>w</text:p>
          </table:table-cell>
          <table:table-cell table:formula="of:=CONCATENATE(IF(COUNTIF([.H$1:.H$1048576];[.A73]);[.H$1]&amp;&quot; &quot;;&quot;&quot;);  IF(COUNTIF([.I$1:.I$1048576];[.A73]);[.I$1]&amp;&quot; &quot;;&quot;&quot;) ; IF(COUNTIF([.J$1:.J$1048576];[.A73]);[.J$1]&amp;&quot; &quot;;&quot;&quot;);  IF(COUNTIF([.K$1:.K$1048576];[.A73]);[.K$1]&amp;&quot; &quot;;&quot;&quot;)    ;  IF(COUNTIF([.L$1:.L$1048576];[.A73]);[.L$1]&amp;&quot; &quot;;&quot;&quot;);  IF(COUNTIF([.M$1:.M$1048576];[.A73]);[.M$1]&amp;&quot; &quot;;&quot;&quot;);  IF(COUNTIF([.N$1:.N$1048576];[.A73]);[.N$1]&amp;&quot; &quot;;&quot;&quot;);  IF(COUNTIF([.O$1:.O$1048576];[.A73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Dunja</text:p>
          </table:table-cell>
          <table:table-cell office:value-type="string" calcext:value-type="string">
            <text:p>Finjas</text:p>
          </table:table-cell>
          <table:table-cell table:number-columns-repeated="3"/>
          <table:table-cell office:value-type="string" calcext:value-type="string">
            <text:p>Mattheo</text:p>
          </table:table-cell>
          <table:table-cell table:number-columns-repeated="3"/>
          <table:table-cell office:value-type="string" calcext:value-type="string">
            <text:p>Hektor</text:p>
          </table:table-cell>
          <table:table-cell office:value-type="string" calcext:value-type="string">
            <text:p>Heike</text:p>
          </table:table-cell>
        </table:table-row>
        <table:table-row table:style-name="ro1">
          <table:table-cell office:value-type="string" calcext:value-type="string">
            <text:p>Ela</text:p>
          </table:table-cell>
          <table:table-cell table:formula="of:=IF(COUNTIF([.E$1:.E$1048576];[.A74]);&quot;w&quot;;&quot;m&quot;)" office:value-type="string" office:string-value="w" calcext:value-type="string">
            <text:p>w</text:p>
          </table:table-cell>
          <table:table-cell table:formula="of:=CONCATENATE(IF(COUNTIF([.H$1:.H$1048576];[.A74]);[.H$1]&amp;&quot; &quot;;&quot;&quot;);  IF(COUNTIF([.I$1:.I$1048576];[.A74]);[.I$1]&amp;&quot; &quot;;&quot;&quot;) ; IF(COUNTIF([.J$1:.J$1048576];[.A74]);[.J$1]&amp;&quot; &quot;;&quot;&quot;);  IF(COUNTIF([.K$1:.K$1048576];[.A74]);[.K$1]&amp;&quot; &quot;;&quot;&quot;)    ;  IF(COUNTIF([.L$1:.L$1048576];[.A74]);[.L$1]&amp;&quot; &quot;;&quot;&quot;);  IF(COUNTIF([.M$1:.M$1048576];[.A74]);[.M$1]&amp;&quot; &quot;;&quot;&quot;);  IF(COUNTIF([.N$1:.N$1048576];[.A74]);[.N$1]&amp;&quot; &quot;;&quot;&quot;);  IF(COUNTIF([.O$1:.O$1048576];[.A74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Edith</text:p>
          </table:table-cell>
          <table:table-cell office:value-type="string" calcext:value-type="string">
            <text:p>Finley</text:p>
          </table:table-cell>
          <table:table-cell table:number-columns-repeated="3"/>
          <table:table-cell office:value-type="string" calcext:value-type="string">
            <text:p>Matthias</text:p>
          </table:table-cell>
          <table:table-cell table:number-columns-repeated="3"/>
          <table:table-cell office:value-type="string" calcext:value-type="string">
            <text:p>Helen</text:p>
          </table:table-cell>
          <table:table-cell office:value-type="string" calcext:value-type="string">
            <text:p>Heiko</text:p>
          </table:table-cell>
        </table:table-row>
        <table:table-row table:style-name="ro1">
          <table:table-cell office:value-type="string" calcext:value-type="string">
            <text:p>Elana</text:p>
          </table:table-cell>
          <table:table-cell table:formula="of:=IF(COUNTIF([.E$1:.E$1048576];[.A75]);&quot;w&quot;;&quot;m&quot;)" office:value-type="string" office:string-value="w" calcext:value-type="string">
            <text:p>w</text:p>
          </table:table-cell>
          <table:table-cell table:formula="of:=CONCATENATE(IF(COUNTIF([.H$1:.H$1048576];[.A75]);[.H$1]&amp;&quot; &quot;;&quot;&quot;);  IF(COUNTIF([.I$1:.I$1048576];[.A75]);[.I$1]&amp;&quot; &quot;;&quot;&quot;) ; IF(COUNTIF([.J$1:.J$1048576];[.A75]);[.J$1]&amp;&quot; &quot;;&quot;&quot;);  IF(COUNTIF([.K$1:.K$1048576];[.A75]);[.K$1]&amp;&quot; &quot;;&quot;&quot;)    ;  IF(COUNTIF([.L$1:.L$1048576];[.A75]);[.L$1]&amp;&quot; &quot;;&quot;&quot;);  IF(COUNTIF([.M$1:.M$1048576];[.A75]);[.M$1]&amp;&quot; &quot;;&quot;&quot;);  IF(COUNTIF([.N$1:.N$1048576];[.A75]);[.N$1]&amp;&quot; &quot;;&quot;&quot;);  IF(COUNTIF([.O$1:.O$1048576];[.A75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Ela</text:p>
          </table:table-cell>
          <table:table-cell office:value-type="string" calcext:value-type="string">
            <text:p>Finn</text:p>
          </table:table-cell>
          <table:table-cell table:number-columns-repeated="3"/>
          <table:table-cell office:value-type="string" calcext:value-type="string">
            <text:p>Melchior</text:p>
          </table:table-cell>
          <table:table-cell table:number-columns-repeated="3"/>
          <table:table-cell office:value-type="string" calcext:value-type="string">
            <text:p>Helena</text:p>
          </table:table-cell>
          <table:table-cell office:value-type="string" calcext:value-type="string">
            <text:p>Hendrik</text:p>
          </table:table-cell>
        </table:table-row>
        <table:table-row table:style-name="ro1">
          <table:table-cell office:value-type="string" calcext:value-type="string">
            <text:p>Elena</text:p>
          </table:table-cell>
          <table:table-cell table:formula="of:=IF(COUNTIF([.E$1:.E$1048576];[.A76]);&quot;w&quot;;&quot;m&quot;)" office:value-type="string" office:string-value="w" calcext:value-type="string">
            <text:p>w</text:p>
          </table:table-cell>
          <table:table-cell table:formula="of:=CONCATENATE(IF(COUNTIF([.H$1:.H$1048576];[.A76]);[.H$1]&amp;&quot; &quot;;&quot;&quot;);  IF(COUNTIF([.I$1:.I$1048576];[.A76]);[.I$1]&amp;&quot; &quot;;&quot;&quot;) ; IF(COUNTIF([.J$1:.J$1048576];[.A76]);[.J$1]&amp;&quot; &quot;;&quot;&quot;);  IF(COUNTIF([.K$1:.K$1048576];[.A76]);[.K$1]&amp;&quot; &quot;;&quot;&quot;)    ;  IF(COUNTIF([.L$1:.L$1048576];[.A76]);[.L$1]&amp;&quot; &quot;;&quot;&quot;);  IF(COUNTIF([.M$1:.M$1048576];[.A76]);[.M$1]&amp;&quot; &quot;;&quot;&quot;);  IF(COUNTIF([.N$1:.N$1048576];[.A76]);[.N$1]&amp;&quot; &quot;;&quot;&quot;);  IF(COUNTIF([.O$1:.O$1048576];[.A76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Elana</text:p>
          </table:table-cell>
          <table:table-cell office:value-type="string" calcext:value-type="string">
            <text:p>Firat</text:p>
          </table:table-cell>
          <table:table-cell table:number-columns-repeated="3"/>
          <table:table-cell office:value-type="string" calcext:value-type="string">
            <text:p>Michael</text:p>
          </table:table-cell>
          <table:table-cell table:number-columns-repeated="3"/>
          <table:table-cell office:value-type="string" calcext:value-type="string">
            <text:p>Helene</text:p>
          </table:table-cell>
          <table:table-cell office:value-type="string" calcext:value-type="string">
            <text:p>Henri</text:p>
          </table:table-cell>
        </table:table-row>
        <table:table-row table:style-name="ro1">
          <table:table-cell office:value-type="string" calcext:value-type="string">
            <text:p>Elenor</text:p>
          </table:table-cell>
          <table:table-cell table:formula="of:=IF(COUNTIF([.E$1:.E$1048576];[.A77]);&quot;w&quot;;&quot;m&quot;)" office:value-type="string" office:string-value="w" calcext:value-type="string">
            <text:p>w</text:p>
          </table:table-cell>
          <table:table-cell table:formula="of:=CONCATENATE(IF(COUNTIF([.H$1:.H$1048576];[.A77]);[.H$1]&amp;&quot; &quot;;&quot;&quot;);  IF(COUNTIF([.I$1:.I$1048576];[.A77]);[.I$1]&amp;&quot; &quot;;&quot;&quot;) ; IF(COUNTIF([.J$1:.J$1048576];[.A77]);[.J$1]&amp;&quot; &quot;;&quot;&quot;);  IF(COUNTIF([.K$1:.K$1048576];[.A77]);[.K$1]&amp;&quot; &quot;;&quot;&quot;)    ;  IF(COUNTIF([.L$1:.L$1048576];[.A77]);[.L$1]&amp;&quot; &quot;;&quot;&quot;);  IF(COUNTIF([.M$1:.M$1048576];[.A77]);[.M$1]&amp;&quot; &quot;;&quot;&quot;);  IF(COUNTIF([.N$1:.N$1048576];[.A77]);[.N$1]&amp;&quot; &quot;;&quot;&quot;);  IF(COUNTIF([.O$1:.O$1048576];[.A77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Elena</text:p>
          </table:table-cell>
          <table:table-cell office:value-type="string" calcext:value-type="string">
            <text:p>Florens</text:p>
          </table:table-cell>
          <table:table-cell table:number-columns-repeated="3"/>
          <table:table-cell office:value-type="string" calcext:value-type="string">
            <text:p>Michaela</text:p>
          </table:table-cell>
          <table:table-cell table:number-columns-repeated="3"/>
          <table:table-cell office:value-type="string" calcext:value-type="string">
            <text:p>Ilay</text:p>
          </table:table-cell>
          <table:table-cell office:value-type="string" calcext:value-type="string">
            <text:p>Henrietta</text:p>
          </table:table-cell>
        </table:table-row>
        <table:table-row table:style-name="ro1">
          <table:table-cell office:value-type="string" calcext:value-type="string">
            <text:p>Elisabeth</text:p>
          </table:table-cell>
          <table:table-cell table:formula="of:=IF(COUNTIF([.E$1:.E$1048576];[.A78]);&quot;w&quot;;&quot;m&quot;)" office:value-type="string" office:string-value="w" calcext:value-type="string">
            <text:p>w</text:p>
          </table:table-cell>
          <table:table-cell table:formula="of:=CONCATENATE(IF(COUNTIF([.H$1:.H$1048576];[.A78]);[.H$1]&amp;&quot; &quot;;&quot;&quot;);  IF(COUNTIF([.I$1:.I$1048576];[.A78]);[.I$1]&amp;&quot; &quot;;&quot;&quot;) ; IF(COUNTIF([.J$1:.J$1048576];[.A78]);[.J$1]&amp;&quot; &quot;;&quot;&quot;);  IF(COUNTIF([.K$1:.K$1048576];[.A78]);[.K$1]&amp;&quot; &quot;;&quot;&quot;)    ;  IF(COUNTIF([.L$1:.L$1048576];[.A78]);[.L$1]&amp;&quot; &quot;;&quot;&quot;);  IF(COUNTIF([.M$1:.M$1048576];[.A78]);[.M$1]&amp;&quot; &quot;;&quot;&quot;);  IF(COUNTIF([.N$1:.N$1048576];[.A78]);[.N$1]&amp;&quot; &quot;;&quot;&quot;);  IF(COUNTIF([.O$1:.O$1048576];[.A78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Elenor</text:p>
          </table:table-cell>
          <table:table-cell office:value-type="string" calcext:value-type="string">
            <text:p>Florian</text:p>
          </table:table-cell>
          <table:table-cell table:number-columns-repeated="3"/>
          <table:table-cell office:value-type="string" calcext:value-type="string">
            <text:p>Michel</text:p>
          </table:table-cell>
          <table:table-cell table:number-columns-repeated="3"/>
          <table:table-cell office:value-type="string" calcext:value-type="string">
            <text:p>Ilias</text:p>
          </table:table-cell>
          <table:table-cell office:value-type="string" calcext:value-type="string">
            <text:p>Henrike</text:p>
          </table:table-cell>
        </table:table-row>
        <table:table-row table:style-name="ro1">
          <table:table-cell office:value-type="string" calcext:value-type="string">
            <text:p>Elisann</text:p>
          </table:table-cell>
          <table:table-cell table:formula="of:=IF(COUNTIF([.E$1:.E$1048576];[.A79]);&quot;w&quot;;&quot;m&quot;)" office:value-type="string" office:string-value="w" calcext:value-type="string">
            <text:p>w</text:p>
          </table:table-cell>
          <table:table-cell table:formula="of:=CONCATENATE(IF(COUNTIF([.H$1:.H$1048576];[.A79]);[.H$1]&amp;&quot; &quot;;&quot;&quot;);  IF(COUNTIF([.I$1:.I$1048576];[.A79]);[.I$1]&amp;&quot; &quot;;&quot;&quot;) ; IF(COUNTIF([.J$1:.J$1048576];[.A79]);[.J$1]&amp;&quot; &quot;;&quot;&quot;);  IF(COUNTIF([.K$1:.K$1048576];[.A79]);[.K$1]&amp;&quot; &quot;;&quot;&quot;)    ;  IF(COUNTIF([.L$1:.L$1048576];[.A79]);[.L$1]&amp;&quot; &quot;;&quot;&quot;);  IF(COUNTIF([.M$1:.M$1048576];[.A79]);[.M$1]&amp;&quot; &quot;;&quot;&quot;);  IF(COUNTIF([.N$1:.N$1048576];[.A79]);[.N$1]&amp;&quot; &quot;;&quot;&quot;);  IF(COUNTIF([.O$1:.O$1048576];[.A79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Elisabeth</text:p>
          </table:table-cell>
          <table:table-cell office:value-type="string" calcext:value-type="string">
            <text:p>Florin</text:p>
          </table:table-cell>
          <table:table-cell table:number-columns-repeated="3"/>
          <table:table-cell office:value-type="string" calcext:value-type="string">
            <text:p>Michelle</text:p>
          </table:table-cell>
          <table:table-cell table:number-columns-repeated="3"/>
          <table:table-cell office:value-type="string" calcext:value-type="string">
            <text:p>Ilona</text:p>
          </table:table-cell>
          <table:table-cell office:value-type="string" calcext:value-type="string">
            <text:p>Hilke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table:formula="of:=IF(COUNTIF([.E$1:.E$1048576];[.A80]);&quot;w&quot;;&quot;m&quot;)" office:value-type="string" office:string-value="w" calcext:value-type="string">
            <text:p>w</text:p>
          </table:table-cell>
          <table:table-cell table:formula="of:=CONCATENATE(IF(COUNTIF([.H$1:.H$1048576];[.A80]);[.H$1]&amp;&quot; &quot;;&quot;&quot;);  IF(COUNTIF([.I$1:.I$1048576];[.A80]);[.I$1]&amp;&quot; &quot;;&quot;&quot;) ; IF(COUNTIF([.J$1:.J$1048576];[.A80]);[.J$1]&amp;&quot; &quot;;&quot;&quot;);  IF(COUNTIF([.K$1:.K$1048576];[.A80]);[.K$1]&amp;&quot; &quot;;&quot;&quot;)    ;  IF(COUNTIF([.L$1:.L$1048576];[.A80]);[.L$1]&amp;&quot; &quot;;&quot;&quot;);  IF(COUNTIF([.M$1:.M$1048576];[.A80]);[.M$1]&amp;&quot; &quot;;&quot;&quot;);  IF(COUNTIF([.N$1:.N$1048576];[.A80]);[.N$1]&amp;&quot; &quot;;&quot;&quot;);  IF(COUNTIF([.O$1:.O$1048576];[.A80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Elisann</text:p>
          </table:table-cell>
          <table:table-cell office:value-type="string" calcext:value-type="string">
            <text:p>Floyd</text:p>
          </table:table-cell>
          <table:table-cell table:number-columns-repeated="3"/>
          <table:table-cell office:value-type="string" calcext:value-type="string">
            <text:p>Mieke</text:p>
          </table:table-cell>
          <table:table-cell table:number-columns-repeated="3"/>
          <table:table-cell office:value-type="string" calcext:value-type="string">
            <text:p>Ines</text:p>
          </table:table-cell>
          <table:table-cell office:value-type="string" calcext:value-type="string">
            <text:p>Horst</text:p>
          </table:table-cell>
        </table:table-row>
        <table:table-row table:style-name="ro1">
          <table:table-cell office:value-type="string" calcext:value-type="string">
            <text:p>Ellen</text:p>
          </table:table-cell>
          <table:table-cell table:formula="of:=IF(COUNTIF([.E$1:.E$1048576];[.A81]);&quot;w&quot;;&quot;m&quot;)" office:value-type="string" office:string-value="w" calcext:value-type="string">
            <text:p>w</text:p>
          </table:table-cell>
          <table:table-cell table:formula="of:=CONCATENATE(IF(COUNTIF([.H$1:.H$1048576];[.A81]);[.H$1]&amp;&quot; &quot;;&quot;&quot;);  IF(COUNTIF([.I$1:.I$1048576];[.A81]);[.I$1]&amp;&quot; &quot;;&quot;&quot;) ; IF(COUNTIF([.J$1:.J$1048576];[.A81]);[.J$1]&amp;&quot; &quot;;&quot;&quot;);  IF(COUNTIF([.K$1:.K$1048576];[.A81]);[.K$1]&amp;&quot; &quot;;&quot;&quot;)    ;  IF(COUNTIF([.L$1:.L$1048576];[.A81]);[.L$1]&amp;&quot; &quot;;&quot;&quot;);  IF(COUNTIF([.M$1:.M$1048576];[.A81]);[.M$1]&amp;&quot; &quot;;&quot;&quot;);  IF(COUNTIF([.N$1:.N$1048576];[.A81]);[.N$1]&amp;&quot; &quot;;&quot;&quot;);  IF(COUNTIF([.O$1:.O$1048576];[.A81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Elise</text:p>
          </table:table-cell>
          <table:table-cell office:value-type="string" calcext:value-type="string">
            <text:p>Frank</text:p>
          </table:table-cell>
          <table:table-cell table:number-columns-repeated="3"/>
          <table:table-cell office:value-type="string" calcext:value-type="string">
            <text:p>Mika</text:p>
          </table:table-cell>
          <table:table-cell table:number-columns-repeated="3"/>
          <table:table-cell office:value-type="string" calcext:value-type="string">
            <text:p>Ira</text:p>
          </table:table-cell>
          <table:table-cell office:value-type="string" calcext:value-type="string">
            <text:p>Ian</text:p>
          </table:table-cell>
        </table:table-row>
        <table:table-row table:style-name="ro1">
          <table:table-cell office:value-type="string" calcext:value-type="string">
            <text:p>Emanuela</text:p>
          </table:table-cell>
          <table:table-cell table:formula="of:=IF(COUNTIF([.E$1:.E$1048576];[.A82]);&quot;w&quot;;&quot;m&quot;)" office:value-type="string" office:string-value="w" calcext:value-type="string">
            <text:p>w</text:p>
          </table:table-cell>
          <table:table-cell table:formula="of:=CONCATENATE(IF(COUNTIF([.H$1:.H$1048576];[.A82]);[.H$1]&amp;&quot; &quot;;&quot;&quot;);  IF(COUNTIF([.I$1:.I$1048576];[.A82]);[.I$1]&amp;&quot; &quot;;&quot;&quot;) ; IF(COUNTIF([.J$1:.J$1048576];[.A82]);[.J$1]&amp;&quot; &quot;;&quot;&quot;);  IF(COUNTIF([.K$1:.K$1048576];[.A82]);[.K$1]&amp;&quot; &quot;;&quot;&quot;)    ;  IF(COUNTIF([.L$1:.L$1048576];[.A82]);[.L$1]&amp;&quot; &quot;;&quot;&quot;);  IF(COUNTIF([.M$1:.M$1048576];[.A82]);[.M$1]&amp;&quot; &quot;;&quot;&quot;);  IF(COUNTIF([.N$1:.N$1048576];[.A82]);[.N$1]&amp;&quot; &quot;;&quot;&quot;);  IF(COUNTIF([.O$1:.O$1048576];[.A82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Ellen</text:p>
          </table:table-cell>
          <table:table-cell office:value-type="string" calcext:value-type="string">
            <text:p>Fridolin</text:p>
          </table:table-cell>
          <table:table-cell table:number-columns-repeated="3"/>
          <table:table-cell office:value-type="string" calcext:value-type="string">
            <text:p>Miriam</text:p>
          </table:table-cell>
          <table:table-cell table:number-columns-repeated="3"/>
          <table:table-cell office:value-type="string" calcext:value-type="string">
            <text:p>Irene</text:p>
          </table:table-cell>
          <table:table-cell office:value-type="string" calcext:value-type="string">
            <text:p>Ida</text:p>
          </table:table-cell>
        </table:table-row>
        <table:table-row table:style-name="ro1">
          <table:table-cell office:value-type="string" calcext:value-type="string">
            <text:p>Emelie</text:p>
          </table:table-cell>
          <table:table-cell table:formula="of:=IF(COUNTIF([.E$1:.E$1048576];[.A83]);&quot;w&quot;;&quot;m&quot;)" office:value-type="string" office:string-value="w" calcext:value-type="string">
            <text:p>w</text:p>
          </table:table-cell>
          <table:table-cell table:formula="of:=CONCATENATE(IF(COUNTIF([.H$1:.H$1048576];[.A83]);[.H$1]&amp;&quot; &quot;;&quot;&quot;);  IF(COUNTIF([.I$1:.I$1048576];[.A83]);[.I$1]&amp;&quot; &quot;;&quot;&quot;) ; IF(COUNTIF([.J$1:.J$1048576];[.A83]);[.J$1]&amp;&quot; &quot;;&quot;&quot;);  IF(COUNTIF([.K$1:.K$1048576];[.A83]);[.K$1]&amp;&quot; &quot;;&quot;&quot;)    ;  IF(COUNTIF([.L$1:.L$1048576];[.A83]);[.L$1]&amp;&quot; &quot;;&quot;&quot;);  IF(COUNTIF([.M$1:.M$1048576];[.A83]);[.M$1]&amp;&quot; &quot;;&quot;&quot;);  IF(COUNTIF([.N$1:.N$1048576];[.A83]);[.N$1]&amp;&quot; &quot;;&quot;&quot;);  IF(COUNTIF([.O$1:.O$1048576];[.A83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Emanuela</text:p>
          </table:table-cell>
          <table:table-cell office:value-type="string" calcext:value-type="string">
            <text:p>Fritz</text:p>
          </table:table-cell>
          <table:table-cell table:number-columns-repeated="3"/>
          <table:table-cell office:value-type="string" calcext:value-type="string">
            <text:p>Naomi</text:p>
          </table:table-cell>
          <table:table-cell table:number-columns-repeated="3"/>
          <table:table-cell office:value-type="string" calcext:value-type="string">
            <text:p>Iris</text:p>
          </table:table-cell>
          <table:table-cell office:value-type="string" calcext:value-type="string">
            <text:p>Ina</text:p>
          </table:table-cell>
        </table:table-row>
        <table:table-row table:style-name="ro1">
          <table:table-cell office:value-type="string" calcext:value-type="string">
            <text:p>Emilia</text:p>
          </table:table-cell>
          <table:table-cell table:formula="of:=IF(COUNTIF([.E$1:.E$1048576];[.A84]);&quot;w&quot;;&quot;m&quot;)" office:value-type="string" office:string-value="w" calcext:value-type="string">
            <text:p>w</text:p>
          </table:table-cell>
          <table:table-cell table:formula="of:=CONCATENATE(IF(COUNTIF([.H$1:.H$1048576];[.A84]);[.H$1]&amp;&quot; &quot;;&quot;&quot;);  IF(COUNTIF([.I$1:.I$1048576];[.A84]);[.I$1]&amp;&quot; &quot;;&quot;&quot;) ; IF(COUNTIF([.J$1:.J$1048576];[.A84]);[.J$1]&amp;&quot; &quot;;&quot;&quot;);  IF(COUNTIF([.K$1:.K$1048576];[.A84]);[.K$1]&amp;&quot; &quot;;&quot;&quot;)    ;  IF(COUNTIF([.L$1:.L$1048576];[.A84]);[.L$1]&amp;&quot; &quot;;&quot;&quot;);  IF(COUNTIF([.M$1:.M$1048576];[.A84]);[.M$1]&amp;&quot; &quot;;&quot;&quot;);  IF(COUNTIF([.N$1:.N$1048576];[.A84]);[.N$1]&amp;&quot; &quot;;&quot;&quot;);  IF(COUNTIF([.O$1:.O$1048576];[.A84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Emelie</text:p>
          </table:table-cell>
          <table:table-cell office:value-type="string" calcext:value-type="string">
            <text:p>Frédéric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Isis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table:formula="of:=IF(COUNTIF([.E$1:.E$1048576];[.A85]);&quot;w&quot;;&quot;m&quot;)" office:value-type="string" office:string-value="w" calcext:value-type="string">
            <text:p>w</text:p>
          </table:table-cell>
          <table:table-cell table:formula="of:=CONCATENATE(IF(COUNTIF([.H$1:.H$1048576];[.A85]);[.H$1]&amp;&quot; &quot;;&quot;&quot;);  IF(COUNTIF([.I$1:.I$1048576];[.A85]);[.I$1]&amp;&quot; &quot;;&quot;&quot;) ; IF(COUNTIF([.J$1:.J$1048576];[.A85]);[.J$1]&amp;&quot; &quot;;&quot;&quot;);  IF(COUNTIF([.K$1:.K$1048576];[.A85]);[.K$1]&amp;&quot; &quot;;&quot;&quot;)    ;  IF(COUNTIF([.L$1:.L$1048576];[.A85]);[.L$1]&amp;&quot; &quot;;&quot;&quot;);  IF(COUNTIF([.M$1:.M$1048576];[.A85]);[.M$1]&amp;&quot; &quot;;&quot;&quot;);  IF(COUNTIF([.N$1:.N$1048576];[.A85]);[.N$1]&amp;&quot; &quot;;&quot;&quot;);  IF(COUNTIF([.O$1:.O$1048576];[.A85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Emilia</text:p>
          </table:table-cell>
          <table:table-cell office:value-type="string" calcext:value-type="string">
            <text:p>Fudo</text:p>
          </table:table-cell>
          <table:table-cell table:number-columns-repeated="3"/>
          <table:table-cell office:value-type="string" calcext:value-type="string">
            <text:p>Noah</text:p>
          </table:table-cell>
          <table:table-cell table:number-columns-repeated="3"/>
          <table:table-cell office:value-type="string" calcext:value-type="string">
            <text:p>Julia</text:p>
          </table:table-cell>
          <table:table-cell office:value-type="string" calcext:value-type="string">
            <text:p>Ingmar</text:p>
          </table:table-cell>
        </table:table-row>
        <table:table-row table:style-name="ro1">
          <table:table-cell office:value-type="string" calcext:value-type="string">
            <text:p>Enja</text:p>
          </table:table-cell>
          <table:table-cell table:formula="of:=IF(COUNTIF([.E$1:.E$1048576];[.A86]);&quot;w&quot;;&quot;m&quot;)" office:value-type="string" office:string-value="w" calcext:value-type="string">
            <text:p>w</text:p>
          </table:table-cell>
          <table:table-cell table:formula="of:=CONCATENATE(IF(COUNTIF([.H$1:.H$1048576];[.A86]);[.H$1]&amp;&quot; &quot;;&quot;&quot;);  IF(COUNTIF([.I$1:.I$1048576];[.A86]);[.I$1]&amp;&quot; &quot;;&quot;&quot;) ; IF(COUNTIF([.J$1:.J$1048576];[.A86]);[.J$1]&amp;&quot; &quot;;&quot;&quot;);  IF(COUNTIF([.K$1:.K$1048576];[.A86]);[.K$1]&amp;&quot; &quot;;&quot;&quot;)    ;  IF(COUNTIF([.L$1:.L$1048576];[.A86]);[.L$1]&amp;&quot; &quot;;&quot;&quot;);  IF(COUNTIF([.M$1:.M$1048576];[.A86]);[.M$1]&amp;&quot; &quot;;&quot;&quot;);  IF(COUNTIF([.N$1:.N$1048576];[.A86]);[.N$1]&amp;&quot; &quot;;&quot;&quot;);  IF(COUNTIF([.O$1:.O$1048576];[.A86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Emma</text:p>
          </table:table-cell>
          <table:table-cell office:value-type="string" calcext:value-type="string">
            <text:p>Gabriel</text:p>
          </table:table-cell>
          <table:table-cell table:number-columns-repeated="3"/>
          <table:table-cell office:value-type="string" calcext:value-type="string">
            <text:p>Ona</text:p>
          </table:table-cell>
          <table:table-cell table:number-columns-repeated="3"/>
          <table:table-cell office:value-type="string" calcext:value-type="string">
            <text:p>Julian</text:p>
          </table:table-cell>
          <table:table-cell office:value-type="string" calcext:value-type="string">
            <text:p>Ingo</text:p>
          </table:table-cell>
        </table:table-row>
        <table:table-row table:style-name="ro1">
          <table:table-cell office:value-type="string" calcext:value-type="string">
            <text:p>Esther</text:p>
          </table:table-cell>
          <table:table-cell table:formula="of:=IF(COUNTIF([.E$1:.E$1048576];[.A87]);&quot;w&quot;;&quot;m&quot;)" office:value-type="string" office:string-value="w" calcext:value-type="string">
            <text:p>w</text:p>
          </table:table-cell>
          <table:table-cell table:formula="of:=CONCATENATE(IF(COUNTIF([.H$1:.H$1048576];[.A87]);[.H$1]&amp;&quot; &quot;;&quot;&quot;);  IF(COUNTIF([.I$1:.I$1048576];[.A87]);[.I$1]&amp;&quot; &quot;;&quot;&quot;) ; IF(COUNTIF([.J$1:.J$1048576];[.A87]);[.J$1]&amp;&quot; &quot;;&quot;&quot;);  IF(COUNTIF([.K$1:.K$1048576];[.A87]);[.K$1]&amp;&quot; &quot;;&quot;&quot;)    ;  IF(COUNTIF([.L$1:.L$1048576];[.A87]);[.L$1]&amp;&quot; &quot;;&quot;&quot;);  IF(COUNTIF([.M$1:.M$1048576];[.A87]);[.M$1]&amp;&quot; &quot;;&quot;&quot;);  IF(COUNTIF([.N$1:.N$1048576];[.A87]);[.N$1]&amp;&quot; &quot;;&quot;&quot;);  IF(COUNTIF([.O$1:.O$1048576];[.A87]);[.O$1]&amp;&quot; &quot;;&quot;&quot;))" office:value-type="string" office:string-value="arabisch " calcext:value-type="string">
            <text:p>arabisch </text:p>
          </table:table-cell>
          <table:table-cell/>
          <table:table-cell office:value-type="string" calcext:value-type="string">
            <text:p>Enja</text:p>
          </table:table-cell>
          <table:table-cell office:value-type="string" calcext:value-type="string">
            <text:p>Geert</text:p>
          </table:table-cell>
          <table:table-cell table:number-columns-repeated="3"/>
          <table:table-cell office:value-type="string" calcext:value-type="string">
            <text:p>Pepe</text:p>
          </table:table-cell>
          <table:table-cell table:number-columns-repeated="3"/>
          <table:table-cell office:value-type="string" calcext:value-type="string">
            <text:p>Julius</text:p>
          </table:table-cell>
          <table:table-cell office:value-type="string" calcext:value-type="string">
            <text:p>Inka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table:formula="of:=IF(COUNTIF([.E$1:.E$1048576];[.A88]);&quot;w&quot;;&quot;m&quot;)" office:value-type="string" office:string-value="w" calcext:value-type="string">
            <text:p>w</text:p>
          </table:table-cell>
          <table:table-cell table:formula="of:=CONCATENATE(IF(COUNTIF([.H$1:.H$1048576];[.A88]);[.H$1]&amp;&quot; &quot;;&quot;&quot;);  IF(COUNTIF([.I$1:.I$1048576];[.A88]);[.I$1]&amp;&quot; &quot;;&quot;&quot;) ; IF(COUNTIF([.J$1:.J$1048576];[.A88]);[.J$1]&amp;&quot; &quot;;&quot;&quot;);  IF(COUNTIF([.K$1:.K$1048576];[.A88]);[.K$1]&amp;&quot; &quot;;&quot;&quot;)    ;  IF(COUNTIF([.L$1:.L$1048576];[.A88]);[.L$1]&amp;&quot; &quot;;&quot;&quot;);  IF(COUNTIF([.M$1:.M$1048576];[.A88]);[.M$1]&amp;&quot; &quot;;&quot;&quot;);  IF(COUNTIF([.N$1:.N$1048576];[.A88]);[.N$1]&amp;&quot; &quot;;&quot;&quot;);  IF(COUNTIF([.O$1:.O$1048576];[.A88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Esther</text:p>
          </table:table-cell>
          <table:table-cell office:value-type="string" calcext:value-type="string">
            <text:p>Gent</text:p>
          </table:table-cell>
          <table:table-cell table:number-columns-repeated="3"/>
          <table:table-cell office:value-type="string" calcext:value-type="string">
            <text:p>Raphael</text:p>
          </table:table-cell>
          <table:table-cell table:number-columns-repeated="3"/>
          <table:table-cell office:value-type="string" calcext:value-type="string">
            <text:p>Karin</text:p>
          </table:table-cell>
          <table:table-cell office:value-type="string" calcext:value-type="string">
            <text:p>Irmina</text:p>
          </table:table-cell>
        </table:table-row>
        <table:table-row table:style-name="ro1">
          <table:table-cell office:value-type="string" calcext:value-type="string">
            <text:p>Fabienne</text:p>
          </table:table-cell>
          <table:table-cell table:formula="of:=IF(COUNTIF([.E$1:.E$1048576];[.A89]);&quot;w&quot;;&quot;m&quot;)" office:value-type="string" office:string-value="w" calcext:value-type="string">
            <text:p>w</text:p>
          </table:table-cell>
          <table:table-cell table:formula="of:=CONCATENATE(IF(COUNTIF([.H$1:.H$1048576];[.A89]);[.H$1]&amp;&quot; &quot;;&quot;&quot;);  IF(COUNTIF([.I$1:.I$1048576];[.A89]);[.I$1]&amp;&quot; &quot;;&quot;&quot;) ; IF(COUNTIF([.J$1:.J$1048576];[.A89]);[.J$1]&amp;&quot; &quot;;&quot;&quot;);  IF(COUNTIF([.K$1:.K$1048576];[.A89]);[.K$1]&amp;&quot; &quot;;&quot;&quot;)    ;  IF(COUNTIF([.L$1:.L$1048576];[.A89]);[.L$1]&amp;&quot; &quot;;&quot;&quot;);  IF(COUNTIF([.M$1:.M$1048576];[.A89]);[.M$1]&amp;&quot; &quot;;&quot;&quot;);  IF(COUNTIF([.N$1:.N$1048576];[.A89]);[.N$1]&amp;&quot; &quot;;&quot;&quot;);  IF(COUNTIF([.O$1:.O$1048576];[.A89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Eva</text:p>
          </table:table-cell>
          <table:table-cell office:value-type="string" calcext:value-type="string">
            <text:p>Geoffrey</text:p>
          </table:table-cell>
          <table:table-cell table:number-columns-repeated="3"/>
          <table:table-cell office:value-type="string" calcext:value-type="string">
            <text:p>Rebekka</text:p>
          </table:table-cell>
          <table:table-cell table:number-columns-repeated="3"/>
          <table:table-cell office:value-type="string" calcext:value-type="string">
            <text:p>Katharina</text:p>
          </table:table-cell>
          <table:table-cell office:value-type="string" calcext:value-type="string">
            <text:p>Isalie</text:p>
          </table:table-cell>
        </table:table-row>
        <table:table-row table:style-name="ro1">
          <table:table-cell office:value-type="string" calcext:value-type="string">
            <text:p>Fabiola</text:p>
          </table:table-cell>
          <table:table-cell table:formula="of:=IF(COUNTIF([.E$1:.E$1048576];[.A90]);&quot;w&quot;;&quot;m&quot;)" office:value-type="string" office:string-value="w" calcext:value-type="string">
            <text:p>w</text:p>
          </table:table-cell>
          <table:table-cell table:formula="of:=CONCATENATE(IF(COUNTIF([.H$1:.H$1048576];[.A90]);[.H$1]&amp;&quot; &quot;;&quot;&quot;);  IF(COUNTIF([.I$1:.I$1048576];[.A90]);[.I$1]&amp;&quot; &quot;;&quot;&quot;) ; IF(COUNTIF([.J$1:.J$1048576];[.A90]);[.J$1]&amp;&quot; &quot;;&quot;&quot;);  IF(COUNTIF([.K$1:.K$1048576];[.A90]);[.K$1]&amp;&quot; &quot;;&quot;&quot;)    ;  IF(COUNTIF([.L$1:.L$1048576];[.A90]);[.L$1]&amp;&quot; &quot;;&quot;&quot;);  IF(COUNTIF([.M$1:.M$1048576];[.A90]);[.M$1]&amp;&quot; &quot;;&quot;&quot;);  IF(COUNTIF([.N$1:.N$1048576];[.A90]);[.N$1]&amp;&quot; &quot;;&quot;&quot;);  IF(COUNTIF([.O$1:.O$1048576];[.A90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Fabienne</text:p>
          </table:table-cell>
          <table:table-cell office:value-type="string" calcext:value-type="string">
            <text:p>Georg</text:p>
          </table:table-cell>
          <table:table-cell table:number-columns-repeated="3"/>
          <table:table-cell office:value-type="string" calcext:value-type="string">
            <text:p>Samuel</text:p>
          </table:table-cell>
          <table:table-cell table:number-columns-repeated="3"/>
          <table:table-cell office:value-type="string" calcext:value-type="string">
            <text:p>Kathrin</text:p>
          </table:table-cell>
          <table:table-cell office:value-type="string" calcext:value-type="string">
            <text:p>Isolde</text:p>
          </table:table-cell>
        </table:table-row>
        <table:table-row table:style-name="ro1">
          <table:table-cell office:value-type="string" calcext:value-type="string">
            <text:p>Fanny</text:p>
          </table:table-cell>
          <table:table-cell table:formula="of:=IF(COUNTIF([.E$1:.E$1048576];[.A91]);&quot;w&quot;;&quot;m&quot;)" office:value-type="string" office:string-value="w" calcext:value-type="string">
            <text:p>w</text:p>
          </table:table-cell>
          <table:table-cell table:formula="of:=CONCATENATE(IF(COUNTIF([.H$1:.H$1048576];[.A91]);[.H$1]&amp;&quot; &quot;;&quot;&quot;);  IF(COUNTIF([.I$1:.I$1048576];[.A91]);[.I$1]&amp;&quot; &quot;;&quot;&quot;) ; IF(COUNTIF([.J$1:.J$1048576];[.A91]);[.J$1]&amp;&quot; &quot;;&quot;&quot;);  IF(COUNTIF([.K$1:.K$1048576];[.A91]);[.K$1]&amp;&quot; &quot;;&quot;&quot;)    ;  IF(COUNTIF([.L$1:.L$1048576];[.A91]);[.L$1]&amp;&quot; &quot;;&quot;&quot;);  IF(COUNTIF([.M$1:.M$1048576];[.A91]);[.M$1]&amp;&quot; &quot;;&quot;&quot;);  IF(COUNTIF([.N$1:.N$1048576];[.A91]);[.N$1]&amp;&quot; &quot;;&quot;&quot;);  IF(COUNTIF([.O$1:.O$1048576];[.A91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Fabiola</text:p>
          </table:table-cell>
          <table:table-cell office:value-type="string" calcext:value-type="string">
            <text:p>George</text:p>
          </table:table-cell>
          <table:table-cell table:number-columns-repeated="3"/>
          <table:table-cell office:value-type="string" calcext:value-type="string">
            <text:p>Sara(h)</text:p>
          </table:table-cell>
          <table:table-cell table:number-columns-repeated="3"/>
          <table:table-cell office:value-type="string" calcext:value-type="string">
            <text:p>Konstantin</text:p>
          </table:table-cell>
          <table:table-cell office:value-type="string" calcext:value-type="string">
            <text:p>Ivonne</text:p>
          </table:table-cell>
        </table:table-row>
        <table:table-row table:style-name="ro1">
          <table:table-cell office:value-type="string" calcext:value-type="string">
            <text:p>Fatima</text:p>
          </table:table-cell>
          <table:table-cell table:formula="of:=IF(COUNTIF([.E$1:.E$1048576];[.A92]);&quot;w&quot;;&quot;m&quot;)" office:value-type="string" office:string-value="w" calcext:value-type="string">
            <text:p>w</text:p>
          </table:table-cell>
          <table:table-cell table:formula="of:=CONCATENATE(IF(COUNTIF([.H$1:.H$1048576];[.A92]);[.H$1]&amp;&quot; &quot;;&quot;&quot;);  IF(COUNTIF([.I$1:.I$1048576];[.A92]);[.I$1]&amp;&quot; &quot;;&quot;&quot;) ; IF(COUNTIF([.J$1:.J$1048576];[.A92]);[.J$1]&amp;&quot; &quot;;&quot;&quot;);  IF(COUNTIF([.K$1:.K$1048576];[.A92]);[.K$1]&amp;&quot; &quot;;&quot;&quot;)    ;  IF(COUNTIF([.L$1:.L$1048576];[.A92]);[.L$1]&amp;&quot; &quot;;&quot;&quot;);  IF(COUNTIF([.M$1:.M$1048576];[.A92]);[.M$1]&amp;&quot; &quot;;&quot;&quot;);  IF(COUNTIF([.N$1:.N$1048576];[.A92]);[.N$1]&amp;&quot; &quot;;&quot;&quot;);  IF(COUNTIF([.O$1:.O$1048576];[.A92]);[.O$1]&amp;&quot; &quot;;&quot;&quot;))" office:value-type="string" office:string-value="arabisch " calcext:value-type="string">
            <text:p>arabisch </text:p>
          </table:table-cell>
          <table:table-cell/>
          <table:table-cell office:value-type="string" calcext:value-type="string">
            <text:p>Fanny</text:p>
          </table:table-cell>
          <table:table-cell office:value-type="string" calcext:value-type="string">
            <text:p>Gerald</text:p>
          </table:table-cell>
          <table:table-cell table:number-columns-repeated="3"/>
          <table:table-cell office:value-type="string" calcext:value-type="string">
            <text:p>Simon</text:p>
          </table:table-cell>
          <table:table-cell table:number-columns-repeated="3"/>
          <table:table-cell office:value-type="string" calcext:value-type="string">
            <text:p>Larissa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Fee</text:p>
          </table:table-cell>
          <table:table-cell table:formula="of:=IF(COUNTIF([.E$1:.E$1048576];[.A93]);&quot;w&quot;;&quot;m&quot;)" office:value-type="string" office:string-value="w" calcext:value-type="string">
            <text:p>w</text:p>
          </table:table-cell>
          <table:table-cell table:formula="of:=CONCATENATE(IF(COUNTIF([.H$1:.H$1048576];[.A93]);[.H$1]&amp;&quot; &quot;;&quot;&quot;);  IF(COUNTIF([.I$1:.I$1048576];[.A93]);[.I$1]&amp;&quot; &quot;;&quot;&quot;) ; IF(COUNTIF([.J$1:.J$1048576];[.A93]);[.J$1]&amp;&quot; &quot;;&quot;&quot;);  IF(COUNTIF([.K$1:.K$1048576];[.A93]);[.K$1]&amp;&quot; &quot;;&quot;&quot;)    ;  IF(COUNTIF([.L$1:.L$1048576];[.A93]);[.L$1]&amp;&quot; &quot;;&quot;&quot;);  IF(COUNTIF([.M$1:.M$1048576];[.A93]);[.M$1]&amp;&quot; &quot;;&quot;&quot;);  IF(COUNTIF([.N$1:.N$1048576];[.A93]);[.N$1]&amp;&quot; &quot;;&quot;&quot;);  IF(COUNTIF([.O$1:.O$1048576];[.A93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Fatima</text:p>
          </table:table-cell>
          <table:table-cell office:value-type="string" calcext:value-type="string">
            <text:p>Gerd</text:p>
          </table:table-cell>
          <table:table-cell table:number-columns-repeated="3"/>
          <table:table-cell office:value-type="string" calcext:value-type="string">
            <text:p>Tabea</text:p>
          </table:table-cell>
          <table:table-cell table:number-columns-repeated="3"/>
          <table:table-cell office:value-type="string" calcext:value-type="string">
            <text:p>Laura</text:p>
          </table:table-cell>
          <table:table-cell office:value-type="string" calcext:value-type="string">
            <text:p>Janina</text:p>
          </table:table-cell>
        </table:table-row>
        <table:table-row table:style-name="ro1">
          <table:table-cell office:value-type="string" calcext:value-type="string">
            <text:p>Felia</text:p>
          </table:table-cell>
          <table:table-cell table:formula="of:=IF(COUNTIF([.E$1:.E$1048576];[.A94]);&quot;w&quot;;&quot;m&quot;)" office:value-type="string" office:string-value="w" calcext:value-type="string">
            <text:p>w</text:p>
          </table:table-cell>
          <table:table-cell table:formula="of:=CONCATENATE(IF(COUNTIF([.H$1:.H$1048576];[.A94]);[.H$1]&amp;&quot; &quot;;&quot;&quot;);  IF(COUNTIF([.I$1:.I$1048576];[.A94]);[.I$1]&amp;&quot; &quot;;&quot;&quot;) ; IF(COUNTIF([.J$1:.J$1048576];[.A94]);[.J$1]&amp;&quot; &quot;;&quot;&quot;);  IF(COUNTIF([.K$1:.K$1048576];[.A94]);[.K$1]&amp;&quot; &quot;;&quot;&quot;)    ;  IF(COUNTIF([.L$1:.L$1048576];[.A94]);[.L$1]&amp;&quot; &quot;;&quot;&quot;);  IF(COUNTIF([.M$1:.M$1048576];[.A94]);[.M$1]&amp;&quot; &quot;;&quot;&quot;);  IF(COUNTIF([.N$1:.N$1048576];[.A94]);[.N$1]&amp;&quot; &quot;;&quot;&quot;);  IF(COUNTIF([.O$1:.O$1048576];[.A94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Fee</text:p>
          </table:table-cell>
          <table:table-cell office:value-type="string" calcext:value-type="string">
            <text:p>Gerhard</text:p>
          </table:table-cell>
          <table:table-cell table:number-columns-repeated="3"/>
          <table:table-cell office:value-type="string" calcext:value-type="string">
            <text:p>Tamara</text:p>
          </table:table-cell>
          <table:table-cell table:number-columns-repeated="3"/>
          <table:table-cell office:value-type="string" calcext:value-type="string">
            <text:p>Leandro</text:p>
          </table:table-cell>
          <table:table-cell office:value-type="string" calcext:value-type="string">
            <text:p>Karl</text:p>
          </table:table-cell>
        </table:table-row>
        <table:table-row table:style-name="ro1">
          <table:table-cell office:value-type="string" calcext:value-type="string">
            <text:p>Felicitas</text:p>
          </table:table-cell>
          <table:table-cell table:formula="of:=IF(COUNTIF([.E$1:.E$1048576];[.A95]);&quot;w&quot;;&quot;m&quot;)" office:value-type="string" office:string-value="w" calcext:value-type="string">
            <text:p>w</text:p>
          </table:table-cell>
          <table:table-cell table:formula="of:=CONCATENATE(IF(COUNTIF([.H$1:.H$1048576];[.A95]);[.H$1]&amp;&quot; &quot;;&quot;&quot;);  IF(COUNTIF([.I$1:.I$1048576];[.A95]);[.I$1]&amp;&quot; &quot;;&quot;&quot;) ; IF(COUNTIF([.J$1:.J$1048576];[.A95]);[.J$1]&amp;&quot; &quot;;&quot;&quot;);  IF(COUNTIF([.K$1:.K$1048576];[.A95]);[.K$1]&amp;&quot; &quot;;&quot;&quot;)    ;  IF(COUNTIF([.L$1:.L$1048576];[.A95]);[.L$1]&amp;&quot; &quot;;&quot;&quot;);  IF(COUNTIF([.M$1:.M$1048576];[.A95]);[.M$1]&amp;&quot; &quot;;&quot;&quot;);  IF(COUNTIF([.N$1:.N$1048576];[.A95]);[.N$1]&amp;&quot; &quot;;&quot;&quot;);  IF(COUNTIF([.O$1:.O$1048576];[.A95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Felia</text:p>
          </table:table-cell>
          <table:table-cell office:value-type="string" calcext:value-type="string">
            <text:p>Gerit</text:p>
          </table:table-cell>
          <table:table-cell table:number-columns-repeated="3"/>
          <table:table-cell office:value-type="string" calcext:value-type="string">
            <text:p>Thomas</text:p>
          </table:table-cell>
          <table:table-cell table:number-columns-repeated="3"/>
          <table:table-cell office:value-type="string" calcext:value-type="string">
            <text:p>Leni</text:p>
          </table:table-cell>
          <table:table-cell office:value-type="string" calcext:value-type="string">
            <text:p>Karla</text:p>
          </table:table-cell>
        </table:table-row>
        <table:table-row table:style-name="ro1">
          <table:table-cell office:value-type="string" calcext:value-type="string">
            <text:p>Felipa</text:p>
          </table:table-cell>
          <table:table-cell table:formula="of:=IF(COUNTIF([.E$1:.E$1048576];[.A96]);&quot;w&quot;;&quot;m&quot;)" office:value-type="string" office:string-value="w" calcext:value-type="string">
            <text:p>w</text:p>
          </table:table-cell>
          <table:table-cell table:formula="of:=CONCATENATE(IF(COUNTIF([.H$1:.H$1048576];[.A96]);[.H$1]&amp;&quot; &quot;;&quot;&quot;);  IF(COUNTIF([.I$1:.I$1048576];[.A96]);[.I$1]&amp;&quot; &quot;;&quot;&quot;) ; IF(COUNTIF([.J$1:.J$1048576];[.A96]);[.J$1]&amp;&quot; &quot;;&quot;&quot;);  IF(COUNTIF([.K$1:.K$1048576];[.A96]);[.K$1]&amp;&quot; &quot;;&quot;&quot;)    ;  IF(COUNTIF([.L$1:.L$1048576];[.A96]);[.L$1]&amp;&quot; &quot;;&quot;&quot;);  IF(COUNTIF([.M$1:.M$1048576];[.A96]);[.M$1]&amp;&quot; &quot;;&quot;&quot;);  IF(COUNTIF([.N$1:.N$1048576];[.A96]);[.N$1]&amp;&quot; &quot;;&quot;&quot;);  IF(COUNTIF([.O$1:.O$1048576];[.A96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Felicitas</text:p>
          </table:table-cell>
          <table:table-cell office:value-type="string" calcext:value-type="string">
            <text:p>Ghazi</text:p>
          </table:table-cell>
          <table:table-cell table:number-columns-repeated="3"/>
          <table:table-cell office:value-type="string" calcext:value-type="string">
            <text:p>Tobias</text:p>
          </table:table-cell>
          <table:table-cell table:number-columns-repeated="3"/>
          <table:table-cell office:value-type="string" calcext:value-type="string">
            <text:p>Leo</text:p>
          </table:table-cell>
          <table:table-cell office:value-type="string" calcext:value-type="string">
            <text:p>Karoline</text:p>
          </table:table-cell>
        </table:table-row>
        <table:table-row table:style-name="ro1">
          <table:table-cell office:value-type="string" calcext:value-type="string">
            <text:p>Fenja</text:p>
          </table:table-cell>
          <table:table-cell table:formula="of:=IF(COUNTIF([.E$1:.E$1048576];[.A97]);&quot;w&quot;;&quot;m&quot;)" office:value-type="string" office:string-value="w" calcext:value-type="string">
            <text:p>w</text:p>
          </table:table-cell>
          <table:table-cell table:formula="of:=CONCATENATE(IF(COUNTIF([.H$1:.H$1048576];[.A97]);[.H$1]&amp;&quot; &quot;;&quot;&quot;);  IF(COUNTIF([.I$1:.I$1048576];[.A97]);[.I$1]&amp;&quot; &quot;;&quot;&quot;) ; IF(COUNTIF([.J$1:.J$1048576];[.A97]);[.J$1]&amp;&quot; &quot;;&quot;&quot;);  IF(COUNTIF([.K$1:.K$1048576];[.A97]);[.K$1]&amp;&quot; &quot;;&quot;&quot;)    ;  IF(COUNTIF([.L$1:.L$1048576];[.A97]);[.L$1]&amp;&quot; &quot;;&quot;&quot;);  IF(COUNTIF([.M$1:.M$1048576];[.A97]);[.M$1]&amp;&quot; &quot;;&quot;&quot;);  IF(COUNTIF([.N$1:.N$1048576];[.A97]);[.N$1]&amp;&quot; &quot;;&quot;&quot;);  IF(COUNTIF([.O$1:.O$1048576];[.A97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Felipa</text:p>
          </table:table-cell>
          <table:table-cell office:value-type="string" calcext:value-type="string">
            <text:p>Gideon</text:p>
          </table:table-cell>
          <table:table-cell table:number-columns-repeated="3"/>
          <table:table-cell office:value-type="string" calcext:value-type="string">
            <text:p>Uriel</text:p>
          </table:table-cell>
          <table:table-cell table:number-columns-repeated="3"/>
          <table:table-cell office:value-type="string" calcext:value-type="string">
            <text:p>Leonardo</text:p>
          </table:table-cell>
          <table:table-cell office:value-type="string" calcext:value-type="string">
            <text:p>Kilian</text:p>
          </table:table-cell>
        </table:table-row>
        <table:table-row table:style-name="ro1">
          <table:table-cell office:value-type="string" calcext:value-type="string">
            <text:p>Fida</text:p>
          </table:table-cell>
          <table:table-cell table:formula="of:=IF(COUNTIF([.E$1:.E$1048576];[.A98]);&quot;w&quot;;&quot;m&quot;)" office:value-type="string" office:string-value="w" calcext:value-type="string">
            <text:p>w</text:p>
          </table:table-cell>
          <table:table-cell table:formula="of:=CONCATENATE(IF(COUNTIF([.H$1:.H$1048576];[.A98]);[.H$1]&amp;&quot; &quot;;&quot;&quot;);  IF(COUNTIF([.I$1:.I$1048576];[.A98]);[.I$1]&amp;&quot; &quot;;&quot;&quot;) ; IF(COUNTIF([.J$1:.J$1048576];[.A98]);[.J$1]&amp;&quot; &quot;;&quot;&quot;);  IF(COUNTIF([.K$1:.K$1048576];[.A98]);[.K$1]&amp;&quot; &quot;;&quot;&quot;)    ;  IF(COUNTIF([.L$1:.L$1048576];[.A98]);[.L$1]&amp;&quot; &quot;;&quot;&quot;);  IF(COUNTIF([.M$1:.M$1048576];[.A98]);[.M$1]&amp;&quot; &quot;;&quot;&quot;);  IF(COUNTIF([.N$1:.N$1048576];[.A98]);[.N$1]&amp;&quot; &quot;;&quot;&quot;);  IF(COUNTIF([.O$1:.O$1048576];[.A98]);[.O$1]&amp;&quot; &quot;;&quot;&quot;))" office:value-type="string" office:string-value="arabisch " calcext:value-type="string">
            <text:p>arabisch </text:p>
          </table:table-cell>
          <table:table-cell/>
          <table:table-cell office:value-type="string" calcext:value-type="string">
            <text:p>Fenja</text:p>
          </table:table-cell>
          <table:table-cell office:value-type="string" calcext:value-type="string">
            <text:p>Gido</text:p>
          </table:table-cell>
          <table:table-cell table:number-columns-repeated="3"/>
          <table:table-cell office:value-type="string" calcext:value-type="string">
            <text:p>Yafa</text:p>
          </table:table-cell>
          <table:table-cell table:number-columns-repeated="3"/>
          <table:table-cell office:value-type="string" calcext:value-type="string">
            <text:p>Linus</text:p>
          </table:table-cell>
          <table:table-cell office:value-type="string" calcext:value-type="string">
            <text:p>Korbinian</text:p>
          </table:table-cell>
        </table:table-row>
        <table:table-row table:style-name="ro1">
          <table:table-cell office:value-type="string" calcext:value-type="string">
            <text:p>Fidelia</text:p>
          </table:table-cell>
          <table:table-cell table:formula="of:=IF(COUNTIF([.E$1:.E$1048576];[.A99]);&quot;w&quot;;&quot;m&quot;)" office:value-type="string" office:string-value="w" calcext:value-type="string">
            <text:p>w</text:p>
          </table:table-cell>
          <table:table-cell table:formula="of:=CONCATENATE(IF(COUNTIF([.H$1:.H$1048576];[.A99]);[.H$1]&amp;&quot; &quot;;&quot;&quot;);  IF(COUNTIF([.I$1:.I$1048576];[.A99]);[.I$1]&amp;&quot; &quot;;&quot;&quot;) ; IF(COUNTIF([.J$1:.J$1048576];[.A99]);[.J$1]&amp;&quot; &quot;;&quot;&quot;);  IF(COUNTIF([.K$1:.K$1048576];[.A99]);[.K$1]&amp;&quot; &quot;;&quot;&quot;)    ;  IF(COUNTIF([.L$1:.L$1048576];[.A99]);[.L$1]&amp;&quot; &quot;;&quot;&quot;);  IF(COUNTIF([.M$1:.M$1048576];[.A99]);[.M$1]&amp;&quot; &quot;;&quot;&quot;);  IF(COUNTIF([.N$1:.N$1048576];[.A99]);[.N$1]&amp;&quot; &quot;;&quot;&quot;);  IF(COUNTIF([.O$1:.O$1048576];[.A99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Fida</text:p>
          </table:table-cell>
          <table:table-cell office:value-type="string" calcext:value-type="string">
            <text:p>Giorgio</text:p>
          </table:table-cell>
          <table:table-cell table:number-columns-repeated="3"/>
          <table:table-cell office:value-type="string" calcext:value-type="string">
            <text:p>Zacharias</text:p>
          </table:table-cell>
          <table:table-cell table:number-columns-repeated="3"/>
          <table:table-cell office:value-type="string" calcext:value-type="string">
            <text:p>Luca</text:p>
          </table:table-cell>
          <table:table-cell office:value-type="string" calcext:value-type="string">
            <text:p>Lennard</text:p>
          </table:table-cell>
        </table:table-row>
        <table:table-row table:style-name="ro1">
          <table:table-cell office:value-type="string" calcext:value-type="string">
            <text:p>Finja</text:p>
          </table:table-cell>
          <table:table-cell table:formula="of:=IF(COUNTIF([.E$1:.E$1048576];[.A100]);&quot;w&quot;;&quot;m&quot;)" office:value-type="string" office:string-value="w" calcext:value-type="string">
            <text:p>w</text:p>
          </table:table-cell>
          <table:table-cell table:formula="of:=CONCATENATE(IF(COUNTIF([.H$1:.H$1048576];[.A100]);[.H$1]&amp;&quot; &quot;;&quot;&quot;);  IF(COUNTIF([.I$1:.I$1048576];[.A100]);[.I$1]&amp;&quot; &quot;;&quot;&quot;) ; IF(COUNTIF([.J$1:.J$1048576];[.A100]);[.J$1]&amp;&quot; &quot;;&quot;&quot;);  IF(COUNTIF([.K$1:.K$1048576];[.A100]);[.K$1]&amp;&quot; &quot;;&quot;&quot;)    ;  IF(COUNTIF([.L$1:.L$1048576];[.A100]);[.L$1]&amp;&quot; &quot;;&quot;&quot;);  IF(COUNTIF([.M$1:.M$1048576];[.A100]);[.M$1]&amp;&quot; &quot;;&quot;&quot;);  IF(COUNTIF([.N$1:.N$1048576];[.A100]);[.N$1]&amp;&quot; &quot;;&quot;&quot;);  IF(COUNTIF([.O$1:.O$1048576];[.A100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Fidelia</text:p>
          </table:table-cell>
          <table:table-cell office:value-type="string" calcext:value-type="string">
            <text:p>Gisbert</text:p>
          </table:table-cell>
          <table:table-cell table:number-columns-repeated="7"/>
          <table:table-cell office:value-type="string" calcext:value-type="string">
            <text:p>Lucia</text:p>
          </table:table-cell>
          <table:table-cell office:value-type="string" calcext:value-type="string">
            <text:p>Lennox</text:p>
          </table:table-cell>
        </table:table-row>
        <table:table-row table:style-name="ro1">
          <table:table-cell office:value-type="string" calcext:value-type="string">
            <text:p>Fiona</text:p>
          </table:table-cell>
          <table:table-cell table:formula="of:=IF(COUNTIF([.E$1:.E$1048576];[.A101]);&quot;w&quot;;&quot;m&quot;)" office:value-type="string" office:string-value="w" calcext:value-type="string">
            <text:p>w</text:p>
          </table:table-cell>
          <table:table-cell table:formula="of:=CONCATENATE(IF(COUNTIF([.H$1:.H$1048576];[.A101]);[.H$1]&amp;&quot; &quot;;&quot;&quot;);  IF(COUNTIF([.I$1:.I$1048576];[.A101]);[.I$1]&amp;&quot; &quot;;&quot;&quot;) ; IF(COUNTIF([.J$1:.J$1048576];[.A101]);[.J$1]&amp;&quot; &quot;;&quot;&quot;);  IF(COUNTIF([.K$1:.K$1048576];[.A101]);[.K$1]&amp;&quot; &quot;;&quot;&quot;)    ;  IF(COUNTIF([.L$1:.L$1048576];[.A101]);[.L$1]&amp;&quot; &quot;;&quot;&quot;);  IF(COUNTIF([.M$1:.M$1048576];[.A101]);[.M$1]&amp;&quot; &quot;;&quot;&quot;);  IF(COUNTIF([.N$1:.N$1048576];[.A101]);[.N$1]&amp;&quot; &quot;;&quot;&quot;);  IF(COUNTIF([.O$1:.O$1048576];[.A101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Finja</text:p>
          </table:table-cell>
          <table:table-cell office:value-type="string" calcext:value-type="string">
            <text:p>Glenn</text:p>
          </table:table-cell>
          <table:table-cell table:number-columns-repeated="7"/>
          <table:table-cell office:value-type="string" calcext:value-type="string">
            <text:p>Luciano</text:p>
          </table:table-cell>
          <table:table-cell office:value-type="string" calcext:value-type="string">
            <text:p>Lenny</text:p>
          </table:table-cell>
        </table:table-row>
        <table:table-row table:style-name="ro1">
          <table:table-cell office:value-type="string" calcext:value-type="string">
            <text:p>Florentine</text:p>
          </table:table-cell>
          <table:table-cell table:formula="of:=IF(COUNTIF([.E$1:.E$1048576];[.A102]);&quot;w&quot;;&quot;m&quot;)" office:value-type="string" office:string-value="w" calcext:value-type="string">
            <text:p>w</text:p>
          </table:table-cell>
          <table:table-cell table:formula="of:=CONCATENATE(IF(COUNTIF([.H$1:.H$1048576];[.A102]);[.H$1]&amp;&quot; &quot;;&quot;&quot;);  IF(COUNTIF([.I$1:.I$1048576];[.A102]);[.I$1]&amp;&quot; &quot;;&quot;&quot;) ; IF(COUNTIF([.J$1:.J$1048576];[.A102]);[.J$1]&amp;&quot; &quot;;&quot;&quot;);  IF(COUNTIF([.K$1:.K$1048576];[.A102]);[.K$1]&amp;&quot; &quot;;&quot;&quot;)    ;  IF(COUNTIF([.L$1:.L$1048576];[.A102]);[.L$1]&amp;&quot; &quot;;&quot;&quot;);  IF(COUNTIF([.M$1:.M$1048576];[.A102]);[.M$1]&amp;&quot; &quot;;&quot;&quot;);  IF(COUNTIF([.N$1:.N$1048576];[.A102]);[.N$1]&amp;&quot; &quot;;&quot;&quot;);  IF(COUNTIF([.O$1:.O$1048576];[.A102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Fiona</text:p>
          </table:table-cell>
          <table:table-cell office:value-type="string" calcext:value-type="string">
            <text:p>Gonzales</text:p>
          </table:table-cell>
          <table:table-cell table:number-columns-repeated="7"/>
          <table:table-cell office:value-type="string" calcext:value-type="string">
            <text:p>Lukas</text:p>
          </table:table-cell>
          <table:table-cell office:value-type="string" calcext:value-type="string">
            <text:p>Leonie</text:p>
          </table:table-cell>
        </table:table-row>
        <table:table-row table:style-name="ro1">
          <table:table-cell office:value-type="string" calcext:value-type="string">
            <text:p>Florine</text:p>
          </table:table-cell>
          <table:table-cell table:formula="of:=IF(COUNTIF([.E$1:.E$1048576];[.A103]);&quot;w&quot;;&quot;m&quot;)" office:value-type="string" office:string-value="w" calcext:value-type="string">
            <text:p>w</text:p>
          </table:table-cell>
          <table:table-cell table:formula="of:=CONCATENATE(IF(COUNTIF([.H$1:.H$1048576];[.A103]);[.H$1]&amp;&quot; &quot;;&quot;&quot;);  IF(COUNTIF([.I$1:.I$1048576];[.A103]);[.I$1]&amp;&quot; &quot;;&quot;&quot;) ; IF(COUNTIF([.J$1:.J$1048576];[.A103]);[.J$1]&amp;&quot; &quot;;&quot;&quot;);  IF(COUNTIF([.K$1:.K$1048576];[.A103]);[.K$1]&amp;&quot; &quot;;&quot;&quot;)    ;  IF(COUNTIF([.L$1:.L$1048576];[.A103]);[.L$1]&amp;&quot; &quot;;&quot;&quot;);  IF(COUNTIF([.M$1:.M$1048576];[.A103]);[.M$1]&amp;&quot; &quot;;&quot;&quot;);  IF(COUNTIF([.N$1:.N$1048576];[.A103]);[.N$1]&amp;&quot; &quot;;&quot;&quot;);  IF(COUNTIF([.O$1:.O$1048576];[.A103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Florentine</text:p>
          </table:table-cell>
          <table:table-cell office:value-type="string" calcext:value-type="string">
            <text:p>Gordon</text:p>
          </table:table-cell>
          <table:table-cell table:number-columns-repeated="7"/>
          <table:table-cell office:value-type="string" calcext:value-type="string">
            <text:p>Maja</text:p>
          </table:table-cell>
          <table:table-cell office:value-type="string" calcext:value-type="string">
            <text:p>Lewin</text:p>
          </table:table-cell>
        </table:table-row>
        <table:table-row table:style-name="ro1">
          <table:table-cell office:value-type="string" calcext:value-type="string">
            <text:p>Franka</text:p>
          </table:table-cell>
          <table:table-cell table:formula="of:=IF(COUNTIF([.E$1:.E$1048576];[.A104]);&quot;w&quot;;&quot;m&quot;)" office:value-type="string" office:string-value="w" calcext:value-type="string">
            <text:p>w</text:p>
          </table:table-cell>
          <table:table-cell table:formula="of:=CONCATENATE(IF(COUNTIF([.H$1:.H$1048576];[.A104]);[.H$1]&amp;&quot; &quot;;&quot;&quot;);  IF(COUNTIF([.I$1:.I$1048576];[.A104]);[.I$1]&amp;&quot; &quot;;&quot;&quot;) ; IF(COUNTIF([.J$1:.J$1048576];[.A104]);[.J$1]&amp;&quot; &quot;;&quot;&quot;);  IF(COUNTIF([.K$1:.K$1048576];[.A104]);[.K$1]&amp;&quot; &quot;;&quot;&quot;)    ;  IF(COUNTIF([.L$1:.L$1048576];[.A104]);[.L$1]&amp;&quot; &quot;;&quot;&quot;);  IF(COUNTIF([.M$1:.M$1048576];[.A104]);[.M$1]&amp;&quot; &quot;;&quot;&quot;);  IF(COUNTIF([.N$1:.N$1048576];[.A104]);[.N$1]&amp;&quot; &quot;;&quot;&quot;);  IF(COUNTIF([.O$1:.O$1048576];[.A104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Florine</text:p>
          </table:table-cell>
          <table:table-cell office:value-type="string" calcext:value-type="string">
            <text:p>Gregor</text:p>
          </table:table-cell>
          <table:table-cell table:number-columns-repeated="7"/>
          <table:table-cell office:value-type="string" calcext:value-type="string">
            <text:p>Marcel</text:p>
          </table:table-cell>
          <table:table-cell office:value-type="string" calcext:value-type="string">
            <text:p>Liam</text:p>
          </table:table-cell>
        </table:table-row>
        <table:table-row table:style-name="ro1">
          <table:table-cell office:value-type="string" calcext:value-type="string">
            <text:p>Franziska</text:p>
          </table:table-cell>
          <table:table-cell table:formula="of:=IF(COUNTIF([.E$1:.E$1048576];[.A105]);&quot;w&quot;;&quot;m&quot;)" office:value-type="string" office:string-value="w" calcext:value-type="string">
            <text:p>w</text:p>
          </table:table-cell>
          <table:table-cell table:formula="of:=CONCATENATE(IF(COUNTIF([.H$1:.H$1048576];[.A105]);[.H$1]&amp;&quot; &quot;;&quot;&quot;);  IF(COUNTIF([.I$1:.I$1048576];[.A105]);[.I$1]&amp;&quot; &quot;;&quot;&quot;) ; IF(COUNTIF([.J$1:.J$1048576];[.A105]);[.J$1]&amp;&quot; &quot;;&quot;&quot;);  IF(COUNTIF([.K$1:.K$1048576];[.A105]);[.K$1]&amp;&quot; &quot;;&quot;&quot;)    ;  IF(COUNTIF([.L$1:.L$1048576];[.A105]);[.L$1]&amp;&quot; &quot;;&quot;&quot;);  IF(COUNTIF([.M$1:.M$1048576];[.A105]);[.M$1]&amp;&quot; &quot;;&quot;&quot;);  IF(COUNTIF([.N$1:.N$1048576];[.A105]);[.N$1]&amp;&quot; &quot;;&quot;&quot;);  IF(COUNTIF([.O$1:.O$1048576];[.A105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Franka</text:p>
          </table:table-cell>
          <table:table-cell office:value-type="string" calcext:value-type="string">
            <text:p>Grigori</text:p>
          </table:table-cell>
          <table:table-cell table:number-columns-repeated="7"/>
          <table:table-cell office:value-type="string" calcext:value-type="string">
            <text:p>Marco</text:p>
          </table:table-cell>
          <table:table-cell office:value-type="string" calcext:value-type="string">
            <text:p>Lilliana</text:p>
          </table:table-cell>
        </table:table-row>
        <table:table-row table:style-name="ro1">
          <table:table-cell office:value-type="string" calcext:value-type="string">
            <text:p>Frauke</text:p>
          </table:table-cell>
          <table:table-cell table:formula="of:=IF(COUNTIF([.E$1:.E$1048576];[.A106]);&quot;w&quot;;&quot;m&quot;)" office:value-type="string" office:string-value="w" calcext:value-type="string">
            <text:p>w</text:p>
          </table:table-cell>
          <table:table-cell table:formula="of:=CONCATENATE(IF(COUNTIF([.H$1:.H$1048576];[.A106]);[.H$1]&amp;&quot; &quot;;&quot;&quot;);  IF(COUNTIF([.I$1:.I$1048576];[.A106]);[.I$1]&amp;&quot; &quot;;&quot;&quot;) ; IF(COUNTIF([.J$1:.J$1048576];[.A106]);[.J$1]&amp;&quot; &quot;;&quot;&quot;);  IF(COUNTIF([.K$1:.K$1048576];[.A106]);[.K$1]&amp;&quot; &quot;;&quot;&quot;)    ;  IF(COUNTIF([.L$1:.L$1048576];[.A106]);[.L$1]&amp;&quot; &quot;;&quot;&quot;);  IF(COUNTIF([.M$1:.M$1048576];[.A106]);[.M$1]&amp;&quot; &quot;;&quot;&quot;);  IF(COUNTIF([.N$1:.N$1048576];[.A106]);[.N$1]&amp;&quot; &quot;;&quot;&quot;);  IF(COUNTIF([.O$1:.O$1048576];[.A106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Franziska</text:p>
          </table:table-cell>
          <table:table-cell office:value-type="string" calcext:value-type="string">
            <text:p>Grischa</text:p>
          </table:table-cell>
          <table:table-cell table:number-columns-repeated="7"/>
          <table:table-cell office:value-type="string" calcext:value-type="string">
            <text:p>Mariella</text:p>
          </table:table-cell>
          <table:table-cell office:value-type="string" calcext:value-type="string">
            <text:p>Loreen</text:p>
          </table:table-cell>
        </table:table-row>
        <table:table-row table:style-name="ro1">
          <table:table-cell office:value-type="string" calcext:value-type="string">
            <text:p>Frederike</text:p>
          </table:table-cell>
          <table:table-cell table:formula="of:=IF(COUNTIF([.E$1:.E$1048576];[.A107]);&quot;w&quot;;&quot;m&quot;)" office:value-type="string" office:string-value="w" calcext:value-type="string">
            <text:p>w</text:p>
          </table:table-cell>
          <table:table-cell table:formula="of:=CONCATENATE(IF(COUNTIF([.H$1:.H$1048576];[.A107]);[.H$1]&amp;&quot; &quot;;&quot;&quot;);  IF(COUNTIF([.I$1:.I$1048576];[.A107]);[.I$1]&amp;&quot; &quot;;&quot;&quot;) ; IF(COUNTIF([.J$1:.J$1048576];[.A107]);[.J$1]&amp;&quot; &quot;;&quot;&quot;);  IF(COUNTIF([.K$1:.K$1048576];[.A107]);[.K$1]&amp;&quot; &quot;;&quot;&quot;)    ;  IF(COUNTIF([.L$1:.L$1048576];[.A107]);[.L$1]&amp;&quot; &quot;;&quot;&quot;);  IF(COUNTIF([.M$1:.M$1048576];[.A107]);[.M$1]&amp;&quot; &quot;;&quot;&quot;);  IF(COUNTIF([.N$1:.N$1048576];[.A107]);[.N$1]&amp;&quot; &quot;;&quot;&quot;);  IF(COUNTIF([.O$1:.O$1048576];[.A107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Frauke</text:p>
          </table:table-cell>
          <table:table-cell office:value-type="string" calcext:value-type="string">
            <text:p>Guido</text:p>
          </table:table-cell>
          <table:table-cell table:number-columns-repeated="7"/>
          <table:table-cell office:value-type="string" calcext:value-type="string">
            <text:p>Marina</text:p>
          </table:table-cell>
          <table:table-cell office:value-type="string" calcext:value-type="string">
            <text:p>Louis</text:p>
          </table:table-cell>
        </table:table-row>
        <table:table-row table:style-name="ro1">
          <table:table-cell office:value-type="string" calcext:value-type="string">
            <text:p>Freya</text:p>
          </table:table-cell>
          <table:table-cell table:formula="of:=IF(COUNTIF([.E$1:.E$1048576];[.A108]);&quot;w&quot;;&quot;m&quot;)" office:value-type="string" office:string-value="w" calcext:value-type="string">
            <text:p>w</text:p>
          </table:table-cell>
          <table:table-cell table:formula="of:=CONCATENATE(IF(COUNTIF([.H$1:.H$1048576];[.A108]);[.H$1]&amp;&quot; &quot;;&quot;&quot;);  IF(COUNTIF([.I$1:.I$1048576];[.A108]);[.I$1]&amp;&quot; &quot;;&quot;&quot;) ; IF(COUNTIF([.J$1:.J$1048576];[.A108]);[.J$1]&amp;&quot; &quot;;&quot;&quot;);  IF(COUNTIF([.K$1:.K$1048576];[.A108]);[.K$1]&amp;&quot; &quot;;&quot;&quot;)    ;  IF(COUNTIF([.L$1:.L$1048576];[.A108]);[.L$1]&amp;&quot; &quot;;&quot;&quot;);  IF(COUNTIF([.M$1:.M$1048576];[.A108]);[.M$1]&amp;&quot; &quot;;&quot;&quot;);  IF(COUNTIF([.N$1:.N$1048576];[.A108]);[.N$1]&amp;&quot; &quot;;&quot;&quot;);  IF(COUNTIF([.O$1:.O$1048576];[.A108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Frederike</text:p>
          </table:table-cell>
          <table:table-cell office:value-type="string" calcext:value-type="string">
            <text:p>Guillaume</text:p>
          </table:table-cell>
          <table:table-cell table:number-columns-repeated="7"/>
          <table:table-cell office:value-type="string" calcext:value-type="string">
            <text:p>Mario</text:p>
          </table:table-cell>
          <table:table-cell office:value-type="string" calcext:value-type="string">
            <text:p>Louisa</text:p>
          </table:table-cell>
        </table:table-row>
        <table:table-row table:style-name="ro1">
          <table:table-cell office:value-type="string" calcext:value-type="string">
            <text:p>Frieda</text:p>
          </table:table-cell>
          <table:table-cell table:formula="of:=IF(COUNTIF([.E$1:.E$1048576];[.A109]);&quot;w&quot;;&quot;m&quot;)" office:value-type="string" office:string-value="w" calcext:value-type="string">
            <text:p>w</text:p>
          </table:table-cell>
          <table:table-cell table:formula="of:=CONCATENATE(IF(COUNTIF([.H$1:.H$1048576];[.A109]);[.H$1]&amp;&quot; &quot;;&quot;&quot;);  IF(COUNTIF([.I$1:.I$1048576];[.A109]);[.I$1]&amp;&quot; &quot;;&quot;&quot;) ; IF(COUNTIF([.J$1:.J$1048576];[.A109]);[.J$1]&amp;&quot; &quot;;&quot;&quot;);  IF(COUNTIF([.K$1:.K$1048576];[.A109]);[.K$1]&amp;&quot; &quot;;&quot;&quot;)    ;  IF(COUNTIF([.L$1:.L$1048576];[.A109]);[.L$1]&amp;&quot; &quot;;&quot;&quot;);  IF(COUNTIF([.M$1:.M$1048576];[.A109]);[.M$1]&amp;&quot; &quot;;&quot;&quot;);  IF(COUNTIF([.N$1:.N$1048576];[.A109]);[.N$1]&amp;&quot; &quot;;&quot;&quot;);  IF(COUNTIF([.O$1:.O$1048576];[.A109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Freya</text:p>
          </table:table-cell>
          <table:table-cell office:value-type="string" calcext:value-type="string">
            <text:p>Gunnar</text:p>
          </table:table-cell>
          <table:table-cell table:number-columns-repeated="7"/>
          <table:table-cell office:value-type="string" calcext:value-type="string">
            <text:p>Marion</text:p>
          </table:table-cell>
          <table:table-cell office:value-type="string" calcext:value-type="string">
            <text:p>Ludger</text:p>
          </table:table-cell>
        </table:table-row>
        <table:table-row table:style-name="ro1">
          <table:table-cell office:value-type="string" calcext:value-type="string">
            <text:p>Fujita</text:p>
          </table:table-cell>
          <table:table-cell table:formula="of:=IF(COUNTIF([.E$1:.E$1048576];[.A110]);&quot;w&quot;;&quot;m&quot;)" office:value-type="string" office:string-value="w" calcext:value-type="string">
            <text:p>w</text:p>
          </table:table-cell>
          <table:table-cell table:formula="of:=CONCATENATE(IF(COUNTIF([.H$1:.H$1048576];[.A110]);[.H$1]&amp;&quot; &quot;;&quot;&quot;);  IF(COUNTIF([.I$1:.I$1048576];[.A110]);[.I$1]&amp;&quot; &quot;;&quot;&quot;) ; IF(COUNTIF([.J$1:.J$1048576];[.A110]);[.J$1]&amp;&quot; &quot;;&quot;&quot;);  IF(COUNTIF([.K$1:.K$1048576];[.A110]);[.K$1]&amp;&quot; &quot;;&quot;&quot;)    ;  IF(COUNTIF([.L$1:.L$1048576];[.A110]);[.L$1]&amp;&quot; &quot;;&quot;&quot;);  IF(COUNTIF([.M$1:.M$1048576];[.A110]);[.M$1]&amp;&quot; &quot;;&quot;&quot;);  IF(COUNTIF([.N$1:.N$1048576];[.A110]);[.N$1]&amp;&quot; &quot;;&quot;&quot;);  IF(COUNTIF([.O$1:.O$1048576];[.A110]);[.O$1]&amp;&quot; &quot;;&quot;&quot;))" office:value-type="string" office:string-value="asiatisch " calcext:value-type="string">
            <text:p>asiatisch </text:p>
          </table:table-cell>
          <table:table-cell/>
          <table:table-cell office:value-type="string" calcext:value-type="string">
            <text:p>Frieda</text:p>
          </table:table-cell>
          <table:table-cell office:value-type="string" calcext:value-type="string">
            <text:p>Gustav</text:p>
          </table:table-cell>
          <table:table-cell table:number-columns-repeated="7"/>
          <table:table-cell office:value-type="string" calcext:value-type="string">
            <text:p>Marissa</text:p>
          </table:table-cell>
          <table:table-cell office:value-type="string" calcext:value-type="string">
            <text:p>Luise</text:p>
          </table:table-cell>
        </table:table-row>
        <table:table-row table:style-name="ro1">
          <table:table-cell office:value-type="string" calcext:value-type="string">
            <text:p>Gabriela</text:p>
          </table:table-cell>
          <table:table-cell table:formula="of:=IF(COUNTIF([.E$1:.E$1048576];[.A111]);&quot;w&quot;;&quot;m&quot;)" office:value-type="string" office:string-value="w" calcext:value-type="string">
            <text:p>w</text:p>
          </table:table-cell>
          <table:table-cell table:formula="of:=CONCATENATE(IF(COUNTIF([.H$1:.H$1048576];[.A111]);[.H$1]&amp;&quot; &quot;;&quot;&quot;);  IF(COUNTIF([.I$1:.I$1048576];[.A111]);[.I$1]&amp;&quot; &quot;;&quot;&quot;) ; IF(COUNTIF([.J$1:.J$1048576];[.A111]);[.J$1]&amp;&quot; &quot;;&quot;&quot;);  IF(COUNTIF([.K$1:.K$1048576];[.A111]);[.K$1]&amp;&quot; &quot;;&quot;&quot;)    ;  IF(COUNTIF([.L$1:.L$1048576];[.A111]);[.L$1]&amp;&quot; &quot;;&quot;&quot;);  IF(COUNTIF([.M$1:.M$1048576];[.A111]);[.M$1]&amp;&quot; &quot;;&quot;&quot;);  IF(COUNTIF([.N$1:.N$1048576];[.A111]);[.N$1]&amp;&quot; &quot;;&quot;&quot;);  IF(COUNTIF([.O$1:.O$1048576];[.A111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Fujita</text:p>
          </table:table-cell>
          <table:table-cell office:value-type="string" calcext:value-type="string">
            <text:p>Gérard</text:p>
          </table:table-cell>
          <table:table-cell table:number-columns-repeated="7"/>
          <table:table-cell office:value-type="string" calcext:value-type="string">
            <text:p>Martin</text:p>
          </table:table-cell>
          <table:table-cell office:value-type="string" calcext:value-type="string">
            <text:p>Magnus</text:p>
          </table:table-cell>
        </table:table-row>
        <table:table-row table:style-name="ro1">
          <table:table-cell office:value-type="string" calcext:value-type="string">
            <text:p>Geertje</text:p>
          </table:table-cell>
          <table:table-cell table:formula="of:=IF(COUNTIF([.E$1:.E$1048576];[.A112]);&quot;w&quot;;&quot;m&quot;)" office:value-type="string" office:string-value="w" calcext:value-type="string">
            <text:p>w</text:p>
          </table:table-cell>
          <table:table-cell table:formula="of:=CONCATENATE(IF(COUNTIF([.H$1:.H$1048576];[.A112]);[.H$1]&amp;&quot; &quot;;&quot;&quot;);  IF(COUNTIF([.I$1:.I$1048576];[.A112]);[.I$1]&amp;&quot; &quot;;&quot;&quot;) ; IF(COUNTIF([.J$1:.J$1048576];[.A112]);[.J$1]&amp;&quot; &quot;;&quot;&quot;);  IF(COUNTIF([.K$1:.K$1048576];[.A112]);[.K$1]&amp;&quot; &quot;;&quot;&quot;)    ;  IF(COUNTIF([.L$1:.L$1048576];[.A112]);[.L$1]&amp;&quot; &quot;;&quot;&quot;);  IF(COUNTIF([.M$1:.M$1048576];[.A112]);[.M$1]&amp;&quot; &quot;;&quot;&quot;);  IF(COUNTIF([.N$1:.N$1048576];[.A112]);[.N$1]&amp;&quot; &quot;;&quot;&quot;);  IF(COUNTIF([.O$1:.O$1048576];[.A112]);[.O$1]&amp;&quot; &quot;;&quot;&quot;))" office:value-type="string" office:string-value="nordisch westeuropäisch " calcext:value-type="string">
            <text:p>nordisch westeuropäisch </text:p>
          </table:table-cell>
          <table:table-cell/>
          <table:table-cell office:value-type="string" calcext:value-type="string">
            <text:p>Gabriela</text:p>
          </table:table-cell>
          <table:table-cell office:value-type="string" calcext:value-type="string">
            <text:p>Gérôme</text:p>
          </table:table-cell>
          <table:table-cell table:number-columns-repeated="7"/>
          <table:table-cell office:value-type="string" calcext:value-type="string">
            <text:p>Matteo</text:p>
          </table:table-cell>
          <table:table-cell office:value-type="string" calcext:value-type="string">
            <text:p>Maik</text:p>
          </table:table-cell>
        </table:table-row>
        <table:table-row table:style-name="ro1">
          <table:table-cell office:value-type="string" calcext:value-type="string">
            <text:p>Geneviève</text:p>
          </table:table-cell>
          <table:table-cell table:formula="of:=IF(COUNTIF([.E$1:.E$1048576];[.A113]);&quot;w&quot;;&quot;m&quot;)" office:value-type="string" office:string-value="w" calcext:value-type="string">
            <text:p>w</text:p>
          </table:table-cell>
          <table:table-cell table:formula="of:=CONCATENATE(IF(COUNTIF([.H$1:.H$1048576];[.A113]);[.H$1]&amp;&quot; &quot;;&quot;&quot;);  IF(COUNTIF([.I$1:.I$1048576];[.A113]);[.I$1]&amp;&quot; &quot;;&quot;&quot;) ; IF(COUNTIF([.J$1:.J$1048576];[.A113]);[.J$1]&amp;&quot; &quot;;&quot;&quot;);  IF(COUNTIF([.K$1:.K$1048576];[.A113]);[.K$1]&amp;&quot; &quot;;&quot;&quot;)    ;  IF(COUNTIF([.L$1:.L$1048576];[.A113]);[.L$1]&amp;&quot; &quot;;&quot;&quot;);  IF(COUNTIF([.M$1:.M$1048576];[.A113]);[.M$1]&amp;&quot; &quot;;&quot;&quot;);  IF(COUNTIF([.N$1:.N$1048576];[.A113]);[.N$1]&amp;&quot; &quot;;&quot;&quot;);  IF(COUNTIF([.O$1:.O$1048576];[.A113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Geertje</text:p>
          </table:table-cell>
          <table:table-cell office:value-type="string" calcext:value-type="string">
            <text:p>Götz</text:p>
          </table:table-cell>
          <table:table-cell table:number-columns-repeated="7"/>
          <table:table-cell office:value-type="string" calcext:value-type="string">
            <text:p>Mattheo</text:p>
          </table:table-cell>
          <table:table-cell office:value-type="string" calcext:value-type="string">
            <text:p>Malou</text:p>
          </table:table-cell>
        </table:table-row>
        <table:table-row table:style-name="ro1">
          <table:table-cell office:value-type="string" calcext:value-type="string">
            <text:p>Gerda</text:p>
          </table:table-cell>
          <table:table-cell table:formula="of:=IF(COUNTIF([.E$1:.E$1048576];[.A114]);&quot;w&quot;;&quot;m&quot;)" office:value-type="string" office:string-value="w" calcext:value-type="string">
            <text:p>w</text:p>
          </table:table-cell>
          <table:table-cell table:formula="of:=CONCATENATE(IF(COUNTIF([.H$1:.H$1048576];[.A114]);[.H$1]&amp;&quot; &quot;;&quot;&quot;);  IF(COUNTIF([.I$1:.I$1048576];[.A114]);[.I$1]&amp;&quot; &quot;;&quot;&quot;) ; IF(COUNTIF([.J$1:.J$1048576];[.A114]);[.J$1]&amp;&quot; &quot;;&quot;&quot;);  IF(COUNTIF([.K$1:.K$1048576];[.A114]);[.K$1]&amp;&quot; &quot;;&quot;&quot;)    ;  IF(COUNTIF([.L$1:.L$1048576];[.A114]);[.L$1]&amp;&quot; &quot;;&quot;&quot;);  IF(COUNTIF([.M$1:.M$1048576];[.A114]);[.M$1]&amp;&quot; &quot;;&quot;&quot;);  IF(COUNTIF([.N$1:.N$1048576];[.A114]);[.N$1]&amp;&quot; &quot;;&quot;&quot;);  IF(COUNTIF([.O$1:.O$1048576];[.A114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Geneviève</text:p>
          </table:table-cell>
          <table:table-cell office:value-type="string" calcext:value-type="string">
            <text:p>Hagen</text:p>
          </table:table-cell>
          <table:table-cell table:number-columns-repeated="7"/>
          <table:table-cell office:value-type="string" calcext:value-type="string">
            <text:p>Maurice</text:p>
          </table:table-cell>
          <table:table-cell office:value-type="string" calcext:value-type="string">
            <text:p>Malte</text:p>
          </table:table-cell>
        </table:table-row>
        <table:table-row table:style-name="ro1">
          <table:table-cell office:value-type="string" calcext:value-type="string">
            <text:p>Gesa</text:p>
          </table:table-cell>
          <table:table-cell table:formula="of:=IF(COUNTIF([.E$1:.E$1048576];[.A115]);&quot;w&quot;;&quot;m&quot;)" office:value-type="string" office:string-value="w" calcext:value-type="string">
            <text:p>w</text:p>
          </table:table-cell>
          <table:table-cell table:formula="of:=CONCATENATE(IF(COUNTIF([.H$1:.H$1048576];[.A115]);[.H$1]&amp;&quot; &quot;;&quot;&quot;);  IF(COUNTIF([.I$1:.I$1048576];[.A115]);[.I$1]&amp;&quot; &quot;;&quot;&quot;) ; IF(COUNTIF([.J$1:.J$1048576];[.A115]);[.J$1]&amp;&quot; &quot;;&quot;&quot;);  IF(COUNTIF([.K$1:.K$1048576];[.A115]);[.K$1]&amp;&quot; &quot;;&quot;&quot;)    ;  IF(COUNTIF([.L$1:.L$1048576];[.A115]);[.L$1]&amp;&quot; &quot;;&quot;&quot;);  IF(COUNTIF([.M$1:.M$1048576];[.A115]);[.M$1]&amp;&quot; &quot;;&quot;&quot;);  IF(COUNTIF([.N$1:.N$1048576];[.A115]);[.N$1]&amp;&quot; &quot;;&quot;&quot;);  IF(COUNTIF([.O$1:.O$1048576];[.A115]);[.O$1]&amp;&quot; &quot;;&quot;&quot;))" office:value-type="string" office:string-value="nordisch westeuropäisch " calcext:value-type="string">
            <text:p>nordisch westeuropäisch </text:p>
          </table:table-cell>
          <table:table-cell/>
          <table:table-cell office:value-type="string" calcext:value-type="string">
            <text:p>Gerda</text:p>
          </table:table-cell>
          <table:table-cell office:value-type="string" calcext:value-type="string">
            <text:p>Hannes</text:p>
          </table:table-cell>
          <table:table-cell table:number-columns-repeated="7"/>
          <table:table-cell office:value-type="string" calcext:value-type="string">
            <text:p>Mauro</text:p>
          </table:table-cell>
          <table:table-cell office:value-type="string" calcext:value-type="string">
            <text:p>Mandy</text:p>
          </table:table-cell>
        </table:table-row>
        <table:table-row table:style-name="ro1">
          <table:table-cell office:value-type="string" calcext:value-type="string">
            <text:p>Gia</text:p>
          </table:table-cell>
          <table:table-cell table:formula="of:=IF(COUNTIF([.E$1:.E$1048576];[.A116]);&quot;w&quot;;&quot;m&quot;)" office:value-type="string" office:string-value="w" calcext:value-type="string">
            <text:p>w</text:p>
          </table:table-cell>
          <table:table-cell table:formula="of:=CONCATENATE(IF(COUNTIF([.H$1:.H$1048576];[.A116]);[.H$1]&amp;&quot; &quot;;&quot;&quot;);  IF(COUNTIF([.I$1:.I$1048576];[.A116]);[.I$1]&amp;&quot; &quot;;&quot;&quot;) ; IF(COUNTIF([.J$1:.J$1048576];[.A116]);[.J$1]&amp;&quot; &quot;;&quot;&quot;);  IF(COUNTIF([.K$1:.K$1048576];[.A116]);[.K$1]&amp;&quot; &quot;;&quot;&quot;)    ;  IF(COUNTIF([.L$1:.L$1048576];[.A116]);[.L$1]&amp;&quot; &quot;;&quot;&quot;);  IF(COUNTIF([.M$1:.M$1048576];[.A116]);[.M$1]&amp;&quot; &quot;;&quot;&quot;);  IF(COUNTIF([.N$1:.N$1048576];[.A116]);[.N$1]&amp;&quot; &quot;;&quot;&quot;);  IF(COUNTIF([.O$1:.O$1048576];[.A116]);[.O$1]&amp;&quot; &quot;;&quot;&quot;))" office:value-type="string" office:string-value="hebräisch südeuropäisch " calcext:value-type="string">
            <text:p>hebräisch südeuropäisch </text:p>
          </table:table-cell>
          <table:table-cell/>
          <table:table-cell office:value-type="string" calcext:value-type="string">
            <text:p>Gesa</text:p>
          </table:table-cell>
          <table:table-cell office:value-type="string" calcext:value-type="string">
            <text:p>Hanno</text:p>
          </table:table-cell>
          <table:table-cell table:number-columns-repeated="7"/>
          <table:table-cell office:value-type="string" calcext:value-type="string">
            <text:p>Maximilian</text:p>
          </table:table-cell>
          <table:table-cell office:value-type="string" calcext:value-type="string">
            <text:p>Manuela</text:p>
          </table:table-cell>
        </table:table-row>
        <table:table-row table:style-name="ro1">
          <table:table-cell office:value-type="string" calcext:value-type="string">
            <text:p>Gina</text:p>
          </table:table-cell>
          <table:table-cell table:formula="of:=IF(COUNTIF([.E$1:.E$1048576];[.A117]);&quot;w&quot;;&quot;m&quot;)" office:value-type="string" office:string-value="w" calcext:value-type="string">
            <text:p>w</text:p>
          </table:table-cell>
          <table:table-cell table:formula="of:=CONCATENATE(IF(COUNTIF([.H$1:.H$1048576];[.A117]);[.H$1]&amp;&quot; &quot;;&quot;&quot;);  IF(COUNTIF([.I$1:.I$1048576];[.A117]);[.I$1]&amp;&quot; &quot;;&quot;&quot;) ; IF(COUNTIF([.J$1:.J$1048576];[.A117]);[.J$1]&amp;&quot; &quot;;&quot;&quot;);  IF(COUNTIF([.K$1:.K$1048576];[.A117]);[.K$1]&amp;&quot; &quot;;&quot;&quot;)    ;  IF(COUNTIF([.L$1:.L$1048576];[.A117]);[.L$1]&amp;&quot; &quot;;&quot;&quot;);  IF(COUNTIF([.M$1:.M$1048576];[.A117]);[.M$1]&amp;&quot; &quot;;&quot;&quot;);  IF(COUNTIF([.N$1:.N$1048576];[.A117]);[.N$1]&amp;&quot; &quot;;&quot;&quot;);  IF(COUNTIF([.O$1:.O$1048576];[.A117]);[.O$1]&amp;&quot; &quot;;&quot;&quot;))" office:value-type="string" office:string-value="lateinisch westeuropäisch " calcext:value-type="string">
            <text:p>lateinisch westeuropäisch </text:p>
          </table:table-cell>
          <table:table-cell/>
          <table:table-cell office:value-type="string" calcext:value-type="string">
            <text:p>Gia</text:p>
          </table:table-cell>
          <table:table-cell office:value-type="string" calcext:value-type="string">
            <text:p>Hans</text:p>
          </table:table-cell>
          <table:table-cell table:number-columns-repeated="7"/>
          <table:table-cell office:value-type="string" calcext:value-type="string">
            <text:p>Melanie</text:p>
          </table:table-cell>
          <table:table-cell office:value-type="string" calcext:value-type="string">
            <text:p>Marcel</text:p>
          </table:table-cell>
        </table:table-row>
        <table:table-row table:style-name="ro1">
          <table:table-cell office:value-type="string" calcext:value-type="string">
            <text:p>Gisela</text:p>
          </table:table-cell>
          <table:table-cell table:formula="of:=IF(COUNTIF([.E$1:.E$1048576];[.A118]);&quot;w&quot;;&quot;m&quot;)" office:value-type="string" office:string-value="w" calcext:value-type="string">
            <text:p>w</text:p>
          </table:table-cell>
          <table:table-cell table:formula="of:=CONCATENATE(IF(COUNTIF([.H$1:.H$1048576];[.A118]);[.H$1]&amp;&quot; &quot;;&quot;&quot;);  IF(COUNTIF([.I$1:.I$1048576];[.A118]);[.I$1]&amp;&quot; &quot;;&quot;&quot;) ; IF(COUNTIF([.J$1:.J$1048576];[.A118]);[.J$1]&amp;&quot; &quot;;&quot;&quot;);  IF(COUNTIF([.K$1:.K$1048576];[.A118]);[.K$1]&amp;&quot; &quot;;&quot;&quot;)    ;  IF(COUNTIF([.L$1:.L$1048576];[.A118]);[.L$1]&amp;&quot; &quot;;&quot;&quot;);  IF(COUNTIF([.M$1:.M$1048576];[.A118]);[.M$1]&amp;&quot; &quot;;&quot;&quot;);  IF(COUNTIF([.N$1:.N$1048576];[.A118]);[.N$1]&amp;&quot; &quot;;&quot;&quot;);  IF(COUNTIF([.O$1:.O$1048576];[.A118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Gina</text:p>
          </table:table-cell>
          <table:table-cell office:value-type="string" calcext:value-type="string">
            <text:p>Harry</text:p>
          </table:table-cell>
          <table:table-cell table:number-columns-repeated="7"/>
          <table:table-cell office:value-type="string" calcext:value-type="string">
            <text:p>Melina</text:p>
          </table:table-cell>
          <table:table-cell office:value-type="string" calcext:value-type="string">
            <text:p>Marco</text:p>
          </table:table-cell>
        </table:table-row>
        <table:table-row table:style-name="ro1">
          <table:table-cell office:value-type="string" calcext:value-type="string">
            <text:p>Giulia</text:p>
          </table:table-cell>
          <table:table-cell table:formula="of:=IF(COUNTIF([.E$1:.E$1048576];[.A119]);&quot;w&quot;;&quot;m&quot;)" office:value-type="string" office:string-value="w" calcext:value-type="string">
            <text:p>w</text:p>
          </table:table-cell>
          <table:table-cell table:formula="of:=CONCATENATE(IF(COUNTIF([.H$1:.H$1048576];[.A119]);[.H$1]&amp;&quot; &quot;;&quot;&quot;);  IF(COUNTIF([.I$1:.I$1048576];[.A119]);[.I$1]&amp;&quot; &quot;;&quot;&quot;) ; IF(COUNTIF([.J$1:.J$1048576];[.A119]);[.J$1]&amp;&quot; &quot;;&quot;&quot;);  IF(COUNTIF([.K$1:.K$1048576];[.A119]);[.K$1]&amp;&quot; &quot;;&quot;&quot;)    ;  IF(COUNTIF([.L$1:.L$1048576];[.A119]);[.L$1]&amp;&quot; &quot;;&quot;&quot;);  IF(COUNTIF([.M$1:.M$1048576];[.A119]);[.M$1]&amp;&quot; &quot;;&quot;&quot;);  IF(COUNTIF([.N$1:.N$1048576];[.A119]);[.N$1]&amp;&quot; &quot;;&quot;&quot;);  IF(COUNTIF([.O$1:.O$1048576];[.A119]);[.O$1]&amp;&quot; &quot;;&quot;&quot;))" office:value-type="string" office:string-value="lateinisch südeuropäisch " calcext:value-type="string">
            <text:p>lateinisch südeuropäisch </text:p>
          </table:table-cell>
          <table:table-cell/>
          <table:table-cell office:value-type="string" calcext:value-type="string">
            <text:p>Gisela</text:p>
          </table:table-cell>
          <table:table-cell office:value-type="string" calcext:value-type="string">
            <text:p>Haru</text:p>
          </table:table-cell>
          <table:table-cell table:number-columns-repeated="7"/>
          <table:table-cell office:value-type="string" calcext:value-type="string">
            <text:p>Melissa</text:p>
          </table:table-cell>
          <table:table-cell office:value-type="string" calcext:value-type="string">
            <text:p>Mariana</text:p>
          </table:table-cell>
        </table:table-row>
        <table:table-row table:style-name="ro1">
          <table:table-cell office:value-type="string" calcext:value-type="string">
            <text:p>Giuseppa</text:p>
          </table:table-cell>
          <table:table-cell table:formula="of:=IF(COUNTIF([.E$1:.E$1048576];[.A120]);&quot;w&quot;;&quot;m&quot;)" office:value-type="string" office:string-value="w" calcext:value-type="string">
            <text:p>w</text:p>
          </table:table-cell>
          <table:table-cell table:formula="of:=CONCATENATE(IF(COUNTIF([.H$1:.H$1048576];[.A120]);[.H$1]&amp;&quot; &quot;;&quot;&quot;);  IF(COUNTIF([.I$1:.I$1048576];[.A120]);[.I$1]&amp;&quot; &quot;;&quot;&quot;) ; IF(COUNTIF([.J$1:.J$1048576];[.A120]);[.J$1]&amp;&quot; &quot;;&quot;&quot;);  IF(COUNTIF([.K$1:.K$1048576];[.A120]);[.K$1]&amp;&quot; &quot;;&quot;&quot;)    ;  IF(COUNTIF([.L$1:.L$1048576];[.A120]);[.L$1]&amp;&quot; &quot;;&quot;&quot;);  IF(COUNTIF([.M$1:.M$1048576];[.A120]);[.M$1]&amp;&quot; &quot;;&quot;&quot;);  IF(COUNTIF([.N$1:.N$1048576];[.A120]);[.N$1]&amp;&quot; &quot;;&quot;&quot;);  IF(COUNTIF([.O$1:.O$1048576];[.A120]);[.O$1]&amp;&quot; &quot;;&quot;&quot;))" office:value-type="string" office:string-value="hebräisch südeuropäisch " calcext:value-type="string">
            <text:p>hebräisch südeuropäisch </text:p>
          </table:table-cell>
          <table:table-cell/>
          <table:table-cell office:value-type="string" calcext:value-type="string">
            <text:p>Giulia</text:p>
          </table:table-cell>
          <table:table-cell office:value-type="string" calcext:value-type="string">
            <text:p>Hayo</text:p>
          </table:table-cell>
          <table:table-cell table:number-columns-repeated="7"/>
          <table:table-cell office:value-type="string" calcext:value-type="string">
            <text:p>Monika</text:p>
          </table:table-cell>
          <table:table-cell office:value-type="string" calcext:value-type="string">
            <text:p>Marie</text:p>
          </table:table-cell>
        </table:table-row>
        <table:table-row table:style-name="ro1">
          <table:table-cell office:value-type="string" calcext:value-type="string">
            <text:p>Gizem</text:p>
          </table:table-cell>
          <table:table-cell table:formula="of:=IF(COUNTIF([.E$1:.E$1048576];[.A121]);&quot;w&quot;;&quot;m&quot;)" office:value-type="string" office:string-value="w" calcext:value-type="string">
            <text:p>w</text:p>
          </table:table-cell>
          <table:table-cell table:formula="of:=CONCATENATE(IF(COUNTIF([.H$1:.H$1048576];[.A121]);[.H$1]&amp;&quot; &quot;;&quot;&quot;);  IF(COUNTIF([.I$1:.I$1048576];[.A121]);[.I$1]&amp;&quot; &quot;;&quot;&quot;) ; IF(COUNTIF([.J$1:.J$1048576];[.A121]);[.J$1]&amp;&quot; &quot;;&quot;&quot;);  IF(COUNTIF([.K$1:.K$1048576];[.A121]);[.K$1]&amp;&quot; &quot;;&quot;&quot;)    ;  IF(COUNTIF([.L$1:.L$1048576];[.A121]);[.L$1]&amp;&quot; &quot;;&quot;&quot;);  IF(COUNTIF([.M$1:.M$1048576];[.A121]);[.M$1]&amp;&quot; &quot;;&quot;&quot;);  IF(COUNTIF([.N$1:.N$1048576];[.A121]);[.N$1]&amp;&quot; &quot;;&quot;&quot;);  IF(COUNTIF([.O$1:.O$1048576];[.A121]);[.O$1]&amp;&quot; &quot;;&quot;&quot;))" office:value-type="string" office:string-value="arabisch " calcext:value-type="string">
            <text:p>arabisch </text:p>
          </table:table-cell>
          <table:table-cell/>
          <table:table-cell office:value-type="string" calcext:value-type="string">
            <text:p>Giuseppa</text:p>
          </table:table-cell>
          <table:table-cell office:value-type="string" calcext:value-type="string">
            <text:p>Heiko</text:p>
          </table:table-cell>
          <table:table-cell table:number-columns-repeated="7"/>
          <table:table-cell office:value-type="string" calcext:value-type="string">
            <text:p>Moritz</text:p>
          </table:table-cell>
          <table:table-cell office:value-type="string" calcext:value-type="string">
            <text:p>Marina</text:p>
          </table:table-cell>
        </table:table-row>
        <table:table-row table:style-name="ro1">
          <table:table-cell office:value-type="string" calcext:value-type="string">
            <text:p>Glenn</text:p>
          </table:table-cell>
          <table:table-cell table:formula="of:=IF(COUNTIF([.E$1:.E$1048576];[.A122]);&quot;w&quot;;&quot;m&quot;)" office:value-type="string" office:string-value="w" calcext:value-type="string">
            <text:p>w</text:p>
          </table:table-cell>
          <table:table-cell table:formula="of:=CONCATENATE(IF(COUNTIF([.H$1:.H$1048576];[.A122]);[.H$1]&amp;&quot; &quot;;&quot;&quot;);  IF(COUNTIF([.I$1:.I$1048576];[.A122]);[.I$1]&amp;&quot; &quot;;&quot;&quot;) ; IF(COUNTIF([.J$1:.J$1048576];[.A122]);[.J$1]&amp;&quot; &quot;;&quot;&quot;);  IF(COUNTIF([.K$1:.K$1048576];[.A122]);[.K$1]&amp;&quot; &quot;;&quot;&quot;)    ;  IF(COUNTIF([.L$1:.L$1048576];[.A122]);[.L$1]&amp;&quot; &quot;;&quot;&quot;);  IF(COUNTIF([.M$1:.M$1048576];[.A122]);[.M$1]&amp;&quot; &quot;;&quot;&quot;);  IF(COUNTIF([.N$1:.N$1048576];[.A122]);[.N$1]&amp;&quot; &quot;;&quot;&quot;);  IF(COUNTIF([.O$1:.O$1048576];[.A122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Gizem</text:p>
          </table:table-cell>
          <table:table-cell office:value-type="string" calcext:value-type="string">
            <text:p>Hektor</text:p>
          </table:table-cell>
          <table:table-cell table:number-columns-repeated="7"/>
          <table:table-cell office:value-type="string" calcext:value-type="string">
            <text:p>Natalie</text:p>
          </table:table-cell>
          <table:table-cell office:value-type="string" calcext:value-type="string">
            <text:p>Mario</text:p>
          </table:table-cell>
        </table:table-row>
        <table:table-row table:style-name="ro1">
          <table:table-cell office:value-type="string" calcext:value-type="string">
            <text:p>Gloria</text:p>
          </table:table-cell>
          <table:table-cell table:formula="of:=IF(COUNTIF([.E$1:.E$1048576];[.A123]);&quot;w&quot;;&quot;m&quot;)" office:value-type="string" office:string-value="w" calcext:value-type="string">
            <text:p>w</text:p>
          </table:table-cell>
          <table:table-cell table:formula="of:=CONCATENATE(IF(COUNTIF([.H$1:.H$1048576];[.A123]);[.H$1]&amp;&quot; &quot;;&quot;&quot;);  IF(COUNTIF([.I$1:.I$1048576];[.A123]);[.I$1]&amp;&quot; &quot;;&quot;&quot;) ; IF(COUNTIF([.J$1:.J$1048576];[.A123]);[.J$1]&amp;&quot; &quot;;&quot;&quot;);  IF(COUNTIF([.K$1:.K$1048576];[.A123]);[.K$1]&amp;&quot; &quot;;&quot;&quot;)    ;  IF(COUNTIF([.L$1:.L$1048576];[.A123]);[.L$1]&amp;&quot; &quot;;&quot;&quot;);  IF(COUNTIF([.M$1:.M$1048576];[.A123]);[.M$1]&amp;&quot; &quot;;&quot;&quot;);  IF(COUNTIF([.N$1:.N$1048576];[.A123]);[.N$1]&amp;&quot; &quot;;&quot;&quot;);  IF(COUNTIF([.O$1:.O$1048576];[.A123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Glenn</text:p>
          </table:table-cell>
          <table:table-cell office:value-type="string" calcext:value-type="string">
            <text:p>Hendrik</text:p>
          </table:table-cell>
          <table:table-cell table:number-columns-repeated="7"/>
          <table:table-cell office:value-type="string" calcext:value-type="string">
            <text:p>Nemo</text:p>
          </table:table-cell>
          <table:table-cell office:value-type="string" calcext:value-type="string">
            <text:p>Marion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table:formula="of:=IF(COUNTIF([.E$1:.E$1048576];[.A124]);&quot;w&quot;;&quot;m&quot;)" office:value-type="string" office:string-value="w" calcext:value-type="string">
            <text:p>w</text:p>
          </table:table-cell>
          <table:table-cell table:formula="of:=CONCATENATE(IF(COUNTIF([.H$1:.H$1048576];[.A124]);[.H$1]&amp;&quot; &quot;;&quot;&quot;);  IF(COUNTIF([.I$1:.I$1048576];[.A124]);[.I$1]&amp;&quot; &quot;;&quot;&quot;) ; IF(COUNTIF([.J$1:.J$1048576];[.A124]);[.J$1]&amp;&quot; &quot;;&quot;&quot;);  IF(COUNTIF([.K$1:.K$1048576];[.A124]);[.K$1]&amp;&quot; &quot;;&quot;&quot;)    ;  IF(COUNTIF([.L$1:.L$1048576];[.A124]);[.L$1]&amp;&quot; &quot;;&quot;&quot;);  IF(COUNTIF([.M$1:.M$1048576];[.A124]);[.M$1]&amp;&quot; &quot;;&quot;&quot;);  IF(COUNTIF([.N$1:.N$1048576];[.A124]);[.N$1]&amp;&quot; &quot;;&quot;&quot;);  IF(COUNTIF([.O$1:.O$1048576];[.A124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Gloria</text:p>
          </table:table-cell>
          <table:table-cell office:value-type="string" calcext:value-type="string">
            <text:p>Henri</text:p>
          </table:table-cell>
          <table:table-cell table:number-columns-repeated="7"/>
          <table:table-cell office:value-type="string" calcext:value-type="string">
            <text:p>Nikolaus</text:p>
          </table:table-cell>
          <table:table-cell office:value-type="string" calcext:value-type="string">
            <text:p>Marissa</text:p>
          </table:table-cell>
        </table:table-row>
        <table:table-row table:style-name="ro1">
          <table:table-cell office:value-type="string" calcext:value-type="string">
            <text:p>Gracia</text:p>
          </table:table-cell>
          <table:table-cell table:formula="of:=IF(COUNTIF([.E$1:.E$1048576];[.A125]);&quot;w&quot;;&quot;m&quot;)" office:value-type="string" office:string-value="w" calcext:value-type="string">
            <text:p>w</text:p>
          </table:table-cell>
          <table:table-cell table:formula="of:=CONCATENATE(IF(COUNTIF([.H$1:.H$1048576];[.A125]);[.H$1]&amp;&quot; &quot;;&quot;&quot;);  IF(COUNTIF([.I$1:.I$1048576];[.A125]);[.I$1]&amp;&quot; &quot;;&quot;&quot;) ; IF(COUNTIF([.J$1:.J$1048576];[.A125]);[.J$1]&amp;&quot; &quot;;&quot;&quot;);  IF(COUNTIF([.K$1:.K$1048576];[.A125]);[.K$1]&amp;&quot; &quot;;&quot;&quot;)    ;  IF(COUNTIF([.L$1:.L$1048576];[.A125]);[.L$1]&amp;&quot; &quot;;&quot;&quot;);  IF(COUNTIF([.M$1:.M$1048576];[.A125]);[.M$1]&amp;&quot; &quot;;&quot;&quot;);  IF(COUNTIF([.N$1:.N$1048576];[.A125]);[.N$1]&amp;&quot; &quot;;&quot;&quot;);  IF(COUNTIF([.O$1:.O$1048576];[.A125]);[.O$1]&amp;&quot; &quot;;&quot;&quot;))" office:value-type="string" office:string-value="lateinisch südeuropäisch " calcext:value-type="string">
            <text:p>lateinisch südeuropäisch </text:p>
          </table:table-cell>
          <table:table-cell/>
          <table:table-cell office:value-type="string" calcext:value-type="string">
            <text:p>Grace</text:p>
          </table:table-cell>
          <table:table-cell office:value-type="string" calcext:value-type="string">
            <text:p>Holger</text:p>
          </table:table-cell>
          <table:table-cell table:number-columns-repeated="7"/>
          <table:table-cell office:value-type="string" calcext:value-type="string">
            <text:p>Noel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Greetje</text:p>
          </table:table-cell>
          <table:table-cell table:formula="of:=IF(COUNTIF([.E$1:.E$1048576];[.A126]);&quot;w&quot;;&quot;m&quot;)" office:value-type="string" office:string-value="w" calcext:value-type="string">
            <text:p>w</text:p>
          </table:table-cell>
          <table:table-cell table:formula="of:=CONCATENATE(IF(COUNTIF([.H$1:.H$1048576];[.A126]);[.H$1]&amp;&quot; &quot;;&quot;&quot;);  IF(COUNTIF([.I$1:.I$1048576];[.A126]);[.I$1]&amp;&quot; &quot;;&quot;&quot;) ; IF(COUNTIF([.J$1:.J$1048576];[.A126]);[.J$1]&amp;&quot; &quot;;&quot;&quot;);  IF(COUNTIF([.K$1:.K$1048576];[.A126]);[.K$1]&amp;&quot; &quot;;&quot;&quot;)    ;  IF(COUNTIF([.L$1:.L$1048576];[.A126]);[.L$1]&amp;&quot; &quot;;&quot;&quot;);  IF(COUNTIF([.M$1:.M$1048576];[.A126]);[.M$1]&amp;&quot; &quot;;&quot;&quot;);  IF(COUNTIF([.N$1:.N$1048576];[.A126]);[.N$1]&amp;&quot; &quot;;&quot;&quot;);  IF(COUNTIF([.O$1:.O$1048576];[.A126]);[.O$1]&amp;&quot; &quot;;&quot;&quot;))" office:value-type="string" office:string-value="nordisch westeuropäisch " calcext:value-type="string">
            <text:p>nordisch westeuropäisch </text:p>
          </table:table-cell>
          <table:table-cell/>
          <table:table-cell office:value-type="string" calcext:value-type="string">
            <text:p>Gracia</text:p>
          </table:table-cell>
          <table:table-cell office:value-type="string" calcext:value-type="string">
            <text:p>Horst</text:p>
          </table:table-cell>
          <table:table-cell table:number-columns-repeated="7"/>
          <table:table-cell office:value-type="string" calcext:value-type="string">
            <text:p>Olivia</text:p>
          </table:table-cell>
          <table:table-cell office:value-type="string" calcext:value-type="string">
            <text:p>Markus</text:p>
          </table:table-cell>
        </table:table-row>
        <table:table-row table:style-name="ro1">
          <table:table-cell office:value-type="string" calcext:value-type="string">
            <text:p>Greta</text:p>
          </table:table-cell>
          <table:table-cell table:formula="of:=IF(COUNTIF([.E$1:.E$1048576];[.A127]);&quot;w&quot;;&quot;m&quot;)" office:value-type="string" office:string-value="w" calcext:value-type="string">
            <text:p>w</text:p>
          </table:table-cell>
          <table:table-cell table:formula="of:=CONCATENATE(IF(COUNTIF([.H$1:.H$1048576];[.A127]);[.H$1]&amp;&quot; &quot;;&quot;&quot;);  IF(COUNTIF([.I$1:.I$1048576];[.A127]);[.I$1]&amp;&quot; &quot;;&quot;&quot;) ; IF(COUNTIF([.J$1:.J$1048576];[.A127]);[.J$1]&amp;&quot; &quot;;&quot;&quot;);  IF(COUNTIF([.K$1:.K$1048576];[.A127]);[.K$1]&amp;&quot; &quot;;&quot;&quot;)    ;  IF(COUNTIF([.L$1:.L$1048576];[.A127]);[.L$1]&amp;&quot; &quot;;&quot;&quot;);  IF(COUNTIF([.M$1:.M$1048576];[.A127]);[.M$1]&amp;&quot; &quot;;&quot;&quot;);  IF(COUNTIF([.N$1:.N$1048576];[.A127]);[.N$1]&amp;&quot; &quot;;&quot;&quot;);  IF(COUNTIF([.O$1:.O$1048576];[.A127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Greetje</text:p>
          </table:table-cell>
          <table:table-cell office:value-type="string" calcext:value-type="string">
            <text:p>Hugo</text:p>
          </table:table-cell>
          <table:table-cell table:number-columns-repeated="7"/>
          <table:table-cell office:value-type="string" calcext:value-type="string">
            <text:p>Olympia</text:p>
          </table:table-cell>
          <table:table-cell office:value-type="string" calcext:value-type="string">
            <text:p>Marlene</text:p>
          </table:table-cell>
        </table:table-row>
        <table:table-row table:style-name="ro1">
          <table:table-cell office:value-type="string" calcext:value-type="string">
            <text:p>Grit</text:p>
          </table:table-cell>
          <table:table-cell table:formula="of:=IF(COUNTIF([.E$1:.E$1048576];[.A128]);&quot;w&quot;;&quot;m&quot;)" office:value-type="string" office:string-value="w" calcext:value-type="string">
            <text:p>w</text:p>
          </table:table-cell>
          <table:table-cell table:formula="of:=CONCATENATE(IF(COUNTIF([.H$1:.H$1048576];[.A128]);[.H$1]&amp;&quot; &quot;;&quot;&quot;);  IF(COUNTIF([.I$1:.I$1048576];[.A128]);[.I$1]&amp;&quot; &quot;;&quot;&quot;) ; IF(COUNTIF([.J$1:.J$1048576];[.A128]);[.J$1]&amp;&quot; &quot;;&quot;&quot;);  IF(COUNTIF([.K$1:.K$1048576];[.A128]);[.K$1]&amp;&quot; &quot;;&quot;&quot;)    ;  IF(COUNTIF([.L$1:.L$1048576];[.A128]);[.L$1]&amp;&quot; &quot;;&quot;&quot;);  IF(COUNTIF([.M$1:.M$1048576];[.A128]);[.M$1]&amp;&quot; &quot;;&quot;&quot;);  IF(COUNTIF([.N$1:.N$1048576];[.A128]);[.N$1]&amp;&quot; &quot;;&quot;&quot;);  IF(COUNTIF([.O$1:.O$1048576];[.A128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Greta</text:p>
          </table:table-cell>
          <table:table-cell office:value-type="string" calcext:value-type="string">
            <text:p>Ian</text:p>
          </table:table-cell>
          <table:table-cell table:number-columns-repeated="7"/>
          <table:table-cell office:value-type="string" calcext:value-type="string">
            <text:p>Ophelia</text:p>
          </table:table-cell>
          <table:table-cell office:value-type="string" calcext:value-type="string">
            <text:p>Marlon</text:p>
          </table:table-cell>
        </table:table-row>
        <table:table-row table:style-name="ro1">
          <table:table-cell office:value-type="string" calcext:value-type="string">
            <text:p>Gudrun</text:p>
          </table:table-cell>
          <table:table-cell table:formula="of:=IF(COUNTIF([.E$1:.E$1048576];[.A129]);&quot;w&quot;;&quot;m&quot;)" office:value-type="string" office:string-value="w" calcext:value-type="string">
            <text:p>w</text:p>
          </table:table-cell>
          <table:table-cell table:formula="of:=CONCATENATE(IF(COUNTIF([.H$1:.H$1048576];[.A129]);[.H$1]&amp;&quot; &quot;;&quot;&quot;);  IF(COUNTIF([.I$1:.I$1048576];[.A129]);[.I$1]&amp;&quot; &quot;;&quot;&quot;) ; IF(COUNTIF([.J$1:.J$1048576];[.A129]);[.J$1]&amp;&quot; &quot;;&quot;&quot;);  IF(COUNTIF([.K$1:.K$1048576];[.A129]);[.K$1]&amp;&quot; &quot;;&quot;&quot;)    ;  IF(COUNTIF([.L$1:.L$1048576];[.A129]);[.L$1]&amp;&quot; &quot;;&quot;&quot;);  IF(COUNTIF([.M$1:.M$1048576];[.A129]);[.M$1]&amp;&quot; &quot;;&quot;&quot;);  IF(COUNTIF([.N$1:.N$1048576];[.A129]);[.N$1]&amp;&quot; &quot;;&quot;&quot;);  IF(COUNTIF([.O$1:.O$1048576];[.A129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Grit</text:p>
          </table:table-cell>
          <table:table-cell office:value-type="string" calcext:value-type="string">
            <text:p>Idris</text:p>
          </table:table-cell>
          <table:table-cell table:number-columns-repeated="7"/>
          <table:table-cell office:value-type="string" calcext:value-type="string">
            <text:p>Oriana</text:p>
          </table:table-cell>
          <table:table-cell office:value-type="string" calcext:value-type="string">
            <text:p>Marvin</text:p>
          </table:table-cell>
        </table:table-row>
        <table:table-row table:style-name="ro1">
          <table:table-cell office:value-type="string" calcext:value-type="string">
            <text:p>Gwen</text:p>
          </table:table-cell>
          <table:table-cell table:formula="of:=IF(COUNTIF([.E$1:.E$1048576];[.A130]);&quot;w&quot;;&quot;m&quot;)" office:value-type="string" office:string-value="w" calcext:value-type="string">
            <text:p>w</text:p>
          </table:table-cell>
          <table:table-cell table:formula="of:=CONCATENATE(IF(COUNTIF([.H$1:.H$1048576];[.A130]);[.H$1]&amp;&quot; &quot;;&quot;&quot;);  IF(COUNTIF([.I$1:.I$1048576];[.A130]);[.I$1]&amp;&quot; &quot;;&quot;&quot;) ; IF(COUNTIF([.J$1:.J$1048576];[.A130]);[.J$1]&amp;&quot; &quot;;&quot;&quot;);  IF(COUNTIF([.K$1:.K$1048576];[.A130]);[.K$1]&amp;&quot; &quot;;&quot;&quot;)    ;  IF(COUNTIF([.L$1:.L$1048576];[.A130]);[.L$1]&amp;&quot; &quot;;&quot;&quot;);  IF(COUNTIF([.M$1:.M$1048576];[.A130]);[.M$1]&amp;&quot; &quot;;&quot;&quot;);  IF(COUNTIF([.N$1:.N$1048576];[.A130]);[.N$1]&amp;&quot; &quot;;&quot;&quot;);  IF(COUNTIF([.O$1:.O$1048576];[.A130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Gudrun</text:p>
          </table:table-cell>
          <table:table-cell office:value-type="string" calcext:value-type="string">
            <text:p>Ike</text:p>
          </table:table-cell>
          <table:table-cell table:number-columns-repeated="7"/>
          <table:table-cell office:value-type="string" calcext:value-type="string">
            <text:p>Orietta</text:p>
          </table:table-cell>
          <table:table-cell office:value-type="string" calcext:value-type="string">
            <text:p>Mary-Lou</text:p>
          </table:table-cell>
        </table:table-row>
        <table:table-row table:style-name="ro1">
          <table:table-cell office:value-type="string" calcext:value-type="string">
            <text:p>Gülçin</text:p>
          </table:table-cell>
          <table:table-cell table:formula="of:=IF(COUNTIF([.E$1:.E$1048576];[.A131]);&quot;w&quot;;&quot;m&quot;)" office:value-type="string" office:string-value="w" calcext:value-type="string">
            <text:p>w</text:p>
          </table:table-cell>
          <table:table-cell table:formula="of:=CONCATENATE(IF(COUNTIF([.H$1:.H$1048576];[.A131]);[.H$1]&amp;&quot; &quot;;&quot;&quot;);  IF(COUNTIF([.I$1:.I$1048576];[.A131]);[.I$1]&amp;&quot; &quot;;&quot;&quot;) ; IF(COUNTIF([.J$1:.J$1048576];[.A131]);[.J$1]&amp;&quot; &quot;;&quot;&quot;);  IF(COUNTIF([.K$1:.K$1048576];[.A131]);[.K$1]&amp;&quot; &quot;;&quot;&quot;)    ;  IF(COUNTIF([.L$1:.L$1048576];[.A131]);[.L$1]&amp;&quot; &quot;;&quot;&quot;);  IF(COUNTIF([.M$1:.M$1048576];[.A131]);[.M$1]&amp;&quot; &quot;;&quot;&quot;);  IF(COUNTIF([.N$1:.N$1048576];[.A131]);[.N$1]&amp;&quot; &quot;;&quot;&quot;);  IF(COUNTIF([.O$1:.O$1048576];[.A131]);[.O$1]&amp;&quot; &quot;;&quot;&quot;))" office:value-type="string" office:string-value="arabisch " calcext:value-type="string">
            <text:p>arabisch </text:p>
          </table:table-cell>
          <table:table-cell/>
          <table:table-cell office:value-type="string" calcext:value-type="string">
            <text:p>Gwen</text:p>
          </table:table-cell>
          <table:table-cell office:value-type="string" calcext:value-type="string">
            <text:p>Ilay</text:p>
          </table:table-cell>
          <table:table-cell table:number-columns-repeated="7"/>
          <table:table-cell office:value-type="string" calcext:value-type="string">
            <text:p>Orlando</text:p>
          </table:table-cell>
          <table:table-cell office:value-type="string" calcext:value-type="string">
            <text:p>Mathilda</text:p>
          </table:table-cell>
        </table:table-row>
        <table:table-row table:style-name="ro1">
          <table:table-cell office:value-type="string" calcext:value-type="string">
            <text:p>Hailey</text:p>
          </table:table-cell>
          <table:table-cell table:formula="of:=IF(COUNTIF([.E$1:.E$1048576];[.A132]);&quot;w&quot;;&quot;m&quot;)" office:value-type="string" office:string-value="w" calcext:value-type="string">
            <text:p>w</text:p>
          </table:table-cell>
          <table:table-cell table:formula="of:=CONCATENATE(IF(COUNTIF([.H$1:.H$1048576];[.A132]);[.H$1]&amp;&quot; &quot;;&quot;&quot;);  IF(COUNTIF([.I$1:.I$1048576];[.A132]);[.I$1]&amp;&quot; &quot;;&quot;&quot;) ; IF(COUNTIF([.J$1:.J$1048576];[.A132]);[.J$1]&amp;&quot; &quot;;&quot;&quot;);  IF(COUNTIF([.K$1:.K$1048576];[.A132]);[.K$1]&amp;&quot; &quot;;&quot;&quot;)    ;  IF(COUNTIF([.L$1:.L$1048576];[.A132]);[.L$1]&amp;&quot; &quot;;&quot;&quot;);  IF(COUNTIF([.M$1:.M$1048576];[.A132]);[.M$1]&amp;&quot; &quot;;&quot;&quot;);  IF(COUNTIF([.N$1:.N$1048576];[.A132]);[.N$1]&amp;&quot; &quot;;&quot;&quot;);  IF(COUNTIF([.O$1:.O$1048576];[.A132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Gülçin</text:p>
          </table:table-cell>
          <table:table-cell office:value-type="string" calcext:value-type="string">
            <text:p>Ilias</text:p>
          </table:table-cell>
          <table:table-cell table:number-columns-repeated="7"/>
          <table:table-cell office:value-type="string" calcext:value-type="string">
            <text:p>Ornella</text:p>
          </table:table-cell>
          <table:table-cell office:value-type="string" calcext:value-type="string">
            <text:p>Mathilde</text:p>
          </table:table-cell>
        </table:table-row>
        <table:table-row table:style-name="ro1">
          <table:table-cell office:value-type="string" calcext:value-type="string">
            <text:p>Hanna</text:p>
          </table:table-cell>
          <table:table-cell table:formula="of:=IF(COUNTIF([.E$1:.E$1048576];[.A133]);&quot;w&quot;;&quot;m&quot;)" office:value-type="string" office:string-value="w" calcext:value-type="string">
            <text:p>w</text:p>
          </table:table-cell>
          <table:table-cell table:formula="of:=CONCATENATE(IF(COUNTIF([.H$1:.H$1048576];[.A133]);[.H$1]&amp;&quot; &quot;;&quot;&quot;);  IF(COUNTIF([.I$1:.I$1048576];[.A133]);[.I$1]&amp;&quot; &quot;;&quot;&quot;) ; IF(COUNTIF([.J$1:.J$1048576];[.A133]);[.J$1]&amp;&quot; &quot;;&quot;&quot;);  IF(COUNTIF([.K$1:.K$1048576];[.A133]);[.K$1]&amp;&quot; &quot;;&quot;&quot;)    ;  IF(COUNTIF([.L$1:.L$1048576];[.A133]);[.L$1]&amp;&quot; &quot;;&quot;&quot;);  IF(COUNTIF([.M$1:.M$1048576];[.A133]);[.M$1]&amp;&quot; &quot;;&quot;&quot;);  IF(COUNTIF([.N$1:.N$1048576];[.A133]);[.N$1]&amp;&quot; &quot;;&quot;&quot;);  IF(COUNTIF([.O$1:.O$1048576];[.A133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Hailey</text:p>
          </table:table-cell>
          <table:table-cell office:value-type="string" calcext:value-type="string">
            <text:p>Immanuel</text:p>
          </table:table-cell>
          <table:table-cell table:number-columns-repeated="7"/>
          <table:table-cell office:value-type="string" calcext:value-type="string">
            <text:p>Osia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Hedda</text:p>
          </table:table-cell>
          <table:table-cell table:formula="of:=IF(COUNTIF([.E$1:.E$1048576];[.A134]);&quot;w&quot;;&quot;m&quot;)" office:value-type="string" office:string-value="w" calcext:value-type="string">
            <text:p>w</text:p>
          </table:table-cell>
          <table:table-cell table:formula="of:=CONCATENATE(IF(COUNTIF([.H$1:.H$1048576];[.A134]);[.H$1]&amp;&quot; &quot;;&quot;&quot;);  IF(COUNTIF([.I$1:.I$1048576];[.A134]);[.I$1]&amp;&quot; &quot;;&quot;&quot;) ; IF(COUNTIF([.J$1:.J$1048576];[.A134]);[.J$1]&amp;&quot; &quot;;&quot;&quot;);  IF(COUNTIF([.K$1:.K$1048576];[.A134]);[.K$1]&amp;&quot; &quot;;&quot;&quot;)    ;  IF(COUNTIF([.L$1:.L$1048576];[.A134]);[.L$1]&amp;&quot; &quot;;&quot;&quot;);  IF(COUNTIF([.M$1:.M$1048576];[.A134]);[.M$1]&amp;&quot; &quot;;&quot;&quot;);  IF(COUNTIF([.N$1:.N$1048576];[.A134]);[.N$1]&amp;&quot; &quot;;&quot;&quot;);  IF(COUNTIF([.O$1:.O$1048576];[.A134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Hanna</text:p>
          </table:table-cell>
          <table:table-cell office:value-type="string" calcext:value-type="string">
            <text:p>Ingmar</text:p>
          </table:table-cell>
          <table:table-cell table:number-columns-repeated="7"/>
          <table:table-cell office:value-type="string" calcext:value-type="string">
            <text:p>Palina</text:p>
          </table:table-cell>
          <table:table-cell office:value-type="string" calcext:value-type="string">
            <text:p>Maxi</text:p>
          </table:table-cell>
        </table:table-row>
        <table:table-row table:style-name="ro1">
          <table:table-cell office:value-type="string" calcext:value-type="string">
            <text:p>Hedy</text:p>
          </table:table-cell>
          <table:table-cell table:formula="of:=IF(COUNTIF([.E$1:.E$1048576];[.A135]);&quot;w&quot;;&quot;m&quot;)" office:value-type="string" office:string-value="w" calcext:value-type="string">
            <text:p>w</text:p>
          </table:table-cell>
          <table:table-cell table:formula="of:=CONCATENATE(IF(COUNTIF([.H$1:.H$1048576];[.A135]);[.H$1]&amp;&quot; &quot;;&quot;&quot;);  IF(COUNTIF([.I$1:.I$1048576];[.A135]);[.I$1]&amp;&quot; &quot;;&quot;&quot;) ; IF(COUNTIF([.J$1:.J$1048576];[.A135]);[.J$1]&amp;&quot; &quot;;&quot;&quot;);  IF(COUNTIF([.K$1:.K$1048576];[.A135]);[.K$1]&amp;&quot; &quot;;&quot;&quot;)    ;  IF(COUNTIF([.L$1:.L$1048576];[.A135]);[.L$1]&amp;&quot; &quot;;&quot;&quot;);  IF(COUNTIF([.M$1:.M$1048576];[.A135]);[.M$1]&amp;&quot; &quot;;&quot;&quot;);  IF(COUNTIF([.N$1:.N$1048576];[.A135]);[.N$1]&amp;&quot; &quot;;&quot;&quot;);  IF(COUNTIF([.O$1:.O$1048576];[.A135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Hedda</text:p>
          </table:table-cell>
          <table:table-cell office:value-type="string" calcext:value-type="string">
            <text:p>Ingo</text:p>
          </table:table-cell>
          <table:table-cell table:number-columns-repeated="7"/>
          <table:table-cell office:value-type="string" calcext:value-type="string">
            <text:p>Pamela</text:p>
          </table:table-cell>
          <table:table-cell office:value-type="string" calcext:value-type="string">
            <text:p>Melanie</text:p>
          </table:table-cell>
        </table:table-row>
        <table:table-row table:style-name="ro1">
          <table:table-cell office:value-type="string" calcext:value-type="string">
            <text:p>Heidi</text:p>
          </table:table-cell>
          <table:table-cell table:formula="of:=IF(COUNTIF([.E$1:.E$1048576];[.A136]);&quot;w&quot;;&quot;m&quot;)" office:value-type="string" office:string-value="w" calcext:value-type="string">
            <text:p>w</text:p>
          </table:table-cell>
          <table:table-cell table:formula="of:=CONCATENATE(IF(COUNTIF([.H$1:.H$1048576];[.A136]);[.H$1]&amp;&quot; &quot;;&quot;&quot;);  IF(COUNTIF([.I$1:.I$1048576];[.A136]);[.I$1]&amp;&quot; &quot;;&quot;&quot;) ; IF(COUNTIF([.J$1:.J$1048576];[.A136]);[.J$1]&amp;&quot; &quot;;&quot;&quot;);  IF(COUNTIF([.K$1:.K$1048576];[.A136]);[.K$1]&amp;&quot; &quot;;&quot;&quot;)    ;  IF(COUNTIF([.L$1:.L$1048576];[.A136]);[.L$1]&amp;&quot; &quot;;&quot;&quot;);  IF(COUNTIF([.M$1:.M$1048576];[.A136]);[.M$1]&amp;&quot; &quot;;&quot;&quot;);  IF(COUNTIF([.N$1:.N$1048576];[.A136]);[.N$1]&amp;&quot; &quot;;&quot;&quot;);  IF(COUNTIF([.O$1:.O$1048576];[.A136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Hedy</text:p>
          </table:table-cell>
          <table:table-cell office:value-type="string" calcext:value-type="string">
            <text:p>Isaak</text:p>
          </table:table-cell>
          <table:table-cell table:number-columns-repeated="7"/>
          <table:table-cell office:value-type="string" calcext:value-type="string">
            <text:p>Paola</text:p>
          </table:table-cell>
          <table:table-cell office:value-type="string" calcext:value-type="string">
            <text:p>Melchior</text:p>
          </table:table-cell>
        </table:table-row>
        <table:table-row table:style-name="ro1">
          <table:table-cell office:value-type="string" calcext:value-type="string">
            <text:p>Heike</text:p>
          </table:table-cell>
          <table:table-cell table:formula="of:=IF(COUNTIF([.E$1:.E$1048576];[.A137]);&quot;w&quot;;&quot;m&quot;)" office:value-type="string" office:string-value="w" calcext:value-type="string">
            <text:p>w</text:p>
          </table:table-cell>
          <table:table-cell table:formula="of:=CONCATENATE(IF(COUNTIF([.H$1:.H$1048576];[.A137]);[.H$1]&amp;&quot; &quot;;&quot;&quot;);  IF(COUNTIF([.I$1:.I$1048576];[.A137]);[.I$1]&amp;&quot; &quot;;&quot;&quot;) ; IF(COUNTIF([.J$1:.J$1048576];[.A137]);[.J$1]&amp;&quot; &quot;;&quot;&quot;);  IF(COUNTIF([.K$1:.K$1048576];[.A137]);[.K$1]&amp;&quot; &quot;;&quot;&quot;)    ;  IF(COUNTIF([.L$1:.L$1048576];[.A137]);[.L$1]&amp;&quot; &quot;;&quot;&quot;);  IF(COUNTIF([.M$1:.M$1048576];[.A137]);[.M$1]&amp;&quot; &quot;;&quot;&quot;);  IF(COUNTIF([.N$1:.N$1048576];[.A137]);[.N$1]&amp;&quot; &quot;;&quot;&quot;);  IF(COUNTIF([.O$1:.O$1048576];[.A137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Heidi</text:p>
          </table:table-cell>
          <table:table-cell office:value-type="string" calcext:value-type="string">
            <text:p>Isaiah</text:p>
          </table:table-cell>
          <table:table-cell table:number-columns-repeated="7"/>
          <table:table-cell office:value-type="string" calcext:value-type="string">
            <text:p>Paolo</text:p>
          </table:table-cell>
          <table:table-cell office:value-type="string" calcext:value-type="string">
            <text:p>Melina</text:p>
          </table:table-cell>
        </table:table-row>
        <table:table-row table:style-name="ro1">
          <table:table-cell office:value-type="string" calcext:value-type="string">
            <text:p>Heja</text:p>
          </table:table-cell>
          <table:table-cell table:formula="of:=IF(COUNTIF([.E$1:.E$1048576];[.A138]);&quot;w&quot;;&quot;m&quot;)" office:value-type="string" office:string-value="w" calcext:value-type="string">
            <text:p>w</text:p>
          </table:table-cell>
          <table:table-cell table:formula="of:=CONCATENATE(IF(COUNTIF([.H$1:.H$1048576];[.A138]);[.H$1]&amp;&quot; &quot;;&quot;&quot;);  IF(COUNTIF([.I$1:.I$1048576];[.A138]);[.I$1]&amp;&quot; &quot;;&quot;&quot;) ; IF(COUNTIF([.J$1:.J$1048576];[.A138]);[.J$1]&amp;&quot; &quot;;&quot;&quot;);  IF(COUNTIF([.K$1:.K$1048576];[.A138]);[.K$1]&amp;&quot; &quot;;&quot;&quot;)    ;  IF(COUNTIF([.L$1:.L$1048576];[.A138]);[.L$1]&amp;&quot; &quot;;&quot;&quot;);  IF(COUNTIF([.M$1:.M$1048576];[.A138]);[.M$1]&amp;&quot; &quot;;&quot;&quot;);  IF(COUNTIF([.N$1:.N$1048576];[.A138]);[.N$1]&amp;&quot; &quot;;&quot;&quot;);  IF(COUNTIF([.O$1:.O$1048576];[.A138]);[.O$1]&amp;&quot; &quot;;&quot;&quot;))" office:value-type="string" office:string-value="arabisch " calcext:value-type="string">
            <text:p>arabisch </text:p>
          </table:table-cell>
          <table:table-cell/>
          <table:table-cell office:value-type="string" calcext:value-type="string">
            <text:p>Heike</text:p>
          </table:table-cell>
          <table:table-cell office:value-type="string" calcext:value-type="string">
            <text:p>Ismael</text:p>
          </table:table-cell>
          <table:table-cell table:number-columns-repeated="7"/>
          <table:table-cell office:value-type="string" calcext:value-type="string">
            <text:p>Pascal</text:p>
          </table:table-cell>
          <table:table-cell office:value-type="string" calcext:value-type="string">
            <text:p>Melody</text:p>
          </table:table-cell>
        </table:table-row>
        <table:table-row table:style-name="ro1">
          <table:table-cell office:value-type="string" calcext:value-type="string">
            <text:p>Helen</text:p>
          </table:table-cell>
          <table:table-cell table:formula="of:=IF(COUNTIF([.E$1:.E$1048576];[.A139]);&quot;w&quot;;&quot;m&quot;)" office:value-type="string" office:string-value="w" calcext:value-type="string">
            <text:p>w</text:p>
          </table:table-cell>
          <table:table-cell table:formula="of:=CONCATENATE(IF(COUNTIF([.H$1:.H$1048576];[.A139]);[.H$1]&amp;&quot; &quot;;&quot;&quot;);  IF(COUNTIF([.I$1:.I$1048576];[.A139]);[.I$1]&amp;&quot; &quot;;&quot;&quot;) ; IF(COUNTIF([.J$1:.J$1048576];[.A139]);[.J$1]&amp;&quot; &quot;;&quot;&quot;);  IF(COUNTIF([.K$1:.K$1048576];[.A139]);[.K$1]&amp;&quot; &quot;;&quot;&quot;)    ;  IF(COUNTIF([.L$1:.L$1048576];[.A139]);[.L$1]&amp;&quot; &quot;;&quot;&quot;);  IF(COUNTIF([.M$1:.M$1048576];[.A139]);[.M$1]&amp;&quot; &quot;;&quot;&quot;);  IF(COUNTIF([.N$1:.N$1048576];[.A139]);[.N$1]&amp;&quot; &quot;;&quot;&quot;);  IF(COUNTIF([.O$1:.O$1048576];[.A139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Heja</text:p>
          </table:table-cell>
          <table:table-cell office:value-type="string" calcext:value-type="string">
            <text:p>Ivan</text:p>
          </table:table-cell>
          <table:table-cell table:number-columns-repeated="7"/>
          <table:table-cell office:value-type="string" calcext:value-type="string">
            <text:p>Patrick</text:p>
          </table:table-cell>
          <table:table-cell office:value-type="string" calcext:value-type="string">
            <text:p>Melvin</text:p>
          </table:table-cell>
        </table:table-row>
        <table:table-row table:style-name="ro1">
          <table:table-cell office:value-type="string" calcext:value-type="string">
            <text:p>Helena</text:p>
          </table:table-cell>
          <table:table-cell table:formula="of:=IF(COUNTIF([.E$1:.E$1048576];[.A140]);&quot;w&quot;;&quot;m&quot;)" office:value-type="string" office:string-value="w" calcext:value-type="string">
            <text:p>w</text:p>
          </table:table-cell>
          <table:table-cell table:formula="of:=CONCATENATE(IF(COUNTIF([.H$1:.H$1048576];[.A140]);[.H$1]&amp;&quot; &quot;;&quot;&quot;);  IF(COUNTIF([.I$1:.I$1048576];[.A140]);[.I$1]&amp;&quot; &quot;;&quot;&quot;) ; IF(COUNTIF([.J$1:.J$1048576];[.A140]);[.J$1]&amp;&quot; &quot;;&quot;&quot;);  IF(COUNTIF([.K$1:.K$1048576];[.A140]);[.K$1]&amp;&quot; &quot;;&quot;&quot;)    ;  IF(COUNTIF([.L$1:.L$1048576];[.A140]);[.L$1]&amp;&quot; &quot;;&quot;&quot;);  IF(COUNTIF([.M$1:.M$1048576];[.A140]);[.M$1]&amp;&quot; &quot;;&quot;&quot;);  IF(COUNTIF([.N$1:.N$1048576];[.A140]);[.N$1]&amp;&quot; &quot;;&quot;&quot;);  IF(COUNTIF([.O$1:.O$1048576];[.A140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Helen</text:p>
          </table:table-cell>
          <table:table-cell office:value-type="string" calcext:value-type="string">
            <text:p>Jakob</text:p>
          </table:table-cell>
          <table:table-cell table:number-columns-repeated="7"/>
          <table:table-cell office:value-type="string" calcext:value-type="string">
            <text:p>Paul</text:p>
          </table:table-cell>
          <table:table-cell office:value-type="string" calcext:value-type="string">
            <text:p>Merlin</text:p>
          </table:table-cell>
        </table:table-row>
        <table:table-row table:style-name="ro1">
          <table:table-cell office:value-type="string" calcext:value-type="string">
            <text:p>Helene</text:p>
          </table:table-cell>
          <table:table-cell table:formula="of:=IF(COUNTIF([.E$1:.E$1048576];[.A141]);&quot;w&quot;;&quot;m&quot;)" office:value-type="string" office:string-value="w" calcext:value-type="string">
            <text:p>w</text:p>
          </table:table-cell>
          <table:table-cell table:formula="of:=CONCATENATE(IF(COUNTIF([.H$1:.H$1048576];[.A141]);[.H$1]&amp;&quot; &quot;;&quot;&quot;);  IF(COUNTIF([.I$1:.I$1048576];[.A141]);[.I$1]&amp;&quot; &quot;;&quot;&quot;) ; IF(COUNTIF([.J$1:.J$1048576];[.A141]);[.J$1]&amp;&quot; &quot;;&quot;&quot;);  IF(COUNTIF([.K$1:.K$1048576];[.A141]);[.K$1]&amp;&quot; &quot;;&quot;&quot;)    ;  IF(COUNTIF([.L$1:.L$1048576];[.A141]);[.L$1]&amp;&quot; &quot;;&quot;&quot;);  IF(COUNTIF([.M$1:.M$1048576];[.A141]);[.M$1]&amp;&quot; &quot;;&quot;&quot;);  IF(COUNTIF([.N$1:.N$1048576];[.A141]);[.N$1]&amp;&quot; &quot;;&quot;&quot;);  IF(COUNTIF([.O$1:.O$1048576];[.A141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Helena</text:p>
          </table:table-cell>
          <table:table-cell office:value-type="string" calcext:value-type="string">
            <text:p>Jan</text:p>
          </table:table-cell>
          <table:table-cell table:number-columns-repeated="7"/>
          <table:table-cell office:value-type="string" calcext:value-type="string">
            <text:p>Paula</text:p>
          </table:table-cell>
          <table:table-cell office:value-type="string" calcext:value-type="string">
            <text:p>Mette</text:p>
          </table:table-cell>
        </table:table-row>
        <table:table-row table:style-name="ro1">
          <table:table-cell office:value-type="string" calcext:value-type="string">
            <text:p>Helga</text:p>
          </table:table-cell>
          <table:table-cell table:formula="of:=IF(COUNTIF([.E$1:.E$1048576];[.A142]);&quot;w&quot;;&quot;m&quot;)" office:value-type="string" office:string-value="w" calcext:value-type="string">
            <text:p>w</text:p>
          </table:table-cell>
          <table:table-cell table:formula="of:=CONCATENATE(IF(COUNTIF([.H$1:.H$1048576];[.A142]);[.H$1]&amp;&quot; &quot;;&quot;&quot;);  IF(COUNTIF([.I$1:.I$1048576];[.A142]);[.I$1]&amp;&quot; &quot;;&quot;&quot;) ; IF(COUNTIF([.J$1:.J$1048576];[.A142]);[.J$1]&amp;&quot; &quot;;&quot;&quot;);  IF(COUNTIF([.K$1:.K$1048576];[.A142]);[.K$1]&amp;&quot; &quot;;&quot;&quot;)    ;  IF(COUNTIF([.L$1:.L$1048576];[.A142]);[.L$1]&amp;&quot; &quot;;&quot;&quot;);  IF(COUNTIF([.M$1:.M$1048576];[.A142]);[.M$1]&amp;&quot; &quot;;&quot;&quot;);  IF(COUNTIF([.N$1:.N$1048576];[.A142]);[.N$1]&amp;&quot; &quot;;&quot;&quot;);  IF(COUNTIF([.O$1:.O$1048576];[.A142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Helene</text:p>
          </table:table-cell>
          <table:table-cell office:value-type="string" calcext:value-type="string">
            <text:p>Johannes</text:p>
          </table:table-cell>
          <table:table-cell table:number-columns-repeated="7"/>
          <table:table-cell office:value-type="string" calcext:value-type="string">
            <text:p>Pauline</text:p>
          </table:table-cell>
          <table:table-cell office:value-type="string" calcext:value-type="string">
            <text:p>Michaela</text:p>
          </table:table-cell>
        </table:table-row>
        <table:table-row table:style-name="ro1">
          <table:table-cell office:value-type="string" calcext:value-type="string">
            <text:p>Henna</text:p>
          </table:table-cell>
          <table:table-cell table:formula="of:=IF(COUNTIF([.E$1:.E$1048576];[.A143]);&quot;w&quot;;&quot;m&quot;)" office:value-type="string" office:string-value="w" calcext:value-type="string">
            <text:p>w</text:p>
          </table:table-cell>
          <table:table-cell table:formula="of:=CONCATENATE(IF(COUNTIF([.H$1:.H$1048576];[.A143]);[.H$1]&amp;&quot; &quot;;&quot;&quot;);  IF(COUNTIF([.I$1:.I$1048576];[.A143]);[.I$1]&amp;&quot; &quot;;&quot;&quot;) ; IF(COUNTIF([.J$1:.J$1048576];[.A143]);[.J$1]&amp;&quot; &quot;;&quot;&quot;);  IF(COUNTIF([.K$1:.K$1048576];[.A143]);[.K$1]&amp;&quot; &quot;;&quot;&quot;)    ;  IF(COUNTIF([.L$1:.L$1048576];[.A143]);[.L$1]&amp;&quot; &quot;;&quot;&quot;);  IF(COUNTIF([.M$1:.M$1048576];[.A143]);[.M$1]&amp;&quot; &quot;;&quot;&quot;);  IF(COUNTIF([.N$1:.N$1048576];[.A143]);[.N$1]&amp;&quot; &quot;;&quot;&quot;);  IF(COUNTIF([.O$1:.O$1048576];[.A143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Helga</text:p>
          </table:table-cell>
          <table:table-cell office:value-type="string" calcext:value-type="string">
            <text:p>Jonas</text:p>
          </table:table-cell>
          <table:table-cell table:number-columns-repeated="7"/>
          <table:table-cell office:value-type="string" calcext:value-type="string">
            <text:p>Pedro</text:p>
          </table:table-cell>
          <table:table-cell office:value-type="string" calcext:value-type="string">
            <text:p>Michel</text:p>
          </table:table-cell>
        </table:table-row>
        <table:table-row table:style-name="ro1">
          <table:table-cell office:value-type="string" calcext:value-type="string">
            <text:p>Henrietta</text:p>
          </table:table-cell>
          <table:table-cell table:formula="of:=IF(COUNTIF([.E$1:.E$1048576];[.A144]);&quot;w&quot;;&quot;m&quot;)" office:value-type="string" office:string-value="w" calcext:value-type="string">
            <text:p>w</text:p>
          </table:table-cell>
          <table:table-cell table:formula="of:=CONCATENATE(IF(COUNTIF([.H$1:.H$1048576];[.A144]);[.H$1]&amp;&quot; &quot;;&quot;&quot;);  IF(COUNTIF([.I$1:.I$1048576];[.A144]);[.I$1]&amp;&quot; &quot;;&quot;&quot;) ; IF(COUNTIF([.J$1:.J$1048576];[.A144]);[.J$1]&amp;&quot; &quot;;&quot;&quot;);  IF(COUNTIF([.K$1:.K$1048576];[.A144]);[.K$1]&amp;&quot; &quot;;&quot;&quot;)    ;  IF(COUNTIF([.L$1:.L$1048576];[.A144]);[.L$1]&amp;&quot; &quot;;&quot;&quot;);  IF(COUNTIF([.M$1:.M$1048576];[.A144]);[.M$1]&amp;&quot; &quot;;&quot;&quot;);  IF(COUNTIF([.N$1:.N$1048576];[.A144]);[.N$1]&amp;&quot; &quot;;&quot;&quot;);  IF(COUNTIF([.O$1:.O$1048576];[.A144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Henna</text:p>
          </table:table-cell>
          <table:table-cell office:value-type="string" calcext:value-type="string">
            <text:p>Jonathan</text:p>
          </table:table-cell>
          <table:table-cell table:number-columns-repeated="7"/>
          <table:table-cell office:value-type="string" calcext:value-type="string">
            <text:p>Penelope</text:p>
          </table:table-cell>
          <table:table-cell office:value-type="string" calcext:value-type="string">
            <text:p>Michelle</text:p>
          </table:table-cell>
        </table:table-row>
        <table:table-row table:style-name="ro1">
          <table:table-cell office:value-type="string" calcext:value-type="string">
            <text:p>Henrike</text:p>
          </table:table-cell>
          <table:table-cell table:formula="of:=IF(COUNTIF([.E$1:.E$1048576];[.A145]);&quot;w&quot;;&quot;m&quot;)" office:value-type="string" office:string-value="w" calcext:value-type="string">
            <text:p>w</text:p>
          </table:table-cell>
          <table:table-cell table:formula="of:=CONCATENATE(IF(COUNTIF([.H$1:.H$1048576];[.A145]);[.H$1]&amp;&quot; &quot;;&quot;&quot;);  IF(COUNTIF([.I$1:.I$1048576];[.A145]);[.I$1]&amp;&quot; &quot;;&quot;&quot;) ; IF(COUNTIF([.J$1:.J$1048576];[.A145]);[.J$1]&amp;&quot; &quot;;&quot;&quot;);  IF(COUNTIF([.K$1:.K$1048576];[.A145]);[.K$1]&amp;&quot; &quot;;&quot;&quot;)    ;  IF(COUNTIF([.L$1:.L$1048576];[.A145]);[.L$1]&amp;&quot; &quot;;&quot;&quot;);  IF(COUNTIF([.M$1:.M$1048576];[.A145]);[.M$1]&amp;&quot; &quot;;&quot;&quot;);  IF(COUNTIF([.N$1:.N$1048576];[.A145]);[.N$1]&amp;&quot; &quot;;&quot;&quot;);  IF(COUNTIF([.O$1:.O$1048576];[.A145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Henrietta</text:p>
          </table:table-cell>
          <table:table-cell office:value-type="string" calcext:value-type="string">
            <text:p>Josef</text:p>
          </table:table-cell>
          <table:table-cell table:number-columns-repeated="7"/>
          <table:table-cell office:value-type="string" calcext:value-type="string">
            <text:p>Per</text:p>
          </table:table-cell>
          <table:table-cell office:value-type="string" calcext:value-type="string">
            <text:p>Mieke</text:p>
          </table:table-cell>
        </table:table-row>
        <table:table-row table:style-name="ro1">
          <table:table-cell office:value-type="string" calcext:value-type="string">
            <text:p>Heta</text:p>
          </table:table-cell>
          <table:table-cell table:formula="of:=IF(COUNTIF([.E$1:.E$1048576];[.A146]);&quot;w&quot;;&quot;m&quot;)" office:value-type="string" office:string-value="w" calcext:value-type="string">
            <text:p>w</text:p>
          </table:table-cell>
          <table:table-cell table:formula="of:=CONCATENATE(IF(COUNTIF([.H$1:.H$1048576];[.A146]);[.H$1]&amp;&quot; &quot;;&quot;&quot;);  IF(COUNTIF([.I$1:.I$1048576];[.A146]);[.I$1]&amp;&quot; &quot;;&quot;&quot;) ; IF(COUNTIF([.J$1:.J$1048576];[.A146]);[.J$1]&amp;&quot; &quot;;&quot;&quot;);  IF(COUNTIF([.K$1:.K$1048576];[.A146]);[.K$1]&amp;&quot; &quot;;&quot;&quot;)    ;  IF(COUNTIF([.L$1:.L$1048576];[.A146]);[.L$1]&amp;&quot; &quot;;&quot;&quot;);  IF(COUNTIF([.M$1:.M$1048576];[.A146]);[.M$1]&amp;&quot; &quot;;&quot;&quot;);  IF(COUNTIF([.N$1:.N$1048576];[.A146]);[.N$1]&amp;&quot; &quot;;&quot;&quot;);  IF(COUNTIF([.O$1:.O$1048576];[.A146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Henrike</text:p>
          </table:table-cell>
          <table:table-cell office:value-type="string" calcext:value-type="string">
            <text:p>Julian</text:p>
          </table:table-cell>
          <table:table-cell table:number-columns-repeated="7"/>
          <table:table-cell office:value-type="string" calcext:value-type="string">
            <text:p>Peter</text:p>
          </table:table-cell>
          <table:table-cell office:value-type="string" calcext:value-type="string">
            <text:p>Miriam</text:p>
          </table:table-cell>
        </table:table-row>
        <table:table-row table:style-name="ro1">
          <table:table-cell office:value-type="string" calcext:value-type="string">
            <text:p>Hilke</text:p>
          </table:table-cell>
          <table:table-cell table:formula="of:=IF(COUNTIF([.E$1:.E$1048576];[.A147]);&quot;w&quot;;&quot;m&quot;)" office:value-type="string" office:string-value="w" calcext:value-type="string">
            <text:p>w</text:p>
          </table:table-cell>
          <table:table-cell table:formula="of:=CONCATENATE(IF(COUNTIF([.H$1:.H$1048576];[.A147]);[.H$1]&amp;&quot; &quot;;&quot;&quot;);  IF(COUNTIF([.I$1:.I$1048576];[.A147]);[.I$1]&amp;&quot; &quot;;&quot;&quot;) ; IF(COUNTIF([.J$1:.J$1048576];[.A147]);[.J$1]&amp;&quot; &quot;;&quot;&quot;);  IF(COUNTIF([.K$1:.K$1048576];[.A147]);[.K$1]&amp;&quot; &quot;;&quot;&quot;)    ;  IF(COUNTIF([.L$1:.L$1048576];[.A147]);[.L$1]&amp;&quot; &quot;;&quot;&quot;);  IF(COUNTIF([.M$1:.M$1048576];[.A147]);[.M$1]&amp;&quot; &quot;;&quot;&quot;);  IF(COUNTIF([.N$1:.N$1048576];[.A147]);[.N$1]&amp;&quot; &quot;;&quot;&quot;);  IF(COUNTIF([.O$1:.O$1048576];[.A147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Heta</text:p>
          </table:table-cell>
          <table:table-cell office:value-type="string" calcext:value-type="string">
            <text:p>Julius</text:p>
          </table:table-cell>
          <table:table-cell table:number-columns-repeated="7"/>
          <table:table-cell office:value-type="string" calcext:value-type="string">
            <text:p>Petra</text:p>
          </table:table-cell>
          <table:table-cell office:value-type="string" calcext:value-type="string">
            <text:p>Muriel</text:p>
          </table:table-cell>
        </table:table-row>
        <table:table-row table:style-name="ro1">
          <table:table-cell office:value-type="string" calcext:value-type="string">
            <text:p>Ida</text:p>
          </table:table-cell>
          <table:table-cell table:formula="of:=IF(COUNTIF([.E$1:.E$1048576];[.A148]);&quot;w&quot;;&quot;m&quot;)" office:value-type="string" office:string-value="w" calcext:value-type="string">
            <text:p>w</text:p>
          </table:table-cell>
          <table:table-cell table:formula="of:=CONCATENATE(IF(COUNTIF([.H$1:.H$1048576];[.A148]);[.H$1]&amp;&quot; &quot;;&quot;&quot;);  IF(COUNTIF([.I$1:.I$1048576];[.A148]);[.I$1]&amp;&quot; &quot;;&quot;&quot;) ; IF(COUNTIF([.J$1:.J$1048576];[.A148]);[.J$1]&amp;&quot; &quot;;&quot;&quot;);  IF(COUNTIF([.K$1:.K$1048576];[.A148]);[.K$1]&amp;&quot; &quot;;&quot;&quot;)    ;  IF(COUNTIF([.L$1:.L$1048576];[.A148]);[.L$1]&amp;&quot; &quot;;&quot;&quot;);  IF(COUNTIF([.M$1:.M$1048576];[.A148]);[.M$1]&amp;&quot; &quot;;&quot;&quot;);  IF(COUNTIF([.N$1:.N$1048576];[.A148]);[.N$1]&amp;&quot; &quot;;&quot;&quot;);  IF(COUNTIF([.O$1:.O$1048576];[.A148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Hilke</text:p>
          </table:table-cell>
          <table:table-cell office:value-type="string" calcext:value-type="string">
            <text:p>Karl</text:p>
          </table:table-cell>
          <table:table-cell table:number-columns-repeated="7"/>
          <table:table-cell office:value-type="string" calcext:value-type="string">
            <text:p>Phil</text:p>
          </table:table-cell>
          <table:table-cell office:value-type="string" calcext:value-type="string">
            <text:p>Odelia</text:p>
          </table:table-cell>
        </table:table-row>
        <table:table-row table:style-name="ro1">
          <table:table-cell office:value-type="string" calcext:value-type="string">
            <text:p>Ilona</text:p>
          </table:table-cell>
          <table:table-cell table:formula="of:=IF(COUNTIF([.E$1:.E$1048576];[.A149]);&quot;w&quot;;&quot;m&quot;)" office:value-type="string" office:string-value="w" calcext:value-type="string">
            <text:p>w</text:p>
          </table:table-cell>
          <table:table-cell table:formula="of:=CONCATENATE(IF(COUNTIF([.H$1:.H$1048576];[.A149]);[.H$1]&amp;&quot; &quot;;&quot;&quot;);  IF(COUNTIF([.I$1:.I$1048576];[.A149]);[.I$1]&amp;&quot; &quot;;&quot;&quot;) ; IF(COUNTIF([.J$1:.J$1048576];[.A149]);[.J$1]&amp;&quot; &quot;;&quot;&quot;);  IF(COUNTIF([.K$1:.K$1048576];[.A149]);[.K$1]&amp;&quot; &quot;;&quot;&quot;)    ;  IF(COUNTIF([.L$1:.L$1048576];[.A149]);[.L$1]&amp;&quot; &quot;;&quot;&quot;);  IF(COUNTIF([.M$1:.M$1048576];[.A149]);[.M$1]&amp;&quot; &quot;;&quot;&quot;);  IF(COUNTIF([.N$1:.N$1048576];[.A149]);[.N$1]&amp;&quot; &quot;;&quot;&quot;);  IF(COUNTIF([.O$1:.O$1048576];[.A149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Ida</text:p>
          </table:table-cell>
          <table:table-cell office:value-type="string" calcext:value-type="string">
            <text:p>Kilian</text:p>
          </table:table-cell>
          <table:table-cell table:number-columns-repeated="7"/>
          <table:table-cell office:value-type="string" calcext:value-type="string">
            <text:p>Philipp</text:p>
          </table:table-cell>
          <table:table-cell office:value-type="string" calcext:value-type="string">
            <text:p>Odette</text:p>
          </table:table-cell>
        </table:table-row>
        <table:table-row table:style-name="ro1">
          <table:table-cell office:value-type="string" calcext:value-type="string">
            <text:p>Ilse</text:p>
          </table:table-cell>
          <table:table-cell table:formula="of:=IF(COUNTIF([.E$1:.E$1048576];[.A150]);&quot;w&quot;;&quot;m&quot;)" office:value-type="string" office:string-value="w" calcext:value-type="string">
            <text:p>w</text:p>
          </table:table-cell>
          <table:table-cell table:formula="of:=CONCATENATE(IF(COUNTIF([.H$1:.H$1048576];[.A150]);[.H$1]&amp;&quot; &quot;;&quot;&quot;);  IF(COUNTIF([.I$1:.I$1048576];[.A150]);[.I$1]&amp;&quot; &quot;;&quot;&quot;) ; IF(COUNTIF([.J$1:.J$1048576];[.A150]);[.J$1]&amp;&quot; &quot;;&quot;&quot;);  IF(COUNTIF([.K$1:.K$1048576];[.A150]);[.K$1]&amp;&quot; &quot;;&quot;&quot;)    ;  IF(COUNTIF([.L$1:.L$1048576];[.A150]);[.L$1]&amp;&quot; &quot;;&quot;&quot;);  IF(COUNTIF([.M$1:.M$1048576];[.A150]);[.M$1]&amp;&quot; &quot;;&quot;&quot;);  IF(COUNTIF([.N$1:.N$1048576];[.A150]);[.N$1]&amp;&quot; &quot;;&quot;&quot;);  IF(COUNTIF([.O$1:.O$1048576];[.A150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Ilona</text:p>
          </table:table-cell>
          <table:table-cell office:value-type="string" calcext:value-type="string">
            <text:p>Klaus</text:p>
          </table:table-cell>
          <table:table-cell table:number-columns-repeated="7"/>
          <table:table-cell office:value-type="string" calcext:value-type="string">
            <text:p>Pia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table-cell office:value-type="string" calcext:value-type="string">
            <text:p>Ilvy</text:p>
          </table:table-cell>
          <table:table-cell table:formula="of:=IF(COUNTIF([.E$1:.E$1048576];[.A151]);&quot;w&quot;;&quot;m&quot;)" office:value-type="string" office:string-value="w" calcext:value-type="string">
            <text:p>w</text:p>
          </table:table-cell>
          <table:table-cell table:formula="of:=CONCATENATE(IF(COUNTIF([.H$1:.H$1048576];[.A151]);[.H$1]&amp;&quot; &quot;;&quot;&quot;);  IF(COUNTIF([.I$1:.I$1048576];[.A151]);[.I$1]&amp;&quot; &quot;;&quot;&quot;) ; IF(COUNTIF([.J$1:.J$1048576];[.A151]);[.J$1]&amp;&quot; &quot;;&quot;&quot;);  IF(COUNTIF([.K$1:.K$1048576];[.A151]);[.K$1]&amp;&quot; &quot;;&quot;&quot;)    ;  IF(COUNTIF([.L$1:.L$1048576];[.A151]);[.L$1]&amp;&quot; &quot;;&quot;&quot;);  IF(COUNTIF([.M$1:.M$1048576];[.A151]);[.M$1]&amp;&quot; &quot;;&quot;&quot;);  IF(COUNTIF([.N$1:.N$1048576];[.A151]);[.N$1]&amp;&quot; &quot;;&quot;&quot;);  IF(COUNTIF([.O$1:.O$1048576];[.A151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Ilse</text:p>
          </table:table-cell>
          <table:table-cell office:value-type="string" calcext:value-type="string">
            <text:p>Konstantin</text:p>
          </table:table-cell>
          <table:table-cell table:number-columns-repeated="7"/>
          <table:table-cell office:value-type="string" calcext:value-type="string">
            <text:p>Pietro</text:p>
          </table:table-cell>
          <table:table-cell office:value-type="string" calcext:value-type="string">
            <text:p>Oktavian</text:p>
          </table:table-cell>
        </table:table-row>
        <table:table-row table:style-name="ro1">
          <table:table-cell office:value-type="string" calcext:value-type="string">
            <text:p>Ina</text:p>
          </table:table-cell>
          <table:table-cell table:formula="of:=IF(COUNTIF([.E$1:.E$1048576];[.A152]);&quot;w&quot;;&quot;m&quot;)" office:value-type="string" office:string-value="w" calcext:value-type="string">
            <text:p>w</text:p>
          </table:table-cell>
          <table:table-cell table:formula="of:=CONCATENATE(IF(COUNTIF([.H$1:.H$1048576];[.A152]);[.H$1]&amp;&quot; &quot;;&quot;&quot;);  IF(COUNTIF([.I$1:.I$1048576];[.A152]);[.I$1]&amp;&quot; &quot;;&quot;&quot;) ; IF(COUNTIF([.J$1:.J$1048576];[.A152]);[.J$1]&amp;&quot; &quot;;&quot;&quot;);  IF(COUNTIF([.K$1:.K$1048576];[.A152]);[.K$1]&amp;&quot; &quot;;&quot;&quot;)    ;  IF(COUNTIF([.L$1:.L$1048576];[.A152]);[.L$1]&amp;&quot; &quot;;&quot;&quot;);  IF(COUNTIF([.M$1:.M$1048576];[.A152]);[.M$1]&amp;&quot; &quot;;&quot;&quot;);  IF(COUNTIF([.N$1:.N$1048576];[.A152]);[.N$1]&amp;&quot; &quot;;&quot;&quot;);  IF(COUNTIF([.O$1:.O$1048576];[.A152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Ilvy</text:p>
          </table:table-cell>
          <table:table-cell office:value-type="string" calcext:value-type="string">
            <text:p>Korbinian</text:p>
          </table:table-cell>
          <table:table-cell table:number-columns-repeated="7"/>
          <table:table-cell office:value-type="string" calcext:value-type="string">
            <text:p>Quentin</text:p>
          </table:table-cell>
          <table:table-cell office:value-type="string" calcext:value-type="string">
            <text:p>Oli</text:p>
          </table:table-cell>
        </table:table-row>
        <table:table-row table:style-name="ro1">
          <table:table-cell office:value-type="string" calcext:value-type="string">
            <text:p>Inas</text:p>
          </table:table-cell>
          <table:table-cell table:formula="of:=IF(COUNTIF([.E$1:.E$1048576];[.A153]);&quot;w&quot;;&quot;m&quot;)" office:value-type="string" office:string-value="w" calcext:value-type="string">
            <text:p>w</text:p>
          </table:table-cell>
          <table:table-cell table:formula="of:=CONCATENATE(IF(COUNTIF([.H$1:.H$1048576];[.A153]);[.H$1]&amp;&quot; &quot;;&quot;&quot;);  IF(COUNTIF([.I$1:.I$1048576];[.A153]);[.I$1]&amp;&quot; &quot;;&quot;&quot;) ; IF(COUNTIF([.J$1:.J$1048576];[.A153]);[.J$1]&amp;&quot; &quot;;&quot;&quot;);  IF(COUNTIF([.K$1:.K$1048576];[.A153]);[.K$1]&amp;&quot; &quot;;&quot;&quot;)    ;  IF(COUNTIF([.L$1:.L$1048576];[.A153]);[.L$1]&amp;&quot; &quot;;&quot;&quot;);  IF(COUNTIF([.M$1:.M$1048576];[.A153]);[.M$1]&amp;&quot; &quot;;&quot;&quot;);  IF(COUNTIF([.N$1:.N$1048576];[.A153]);[.N$1]&amp;&quot; &quot;;&quot;&quot;);  IF(COUNTIF([.O$1:.O$1048576];[.A153]);[.O$1]&amp;&quot; &quot;;&quot;&quot;))" office:value-type="string" office:string-value="arabisch " calcext:value-type="string">
            <text:p>arabisch </text:p>
          </table:table-cell>
          <table:table-cell/>
          <table:table-cell office:value-type="string" calcext:value-type="string">
            <text:p>Ina</text:p>
          </table:table-cell>
          <table:table-cell office:value-type="string" calcext:value-type="string">
            <text:p>Lars</text:p>
          </table:table-cell>
          <table:table-cell table:number-columns-repeated="7"/>
          <table:table-cell office:value-type="string" calcext:value-type="string">
            <text:p>Quirin</text:p>
          </table:table-cell>
          <table:table-cell office:value-type="string" calcext:value-type="string">
            <text:p>Oliver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table:formula="of:=IF(COUNTIF([.E$1:.E$1048576];[.A154]);&quot;w&quot;;&quot;m&quot;)" office:value-type="string" office:string-value="w" calcext:value-type="string">
            <text:p>w</text:p>
          </table:table-cell>
          <table:table-cell table:formula="of:=CONCATENATE(IF(COUNTIF([.H$1:.H$1048576];[.A154]);[.H$1]&amp;&quot; &quot;;&quot;&quot;);  IF(COUNTIF([.I$1:.I$1048576];[.A154]);[.I$1]&amp;&quot; &quot;;&quot;&quot;) ; IF(COUNTIF([.J$1:.J$1048576];[.A154]);[.J$1]&amp;&quot; &quot;;&quot;&quot;);  IF(COUNTIF([.K$1:.K$1048576];[.A154]);[.K$1]&amp;&quot; &quot;;&quot;&quot;)    ;  IF(COUNTIF([.L$1:.L$1048576];[.A154]);[.L$1]&amp;&quot; &quot;;&quot;&quot;);  IF(COUNTIF([.M$1:.M$1048576];[.A154]);[.M$1]&amp;&quot; &quot;;&quot;&quot;);  IF(COUNTIF([.N$1:.N$1048576];[.A154]);[.N$1]&amp;&quot; &quot;;&quot;&quot;);  IF(COUNTIF([.O$1:.O$1048576];[.A154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Inas</text:p>
          </table:table-cell>
          <table:table-cell office:value-type="string" calcext:value-type="string">
            <text:p>Laurin</text:p>
          </table:table-cell>
          <table:table-cell table:number-columns-repeated="7"/>
          <table:table-cell office:value-type="string" calcext:value-type="string">
            <text:p>Ramona</text:p>
          </table:table-cell>
          <table:table-cell office:value-type="string" calcext:value-type="string">
            <text:p>Orla</text:p>
          </table:table-cell>
        </table:table-row>
        <table:table-row table:style-name="ro1">
          <table:table-cell office:value-type="string" calcext:value-type="string">
            <text:p>Indira</text:p>
          </table:table-cell>
          <table:table-cell table:formula="of:=IF(COUNTIF([.E$1:.E$1048576];[.A155]);&quot;w&quot;;&quot;m&quot;)" office:value-type="string" office:string-value="w" calcext:value-type="string">
            <text:p>w</text:p>
          </table:table-cell>
          <table:table-cell table:formula="of:=CONCATENATE(IF(COUNTIF([.H$1:.H$1048576];[.A155]);[.H$1]&amp;&quot; &quot;;&quot;&quot;);  IF(COUNTIF([.I$1:.I$1048576];[.A155]);[.I$1]&amp;&quot; &quot;;&quot;&quot;) ; IF(COUNTIF([.J$1:.J$1048576];[.A155]);[.J$1]&amp;&quot; &quot;;&quot;&quot;);  IF(COUNTIF([.K$1:.K$1048576];[.A155]);[.K$1]&amp;&quot; &quot;;&quot;&quot;)    ;  IF(COUNTIF([.L$1:.L$1048576];[.A155]);[.L$1]&amp;&quot; &quot;;&quot;&quot;);  IF(COUNTIF([.M$1:.M$1048576];[.A155]);[.M$1]&amp;&quot; &quot;;&quot;&quot;);  IF(COUNTIF([.N$1:.N$1048576];[.A155]);[.N$1]&amp;&quot; &quot;;&quot;&quot;);  IF(COUNTIF([.O$1:.O$1048576];[.A155]);[.O$1]&amp;&quot; &quot;;&quot;&quot;))">
            <text:p/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Leandro</text:p>
          </table:table-cell>
          <table:table-cell table:number-columns-repeated="7"/>
          <table:table-cell office:value-type="string" calcext:value-type="string">
            <text:p>Ricarda</text:p>
          </table:table-cell>
          <table:table-cell office:value-type="string" calcext:value-type="string">
            <text:p>Oskar</text:p>
          </table:table-cell>
        </table:table-row>
        <table:table-row table:style-name="ro1">
          <table:table-cell office:value-type="string" calcext:value-type="string">
            <text:p>Ines</text:p>
          </table:table-cell>
          <table:table-cell table:formula="of:=IF(COUNTIF([.E$1:.E$1048576];[.A156]);&quot;w&quot;;&quot;m&quot;)" office:value-type="string" office:string-value="w" calcext:value-type="string">
            <text:p>w</text:p>
          </table:table-cell>
          <table:table-cell table:formula="of:=CONCATENATE(IF(COUNTIF([.H$1:.H$1048576];[.A156]);[.H$1]&amp;&quot; &quot;;&quot;&quot;);  IF(COUNTIF([.I$1:.I$1048576];[.A156]);[.I$1]&amp;&quot; &quot;;&quot;&quot;) ; IF(COUNTIF([.J$1:.J$1048576];[.A156]);[.J$1]&amp;&quot; &quot;;&quot;&quot;);  IF(COUNTIF([.K$1:.K$1048576];[.A156]);[.K$1]&amp;&quot; &quot;;&quot;&quot;)    ;  IF(COUNTIF([.L$1:.L$1048576];[.A156]);[.L$1]&amp;&quot; &quot;;&quot;&quot;);  IF(COUNTIF([.M$1:.M$1048576];[.A156]);[.M$1]&amp;&quot; &quot;;&quot;&quot;);  IF(COUNTIF([.N$1:.N$1048576];[.A156]);[.N$1]&amp;&quot; &quot;;&quot;&quot;);  IF(COUNTIF([.O$1:.O$1048576];[.A156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Indira</text:p>
          </table:table-cell>
          <table:table-cell office:value-type="string" calcext:value-type="string">
            <text:p>Leif</text:p>
          </table:table-cell>
          <table:table-cell table:number-columns-repeated="7"/>
          <table:table-cell office:value-type="string" calcext:value-type="string">
            <text:p>Ricardo</text:p>
          </table:table-cell>
          <table:table-cell office:value-type="string" calcext:value-type="string">
            <text:p>Otila</text:p>
          </table:table-cell>
        </table:table-row>
        <table:table-row table:style-name="ro1">
          <table:table-cell office:value-type="string" calcext:value-type="string">
            <text:p>Inga</text:p>
          </table:table-cell>
          <table:table-cell table:formula="of:=IF(COUNTIF([.E$1:.E$1048576];[.A157]);&quot;w&quot;;&quot;m&quot;)" office:value-type="string" office:string-value="w" calcext:value-type="string">
            <text:p>w</text:p>
          </table:table-cell>
          <table:table-cell table:formula="of:=CONCATENATE(IF(COUNTIF([.H$1:.H$1048576];[.A157]);[.H$1]&amp;&quot; &quot;;&quot;&quot;);  IF(COUNTIF([.I$1:.I$1048576];[.A157]);[.I$1]&amp;&quot; &quot;;&quot;&quot;) ; IF(COUNTIF([.J$1:.J$1048576];[.A157]);[.J$1]&amp;&quot; &quot;;&quot;&quot;);  IF(COUNTIF([.K$1:.K$1048576];[.A157]);[.K$1]&amp;&quot; &quot;;&quot;&quot;)    ;  IF(COUNTIF([.L$1:.L$1048576];[.A157]);[.L$1]&amp;&quot; &quot;;&quot;&quot;);  IF(COUNTIF([.M$1:.M$1048576];[.A157]);[.M$1]&amp;&quot; &quot;;&quot;&quot;);  IF(COUNTIF([.N$1:.N$1048576];[.A157]);[.N$1]&amp;&quot; &quot;;&quot;&quot;);  IF(COUNTIF([.O$1:.O$1048576];[.A157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Ines</text:p>
          </table:table-cell>
          <table:table-cell office:value-type="string" calcext:value-type="string">
            <text:p>Lennard</text:p>
          </table:table-cell>
          <table:table-cell table:number-columns-repeated="7"/>
          <table:table-cell office:value-type="string" calcext:value-type="string">
            <text:p>Roman</text:p>
          </table:table-cell>
          <table:table-cell office:value-type="string" calcext:value-type="string">
            <text:p>Otis</text:p>
          </table:table-cell>
        </table:table-row>
        <table:table-row table:style-name="ro1">
          <table:table-cell office:value-type="string" calcext:value-type="string">
            <text:p>Inka</text:p>
          </table:table-cell>
          <table:table-cell table:formula="of:=IF(COUNTIF([.E$1:.E$1048576];[.A158]);&quot;w&quot;;&quot;m&quot;)" office:value-type="string" office:string-value="w" calcext:value-type="string">
            <text:p>w</text:p>
          </table:table-cell>
          <table:table-cell table:formula="of:=CONCATENATE(IF(COUNTIF([.H$1:.H$1048576];[.A158]);[.H$1]&amp;&quot; &quot;;&quot;&quot;);  IF(COUNTIF([.I$1:.I$1048576];[.A158]);[.I$1]&amp;&quot; &quot;;&quot;&quot;) ; IF(COUNTIF([.J$1:.J$1048576];[.A158]);[.J$1]&amp;&quot; &quot;;&quot;&quot;);  IF(COUNTIF([.K$1:.K$1048576];[.A158]);[.K$1]&amp;&quot; &quot;;&quot;&quot;)    ;  IF(COUNTIF([.L$1:.L$1048576];[.A158]);[.L$1]&amp;&quot; &quot;;&quot;&quot;);  IF(COUNTIF([.M$1:.M$1048576];[.A158]);[.M$1]&amp;&quot; &quot;;&quot;&quot;);  IF(COUNTIF([.N$1:.N$1048576];[.A158]);[.N$1]&amp;&quot; &quot;;&quot;&quot;);  IF(COUNTIF([.O$1:.O$1048576];[.A158]);[.O$1]&amp;&quot; &quot;;&quot;&quot;))" office:value-type="string" office:string-value="nordisch westeuropäisch " calcext:value-type="string">
            <text:p>nordisch westeuropäisch </text:p>
          </table:table-cell>
          <table:table-cell/>
          <table:table-cell office:value-type="string" calcext:value-type="string">
            <text:p>Inga</text:p>
          </table:table-cell>
          <table:table-cell office:value-type="string" calcext:value-type="string">
            <text:p>Lennox</text:p>
          </table:table-cell>
          <table:table-cell table:number-columns-repeated="7"/>
          <table:table-cell office:value-type="string" calcext:value-type="string">
            <text:p>Rosa/e</text:p>
          </table:table-cell>
          <table:table-cell office:value-type="string" calcext:value-type="string">
            <text:p>Ottelo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table:formula="of:=IF(COUNTIF([.E$1:.E$1048576];[.A159]);&quot;w&quot;;&quot;m&quot;)" office:value-type="string" office:string-value="w" calcext:value-type="string">
            <text:p>w</text:p>
          </table:table-cell>
          <table:table-cell table:formula="of:=CONCATENATE(IF(COUNTIF([.H$1:.H$1048576];[.A159]);[.H$1]&amp;&quot; &quot;;&quot;&quot;);  IF(COUNTIF([.I$1:.I$1048576];[.A159]);[.I$1]&amp;&quot; &quot;;&quot;&quot;) ; IF(COUNTIF([.J$1:.J$1048576];[.A159]);[.J$1]&amp;&quot; &quot;;&quot;&quot;);  IF(COUNTIF([.K$1:.K$1048576];[.A159]);[.K$1]&amp;&quot; &quot;;&quot;&quot;)    ;  IF(COUNTIF([.L$1:.L$1048576];[.A159]);[.L$1]&amp;&quot; &quot;;&quot;&quot;);  IF(COUNTIF([.M$1:.M$1048576];[.A159]);[.M$1]&amp;&quot; &quot;;&quot;&quot;);  IF(COUNTIF([.N$1:.N$1048576];[.A159]);[.N$1]&amp;&quot; &quot;;&quot;&quot;);  IF(COUNTIF([.O$1:.O$1048576];[.A159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Inka</text:p>
          </table:table-cell>
          <table:table-cell office:value-type="string" calcext:value-type="string">
            <text:p>Lenny</text:p>
          </table:table-cell>
          <table:table-cell table:number-columns-repeated="7"/>
          <table:table-cell office:value-type="string" calcext:value-type="string">
            <text:p>Rosalia</text:p>
          </table:table-cell>
          <table:table-cell office:value-type="string" calcext:value-type="string">
            <text:p>Ottilie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table:formula="of:=IF(COUNTIF([.E$1:.E$1048576];[.A160]);&quot;w&quot;;&quot;m&quot;)" office:value-type="string" office:string-value="w" calcext:value-type="string">
            <text:p>w</text:p>
          </table:table-cell>
          <table:table-cell table:formula="of:=CONCATENATE(IF(COUNTIF([.H$1:.H$1048576];[.A160]);[.H$1]&amp;&quot; &quot;;&quot;&quot;);  IF(COUNTIF([.I$1:.I$1048576];[.A160]);[.I$1]&amp;&quot; &quot;;&quot;&quot;) ; IF(COUNTIF([.J$1:.J$1048576];[.A160]);[.J$1]&amp;&quot; &quot;;&quot;&quot;);  IF(COUNTIF([.K$1:.K$1048576];[.A160]);[.K$1]&amp;&quot; &quot;;&quot;&quot;)    ;  IF(COUNTIF([.L$1:.L$1048576];[.A160]);[.L$1]&amp;&quot; &quot;;&quot;&quot;);  IF(COUNTIF([.M$1:.M$1048576];[.A160]);[.M$1]&amp;&quot; &quot;;&quot;&quot;);  IF(COUNTIF([.N$1:.N$1048576];[.A160]);[.N$1]&amp;&quot; &quot;;&quot;&quot;);  IF(COUNTIF([.O$1:.O$1048576];[.A160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Ira</text:p>
          </table:table-cell>
          <table:table-cell office:value-type="string" calcext:value-type="string">
            <text:p>Leo</text:p>
          </table:table-cell>
          <table:table-cell table:number-columns-repeated="7"/>
          <table:table-cell office:value-type="string" calcext:value-type="string">
            <text:p>Sabine</text:p>
          </table:table-cell>
          <table:table-cell office:value-type="string" calcext:value-type="string">
            <text:p>Otto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table:formula="of:=IF(COUNTIF([.E$1:.E$1048576];[.A161]);&quot;w&quot;;&quot;m&quot;)" office:value-type="string" office:string-value="w" calcext:value-type="string">
            <text:p>w</text:p>
          </table:table-cell>
          <table:table-cell table:formula="of:=CONCATENATE(IF(COUNTIF([.H$1:.H$1048576];[.A161]);[.H$1]&amp;&quot; &quot;;&quot;&quot;);  IF(COUNTIF([.I$1:.I$1048576];[.A161]);[.I$1]&amp;&quot; &quot;;&quot;&quot;) ; IF(COUNTIF([.J$1:.J$1048576];[.A161]);[.J$1]&amp;&quot; &quot;;&quot;&quot;);  IF(COUNTIF([.K$1:.K$1048576];[.A161]);[.K$1]&amp;&quot; &quot;;&quot;&quot;)    ;  IF(COUNTIF([.L$1:.L$1048576];[.A161]);[.L$1]&amp;&quot; &quot;;&quot;&quot;);  IF(COUNTIF([.M$1:.M$1048576];[.A161]);[.M$1]&amp;&quot; &quot;;&quot;&quot;);  IF(COUNTIF([.N$1:.N$1048576];[.A161]);[.N$1]&amp;&quot; &quot;;&quot;&quot;);  IF(COUNTIF([.O$1:.O$1048576];[.A161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Irene</text:p>
          </table:table-cell>
          <table:table-cell office:value-type="string" calcext:value-type="string">
            <text:p>Leon</text:p>
          </table:table-cell>
          <table:table-cell table:number-columns-repeated="7"/>
          <table:table-cell office:value-type="string" calcext:value-type="string">
            <text:p>Sandra</text:p>
          </table:table-cell>
          <table:table-cell office:value-type="string" calcext:value-type="string">
            <text:p>Owen</text:p>
          </table:table-cell>
        </table:table-row>
        <table:table-row table:style-name="ro1">
          <table:table-cell office:value-type="string" calcext:value-type="string">
            <text:p>Irmina</text:p>
          </table:table-cell>
          <table:table-cell table:formula="of:=IF(COUNTIF([.E$1:.E$1048576];[.A162]);&quot;w&quot;;&quot;m&quot;)" office:value-type="string" office:string-value="w" calcext:value-type="string">
            <text:p>w</text:p>
          </table:table-cell>
          <table:table-cell table:formula="of:=CONCATENATE(IF(COUNTIF([.H$1:.H$1048576];[.A162]);[.H$1]&amp;&quot; &quot;;&quot;&quot;);  IF(COUNTIF([.I$1:.I$1048576];[.A162]);[.I$1]&amp;&quot; &quot;;&quot;&quot;) ; IF(COUNTIF([.J$1:.J$1048576];[.A162]);[.J$1]&amp;&quot; &quot;;&quot;&quot;);  IF(COUNTIF([.K$1:.K$1048576];[.A162]);[.K$1]&amp;&quot; &quot;;&quot;&quot;)    ;  IF(COUNTIF([.L$1:.L$1048576];[.A162]);[.L$1]&amp;&quot; &quot;;&quot;&quot;);  IF(COUNTIF([.M$1:.M$1048576];[.A162]);[.M$1]&amp;&quot; &quot;;&quot;&quot;);  IF(COUNTIF([.N$1:.N$1048576];[.A162]);[.N$1]&amp;&quot; &quot;;&quot;&quot;);  IF(COUNTIF([.O$1:.O$1048576];[.A162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Leonardo</text:p>
          </table:table-cell>
          <table:table-cell table:number-columns-repeated="7"/>
          <table:table-cell office:value-type="string" calcext:value-type="string">
            <text:p>Sebastian</text:p>
          </table:table-cell>
          <table:table-cell office:value-type="string" calcext:value-type="string">
            <text:p>Paige</text:p>
          </table:table-cell>
        </table:table-row>
        <table:table-row table:style-name="ro1">
          <table:table-cell office:value-type="string" calcext:value-type="string">
            <text:p>Isabell</text:p>
          </table:table-cell>
          <table:table-cell table:formula="of:=IF(COUNTIF([.E$1:.E$1048576];[.A163]);&quot;w&quot;;&quot;m&quot;)" office:value-type="string" office:string-value="w" calcext:value-type="string">
            <text:p>w</text:p>
          </table:table-cell>
          <table:table-cell table:formula="of:=CONCATENATE(IF(COUNTIF([.H$1:.H$1048576];[.A163]);[.H$1]&amp;&quot; &quot;;&quot;&quot;);  IF(COUNTIF([.I$1:.I$1048576];[.A163]);[.I$1]&amp;&quot; &quot;;&quot;&quot;) ; IF(COUNTIF([.J$1:.J$1048576];[.A163]);[.J$1]&amp;&quot; &quot;;&quot;&quot;);  IF(COUNTIF([.K$1:.K$1048576];[.A163]);[.K$1]&amp;&quot; &quot;;&quot;&quot;)    ;  IF(COUNTIF([.L$1:.L$1048576];[.A163]);[.L$1]&amp;&quot; &quot;;&quot;&quot;);  IF(COUNTIF([.M$1:.M$1048576];[.A163]);[.M$1]&amp;&quot; &quot;;&quot;&quot;);  IF(COUNTIF([.N$1:.N$1048576];[.A163]);[.N$1]&amp;&quot; &quot;;&quot;&quot;);  IF(COUNTIF([.O$1:.O$1048576];[.A163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Irmina</text:p>
          </table:table-cell>
          <table:table-cell office:value-type="string" calcext:value-type="string">
            <text:p>Lewin</text:p>
          </table:table-cell>
          <table:table-cell table:number-columns-repeated="7"/>
          <table:table-cell office:value-type="string" calcext:value-type="string">
            <text:p>Sophia</text:p>
          </table:table-cell>
          <table:table-cell office:value-type="string" calcext:value-type="string">
            <text:p>Pearl</text:p>
          </table:table-cell>
        </table:table-row>
        <table:table-row table:style-name="ro1">
          <table:table-cell office:value-type="string" calcext:value-type="string">
            <text:p>Isalie</text:p>
          </table:table-cell>
          <table:table-cell table:formula="of:=IF(COUNTIF([.E$1:.E$1048576];[.A164]);&quot;w&quot;;&quot;m&quot;)" office:value-type="string" office:string-value="w" calcext:value-type="string">
            <text:p>w</text:p>
          </table:table-cell>
          <table:table-cell table:formula="of:=CONCATENATE(IF(COUNTIF([.H$1:.H$1048576];[.A164]);[.H$1]&amp;&quot; &quot;;&quot;&quot;);  IF(COUNTIF([.I$1:.I$1048576];[.A164]);[.I$1]&amp;&quot; &quot;;&quot;&quot;) ; IF(COUNTIF([.J$1:.J$1048576];[.A164]);[.J$1]&amp;&quot; &quot;;&quot;&quot;);  IF(COUNTIF([.K$1:.K$1048576];[.A164]);[.K$1]&amp;&quot; &quot;;&quot;&quot;)    ;  IF(COUNTIF([.L$1:.L$1048576];[.A164]);[.L$1]&amp;&quot; &quot;;&quot;&quot;);  IF(COUNTIF([.M$1:.M$1048576];[.A164]);[.M$1]&amp;&quot; &quot;;&quot;&quot;);  IF(COUNTIF([.N$1:.N$1048576];[.A164]);[.N$1]&amp;&quot; &quot;;&quot;&quot;);  IF(COUNTIF([.O$1:.O$1048576];[.A164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Isabell</text:p>
          </table:table-cell>
          <table:table-cell office:value-type="string" calcext:value-type="string">
            <text:p>Liam</text:p>
          </table:table-cell>
          <table:table-cell table:number-columns-repeated="7"/>
          <table:table-cell office:value-type="string" calcext:value-type="string">
            <text:p>Sophie</text:p>
          </table:table-cell>
          <table:table-cell office:value-type="string" calcext:value-type="string">
            <text:p>Peggy</text:p>
          </table:table-cell>
        </table:table-row>
        <table:table-row table:style-name="ro1">
          <table:table-cell office:value-type="string" calcext:value-type="string">
            <text:p>Isis</text:p>
          </table:table-cell>
          <table:table-cell table:formula="of:=IF(COUNTIF([.E$1:.E$1048576];[.A165]);&quot;w&quot;;&quot;m&quot;)" office:value-type="string" office:string-value="w" calcext:value-type="string">
            <text:p>w</text:p>
          </table:table-cell>
          <table:table-cell table:formula="of:=CONCATENATE(IF(COUNTIF([.H$1:.H$1048576];[.A165]);[.H$1]&amp;&quot; &quot;;&quot;&quot;);  IF(COUNTIF([.I$1:.I$1048576];[.A165]);[.I$1]&amp;&quot; &quot;;&quot;&quot;) ; IF(COUNTIF([.J$1:.J$1048576];[.A165]);[.J$1]&amp;&quot; &quot;;&quot;&quot;);  IF(COUNTIF([.K$1:.K$1048576];[.A165]);[.K$1]&amp;&quot; &quot;;&quot;&quot;)    ;  IF(COUNTIF([.L$1:.L$1048576];[.A165]);[.L$1]&amp;&quot; &quot;;&quot;&quot;);  IF(COUNTIF([.M$1:.M$1048576];[.A165]);[.M$1]&amp;&quot; &quot;;&quot;&quot;);  IF(COUNTIF([.N$1:.N$1048576];[.A165]);[.N$1]&amp;&quot; &quot;;&quot;&quot;);  IF(COUNTIF([.O$1:.O$1048576];[.A165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Isalie</text:p>
          </table:table-cell>
          <table:table-cell office:value-type="string" calcext:value-type="string">
            <text:p>Lias</text:p>
          </table:table-cell>
          <table:table-cell table:number-columns-repeated="7"/>
          <table:table-cell office:value-type="string" calcext:value-type="string">
            <text:p>Stefan</text:p>
          </table:table-cell>
          <table:table-cell office:value-type="string" calcext:value-type="string">
            <text:p>Penny</text:p>
          </table:table-cell>
        </table:table-row>
        <table:table-row table:style-name="ro1">
          <table:table-cell office:value-type="string" calcext:value-type="string">
            <text:p>Isolde</text:p>
          </table:table-cell>
          <table:table-cell table:formula="of:=IF(COUNTIF([.E$1:.E$1048576];[.A166]);&quot;w&quot;;&quot;m&quot;)" office:value-type="string" office:string-value="w" calcext:value-type="string">
            <text:p>w</text:p>
          </table:table-cell>
          <table:table-cell table:formula="of:=CONCATENATE(IF(COUNTIF([.H$1:.H$1048576];[.A166]);[.H$1]&amp;&quot; &quot;;&quot;&quot;);  IF(COUNTIF([.I$1:.I$1048576];[.A166]);[.I$1]&amp;&quot; &quot;;&quot;&quot;) ; IF(COUNTIF([.J$1:.J$1048576];[.A166]);[.J$1]&amp;&quot; &quot;;&quot;&quot;);  IF(COUNTIF([.K$1:.K$1048576];[.A166]);[.K$1]&amp;&quot; &quot;;&quot;&quot;)    ;  IF(COUNTIF([.L$1:.L$1048576];[.A166]);[.L$1]&amp;&quot; &quot;;&quot;&quot;);  IF(COUNTIF([.M$1:.M$1048576];[.A166]);[.M$1]&amp;&quot; &quot;;&quot;&quot;);  IF(COUNTIF([.N$1:.N$1048576];[.A166]);[.N$1]&amp;&quot; &quot;;&quot;&quot;);  IF(COUNTIF([.O$1:.O$1048576];[.A166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Isis</text:p>
          </table:table-cell>
          <table:table-cell office:value-type="string" calcext:value-type="string">
            <text:p>Liem</text:p>
          </table:table-cell>
          <table:table-cell table:number-columns-repeated="7"/>
          <table:table-cell office:value-type="string" calcext:value-type="string">
            <text:p>Theodora</text:p>
          </table:table-cell>
          <table:table-cell office:value-type="string" calcext:value-type="string">
            <text:p>Percival</text:p>
          </table:table-cell>
        </table:table-row>
        <table:table-row table:style-name="ro1">
          <table:table-cell office:value-type="string" calcext:value-type="string">
            <text:p>Ivana</text:p>
          </table:table-cell>
          <table:table-cell table:formula="of:=IF(COUNTIF([.E$1:.E$1048576];[.A167]);&quot;w&quot;;&quot;m&quot;)" office:value-type="string" office:string-value="w" calcext:value-type="string">
            <text:p>w</text:p>
          </table:table-cell>
          <table:table-cell table:formula="of:=CONCATENATE(IF(COUNTIF([.H$1:.H$1048576];[.A167]);[.H$1]&amp;&quot; &quot;;&quot;&quot;);  IF(COUNTIF([.I$1:.I$1048576];[.A167]);[.I$1]&amp;&quot; &quot;;&quot;&quot;) ; IF(COUNTIF([.J$1:.J$1048576];[.A167]);[.J$1]&amp;&quot; &quot;;&quot;&quot;);  IF(COUNTIF([.K$1:.K$1048576];[.A167]);[.K$1]&amp;&quot; &quot;;&quot;&quot;)    ;  IF(COUNTIF([.L$1:.L$1048576];[.A167]);[.L$1]&amp;&quot; &quot;;&quot;&quot;);  IF(COUNTIF([.M$1:.M$1048576];[.A167]);[.M$1]&amp;&quot; &quot;;&quot;&quot;);  IF(COUNTIF([.N$1:.N$1048576];[.A167]);[.N$1]&amp;&quot; &quot;;&quot;&quot;);  IF(COUNTIF([.O$1:.O$1048576];[.A167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Isolde</text:p>
          </table:table-cell>
          <table:table-cell office:value-type="string" calcext:value-type="string">
            <text:p>Linus</text:p>
          </table:table-cell>
          <table:table-cell table:number-columns-repeated="7"/>
          <table:table-cell office:value-type="string" calcext:value-type="string">
            <text:p>Theresa/e</text:p>
          </table:table-cell>
          <table:table-cell office:value-type="string" calcext:value-type="string">
            <text:p>Preston</text:p>
          </table:table-cell>
        </table:table-row>
        <table:table-row table:style-name="ro1">
          <table:table-cell office:value-type="string" calcext:value-type="string">
            <text:p>Ivonne</text:p>
          </table:table-cell>
          <table:table-cell table:formula="of:=IF(COUNTIF([.E$1:.E$1048576];[.A168]);&quot;w&quot;;&quot;m&quot;)" office:value-type="string" office:string-value="w" calcext:value-type="string">
            <text:p>w</text:p>
          </table:table-cell>
          <table:table-cell table:formula="of:=CONCATENATE(IF(COUNTIF([.H$1:.H$1048576];[.A168]);[.H$1]&amp;&quot; &quot;;&quot;&quot;);  IF(COUNTIF([.I$1:.I$1048576];[.A168]);[.I$1]&amp;&quot; &quot;;&quot;&quot;) ; IF(COUNTIF([.J$1:.J$1048576];[.A168]);[.J$1]&amp;&quot; &quot;;&quot;&quot;);  IF(COUNTIF([.K$1:.K$1048576];[.A168]);[.K$1]&amp;&quot; &quot;;&quot;&quot;)    ;  IF(COUNTIF([.L$1:.L$1048576];[.A168]);[.L$1]&amp;&quot; &quot;;&quot;&quot;);  IF(COUNTIF([.M$1:.M$1048576];[.A168]);[.M$1]&amp;&quot; &quot;;&quot;&quot;);  IF(COUNTIF([.N$1:.N$1048576];[.A168]);[.N$1]&amp;&quot; &quot;;&quot;&quot;);  IF(COUNTIF([.O$1:.O$1048576];[.A168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Ivana</text:p>
          </table:table-cell>
          <table:table-cell office:value-type="string" calcext:value-type="string">
            <text:p>Louis</text:p>
          </table:table-cell>
          <table:table-cell table:number-columns-repeated="7"/>
          <table:table-cell office:value-type="string" calcext:value-type="string">
            <text:p>Tim</text:p>
          </table:table-cell>
          <table:table-cell office:value-type="string" calcext:value-type="string">
            <text:p>Queenie</text:p>
          </table:table-cell>
        </table:table-row>
        <table:table-row table:style-name="ro1">
          <table:table-cell office:value-type="string" calcext:value-type="string">
            <text:p>Jana</text:p>
          </table:table-cell>
          <table:table-cell table:formula="of:=IF(COUNTIF([.E$1:.E$1048576];[.A169]);&quot;w&quot;;&quot;m&quot;)" office:value-type="string" office:string-value="w" calcext:value-type="string">
            <text:p>w</text:p>
          </table:table-cell>
          <table:table-cell table:formula="of:=CONCATENATE(IF(COUNTIF([.H$1:.H$1048576];[.A169]);[.H$1]&amp;&quot; &quot;;&quot;&quot;);  IF(COUNTIF([.I$1:.I$1048576];[.A169]);[.I$1]&amp;&quot; &quot;;&quot;&quot;) ; IF(COUNTIF([.J$1:.J$1048576];[.A169]);[.J$1]&amp;&quot; &quot;;&quot;&quot;);  IF(COUNTIF([.K$1:.K$1048576];[.A169]);[.K$1]&amp;&quot; &quot;;&quot;&quot;)    ;  IF(COUNTIF([.L$1:.L$1048576];[.A169]);[.L$1]&amp;&quot; &quot;;&quot;&quot;);  IF(COUNTIF([.M$1:.M$1048576];[.A169]);[.M$1]&amp;&quot; &quot;;&quot;&quot;);  IF(COUNTIF([.N$1:.N$1048576];[.A169]);[.N$1]&amp;&quot; &quot;;&quot;&quot;);  IF(COUNTIF([.O$1:.O$1048576];[.A169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Ivonne</text:p>
          </table:table-cell>
          <table:table-cell office:value-type="string" calcext:value-type="string">
            <text:p>Luca</text:p>
          </table:table-cell>
          <table:table-cell table:number-columns-repeated="7"/>
          <table:table-cell office:value-type="string" calcext:value-type="string">
            <text:p>Ursula</text:p>
          </table:table-cell>
          <table:table-cell office:value-type="string" calcext:value-type="string">
            <text:p>Robert</text:p>
          </table:table-cell>
        </table:table-row>
        <table:table-row table:style-name="ro1">
          <table:table-cell office:value-type="string" calcext:value-type="string">
            <text:p>Janina</text:p>
          </table:table-cell>
          <table:table-cell table:formula="of:=IF(COUNTIF([.E$1:.E$1048576];[.A170]);&quot;w&quot;;&quot;m&quot;)" office:value-type="string" office:string-value="w" calcext:value-type="string">
            <text:p>w</text:p>
          </table:table-cell>
          <table:table-cell table:formula="of:=CONCATENATE(IF(COUNTIF([.H$1:.H$1048576];[.A170]);[.H$1]&amp;&quot; &quot;;&quot;&quot;);  IF(COUNTIF([.I$1:.I$1048576];[.A170]);[.I$1]&amp;&quot; &quot;;&quot;&quot;) ; IF(COUNTIF([.J$1:.J$1048576];[.A170]);[.J$1]&amp;&quot; &quot;;&quot;&quot;);  IF(COUNTIF([.K$1:.K$1048576];[.A170]);[.K$1]&amp;&quot; &quot;;&quot;&quot;)    ;  IF(COUNTIF([.L$1:.L$1048576];[.A170]);[.L$1]&amp;&quot; &quot;;&quot;&quot;);  IF(COUNTIF([.M$1:.M$1048576];[.A170]);[.M$1]&amp;&quot; &quot;;&quot;&quot;);  IF(COUNTIF([.N$1:.N$1048576];[.A170]);[.N$1]&amp;&quot; &quot;;&quot;&quot;);  IF(COUNTIF([.O$1:.O$1048576];[.A170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Jana</text:p>
          </table:table-cell>
          <table:table-cell office:value-type="string" calcext:value-type="string">
            <text:p>Luciano</text:p>
          </table:table-cell>
          <table:table-cell table:number-columns-repeated="7"/>
          <table:table-cell office:value-type="string" calcext:value-type="string">
            <text:p>Valentin</text:p>
          </table:table-cell>
          <table:table-cell office:value-type="string" calcext:value-type="string">
            <text:p>Robin</text:p>
          </table:table-cell>
        </table:table-row>
        <table:table-row table:style-name="ro1">
          <table:table-cell office:value-type="string" calcext:value-type="string">
            <text:p>Jasmin</text:p>
          </table:table-cell>
          <table:table-cell table:formula="of:=IF(COUNTIF([.E$1:.E$1048576];[.A171]);&quot;w&quot;;&quot;m&quot;)" office:value-type="string" office:string-value="w" calcext:value-type="string">
            <text:p>w</text:p>
          </table:table-cell>
          <table:table-cell table:formula="of:=CONCATENATE(IF(COUNTIF([.H$1:.H$1048576];[.A171]);[.H$1]&amp;&quot; &quot;;&quot;&quot;);  IF(COUNTIF([.I$1:.I$1048576];[.A171]);[.I$1]&amp;&quot; &quot;;&quot;&quot;) ; IF(COUNTIF([.J$1:.J$1048576];[.A171]);[.J$1]&amp;&quot; &quot;;&quot;&quot;);  IF(COUNTIF([.K$1:.K$1048576];[.A171]);[.K$1]&amp;&quot; &quot;;&quot;&quot;)    ;  IF(COUNTIF([.L$1:.L$1048576];[.A171]);[.L$1]&amp;&quot; &quot;;&quot;&quot;);  IF(COUNTIF([.M$1:.M$1048576];[.A171]);[.M$1]&amp;&quot; &quot;;&quot;&quot;);  IF(COUNTIF([.N$1:.N$1048576];[.A171]);[.N$1]&amp;&quot; &quot;;&quot;&quot;);  IF(COUNTIF([.O$1:.O$1048576];[.A171]);[.O$1]&amp;&quot; &quot;;&quot;&quot;))" office:value-type="string" office:string-value="arabisch " calcext:value-type="string">
            <text:p>arabisch </text:p>
          </table:table-cell>
          <table:table-cell/>
          <table:table-cell office:value-type="string" calcext:value-type="string">
            <text:p>Janina</text:p>
          </table:table-cell>
          <table:table-cell office:value-type="string" calcext:value-type="string">
            <text:p>Lucien</text:p>
          </table:table-cell>
          <table:table-cell table:number-columns-repeated="7"/>
          <table:table-cell office:value-type="string" calcext:value-type="string">
            <text:p>Valentina</text:p>
          </table:table-cell>
          <table:table-cell office:value-type="string" calcext:value-type="string">
            <text:p>Till</text:p>
          </table:table-cell>
        </table:table-row>
        <table:table-row table:style-name="ro1">
          <table:table-cell office:value-type="string" calcext:value-type="string">
            <text:p>Jennica</text:p>
          </table:table-cell>
          <table:table-cell table:formula="of:=IF(COUNTIF([.E$1:.E$1048576];[.A172]);&quot;w&quot;;&quot;m&quot;)" office:value-type="string" office:string-value="w" calcext:value-type="string">
            <text:p>w</text:p>
          </table:table-cell>
          <table:table-cell table:formula="of:=CONCATENATE(IF(COUNTIF([.H$1:.H$1048576];[.A172]);[.H$1]&amp;&quot; &quot;;&quot;&quot;);  IF(COUNTIF([.I$1:.I$1048576];[.A172]);[.I$1]&amp;&quot; &quot;;&quot;&quot;) ; IF(COUNTIF([.J$1:.J$1048576];[.A172]);[.J$1]&amp;&quot; &quot;;&quot;&quot;);  IF(COUNTIF([.K$1:.K$1048576];[.A172]);[.K$1]&amp;&quot; &quot;;&quot;&quot;)    ;  IF(COUNTIF([.L$1:.L$1048576];[.A172]);[.L$1]&amp;&quot; &quot;;&quot;&quot;);  IF(COUNTIF([.M$1:.M$1048576];[.A172]);[.M$1]&amp;&quot; &quot;;&quot;&quot;);  IF(COUNTIF([.N$1:.N$1048576];[.A172]);[.N$1]&amp;&quot; &quot;;&quot;&quot;);  IF(COUNTIF([.O$1:.O$1048576];[.A172]);[.O$1]&amp;&quot; &quot;;&quot;&quot;))" office:value-type="string" office:string-value="asiatisch hebräisch " calcext:value-type="string">
            <text:p>asiatisch hebräisch </text:p>
          </table:table-cell>
          <table:table-cell/>
          <table:table-cell office:value-type="string" calcext:value-type="string">
            <text:p>Jasmin</text:p>
          </table:table-cell>
          <table:table-cell office:value-type="string" calcext:value-type="string">
            <text:p>Ludger</text:p>
          </table:table-cell>
          <table:table-cell table:number-columns-repeated="7"/>
          <table:table-cell office:value-type="string" calcext:value-type="string">
            <text:p>Veronika</text:p>
          </table:table-cell>
          <table:table-cell office:value-type="string" calcext:value-type="string">
            <text:p>Udo</text:p>
          </table:table-cell>
        </table:table-row>
        <table:table-row table:style-name="ro1">
          <table:table-cell office:value-type="string" calcext:value-type="string">
            <text:p>Johanna</text:p>
          </table:table-cell>
          <table:table-cell table:formula="of:=IF(COUNTIF([.E$1:.E$1048576];[.A173]);&quot;w&quot;;&quot;m&quot;)" office:value-type="string" office:string-value="w" calcext:value-type="string">
            <text:p>w</text:p>
          </table:table-cell>
          <table:table-cell table:formula="of:=CONCATENATE(IF(COUNTIF([.H$1:.H$1048576];[.A173]);[.H$1]&amp;&quot; &quot;;&quot;&quot;);  IF(COUNTIF([.I$1:.I$1048576];[.A173]);[.I$1]&amp;&quot; &quot;;&quot;&quot;) ; IF(COUNTIF([.J$1:.J$1048576];[.A173]);[.J$1]&amp;&quot; &quot;;&quot;&quot;);  IF(COUNTIF([.K$1:.K$1048576];[.A173]);[.K$1]&amp;&quot; &quot;;&quot;&quot;)    ;  IF(COUNTIF([.L$1:.L$1048576];[.A173]);[.L$1]&amp;&quot; &quot;;&quot;&quot;);  IF(COUNTIF([.M$1:.M$1048576];[.A173]);[.M$1]&amp;&quot; &quot;;&quot;&quot;);  IF(COUNTIF([.N$1:.N$1048576];[.A173]);[.N$1]&amp;&quot; &quot;;&quot;&quot;);  IF(COUNTIF([.O$1:.O$1048576];[.A173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Jennica</text:p>
          </table:table-cell>
          <table:table-cell office:value-type="string" calcext:value-type="string">
            <text:p>Lukas</text:p>
          </table:table-cell>
          <table:table-cell table:number-columns-repeated="7"/>
          <table:table-cell office:value-type="string" calcext:value-type="string">
            <text:p>Viktor</text:p>
          </table:table-cell>
          <table:table-cell office:value-type="string" calcext:value-type="string">
            <text:p>Ulla</text:p>
          </table:table-cell>
        </table:table-row>
        <table:table-row table:style-name="ro1">
          <table:table-cell office:value-type="string" calcext:value-type="string">
            <text:p>Josephine</text:p>
          </table:table-cell>
          <table:table-cell table:formula="of:=IF(COUNTIF([.E$1:.E$1048576];[.A174]);&quot;w&quot;;&quot;m&quot;)" office:value-type="string" office:string-value="w" calcext:value-type="string">
            <text:p>w</text:p>
          </table:table-cell>
          <table:table-cell table:formula="of:=CONCATENATE(IF(COUNTIF([.H$1:.H$1048576];[.A174]);[.H$1]&amp;&quot; &quot;;&quot;&quot;);  IF(COUNTIF([.I$1:.I$1048576];[.A174]);[.I$1]&amp;&quot; &quot;;&quot;&quot;) ; IF(COUNTIF([.J$1:.J$1048576];[.A174]);[.J$1]&amp;&quot; &quot;;&quot;&quot;);  IF(COUNTIF([.K$1:.K$1048576];[.A174]);[.K$1]&amp;&quot; &quot;;&quot;&quot;)    ;  IF(COUNTIF([.L$1:.L$1048576];[.A174]);[.L$1]&amp;&quot; &quot;;&quot;&quot;);  IF(COUNTIF([.M$1:.M$1048576];[.A174]);[.M$1]&amp;&quot; &quot;;&quot;&quot;);  IF(COUNTIF([.N$1:.N$1048576];[.A174]);[.N$1]&amp;&quot; &quot;;&quot;&quot;);  IF(COUNTIF([.O$1:.O$1048576];[.A174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Johanna</text:p>
          </table:table-cell>
          <table:table-cell office:value-type="string" calcext:value-type="string">
            <text:p>Magnus</text:p>
          </table:table-cell>
          <table:table-cell table:number-columns-repeated="7"/>
          <table:table-cell office:value-type="string" calcext:value-type="string">
            <text:p>Viktoria</text:p>
          </table:table-cell>
          <table:table-cell office:value-type="string" calcext:value-type="string">
            <text:p>Ulrich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table:formula="of:=IF(COUNTIF([.E$1:.E$1048576];[.A175]);&quot;w&quot;;&quot;m&quot;)" office:value-type="string" office:string-value="w" calcext:value-type="string">
            <text:p>w</text:p>
          </table:table-cell>
          <table:table-cell table:formula="of:=CONCATENATE(IF(COUNTIF([.H$1:.H$1048576];[.A175]);[.H$1]&amp;&quot; &quot;;&quot;&quot;);  IF(COUNTIF([.I$1:.I$1048576];[.A175]);[.I$1]&amp;&quot; &quot;;&quot;&quot;) ; IF(COUNTIF([.J$1:.J$1048576];[.A175]);[.J$1]&amp;&quot; &quot;;&quot;&quot;);  IF(COUNTIF([.K$1:.K$1048576];[.A175]);[.K$1]&amp;&quot; &quot;;&quot;&quot;)    ;  IF(COUNTIF([.L$1:.L$1048576];[.A175]);[.L$1]&amp;&quot; &quot;;&quot;&quot;);  IF(COUNTIF([.M$1:.M$1048576];[.A175]);[.M$1]&amp;&quot; &quot;;&quot;&quot;);  IF(COUNTIF([.N$1:.N$1048576];[.A175]);[.N$1]&amp;&quot; &quot;;&quot;&quot;);  IF(COUNTIF([.O$1:.O$1048576];[.A175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Josephine</text:p>
          </table:table-cell>
          <table:table-cell office:value-type="string" calcext:value-type="string">
            <text:p>Maik</text:p>
          </table:table-cell>
          <table:table-cell table:number-columns-repeated="7"/>
          <table:table-cell office:value-type="string" calcext:value-type="string">
            <text:p>Vinzent</text:p>
          </table:table-cell>
          <table:table-cell office:value-type="string" calcext:value-type="string">
            <text:p>Uta</text:p>
          </table:table-cell>
        </table:table-row>
        <table:table-row table:style-name="ro1">
          <table:table-cell office:value-type="string" calcext:value-type="string">
            <text:p>Karin</text:p>
          </table:table-cell>
          <table:table-cell table:formula="of:=IF(COUNTIF([.E$1:.E$1048576];[.A176]);&quot;w&quot;;&quot;m&quot;)" office:value-type="string" office:string-value="w" calcext:value-type="string">
            <text:p>w</text:p>
          </table:table-cell>
          <table:table-cell table:formula="of:=CONCATENATE(IF(COUNTIF([.H$1:.H$1048576];[.A176]);[.H$1]&amp;&quot; &quot;;&quot;&quot;);  IF(COUNTIF([.I$1:.I$1048576];[.A176]);[.I$1]&amp;&quot; &quot;;&quot;&quot;) ; IF(COUNTIF([.J$1:.J$1048576];[.A176]);[.J$1]&amp;&quot; &quot;;&quot;&quot;);  IF(COUNTIF([.K$1:.K$1048576];[.A176]);[.K$1]&amp;&quot; &quot;;&quot;&quot;)    ;  IF(COUNTIF([.L$1:.L$1048576];[.A176]);[.L$1]&amp;&quot; &quot;;&quot;&quot;);  IF(COUNTIF([.M$1:.M$1048576];[.A176]);[.M$1]&amp;&quot; &quot;;&quot;&quot;);  IF(COUNTIF([.N$1:.N$1048576];[.A176]);[.N$1]&amp;&quot; &quot;;&quot;&quot;);  IF(COUNTIF([.O$1:.O$1048576];[.A176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Julia</text:p>
          </table:table-cell>
          <table:table-cell office:value-type="string" calcext:value-type="string">
            <text:p>Malte</text:p>
          </table:table-cell>
          <table:table-cell table:number-columns-repeated="7"/>
          <table:table-cell office:value-type="string" calcext:value-type="string">
            <text:p>Vinzenz</text:p>
          </table:table-cell>
          <table:table-cell office:value-type="string" calcext:value-type="string">
            <text:p>Ute</text:p>
          </table:table-cell>
        </table:table-row>
        <table:table-row table:style-name="ro1">
          <table:table-cell office:value-type="string" calcext:value-type="string">
            <text:p>Karla</text:p>
          </table:table-cell>
          <table:table-cell table:formula="of:=IF(COUNTIF([.E$1:.E$1048576];[.A177]);&quot;w&quot;;&quot;m&quot;)" office:value-type="string" office:string-value="w" calcext:value-type="string">
            <text:p>w</text:p>
          </table:table-cell>
          <table:table-cell table:formula="of:=CONCATENATE(IF(COUNTIF([.H$1:.H$1048576];[.A177]);[.H$1]&amp;&quot; &quot;;&quot;&quot;);  IF(COUNTIF([.I$1:.I$1048576];[.A177]);[.I$1]&amp;&quot; &quot;;&quot;&quot;) ; IF(COUNTIF([.J$1:.J$1048576];[.A177]);[.J$1]&amp;&quot; &quot;;&quot;&quot;);  IF(COUNTIF([.K$1:.K$1048576];[.A177]);[.K$1]&amp;&quot; &quot;;&quot;&quot;)    ;  IF(COUNTIF([.L$1:.L$1048576];[.A177]);[.L$1]&amp;&quot; &quot;;&quot;&quot;);  IF(COUNTIF([.M$1:.M$1048576];[.A177]);[.M$1]&amp;&quot; &quot;;&quot;&quot;);  IF(COUNTIF([.N$1:.N$1048576];[.A177]);[.N$1]&amp;&quot; &quot;;&quot;&quot;);  IF(COUNTIF([.O$1:.O$1048576];[.A177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Karin</text:p>
          </table:table-cell>
          <table:table-cell office:value-type="string" calcext:value-type="string">
            <text:p>Manuel</text:p>
          </table:table-cell>
          <table:table-cell table:number-columns-repeated="7"/>
          <table:table-cell office:value-type="string" calcext:value-type="string">
            <text:p>Viola</text:p>
          </table:table-cell>
          <table:table-cell office:value-type="string" calcext:value-type="string">
            <text:p>Uwe</text:p>
          </table:table-cell>
        </table:table-row>
        <table:table-row table:style-name="ro1">
          <table:table-cell office:value-type="string" calcext:value-type="string">
            <text:p>Karoline</text:p>
          </table:table-cell>
          <table:table-cell table:formula="of:=IF(COUNTIF([.E$1:.E$1048576];[.A178]);&quot;w&quot;;&quot;m&quot;)" office:value-type="string" office:string-value="w" calcext:value-type="string">
            <text:p>w</text:p>
          </table:table-cell>
          <table:table-cell table:formula="of:=CONCATENATE(IF(COUNTIF([.H$1:.H$1048576];[.A178]);[.H$1]&amp;&quot; &quot;;&quot;&quot;);  IF(COUNTIF([.I$1:.I$1048576];[.A178]);[.I$1]&amp;&quot; &quot;;&quot;&quot;) ; IF(COUNTIF([.J$1:.J$1048576];[.A178]);[.J$1]&amp;&quot; &quot;;&quot;&quot;);  IF(COUNTIF([.K$1:.K$1048576];[.A178]);[.K$1]&amp;&quot; &quot;;&quot;&quot;)    ;  IF(COUNTIF([.L$1:.L$1048576];[.A178]);[.L$1]&amp;&quot; &quot;;&quot;&quot;);  IF(COUNTIF([.M$1:.M$1048576];[.A178]);[.M$1]&amp;&quot; &quot;;&quot;&quot;);  IF(COUNTIF([.N$1:.N$1048576];[.A178]);[.N$1]&amp;&quot; &quot;;&quot;&quot;);  IF(COUNTIF([.O$1:.O$1048576];[.A178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Karla</text:p>
          </table:table-cell>
          <table:table-cell office:value-type="string" calcext:value-type="string">
            <text:p>Marcel</text:p>
          </table:table-cell>
          <table:table-cell table:number-columns-repeated="7"/>
          <table:table-cell office:value-type="string" calcext:value-type="string">
            <text:p>Xana</text:p>
          </table:table-cell>
          <table:table-cell office:value-type="string" calcext:value-type="string">
            <text:p>Vanessa</text:p>
          </table:table-cell>
        </table:table-row>
        <table:table-row table:style-name="ro1">
          <table:table-cell office:value-type="string" calcext:value-type="string">
            <text:p>Katharina</text:p>
          </table:table-cell>
          <table:table-cell table:formula="of:=IF(COUNTIF([.E$1:.E$1048576];[.A179]);&quot;w&quot;;&quot;m&quot;)" office:value-type="string" office:string-value="w" calcext:value-type="string">
            <text:p>w</text:p>
          </table:table-cell>
          <table:table-cell table:formula="of:=CONCATENATE(IF(COUNTIF([.H$1:.H$1048576];[.A179]);[.H$1]&amp;&quot; &quot;;&quot;&quot;);  IF(COUNTIF([.I$1:.I$1048576];[.A179]);[.I$1]&amp;&quot; &quot;;&quot;&quot;) ; IF(COUNTIF([.J$1:.J$1048576];[.A179]);[.J$1]&amp;&quot; &quot;;&quot;&quot;);  IF(COUNTIF([.K$1:.K$1048576];[.A179]);[.K$1]&amp;&quot; &quot;;&quot;&quot;)    ;  IF(COUNTIF([.L$1:.L$1048576];[.A179]);[.L$1]&amp;&quot; &quot;;&quot;&quot;);  IF(COUNTIF([.M$1:.M$1048576];[.A179]);[.M$1]&amp;&quot; &quot;;&quot;&quot;);  IF(COUNTIF([.N$1:.N$1048576];[.A179]);[.N$1]&amp;&quot; &quot;;&quot;&quot;);  IF(COUNTIF([.O$1:.O$1048576];[.A179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Karoline</text:p>
          </table:table-cell>
          <table:table-cell office:value-type="string" calcext:value-type="string">
            <text:p>Marco</text:p>
          </table:table-cell>
          <table:table-cell table:number-columns-repeated="7"/>
          <table:table-cell office:value-type="string" calcext:value-type="string">
            <text:p>Xander</text:p>
          </table:table-cell>
          <table:table-cell office:value-type="string" calcext:value-type="string">
            <text:p>Walter</text:p>
          </table:table-cell>
        </table:table-row>
        <table:table-row table:style-name="ro1">
          <table:table-cell office:value-type="string" calcext:value-type="string">
            <text:p>Kathrin</text:p>
          </table:table-cell>
          <table:table-cell table:formula="of:=IF(COUNTIF([.E$1:.E$1048576];[.A180]);&quot;w&quot;;&quot;m&quot;)" office:value-type="string" office:string-value="w" calcext:value-type="string">
            <text:p>w</text:p>
          </table:table-cell>
          <table:table-cell table:formula="of:=CONCATENATE(IF(COUNTIF([.H$1:.H$1048576];[.A180]);[.H$1]&amp;&quot; &quot;;&quot;&quot;);  IF(COUNTIF([.I$1:.I$1048576];[.A180]);[.I$1]&amp;&quot; &quot;;&quot;&quot;) ; IF(COUNTIF([.J$1:.J$1048576];[.A180]);[.J$1]&amp;&quot; &quot;;&quot;&quot;);  IF(COUNTIF([.K$1:.K$1048576];[.A180]);[.K$1]&amp;&quot; &quot;;&quot;&quot;)    ;  IF(COUNTIF([.L$1:.L$1048576];[.A180]);[.L$1]&amp;&quot; &quot;;&quot;&quot;);  IF(COUNTIF([.M$1:.M$1048576];[.A180]);[.M$1]&amp;&quot; &quot;;&quot;&quot;);  IF(COUNTIF([.N$1:.N$1048576];[.A180]);[.N$1]&amp;&quot; &quot;;&quot;&quot;);  IF(COUNTIF([.O$1:.O$1048576];[.A180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Katharina</text:p>
          </table:table-cell>
          <table:table-cell office:value-type="string" calcext:value-type="string">
            <text:p>Marek</text:p>
          </table:table-cell>
          <table:table-cell table:number-columns-repeated="7"/>
          <table:table-cell office:value-type="string" calcext:value-type="string">
            <text:p>Xaver</text:p>
          </table:table-cell>
          <table:table-cell office:value-type="string" calcext:value-type="string">
            <text:p>Wanda</text:p>
          </table:table-cell>
        </table:table-row>
        <table:table-row table:style-name="ro1">
          <table:table-cell office:value-type="string" calcext:value-type="string">
            <text:p>Katja</text:p>
          </table:table-cell>
          <table:table-cell table:formula="of:=IF(COUNTIF([.E$1:.E$1048576];[.A181]);&quot;w&quot;;&quot;m&quot;)" office:value-type="string" office:string-value="w" calcext:value-type="string">
            <text:p>w</text:p>
          </table:table-cell>
          <table:table-cell table:formula="of:=CONCATENATE(IF(COUNTIF([.H$1:.H$1048576];[.A181]);[.H$1]&amp;&quot; &quot;;&quot;&quot;);  IF(COUNTIF([.I$1:.I$1048576];[.A181]);[.I$1]&amp;&quot; &quot;;&quot;&quot;) ; IF(COUNTIF([.J$1:.J$1048576];[.A181]);[.J$1]&amp;&quot; &quot;;&quot;&quot;);  IF(COUNTIF([.K$1:.K$1048576];[.A181]);[.K$1]&amp;&quot; &quot;;&quot;&quot;)    ;  IF(COUNTIF([.L$1:.L$1048576];[.A181]);[.L$1]&amp;&quot; &quot;;&quot;&quot;);  IF(COUNTIF([.M$1:.M$1048576];[.A181]);[.M$1]&amp;&quot; &quot;;&quot;&quot;);  IF(COUNTIF([.N$1:.N$1048576];[.A181]);[.N$1]&amp;&quot; &quot;;&quot;&quot;);  IF(COUNTIF([.O$1:.O$1048576];[.A181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Kathrin</text:p>
          </table:table-cell>
          <table:table-cell office:value-type="string" calcext:value-type="string">
            <text:p>Marian</text:p>
          </table:table-cell>
          <table:table-cell table:number-columns-repeated="7"/>
          <table:table-cell office:value-type="string" calcext:value-type="string">
            <text:p>Xaviera</text:p>
          </table:table-cell>
          <table:table-cell office:value-type="string" calcext:value-type="string">
            <text:p>Wendy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table:formula="of:=IF(COUNTIF([.E$1:.E$1048576];[.A182]);&quot;w&quot;;&quot;m&quot;)" office:value-type="string" office:string-value="w" calcext:value-type="string">
            <text:p>w</text:p>
          </table:table-cell>
          <table:table-cell table:formula="of:=CONCATENATE(IF(COUNTIF([.H$1:.H$1048576];[.A182]);[.H$1]&amp;&quot; &quot;;&quot;&quot;);  IF(COUNTIF([.I$1:.I$1048576];[.A182]);[.I$1]&amp;&quot; &quot;;&quot;&quot;) ; IF(COUNTIF([.J$1:.J$1048576];[.A182]);[.J$1]&amp;&quot; &quot;;&quot;&quot;);  IF(COUNTIF([.K$1:.K$1048576];[.A182]);[.K$1]&amp;&quot; &quot;;&quot;&quot;)    ;  IF(COUNTIF([.L$1:.L$1048576];[.A182]);[.L$1]&amp;&quot; &quot;;&quot;&quot;);  IF(COUNTIF([.M$1:.M$1048576];[.A182]);[.M$1]&amp;&quot; &quot;;&quot;&quot;);  IF(COUNTIF([.N$1:.N$1048576];[.A182]);[.N$1]&amp;&quot; &quot;;&quot;&quot;);  IF(COUNTIF([.O$1:.O$1048576];[.A182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Katja</text:p>
          </table:table-cell>
          <table:table-cell office:value-type="string" calcext:value-type="string">
            <text:p>Mario</text:p>
          </table:table-cell>
          <table:table-cell table:number-columns-repeated="7"/>
          <table:table-cell office:value-type="string" calcext:value-type="string">
            <text:p>Xena</text:p>
          </table:table-cell>
          <table:table-cell office:value-type="string" calcext:value-type="string">
            <text:p>Werner</text:p>
          </table:table-cell>
        </table:table-row>
        <table:table-row table:style-name="ro1">
          <table:table-cell office:value-type="string" calcext:value-type="string">
            <text:p>Larissa</text:p>
          </table:table-cell>
          <table:table-cell table:formula="of:=IF(COUNTIF([.E$1:.E$1048576];[.A183]);&quot;w&quot;;&quot;m&quot;)" office:value-type="string" office:string-value="w" calcext:value-type="string">
            <text:p>w</text:p>
          </table:table-cell>
          <table:table-cell table:formula="of:=CONCATENATE(IF(COUNTIF([.H$1:.H$1048576];[.A183]);[.H$1]&amp;&quot; &quot;;&quot;&quot;);  IF(COUNTIF([.I$1:.I$1048576];[.A183]);[.I$1]&amp;&quot; &quot;;&quot;&quot;) ; IF(COUNTIF([.J$1:.J$1048576];[.A183]);[.J$1]&amp;&quot; &quot;;&quot;&quot;);  IF(COUNTIF([.K$1:.K$1048576];[.A183]);[.K$1]&amp;&quot; &quot;;&quot;&quot;)    ;  IF(COUNTIF([.L$1:.L$1048576];[.A183]);[.L$1]&amp;&quot; &quot;;&quot;&quot;);  IF(COUNTIF([.M$1:.M$1048576];[.A183]);[.M$1]&amp;&quot; &quot;;&quot;&quot;);  IF(COUNTIF([.N$1:.N$1048576];[.A183]);[.N$1]&amp;&quot; &quot;;&quot;&quot;);  IF(COUNTIF([.O$1:.O$1048576];[.A183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Lara</text:p>
          </table:table-cell>
          <table:table-cell office:value-type="string" calcext:value-type="string">
            <text:p>Mark</text:p>
          </table:table-cell>
          <table:table-cell table:number-columns-repeated="7"/>
          <table:table-cell office:value-type="string" calcext:value-type="string">
            <text:p>Xenia</text:p>
          </table:table-cell>
          <table:table-cell office:value-type="string" calcext:value-type="string">
            <text:p>Wibke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table:formula="of:=IF(COUNTIF([.E$1:.E$1048576];[.A184]);&quot;w&quot;;&quot;m&quot;)" office:value-type="string" office:string-value="w" calcext:value-type="string">
            <text:p>w</text:p>
          </table:table-cell>
          <table:table-cell table:formula="of:=CONCATENATE(IF(COUNTIF([.H$1:.H$1048576];[.A184]);[.H$1]&amp;&quot; &quot;;&quot;&quot;);  IF(COUNTIF([.I$1:.I$1048576];[.A184]);[.I$1]&amp;&quot; &quot;;&quot;&quot;) ; IF(COUNTIF([.J$1:.J$1048576];[.A184]);[.J$1]&amp;&quot; &quot;;&quot;&quot;);  IF(COUNTIF([.K$1:.K$1048576];[.A184]);[.K$1]&amp;&quot; &quot;;&quot;&quot;)    ;  IF(COUNTIF([.L$1:.L$1048576];[.A184]);[.L$1]&amp;&quot; &quot;;&quot;&quot;);  IF(COUNTIF([.M$1:.M$1048576];[.A184]);[.M$1]&amp;&quot; &quot;;&quot;&quot;);  IF(COUNTIF([.N$1:.N$1048576];[.A184]);[.N$1]&amp;&quot; &quot;;&quot;&quot;);  IF(COUNTIF([.O$1:.O$1048576];[.A184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Larissa</text:p>
          </table:table-cell>
          <table:table-cell office:value-type="string" calcext:value-type="string">
            <text:p>Markus</text:p>
          </table:table-cell>
          <table:table-cell table:number-columns-repeated="7"/>
          <table:table-cell office:value-type="string" calcext:value-type="string">
            <text:p>Yasemin</text:p>
          </table:table-cell>
          <table:table-cell office:value-type="string" calcext:value-type="string">
            <text:p>Wilhelm</text:p>
          </table:table-cell>
        </table:table-row>
        <table:table-row table:style-name="ro1">
          <table:table-cell office:value-type="string" calcext:value-type="string">
            <text:p>Lea</text:p>
          </table:table-cell>
          <table:table-cell table:formula="of:=IF(COUNTIF([.E$1:.E$1048576];[.A185]);&quot;w&quot;;&quot;m&quot;)" office:value-type="string" office:string-value="w" calcext:value-type="string">
            <text:p>w</text:p>
          </table:table-cell>
          <table:table-cell table:formula="of:=CONCATENATE(IF(COUNTIF([.H$1:.H$1048576];[.A185]);[.H$1]&amp;&quot; &quot;;&quot;&quot;);  IF(COUNTIF([.I$1:.I$1048576];[.A185]);[.I$1]&amp;&quot; &quot;;&quot;&quot;) ; IF(COUNTIF([.J$1:.J$1048576];[.A185]);[.J$1]&amp;&quot; &quot;;&quot;&quot;);  IF(COUNTIF([.K$1:.K$1048576];[.A185]);[.K$1]&amp;&quot; &quot;;&quot;&quot;)    ;  IF(COUNTIF([.L$1:.L$1048576];[.A185]);[.L$1]&amp;&quot; &quot;;&quot;&quot;);  IF(COUNTIF([.M$1:.M$1048576];[.A185]);[.M$1]&amp;&quot; &quot;;&quot;&quot;);  IF(COUNTIF([.N$1:.N$1048576];[.A185]);[.N$1]&amp;&quot; &quot;;&quot;&quot;);  IF(COUNTIF([.O$1:.O$1048576];[.A185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Laura</text:p>
          </table:table-cell>
          <table:table-cell office:value-type="string" calcext:value-type="string">
            <text:p>Marlon</text:p>
          </table:table-cell>
          <table:table-cell table:number-columns-repeated="7"/>
          <table:table-cell office:value-type="string" calcext:value-type="string">
            <text:p>Zeno</text:p>
          </table:table-cell>
          <table:table-cell office:value-type="string" calcext:value-type="string">
            <text:p>Wilhelma</text:p>
          </table:table-cell>
        </table:table-row>
        <table:table-row table:style-name="ro1">
          <table:table-cell office:value-type="string" calcext:value-type="string">
            <text:p>Lena</text:p>
          </table:table-cell>
          <table:table-cell table:formula="of:=IF(COUNTIF([.E$1:.E$1048576];[.A186]);&quot;w&quot;;&quot;m&quot;)" office:value-type="string" office:string-value="w" calcext:value-type="string">
            <text:p>w</text:p>
          </table:table-cell>
          <table:table-cell table:formula="of:=CONCATENATE(IF(COUNTIF([.H$1:.H$1048576];[.A186]);[.H$1]&amp;&quot; &quot;;&quot;&quot;);  IF(COUNTIF([.I$1:.I$1048576];[.A186]);[.I$1]&amp;&quot; &quot;;&quot;&quot;) ; IF(COUNTIF([.J$1:.J$1048576];[.A186]);[.J$1]&amp;&quot; &quot;;&quot;&quot;);  IF(COUNTIF([.K$1:.K$1048576];[.A186]);[.K$1]&amp;&quot; &quot;;&quot;&quot;)    ;  IF(COUNTIF([.L$1:.L$1048576];[.A186]);[.L$1]&amp;&quot; &quot;;&quot;&quot;);  IF(COUNTIF([.M$1:.M$1048576];[.A186]);[.M$1]&amp;&quot; &quot;;&quot;&quot;);  IF(COUNTIF([.N$1:.N$1048576];[.A186]);[.N$1]&amp;&quot; &quot;;&quot;&quot;);  IF(COUNTIF([.O$1:.O$1048576];[.A186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Lea</text:p>
          </table:table-cell>
          <table:table-cell office:value-type="string" calcext:value-type="string">
            <text:p>Marten</text:p>
          </table:table-cell>
          <table:table-cell table:number-columns-repeated="7"/>
          <table:table-cell office:value-type="string" calcext:value-type="string">
            <text:p>Zoe</text:p>
          </table:table-cell>
          <table:table-cell office:value-type="string" calcext:value-type="string">
            <text:p>Willi</text:p>
          </table:table-cell>
        </table:table-row>
        <table:table-row table:style-name="ro1">
          <table:table-cell office:value-type="string" calcext:value-type="string">
            <text:p>Leni</text:p>
          </table:table-cell>
          <table:table-cell table:formula="of:=IF(COUNTIF([.E$1:.E$1048576];[.A187]);&quot;w&quot;;&quot;m&quot;)" office:value-type="string" office:string-value="w" calcext:value-type="string">
            <text:p>w</text:p>
          </table:table-cell>
          <table:table-cell table:formula="of:=CONCATENATE(IF(COUNTIF([.H$1:.H$1048576];[.A187]);[.H$1]&amp;&quot; &quot;;&quot;&quot;);  IF(COUNTIF([.I$1:.I$1048576];[.A187]);[.I$1]&amp;&quot; &quot;;&quot;&quot;) ; IF(COUNTIF([.J$1:.J$1048576];[.A187]);[.J$1]&amp;&quot; &quot;;&quot;&quot;);  IF(COUNTIF([.K$1:.K$1048576];[.A187]);[.K$1]&amp;&quot; &quot;;&quot;&quot;)    ;  IF(COUNTIF([.L$1:.L$1048576];[.A187]);[.L$1]&amp;&quot; &quot;;&quot;&quot;);  IF(COUNTIF([.M$1:.M$1048576];[.A187]);[.M$1]&amp;&quot; &quot;;&quot;&quot;);  IF(COUNTIF([.N$1:.N$1048576];[.A187]);[.N$1]&amp;&quot; &quot;;&quot;&quot;);  IF(COUNTIF([.O$1:.O$1048576];[.A187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Lena</text:p>
          </table:table-cell>
          <table:table-cell office:value-type="string" calcext:value-type="string">
            <text:p>Martin</text:p>
          </table:table-cell>
          <table:table-cell table:number-columns-repeated="7"/>
          <table:table-cell office:value-type="string" calcext:value-type="string">
            <text:p>Zyprian</text:p>
          </table:table-cell>
          <table:table-cell office:value-type="string" calcext:value-type="string">
            <text:p>Wilma</text:p>
          </table:table-cell>
        </table:table-row>
        <table:table-row table:style-name="ro1">
          <table:table-cell office:value-type="string" calcext:value-type="string">
            <text:p>Lenya</text:p>
          </table:table-cell>
          <table:table-cell table:formula="of:=IF(COUNTIF([.E$1:.E$1048576];[.A188]);&quot;w&quot;;&quot;m&quot;)" office:value-type="string" office:string-value="w" calcext:value-type="string">
            <text:p>w</text:p>
          </table:table-cell>
          <table:table-cell table:formula="of:=CONCATENATE(IF(COUNTIF([.H$1:.H$1048576];[.A188]);[.H$1]&amp;&quot; &quot;;&quot;&quot;);  IF(COUNTIF([.I$1:.I$1048576];[.A188]);[.I$1]&amp;&quot; &quot;;&quot;&quot;) ; IF(COUNTIF([.J$1:.J$1048576];[.A188]);[.J$1]&amp;&quot; &quot;;&quot;&quot;);  IF(COUNTIF([.K$1:.K$1048576];[.A188]);[.K$1]&amp;&quot; &quot;;&quot;&quot;)    ;  IF(COUNTIF([.L$1:.L$1048576];[.A188]);[.L$1]&amp;&quot; &quot;;&quot;&quot;);  IF(COUNTIF([.M$1:.M$1048576];[.A188]);[.M$1]&amp;&quot; &quot;;&quot;&quot;);  IF(COUNTIF([.N$1:.N$1048576];[.A188]);[.N$1]&amp;&quot; &quot;;&quot;&quot;);  IF(COUNTIF([.O$1:.O$1048576];[.A188]);[.O$1]&amp;&quot; &quot;;&quot;&quot;))" office:value-type="string" office:string-value="asiatisch osteuropäisch " calcext:value-type="string">
            <text:p>asiatisch osteuropäisch </text:p>
          </table:table-cell>
          <table:table-cell/>
          <table:table-cell office:value-type="string" calcext:value-type="string">
            <text:p>Leni</text:p>
          </table:table-cell>
          <table:table-cell office:value-type="string" calcext:value-type="string">
            <text:p>Marvin</text:p>
          </table:table-cell>
          <table:table-cell table:number-columns-repeated="8"/>
          <table:table-cell office:value-type="string" calcext:value-type="string">
            <text:p>Wolfram</text:p>
          </table:table-cell>
        </table:table-row>
        <table:table-row table:style-name="ro1">
          <table:table-cell office:value-type="string" calcext:value-type="string">
            <text:p>Leonie</text:p>
          </table:table-cell>
          <table:table-cell table:formula="of:=IF(COUNTIF([.E$1:.E$1048576];[.A189]);&quot;w&quot;;&quot;m&quot;)" office:value-type="string" office:string-value="w" calcext:value-type="string">
            <text:p>w</text:p>
          </table:table-cell>
          <table:table-cell table:formula="of:=CONCATENATE(IF(COUNTIF([.H$1:.H$1048576];[.A189]);[.H$1]&amp;&quot; &quot;;&quot;&quot;);  IF(COUNTIF([.I$1:.I$1048576];[.A189]);[.I$1]&amp;&quot; &quot;;&quot;&quot;) ; IF(COUNTIF([.J$1:.J$1048576];[.A189]);[.J$1]&amp;&quot; &quot;;&quot;&quot;);  IF(COUNTIF([.K$1:.K$1048576];[.A189]);[.K$1]&amp;&quot; &quot;;&quot;&quot;)    ;  IF(COUNTIF([.L$1:.L$1048576];[.A189]);[.L$1]&amp;&quot; &quot;;&quot;&quot;);  IF(COUNTIF([.M$1:.M$1048576];[.A189]);[.M$1]&amp;&quot; &quot;;&quot;&quot;);  IF(COUNTIF([.N$1:.N$1048576];[.A189]);[.N$1]&amp;&quot; &quot;;&quot;&quot;);  IF(COUNTIF([.O$1:.O$1048576];[.A189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Lenya</text:p>
          </table:table-cell>
          <table:table-cell office:value-type="string" calcext:value-type="string">
            <text:p>Mats</text:p>
          </table:table-cell>
          <table:table-cell table:number-columns-repeated="8"/>
          <table:table-cell office:value-type="string" calcext:value-type="string">
            <text:p>Yvonne</text:p>
          </table:table-cell>
        </table:table-row>
        <table:table-row table:style-name="ro1">
          <table:table-cell office:value-type="string" calcext:value-type="string">
            <text:p>Leyla</text:p>
          </table:table-cell>
          <table:table-cell table:formula="of:=IF(COUNTIF([.E$1:.E$1048576];[.A190]);&quot;w&quot;;&quot;m&quot;)" office:value-type="string" office:string-value="w" calcext:value-type="string">
            <text:p>w</text:p>
          </table:table-cell>
          <table:table-cell table:formula="of:=CONCATENATE(IF(COUNTIF([.H$1:.H$1048576];[.A190]);[.H$1]&amp;&quot; &quot;;&quot;&quot;);  IF(COUNTIF([.I$1:.I$1048576];[.A190]);[.I$1]&amp;&quot; &quot;;&quot;&quot;) ; IF(COUNTIF([.J$1:.J$1048576];[.A190]);[.J$1]&amp;&quot; &quot;;&quot;&quot;);  IF(COUNTIF([.K$1:.K$1048576];[.A190]);[.K$1]&amp;&quot; &quot;;&quot;&quot;)    ;  IF(COUNTIF([.L$1:.L$1048576];[.A190]);[.L$1]&amp;&quot; &quot;;&quot;&quot;);  IF(COUNTIF([.M$1:.M$1048576];[.A190]);[.M$1]&amp;&quot; &quot;;&quot;&quot;);  IF(COUNTIF([.N$1:.N$1048576];[.A190]);[.N$1]&amp;&quot; &quot;;&quot;&quot;);  IF(COUNTIF([.O$1:.O$1048576];[.A190]);[.O$1]&amp;&quot; &quot;;&quot;&quot;))" office:value-type="string" office:string-value="arabisch " calcext:value-type="string">
            <text:p>arabisch </text:p>
          </table:table-cell>
          <table:table-cell/>
          <table:table-cell office:value-type="string" calcext:value-type="string">
            <text:p>Leonie</text:p>
          </table:table-cell>
          <table:table-cell office:value-type="string" calcext:value-type="string">
            <text:p>Matte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en</text:p>
          </table:table-cell>
          <table:table-cell table:formula="of:=IF(COUNTIF([.E$1:.E$1048576];[.A191]);&quot;w&quot;;&quot;m&quot;)" office:value-type="string" office:string-value="w" calcext:value-type="string">
            <text:p>w</text:p>
          </table:table-cell>
          <table:table-cell table:formula="of:=CONCATENATE(IF(COUNTIF([.H$1:.H$1048576];[.A191]);[.H$1]&amp;&quot; &quot;;&quot;&quot;);  IF(COUNTIF([.I$1:.I$1048576];[.A191]);[.I$1]&amp;&quot; &quot;;&quot;&quot;) ; IF(COUNTIF([.J$1:.J$1048576];[.A191]);[.J$1]&amp;&quot; &quot;;&quot;&quot;);  IF(COUNTIF([.K$1:.K$1048576];[.A191]);[.K$1]&amp;&quot; &quot;;&quot;&quot;)    ;  IF(COUNTIF([.L$1:.L$1048576];[.A191]);[.L$1]&amp;&quot; &quot;;&quot;&quot;);  IF(COUNTIF([.M$1:.M$1048576];[.A191]);[.M$1]&amp;&quot; &quot;;&quot;&quot;);  IF(COUNTIF([.N$1:.N$1048576];[.A191]);[.N$1]&amp;&quot; &quot;;&quot;&quot;);  IF(COUNTIF([.O$1:.O$1048576];[.A191]);[.O$1]&amp;&quot; &quot;;&quot;&quot;))" office:value-type="string" office:string-value="asiatisch " calcext:value-type="string">
            <text:p>asiatisch </text:p>
          </table:table-cell>
          <table:table-cell/>
          <table:table-cell office:value-type="string" calcext:value-type="string">
            <text:p>Leyla</text:p>
          </table:table-cell>
          <table:table-cell office:value-type="string" calcext:value-type="string">
            <text:p>Matthe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lli</text:p>
          </table:table-cell>
          <table:table-cell table:formula="of:=IF(COUNTIF([.E$1:.E$1048576];[.A192]);&quot;w&quot;;&quot;m&quot;)" office:value-type="string" office:string-value="w" calcext:value-type="string">
            <text:p>w</text:p>
          </table:table-cell>
          <table:table-cell table:formula="of:=CONCATENATE(IF(COUNTIF([.H$1:.H$1048576];[.A192]);[.H$1]&amp;&quot; &quot;;&quot;&quot;);  IF(COUNTIF([.I$1:.I$1048576];[.A192]);[.I$1]&amp;&quot; &quot;;&quot;&quot;) ; IF(COUNTIF([.J$1:.J$1048576];[.A192]);[.J$1]&amp;&quot; &quot;;&quot;&quot;);  IF(COUNTIF([.K$1:.K$1048576];[.A192]);[.K$1]&amp;&quot; &quot;;&quot;&quot;)    ;  IF(COUNTIF([.L$1:.L$1048576];[.A192]);[.L$1]&amp;&quot; &quot;;&quot;&quot;);  IF(COUNTIF([.M$1:.M$1048576];[.A192]);[.M$1]&amp;&quot; &quot;;&quot;&quot;);  IF(COUNTIF([.N$1:.N$1048576];[.A192]);[.N$1]&amp;&quot; &quot;;&quot;&quot;);  IF(COUNTIF([.O$1:.O$1048576];[.A192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Lien</text:p>
          </table:table-cell>
          <table:table-cell office:value-type="string" calcext:value-type="string">
            <text:p>Matthi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lliana</text:p>
          </table:table-cell>
          <table:table-cell table:formula="of:=IF(COUNTIF([.E$1:.E$1048576];[.A193]);&quot;w&quot;;&quot;m&quot;)" office:value-type="string" office:string-value="w" calcext:value-type="string">
            <text:p>w</text:p>
          </table:table-cell>
          <table:table-cell table:formula="of:=CONCATENATE(IF(COUNTIF([.H$1:.H$1048576];[.A193]);[.H$1]&amp;&quot; &quot;;&quot;&quot;);  IF(COUNTIF([.I$1:.I$1048576];[.A193]);[.I$1]&amp;&quot; &quot;;&quot;&quot;) ; IF(COUNTIF([.J$1:.J$1048576];[.A193]);[.J$1]&amp;&quot; &quot;;&quot;&quot;);  IF(COUNTIF([.K$1:.K$1048576];[.A193]);[.K$1]&amp;&quot; &quot;;&quot;&quot;)    ;  IF(COUNTIF([.L$1:.L$1048576];[.A193]);[.L$1]&amp;&quot; &quot;;&quot;&quot;);  IF(COUNTIF([.M$1:.M$1048576];[.A193]);[.M$1]&amp;&quot; &quot;;&quot;&quot;);  IF(COUNTIF([.N$1:.N$1048576];[.A193]);[.N$1]&amp;&quot; &quot;;&quot;&quot;);  IF(COUNTIF([.O$1:.O$1048576];[.A193]);[.O$1]&amp;&quot; &quot;;&quot;&quot;))" office:value-type="string" office:string-value="lateinisch westeuropäisch " calcext:value-type="string">
            <text:p>lateinisch westeuropäisch </text:p>
          </table:table-cell>
          <table:table-cell/>
          <table:table-cell office:value-type="string" calcext:value-type="string">
            <text:p>Lilli</text:p>
          </table:table-cell>
          <table:table-cell office:value-type="string" calcext:value-type="string">
            <text:p>Mauri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a</text:p>
          </table:table-cell>
          <table:table-cell table:formula="of:=IF(COUNTIF([.E$1:.E$1048576];[.A194]);&quot;w&quot;;&quot;m&quot;)" office:value-type="string" office:string-value="w" calcext:value-type="string">
            <text:p>w</text:p>
          </table:table-cell>
          <table:table-cell table:formula="of:=CONCATENATE(IF(COUNTIF([.H$1:.H$1048576];[.A194]);[.H$1]&amp;&quot; &quot;;&quot;&quot;);  IF(COUNTIF([.I$1:.I$1048576];[.A194]);[.I$1]&amp;&quot; &quot;;&quot;&quot;) ; IF(COUNTIF([.J$1:.J$1048576];[.A194]);[.J$1]&amp;&quot; &quot;;&quot;&quot;);  IF(COUNTIF([.K$1:.K$1048576];[.A194]);[.K$1]&amp;&quot; &quot;;&quot;&quot;)    ;  IF(COUNTIF([.L$1:.L$1048576];[.A194]);[.L$1]&amp;&quot; &quot;;&quot;&quot;);  IF(COUNTIF([.M$1:.M$1048576];[.A194]);[.M$1]&amp;&quot; &quot;;&quot;&quot;);  IF(COUNTIF([.N$1:.N$1048576];[.A194]);[.N$1]&amp;&quot; &quot;;&quot;&quot;);  IF(COUNTIF([.O$1:.O$1048576];[.A194]);[.O$1]&amp;&quot; &quot;;&quot;&quot;))" office:value-type="string" office:string-value="arabisch " calcext:value-type="string">
            <text:p>arabisch </text:p>
          </table:table-cell>
          <table:table-cell/>
          <table:table-cell office:value-type="string" calcext:value-type="string">
            <text:p>Lilliana</text:p>
          </table:table-cell>
          <table:table-cell office:value-type="string" calcext:value-type="string">
            <text:p>Mau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a</text:p>
          </table:table-cell>
          <table:table-cell table:formula="of:=IF(COUNTIF([.E$1:.E$1048576];[.A195]);&quot;w&quot;;&quot;m&quot;)" office:value-type="string" office:string-value="w" calcext:value-type="string">
            <text:p>w</text:p>
          </table:table-cell>
          <table:table-cell table:formula="of:=CONCATENATE(IF(COUNTIF([.H$1:.H$1048576];[.A195]);[.H$1]&amp;&quot; &quot;;&quot;&quot;);  IF(COUNTIF([.I$1:.I$1048576];[.A195]);[.I$1]&amp;&quot; &quot;;&quot;&quot;) ; IF(COUNTIF([.J$1:.J$1048576];[.A195]);[.J$1]&amp;&quot; &quot;;&quot;&quot;);  IF(COUNTIF([.K$1:.K$1048576];[.A195]);[.K$1]&amp;&quot; &quot;;&quot;&quot;)    ;  IF(COUNTIF([.L$1:.L$1048576];[.A195]);[.L$1]&amp;&quot; &quot;;&quot;&quot;);  IF(COUNTIF([.M$1:.M$1048576];[.A195]);[.M$1]&amp;&quot; &quot;;&quot;&quot;);  IF(COUNTIF([.N$1:.N$1048576];[.A195]);[.N$1]&amp;&quot; &quot;;&quot;&quot;);  IF(COUNTIF([.O$1:.O$1048576];[.A195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Lina</text:p>
          </table:table-cell>
          <table:table-cell office:value-type="string" calcext:value-type="string">
            <text:p>Ma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reen</text:p>
          </table:table-cell>
          <table:table-cell table:formula="of:=IF(COUNTIF([.E$1:.E$1048576];[.A196]);&quot;w&quot;;&quot;m&quot;)" office:value-type="string" office:string-value="w" calcext:value-type="string">
            <text:p>w</text:p>
          </table:table-cell>
          <table:table-cell table:formula="of:=CONCATENATE(IF(COUNTIF([.H$1:.H$1048576];[.A196]);[.H$1]&amp;&quot; &quot;;&quot;&quot;);  IF(COUNTIF([.I$1:.I$1048576];[.A196]);[.I$1]&amp;&quot; &quot;;&quot;&quot;) ; IF(COUNTIF([.J$1:.J$1048576];[.A196]);[.J$1]&amp;&quot; &quot;;&quot;&quot;);  IF(COUNTIF([.K$1:.K$1048576];[.A196]);[.K$1]&amp;&quot; &quot;;&quot;&quot;)    ;  IF(COUNTIF([.L$1:.L$1048576];[.A196]);[.L$1]&amp;&quot; &quot;;&quot;&quot;);  IF(COUNTIF([.M$1:.M$1048576];[.A196]);[.M$1]&amp;&quot; &quot;;&quot;&quot;);  IF(COUNTIF([.N$1:.N$1048576];[.A196]);[.N$1]&amp;&quot; &quot;;&quot;&quot;);  IF(COUNTIF([.O$1:.O$1048576];[.A196]);[.O$1]&amp;&quot; &quot;;&quot;&quot;))" office:value-type="string" office:string-value="lateinisch westeuropäisch " calcext:value-type="string">
            <text:p>lateinisch westeuropäisch </text:p>
          </table:table-cell>
          <table:table-cell/>
          <table:table-cell office:value-type="string" calcext:value-type="string">
            <text:p>Lisa</text:p>
          </table:table-cell>
          <table:table-cell office:value-type="string" calcext:value-type="string">
            <text:p>Maximili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isa</text:p>
          </table:table-cell>
          <table:table-cell table:formula="of:=IF(COUNTIF([.E$1:.E$1048576];[.A197]);&quot;w&quot;;&quot;m&quot;)" office:value-type="string" office:string-value="w" calcext:value-type="string">
            <text:p>w</text:p>
          </table:table-cell>
          <table:table-cell table:formula="of:=CONCATENATE(IF(COUNTIF([.H$1:.H$1048576];[.A197]);[.H$1]&amp;&quot; &quot;;&quot;&quot;);  IF(COUNTIF([.I$1:.I$1048576];[.A197]);[.I$1]&amp;&quot; &quot;;&quot;&quot;) ; IF(COUNTIF([.J$1:.J$1048576];[.A197]);[.J$1]&amp;&quot; &quot;;&quot;&quot;);  IF(COUNTIF([.K$1:.K$1048576];[.A197]);[.K$1]&amp;&quot; &quot;;&quot;&quot;)    ;  IF(COUNTIF([.L$1:.L$1048576];[.A197]);[.L$1]&amp;&quot; &quot;;&quot;&quot;);  IF(COUNTIF([.M$1:.M$1048576];[.A197]);[.M$1]&amp;&quot; &quot;;&quot;&quot;);  IF(COUNTIF([.N$1:.N$1048576];[.A197]);[.N$1]&amp;&quot; &quot;;&quot;&quot;);  IF(COUNTIF([.O$1:.O$1048576];[.A197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Loreen</text:p>
          </table:table-cell>
          <table:table-cell office:value-type="string" calcext:value-type="string">
            <text:p>Melchi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cia</text:p>
          </table:table-cell>
          <table:table-cell table:formula="of:=IF(COUNTIF([.E$1:.E$1048576];[.A198]);&quot;w&quot;;&quot;m&quot;)" office:value-type="string" office:string-value="w" calcext:value-type="string">
            <text:p>w</text:p>
          </table:table-cell>
          <table:table-cell table:formula="of:=CONCATENATE(IF(COUNTIF([.H$1:.H$1048576];[.A198]);[.H$1]&amp;&quot; &quot;;&quot;&quot;);  IF(COUNTIF([.I$1:.I$1048576];[.A198]);[.I$1]&amp;&quot; &quot;;&quot;&quot;) ; IF(COUNTIF([.J$1:.J$1048576];[.A198]);[.J$1]&amp;&quot; &quot;;&quot;&quot;);  IF(COUNTIF([.K$1:.K$1048576];[.A198]);[.K$1]&amp;&quot; &quot;;&quot;&quot;)    ;  IF(COUNTIF([.L$1:.L$1048576];[.A198]);[.L$1]&amp;&quot; &quot;;&quot;&quot;);  IF(COUNTIF([.M$1:.M$1048576];[.A198]);[.M$1]&amp;&quot; &quot;;&quot;&quot;);  IF(COUNTIF([.N$1:.N$1048576];[.A198]);[.N$1]&amp;&quot; &quot;;&quot;&quot;);  IF(COUNTIF([.O$1:.O$1048576];[.A198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Louisa</text:p>
          </table:table-cell>
          <table:table-cell office:value-type="string" calcext:value-type="string">
            <text:p>Melv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cy</text:p>
          </table:table-cell>
          <table:table-cell table:formula="of:=IF(COUNTIF([.E$1:.E$1048576];[.A199]);&quot;w&quot;;&quot;m&quot;)" office:value-type="string" office:string-value="w" calcext:value-type="string">
            <text:p>w</text:p>
          </table:table-cell>
          <table:table-cell table:formula="of:=CONCATENATE(IF(COUNTIF([.H$1:.H$1048576];[.A199]);[.H$1]&amp;&quot; &quot;;&quot;&quot;);  IF(COUNTIF([.I$1:.I$1048576];[.A199]);[.I$1]&amp;&quot; &quot;;&quot;&quot;) ; IF(COUNTIF([.J$1:.J$1048576];[.A199]);[.J$1]&amp;&quot; &quot;;&quot;&quot;);  IF(COUNTIF([.K$1:.K$1048576];[.A199]);[.K$1]&amp;&quot; &quot;;&quot;&quot;)    ;  IF(COUNTIF([.L$1:.L$1048576];[.A199]);[.L$1]&amp;&quot; &quot;;&quot;&quot;);  IF(COUNTIF([.M$1:.M$1048576];[.A199]);[.M$1]&amp;&quot; &quot;;&quot;&quot;);  IF(COUNTIF([.N$1:.N$1048576];[.A199]);[.N$1]&amp;&quot; &quot;;&quot;&quot;);  IF(COUNTIF([.O$1:.O$1048576];[.A199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Lucia</text:p>
          </table:table-cell>
          <table:table-cell office:value-type="string" calcext:value-type="string">
            <text:p>Merl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ise</text:p>
          </table:table-cell>
          <table:table-cell table:formula="of:=IF(COUNTIF([.E$1:.E$1048576];[.A200]);&quot;w&quot;;&quot;m&quot;)" office:value-type="string" office:string-value="w" calcext:value-type="string">
            <text:p>w</text:p>
          </table:table-cell>
          <table:table-cell table:formula="of:=CONCATENATE(IF(COUNTIF([.H$1:.H$1048576];[.A200]);[.H$1]&amp;&quot; &quot;;&quot;&quot;);  IF(COUNTIF([.I$1:.I$1048576];[.A200]);[.I$1]&amp;&quot; &quot;;&quot;&quot;) ; IF(COUNTIF([.J$1:.J$1048576];[.A200]);[.J$1]&amp;&quot; &quot;;&quot;&quot;);  IF(COUNTIF([.K$1:.K$1048576];[.A200]);[.K$1]&amp;&quot; &quot;;&quot;&quot;)    ;  IF(COUNTIF([.L$1:.L$1048576];[.A200]);[.L$1]&amp;&quot; &quot;;&quot;&quot;);  IF(COUNTIF([.M$1:.M$1048576];[.A200]);[.M$1]&amp;&quot; &quot;;&quot;&quot;);  IF(COUNTIF([.N$1:.N$1048576];[.A200]);[.N$1]&amp;&quot; &quot;;&quot;&quot;);  IF(COUNTIF([.O$1:.O$1048576];[.A200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Lucy</text:p>
          </table:table-cell>
          <table:table-cell office:value-type="string" calcext:value-type="string">
            <text:p>Micha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gdalena</text:p>
          </table:table-cell>
          <table:table-cell table:formula="of:=IF(COUNTIF([.E$1:.E$1048576];[.A201]);&quot;w&quot;;&quot;m&quot;)" office:value-type="string" office:string-value="w" calcext:value-type="string">
            <text:p>w</text:p>
          </table:table-cell>
          <table:table-cell table:formula="of:=CONCATENATE(IF(COUNTIF([.H$1:.H$1048576];[.A201]);[.H$1]&amp;&quot; &quot;;&quot;&quot;);  IF(COUNTIF([.I$1:.I$1048576];[.A201]);[.I$1]&amp;&quot; &quot;;&quot;&quot;) ; IF(COUNTIF([.J$1:.J$1048576];[.A201]);[.J$1]&amp;&quot; &quot;;&quot;&quot;);  IF(COUNTIF([.K$1:.K$1048576];[.A201]);[.K$1]&amp;&quot; &quot;;&quot;&quot;)    ;  IF(COUNTIF([.L$1:.L$1048576];[.A201]);[.L$1]&amp;&quot; &quot;;&quot;&quot;);  IF(COUNTIF([.M$1:.M$1048576];[.A201]);[.M$1]&amp;&quot; &quot;;&quot;&quot;);  IF(COUNTIF([.N$1:.N$1048576];[.A201]);[.N$1]&amp;&quot; &quot;;&quot;&quot;);  IF(COUNTIF([.O$1:.O$1048576];[.A201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Luise</text:p>
          </table:table-cell>
          <table:table-cell office:value-type="string" calcext:value-type="string">
            <text:p>Mich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ja</text:p>
          </table:table-cell>
          <table:table-cell table:formula="of:=IF(COUNTIF([.E$1:.E$1048576];[.A202]);&quot;w&quot;;&quot;m&quot;)" office:value-type="string" office:string-value="w" calcext:value-type="string">
            <text:p>w</text:p>
          </table:table-cell>
          <table:table-cell table:formula="of:=CONCATENATE(IF(COUNTIF([.H$1:.H$1048576];[.A202]);[.H$1]&amp;&quot; &quot;;&quot;&quot;);  IF(COUNTIF([.I$1:.I$1048576];[.A202]);[.I$1]&amp;&quot; &quot;;&quot;&quot;) ; IF(COUNTIF([.J$1:.J$1048576];[.A202]);[.J$1]&amp;&quot; &quot;;&quot;&quot;);  IF(COUNTIF([.K$1:.K$1048576];[.A202]);[.K$1]&amp;&quot; &quot;;&quot;&quot;)    ;  IF(COUNTIF([.L$1:.L$1048576];[.A202]);[.L$1]&amp;&quot; &quot;;&quot;&quot;);  IF(COUNTIF([.M$1:.M$1048576];[.A202]);[.M$1]&amp;&quot; &quot;;&quot;&quot;);  IF(COUNTIF([.N$1:.N$1048576];[.A202]);[.N$1]&amp;&quot; &quot;;&quot;&quot;);  IF(COUNTIF([.O$1:.O$1048576];[.A202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Magdalena</text:p>
          </table:table-cell>
          <table:table-cell office:value-type="string" calcext:value-type="string">
            <text:p>Mi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ala</text:p>
          </table:table-cell>
          <table:table-cell table:formula="of:=IF(COUNTIF([.E$1:.E$1048576];[.A203]);&quot;w&quot;;&quot;m&quot;)" office:value-type="string" office:string-value="w" calcext:value-type="string">
            <text:p>w</text:p>
          </table:table-cell>
          <table:table-cell table:formula="of:=CONCATENATE(IF(COUNTIF([.H$1:.H$1048576];[.A203]);[.H$1]&amp;&quot; &quot;;&quot;&quot;);  IF(COUNTIF([.I$1:.I$1048576];[.A203]);[.I$1]&amp;&quot; &quot;;&quot;&quot;) ; IF(COUNTIF([.J$1:.J$1048576];[.A203]);[.J$1]&amp;&quot; &quot;;&quot;&quot;);  IF(COUNTIF([.K$1:.K$1048576];[.A203]);[.K$1]&amp;&quot; &quot;;&quot;&quot;)    ;  IF(COUNTIF([.L$1:.L$1048576];[.A203]);[.L$1]&amp;&quot; &quot;;&quot;&quot;);  IF(COUNTIF([.M$1:.M$1048576];[.A203]);[.M$1]&amp;&quot; &quot;;&quot;&quot;);  IF(COUNTIF([.N$1:.N$1048576];[.A203]);[.N$1]&amp;&quot; &quot;;&quot;&quot;);  IF(COUNTIF([.O$1:.O$1048576];[.A203]);[.O$1]&amp;&quot; &quot;;&quot;&quot;))" office:value-type="string" office:string-value="arabisch " calcext:value-type="string">
            <text:p>arabisch </text:p>
          </table:table-cell>
          <table:table-cell/>
          <table:table-cell office:value-type="string" calcext:value-type="string">
            <text:p>Maja</text:p>
          </table:table-cell>
          <table:table-cell office:value-type="string" calcext:value-type="string">
            <text:p>Mil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ia</text:p>
          </table:table-cell>
          <table:table-cell table:formula="of:=IF(COUNTIF([.E$1:.E$1048576];[.A204]);&quot;w&quot;;&quot;m&quot;)" office:value-type="string" office:string-value="w" calcext:value-type="string">
            <text:p>w</text:p>
          </table:table-cell>
          <table:table-cell table:formula="of:=CONCATENATE(IF(COUNTIF([.H$1:.H$1048576];[.A204]);[.H$1]&amp;&quot; &quot;;&quot;&quot;);  IF(COUNTIF([.I$1:.I$1048576];[.A204]);[.I$1]&amp;&quot; &quot;;&quot;&quot;) ; IF(COUNTIF([.J$1:.J$1048576];[.A204]);[.J$1]&amp;&quot; &quot;;&quot;&quot;);  IF(COUNTIF([.K$1:.K$1048576];[.A204]);[.K$1]&amp;&quot; &quot;;&quot;&quot;)    ;  IF(COUNTIF([.L$1:.L$1048576];[.A204]);[.L$1]&amp;&quot; &quot;;&quot;&quot;);  IF(COUNTIF([.M$1:.M$1048576];[.A204]);[.M$1]&amp;&quot; &quot;;&quot;&quot;);  IF(COUNTIF([.N$1:.N$1048576];[.A204]);[.N$1]&amp;&quot; &quot;;&quot;&quot;);  IF(COUNTIF([.O$1:.O$1048576];[.A204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Malala</text:p>
          </table:table-cell>
          <table:table-cell office:value-type="string" calcext:value-type="string">
            <text:p>Morit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in</text:p>
          </table:table-cell>
          <table:table-cell table:formula="of:=IF(COUNTIF([.E$1:.E$1048576];[.A205]);&quot;w&quot;;&quot;m&quot;)" office:value-type="string" office:string-value="w" calcext:value-type="string">
            <text:p>w</text:p>
          </table:table-cell>
          <table:table-cell table:formula="of:=CONCATENATE(IF(COUNTIF([.H$1:.H$1048576];[.A205]);[.H$1]&amp;&quot; &quot;;&quot;&quot;);  IF(COUNTIF([.I$1:.I$1048576];[.A205]);[.I$1]&amp;&quot; &quot;;&quot;&quot;) ; IF(COUNTIF([.J$1:.J$1048576];[.A205]);[.J$1]&amp;&quot; &quot;;&quot;&quot;);  IF(COUNTIF([.K$1:.K$1048576];[.A205]);[.K$1]&amp;&quot; &quot;;&quot;&quot;)    ;  IF(COUNTIF([.L$1:.L$1048576];[.A205]);[.L$1]&amp;&quot; &quot;;&quot;&quot;);  IF(COUNTIF([.M$1:.M$1048576];[.A205]);[.M$1]&amp;&quot; &quot;;&quot;&quot;);  IF(COUNTIF([.N$1:.N$1048576];[.A205]);[.N$1]&amp;&quot; &quot;;&quot;&quot;);  IF(COUNTIF([.O$1:.O$1048576];[.A205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Malia</text:p>
          </table:table-cell>
          <table:table-cell office:value-type="string" calcext:value-type="string">
            <text:p>Nath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ou</text:p>
          </table:table-cell>
          <table:table-cell table:formula="of:=IF(COUNTIF([.E$1:.E$1048576];[.A206]);&quot;w&quot;;&quot;m&quot;)" office:value-type="string" office:string-value="w" calcext:value-type="string">
            <text:p>w</text:p>
          </table:table-cell>
          <table:table-cell table:formula="of:=CONCATENATE(IF(COUNTIF([.H$1:.H$1048576];[.A206]);[.H$1]&amp;&quot; &quot;;&quot;&quot;);  IF(COUNTIF([.I$1:.I$1048576];[.A206]);[.I$1]&amp;&quot; &quot;;&quot;&quot;) ; IF(COUNTIF([.J$1:.J$1048576];[.A206]);[.J$1]&amp;&quot; &quot;;&quot;&quot;);  IF(COUNTIF([.K$1:.K$1048576];[.A206]);[.K$1]&amp;&quot; &quot;;&quot;&quot;)    ;  IF(COUNTIF([.L$1:.L$1048576];[.A206]);[.L$1]&amp;&quot; &quot;;&quot;&quot;);  IF(COUNTIF([.M$1:.M$1048576];[.A206]);[.M$1]&amp;&quot; &quot;;&quot;&quot;);  IF(COUNTIF([.N$1:.N$1048576];[.A206]);[.N$1]&amp;&quot; &quot;;&quot;&quot;);  IF(COUNTIF([.O$1:.O$1048576];[.A206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Malin</text:p>
          </table:table-cell>
          <table:table-cell office:value-type="string" calcext:value-type="string">
            <text:p>Nem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dy</text:p>
          </table:table-cell>
          <table:table-cell table:formula="of:=IF(COUNTIF([.E$1:.E$1048576];[.A207]);&quot;w&quot;;&quot;m&quot;)" office:value-type="string" office:string-value="w" calcext:value-type="string">
            <text:p>w</text:p>
          </table:table-cell>
          <table:table-cell table:formula="of:=CONCATENATE(IF(COUNTIF([.H$1:.H$1048576];[.A207]);[.H$1]&amp;&quot; &quot;;&quot;&quot;);  IF(COUNTIF([.I$1:.I$1048576];[.A207]);[.I$1]&amp;&quot; &quot;;&quot;&quot;) ; IF(COUNTIF([.J$1:.J$1048576];[.A207]);[.J$1]&amp;&quot; &quot;;&quot;&quot;);  IF(COUNTIF([.K$1:.K$1048576];[.A207]);[.K$1]&amp;&quot; &quot;;&quot;&quot;)    ;  IF(COUNTIF([.L$1:.L$1048576];[.A207]);[.L$1]&amp;&quot; &quot;;&quot;&quot;);  IF(COUNTIF([.M$1:.M$1048576];[.A207]);[.M$1]&amp;&quot; &quot;;&quot;&quot;);  IF(COUNTIF([.N$1:.N$1048576];[.A207]);[.N$1]&amp;&quot; &quot;;&quot;&quot;);  IF(COUNTIF([.O$1:.O$1048576];[.A207]);[.O$1]&amp;&quot; &quot;;&quot;&quot;))" office:value-type="string" office:string-value="lateinisch westeuropäisch " calcext:value-type="string">
            <text:p>lateinisch westeuropäisch </text:p>
          </table:table-cell>
          <table:table-cell/>
          <table:table-cell office:value-type="string" calcext:value-type="string">
            <text:p>Malou</text:p>
          </table:table-cell>
          <table:table-cell office:value-type="string" calcext:value-type="string">
            <text:p>Nikola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ila</text:p>
          </table:table-cell>
          <table:table-cell table:formula="of:=IF(COUNTIF([.E$1:.E$1048576];[.A208]);&quot;w&quot;;&quot;m&quot;)" office:value-type="string" office:string-value="w" calcext:value-type="string">
            <text:p>w</text:p>
          </table:table-cell>
          <table:table-cell table:formula="of:=CONCATENATE(IF(COUNTIF([.H$1:.H$1048576];[.A208]);[.H$1]&amp;&quot; &quot;;&quot;&quot;);  IF(COUNTIF([.I$1:.I$1048576];[.A208]);[.I$1]&amp;&quot; &quot;;&quot;&quot;) ; IF(COUNTIF([.J$1:.J$1048576];[.A208]);[.J$1]&amp;&quot; &quot;;&quot;&quot;);  IF(COUNTIF([.K$1:.K$1048576];[.A208]);[.K$1]&amp;&quot; &quot;;&quot;&quot;)    ;  IF(COUNTIF([.L$1:.L$1048576];[.A208]);[.L$1]&amp;&quot; &quot;;&quot;&quot;);  IF(COUNTIF([.M$1:.M$1048576];[.A208]);[.M$1]&amp;&quot; &quot;;&quot;&quot;);  IF(COUNTIF([.N$1:.N$1048576];[.A208]);[.N$1]&amp;&quot; &quot;;&quot;&quot;);  IF(COUNTIF([.O$1:.O$1048576];[.A208]);[.O$1]&amp;&quot; &quot;;&quot;&quot;))" office:value-type="string" office:string-value="asiatisch " calcext:value-type="string">
            <text:p>asiatisch </text:p>
          </table:table-cell>
          <table:table-cell/>
          <table:table-cell office:value-type="string" calcext:value-type="string">
            <text:p>Mandy</text:p>
          </table:table-cell>
          <table:table-cell office:value-type="string" calcext:value-type="string">
            <text:p>Nil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uela</text:p>
          </table:table-cell>
          <table:table-cell table:formula="of:=IF(COUNTIF([.E$1:.E$1048576];[.A209]);&quot;w&quot;;&quot;m&quot;)" office:value-type="string" office:string-value="w" calcext:value-type="string">
            <text:p>w</text:p>
          </table:table-cell>
          <table:table-cell table:formula="of:=CONCATENATE(IF(COUNTIF([.H$1:.H$1048576];[.A209]);[.H$1]&amp;&quot; &quot;;&quot;&quot;);  IF(COUNTIF([.I$1:.I$1048576];[.A209]);[.I$1]&amp;&quot; &quot;;&quot;&quot;) ; IF(COUNTIF([.J$1:.J$1048576];[.A209]);[.J$1]&amp;&quot; &quot;;&quot;&quot;);  IF(COUNTIF([.K$1:.K$1048576];[.A209]);[.K$1]&amp;&quot; &quot;;&quot;&quot;)    ;  IF(COUNTIF([.L$1:.L$1048576];[.A209]);[.L$1]&amp;&quot; &quot;;&quot;&quot;);  IF(COUNTIF([.M$1:.M$1048576];[.A209]);[.M$1]&amp;&quot; &quot;;&quot;&quot;);  IF(COUNTIF([.N$1:.N$1048576];[.A209]);[.N$1]&amp;&quot; &quot;;&quot;&quot;);  IF(COUNTIF([.O$1:.O$1048576];[.A209]);[.O$1]&amp;&quot; &quot;;&quot;&quot;))" office:value-type="string" office:string-value="hebräisch westeuropäisch " calcext:value-type="string">
            <text:p>hebräisch westeuropäisch </text:p>
          </table:table-cell>
          <table:table-cell/>
          <table:table-cell office:value-type="string" calcext:value-type="string">
            <text:p>Manila</text:p>
          </table:table-cell>
          <table:table-cell office:value-type="string" calcext:value-type="string">
            <text:p>Noa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a</text:p>
          </table:table-cell>
          <table:table-cell table:formula="of:=IF(COUNTIF([.E$1:.E$1048576];[.A210]);&quot;w&quot;;&quot;m&quot;)" office:value-type="string" office:string-value="w" calcext:value-type="string">
            <text:p>w</text:p>
          </table:table-cell>
          <table:table-cell table:formula="of:=CONCATENATE(IF(COUNTIF([.H$1:.H$1048576];[.A210]);[.H$1]&amp;&quot; &quot;;&quot;&quot;);  IF(COUNTIF([.I$1:.I$1048576];[.A210]);[.I$1]&amp;&quot; &quot;;&quot;&quot;) ; IF(COUNTIF([.J$1:.J$1048576];[.A210]);[.J$1]&amp;&quot; &quot;;&quot;&quot;);  IF(COUNTIF([.K$1:.K$1048576];[.A210]);[.K$1]&amp;&quot; &quot;;&quot;&quot;)    ;  IF(COUNTIF([.L$1:.L$1048576];[.A210]);[.L$1]&amp;&quot; &quot;;&quot;&quot;);  IF(COUNTIF([.M$1:.M$1048576];[.A210]);[.M$1]&amp;&quot; &quot;;&quot;&quot;);  IF(COUNTIF([.N$1:.N$1048576];[.A210]);[.N$1]&amp;&quot; &quot;;&quot;&quot;);  IF(COUNTIF([.O$1:.O$1048576];[.A210]);[.O$1]&amp;&quot; &quot;;&quot;&quot;))" office:value-type="string" office:string-value="hebräisch nordisch " calcext:value-type="string">
            <text:p>hebräisch nordisch </text:p>
          </table:table-cell>
          <table:table-cell/>
          <table:table-cell office:value-type="string" calcext:value-type="string">
            <text:p>Manuela</text:p>
          </table:table-cell>
          <table:table-cell office:value-type="string" calcext:value-type="string">
            <text:p>No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en</text:p>
          </table:table-cell>
          <table:table-cell table:formula="of:=IF(COUNTIF([.E$1:.E$1048576];[.A211]);&quot;w&quot;;&quot;m&quot;)" office:value-type="string" office:string-value="w" calcext:value-type="string">
            <text:p>w</text:p>
          </table:table-cell>
          <table:table-cell table:formula="of:=CONCATENATE(IF(COUNTIF([.H$1:.H$1048576];[.A211]);[.H$1]&amp;&quot; &quot;;&quot;&quot;);  IF(COUNTIF([.I$1:.I$1048576];[.A211]);[.I$1]&amp;&quot; &quot;;&quot;&quot;) ; IF(COUNTIF([.J$1:.J$1048576];[.A211]);[.J$1]&amp;&quot; &quot;;&quot;&quot;);  IF(COUNTIF([.K$1:.K$1048576];[.A211]);[.K$1]&amp;&quot; &quot;;&quot;&quot;)    ;  IF(COUNTIF([.L$1:.L$1048576];[.A211]);[.L$1]&amp;&quot; &quot;;&quot;&quot;);  IF(COUNTIF([.M$1:.M$1048576];[.A211]);[.M$1]&amp;&quot; &quot;;&quot;&quot;);  IF(COUNTIF([.N$1:.N$1048576];[.A211]);[.N$1]&amp;&quot; &quot;;&quot;&quot;);  IF(COUNTIF([.O$1:.O$1048576];[.A211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Mara</text:p>
          </table:table-cell>
          <table:table-cell office:value-type="string" calcext:value-type="string">
            <text:p>Od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git</text:p>
          </table:table-cell>
          <table:table-cell table:formula="of:=IF(COUNTIF([.E$1:.E$1048576];[.A212]);&quot;w&quot;;&quot;m&quot;)" office:value-type="string" office:string-value="w" calcext:value-type="string">
            <text:p>w</text:p>
          </table:table-cell>
          <table:table-cell table:formula="of:=CONCATENATE(IF(COUNTIF([.H$1:.H$1048576];[.A212]);[.H$1]&amp;&quot; &quot;;&quot;&quot;);  IF(COUNTIF([.I$1:.I$1048576];[.A212]);[.I$1]&amp;&quot; &quot;;&quot;&quot;) ; IF(COUNTIF([.J$1:.J$1048576];[.A212]);[.J$1]&amp;&quot; &quot;;&quot;&quot;);  IF(COUNTIF([.K$1:.K$1048576];[.A212]);[.K$1]&amp;&quot; &quot;;&quot;&quot;)    ;  IF(COUNTIF([.L$1:.L$1048576];[.A212]);[.L$1]&amp;&quot; &quot;;&quot;&quot;);  IF(COUNTIF([.M$1:.M$1048576];[.A212]);[.M$1]&amp;&quot; &quot;;&quot;&quot;);  IF(COUNTIF([.N$1:.N$1048576];[.A212]);[.N$1]&amp;&quot; &quot;;&quot;&quot;);  IF(COUNTIF([.O$1:.O$1048576];[.A212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Maren</text:p>
          </table:table-cell>
          <table:table-cell office:value-type="string" calcext:value-type="string">
            <text:p>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a</text:p>
          </table:table-cell>
          <table:table-cell table:formula="of:=IF(COUNTIF([.E$1:.E$1048576];[.A213]);&quot;w&quot;;&quot;m&quot;)" office:value-type="string" office:string-value="w" calcext:value-type="string">
            <text:p>w</text:p>
          </table:table-cell>
          <table:table-cell table:formula="of:=CONCATENATE(IF(COUNTIF([.H$1:.H$1048576];[.A213]);[.H$1]&amp;&quot; &quot;;&quot;&quot;);  IF(COUNTIF([.I$1:.I$1048576];[.A213]);[.I$1]&amp;&quot; &quot;;&quot;&quot;) ; IF(COUNTIF([.J$1:.J$1048576];[.A213]);[.J$1]&amp;&quot; &quot;;&quot;&quot;);  IF(COUNTIF([.K$1:.K$1048576];[.A213]);[.K$1]&amp;&quot; &quot;;&quot;&quot;)    ;  IF(COUNTIF([.L$1:.L$1048576];[.A213]);[.L$1]&amp;&quot; &quot;;&quot;&quot;);  IF(COUNTIF([.M$1:.M$1048576];[.A213]);[.M$1]&amp;&quot; &quot;;&quot;&quot;);  IF(COUNTIF([.N$1:.N$1048576];[.A213]);[.N$1]&amp;&quot; &quot;;&quot;&quot;);  IF(COUNTIF([.O$1:.O$1048576];[.A213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Margit</text:p>
          </table:table-cell>
          <table:table-cell office:value-type="string" calcext:value-type="string">
            <text:p>Oktavi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ana</text:p>
          </table:table-cell>
          <table:table-cell table:formula="of:=IF(COUNTIF([.E$1:.E$1048576];[.A214]);&quot;w&quot;;&quot;m&quot;)" office:value-type="string" office:string-value="w" calcext:value-type="string">
            <text:p>w</text:p>
          </table:table-cell>
          <table:table-cell table:formula="of:=CONCATENATE(IF(COUNTIF([.H$1:.H$1048576];[.A214]);[.H$1]&amp;&quot; &quot;;&quot;&quot;);  IF(COUNTIF([.I$1:.I$1048576];[.A214]);[.I$1]&amp;&quot; &quot;;&quot;&quot;) ; IF(COUNTIF([.J$1:.J$1048576];[.A214]);[.J$1]&amp;&quot; &quot;;&quot;&quot;);  IF(COUNTIF([.K$1:.K$1048576];[.A214]);[.K$1]&amp;&quot; &quot;;&quot;&quot;)    ;  IF(COUNTIF([.L$1:.L$1048576];[.A214]);[.L$1]&amp;&quot; &quot;;&quot;&quot;);  IF(COUNTIF([.M$1:.M$1048576];[.A214]);[.M$1]&amp;&quot; &quot;;&quot;&quot;);  IF(COUNTIF([.N$1:.N$1048576];[.A214]);[.N$1]&amp;&quot; &quot;;&quot;&quot;);  IF(COUNTIF([.O$1:.O$1048576];[.A214]);[.O$1]&amp;&quot; &quot;;&quot;&quot;))" office:value-type="string" office:string-value="hebräisch westeuropäisch " calcext:value-type="string">
            <text:p>hebräisch westeuropäisch </text:p>
          </table:table-cell>
          <table:table-cell/>
          <table:table-cell office:value-type="string" calcext:value-type="string">
            <text:p>Maria</text:p>
          </table:table-cell>
          <table:table-cell office:value-type="string" calcext:value-type="string">
            <text:p>Ola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e</text:p>
          </table:table-cell>
          <table:table-cell table:formula="of:=IF(COUNTIF([.E$1:.E$1048576];[.A215]);&quot;w&quot;;&quot;m&quot;)" office:value-type="string" office:string-value="w" calcext:value-type="string">
            <text:p>w</text:p>
          </table:table-cell>
          <table:table-cell table:formula="of:=CONCATENATE(IF(COUNTIF([.H$1:.H$1048576];[.A215]);[.H$1]&amp;&quot; &quot;;&quot;&quot;);  IF(COUNTIF([.I$1:.I$1048576];[.A215]);[.I$1]&amp;&quot; &quot;;&quot;&quot;) ; IF(COUNTIF([.J$1:.J$1048576];[.A215]);[.J$1]&amp;&quot; &quot;;&quot;&quot;);  IF(COUNTIF([.K$1:.K$1048576];[.A215]);[.K$1]&amp;&quot; &quot;;&quot;&quot;)    ;  IF(COUNTIF([.L$1:.L$1048576];[.A215]);[.L$1]&amp;&quot; &quot;;&quot;&quot;);  IF(COUNTIF([.M$1:.M$1048576];[.A215]);[.M$1]&amp;&quot; &quot;;&quot;&quot;);  IF(COUNTIF([.N$1:.N$1048576];[.A215]);[.N$1]&amp;&quot; &quot;;&quot;&quot;);  IF(COUNTIF([.O$1:.O$1048576];[.A215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Mariana</text:p>
          </table:table-cell>
          <table:table-cell office:value-type="string" calcext:value-type="string">
            <text:p>Olav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ella</text:p>
          </table:table-cell>
          <table:table-cell table:formula="of:=IF(COUNTIF([.E$1:.E$1048576];[.A216]);&quot;w&quot;;&quot;m&quot;)" office:value-type="string" office:string-value="w" calcext:value-type="string">
            <text:p>w</text:p>
          </table:table-cell>
          <table:table-cell table:formula="of:=CONCATENATE(IF(COUNTIF([.H$1:.H$1048576];[.A216]);[.H$1]&amp;&quot; &quot;;&quot;&quot;);  IF(COUNTIF([.I$1:.I$1048576];[.A216]);[.I$1]&amp;&quot; &quot;;&quot;&quot;) ; IF(COUNTIF([.J$1:.J$1048576];[.A216]);[.J$1]&amp;&quot; &quot;;&quot;&quot;);  IF(COUNTIF([.K$1:.K$1048576];[.A216]);[.K$1]&amp;&quot; &quot;;&quot;&quot;)    ;  IF(COUNTIF([.L$1:.L$1048576];[.A216]);[.L$1]&amp;&quot; &quot;;&quot;&quot;);  IF(COUNTIF([.M$1:.M$1048576];[.A216]);[.M$1]&amp;&quot; &quot;;&quot;&quot;);  IF(COUNTIF([.N$1:.N$1048576];[.A216]);[.N$1]&amp;&quot; &quot;;&quot;&quot;);  IF(COUNTIF([.O$1:.O$1048576];[.A216]);[.O$1]&amp;&quot; &quot;;&quot;&quot;))" office:value-type="string" office:string-value="hebräisch südeuropäisch " calcext:value-type="string">
            <text:p>hebräisch südeuropäisch </text:p>
          </table:table-cell>
          <table:table-cell/>
          <table:table-cell office:value-type="string" calcext:value-type="string">
            <text:p>Marie</text:p>
          </table:table-cell>
          <table:table-cell office:value-type="string" calcext:value-type="string">
            <text:p>O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na</text:p>
          </table:table-cell>
          <table:table-cell table:formula="of:=IF(COUNTIF([.E$1:.E$1048576];[.A217]);&quot;w&quot;;&quot;m&quot;)" office:value-type="string" office:string-value="w" calcext:value-type="string">
            <text:p>w</text:p>
          </table:table-cell>
          <table:table-cell table:formula="of:=CONCATENATE(IF(COUNTIF([.H$1:.H$1048576];[.A217]);[.H$1]&amp;&quot; &quot;;&quot;&quot;);  IF(COUNTIF([.I$1:.I$1048576];[.A217]);[.I$1]&amp;&quot; &quot;;&quot;&quot;) ; IF(COUNTIF([.J$1:.J$1048576];[.A217]);[.J$1]&amp;&quot; &quot;;&quot;&quot;);  IF(COUNTIF([.K$1:.K$1048576];[.A217]);[.K$1]&amp;&quot; &quot;;&quot;&quot;)    ;  IF(COUNTIF([.L$1:.L$1048576];[.A217]);[.L$1]&amp;&quot; &quot;;&quot;&quot;);  IF(COUNTIF([.M$1:.M$1048576];[.A217]);[.M$1]&amp;&quot; &quot;;&quot;&quot;);  IF(COUNTIF([.N$1:.N$1048576];[.A217]);[.N$1]&amp;&quot; &quot;;&quot;&quot;);  IF(COUNTIF([.O$1:.O$1048576];[.A217]);[.O$1]&amp;&quot; &quot;;&quot;&quot;))" office:value-type="string" office:string-value="lateinisch südeuropäisch westeuropäisch " calcext:value-type="string">
            <text:p>lateinisch südeuropäisch westeuropäisch </text:p>
          </table:table-cell>
          <table:table-cell/>
          <table:table-cell office:value-type="string" calcext:value-type="string">
            <text:p>Mariella</text:p>
          </table:table-cell>
          <table:table-cell office:value-type="string" calcext:value-type="string">
            <text:p>Ol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on</text:p>
          </table:table-cell>
          <table:table-cell table:formula="of:=IF(COUNTIF([.E$1:.E$1048576];[.A218]);&quot;w&quot;;&quot;m&quot;)" office:value-type="string" office:string-value="w" calcext:value-type="string">
            <text:p>w</text:p>
          </table:table-cell>
          <table:table-cell table:formula="of:=CONCATENATE(IF(COUNTIF([.H$1:.H$1048576];[.A218]);[.H$1]&amp;&quot; &quot;;&quot;&quot;);  IF(COUNTIF([.I$1:.I$1048576];[.A218]);[.I$1]&amp;&quot; &quot;;&quot;&quot;) ; IF(COUNTIF([.J$1:.J$1048576];[.A218]);[.J$1]&amp;&quot; &quot;;&quot;&quot;);  IF(COUNTIF([.K$1:.K$1048576];[.A218]);[.K$1]&amp;&quot; &quot;;&quot;&quot;)    ;  IF(COUNTIF([.L$1:.L$1048576];[.A218]);[.L$1]&amp;&quot; &quot;;&quot;&quot;);  IF(COUNTIF([.M$1:.M$1048576];[.A218]);[.M$1]&amp;&quot; &quot;;&quot;&quot;);  IF(COUNTIF([.N$1:.N$1048576];[.A218]);[.N$1]&amp;&quot; &quot;;&quot;&quot;);  IF(COUNTIF([.O$1:.O$1048576];[.A218]);[.O$1]&amp;&quot; &quot;;&quot;&quot;))" office:value-type="string" office:string-value="hebräisch südeuropäisch westeuropäisch " calcext:value-type="string">
            <text:p>hebräisch südeuropäisch westeuropäisch </text:p>
          </table:table-cell>
          <table:table-cell/>
          <table:table-cell office:value-type="string" calcext:value-type="string">
            <text:p>Marina</text:p>
          </table:table-cell>
          <table:table-cell office:value-type="string" calcext:value-type="string">
            <text:p>Ol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ssa</text:p>
          </table:table-cell>
          <table:table-cell table:formula="of:=IF(COUNTIF([.E$1:.E$1048576];[.A219]);&quot;w&quot;;&quot;m&quot;)" office:value-type="string" office:string-value="w" calcext:value-type="string">
            <text:p>w</text:p>
          </table:table-cell>
          <table:table-cell table:formula="of:=CONCATENATE(IF(COUNTIF([.H$1:.H$1048576];[.A219]);[.H$1]&amp;&quot; &quot;;&quot;&quot;);  IF(COUNTIF([.I$1:.I$1048576];[.A219]);[.I$1]&amp;&quot; &quot;;&quot;&quot;) ; IF(COUNTIF([.J$1:.J$1048576];[.A219]);[.J$1]&amp;&quot; &quot;;&quot;&quot;);  IF(COUNTIF([.K$1:.K$1048576];[.A219]);[.K$1]&amp;&quot; &quot;;&quot;&quot;)    ;  IF(COUNTIF([.L$1:.L$1048576];[.A219]);[.L$1]&amp;&quot; &quot;;&quot;&quot;);  IF(COUNTIF([.M$1:.M$1048576];[.A219]);[.M$1]&amp;&quot; &quot;;&quot;&quot;);  IF(COUNTIF([.N$1:.N$1048576];[.A219]);[.N$1]&amp;&quot; &quot;;&quot;&quot;);  IF(COUNTIF([.O$1:.O$1048576];[.A219]);[.O$1]&amp;&quot; &quot;;&quot;&quot;))" office:value-type="string" office:string-value="hebräisch südeuropäisch westeuropäisch " calcext:value-type="string">
            <text:p>hebräisch südeuropäisch westeuropäisch </text:p>
          </table:table-cell>
          <table:table-cell/>
          <table:table-cell office:value-type="string" calcext:value-type="string">
            <text:p>Marion</text:p>
          </table:table-cell>
          <table:table-cell office:value-type="string" calcext:value-type="string">
            <text:p>Ol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t</text:p>
          </table:table-cell>
          <table:table-cell table:formula="of:=IF(COUNTIF([.E$1:.E$1048576];[.A220]);&quot;w&quot;;&quot;m&quot;)" office:value-type="string" office:string-value="w" calcext:value-type="string">
            <text:p>w</text:p>
          </table:table-cell>
          <table:table-cell table:formula="of:=CONCATENATE(IF(COUNTIF([.H$1:.H$1048576];[.A220]);[.H$1]&amp;&quot; &quot;;&quot;&quot;);  IF(COUNTIF([.I$1:.I$1048576];[.A220]);[.I$1]&amp;&quot; &quot;;&quot;&quot;) ; IF(COUNTIF([.J$1:.J$1048576];[.A220]);[.J$1]&amp;&quot; &quot;;&quot;&quot;);  IF(COUNTIF([.K$1:.K$1048576];[.A220]);[.K$1]&amp;&quot; &quot;;&quot;&quot;)    ;  IF(COUNTIF([.L$1:.L$1048576];[.A220]);[.L$1]&amp;&quot; &quot;;&quot;&quot;);  IF(COUNTIF([.M$1:.M$1048576];[.A220]);[.M$1]&amp;&quot; &quot;;&quot;&quot;);  IF(COUNTIF([.N$1:.N$1048576];[.A220]);[.N$1]&amp;&quot; &quot;;&quot;&quot;);  IF(COUNTIF([.O$1:.O$1048576];[.A220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Marissa</text:p>
          </table:table-cell>
          <table:table-cell office:value-type="string" calcext:value-type="string">
            <text:p>Oliv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lene</text:p>
          </table:table-cell>
          <table:table-cell table:formula="of:=IF(COUNTIF([.E$1:.E$1048576];[.A221]);&quot;w&quot;;&quot;m&quot;)" office:value-type="string" office:string-value="w" calcext:value-type="string">
            <text:p>w</text:p>
          </table:table-cell>
          <table:table-cell table:formula="of:=CONCATENATE(IF(COUNTIF([.H$1:.H$1048576];[.A221]);[.H$1]&amp;&quot; &quot;;&quot;&quot;);  IF(COUNTIF([.I$1:.I$1048576];[.A221]);[.I$1]&amp;&quot; &quot;;&quot;&quot;) ; IF(COUNTIF([.J$1:.J$1048576];[.A221]);[.J$1]&amp;&quot; &quot;;&quot;&quot;);  IF(COUNTIF([.K$1:.K$1048576];[.A221]);[.K$1]&amp;&quot; &quot;;&quot;&quot;)    ;  IF(COUNTIF([.L$1:.L$1048576];[.A221]);[.L$1]&amp;&quot; &quot;;&quot;&quot;);  IF(COUNTIF([.M$1:.M$1048576];[.A221]);[.M$1]&amp;&quot; &quot;;&quot;&quot;);  IF(COUNTIF([.N$1:.N$1048576];[.A221]);[.N$1]&amp;&quot; &quot;;&quot;&quot;);  IF(COUNTIF([.O$1:.O$1048576];[.A221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Marit</text:p>
          </table:table-cell>
          <table:table-cell office:value-type="string" calcext:value-type="string">
            <text:p>O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y-Lou</text:p>
          </table:table-cell>
          <table:table-cell table:formula="of:=IF(COUNTIF([.E$1:.E$1048576];[.A222]);&quot;w&quot;;&quot;m&quot;)" office:value-type="string" office:string-value="w" calcext:value-type="string">
            <text:p>w</text:p>
          </table:table-cell>
          <table:table-cell table:formula="of:=CONCATENATE(IF(COUNTIF([.H$1:.H$1048576];[.A222]);[.H$1]&amp;&quot; &quot;;&quot;&quot;);  IF(COUNTIF([.I$1:.I$1048576];[.A222]);[.I$1]&amp;&quot; &quot;;&quot;&quot;) ; IF(COUNTIF([.J$1:.J$1048576];[.A222]);[.J$1]&amp;&quot; &quot;;&quot;&quot;);  IF(COUNTIF([.K$1:.K$1048576];[.A222]);[.K$1]&amp;&quot; &quot;;&quot;&quot;)    ;  IF(COUNTIF([.L$1:.L$1048576];[.A222]);[.L$1]&amp;&quot; &quot;;&quot;&quot;);  IF(COUNTIF([.M$1:.M$1048576];[.A222]);[.M$1]&amp;&quot; &quot;;&quot;&quot;);  IF(COUNTIF([.N$1:.N$1048576];[.A222]);[.N$1]&amp;&quot; &quot;;&quot;&quot;);  IF(COUNTIF([.O$1:.O$1048576];[.A222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Marlene</text:p>
          </table:table-cell>
          <table:table-cell office:value-type="string" calcext:value-type="string">
            <text:p>Omi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hilda</text:p>
          </table:table-cell>
          <table:table-cell table:formula="of:=IF(COUNTIF([.E$1:.E$1048576];[.A223]);&quot;w&quot;;&quot;m&quot;)" office:value-type="string" office:string-value="w" calcext:value-type="string">
            <text:p>w</text:p>
          </table:table-cell>
          <table:table-cell table:formula="of:=CONCATENATE(IF(COUNTIF([.H$1:.H$1048576];[.A223]);[.H$1]&amp;&quot; &quot;;&quot;&quot;);  IF(COUNTIF([.I$1:.I$1048576];[.A223]);[.I$1]&amp;&quot; &quot;;&quot;&quot;) ; IF(COUNTIF([.J$1:.J$1048576];[.A223]);[.J$1]&amp;&quot; &quot;;&quot;&quot;);  IF(COUNTIF([.K$1:.K$1048576];[.A223]);[.K$1]&amp;&quot; &quot;;&quot;&quot;)    ;  IF(COUNTIF([.L$1:.L$1048576];[.A223]);[.L$1]&amp;&quot; &quot;;&quot;&quot;);  IF(COUNTIF([.M$1:.M$1048576];[.A223]);[.M$1]&amp;&quot; &quot;;&quot;&quot;);  IF(COUNTIF([.N$1:.N$1048576];[.A223]);[.N$1]&amp;&quot; &quot;;&quot;&quot;);  IF(COUNTIF([.O$1:.O$1048576];[.A223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Mary-Lou</text:p>
          </table:table-cell>
          <table:table-cell office:value-type="string" calcext:value-type="string">
            <text:p>On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hilde</text:p>
          </table:table-cell>
          <table:table-cell table:formula="of:=IF(COUNTIF([.E$1:.E$1048576];[.A224]);&quot;w&quot;;&quot;m&quot;)" office:value-type="string" office:string-value="w" calcext:value-type="string">
            <text:p>w</text:p>
          </table:table-cell>
          <table:table-cell table:formula="of:=CONCATENATE(IF(COUNTIF([.H$1:.H$1048576];[.A224]);[.H$1]&amp;&quot; &quot;;&quot;&quot;);  IF(COUNTIF([.I$1:.I$1048576];[.A224]);[.I$1]&amp;&quot; &quot;;&quot;&quot;) ; IF(COUNTIF([.J$1:.J$1048576];[.A224]);[.J$1]&amp;&quot; &quot;;&quot;&quot;);  IF(COUNTIF([.K$1:.K$1048576];[.A224]);[.K$1]&amp;&quot; &quot;;&quot;&quot;)    ;  IF(COUNTIF([.L$1:.L$1048576];[.A224]);[.L$1]&amp;&quot; &quot;;&quot;&quot;);  IF(COUNTIF([.M$1:.M$1048576];[.A224]);[.M$1]&amp;&quot; &quot;;&quot;&quot;);  IF(COUNTIF([.N$1:.N$1048576];[.A224]);[.N$1]&amp;&quot; &quot;;&quot;&quot;);  IF(COUNTIF([.O$1:.O$1048576];[.A224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Mathilda</text:p>
          </table:table-cell>
          <table:table-cell office:value-type="string" calcext:value-type="string">
            <text:p>On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</text:p>
          </table:table-cell>
          <table:table-cell table:formula="of:=IF(COUNTIF([.E$1:.E$1048576];[.A225]);&quot;w&quot;;&quot;m&quot;)" office:value-type="string" office:string-value="w" calcext:value-type="string">
            <text:p>w</text:p>
          </table:table-cell>
          <table:table-cell table:formula="of:=CONCATENATE(IF(COUNTIF([.H$1:.H$1048576];[.A225]);[.H$1]&amp;&quot; &quot;;&quot;&quot;);  IF(COUNTIF([.I$1:.I$1048576];[.A225]);[.I$1]&amp;&quot; &quot;;&quot;&quot;) ; IF(COUNTIF([.J$1:.J$1048576];[.A225]);[.J$1]&amp;&quot; &quot;;&quot;&quot;);  IF(COUNTIF([.K$1:.K$1048576];[.A225]);[.K$1]&amp;&quot; &quot;;&quot;&quot;)    ;  IF(COUNTIF([.L$1:.L$1048576];[.A225]);[.L$1]&amp;&quot; &quot;;&quot;&quot;);  IF(COUNTIF([.M$1:.M$1048576];[.A225]);[.M$1]&amp;&quot; &quot;;&quot;&quot;);  IF(COUNTIF([.N$1:.N$1048576];[.A225]);[.N$1]&amp;&quot; &quot;;&quot;&quot;);  IF(COUNTIF([.O$1:.O$1048576];[.A225]);[.O$1]&amp;&quot; &quot;;&quot;&quot;))" office:value-type="string" office:string-value="lateinisch westeuropäisch " calcext:value-type="string">
            <text:p>lateinisch westeuropäisch </text:p>
          </table:table-cell>
          <table:table-cell/>
          <table:table-cell office:value-type="string" calcext:value-type="string">
            <text:p>Mathilde</text:p>
          </table:table-cell>
          <table:table-cell office:value-type="string" calcext:value-type="string">
            <text:p>Or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lanie</text:p>
          </table:table-cell>
          <table:table-cell table:formula="of:=IF(COUNTIF([.E$1:.E$1048576];[.A226]);&quot;w&quot;;&quot;m&quot;)" office:value-type="string" office:string-value="w" calcext:value-type="string">
            <text:p>w</text:p>
          </table:table-cell>
          <table:table-cell table:formula="of:=CONCATENATE(IF(COUNTIF([.H$1:.H$1048576];[.A226]);[.H$1]&amp;&quot; &quot;;&quot;&quot;);  IF(COUNTIF([.I$1:.I$1048576];[.A226]);[.I$1]&amp;&quot; &quot;;&quot;&quot;) ; IF(COUNTIF([.J$1:.J$1048576];[.A226]);[.J$1]&amp;&quot; &quot;;&quot;&quot;);  IF(COUNTIF([.K$1:.K$1048576];[.A226]);[.K$1]&amp;&quot; &quot;;&quot;&quot;)    ;  IF(COUNTIF([.L$1:.L$1048576];[.A226]);[.L$1]&amp;&quot; &quot;;&quot;&quot;);  IF(COUNTIF([.M$1:.M$1048576];[.A226]);[.M$1]&amp;&quot; &quot;;&quot;&quot;);  IF(COUNTIF([.N$1:.N$1048576];[.A226]);[.N$1]&amp;&quot; &quot;;&quot;&quot;);  IF(COUNTIF([.O$1:.O$1048576];[.A226]);[.O$1]&amp;&quot; &quot;;&quot;&quot;))" office:value-type="string" office:string-value="südeuropäisch westeuropäisch " calcext:value-type="string">
            <text:p>südeuropäisch westeuropäisch </text:p>
          </table:table-cell>
          <table:table-cell/>
          <table:table-cell office:value-type="string" calcext:value-type="string">
            <text:p>Maxi</text:p>
          </table:table-cell>
          <table:table-cell office:value-type="string" calcext:value-type="string">
            <text:p>Orlan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lina</text:p>
          </table:table-cell>
          <table:table-cell table:formula="of:=IF(COUNTIF([.E$1:.E$1048576];[.A227]);&quot;w&quot;;&quot;m&quot;)" office:value-type="string" office:string-value="w" calcext:value-type="string">
            <text:p>w</text:p>
          </table:table-cell>
          <table:table-cell table:formula="of:=CONCATENATE(IF(COUNTIF([.H$1:.H$1048576];[.A227]);[.H$1]&amp;&quot; &quot;;&quot;&quot;);  IF(COUNTIF([.I$1:.I$1048576];[.A227]);[.I$1]&amp;&quot; &quot;;&quot;&quot;) ; IF(COUNTIF([.J$1:.J$1048576];[.A227]);[.J$1]&amp;&quot; &quot;;&quot;&quot;);  IF(COUNTIF([.K$1:.K$1048576];[.A227]);[.K$1]&amp;&quot; &quot;;&quot;&quot;)    ;  IF(COUNTIF([.L$1:.L$1048576];[.A227]);[.L$1]&amp;&quot; &quot;;&quot;&quot;);  IF(COUNTIF([.M$1:.M$1048576];[.A227]);[.M$1]&amp;&quot; &quot;;&quot;&quot;);  IF(COUNTIF([.N$1:.N$1048576];[.A227]);[.N$1]&amp;&quot; &quot;;&quot;&quot;);  IF(COUNTIF([.O$1:.O$1048576];[.A227]);[.O$1]&amp;&quot; &quot;;&quot;&quot;))" office:value-type="string" office:string-value="südeuropäisch westeuropäisch " calcext:value-type="string">
            <text:p>südeuropäisch westeuropäisch </text:p>
          </table:table-cell>
          <table:table-cell/>
          <table:table-cell office:value-type="string" calcext:value-type="string">
            <text:p>Melanie</text:p>
          </table:table-cell>
          <table:table-cell office:value-type="string" calcext:value-type="string">
            <text:p>Osk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lissa</text:p>
          </table:table-cell>
          <table:table-cell table:formula="of:=IF(COUNTIF([.E$1:.E$1048576];[.A228]);&quot;w&quot;;&quot;m&quot;)" office:value-type="string" office:string-value="w" calcext:value-type="string">
            <text:p>w</text:p>
          </table:table-cell>
          <table:table-cell table:formula="of:=CONCATENATE(IF(COUNTIF([.H$1:.H$1048576];[.A228]);[.H$1]&amp;&quot; &quot;;&quot;&quot;);  IF(COUNTIF([.I$1:.I$1048576];[.A228]);[.I$1]&amp;&quot; &quot;;&quot;&quot;) ; IF(COUNTIF([.J$1:.J$1048576];[.A228]);[.J$1]&amp;&quot; &quot;;&quot;&quot;);  IF(COUNTIF([.K$1:.K$1048576];[.A228]);[.K$1]&amp;&quot; &quot;;&quot;&quot;)    ;  IF(COUNTIF([.L$1:.L$1048576];[.A228]);[.L$1]&amp;&quot; &quot;;&quot;&quot;);  IF(COUNTIF([.M$1:.M$1048576];[.A228]);[.M$1]&amp;&quot; &quot;;&quot;&quot;);  IF(COUNTIF([.N$1:.N$1048576];[.A228]);[.N$1]&amp;&quot; &quot;;&quot;&quot;);  IF(COUNTIF([.O$1:.O$1048576];[.A228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Melina</text:p>
          </table:table-cell>
          <table:table-cell office:value-type="string" calcext:value-type="string">
            <text:p>Ot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lody</text:p>
          </table:table-cell>
          <table:table-cell table:formula="of:=IF(COUNTIF([.E$1:.E$1048576];[.A229]);&quot;w&quot;;&quot;m&quot;)" office:value-type="string" office:string-value="w" calcext:value-type="string">
            <text:p>w</text:p>
          </table:table-cell>
          <table:table-cell table:formula="of:=CONCATENATE(IF(COUNTIF([.H$1:.H$1048576];[.A229]);[.H$1]&amp;&quot; &quot;;&quot;&quot;);  IF(COUNTIF([.I$1:.I$1048576];[.A229]);[.I$1]&amp;&quot; &quot;;&quot;&quot;) ; IF(COUNTIF([.J$1:.J$1048576];[.A229]);[.J$1]&amp;&quot; &quot;;&quot;&quot;);  IF(COUNTIF([.K$1:.K$1048576];[.A229]);[.K$1]&amp;&quot; &quot;;&quot;&quot;)    ;  IF(COUNTIF([.L$1:.L$1048576];[.A229]);[.L$1]&amp;&quot; &quot;;&quot;&quot;);  IF(COUNTIF([.M$1:.M$1048576];[.A229]);[.M$1]&amp;&quot; &quot;;&quot;&quot;);  IF(COUNTIF([.N$1:.N$1048576];[.A229]);[.N$1]&amp;&quot; &quot;;&quot;&quot;);  IF(COUNTIF([.O$1:.O$1048576];[.A229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Melissa</text:p>
          </table:table-cell>
          <table:table-cell office:value-type="string" calcext:value-type="string">
            <text:p>Ottel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tte</text:p>
          </table:table-cell>
          <table:table-cell table:formula="of:=IF(COUNTIF([.E$1:.E$1048576];[.A230]);&quot;w&quot;;&quot;m&quot;)" office:value-type="string" office:string-value="w" calcext:value-type="string">
            <text:p>w</text:p>
          </table:table-cell>
          <table:table-cell table:formula="of:=CONCATENATE(IF(COUNTIF([.H$1:.H$1048576];[.A230]);[.H$1]&amp;&quot; &quot;;&quot;&quot;);  IF(COUNTIF([.I$1:.I$1048576];[.A230]);[.I$1]&amp;&quot; &quot;;&quot;&quot;) ; IF(COUNTIF([.J$1:.J$1048576];[.A230]);[.J$1]&amp;&quot; &quot;;&quot;&quot;);  IF(COUNTIF([.K$1:.K$1048576];[.A230]);[.K$1]&amp;&quot; &quot;;&quot;&quot;)    ;  IF(COUNTIF([.L$1:.L$1048576];[.A230]);[.L$1]&amp;&quot; &quot;;&quot;&quot;);  IF(COUNTIF([.M$1:.M$1048576];[.A230]);[.M$1]&amp;&quot; &quot;;&quot;&quot;);  IF(COUNTIF([.N$1:.N$1048576];[.A230]);[.N$1]&amp;&quot; &quot;;&quot;&quot;);  IF(COUNTIF([.O$1:.O$1048576];[.A230]);[.O$1]&amp;&quot; &quot;;&quot;&quot;))" office:value-type="string" office:string-value="nordisch westeuropäisch " calcext:value-type="string">
            <text:p>nordisch westeuropäisch </text:p>
          </table:table-cell>
          <table:table-cell/>
          <table:table-cell office:value-type="string" calcext:value-type="string">
            <text:p>Melody</text:p>
          </table:table-cell>
          <table:table-cell office:value-type="string" calcext:value-type="string">
            <text:p>Ot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a</text:p>
          </table:table-cell>
          <table:table-cell table:formula="of:=IF(COUNTIF([.E$1:.E$1048576];[.A231]);&quot;w&quot;;&quot;m&quot;)" office:value-type="string" office:string-value="w" calcext:value-type="string">
            <text:p>w</text:p>
          </table:table-cell>
          <table:table-cell table:formula="of:=CONCATENATE(IF(COUNTIF([.H$1:.H$1048576];[.A231]);[.H$1]&amp;&quot; &quot;;&quot;&quot;);  IF(COUNTIF([.I$1:.I$1048576];[.A231]);[.I$1]&amp;&quot; &quot;;&quot;&quot;) ; IF(COUNTIF([.J$1:.J$1048576];[.A231]);[.J$1]&amp;&quot; &quot;;&quot;&quot;);  IF(COUNTIF([.K$1:.K$1048576];[.A231]);[.K$1]&amp;&quot; &quot;;&quot;&quot;)    ;  IF(COUNTIF([.L$1:.L$1048576];[.A231]);[.L$1]&amp;&quot; &quot;;&quot;&quot;);  IF(COUNTIF([.M$1:.M$1048576];[.A231]);[.M$1]&amp;&quot; &quot;;&quot;&quot;);  IF(COUNTIF([.N$1:.N$1048576];[.A231]);[.N$1]&amp;&quot; &quot;;&quot;&quot;);  IF(COUNTIF([.O$1:.O$1048576];[.A231]);[.O$1]&amp;&quot; &quot;;&quot;&quot;))">
            <text:p/>
          </table:table-cell>
          <table:table-cell/>
          <table:table-cell office:value-type="string" calcext:value-type="string">
            <text:p>Mette</text:p>
          </table:table-cell>
          <table:table-cell office:value-type="string" calcext:value-type="string">
            <text:p>Ow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chaela</text:p>
          </table:table-cell>
          <table:table-cell table:formula="of:=IF(COUNTIF([.E$1:.E$1048576];[.A232]);&quot;w&quot;;&quot;m&quot;)" office:value-type="string" office:string-value="w" calcext:value-type="string">
            <text:p>w</text:p>
          </table:table-cell>
          <table:table-cell table:formula="of:=CONCATENATE(IF(COUNTIF([.H$1:.H$1048576];[.A232]);[.H$1]&amp;&quot; &quot;;&quot;&quot;);  IF(COUNTIF([.I$1:.I$1048576];[.A232]);[.I$1]&amp;&quot; &quot;;&quot;&quot;) ; IF(COUNTIF([.J$1:.J$1048576];[.A232]);[.J$1]&amp;&quot; &quot;;&quot;&quot;);  IF(COUNTIF([.K$1:.K$1048576];[.A232]);[.K$1]&amp;&quot; &quot;;&quot;&quot;)    ;  IF(COUNTIF([.L$1:.L$1048576];[.A232]);[.L$1]&amp;&quot; &quot;;&quot;&quot;);  IF(COUNTIF([.M$1:.M$1048576];[.A232]);[.M$1]&amp;&quot; &quot;;&quot;&quot;);  IF(COUNTIF([.N$1:.N$1048576];[.A232]);[.N$1]&amp;&quot; &quot;;&quot;&quot;);  IF(COUNTIF([.O$1:.O$1048576];[.A232]);[.O$1]&amp;&quot; &quot;;&quot;&quot;))" office:value-type="string" office:string-value="hebräisch westeuropäisch " calcext:value-type="string">
            <text:p>hebräisch westeuropäisch 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Pabl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chelle</text:p>
          </table:table-cell>
          <table:table-cell table:formula="of:=IF(COUNTIF([.E$1:.E$1048576];[.A233]);&quot;w&quot;;&quot;m&quot;)" office:value-type="string" office:string-value="w" calcext:value-type="string">
            <text:p>w</text:p>
          </table:table-cell>
          <table:table-cell table:formula="of:=CONCATENATE(IF(COUNTIF([.H$1:.H$1048576];[.A233]);[.H$1]&amp;&quot; &quot;;&quot;&quot;);  IF(COUNTIF([.I$1:.I$1048576];[.A233]);[.I$1]&amp;&quot; &quot;;&quot;&quot;) ; IF(COUNTIF([.J$1:.J$1048576];[.A233]);[.J$1]&amp;&quot; &quot;;&quot;&quot;);  IF(COUNTIF([.K$1:.K$1048576];[.A233]);[.K$1]&amp;&quot; &quot;;&quot;&quot;)    ;  IF(COUNTIF([.L$1:.L$1048576];[.A233]);[.L$1]&amp;&quot; &quot;;&quot;&quot;);  IF(COUNTIF([.M$1:.M$1048576];[.A233]);[.M$1]&amp;&quot; &quot;;&quot;&quot;);  IF(COUNTIF([.N$1:.N$1048576];[.A233]);[.N$1]&amp;&quot; &quot;;&quot;&quot;);  IF(COUNTIF([.O$1:.O$1048576];[.A233]);[.O$1]&amp;&quot; &quot;;&quot;&quot;))" office:value-type="string" office:string-value="hebräisch westeuropäisch " calcext:value-type="string">
            <text:p>hebräisch westeuropäisch </text:p>
          </table:table-cell>
          <table:table-cell/>
          <table:table-cell office:value-type="string" calcext:value-type="string">
            <text:p>Michaela</text:p>
          </table:table-cell>
          <table:table-cell office:value-type="string" calcext:value-type="string">
            <text:p>Padd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eke</text:p>
          </table:table-cell>
          <table:table-cell table:formula="of:=IF(COUNTIF([.E$1:.E$1048576];[.A234]);&quot;w&quot;;&quot;m&quot;)" office:value-type="string" office:string-value="w" calcext:value-type="string">
            <text:p>w</text:p>
          </table:table-cell>
          <table:table-cell table:formula="of:=CONCATENATE(IF(COUNTIF([.H$1:.H$1048576];[.A234]);[.H$1]&amp;&quot; &quot;;&quot;&quot;);  IF(COUNTIF([.I$1:.I$1048576];[.A234]);[.I$1]&amp;&quot; &quot;;&quot;&quot;) ; IF(COUNTIF([.J$1:.J$1048576];[.A234]);[.J$1]&amp;&quot; &quot;;&quot;&quot;);  IF(COUNTIF([.K$1:.K$1048576];[.A234]);[.K$1]&amp;&quot; &quot;;&quot;&quot;)    ;  IF(COUNTIF([.L$1:.L$1048576];[.A234]);[.L$1]&amp;&quot; &quot;;&quot;&quot;);  IF(COUNTIF([.M$1:.M$1048576];[.A234]);[.M$1]&amp;&quot; &quot;;&quot;&quot;);  IF(COUNTIF([.N$1:.N$1048576];[.A234]);[.N$1]&amp;&quot; &quot;;&quot;&quot;);  IF(COUNTIF([.O$1:.O$1048576];[.A234]);[.O$1]&amp;&quot; &quot;;&quot;&quot;))" office:value-type="string" office:string-value="hebräisch westeuropäisch " calcext:value-type="string">
            <text:p>hebräisch westeuropäisch </text:p>
          </table:table-cell>
          <table:table-cell/>
          <table:table-cell office:value-type="string" calcext:value-type="string">
            <text:p>Michelle</text:p>
          </table:table-cell>
          <table:table-cell office:value-type="string" calcext:value-type="string">
            <text:p>Paol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ka</text:p>
          </table:table-cell>
          <table:table-cell table:formula="of:=IF(COUNTIF([.E$1:.E$1048576];[.A235]);&quot;w&quot;;&quot;m&quot;)" office:value-type="string" office:string-value="w" calcext:value-type="string">
            <text:p>w</text:p>
          </table:table-cell>
          <table:table-cell table:formula="of:=CONCATENATE(IF(COUNTIF([.H$1:.H$1048576];[.A235]);[.H$1]&amp;&quot; &quot;;&quot;&quot;);  IF(COUNTIF([.I$1:.I$1048576];[.A235]);[.I$1]&amp;&quot; &quot;;&quot;&quot;) ; IF(COUNTIF([.J$1:.J$1048576];[.A235]);[.J$1]&amp;&quot; &quot;;&quot;&quot;);  IF(COUNTIF([.K$1:.K$1048576];[.A235]);[.K$1]&amp;&quot; &quot;;&quot;&quot;)    ;  IF(COUNTIF([.L$1:.L$1048576];[.A235]);[.L$1]&amp;&quot; &quot;;&quot;&quot;);  IF(COUNTIF([.M$1:.M$1048576];[.A235]);[.M$1]&amp;&quot; &quot;;&quot;&quot;);  IF(COUNTIF([.N$1:.N$1048576];[.A235]);[.N$1]&amp;&quot; &quot;;&quot;&quot;);  IF(COUNTIF([.O$1:.O$1048576];[.A235]);[.O$1]&amp;&quot; &quot;;&quot;&quot;))" office:value-type="string" office:string-value="hebräisch nordisch " calcext:value-type="string">
            <text:p>hebräisch nordisch </text:p>
          </table:table-cell>
          <table:table-cell/>
          <table:table-cell office:value-type="string" calcext:value-type="string">
            <text:p>Mieke</text:p>
          </table:table-cell>
          <table:table-cell office:value-type="string" calcext:value-type="string">
            <text:p>Pasc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lena</text:p>
          </table:table-cell>
          <table:table-cell table:formula="of:=IF(COUNTIF([.E$1:.E$1048576];[.A236]);&quot;w&quot;;&quot;m&quot;)" office:value-type="string" office:string-value="w" calcext:value-type="string">
            <text:p>w</text:p>
          </table:table-cell>
          <table:table-cell table:formula="of:=CONCATENATE(IF(COUNTIF([.H$1:.H$1048576];[.A236]);[.H$1]&amp;&quot; &quot;;&quot;&quot;);  IF(COUNTIF([.I$1:.I$1048576];[.A236]);[.I$1]&amp;&quot; &quot;;&quot;&quot;) ; IF(COUNTIF([.J$1:.J$1048576];[.A236]);[.J$1]&amp;&quot; &quot;;&quot;&quot;);  IF(COUNTIF([.K$1:.K$1048576];[.A236]);[.K$1]&amp;&quot; &quot;;&quot;&quot;)    ;  IF(COUNTIF([.L$1:.L$1048576];[.A236]);[.L$1]&amp;&quot; &quot;;&quot;&quot;);  IF(COUNTIF([.M$1:.M$1048576];[.A236]);[.M$1]&amp;&quot; &quot;;&quot;&quot;);  IF(COUNTIF([.N$1:.N$1048576];[.A236]);[.N$1]&amp;&quot; &quot;;&quot;&quot;);  IF(COUNTIF([.O$1:.O$1048576];[.A236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Mika</text:p>
          </table:table-cell>
          <table:table-cell office:value-type="string" calcext:value-type="string">
            <text:p>Patri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ra</text:p>
          </table:table-cell>
          <table:table-cell table:formula="of:=IF(COUNTIF([.E$1:.E$1048576];[.A237]);&quot;w&quot;;&quot;m&quot;)" office:value-type="string" office:string-value="w" calcext:value-type="string">
            <text:p>w</text:p>
          </table:table-cell>
          <table:table-cell table:formula="of:=CONCATENATE(IF(COUNTIF([.H$1:.H$1048576];[.A237]);[.H$1]&amp;&quot; &quot;;&quot;&quot;);  IF(COUNTIF([.I$1:.I$1048576];[.A237]);[.I$1]&amp;&quot; &quot;;&quot;&quot;) ; IF(COUNTIF([.J$1:.J$1048576];[.A237]);[.J$1]&amp;&quot; &quot;;&quot;&quot;);  IF(COUNTIF([.K$1:.K$1048576];[.A237]);[.K$1]&amp;&quot; &quot;;&quot;&quot;)    ;  IF(COUNTIF([.L$1:.L$1048576];[.A237]);[.L$1]&amp;&quot; &quot;;&quot;&quot;);  IF(COUNTIF([.M$1:.M$1048576];[.A237]);[.M$1]&amp;&quot; &quot;;&quot;&quot;);  IF(COUNTIF([.N$1:.N$1048576];[.A237]);[.N$1]&amp;&quot; &quot;;&quot;&quot;);  IF(COUNTIF([.O$1:.O$1048576];[.A237]);[.O$1]&amp;&quot; &quot;;&quot;&quot;))" office:value-type="string" office:string-value="asiatisch " calcext:value-type="string">
            <text:p>asiatisch </text:p>
          </table:table-cell>
          <table:table-cell/>
          <table:table-cell office:value-type="string" calcext:value-type="string">
            <text:p>Milena</text:p>
          </table:table-cell>
          <table:table-cell office:value-type="string" calcext:value-type="string">
            <text:p>Pau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riam</text:p>
          </table:table-cell>
          <table:table-cell table:formula="of:=IF(COUNTIF([.E$1:.E$1048576];[.A238]);&quot;w&quot;;&quot;m&quot;)" office:value-type="string" office:string-value="w" calcext:value-type="string">
            <text:p>w</text:p>
          </table:table-cell>
          <table:table-cell table:formula="of:=CONCATENATE(IF(COUNTIF([.H$1:.H$1048576];[.A238]);[.H$1]&amp;&quot; &quot;;&quot;&quot;);  IF(COUNTIF([.I$1:.I$1048576];[.A238]);[.I$1]&amp;&quot; &quot;;&quot;&quot;) ; IF(COUNTIF([.J$1:.J$1048576];[.A238]);[.J$1]&amp;&quot; &quot;;&quot;&quot;);  IF(COUNTIF([.K$1:.K$1048576];[.A238]);[.K$1]&amp;&quot; &quot;;&quot;&quot;)    ;  IF(COUNTIF([.L$1:.L$1048576];[.A238]);[.L$1]&amp;&quot; &quot;;&quot;&quot;);  IF(COUNTIF([.M$1:.M$1048576];[.A238]);[.M$1]&amp;&quot; &quot;;&quot;&quot;);  IF(COUNTIF([.N$1:.N$1048576];[.A238]);[.N$1]&amp;&quot; &quot;;&quot;&quot;);  IF(COUNTIF([.O$1:.O$1048576];[.A238]);[.O$1]&amp;&quot; &quot;;&quot;&quot;))" office:value-type="string" office:string-value="hebräisch westeuropäisch " calcext:value-type="string">
            <text:p>hebräisch westeuropäisch </text:p>
          </table:table-cell>
          <table:table-cell/>
          <table:table-cell office:value-type="string" calcext:value-type="string">
            <text:p>Mira</text:p>
          </table:table-cell>
          <table:table-cell office:value-type="string" calcext:value-type="string">
            <text:p>Paul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a</text:p>
          </table:table-cell>
          <table:table-cell table:formula="of:=IF(COUNTIF([.E$1:.E$1048576];[.A239]);&quot;w&quot;;&quot;m&quot;)" office:value-type="string" office:string-value="w" calcext:value-type="string">
            <text:p>w</text:p>
          </table:table-cell>
          <table:table-cell table:formula="of:=CONCATENATE(IF(COUNTIF([.H$1:.H$1048576];[.A239]);[.H$1]&amp;&quot; &quot;;&quot;&quot;);  IF(COUNTIF([.I$1:.I$1048576];[.A239]);[.I$1]&amp;&quot; &quot;;&quot;&quot;) ; IF(COUNTIF([.J$1:.J$1048576];[.A239]);[.J$1]&amp;&quot; &quot;;&quot;&quot;);  IF(COUNTIF([.K$1:.K$1048576];[.A239]);[.K$1]&amp;&quot; &quot;;&quot;&quot;)    ;  IF(COUNTIF([.L$1:.L$1048576];[.A239]);[.L$1]&amp;&quot; &quot;;&quot;&quot;);  IF(COUNTIF([.M$1:.M$1048576];[.A239]);[.M$1]&amp;&quot; &quot;;&quot;&quot;);  IF(COUNTIF([.N$1:.N$1048576];[.A239]);[.N$1]&amp;&quot; &quot;;&quot;&quot;);  IF(COUNTIF([.O$1:.O$1048576];[.A239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Miriam</text:p>
          </table:table-cell>
          <table:table-cell office:value-type="string" calcext:value-type="string">
            <text:p>Ped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ika</text:p>
          </table:table-cell>
          <table:table-cell table:formula="of:=IF(COUNTIF([.E$1:.E$1048576];[.A240]);&quot;w&quot;;&quot;m&quot;)" office:value-type="string" office:string-value="w" calcext:value-type="string">
            <text:p>w</text:p>
          </table:table-cell>
          <table:table-cell table:formula="of:=CONCATENATE(IF(COUNTIF([.H$1:.H$1048576];[.A240]);[.H$1]&amp;&quot; &quot;;&quot;&quot;);  IF(COUNTIF([.I$1:.I$1048576];[.A240]);[.I$1]&amp;&quot; &quot;;&quot;&quot;) ; IF(COUNTIF([.J$1:.J$1048576];[.A240]);[.J$1]&amp;&quot; &quot;;&quot;&quot;);  IF(COUNTIF([.K$1:.K$1048576];[.A240]);[.K$1]&amp;&quot; &quot;;&quot;&quot;)    ;  IF(COUNTIF([.L$1:.L$1048576];[.A240]);[.L$1]&amp;&quot; &quot;;&quot;&quot;);  IF(COUNTIF([.M$1:.M$1048576];[.A240]);[.M$1]&amp;&quot; &quot;;&quot;&quot;);  IF(COUNTIF([.N$1:.N$1048576];[.A240]);[.N$1]&amp;&quot; &quot;;&quot;&quot;);  IF(COUNTIF([.O$1:.O$1048576];[.A240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Mona</text:p>
          </table:table-cell>
          <table:table-cell office:value-type="string" calcext:value-type="string">
            <text:p>Pep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riel</text:p>
          </table:table-cell>
          <table:table-cell table:formula="of:=IF(COUNTIF([.E$1:.E$1048576];[.A241]);&quot;w&quot;;&quot;m&quot;)" office:value-type="string" office:string-value="w" calcext:value-type="string">
            <text:p>w</text:p>
          </table:table-cell>
          <table:table-cell table:formula="of:=CONCATENATE(IF(COUNTIF([.H$1:.H$1048576];[.A241]);[.H$1]&amp;&quot; &quot;;&quot;&quot;);  IF(COUNTIF([.I$1:.I$1048576];[.A241]);[.I$1]&amp;&quot; &quot;;&quot;&quot;) ; IF(COUNTIF([.J$1:.J$1048576];[.A241]);[.J$1]&amp;&quot; &quot;;&quot;&quot;);  IF(COUNTIF([.K$1:.K$1048576];[.A241]);[.K$1]&amp;&quot; &quot;;&quot;&quot;)    ;  IF(COUNTIF([.L$1:.L$1048576];[.A241]);[.L$1]&amp;&quot; &quot;;&quot;&quot;);  IF(COUNTIF([.M$1:.M$1048576];[.A241]);[.M$1]&amp;&quot; &quot;;&quot;&quot;);  IF(COUNTIF([.N$1:.N$1048576];[.A241]);[.N$1]&amp;&quot; &quot;;&quot;&quot;);  IF(COUNTIF([.O$1:.O$1048576];[.A241]);[.O$1]&amp;&quot; &quot;;&quot;&quot;))" office:value-type="string" office:string-value="nordisch westeuropäisch " calcext:value-type="string">
            <text:p>nordisch westeuropäisch </text:p>
          </table:table-cell>
          <table:table-cell/>
          <table:table-cell office:value-type="string" calcext:value-type="string">
            <text:p>Monika</text:p>
          </table:table-cell>
          <table:table-cell office:value-type="string" calcext:value-type="string">
            <text:p>P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dine</text:p>
          </table:table-cell>
          <table:table-cell table:formula="of:=IF(COUNTIF([.E$1:.E$1048576];[.A242]);&quot;w&quot;;&quot;m&quot;)" office:value-type="string" office:string-value="w" calcext:value-type="string">
            <text:p>w</text:p>
          </table:table-cell>
          <table:table-cell table:formula="of:=CONCATENATE(IF(COUNTIF([.H$1:.H$1048576];[.A242]);[.H$1]&amp;&quot; &quot;;&quot;&quot;);  IF(COUNTIF([.I$1:.I$1048576];[.A242]);[.I$1]&amp;&quot; &quot;;&quot;&quot;) ; IF(COUNTIF([.J$1:.J$1048576];[.A242]);[.J$1]&amp;&quot; &quot;;&quot;&quot;);  IF(COUNTIF([.K$1:.K$1048576];[.A242]);[.K$1]&amp;&quot; &quot;;&quot;&quot;)    ;  IF(COUNTIF([.L$1:.L$1048576];[.A242]);[.L$1]&amp;&quot; &quot;;&quot;&quot;);  IF(COUNTIF([.M$1:.M$1048576];[.A242]);[.M$1]&amp;&quot; &quot;;&quot;&quot;);  IF(COUNTIF([.N$1:.N$1048576];[.A242]);[.N$1]&amp;&quot; &quot;;&quot;&quot;);  IF(COUNTIF([.O$1:.O$1048576];[.A242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Muriel</text:p>
          </table:table-cell>
          <table:table-cell office:value-type="string" calcext:value-type="string">
            <text:p>Perciv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omi</text:p>
          </table:table-cell>
          <table:table-cell table:formula="of:=IF(COUNTIF([.E$1:.E$1048576];[.A243]);&quot;w&quot;;&quot;m&quot;)" office:value-type="string" office:string-value="w" calcext:value-type="string">
            <text:p>w</text:p>
          </table:table-cell>
          <table:table-cell table:formula="of:=CONCATENATE(IF(COUNTIF([.H$1:.H$1048576];[.A243]);[.H$1]&amp;&quot; &quot;;&quot;&quot;);  IF(COUNTIF([.I$1:.I$1048576];[.A243]);[.I$1]&amp;&quot; &quot;;&quot;&quot;) ; IF(COUNTIF([.J$1:.J$1048576];[.A243]);[.J$1]&amp;&quot; &quot;;&quot;&quot;);  IF(COUNTIF([.K$1:.K$1048576];[.A243]);[.K$1]&amp;&quot; &quot;;&quot;&quot;)    ;  IF(COUNTIF([.L$1:.L$1048576];[.A243]);[.L$1]&amp;&quot; &quot;;&quot;&quot;);  IF(COUNTIF([.M$1:.M$1048576];[.A243]);[.M$1]&amp;&quot; &quot;;&quot;&quot;);  IF(COUNTIF([.N$1:.N$1048576];[.A243]);[.N$1]&amp;&quot; &quot;;&quot;&quot;);  IF(COUNTIF([.O$1:.O$1048576];[.A243]);[.O$1]&amp;&quot; &quot;;&quot;&quot;))" office:value-type="string" office:string-value="asiatisch hebräisch " calcext:value-type="string">
            <text:p>asiatisch hebräisch </text:p>
          </table:table-cell>
          <table:table-cell/>
          <table:table-cell office:value-type="string" calcext:value-type="string">
            <text:p>Nadine</text:p>
          </table:table-cell>
          <table:table-cell office:value-type="string" calcext:value-type="string">
            <text:p>Pe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alie</text:p>
          </table:table-cell>
          <table:table-cell table:formula="of:=IF(COUNTIF([.E$1:.E$1048576];[.A244]);&quot;w&quot;;&quot;m&quot;)" office:value-type="string" office:string-value="w" calcext:value-type="string">
            <text:p>w</text:p>
          </table:table-cell>
          <table:table-cell table:formula="of:=CONCATENATE(IF(COUNTIF([.H$1:.H$1048576];[.A244]);[.H$1]&amp;&quot; &quot;;&quot;&quot;);  IF(COUNTIF([.I$1:.I$1048576];[.A244]);[.I$1]&amp;&quot; &quot;;&quot;&quot;) ; IF(COUNTIF([.J$1:.J$1048576];[.A244]);[.J$1]&amp;&quot; &quot;;&quot;&quot;);  IF(COUNTIF([.K$1:.K$1048576];[.A244]);[.K$1]&amp;&quot; &quot;;&quot;&quot;)    ;  IF(COUNTIF([.L$1:.L$1048576];[.A244]);[.L$1]&amp;&quot; &quot;;&quot;&quot;);  IF(COUNTIF([.M$1:.M$1048576];[.A244]);[.M$1]&amp;&quot; &quot;;&quot;&quot;);  IF(COUNTIF([.N$1:.N$1048576];[.A244]);[.N$1]&amp;&quot; &quot;;&quot;&quot;);  IF(COUNTIF([.O$1:.O$1048576];[.A244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Naomi</text:p>
          </table:table-cell>
          <table:table-cell office:value-type="string" calcext:value-type="string">
            <text:p>Ph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ascha</text:p>
          </table:table-cell>
          <table:table-cell table:formula="of:=IF(COUNTIF([.E$1:.E$1048576];[.A245]);&quot;w&quot;;&quot;m&quot;)" office:value-type="string" office:string-value="w" calcext:value-type="string">
            <text:p>w</text:p>
          </table:table-cell>
          <table:table-cell table:formula="of:=CONCATENATE(IF(COUNTIF([.H$1:.H$1048576];[.A245]);[.H$1]&amp;&quot; &quot;;&quot;&quot;);  IF(COUNTIF([.I$1:.I$1048576];[.A245]);[.I$1]&amp;&quot; &quot;;&quot;&quot;) ; IF(COUNTIF([.J$1:.J$1048576];[.A245]);[.J$1]&amp;&quot; &quot;;&quot;&quot;);  IF(COUNTIF([.K$1:.K$1048576];[.A245]);[.K$1]&amp;&quot; &quot;;&quot;&quot;)    ;  IF(COUNTIF([.L$1:.L$1048576];[.A245]);[.L$1]&amp;&quot; &quot;;&quot;&quot;);  IF(COUNTIF([.M$1:.M$1048576];[.A245]);[.M$1]&amp;&quot; &quot;;&quot;&quot;);  IF(COUNTIF([.N$1:.N$1048576];[.A245]);[.N$1]&amp;&quot; &quot;;&quot;&quot;);  IF(COUNTIF([.O$1:.O$1048576];[.A245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Natalie</text:p>
          </table:table-cell>
          <table:table-cell office:value-type="string" calcext:value-type="string">
            <text:p>Philip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na</text:p>
          </table:table-cell>
          <table:table-cell table:formula="of:=IF(COUNTIF([.E$1:.E$1048576];[.A246]);&quot;w&quot;;&quot;m&quot;)" office:value-type="string" office:string-value="w" calcext:value-type="string">
            <text:p>w</text:p>
          </table:table-cell>
          <table:table-cell table:formula="of:=CONCATENATE(IF(COUNTIF([.H$1:.H$1048576];[.A246]);[.H$1]&amp;&quot; &quot;;&quot;&quot;);  IF(COUNTIF([.I$1:.I$1048576];[.A246]);[.I$1]&amp;&quot; &quot;;&quot;&quot;) ; IF(COUNTIF([.J$1:.J$1048576];[.A246]);[.J$1]&amp;&quot; &quot;;&quot;&quot;);  IF(COUNTIF([.K$1:.K$1048576];[.A246]);[.K$1]&amp;&quot; &quot;;&quot;&quot;)    ;  IF(COUNTIF([.L$1:.L$1048576];[.A246]);[.L$1]&amp;&quot; &quot;;&quot;&quot;);  IF(COUNTIF([.M$1:.M$1048576];[.A246]);[.M$1]&amp;&quot; &quot;;&quot;&quot;);  IF(COUNTIF([.N$1:.N$1048576];[.A246]);[.N$1]&amp;&quot; &quot;;&quot;&quot;);  IF(COUNTIF([.O$1:.O$1048576];[.A246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Natascha</text:p>
          </table:table-cell>
          <table:table-cell office:value-type="string" calcext:value-type="string">
            <text:p>Piet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ana</text:p>
          </table:table-cell>
          <table:table-cell table:formula="of:=IF(COUNTIF([.E$1:.E$1048576];[.A247]);&quot;w&quot;;&quot;m&quot;)" office:value-type="string" office:string-value="w" calcext:value-type="string">
            <text:p>w</text:p>
          </table:table-cell>
          <table:table-cell table:formula="of:=CONCATENATE(IF(COUNTIF([.H$1:.H$1048576];[.A247]);[.H$1]&amp;&quot; &quot;;&quot;&quot;);  IF(COUNTIF([.I$1:.I$1048576];[.A247]);[.I$1]&amp;&quot; &quot;;&quot;&quot;) ; IF(COUNTIF([.J$1:.J$1048576];[.A247]);[.J$1]&amp;&quot; &quot;;&quot;&quot;);  IF(COUNTIF([.K$1:.K$1048576];[.A247]);[.K$1]&amp;&quot; &quot;;&quot;&quot;)    ;  IF(COUNTIF([.L$1:.L$1048576];[.A247]);[.L$1]&amp;&quot; &quot;;&quot;&quot;);  IF(COUNTIF([.M$1:.M$1048576];[.A247]);[.M$1]&amp;&quot; &quot;;&quot;&quot;);  IF(COUNTIF([.N$1:.N$1048576];[.A247]);[.N$1]&amp;&quot; &quot;;&quot;&quot;);  IF(COUNTIF([.O$1:.O$1048576];[.A247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Nina</text:p>
          </table:table-cell>
          <table:table-cell office:value-type="string" calcext:value-type="string">
            <text:p>Pi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da</text:p>
          </table:table-cell>
          <table:table-cell table:formula="of:=IF(COUNTIF([.E$1:.E$1048576];[.A248]);&quot;w&quot;;&quot;m&quot;)" office:value-type="string" office:string-value="w" calcext:value-type="string">
            <text:p>w</text:p>
          </table:table-cell>
          <table:table-cell table:formula="of:=CONCATENATE(IF(COUNTIF([.H$1:.H$1048576];[.A248]);[.H$1]&amp;&quot; &quot;;&quot;&quot;);  IF(COUNTIF([.I$1:.I$1048576];[.A248]);[.I$1]&amp;&quot; &quot;;&quot;&quot;) ; IF(COUNTIF([.J$1:.J$1048576];[.A248]);[.J$1]&amp;&quot; &quot;;&quot;&quot;);  IF(COUNTIF([.K$1:.K$1048576];[.A248]);[.K$1]&amp;&quot; &quot;;&quot;&quot;)    ;  IF(COUNTIF([.L$1:.L$1048576];[.A248]);[.L$1]&amp;&quot; &quot;;&quot;&quot;);  IF(COUNTIF([.M$1:.M$1048576];[.A248]);[.M$1]&amp;&quot; &quot;;&quot;&quot;);  IF(COUNTIF([.N$1:.N$1048576];[.A248]);[.N$1]&amp;&quot; &quot;;&quot;&quot;);  IF(COUNTIF([.O$1:.O$1048576];[.A248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Oana</text:p>
          </table:table-cell>
          <table:table-cell office:value-type="string" calcext:value-type="string">
            <text:p>Po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delia</text:p>
          </table:table-cell>
          <table:table-cell table:formula="of:=IF(COUNTIF([.E$1:.E$1048576];[.A249]);&quot;w&quot;;&quot;m&quot;)" office:value-type="string" office:string-value="w" calcext:value-type="string">
            <text:p>w</text:p>
          </table:table-cell>
          <table:table-cell table:formula="of:=CONCATENATE(IF(COUNTIF([.H$1:.H$1048576];[.A249]);[.H$1]&amp;&quot; &quot;;&quot;&quot;);  IF(COUNTIF([.I$1:.I$1048576];[.A249]);[.I$1]&amp;&quot; &quot;;&quot;&quot;) ; IF(COUNTIF([.J$1:.J$1048576];[.A249]);[.J$1]&amp;&quot; &quot;;&quot;&quot;);  IF(COUNTIF([.K$1:.K$1048576];[.A249]);[.K$1]&amp;&quot; &quot;;&quot;&quot;)    ;  IF(COUNTIF([.L$1:.L$1048576];[.A249]);[.L$1]&amp;&quot; &quot;;&quot;&quot;);  IF(COUNTIF([.M$1:.M$1048576];[.A249]);[.M$1]&amp;&quot; &quot;;&quot;&quot;);  IF(COUNTIF([.N$1:.N$1048576];[.A249]);[.N$1]&amp;&quot; &quot;;&quot;&quot;);  IF(COUNTIF([.O$1:.O$1048576];[.A249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Oda</text:p>
          </table:table-cell>
          <table:table-cell office:value-type="string" calcext:value-type="string">
            <text:p>Prest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dette</text:p>
          </table:table-cell>
          <table:table-cell table:formula="of:=IF(COUNTIF([.E$1:.E$1048576];[.A250]);&quot;w&quot;;&quot;m&quot;)" office:value-type="string" office:string-value="w" calcext:value-type="string">
            <text:p>w</text:p>
          </table:table-cell>
          <table:table-cell table:formula="of:=CONCATENATE(IF(COUNTIF([.H$1:.H$1048576];[.A250]);[.H$1]&amp;&quot; &quot;;&quot;&quot;);  IF(COUNTIF([.I$1:.I$1048576];[.A250]);[.I$1]&amp;&quot; &quot;;&quot;&quot;) ; IF(COUNTIF([.J$1:.J$1048576];[.A250]);[.J$1]&amp;&quot; &quot;;&quot;&quot;);  IF(COUNTIF([.K$1:.K$1048576];[.A250]);[.K$1]&amp;&quot; &quot;;&quot;&quot;)    ;  IF(COUNTIF([.L$1:.L$1048576];[.A250]);[.L$1]&amp;&quot; &quot;;&quot;&quot;);  IF(COUNTIF([.M$1:.M$1048576];[.A250]);[.M$1]&amp;&quot; &quot;;&quot;&quot;);  IF(COUNTIF([.N$1:.N$1048576];[.A250]);[.N$1]&amp;&quot; &quot;;&quot;&quot;);  IF(COUNTIF([.O$1:.O$1048576];[.A250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Odelia</text:p>
          </table:table-cell>
          <table:table-cell office:value-type="string" calcext:value-type="string">
            <text:p>Prim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sana</text:p>
          </table:table-cell>
          <table:table-cell table:formula="of:=IF(COUNTIF([.E$1:.E$1048576];[.A251]);&quot;w&quot;;&quot;m&quot;)" office:value-type="string" office:string-value="w" calcext:value-type="string">
            <text:p>w</text:p>
          </table:table-cell>
          <table:table-cell table:formula="of:=CONCATENATE(IF(COUNTIF([.H$1:.H$1048576];[.A251]);[.H$1]&amp;&quot; &quot;;&quot;&quot;);  IF(COUNTIF([.I$1:.I$1048576];[.A251]);[.I$1]&amp;&quot; &quot;;&quot;&quot;) ; IF(COUNTIF([.J$1:.J$1048576];[.A251]);[.J$1]&amp;&quot; &quot;;&quot;&quot;);  IF(COUNTIF([.K$1:.K$1048576];[.A251]);[.K$1]&amp;&quot; &quot;;&quot;&quot;)    ;  IF(COUNTIF([.L$1:.L$1048576];[.A251]);[.L$1]&amp;&quot; &quot;;&quot;&quot;);  IF(COUNTIF([.M$1:.M$1048576];[.A251]);[.M$1]&amp;&quot; &quot;;&quot;&quot;);  IF(COUNTIF([.N$1:.N$1048576];[.A251]);[.N$1]&amp;&quot; &quot;;&quot;&quot;);  IF(COUNTIF([.O$1:.O$1048576];[.A251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Odette</text:p>
          </table:table-cell>
          <table:table-cell office:value-type="string" calcext:value-type="string">
            <text:p>Quent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a</text:p>
          </table:table-cell>
          <table:table-cell table:formula="of:=IF(COUNTIF([.E$1:.E$1048576];[.A252]);&quot;w&quot;;&quot;m&quot;)" office:value-type="string" office:string-value="w" calcext:value-type="string">
            <text:p>w</text:p>
          </table:table-cell>
          <table:table-cell table:formula="of:=CONCATENATE(IF(COUNTIF([.H$1:.H$1048576];[.A252]);[.H$1]&amp;&quot; &quot;;&quot;&quot;);  IF(COUNTIF([.I$1:.I$1048576];[.A252]);[.I$1]&amp;&quot; &quot;;&quot;&quot;) ; IF(COUNTIF([.J$1:.J$1048576];[.A252]);[.J$1]&amp;&quot; &quot;;&quot;&quot;);  IF(COUNTIF([.K$1:.K$1048576];[.A252]);[.K$1]&amp;&quot; &quot;;&quot;&quot;)    ;  IF(COUNTIF([.L$1:.L$1048576];[.A252]);[.L$1]&amp;&quot; &quot;;&quot;&quot;);  IF(COUNTIF([.M$1:.M$1048576];[.A252]);[.M$1]&amp;&quot; &quot;;&quot;&quot;);  IF(COUNTIF([.N$1:.N$1048576];[.A252]);[.N$1]&amp;&quot; &quot;;&quot;&quot;);  IF(COUNTIF([.O$1:.O$1048576];[.A252]);[.O$1]&amp;&quot; &quot;;&quot;&quot;))">
            <text:p/>
          </table:table-cell>
          <table:table-cell/>
          <table:table-cell office:value-type="string" calcext:value-type="string">
            <text:p>Oksana</text:p>
          </table:table-cell>
          <table:table-cell office:value-type="string" calcext:value-type="string">
            <text:p>Quir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ga</text:p>
          </table:table-cell>
          <table:table-cell table:formula="of:=IF(COUNTIF([.E$1:.E$1048576];[.A253]);&quot;w&quot;;&quot;m&quot;)" office:value-type="string" office:string-value="w" calcext:value-type="string">
            <text:p>w</text:p>
          </table:table-cell>
          <table:table-cell table:formula="of:=CONCATENATE(IF(COUNTIF([.H$1:.H$1048576];[.A253]);[.H$1]&amp;&quot; &quot;;&quot;&quot;);  IF(COUNTIF([.I$1:.I$1048576];[.A253]);[.I$1]&amp;&quot; &quot;;&quot;&quot;) ; IF(COUNTIF([.J$1:.J$1048576];[.A253]);[.J$1]&amp;&quot; &quot;;&quot;&quot;);  IF(COUNTIF([.K$1:.K$1048576];[.A253]);[.K$1]&amp;&quot; &quot;;&quot;&quot;)    ;  IF(COUNTIF([.L$1:.L$1048576];[.A253]);[.L$1]&amp;&quot; &quot;;&quot;&quot;);  IF(COUNTIF([.M$1:.M$1048576];[.A253]);[.M$1]&amp;&quot; &quot;;&quot;&quot;);  IF(COUNTIF([.N$1:.N$1048576];[.A253]);[.N$1]&amp;&quot; &quot;;&quot;&quot;);  IF(COUNTIF([.O$1:.O$1048576];[.A253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Ola</text:p>
          </table:table-cell>
          <table:table-cell office:value-type="string" calcext:value-type="string">
            <text:p>Rapha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ia</text:p>
          </table:table-cell>
          <table:table-cell table:formula="of:=IF(COUNTIF([.E$1:.E$1048576];[.A254]);&quot;w&quot;;&quot;m&quot;)" office:value-type="string" office:string-value="w" calcext:value-type="string">
            <text:p>w</text:p>
          </table:table-cell>
          <table:table-cell table:formula="of:=CONCATENATE(IF(COUNTIF([.H$1:.H$1048576];[.A254]);[.H$1]&amp;&quot; &quot;;&quot;&quot;);  IF(COUNTIF([.I$1:.I$1048576];[.A254]);[.I$1]&amp;&quot; &quot;;&quot;&quot;) ; IF(COUNTIF([.J$1:.J$1048576];[.A254]);[.J$1]&amp;&quot; &quot;;&quot;&quot;);  IF(COUNTIF([.K$1:.K$1048576];[.A254]);[.K$1]&amp;&quot; &quot;;&quot;&quot;)    ;  IF(COUNTIF([.L$1:.L$1048576];[.A254]);[.L$1]&amp;&quot; &quot;;&quot;&quot;);  IF(COUNTIF([.M$1:.M$1048576];[.A254]);[.M$1]&amp;&quot; &quot;;&quot;&quot;);  IF(COUNTIF([.N$1:.N$1048576];[.A254]);[.N$1]&amp;&quot; &quot;;&quot;&quot;);  IF(COUNTIF([.O$1:.O$1048576];[.A254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Olga</text:p>
          </table:table-cell>
          <table:table-cell office:value-type="string" calcext:value-type="string">
            <text:p>Ricar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ivia</text:p>
          </table:table-cell>
          <table:table-cell table:formula="of:=IF(COUNTIF([.E$1:.E$1048576];[.A255]);&quot;w&quot;;&quot;m&quot;)" office:value-type="string" office:string-value="w" calcext:value-type="string">
            <text:p>w</text:p>
          </table:table-cell>
          <table:table-cell table:formula="of:=CONCATENATE(IF(COUNTIF([.H$1:.H$1048576];[.A255]);[.H$1]&amp;&quot; &quot;;&quot;&quot;);  IF(COUNTIF([.I$1:.I$1048576];[.A255]);[.I$1]&amp;&quot; &quot;;&quot;&quot;) ; IF(COUNTIF([.J$1:.J$1048576];[.A255]);[.J$1]&amp;&quot; &quot;;&quot;&quot;);  IF(COUNTIF([.K$1:.K$1048576];[.A255]);[.K$1]&amp;&quot; &quot;;&quot;&quot;)    ;  IF(COUNTIF([.L$1:.L$1048576];[.A255]);[.L$1]&amp;&quot; &quot;;&quot;&quot;);  IF(COUNTIF([.M$1:.M$1048576];[.A255]);[.M$1]&amp;&quot; &quot;;&quot;&quot;);  IF(COUNTIF([.N$1:.N$1048576];[.A255]);[.N$1]&amp;&quot; &quot;;&quot;&quot;);  IF(COUNTIF([.O$1:.O$1048576];[.A255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Olia</text:p>
          </table:table-cell>
          <table:table-cell office:value-type="string" calcext:value-type="string">
            <text:p>Robe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ympia</text:p>
          </table:table-cell>
          <table:table-cell table:formula="of:=IF(COUNTIF([.E$1:.E$1048576];[.A256]);&quot;w&quot;;&quot;m&quot;)" office:value-type="string" office:string-value="w" calcext:value-type="string">
            <text:p>w</text:p>
          </table:table-cell>
          <table:table-cell table:formula="of:=CONCATENATE(IF(COUNTIF([.H$1:.H$1048576];[.A256]);[.H$1]&amp;&quot; &quot;;&quot;&quot;);  IF(COUNTIF([.I$1:.I$1048576];[.A256]);[.I$1]&amp;&quot; &quot;;&quot;&quot;) ; IF(COUNTIF([.J$1:.J$1048576];[.A256]);[.J$1]&amp;&quot; &quot;;&quot;&quot;);  IF(COUNTIF([.K$1:.K$1048576];[.A256]);[.K$1]&amp;&quot; &quot;;&quot;&quot;)    ;  IF(COUNTIF([.L$1:.L$1048576];[.A256]);[.L$1]&amp;&quot; &quot;;&quot;&quot;);  IF(COUNTIF([.M$1:.M$1048576];[.A256]);[.M$1]&amp;&quot; &quot;;&quot;&quot;);  IF(COUNTIF([.N$1:.N$1048576];[.A256]);[.N$1]&amp;&quot; &quot;;&quot;&quot;);  IF(COUNTIF([.O$1:.O$1048576];[.A256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Olivia</text:p>
          </table:table-cell>
          <table:table-cell office:value-type="string" calcext:value-type="string">
            <text:p>Rob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a</text:p>
          </table:table-cell>
          <table:table-cell table:formula="of:=IF(COUNTIF([.E$1:.E$1048576];[.A257]);&quot;w&quot;;&quot;m&quot;)" office:value-type="string" office:string-value="w" calcext:value-type="string">
            <text:p>w</text:p>
          </table:table-cell>
          <table:table-cell table:formula="of:=CONCATENATE(IF(COUNTIF([.H$1:.H$1048576];[.A257]);[.H$1]&amp;&quot; &quot;;&quot;&quot;);  IF(COUNTIF([.I$1:.I$1048576];[.A257]);[.I$1]&amp;&quot; &quot;;&quot;&quot;) ; IF(COUNTIF([.J$1:.J$1048576];[.A257]);[.J$1]&amp;&quot; &quot;;&quot;&quot;);  IF(COUNTIF([.K$1:.K$1048576];[.A257]);[.K$1]&amp;&quot; &quot;;&quot;&quot;)    ;  IF(COUNTIF([.L$1:.L$1048576];[.A257]);[.L$1]&amp;&quot; &quot;;&quot;&quot;);  IF(COUNTIF([.M$1:.M$1048576];[.A257]);[.M$1]&amp;&quot; &quot;;&quot;&quot;);  IF(COUNTIF([.N$1:.N$1048576];[.A257]);[.N$1]&amp;&quot; &quot;;&quot;&quot;);  IF(COUNTIF([.O$1:.O$1048576];[.A257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Olympia</text:p>
          </table:table-cell>
          <table:table-cell office:value-type="string" calcext:value-type="string">
            <text:p>Rom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helia</text:p>
          </table:table-cell>
          <table:table-cell table:formula="of:=IF(COUNTIF([.E$1:.E$1048576];[.A258]);&quot;w&quot;;&quot;m&quot;)" office:value-type="string" office:string-value="w" calcext:value-type="string">
            <text:p>w</text:p>
          </table:table-cell>
          <table:table-cell table:formula="of:=CONCATENATE(IF(COUNTIF([.H$1:.H$1048576];[.A258]);[.H$1]&amp;&quot; &quot;;&quot;&quot;);  IF(COUNTIF([.I$1:.I$1048576];[.A258]);[.I$1]&amp;&quot; &quot;;&quot;&quot;) ; IF(COUNTIF([.J$1:.J$1048576];[.A258]);[.J$1]&amp;&quot; &quot;;&quot;&quot;);  IF(COUNTIF([.K$1:.K$1048576];[.A258]);[.K$1]&amp;&quot; &quot;;&quot;&quot;)    ;  IF(COUNTIF([.L$1:.L$1048576];[.A258]);[.L$1]&amp;&quot; &quot;;&quot;&quot;);  IF(COUNTIF([.M$1:.M$1048576];[.A258]);[.M$1]&amp;&quot; &quot;;&quot;&quot;);  IF(COUNTIF([.N$1:.N$1048576];[.A258]);[.N$1]&amp;&quot; &quot;;&quot;&quot;);  IF(COUNTIF([.O$1:.O$1048576];[.A258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Ona</text:p>
          </table:table-cell>
          <table:table-cell office:value-type="string" calcext:value-type="string">
            <text:p>Samu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iana</text:p>
          </table:table-cell>
          <table:table-cell table:formula="of:=IF(COUNTIF([.E$1:.E$1048576];[.A259]);&quot;w&quot;;&quot;m&quot;)" office:value-type="string" office:string-value="w" calcext:value-type="string">
            <text:p>w</text:p>
          </table:table-cell>
          <table:table-cell table:formula="of:=CONCATENATE(IF(COUNTIF([.H$1:.H$1048576];[.A259]);[.H$1]&amp;&quot; &quot;;&quot;&quot;);  IF(COUNTIF([.I$1:.I$1048576];[.A259]);[.I$1]&amp;&quot; &quot;;&quot;&quot;) ; IF(COUNTIF([.J$1:.J$1048576];[.A259]);[.J$1]&amp;&quot; &quot;;&quot;&quot;);  IF(COUNTIF([.K$1:.K$1048576];[.A259]);[.K$1]&amp;&quot; &quot;;&quot;&quot;)    ;  IF(COUNTIF([.L$1:.L$1048576];[.A259]);[.L$1]&amp;&quot; &quot;;&quot;&quot;);  IF(COUNTIF([.M$1:.M$1048576];[.A259]);[.M$1]&amp;&quot; &quot;;&quot;&quot;);  IF(COUNTIF([.N$1:.N$1048576];[.A259]);[.N$1]&amp;&quot; &quot;;&quot;&quot;);  IF(COUNTIF([.O$1:.O$1048576];[.A259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Ophelia</text:p>
          </table:table-cell>
          <table:table-cell office:value-type="string" calcext:value-type="string">
            <text:p>Sebasti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ietta</text:p>
          </table:table-cell>
          <table:table-cell table:formula="of:=IF(COUNTIF([.E$1:.E$1048576];[.A260]);&quot;w&quot;;&quot;m&quot;)" office:value-type="string" office:string-value="w" calcext:value-type="string">
            <text:p>w</text:p>
          </table:table-cell>
          <table:table-cell table:formula="of:=CONCATENATE(IF(COUNTIF([.H$1:.H$1048576];[.A260]);[.H$1]&amp;&quot; &quot;;&quot;&quot;);  IF(COUNTIF([.I$1:.I$1048576];[.A260]);[.I$1]&amp;&quot; &quot;;&quot;&quot;) ; IF(COUNTIF([.J$1:.J$1048576];[.A260]);[.J$1]&amp;&quot; &quot;;&quot;&quot;);  IF(COUNTIF([.K$1:.K$1048576];[.A260]);[.K$1]&amp;&quot; &quot;;&quot;&quot;)    ;  IF(COUNTIF([.L$1:.L$1048576];[.A260]);[.L$1]&amp;&quot; &quot;;&quot;&quot;);  IF(COUNTIF([.M$1:.M$1048576];[.A260]);[.M$1]&amp;&quot; &quot;;&quot;&quot;);  IF(COUNTIF([.N$1:.N$1048576];[.A260]);[.N$1]&amp;&quot; &quot;;&quot;&quot;);  IF(COUNTIF([.O$1:.O$1048576];[.A260]);[.O$1]&amp;&quot; &quot;;&quot;&quot;))" office:value-type="string" office:string-value="lateinisch südeuropäisch " calcext:value-type="string">
            <text:p>lateinisch südeuropäisch </text:p>
          </table:table-cell>
          <table:table-cell/>
          <table:table-cell office:value-type="string" calcext:value-type="string">
            <text:p>Oriana</text:p>
          </table:table-cell>
          <table:table-cell office:value-type="string" calcext:value-type="string">
            <text:p>Sim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la</text:p>
          </table:table-cell>
          <table:table-cell table:formula="of:=IF(COUNTIF([.E$1:.E$1048576];[.A261]);&quot;w&quot;;&quot;m&quot;)" office:value-type="string" office:string-value="w" calcext:value-type="string">
            <text:p>w</text:p>
          </table:table-cell>
          <table:table-cell table:formula="of:=CONCATENATE(IF(COUNTIF([.H$1:.H$1048576];[.A261]);[.H$1]&amp;&quot; &quot;;&quot;&quot;);  IF(COUNTIF([.I$1:.I$1048576];[.A261]);[.I$1]&amp;&quot; &quot;;&quot;&quot;) ; IF(COUNTIF([.J$1:.J$1048576];[.A261]);[.J$1]&amp;&quot; &quot;;&quot;&quot;);  IF(COUNTIF([.K$1:.K$1048576];[.A261]);[.K$1]&amp;&quot; &quot;;&quot;&quot;)    ;  IF(COUNTIF([.L$1:.L$1048576];[.A261]);[.L$1]&amp;&quot; &quot;;&quot;&quot;);  IF(COUNTIF([.M$1:.M$1048576];[.A261]);[.M$1]&amp;&quot; &quot;;&quot;&quot;);  IF(COUNTIF([.N$1:.N$1048576];[.A261]);[.N$1]&amp;&quot; &quot;;&quot;&quot;);  IF(COUNTIF([.O$1:.O$1048576];[.A261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Orietta</text:p>
          </table:table-cell>
          <table:table-cell office:value-type="string" calcext:value-type="string">
            <text:p>Soph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nella</text:p>
          </table:table-cell>
          <table:table-cell table:formula="of:=IF(COUNTIF([.E$1:.E$1048576];[.A262]);&quot;w&quot;;&quot;m&quot;)" office:value-type="string" office:string-value="w" calcext:value-type="string">
            <text:p>w</text:p>
          </table:table-cell>
          <table:table-cell table:formula="of:=CONCATENATE(IF(COUNTIF([.H$1:.H$1048576];[.A262]);[.H$1]&amp;&quot; &quot;;&quot;&quot;);  IF(COUNTIF([.I$1:.I$1048576];[.A262]);[.I$1]&amp;&quot; &quot;;&quot;&quot;) ; IF(COUNTIF([.J$1:.J$1048576];[.A262]);[.J$1]&amp;&quot; &quot;;&quot;&quot;);  IF(COUNTIF([.K$1:.K$1048576];[.A262]);[.K$1]&amp;&quot; &quot;;&quot;&quot;)    ;  IF(COUNTIF([.L$1:.L$1048576];[.A262]);[.L$1]&amp;&quot; &quot;;&quot;&quot;);  IF(COUNTIF([.M$1:.M$1048576];[.A262]);[.M$1]&amp;&quot; &quot;;&quot;&quot;);  IF(COUNTIF([.N$1:.N$1048576];[.A262]);[.N$1]&amp;&quot; &quot;;&quot;&quot;);  IF(COUNTIF([.O$1:.O$1048576];[.A262]);[.O$1]&amp;&quot; &quot;;&quot;&quot;))" office:value-type="string" office:string-value="lateinisch südeuropäisch " calcext:value-type="string">
            <text:p>lateinisch südeuropäisch </text:p>
          </table:table-cell>
          <table:table-cell/>
          <table:table-cell office:value-type="string" calcext:value-type="string">
            <text:p>Orla</text:p>
          </table:table-cell>
          <table:table-cell office:value-type="string" calcext:value-type="string">
            <text:p>Stef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ia</text:p>
          </table:table-cell>
          <table:table-cell table:formula="of:=IF(COUNTIF([.E$1:.E$1048576];[.A263]);&quot;w&quot;;&quot;m&quot;)" office:value-type="string" office:string-value="w" calcext:value-type="string">
            <text:p>w</text:p>
          </table:table-cell>
          <table:table-cell table:formula="of:=CONCATENATE(IF(COUNTIF([.H$1:.H$1048576];[.A263]);[.H$1]&amp;&quot; &quot;;&quot;&quot;);  IF(COUNTIF([.I$1:.I$1048576];[.A263]);[.I$1]&amp;&quot; &quot;;&quot;&quot;) ; IF(COUNTIF([.J$1:.J$1048576];[.A263]);[.J$1]&amp;&quot; &quot;;&quot;&quot;);  IF(COUNTIF([.K$1:.K$1048576];[.A263]);[.K$1]&amp;&quot; &quot;;&quot;&quot;)    ;  IF(COUNTIF([.L$1:.L$1048576];[.A263]);[.L$1]&amp;&quot; &quot;;&quot;&quot;);  IF(COUNTIF([.M$1:.M$1048576];[.A263]);[.M$1]&amp;&quot; &quot;;&quot;&quot;);  IF(COUNTIF([.N$1:.N$1048576];[.A263]);[.N$1]&amp;&quot; &quot;;&quot;&quot;);  IF(COUNTIF([.O$1:.O$1048576];[.A263]);[.O$1]&amp;&quot; &quot;;&quot;&quot;))" office:value-type="string" office:string-value="lateinisch südeuropäisch " calcext:value-type="string">
            <text:p>lateinisch südeuropäisch </text:p>
          </table:table-cell>
          <table:table-cell/>
          <table:table-cell office:value-type="string" calcext:value-type="string">
            <text:p>Ornella</text:p>
          </table:table-cell>
          <table:table-cell office:value-type="string" calcext:value-type="string">
            <text:p>Sv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tila</text:p>
          </table:table-cell>
          <table:table-cell table:formula="of:=IF(COUNTIF([.E$1:.E$1048576];[.A264]);&quot;w&quot;;&quot;m&quot;)" office:value-type="string" office:string-value="w" calcext:value-type="string">
            <text:p>w</text:p>
          </table:table-cell>
          <table:table-cell table:formula="of:=CONCATENATE(IF(COUNTIF([.H$1:.H$1048576];[.A264]);[.H$1]&amp;&quot; &quot;;&quot;&quot;);  IF(COUNTIF([.I$1:.I$1048576];[.A264]);[.I$1]&amp;&quot; &quot;;&quot;&quot;) ; IF(COUNTIF([.J$1:.J$1048576];[.A264]);[.J$1]&amp;&quot; &quot;;&quot;&quot;);  IF(COUNTIF([.K$1:.K$1048576];[.A264]);[.K$1]&amp;&quot; &quot;;&quot;&quot;)    ;  IF(COUNTIF([.L$1:.L$1048576];[.A264]);[.L$1]&amp;&quot; &quot;;&quot;&quot;);  IF(COUNTIF([.M$1:.M$1048576];[.A264]);[.M$1]&amp;&quot; &quot;;&quot;&quot;);  IF(COUNTIF([.N$1:.N$1048576];[.A264]);[.N$1]&amp;&quot; &quot;;&quot;&quot;);  IF(COUNTIF([.O$1:.O$1048576];[.A264]);[.O$1]&amp;&quot; &quot;;&quot;&quot;))" office:value-type="string" office:string-value="lateinisch westeuropäisch " calcext:value-type="string">
            <text:p>lateinisch westeuropäisch </text:p>
          </table:table-cell>
          <table:table-cell/>
          <table:table-cell office:value-type="string" calcext:value-type="string">
            <text:p>Osia</text:p>
          </table:table-cell>
          <table:table-cell office:value-type="string" calcext:value-type="string">
            <text:p>Thom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ttilie</text:p>
          </table:table-cell>
          <table:table-cell table:formula="of:=IF(COUNTIF([.E$1:.E$1048576];[.A265]);&quot;w&quot;;&quot;m&quot;)" office:value-type="string" office:string-value="w" calcext:value-type="string">
            <text:p>w</text:p>
          </table:table-cell>
          <table:table-cell table:formula="of:=CONCATENATE(IF(COUNTIF([.H$1:.H$1048576];[.A265]);[.H$1]&amp;&quot; &quot;;&quot;&quot;);  IF(COUNTIF([.I$1:.I$1048576];[.A265]);[.I$1]&amp;&quot; &quot;;&quot;&quot;) ; IF(COUNTIF([.J$1:.J$1048576];[.A265]);[.J$1]&amp;&quot; &quot;;&quot;&quot;);  IF(COUNTIF([.K$1:.K$1048576];[.A265]);[.K$1]&amp;&quot; &quot;;&quot;&quot;)    ;  IF(COUNTIF([.L$1:.L$1048576];[.A265]);[.L$1]&amp;&quot; &quot;;&quot;&quot;);  IF(COUNTIF([.M$1:.M$1048576];[.A265]);[.M$1]&amp;&quot; &quot;;&quot;&quot;);  IF(COUNTIF([.N$1:.N$1048576];[.A265]);[.N$1]&amp;&quot; &quot;;&quot;&quot;);  IF(COUNTIF([.O$1:.O$1048576];[.A265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Otila</text:p>
          </table:table-cell>
          <table:table-cell office:value-type="string" calcext:value-type="string">
            <text:p>Thorst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ige</text:p>
          </table:table-cell>
          <table:table-cell table:formula="of:=IF(COUNTIF([.E$1:.E$1048576];[.A266]);&quot;w&quot;;&quot;m&quot;)" office:value-type="string" office:string-value="w" calcext:value-type="string">
            <text:p>w</text:p>
          </table:table-cell>
          <table:table-cell table:formula="of:=CONCATENATE(IF(COUNTIF([.H$1:.H$1048576];[.A266]);[.H$1]&amp;&quot; &quot;;&quot;&quot;);  IF(COUNTIF([.I$1:.I$1048576];[.A266]);[.I$1]&amp;&quot; &quot;;&quot;&quot;) ; IF(COUNTIF([.J$1:.J$1048576];[.A266]);[.J$1]&amp;&quot; &quot;;&quot;&quot;);  IF(COUNTIF([.K$1:.K$1048576];[.A266]);[.K$1]&amp;&quot; &quot;;&quot;&quot;)    ;  IF(COUNTIF([.L$1:.L$1048576];[.A266]);[.L$1]&amp;&quot; &quot;;&quot;&quot;);  IF(COUNTIF([.M$1:.M$1048576];[.A266]);[.M$1]&amp;&quot; &quot;;&quot;&quot;);  IF(COUNTIF([.N$1:.N$1048576];[.A266]);[.N$1]&amp;&quot; &quot;;&quot;&quot;);  IF(COUNTIF([.O$1:.O$1048576];[.A266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Ottilie</text:p>
          </table:table-cell>
          <table:table-cell office:value-type="string" calcext:value-type="string">
            <text:p>Ti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lina</text:p>
          </table:table-cell>
          <table:table-cell table:formula="of:=IF(COUNTIF([.E$1:.E$1048576];[.A267]);&quot;w&quot;;&quot;m&quot;)" office:value-type="string" office:string-value="w" calcext:value-type="string">
            <text:p>w</text:p>
          </table:table-cell>
          <table:table-cell table:formula="of:=CONCATENATE(IF(COUNTIF([.H$1:.H$1048576];[.A267]);[.H$1]&amp;&quot; &quot;;&quot;&quot;);  IF(COUNTIF([.I$1:.I$1048576];[.A267]);[.I$1]&amp;&quot; &quot;;&quot;&quot;) ; IF(COUNTIF([.J$1:.J$1048576];[.A267]);[.J$1]&amp;&quot; &quot;;&quot;&quot;);  IF(COUNTIF([.K$1:.K$1048576];[.A267]);[.K$1]&amp;&quot; &quot;;&quot;&quot;)    ;  IF(COUNTIF([.L$1:.L$1048576];[.A267]);[.L$1]&amp;&quot; &quot;;&quot;&quot;);  IF(COUNTIF([.M$1:.M$1048576];[.A267]);[.M$1]&amp;&quot; &quot;;&quot;&quot;);  IF(COUNTIF([.N$1:.N$1048576];[.A267]);[.N$1]&amp;&quot; &quot;;&quot;&quot;);  IF(COUNTIF([.O$1:.O$1048576];[.A267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Paige</text:p>
          </table:table-cell>
          <table:table-cell office:value-type="string" calcext:value-type="string">
            <text:p>T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mela</text:p>
          </table:table-cell>
          <table:table-cell table:formula="of:=IF(COUNTIF([.E$1:.E$1048576];[.A268]);&quot;w&quot;;&quot;m&quot;)" office:value-type="string" office:string-value="w" calcext:value-type="string">
            <text:p>w</text:p>
          </table:table-cell>
          <table:table-cell table:formula="of:=CONCATENATE(IF(COUNTIF([.H$1:.H$1048576];[.A268]);[.H$1]&amp;&quot; &quot;;&quot;&quot;);  IF(COUNTIF([.I$1:.I$1048576];[.A268]);[.I$1]&amp;&quot; &quot;;&quot;&quot;) ; IF(COUNTIF([.J$1:.J$1048576];[.A268]);[.J$1]&amp;&quot; &quot;;&quot;&quot;);  IF(COUNTIF([.K$1:.K$1048576];[.A268]);[.K$1]&amp;&quot; &quot;;&quot;&quot;)    ;  IF(COUNTIF([.L$1:.L$1048576];[.A268]);[.L$1]&amp;&quot; &quot;;&quot;&quot;);  IF(COUNTIF([.M$1:.M$1048576];[.A268]);[.M$1]&amp;&quot; &quot;;&quot;&quot;);  IF(COUNTIF([.N$1:.N$1048576];[.A268]);[.N$1]&amp;&quot; &quot;;&quot;&quot;);  IF(COUNTIF([.O$1:.O$1048576];[.A268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Palina</text:p>
          </table:table-cell>
          <table:table-cell office:value-type="string" calcext:value-type="string">
            <text:p>Tobi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ola</text:p>
          </table:table-cell>
          <table:table-cell table:formula="of:=IF(COUNTIF([.E$1:.E$1048576];[.A269]);&quot;w&quot;;&quot;m&quot;)" office:value-type="string" office:string-value="w" calcext:value-type="string">
            <text:p>w</text:p>
          </table:table-cell>
          <table:table-cell table:formula="of:=CONCATENATE(IF(COUNTIF([.H$1:.H$1048576];[.A269]);[.H$1]&amp;&quot; &quot;;&quot;&quot;);  IF(COUNTIF([.I$1:.I$1048576];[.A269]);[.I$1]&amp;&quot; &quot;;&quot;&quot;) ; IF(COUNTIF([.J$1:.J$1048576];[.A269]);[.J$1]&amp;&quot; &quot;;&quot;&quot;);  IF(COUNTIF([.K$1:.K$1048576];[.A269]);[.K$1]&amp;&quot; &quot;;&quot;&quot;)    ;  IF(COUNTIF([.L$1:.L$1048576];[.A269]);[.L$1]&amp;&quot; &quot;;&quot;&quot;);  IF(COUNTIF([.M$1:.M$1048576];[.A269]);[.M$1]&amp;&quot; &quot;;&quot;&quot;);  IF(COUNTIF([.N$1:.N$1048576];[.A269]);[.N$1]&amp;&quot; &quot;;&quot;&quot;);  IF(COUNTIF([.O$1:.O$1048576];[.A269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Pamela</text:p>
          </table:table-cell>
          <table:table-cell office:value-type="string" calcext:value-type="string">
            <text:p>U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</text:p>
          </table:table-cell>
          <table:table-cell table:formula="of:=IF(COUNTIF([.E$1:.E$1048576];[.A270]);&quot;w&quot;;&quot;m&quot;)" office:value-type="string" office:string-value="w" calcext:value-type="string">
            <text:p>w</text:p>
          </table:table-cell>
          <table:table-cell table:formula="of:=CONCATENATE(IF(COUNTIF([.H$1:.H$1048576];[.A270]);[.H$1]&amp;&quot; &quot;;&quot;&quot;);  IF(COUNTIF([.I$1:.I$1048576];[.A270]);[.I$1]&amp;&quot; &quot;;&quot;&quot;) ; IF(COUNTIF([.J$1:.J$1048576];[.A270]);[.J$1]&amp;&quot; &quot;;&quot;&quot;);  IF(COUNTIF([.K$1:.K$1048576];[.A270]);[.K$1]&amp;&quot; &quot;;&quot;&quot;)    ;  IF(COUNTIF([.L$1:.L$1048576];[.A270]);[.L$1]&amp;&quot; &quot;;&quot;&quot;);  IF(COUNTIF([.M$1:.M$1048576];[.A270]);[.M$1]&amp;&quot; &quot;;&quot;&quot;);  IF(COUNTIF([.N$1:.N$1048576];[.A270]);[.N$1]&amp;&quot; &quot;;&quot;&quot;);  IF(COUNTIF([.O$1:.O$1048576];[.A270]);[.O$1]&amp;&quot; &quot;;&quot;&quot;))" office:value-type="string" office:string-value="asiatisch " calcext:value-type="string">
            <text:p>asiatisch </text:p>
          </table:table-cell>
          <table:table-cell/>
          <table:table-cell office:value-type="string" calcext:value-type="string">
            <text:p>Paola</text:p>
          </table:table-cell>
          <table:table-cell office:value-type="string" calcext:value-type="string">
            <text:p>Ul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tricia</text:p>
          </table:table-cell>
          <table:table-cell table:formula="of:=IF(COUNTIF([.E$1:.E$1048576];[.A271]);&quot;w&quot;;&quot;m&quot;)" office:value-type="string" office:string-value="w" calcext:value-type="string">
            <text:p>w</text:p>
          </table:table-cell>
          <table:table-cell table:formula="of:=CONCATENATE(IF(COUNTIF([.H$1:.H$1048576];[.A271]);[.H$1]&amp;&quot; &quot;;&quot;&quot;);  IF(COUNTIF([.I$1:.I$1048576];[.A271]);[.I$1]&amp;&quot; &quot;;&quot;&quot;) ; IF(COUNTIF([.J$1:.J$1048576];[.A271]);[.J$1]&amp;&quot; &quot;;&quot;&quot;);  IF(COUNTIF([.K$1:.K$1048576];[.A271]);[.K$1]&amp;&quot; &quot;;&quot;&quot;)    ;  IF(COUNTIF([.L$1:.L$1048576];[.A271]);[.L$1]&amp;&quot; &quot;;&quot;&quot;);  IF(COUNTIF([.M$1:.M$1048576];[.A271]);[.M$1]&amp;&quot; &quot;;&quot;&quot;);  IF(COUNTIF([.N$1:.N$1048576];[.A271]);[.N$1]&amp;&quot; &quot;;&quot;&quot;);  IF(COUNTIF([.O$1:.O$1048576];[.A271]);[.O$1]&amp;&quot; &quot;;&quot;&quot;))" office:value-type="string" office:string-value="lateinisch " calcext:value-type="string">
            <text:p>lateinisch </text:p>
          </table:table-cell>
          <table:table-cell/>
          <table:table-cell office:value-type="string" calcext:value-type="string">
            <text:p>Pari</text:p>
          </table:table-cell>
          <table:table-cell office:value-type="string" calcext:value-type="string">
            <text:p>Ulri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ula</text:p>
          </table:table-cell>
          <table:table-cell table:formula="of:=IF(COUNTIF([.E$1:.E$1048576];[.A272]);&quot;w&quot;;&quot;m&quot;)" office:value-type="string" office:string-value="w" calcext:value-type="string">
            <text:p>w</text:p>
          </table:table-cell>
          <table:table-cell table:formula="of:=CONCATENATE(IF(COUNTIF([.H$1:.H$1048576];[.A272]);[.H$1]&amp;&quot; &quot;;&quot;&quot;);  IF(COUNTIF([.I$1:.I$1048576];[.A272]);[.I$1]&amp;&quot; &quot;;&quot;&quot;) ; IF(COUNTIF([.J$1:.J$1048576];[.A272]);[.J$1]&amp;&quot; &quot;;&quot;&quot;);  IF(COUNTIF([.K$1:.K$1048576];[.A272]);[.K$1]&amp;&quot; &quot;;&quot;&quot;)    ;  IF(COUNTIF([.L$1:.L$1048576];[.A272]);[.L$1]&amp;&quot; &quot;;&quot;&quot;);  IF(COUNTIF([.M$1:.M$1048576];[.A272]);[.M$1]&amp;&quot; &quot;;&quot;&quot;);  IF(COUNTIF([.N$1:.N$1048576];[.A272]);[.N$1]&amp;&quot; &quot;;&quot;&quot;);  IF(COUNTIF([.O$1:.O$1048576];[.A272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Patricia</text:p>
          </table:table-cell>
          <table:table-cell office:value-type="string" calcext:value-type="string">
            <text:p>Uri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uline</text:p>
          </table:table-cell>
          <table:table-cell table:formula="of:=IF(COUNTIF([.E$1:.E$1048576];[.A273]);&quot;w&quot;;&quot;m&quot;)" office:value-type="string" office:string-value="w" calcext:value-type="string">
            <text:p>w</text:p>
          </table:table-cell>
          <table:table-cell table:formula="of:=CONCATENATE(IF(COUNTIF([.H$1:.H$1048576];[.A273]);[.H$1]&amp;&quot; &quot;;&quot;&quot;);  IF(COUNTIF([.I$1:.I$1048576];[.A273]);[.I$1]&amp;&quot; &quot;;&quot;&quot;) ; IF(COUNTIF([.J$1:.J$1048576];[.A273]);[.J$1]&amp;&quot; &quot;;&quot;&quot;);  IF(COUNTIF([.K$1:.K$1048576];[.A273]);[.K$1]&amp;&quot; &quot;;&quot;&quot;)    ;  IF(COUNTIF([.L$1:.L$1048576];[.A273]);[.L$1]&amp;&quot; &quot;;&quot;&quot;);  IF(COUNTIF([.M$1:.M$1048576];[.A273]);[.M$1]&amp;&quot; &quot;;&quot;&quot;);  IF(COUNTIF([.N$1:.N$1048576];[.A273]);[.N$1]&amp;&quot; &quot;;&quot;&quot;);  IF(COUNTIF([.O$1:.O$1048576];[.A273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Paula</text:p>
          </table:table-cell>
          <table:table-cell office:value-type="string" calcext:value-type="string">
            <text:p>Uw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arl</text:p>
          </table:table-cell>
          <table:table-cell table:formula="of:=IF(COUNTIF([.E$1:.E$1048576];[.A274]);&quot;w&quot;;&quot;m&quot;)" office:value-type="string" office:string-value="w" calcext:value-type="string">
            <text:p>w</text:p>
          </table:table-cell>
          <table:table-cell table:formula="of:=CONCATENATE(IF(COUNTIF([.H$1:.H$1048576];[.A274]);[.H$1]&amp;&quot; &quot;;&quot;&quot;);  IF(COUNTIF([.I$1:.I$1048576];[.A274]);[.I$1]&amp;&quot; &quot;;&quot;&quot;) ; IF(COUNTIF([.J$1:.J$1048576];[.A274]);[.J$1]&amp;&quot; &quot;;&quot;&quot;);  IF(COUNTIF([.K$1:.K$1048576];[.A274]);[.K$1]&amp;&quot; &quot;;&quot;&quot;)    ;  IF(COUNTIF([.L$1:.L$1048576];[.A274]);[.L$1]&amp;&quot; &quot;;&quot;&quot;);  IF(COUNTIF([.M$1:.M$1048576];[.A274]);[.M$1]&amp;&quot; &quot;;&quot;&quot;);  IF(COUNTIF([.N$1:.N$1048576];[.A274]);[.N$1]&amp;&quot; &quot;;&quot;&quot;);  IF(COUNTIF([.O$1:.O$1048576];[.A274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Pauline</text:p>
          </table:table-cell>
          <table:table-cell office:value-type="string" calcext:value-type="string">
            <text:p>Valent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ggy</text:p>
          </table:table-cell>
          <table:table-cell table:formula="of:=IF(COUNTIF([.E$1:.E$1048576];[.A275]);&quot;w&quot;;&quot;m&quot;)" office:value-type="string" office:string-value="w" calcext:value-type="string">
            <text:p>w</text:p>
          </table:table-cell>
          <table:table-cell table:formula="of:=CONCATENATE(IF(COUNTIF([.H$1:.H$1048576];[.A275]);[.H$1]&amp;&quot; &quot;;&quot;&quot;);  IF(COUNTIF([.I$1:.I$1048576];[.A275]);[.I$1]&amp;&quot; &quot;;&quot;&quot;) ; IF(COUNTIF([.J$1:.J$1048576];[.A275]);[.J$1]&amp;&quot; &quot;;&quot;&quot;);  IF(COUNTIF([.K$1:.K$1048576];[.A275]);[.K$1]&amp;&quot; &quot;;&quot;&quot;)    ;  IF(COUNTIF([.L$1:.L$1048576];[.A275]);[.L$1]&amp;&quot; &quot;;&quot;&quot;);  IF(COUNTIF([.M$1:.M$1048576];[.A275]);[.M$1]&amp;&quot; &quot;;&quot;&quot;);  IF(COUNTIF([.N$1:.N$1048576];[.A275]);[.N$1]&amp;&quot; &quot;;&quot;&quot;);  IF(COUNTIF([.O$1:.O$1048576];[.A275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Pearl</text:p>
          </table:table-cell>
          <table:table-cell office:value-type="string" calcext:value-type="string">
            <text:p>Vikt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elope</text:p>
          </table:table-cell>
          <table:table-cell table:formula="of:=IF(COUNTIF([.E$1:.E$1048576];[.A276]);&quot;w&quot;;&quot;m&quot;)" office:value-type="string" office:string-value="w" calcext:value-type="string">
            <text:p>w</text:p>
          </table:table-cell>
          <table:table-cell table:formula="of:=CONCATENATE(IF(COUNTIF([.H$1:.H$1048576];[.A276]);[.H$1]&amp;&quot; &quot;;&quot;&quot;);  IF(COUNTIF([.I$1:.I$1048576];[.A276]);[.I$1]&amp;&quot; &quot;;&quot;&quot;) ; IF(COUNTIF([.J$1:.J$1048576];[.A276]);[.J$1]&amp;&quot; &quot;;&quot;&quot;);  IF(COUNTIF([.K$1:.K$1048576];[.A276]);[.K$1]&amp;&quot; &quot;;&quot;&quot;)    ;  IF(COUNTIF([.L$1:.L$1048576];[.A276]);[.L$1]&amp;&quot; &quot;;&quot;&quot;);  IF(COUNTIF([.M$1:.M$1048576];[.A276]);[.M$1]&amp;&quot; &quot;;&quot;&quot;);  IF(COUNTIF([.N$1:.N$1048576];[.A276]);[.N$1]&amp;&quot; &quot;;&quot;&quot;);  IF(COUNTIF([.O$1:.O$1048576];[.A276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Peggy</text:p>
          </table:table-cell>
          <table:table-cell office:value-type="string" calcext:value-type="string">
            <text:p>Vil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ny</text:p>
          </table:table-cell>
          <table:table-cell table:formula="of:=IF(COUNTIF([.E$1:.E$1048576];[.A277]);&quot;w&quot;;&quot;m&quot;)" office:value-type="string" office:string-value="w" calcext:value-type="string">
            <text:p>w</text:p>
          </table:table-cell>
          <table:table-cell table:formula="of:=CONCATENATE(IF(COUNTIF([.H$1:.H$1048576];[.A277]);[.H$1]&amp;&quot; &quot;;&quot;&quot;);  IF(COUNTIF([.I$1:.I$1048576];[.A277]);[.I$1]&amp;&quot; &quot;;&quot;&quot;) ; IF(COUNTIF([.J$1:.J$1048576];[.A277]);[.J$1]&amp;&quot; &quot;;&quot;&quot;);  IF(COUNTIF([.K$1:.K$1048576];[.A277]);[.K$1]&amp;&quot; &quot;;&quot;&quot;)    ;  IF(COUNTIF([.L$1:.L$1048576];[.A277]);[.L$1]&amp;&quot; &quot;;&quot;&quot;);  IF(COUNTIF([.M$1:.M$1048576];[.A277]);[.M$1]&amp;&quot; &quot;;&quot;&quot;);  IF(COUNTIF([.N$1:.N$1048576];[.A277]);[.N$1]&amp;&quot; &quot;;&quot;&quot;);  IF(COUNTIF([.O$1:.O$1048576];[.A277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Penelope</text:p>
          </table:table-cell>
          <table:table-cell office:value-type="string" calcext:value-type="string">
            <text:p>Vinz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ra</text:p>
          </table:table-cell>
          <table:table-cell table:formula="of:=IF(COUNTIF([.E$1:.E$1048576];[.A278]);&quot;w&quot;;&quot;m&quot;)" office:value-type="string" office:string-value="w" calcext:value-type="string">
            <text:p>w</text:p>
          </table:table-cell>
          <table:table-cell table:formula="of:=CONCATENATE(IF(COUNTIF([.H$1:.H$1048576];[.A278]);[.H$1]&amp;&quot; &quot;;&quot;&quot;);  IF(COUNTIF([.I$1:.I$1048576];[.A278]);[.I$1]&amp;&quot; &quot;;&quot;&quot;) ; IF(COUNTIF([.J$1:.J$1048576];[.A278]);[.J$1]&amp;&quot; &quot;;&quot;&quot;);  IF(COUNTIF([.K$1:.K$1048576];[.A278]);[.K$1]&amp;&quot; &quot;;&quot;&quot;)    ;  IF(COUNTIF([.L$1:.L$1048576];[.A278]);[.L$1]&amp;&quot; &quot;;&quot;&quot;);  IF(COUNTIF([.M$1:.M$1048576];[.A278]);[.M$1]&amp;&quot; &quot;;&quot;&quot;);  IF(COUNTIF([.N$1:.N$1048576];[.A278]);[.N$1]&amp;&quot; &quot;;&quot;&quot;);  IF(COUNTIF([.O$1:.O$1048576];[.A278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Penny</text:p>
          </table:table-cell>
          <table:table-cell office:value-type="string" calcext:value-type="string">
            <text:p>Vinzen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a</text:p>
          </table:table-cell>
          <table:table-cell table:formula="of:=IF(COUNTIF([.E$1:.E$1048576];[.A279]);&quot;w&quot;;&quot;m&quot;)" office:value-type="string" office:string-value="w" calcext:value-type="string">
            <text:p>w</text:p>
          </table:table-cell>
          <table:table-cell table:formula="of:=CONCATENATE(IF(COUNTIF([.H$1:.H$1048576];[.A279]);[.H$1]&amp;&quot; &quot;;&quot;&quot;);  IF(COUNTIF([.I$1:.I$1048576];[.A279]);[.I$1]&amp;&quot; &quot;;&quot;&quot;) ; IF(COUNTIF([.J$1:.J$1048576];[.A279]);[.J$1]&amp;&quot; &quot;;&quot;&quot;);  IF(COUNTIF([.K$1:.K$1048576];[.A279]);[.K$1]&amp;&quot; &quot;;&quot;&quot;)    ;  IF(COUNTIF([.L$1:.L$1048576];[.A279]);[.L$1]&amp;&quot; &quot;;&quot;&quot;);  IF(COUNTIF([.M$1:.M$1048576];[.A279]);[.M$1]&amp;&quot; &quot;;&quot;&quot;);  IF(COUNTIF([.N$1:.N$1048576];[.A279]);[.N$1]&amp;&quot; &quot;;&quot;&quot;);  IF(COUNTIF([.O$1:.O$1048576];[.A279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Petra</text:p>
          </table:table-cell>
          <table:table-cell office:value-type="string" calcext:value-type="string">
            <text:p>Wal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enie</text:p>
          </table:table-cell>
          <table:table-cell table:formula="of:=IF(COUNTIF([.E$1:.E$1048576];[.A280]);&quot;w&quot;;&quot;m&quot;)" office:value-type="string" office:string-value="w" calcext:value-type="string">
            <text:p>w</text:p>
          </table:table-cell>
          <table:table-cell table:formula="of:=CONCATENATE(IF(COUNTIF([.H$1:.H$1048576];[.A280]);[.H$1]&amp;&quot; &quot;;&quot;&quot;);  IF(COUNTIF([.I$1:.I$1048576];[.A280]);[.I$1]&amp;&quot; &quot;;&quot;&quot;) ; IF(COUNTIF([.J$1:.J$1048576];[.A280]);[.J$1]&amp;&quot; &quot;;&quot;&quot;);  IF(COUNTIF([.K$1:.K$1048576];[.A280]);[.K$1]&amp;&quot; &quot;;&quot;&quot;)    ;  IF(COUNTIF([.L$1:.L$1048576];[.A280]);[.L$1]&amp;&quot; &quot;;&quot;&quot;);  IF(COUNTIF([.M$1:.M$1048576];[.A280]);[.M$1]&amp;&quot; &quot;;&quot;&quot;);  IF(COUNTIF([.N$1:.N$1048576];[.A280]);[.N$1]&amp;&quot; &quot;;&quot;&quot;);  IF(COUNTIF([.O$1:.O$1048576];[.A280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Pia</text:p>
          </table:table-cell>
          <table:table-cell office:value-type="string" calcext:value-type="string">
            <text:p>Wern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iana</text:p>
          </table:table-cell>
          <table:table-cell table:formula="of:=IF(COUNTIF([.E$1:.E$1048576];[.A281]);&quot;w&quot;;&quot;m&quot;)" office:value-type="string" office:string-value="w" calcext:value-type="string">
            <text:p>w</text:p>
          </table:table-cell>
          <table:table-cell table:formula="of:=CONCATENATE(IF(COUNTIF([.H$1:.H$1048576];[.A281]);[.H$1]&amp;&quot; &quot;;&quot;&quot;);  IF(COUNTIF([.I$1:.I$1048576];[.A281]);[.I$1]&amp;&quot; &quot;;&quot;&quot;) ; IF(COUNTIF([.J$1:.J$1048576];[.A281]);[.J$1]&amp;&quot; &quot;;&quot;&quot;);  IF(COUNTIF([.K$1:.K$1048576];[.A281]);[.K$1]&amp;&quot; &quot;;&quot;&quot;)    ;  IF(COUNTIF([.L$1:.L$1048576];[.A281]);[.L$1]&amp;&quot; &quot;;&quot;&quot;);  IF(COUNTIF([.M$1:.M$1048576];[.A281]);[.M$1]&amp;&quot; &quot;;&quot;&quot;);  IF(COUNTIF([.N$1:.N$1048576];[.A281]);[.N$1]&amp;&quot; &quot;;&quot;&quot;);  IF(COUNTIF([.O$1:.O$1048576];[.A281]);[.O$1]&amp;&quot; &quot;;&quot;&quot;))">
            <text:p/>
          </table:table-cell>
          <table:table-cell/>
          <table:table-cell office:value-type="string" calcext:value-type="string">
            <text:p>Queenie</text:p>
          </table:table-cell>
          <table:table-cell office:value-type="string" calcext:value-type="string">
            <text:p>Wilhel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mona</text:p>
          </table:table-cell>
          <table:table-cell table:formula="of:=IF(COUNTIF([.E$1:.E$1048576];[.A282]);&quot;w&quot;;&quot;m&quot;)" office:value-type="string" office:string-value="w" calcext:value-type="string">
            <text:p>w</text:p>
          </table:table-cell>
          <table:table-cell table:formula="of:=CONCATENATE(IF(COUNTIF([.H$1:.H$1048576];[.A282]);[.H$1]&amp;&quot; &quot;;&quot;&quot;);  IF(COUNTIF([.I$1:.I$1048576];[.A282]);[.I$1]&amp;&quot; &quot;;&quot;&quot;) ; IF(COUNTIF([.J$1:.J$1048576];[.A282]);[.J$1]&amp;&quot; &quot;;&quot;&quot;);  IF(COUNTIF([.K$1:.K$1048576];[.A282]);[.K$1]&amp;&quot; &quot;;&quot;&quot;)    ;  IF(COUNTIF([.L$1:.L$1048576];[.A282]);[.L$1]&amp;&quot; &quot;;&quot;&quot;);  IF(COUNTIF([.M$1:.M$1048576];[.A282]);[.M$1]&amp;&quot; &quot;;&quot;&quot;);  IF(COUNTIF([.N$1:.N$1048576];[.A282]);[.N$1]&amp;&quot; &quot;;&quot;&quot;);  IF(COUNTIF([.O$1:.O$1048576];[.A282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Quiana</text:p>
          </table:table-cell>
          <table:table-cell office:value-type="string" calcext:value-type="string">
            <text:p>Will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bekka</text:p>
          </table:table-cell>
          <table:table-cell table:formula="of:=IF(COUNTIF([.E$1:.E$1048576];[.A283]);&quot;w&quot;;&quot;m&quot;)" office:value-type="string" office:string-value="w" calcext:value-type="string">
            <text:p>w</text:p>
          </table:table-cell>
          <table:table-cell table:formula="of:=CONCATENATE(IF(COUNTIF([.H$1:.H$1048576];[.A283]);[.H$1]&amp;&quot; &quot;;&quot;&quot;);  IF(COUNTIF([.I$1:.I$1048576];[.A283]);[.I$1]&amp;&quot; &quot;;&quot;&quot;) ; IF(COUNTIF([.J$1:.J$1048576];[.A283]);[.J$1]&amp;&quot; &quot;;&quot;&quot;);  IF(COUNTIF([.K$1:.K$1048576];[.A283]);[.K$1]&amp;&quot; &quot;;&quot;&quot;)    ;  IF(COUNTIF([.L$1:.L$1048576];[.A283]);[.L$1]&amp;&quot; &quot;;&quot;&quot;);  IF(COUNTIF([.M$1:.M$1048576];[.A283]);[.M$1]&amp;&quot; &quot;;&quot;&quot;);  IF(COUNTIF([.N$1:.N$1048576];[.A283]);[.N$1]&amp;&quot; &quot;;&quot;&quot;);  IF(COUNTIF([.O$1:.O$1048576];[.A283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Ramona</text:p>
          </table:table-cell>
          <table:table-cell office:value-type="string" calcext:value-type="string">
            <text:p>Wolfra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carda</text:p>
          </table:table-cell>
          <table:table-cell table:formula="of:=IF(COUNTIF([.E$1:.E$1048576];[.A284]);&quot;w&quot;;&quot;m&quot;)" office:value-type="string" office:string-value="w" calcext:value-type="string">
            <text:p>w</text:p>
          </table:table-cell>
          <table:table-cell table:formula="of:=CONCATENATE(IF(COUNTIF([.H$1:.H$1048576];[.A284]);[.H$1]&amp;&quot; &quot;;&quot;&quot;);  IF(COUNTIF([.I$1:.I$1048576];[.A284]);[.I$1]&amp;&quot; &quot;;&quot;&quot;) ; IF(COUNTIF([.J$1:.J$1048576];[.A284]);[.J$1]&amp;&quot; &quot;;&quot;&quot;);  IF(COUNTIF([.K$1:.K$1048576];[.A284]);[.K$1]&amp;&quot; &quot;;&quot;&quot;)    ;  IF(COUNTIF([.L$1:.L$1048576];[.A284]);[.L$1]&amp;&quot; &quot;;&quot;&quot;);  IF(COUNTIF([.M$1:.M$1048576];[.A284]);[.M$1]&amp;&quot; &quot;;&quot;&quot;);  IF(COUNTIF([.N$1:.N$1048576];[.A284]);[.N$1]&amp;&quot; &quot;;&quot;&quot;);  IF(COUNTIF([.O$1:.O$1048576];[.A284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Rebekka</text:p>
          </table:table-cell>
          <table:table-cell office:value-type="string" calcext:value-type="string">
            <text:p>Xand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sa/e</text:p>
          </table:table-cell>
          <table:table-cell table:formula="of:=IF(COUNTIF([.E$1:.E$1048576];[.A285]);&quot;w&quot;;&quot;m&quot;)" office:value-type="string" office:string-value="w" calcext:value-type="string">
            <text:p>w</text:p>
          </table:table-cell>
          <table:table-cell table:formula="of:=CONCATENATE(IF(COUNTIF([.H$1:.H$1048576];[.A285]);[.H$1]&amp;&quot; &quot;;&quot;&quot;);  IF(COUNTIF([.I$1:.I$1048576];[.A285]);[.I$1]&amp;&quot; &quot;;&quot;&quot;) ; IF(COUNTIF([.J$1:.J$1048576];[.A285]);[.J$1]&amp;&quot; &quot;;&quot;&quot;);  IF(COUNTIF([.K$1:.K$1048576];[.A285]);[.K$1]&amp;&quot; &quot;;&quot;&quot;)    ;  IF(COUNTIF([.L$1:.L$1048576];[.A285]);[.L$1]&amp;&quot; &quot;;&quot;&quot;);  IF(COUNTIF([.M$1:.M$1048576];[.A285]);[.M$1]&amp;&quot; &quot;;&quot;&quot;);  IF(COUNTIF([.N$1:.N$1048576];[.A285]);[.N$1]&amp;&quot; &quot;;&quot;&quot;);  IF(COUNTIF([.O$1:.O$1048576];[.A285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Ricarda</text:p>
          </table:table-cell>
          <table:table-cell office:value-type="string" calcext:value-type="string">
            <text:p>Xav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salia</text:p>
          </table:table-cell>
          <table:table-cell table:formula="of:=IF(COUNTIF([.E$1:.E$1048576];[.A286]);&quot;w&quot;;&quot;m&quot;)" office:value-type="string" office:string-value="w" calcext:value-type="string">
            <text:p>w</text:p>
          </table:table-cell>
          <table:table-cell table:formula="of:=CONCATENATE(IF(COUNTIF([.H$1:.H$1048576];[.A286]);[.H$1]&amp;&quot; &quot;;&quot;&quot;);  IF(COUNTIF([.I$1:.I$1048576];[.A286]);[.I$1]&amp;&quot; &quot;;&quot;&quot;) ; IF(COUNTIF([.J$1:.J$1048576];[.A286]);[.J$1]&amp;&quot; &quot;;&quot;&quot;);  IF(COUNTIF([.K$1:.K$1048576];[.A286]);[.K$1]&amp;&quot; &quot;;&quot;&quot;)    ;  IF(COUNTIF([.L$1:.L$1048576];[.A286]);[.L$1]&amp;&quot; &quot;;&quot;&quot;);  IF(COUNTIF([.M$1:.M$1048576];[.A286]);[.M$1]&amp;&quot; &quot;;&quot;&quot;);  IF(COUNTIF([.N$1:.N$1048576];[.A286]);[.N$1]&amp;&quot; &quot;;&quot;&quot;);  IF(COUNTIF([.O$1:.O$1048576];[.A286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Rosa/e</text:p>
          </table:table-cell>
          <table:table-cell office:value-type="string" calcext:value-type="string">
            <text:p>Yanni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ine</text:p>
          </table:table-cell>
          <table:table-cell table:formula="of:=IF(COUNTIF([.E$1:.E$1048576];[.A287]);&quot;w&quot;;&quot;m&quot;)" office:value-type="string" office:string-value="w" calcext:value-type="string">
            <text:p>w</text:p>
          </table:table-cell>
          <table:table-cell table:formula="of:=CONCATENATE(IF(COUNTIF([.H$1:.H$1048576];[.A287]);[.H$1]&amp;&quot; &quot;;&quot;&quot;);  IF(COUNTIF([.I$1:.I$1048576];[.A287]);[.I$1]&amp;&quot; &quot;;&quot;&quot;) ; IF(COUNTIF([.J$1:.J$1048576];[.A287]);[.J$1]&amp;&quot; &quot;;&quot;&quot;);  IF(COUNTIF([.K$1:.K$1048576];[.A287]);[.K$1]&amp;&quot; &quot;;&quot;&quot;)    ;  IF(COUNTIF([.L$1:.L$1048576];[.A287]);[.L$1]&amp;&quot; &quot;;&quot;&quot;);  IF(COUNTIF([.M$1:.M$1048576];[.A287]);[.M$1]&amp;&quot; &quot;;&quot;&quot;);  IF(COUNTIF([.N$1:.N$1048576];[.A287]);[.N$1]&amp;&quot; &quot;;&quot;&quot;);  IF(COUNTIF([.O$1:.O$1048576];[.A287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Rosalia</text:p>
          </table:table-cell>
          <table:table-cell office:value-type="string" calcext:value-type="string">
            <text:p>Yori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dra</text:p>
          </table:table-cell>
          <table:table-cell table:formula="of:=IF(COUNTIF([.E$1:.E$1048576];[.A288]);&quot;w&quot;;&quot;m&quot;)" office:value-type="string" office:string-value="w" calcext:value-type="string">
            <text:p>w</text:p>
          </table:table-cell>
          <table:table-cell table:formula="of:=CONCATENATE(IF(COUNTIF([.H$1:.H$1048576];[.A288]);[.H$1]&amp;&quot; &quot;;&quot;&quot;);  IF(COUNTIF([.I$1:.I$1048576];[.A288]);[.I$1]&amp;&quot; &quot;;&quot;&quot;) ; IF(COUNTIF([.J$1:.J$1048576];[.A288]);[.J$1]&amp;&quot; &quot;;&quot;&quot;);  IF(COUNTIF([.K$1:.K$1048576];[.A288]);[.K$1]&amp;&quot; &quot;;&quot;&quot;)    ;  IF(COUNTIF([.L$1:.L$1048576];[.A288]);[.L$1]&amp;&quot; &quot;;&quot;&quot;);  IF(COUNTIF([.M$1:.M$1048576];[.A288]);[.M$1]&amp;&quot; &quot;;&quot;&quot;);  IF(COUNTIF([.N$1:.N$1048576];[.A288]);[.N$1]&amp;&quot; &quot;;&quot;&quot;);  IF(COUNTIF([.O$1:.O$1048576];[.A288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Sabine</text:p>
          </table:table-cell>
          <table:table-cell office:value-type="string" calcext:value-type="string">
            <text:p>Yu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ra(h)</text:p>
          </table:table-cell>
          <table:table-cell table:formula="of:=IF(COUNTIF([.E$1:.E$1048576];[.A289]);&quot;w&quot;;&quot;m&quot;)" office:value-type="string" office:string-value="m" calcext:value-type="string">
            <text:p>m</text:p>
          </table:table-cell>
          <table:table-cell table:formula="of:=CONCATENATE(IF(COUNTIF([.H$1:.H$1048576];[.A289]);[.H$1]&amp;&quot; &quot;;&quot;&quot;);  IF(COUNTIF([.I$1:.I$1048576];[.A289]);[.I$1]&amp;&quot; &quot;;&quot;&quot;) ; IF(COUNTIF([.J$1:.J$1048576];[.A289]);[.J$1]&amp;&quot; &quot;;&quot;&quot;);  IF(COUNTIF([.K$1:.K$1048576];[.A289]);[.K$1]&amp;&quot; &quot;;&quot;&quot;)    ;  IF(COUNTIF([.L$1:.L$1048576];[.A289]);[.L$1]&amp;&quot; &quot;;&quot;&quot;);  IF(COUNTIF([.M$1:.M$1048576];[.A289]);[.M$1]&amp;&quot; &quot;;&quot;&quot;);  IF(COUNTIF([.N$1:.N$1048576];[.A289]);[.N$1]&amp;&quot; &quot;;&quot;&quot;);  IF(COUNTIF([.O$1:.O$1048576];[.A289]);[.O$1]&amp;&quot; &quot;;&quot;&quot;))">
            <text:p/>
          </table:table-cell>
          <table:table-cell/>
          <table:table-cell office:value-type="string" calcext:value-type="string">
            <text:p>Sandra</text:p>
          </table:table-cell>
          <table:table-cell office:value-type="string" calcext:value-type="string">
            <text:p>Zachari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ja</text:p>
          </table:table-cell>
          <table:table-cell table:formula="of:=IF(COUNTIF([.E$1:.E$1048576];[.A290]);&quot;w&quot;;&quot;m&quot;)" office:value-type="string" office:string-value="w" calcext:value-type="string">
            <text:p>w</text:p>
          </table:table-cell>
          <table:table-cell table:formula="of:=CONCATENATE(IF(COUNTIF([.H$1:.H$1048576];[.A290]);[.H$1]&amp;&quot; &quot;;&quot;&quot;);  IF(COUNTIF([.I$1:.I$1048576];[.A290]);[.I$1]&amp;&quot; &quot;;&quot;&quot;) ; IF(COUNTIF([.J$1:.J$1048576];[.A290]);[.J$1]&amp;&quot; &quot;;&quot;&quot;);  IF(COUNTIF([.K$1:.K$1048576];[.A290]);[.K$1]&amp;&quot; &quot;;&quot;&quot;)    ;  IF(COUNTIF([.L$1:.L$1048576];[.A290]);[.L$1]&amp;&quot; &quot;;&quot;&quot;);  IF(COUNTIF([.M$1:.M$1048576];[.A290]);[.M$1]&amp;&quot; &quot;;&quot;&quot;);  IF(COUNTIF([.N$1:.N$1048576];[.A290]);[.N$1]&amp;&quot; &quot;;&quot;&quot;);  IF(COUNTIF([.O$1:.O$1048576];[.A290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Sara(h)</text:p>
          </table:table-cell>
          <table:table-cell office:value-type="string" calcext:value-type="string">
            <text:p>Zand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phia</text:p>
          </table:table-cell>
          <table:table-cell table:formula="of:=IF(COUNTIF([.E$1:.E$1048576];[.A291]);&quot;w&quot;;&quot;m&quot;)" office:value-type="string" office:string-value="w" calcext:value-type="string">
            <text:p>w</text:p>
          </table:table-cell>
          <table:table-cell table:formula="of:=CONCATENATE(IF(COUNTIF([.H$1:.H$1048576];[.A291]);[.H$1]&amp;&quot; &quot;;&quot;&quot;);  IF(COUNTIF([.I$1:.I$1048576];[.A291]);[.I$1]&amp;&quot; &quot;;&quot;&quot;) ; IF(COUNTIF([.J$1:.J$1048576];[.A291]);[.J$1]&amp;&quot; &quot;;&quot;&quot;);  IF(COUNTIF([.K$1:.K$1048576];[.A291]);[.K$1]&amp;&quot; &quot;;&quot;&quot;)    ;  IF(COUNTIF([.L$1:.L$1048576];[.A291]);[.L$1]&amp;&quot; &quot;;&quot;&quot;);  IF(COUNTIF([.M$1:.M$1048576];[.A291]);[.M$1]&amp;&quot; &quot;;&quot;&quot;);  IF(COUNTIF([.N$1:.N$1048576];[.A291]);[.N$1]&amp;&quot; &quot;;&quot;&quot;);  IF(COUNTIF([.O$1:.O$1048576];[.A291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Silja</text:p>
          </table:table-cell>
          <table:table-cell office:value-type="string" calcext:value-type="string">
            <text:p>Zari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i</text:p>
          </table:table-cell>
          <table:table-cell table:formula="of:=IF(COUNTIF([.E$1:.E$1048576];[.A292]);&quot;w&quot;;&quot;m&quot;)" office:value-type="string" office:string-value="w" calcext:value-type="string">
            <text:p>w</text:p>
          </table:table-cell>
          <table:table-cell table:formula="of:=CONCATENATE(IF(COUNTIF([.H$1:.H$1048576];[.A292]);[.H$1]&amp;&quot; &quot;;&quot;&quot;);  IF(COUNTIF([.I$1:.I$1048576];[.A292]);[.I$1]&amp;&quot; &quot;;&quot;&quot;) ; IF(COUNTIF([.J$1:.J$1048576];[.A292]);[.J$1]&amp;&quot; &quot;;&quot;&quot;);  IF(COUNTIF([.K$1:.K$1048576];[.A292]);[.K$1]&amp;&quot; &quot;;&quot;&quot;)    ;  IF(COUNTIF([.L$1:.L$1048576];[.A292]);[.L$1]&amp;&quot; &quot;;&quot;&quot;);  IF(COUNTIF([.M$1:.M$1048576];[.A292]);[.M$1]&amp;&quot; &quot;;&quot;&quot;);  IF(COUNTIF([.N$1:.N$1048576];[.A292]);[.N$1]&amp;&quot; &quot;;&quot;&quot;);  IF(COUNTIF([.O$1:.O$1048576];[.A292]);[.O$1]&amp;&quot; &quot;;&quot;&quot;))" office:value-type="string" office:string-value="asiatisch " calcext:value-type="string">
            <text:p>asiatisch </text:p>
          </table:table-cell>
          <table:table-cell/>
          <table:table-cell office:value-type="string" calcext:value-type="string">
            <text:p>Sophia</text:p>
          </table:table-cell>
          <table:table-cell office:value-type="string" calcext:value-type="string">
            <text:p>Zen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bea</text:p>
          </table:table-cell>
          <table:table-cell table:formula="of:=IF(COUNTIF([.E$1:.E$1048576];[.A293]);&quot;w&quot;;&quot;m&quot;)" office:value-type="string" office:string-value="w" calcext:value-type="string">
            <text:p>w</text:p>
          </table:table-cell>
          <table:table-cell table:formula="of:=CONCATENATE(IF(COUNTIF([.H$1:.H$1048576];[.A293]);[.H$1]&amp;&quot; &quot;;&quot;&quot;);  IF(COUNTIF([.I$1:.I$1048576];[.A293]);[.I$1]&amp;&quot; &quot;;&quot;&quot;) ; IF(COUNTIF([.J$1:.J$1048576];[.A293]);[.J$1]&amp;&quot; &quot;;&quot;&quot;);  IF(COUNTIF([.K$1:.K$1048576];[.A293]);[.K$1]&amp;&quot; &quot;;&quot;&quot;)    ;  IF(COUNTIF([.L$1:.L$1048576];[.A293]);[.L$1]&amp;&quot; &quot;;&quot;&quot;);  IF(COUNTIF([.M$1:.M$1048576];[.A293]);[.M$1]&amp;&quot; &quot;;&quot;&quot;);  IF(COUNTIF([.N$1:.N$1048576];[.A293]);[.N$1]&amp;&quot; &quot;;&quot;&quot;);  IF(COUNTIF([.O$1:.O$1048576];[.A293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Suri</text:p>
          </table:table-cell>
          <table:table-cell office:value-type="string" calcext:value-type="string">
            <text:p>Zypri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mara</text:p>
          </table:table-cell>
          <table:table-cell table:formula="of:=IF(COUNTIF([.E$1:.E$1048576];[.A294]);&quot;w&quot;;&quot;m&quot;)" office:value-type="string" office:string-value="w" calcext:value-type="string">
            <text:p>w</text:p>
          </table:table-cell>
          <table:table-cell table:formula="of:=CONCATENATE(IF(COUNTIF([.H$1:.H$1048576];[.A294]);[.H$1]&amp;&quot; &quot;;&quot;&quot;);  IF(COUNTIF([.I$1:.I$1048576];[.A294]);[.I$1]&amp;&quot; &quot;;&quot;&quot;) ; IF(COUNTIF([.J$1:.J$1048576];[.A294]);[.J$1]&amp;&quot; &quot;;&quot;&quot;);  IF(COUNTIF([.K$1:.K$1048576];[.A294]);[.K$1]&amp;&quot; &quot;;&quot;&quot;)    ;  IF(COUNTIF([.L$1:.L$1048576];[.A294]);[.L$1]&amp;&quot; &quot;;&quot;&quot;);  IF(COUNTIF([.M$1:.M$1048576];[.A294]);[.M$1]&amp;&quot; &quot;;&quot;&quot;);  IF(COUNTIF([.N$1:.N$1048576];[.A294]);[.N$1]&amp;&quot; &quot;;&quot;&quot;);  IF(COUNTIF([.O$1:.O$1048576];[.A294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Tab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nja</text:p>
          </table:table-cell>
          <table:table-cell table:formula="of:=IF(COUNTIF([.E$1:.E$1048576];[.A295]);&quot;w&quot;;&quot;m&quot;)" office:value-type="string" office:string-value="w" calcext:value-type="string">
            <text:p>w</text:p>
          </table:table-cell>
          <table:table-cell table:formula="of:=CONCATENATE(IF(COUNTIF([.H$1:.H$1048576];[.A295]);[.H$1]&amp;&quot; &quot;;&quot;&quot;);  IF(COUNTIF([.I$1:.I$1048576];[.A295]);[.I$1]&amp;&quot; &quot;;&quot;&quot;) ; IF(COUNTIF([.J$1:.J$1048576];[.A295]);[.J$1]&amp;&quot; &quot;;&quot;&quot;);  IF(COUNTIF([.K$1:.K$1048576];[.A295]);[.K$1]&amp;&quot; &quot;;&quot;&quot;)    ;  IF(COUNTIF([.L$1:.L$1048576];[.A295]);[.L$1]&amp;&quot; &quot;;&quot;&quot;);  IF(COUNTIF([.M$1:.M$1048576];[.A295]);[.M$1]&amp;&quot; &quot;;&quot;&quot;);  IF(COUNTIF([.N$1:.N$1048576];[.A295]);[.N$1]&amp;&quot; &quot;;&quot;&quot;);  IF(COUNTIF([.O$1:.O$1048576];[.A295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Tama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odora</text:p>
          </table:table-cell>
          <table:table-cell table:formula="of:=IF(COUNTIF([.E$1:.E$1048576];[.A296]);&quot;w&quot;;&quot;m&quot;)" office:value-type="string" office:string-value="w" calcext:value-type="string">
            <text:p>w</text:p>
          </table:table-cell>
          <table:table-cell table:formula="of:=CONCATENATE(IF(COUNTIF([.H$1:.H$1048576];[.A296]);[.H$1]&amp;&quot; &quot;;&quot;&quot;);  IF(COUNTIF([.I$1:.I$1048576];[.A296]);[.I$1]&amp;&quot; &quot;;&quot;&quot;) ; IF(COUNTIF([.J$1:.J$1048576];[.A296]);[.J$1]&amp;&quot; &quot;;&quot;&quot;);  IF(COUNTIF([.K$1:.K$1048576];[.A296]);[.K$1]&amp;&quot; &quot;;&quot;&quot;)    ;  IF(COUNTIF([.L$1:.L$1048576];[.A296]);[.L$1]&amp;&quot; &quot;;&quot;&quot;);  IF(COUNTIF([.M$1:.M$1048576];[.A296]);[.M$1]&amp;&quot; &quot;;&quot;&quot;);  IF(COUNTIF([.N$1:.N$1048576];[.A296]);[.N$1]&amp;&quot; &quot;;&quot;&quot;);  IF(COUNTIF([.O$1:.O$1048576];[.A296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Tanj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resa/e</text:p>
          </table:table-cell>
          <table:table-cell table:formula="of:=IF(COUNTIF([.E$1:.E$1048576];[.A297]);&quot;w&quot;;&quot;m&quot;)" office:value-type="string" office:string-value="w" calcext:value-type="string">
            <text:p>w</text:p>
          </table:table-cell>
          <table:table-cell table:formula="of:=CONCATENATE(IF(COUNTIF([.H$1:.H$1048576];[.A297]);[.H$1]&amp;&quot; &quot;;&quot;&quot;);  IF(COUNTIF([.I$1:.I$1048576];[.A297]);[.I$1]&amp;&quot; &quot;;&quot;&quot;) ; IF(COUNTIF([.J$1:.J$1048576];[.A297]);[.J$1]&amp;&quot; &quot;;&quot;&quot;);  IF(COUNTIF([.K$1:.K$1048576];[.A297]);[.K$1]&amp;&quot; &quot;;&quot;&quot;)    ;  IF(COUNTIF([.L$1:.L$1048576];[.A297]);[.L$1]&amp;&quot; &quot;;&quot;&quot;);  IF(COUNTIF([.M$1:.M$1048576];[.A297]);[.M$1]&amp;&quot; &quot;;&quot;&quot;);  IF(COUNTIF([.N$1:.N$1048576];[.A297]);[.N$1]&amp;&quot; &quot;;&quot;&quot;);  IF(COUNTIF([.O$1:.O$1048576];[.A297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Theodo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lla</text:p>
          </table:table-cell>
          <table:table-cell table:formula="of:=IF(COUNTIF([.E$1:.E$1048576];[.A298]);&quot;w&quot;;&quot;m&quot;)" office:value-type="string" office:string-value="w" calcext:value-type="string">
            <text:p>w</text:p>
          </table:table-cell>
          <table:table-cell table:formula="of:=CONCATENATE(IF(COUNTIF([.H$1:.H$1048576];[.A298]);[.H$1]&amp;&quot; &quot;;&quot;&quot;);  IF(COUNTIF([.I$1:.I$1048576];[.A298]);[.I$1]&amp;&quot; &quot;;&quot;&quot;) ; IF(COUNTIF([.J$1:.J$1048576];[.A298]);[.J$1]&amp;&quot; &quot;;&quot;&quot;);  IF(COUNTIF([.K$1:.K$1048576];[.A298]);[.K$1]&amp;&quot; &quot;;&quot;&quot;)    ;  IF(COUNTIF([.L$1:.L$1048576];[.A298]);[.L$1]&amp;&quot; &quot;;&quot;&quot;);  IF(COUNTIF([.M$1:.M$1048576];[.A298]);[.M$1]&amp;&quot; &quot;;&quot;&quot;);  IF(COUNTIF([.N$1:.N$1048576];[.A298]);[.N$1]&amp;&quot; &quot;;&quot;&quot;);  IF(COUNTIF([.O$1:.O$1048576];[.A298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Theresa/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lrika</text:p>
          </table:table-cell>
          <table:table-cell table:formula="of:=IF(COUNTIF([.E$1:.E$1048576];[.A299]);&quot;w&quot;;&quot;m&quot;)" office:value-type="string" office:string-value="w" calcext:value-type="string">
            <text:p>w</text:p>
          </table:table-cell>
          <table:table-cell table:formula="of:=CONCATENATE(IF(COUNTIF([.H$1:.H$1048576];[.A299]);[.H$1]&amp;&quot; &quot;;&quot;&quot;);  IF(COUNTIF([.I$1:.I$1048576];[.A299]);[.I$1]&amp;&quot; &quot;;&quot;&quot;) ; IF(COUNTIF([.J$1:.J$1048576];[.A299]);[.J$1]&amp;&quot; &quot;;&quot;&quot;);  IF(COUNTIF([.K$1:.K$1048576];[.A299]);[.K$1]&amp;&quot; &quot;;&quot;&quot;)    ;  IF(COUNTIF([.L$1:.L$1048576];[.A299]);[.L$1]&amp;&quot; &quot;;&quot;&quot;);  IF(COUNTIF([.M$1:.M$1048576];[.A299]);[.M$1]&amp;&quot; &quot;;&quot;&quot;);  IF(COUNTIF([.N$1:.N$1048576];[.A299]);[.N$1]&amp;&quot; &quot;;&quot;&quot;);  IF(COUNTIF([.O$1:.O$1048576];[.A299]);[.O$1]&amp;&quot; &quot;;&quot;&quot;))" office:value-type="string" office:string-value="nordisch " calcext:value-type="string">
            <text:p>nordisch </text:p>
          </table:table-cell>
          <table:table-cell/>
          <table:table-cell office:value-type="string" calcext:value-type="string">
            <text:p>Ull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rsula</text:p>
          </table:table-cell>
          <table:table-cell table:formula="of:=IF(COUNTIF([.E$1:.E$1048576];[.A300]);&quot;w&quot;;&quot;m&quot;)" office:value-type="string" office:string-value="w" calcext:value-type="string">
            <text:p>w</text:p>
          </table:table-cell>
          <table:table-cell table:formula="of:=CONCATENATE(IF(COUNTIF([.H$1:.H$1048576];[.A300]);[.H$1]&amp;&quot; &quot;;&quot;&quot;);  IF(COUNTIF([.I$1:.I$1048576];[.A300]);[.I$1]&amp;&quot; &quot;;&quot;&quot;) ; IF(COUNTIF([.J$1:.J$1048576];[.A300]);[.J$1]&amp;&quot; &quot;;&quot;&quot;);  IF(COUNTIF([.K$1:.K$1048576];[.A300]);[.K$1]&amp;&quot; &quot;;&quot;&quot;)    ;  IF(COUNTIF([.L$1:.L$1048576];[.A300]);[.L$1]&amp;&quot; &quot;;&quot;&quot;);  IF(COUNTIF([.M$1:.M$1048576];[.A300]);[.M$1]&amp;&quot; &quot;;&quot;&quot;);  IF(COUNTIF([.N$1:.N$1048576];[.A300]);[.N$1]&amp;&quot; &quot;;&quot;&quot;);  IF(COUNTIF([.O$1:.O$1048576];[.A300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Ulrik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ta</text:p>
          </table:table-cell>
          <table:table-cell table:formula="of:=IF(COUNTIF([.E$1:.E$1048576];[.A301]);&quot;w&quot;;&quot;m&quot;)" office:value-type="string" office:string-value="w" calcext:value-type="string">
            <text:p>w</text:p>
          </table:table-cell>
          <table:table-cell table:formula="of:=CONCATENATE(IF(COUNTIF([.H$1:.H$1048576];[.A301]);[.H$1]&amp;&quot; &quot;;&quot;&quot;);  IF(COUNTIF([.I$1:.I$1048576];[.A301]);[.I$1]&amp;&quot; &quot;;&quot;&quot;) ; IF(COUNTIF([.J$1:.J$1048576];[.A301]);[.J$1]&amp;&quot; &quot;;&quot;&quot;);  IF(COUNTIF([.K$1:.K$1048576];[.A301]);[.K$1]&amp;&quot; &quot;;&quot;&quot;)    ;  IF(COUNTIF([.L$1:.L$1048576];[.A301]);[.L$1]&amp;&quot; &quot;;&quot;&quot;);  IF(COUNTIF([.M$1:.M$1048576];[.A301]);[.M$1]&amp;&quot; &quot;;&quot;&quot;);  IF(COUNTIF([.N$1:.N$1048576];[.A301]);[.N$1]&amp;&quot; &quot;;&quot;&quot;);  IF(COUNTIF([.O$1:.O$1048576];[.A301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Ursul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te</text:p>
          </table:table-cell>
          <table:table-cell table:formula="of:=IF(COUNTIF([.E$1:.E$1048576];[.A302]);&quot;w&quot;;&quot;m&quot;)" office:value-type="string" office:string-value="w" calcext:value-type="string">
            <text:p>w</text:p>
          </table:table-cell>
          <table:table-cell table:formula="of:=CONCATENATE(IF(COUNTIF([.H$1:.H$1048576];[.A302]);[.H$1]&amp;&quot; &quot;;&quot;&quot;);  IF(COUNTIF([.I$1:.I$1048576];[.A302]);[.I$1]&amp;&quot; &quot;;&quot;&quot;) ; IF(COUNTIF([.J$1:.J$1048576];[.A302]);[.J$1]&amp;&quot; &quot;;&quot;&quot;);  IF(COUNTIF([.K$1:.K$1048576];[.A302]);[.K$1]&amp;&quot; &quot;;&quot;&quot;)    ;  IF(COUNTIF([.L$1:.L$1048576];[.A302]);[.L$1]&amp;&quot; &quot;;&quot;&quot;);  IF(COUNTIF([.M$1:.M$1048576];[.A302]);[.M$1]&amp;&quot; &quot;;&quot;&quot;);  IF(COUNTIF([.N$1:.N$1048576];[.A302]);[.N$1]&amp;&quot; &quot;;&quot;&quot;);  IF(COUNTIF([.O$1:.O$1048576];[.A302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U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ntina</text:p>
          </table:table-cell>
          <table:table-cell table:formula="of:=IF(COUNTIF([.E$1:.E$1048576];[.A303]);&quot;w&quot;;&quot;m&quot;)" office:value-type="string" office:string-value="w" calcext:value-type="string">
            <text:p>w</text:p>
          </table:table-cell>
          <table:table-cell table:formula="of:=CONCATENATE(IF(COUNTIF([.H$1:.H$1048576];[.A303]);[.H$1]&amp;&quot; &quot;;&quot;&quot;);  IF(COUNTIF([.I$1:.I$1048576];[.A303]);[.I$1]&amp;&quot; &quot;;&quot;&quot;) ; IF(COUNTIF([.J$1:.J$1048576];[.A303]);[.J$1]&amp;&quot; &quot;;&quot;&quot;);  IF(COUNTIF([.K$1:.K$1048576];[.A303]);[.K$1]&amp;&quot; &quot;;&quot;&quot;)    ;  IF(COUNTIF([.L$1:.L$1048576];[.A303]);[.L$1]&amp;&quot; &quot;;&quot;&quot;);  IF(COUNTIF([.M$1:.M$1048576];[.A303]);[.M$1]&amp;&quot; &quot;;&quot;&quot;);  IF(COUNTIF([.N$1:.N$1048576];[.A303]);[.N$1]&amp;&quot; &quot;;&quot;&quot;);  IF(COUNTIF([.O$1:.O$1048576];[.A303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U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nessa</text:p>
          </table:table-cell>
          <table:table-cell table:formula="of:=IF(COUNTIF([.E$1:.E$1048576];[.A304]);&quot;w&quot;;&quot;m&quot;)" office:value-type="string" office:string-value="w" calcext:value-type="string">
            <text:p>w</text:p>
          </table:table-cell>
          <table:table-cell table:formula="of:=CONCATENATE(IF(COUNTIF([.H$1:.H$1048576];[.A304]);[.H$1]&amp;&quot; &quot;;&quot;&quot;);  IF(COUNTIF([.I$1:.I$1048576];[.A304]);[.I$1]&amp;&quot; &quot;;&quot;&quot;) ; IF(COUNTIF([.J$1:.J$1048576];[.A304]);[.J$1]&amp;&quot; &quot;;&quot;&quot;);  IF(COUNTIF([.K$1:.K$1048576];[.A304]);[.K$1]&amp;&quot; &quot;;&quot;&quot;)    ;  IF(COUNTIF([.L$1:.L$1048576];[.A304]);[.L$1]&amp;&quot; &quot;;&quot;&quot;);  IF(COUNTIF([.M$1:.M$1048576];[.A304]);[.M$1]&amp;&quot; &quot;;&quot;&quot;);  IF(COUNTIF([.N$1:.N$1048576];[.A304]);[.N$1]&amp;&quot; &quot;;&quot;&quot;);  IF(COUNTIF([.O$1:.O$1048576];[.A304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Valenti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a</text:p>
          </table:table-cell>
          <table:table-cell table:formula="of:=IF(COUNTIF([.E$1:.E$1048576];[.A305]);&quot;w&quot;;&quot;m&quot;)" office:value-type="string" office:string-value="w" calcext:value-type="string">
            <text:p>w</text:p>
          </table:table-cell>
          <table:table-cell table:formula="of:=CONCATENATE(IF(COUNTIF([.H$1:.H$1048576];[.A305]);[.H$1]&amp;&quot; &quot;;&quot;&quot;);  IF(COUNTIF([.I$1:.I$1048576];[.A305]);[.I$1]&amp;&quot; &quot;;&quot;&quot;) ; IF(COUNTIF([.J$1:.J$1048576];[.A305]);[.J$1]&amp;&quot; &quot;;&quot;&quot;);  IF(COUNTIF([.K$1:.K$1048576];[.A305]);[.K$1]&amp;&quot; &quot;;&quot;&quot;)    ;  IF(COUNTIF([.L$1:.L$1048576];[.A305]);[.L$1]&amp;&quot; &quot;;&quot;&quot;);  IF(COUNTIF([.M$1:.M$1048576];[.A305]);[.M$1]&amp;&quot; &quot;;&quot;&quot;);  IF(COUNTIF([.N$1:.N$1048576];[.A305]);[.N$1]&amp;&quot; &quot;;&quot;&quot;);  IF(COUNTIF([.O$1:.O$1048576];[.A305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Vaness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onika</text:p>
          </table:table-cell>
          <table:table-cell table:formula="of:=IF(COUNTIF([.E$1:.E$1048576];[.A306]);&quot;w&quot;;&quot;m&quot;)" office:value-type="string" office:string-value="w" calcext:value-type="string">
            <text:p>w</text:p>
          </table:table-cell>
          <table:table-cell table:formula="of:=CONCATENATE(IF(COUNTIF([.H$1:.H$1048576];[.A306]);[.H$1]&amp;&quot; &quot;;&quot;&quot;);  IF(COUNTIF([.I$1:.I$1048576];[.A306]);[.I$1]&amp;&quot; &quot;;&quot;&quot;) ; IF(COUNTIF([.J$1:.J$1048576];[.A306]);[.J$1]&amp;&quot; &quot;;&quot;&quot;);  IF(COUNTIF([.K$1:.K$1048576];[.A306]);[.K$1]&amp;&quot; &quot;;&quot;&quot;)    ;  IF(COUNTIF([.L$1:.L$1048576];[.A306]);[.L$1]&amp;&quot; &quot;;&quot;&quot;);  IF(COUNTIF([.M$1:.M$1048576];[.A306]);[.M$1]&amp;&quot; &quot;;&quot;&quot;);  IF(COUNTIF([.N$1:.N$1048576];[.A306]);[.N$1]&amp;&quot; &quot;;&quot;&quot;);  IF(COUNTIF([.O$1:.O$1048576];[.A306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Ve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ktoria</text:p>
          </table:table-cell>
          <table:table-cell table:formula="of:=IF(COUNTIF([.E$1:.E$1048576];[.A307]);&quot;w&quot;;&quot;m&quot;)" office:value-type="string" office:string-value="w" calcext:value-type="string">
            <text:p>w</text:p>
          </table:table-cell>
          <table:table-cell table:formula="of:=CONCATENATE(IF(COUNTIF([.H$1:.H$1048576];[.A307]);[.H$1]&amp;&quot; &quot;;&quot;&quot;);  IF(COUNTIF([.I$1:.I$1048576];[.A307]);[.I$1]&amp;&quot; &quot;;&quot;&quot;) ; IF(COUNTIF([.J$1:.J$1048576];[.A307]);[.J$1]&amp;&quot; &quot;;&quot;&quot;);  IF(COUNTIF([.K$1:.K$1048576];[.A307]);[.K$1]&amp;&quot; &quot;;&quot;&quot;)    ;  IF(COUNTIF([.L$1:.L$1048576];[.A307]);[.L$1]&amp;&quot; &quot;;&quot;&quot;);  IF(COUNTIF([.M$1:.M$1048576];[.A307]);[.M$1]&amp;&quot; &quot;;&quot;&quot;);  IF(COUNTIF([.N$1:.N$1048576];[.A307]);[.N$1]&amp;&quot; &quot;;&quot;&quot;);  IF(COUNTIF([.O$1:.O$1048576];[.A307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Veronik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ola</text:p>
          </table:table-cell>
          <table:table-cell table:formula="of:=IF(COUNTIF([.E$1:.E$1048576];[.A308]);&quot;w&quot;;&quot;m&quot;)" office:value-type="string" office:string-value="w" calcext:value-type="string">
            <text:p>w</text:p>
          </table:table-cell>
          <table:table-cell table:formula="of:=CONCATENATE(IF(COUNTIF([.H$1:.H$1048576];[.A308]);[.H$1]&amp;&quot; &quot;;&quot;&quot;);  IF(COUNTIF([.I$1:.I$1048576];[.A308]);[.I$1]&amp;&quot; &quot;;&quot;&quot;) ; IF(COUNTIF([.J$1:.J$1048576];[.A308]);[.J$1]&amp;&quot; &quot;;&quot;&quot;);  IF(COUNTIF([.K$1:.K$1048576];[.A308]);[.K$1]&amp;&quot; &quot;;&quot;&quot;)    ;  IF(COUNTIF([.L$1:.L$1048576];[.A308]);[.L$1]&amp;&quot; &quot;;&quot;&quot;);  IF(COUNTIF([.M$1:.M$1048576];[.A308]);[.M$1]&amp;&quot; &quot;;&quot;&quot;);  IF(COUNTIF([.N$1:.N$1048576];[.A308]);[.N$1]&amp;&quot; &quot;;&quot;&quot;);  IF(COUNTIF([.O$1:.O$1048576];[.A308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Viktor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nda</text:p>
          </table:table-cell>
          <table:table-cell table:formula="of:=IF(COUNTIF([.E$1:.E$1048576];[.A309]);&quot;w&quot;;&quot;m&quot;)" office:value-type="string" office:string-value="w" calcext:value-type="string">
            <text:p>w</text:p>
          </table:table-cell>
          <table:table-cell table:formula="of:=CONCATENATE(IF(COUNTIF([.H$1:.H$1048576];[.A309]);[.H$1]&amp;&quot; &quot;;&quot;&quot;);  IF(COUNTIF([.I$1:.I$1048576];[.A309]);[.I$1]&amp;&quot; &quot;;&quot;&quot;) ; IF(COUNTIF([.J$1:.J$1048576];[.A309]);[.J$1]&amp;&quot; &quot;;&quot;&quot;);  IF(COUNTIF([.K$1:.K$1048576];[.A309]);[.K$1]&amp;&quot; &quot;;&quot;&quot;)    ;  IF(COUNTIF([.L$1:.L$1048576];[.A309]);[.L$1]&amp;&quot; &quot;;&quot;&quot;);  IF(COUNTIF([.M$1:.M$1048576];[.A309]);[.M$1]&amp;&quot; &quot;;&quot;&quot;);  IF(COUNTIF([.N$1:.N$1048576];[.A309]);[.N$1]&amp;&quot; &quot;;&quot;&quot;);  IF(COUNTIF([.O$1:.O$1048576];[.A309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Viol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ndy</text:p>
          </table:table-cell>
          <table:table-cell table:formula="of:=IF(COUNTIF([.E$1:.E$1048576];[.A310]);&quot;w&quot;;&quot;m&quot;)" office:value-type="string" office:string-value="w" calcext:value-type="string">
            <text:p>w</text:p>
          </table:table-cell>
          <table:table-cell table:formula="of:=CONCATENATE(IF(COUNTIF([.H$1:.H$1048576];[.A310]);[.H$1]&amp;&quot; &quot;;&quot;&quot;);  IF(COUNTIF([.I$1:.I$1048576];[.A310]);[.I$1]&amp;&quot; &quot;;&quot;&quot;) ; IF(COUNTIF([.J$1:.J$1048576];[.A310]);[.J$1]&amp;&quot; &quot;;&quot;&quot;);  IF(COUNTIF([.K$1:.K$1048576];[.A310]);[.K$1]&amp;&quot; &quot;;&quot;&quot;)    ;  IF(COUNTIF([.L$1:.L$1048576];[.A310]);[.L$1]&amp;&quot; &quot;;&quot;&quot;);  IF(COUNTIF([.M$1:.M$1048576];[.A310]);[.M$1]&amp;&quot; &quot;;&quot;&quot;);  IF(COUNTIF([.N$1:.N$1048576];[.A310]);[.N$1]&amp;&quot; &quot;;&quot;&quot;);  IF(COUNTIF([.O$1:.O$1048576];[.A310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Wand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bke</text:p>
          </table:table-cell>
          <table:table-cell table:formula="of:=IF(COUNTIF([.E$1:.E$1048576];[.A311]);&quot;w&quot;;&quot;m&quot;)" office:value-type="string" office:string-value="w" calcext:value-type="string">
            <text:p>w</text:p>
          </table:table-cell>
          <table:table-cell table:formula="of:=CONCATENATE(IF(COUNTIF([.H$1:.H$1048576];[.A311]);[.H$1]&amp;&quot; &quot;;&quot;&quot;);  IF(COUNTIF([.I$1:.I$1048576];[.A311]);[.I$1]&amp;&quot; &quot;;&quot;&quot;) ; IF(COUNTIF([.J$1:.J$1048576];[.A311]);[.J$1]&amp;&quot; &quot;;&quot;&quot;);  IF(COUNTIF([.K$1:.K$1048576];[.A311]);[.K$1]&amp;&quot; &quot;;&quot;&quot;)    ;  IF(COUNTIF([.L$1:.L$1048576];[.A311]);[.L$1]&amp;&quot; &quot;;&quot;&quot;);  IF(COUNTIF([.M$1:.M$1048576];[.A311]);[.M$1]&amp;&quot; &quot;;&quot;&quot;);  IF(COUNTIF([.N$1:.N$1048576];[.A311]);[.N$1]&amp;&quot; &quot;;&quot;&quot;);  IF(COUNTIF([.O$1:.O$1048576];[.A311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Wend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lhelma</text:p>
          </table:table-cell>
          <table:table-cell table:formula="of:=IF(COUNTIF([.E$1:.E$1048576];[.A312]);&quot;w&quot;;&quot;m&quot;)" office:value-type="string" office:string-value="w" calcext:value-type="string">
            <text:p>w</text:p>
          </table:table-cell>
          <table:table-cell table:formula="of:=CONCATENATE(IF(COUNTIF([.H$1:.H$1048576];[.A312]);[.H$1]&amp;&quot; &quot;;&quot;&quot;);  IF(COUNTIF([.I$1:.I$1048576];[.A312]);[.I$1]&amp;&quot; &quot;;&quot;&quot;) ; IF(COUNTIF([.J$1:.J$1048576];[.A312]);[.J$1]&amp;&quot; &quot;;&quot;&quot;);  IF(COUNTIF([.K$1:.K$1048576];[.A312]);[.K$1]&amp;&quot; &quot;;&quot;&quot;)    ;  IF(COUNTIF([.L$1:.L$1048576];[.A312]);[.L$1]&amp;&quot; &quot;;&quot;&quot;);  IF(COUNTIF([.M$1:.M$1048576];[.A312]);[.M$1]&amp;&quot; &quot;;&quot;&quot;);  IF(COUNTIF([.N$1:.N$1048576];[.A312]);[.N$1]&amp;&quot; &quot;;&quot;&quot;);  IF(COUNTIF([.O$1:.O$1048576];[.A312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Wibk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lma</text:p>
          </table:table-cell>
          <table:table-cell table:formula="of:=IF(COUNTIF([.E$1:.E$1048576];[.A313]);&quot;w&quot;;&quot;m&quot;)" office:value-type="string" office:string-value="w" calcext:value-type="string">
            <text:p>w</text:p>
          </table:table-cell>
          <table:table-cell table:formula="of:=CONCATENATE(IF(COUNTIF([.H$1:.H$1048576];[.A313]);[.H$1]&amp;&quot; &quot;;&quot;&quot;);  IF(COUNTIF([.I$1:.I$1048576];[.A313]);[.I$1]&amp;&quot; &quot;;&quot;&quot;) ; IF(COUNTIF([.J$1:.J$1048576];[.A313]);[.J$1]&amp;&quot; &quot;;&quot;&quot;);  IF(COUNTIF([.K$1:.K$1048576];[.A313]);[.K$1]&amp;&quot; &quot;;&quot;&quot;)    ;  IF(COUNTIF([.L$1:.L$1048576];[.A313]);[.L$1]&amp;&quot; &quot;;&quot;&quot;);  IF(COUNTIF([.M$1:.M$1048576];[.A313]);[.M$1]&amp;&quot; &quot;;&quot;&quot;);  IF(COUNTIF([.N$1:.N$1048576];[.A313]);[.N$1]&amp;&quot; &quot;;&quot;&quot;);  IF(COUNTIF([.O$1:.O$1048576];[.A313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Wilhelm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ana</text:p>
          </table:table-cell>
          <table:table-cell table:formula="of:=IF(COUNTIF([.E$1:.E$1048576];[.A314]);&quot;w&quot;;&quot;m&quot;)" office:value-type="string" office:string-value="w" calcext:value-type="string">
            <text:p>w</text:p>
          </table:table-cell>
          <table:table-cell table:formula="of:=CONCATENATE(IF(COUNTIF([.H$1:.H$1048576];[.A314]);[.H$1]&amp;&quot; &quot;;&quot;&quot;);  IF(COUNTIF([.I$1:.I$1048576];[.A314]);[.I$1]&amp;&quot; &quot;;&quot;&quot;) ; IF(COUNTIF([.J$1:.J$1048576];[.A314]);[.J$1]&amp;&quot; &quot;;&quot;&quot;);  IF(COUNTIF([.K$1:.K$1048576];[.A314]);[.K$1]&amp;&quot; &quot;;&quot;&quot;)    ;  IF(COUNTIF([.L$1:.L$1048576];[.A314]);[.L$1]&amp;&quot; &quot;;&quot;&quot;);  IF(COUNTIF([.M$1:.M$1048576];[.A314]);[.M$1]&amp;&quot; &quot;;&quot;&quot;);  IF(COUNTIF([.N$1:.N$1048576];[.A314]);[.N$1]&amp;&quot; &quot;;&quot;&quot;);  IF(COUNTIF([.O$1:.O$1048576];[.A314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Wilm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andra</text:p>
          </table:table-cell>
          <table:table-cell table:formula="of:=IF(COUNTIF([.E$1:.E$1048576];[.A315]);&quot;w&quot;;&quot;m&quot;)" office:value-type="string" office:string-value="w" calcext:value-type="string">
            <text:p>w</text:p>
          </table:table-cell>
          <table:table-cell table:formula="of:=CONCATENATE(IF(COUNTIF([.H$1:.H$1048576];[.A315]);[.H$1]&amp;&quot; &quot;;&quot;&quot;);  IF(COUNTIF([.I$1:.I$1048576];[.A315]);[.I$1]&amp;&quot; &quot;;&quot;&quot;) ; IF(COUNTIF([.J$1:.J$1048576];[.A315]);[.J$1]&amp;&quot; &quot;;&quot;&quot;);  IF(COUNTIF([.K$1:.K$1048576];[.A315]);[.K$1]&amp;&quot; &quot;;&quot;&quot;)    ;  IF(COUNTIF([.L$1:.L$1048576];[.A315]);[.L$1]&amp;&quot; &quot;;&quot;&quot;);  IF(COUNTIF([.M$1:.M$1048576];[.A315]);[.M$1]&amp;&quot; &quot;;&quot;&quot;);  IF(COUNTIF([.N$1:.N$1048576];[.A315]);[.N$1]&amp;&quot; &quot;;&quot;&quot;);  IF(COUNTIF([.O$1:.O$1048576];[.A315]);[.O$1]&amp;&quot; &quot;;&quot;&quot;))">
            <text:p/>
          </table:table-cell>
          <table:table-cell/>
          <table:table-cell office:value-type="string" calcext:value-type="string">
            <text:p>Xa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aviera</text:p>
          </table:table-cell>
          <table:table-cell table:formula="of:=IF(COUNTIF([.E$1:.E$1048576];[.A316]);&quot;w&quot;;&quot;m&quot;)" office:value-type="string" office:string-value="w" calcext:value-type="string">
            <text:p>w</text:p>
          </table:table-cell>
          <table:table-cell table:formula="of:=CONCATENATE(IF(COUNTIF([.H$1:.H$1048576];[.A316]);[.H$1]&amp;&quot; &quot;;&quot;&quot;);  IF(COUNTIF([.I$1:.I$1048576];[.A316]);[.I$1]&amp;&quot; &quot;;&quot;&quot;) ; IF(COUNTIF([.J$1:.J$1048576];[.A316]);[.J$1]&amp;&quot; &quot;;&quot;&quot;);  IF(COUNTIF([.K$1:.K$1048576];[.A316]);[.K$1]&amp;&quot; &quot;;&quot;&quot;)    ;  IF(COUNTIF([.L$1:.L$1048576];[.A316]);[.L$1]&amp;&quot; &quot;;&quot;&quot;);  IF(COUNTIF([.M$1:.M$1048576];[.A316]);[.M$1]&amp;&quot; &quot;;&quot;&quot;);  IF(COUNTIF([.N$1:.N$1048576];[.A316]);[.N$1]&amp;&quot; &quot;;&quot;&quot;);  IF(COUNTIF([.O$1:.O$1048576];[.A316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Xand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ena</text:p>
          </table:table-cell>
          <table:table-cell table:formula="of:=IF(COUNTIF([.E$1:.E$1048576];[.A317]);&quot;w&quot;;&quot;m&quot;)" office:value-type="string" office:string-value="w" calcext:value-type="string">
            <text:p>w</text:p>
          </table:table-cell>
          <table:table-cell table:formula="of:=CONCATENATE(IF(COUNTIF([.H$1:.H$1048576];[.A317]);[.H$1]&amp;&quot; &quot;;&quot;&quot;);  IF(COUNTIF([.I$1:.I$1048576];[.A317]);[.I$1]&amp;&quot; &quot;;&quot;&quot;) ; IF(COUNTIF([.J$1:.J$1048576];[.A317]);[.J$1]&amp;&quot; &quot;;&quot;&quot;);  IF(COUNTIF([.K$1:.K$1048576];[.A317]);[.K$1]&amp;&quot; &quot;;&quot;&quot;)    ;  IF(COUNTIF([.L$1:.L$1048576];[.A317]);[.L$1]&amp;&quot; &quot;;&quot;&quot;);  IF(COUNTIF([.M$1:.M$1048576];[.A317]);[.M$1]&amp;&quot; &quot;;&quot;&quot;);  IF(COUNTIF([.N$1:.N$1048576];[.A317]);[.N$1]&amp;&quot; &quot;;&quot;&quot;);  IF(COUNTIF([.O$1:.O$1048576];[.A317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Xavie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enia</text:p>
          </table:table-cell>
          <table:table-cell table:formula="of:=IF(COUNTIF([.E$1:.E$1048576];[.A318]);&quot;w&quot;;&quot;m&quot;)" office:value-type="string" office:string-value="w" calcext:value-type="string">
            <text:p>w</text:p>
          </table:table-cell>
          <table:table-cell table:formula="of:=CONCATENATE(IF(COUNTIF([.H$1:.H$1048576];[.A318]);[.H$1]&amp;&quot; &quot;;&quot;&quot;);  IF(COUNTIF([.I$1:.I$1048576];[.A318]);[.I$1]&amp;&quot; &quot;;&quot;&quot;) ; IF(COUNTIF([.J$1:.J$1048576];[.A318]);[.J$1]&amp;&quot; &quot;;&quot;&quot;);  IF(COUNTIF([.K$1:.K$1048576];[.A318]);[.K$1]&amp;&quot; &quot;;&quot;&quot;)    ;  IF(COUNTIF([.L$1:.L$1048576];[.A318]);[.L$1]&amp;&quot; &quot;;&quot;&quot;);  IF(COUNTIF([.M$1:.M$1048576];[.A318]);[.M$1]&amp;&quot; &quot;;&quot;&quot;);  IF(COUNTIF([.N$1:.N$1048576];[.A318]);[.N$1]&amp;&quot; &quot;;&quot;&quot;);  IF(COUNTIF([.O$1:.O$1048576];[.A318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Xe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fa</text:p>
          </table:table-cell>
          <table:table-cell table:formula="of:=IF(COUNTIF([.E$1:.E$1048576];[.A319]);&quot;w&quot;;&quot;m&quot;)" office:value-type="string" office:string-value="w" calcext:value-type="string">
            <text:p>w</text:p>
          </table:table-cell>
          <table:table-cell table:formula="of:=CONCATENATE(IF(COUNTIF([.H$1:.H$1048576];[.A319]);[.H$1]&amp;&quot; &quot;;&quot;&quot;);  IF(COUNTIF([.I$1:.I$1048576];[.A319]);[.I$1]&amp;&quot; &quot;;&quot;&quot;) ; IF(COUNTIF([.J$1:.J$1048576];[.A319]);[.J$1]&amp;&quot; &quot;;&quot;&quot;);  IF(COUNTIF([.K$1:.K$1048576];[.A319]);[.K$1]&amp;&quot; &quot;;&quot;&quot;)    ;  IF(COUNTIF([.L$1:.L$1048576];[.A319]);[.L$1]&amp;&quot; &quot;;&quot;&quot;);  IF(COUNTIF([.M$1:.M$1048576];[.A319]);[.M$1]&amp;&quot; &quot;;&quot;&quot;);  IF(COUNTIF([.N$1:.N$1048576];[.A319]);[.N$1]&amp;&quot; &quot;;&quot;&quot;);  IF(COUNTIF([.O$1:.O$1048576];[.A319]);[.O$1]&amp;&quot; &quot;;&quot;&quot;))" office:value-type="string" office:string-value="hebräisch " calcext:value-type="string">
            <text:p>hebräisch </text:p>
          </table:table-cell>
          <table:table-cell/>
          <table:table-cell office:value-type="string" calcext:value-type="string">
            <text:p>Xen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mina</text:p>
          </table:table-cell>
          <table:table-cell table:formula="of:=IF(COUNTIF([.E$1:.E$1048576];[.A320]);&quot;w&quot;;&quot;m&quot;)" office:value-type="string" office:string-value="w" calcext:value-type="string">
            <text:p>w</text:p>
          </table:table-cell>
          <table:table-cell table:formula="of:=CONCATENATE(IF(COUNTIF([.H$1:.H$1048576];[.A320]);[.H$1]&amp;&quot; &quot;;&quot;&quot;);  IF(COUNTIF([.I$1:.I$1048576];[.A320]);[.I$1]&amp;&quot; &quot;;&quot;&quot;) ; IF(COUNTIF([.J$1:.J$1048576];[.A320]);[.J$1]&amp;&quot; &quot;;&quot;&quot;);  IF(COUNTIF([.K$1:.K$1048576];[.A320]);[.K$1]&amp;&quot; &quot;;&quot;&quot;)    ;  IF(COUNTIF([.L$1:.L$1048576];[.A320]);[.L$1]&amp;&quot; &quot;;&quot;&quot;);  IF(COUNTIF([.M$1:.M$1048576];[.A320]);[.M$1]&amp;&quot; &quot;;&quot;&quot;);  IF(COUNTIF([.N$1:.N$1048576];[.A320]);[.N$1]&amp;&quot; &quot;;&quot;&quot;);  IF(COUNTIF([.O$1:.O$1048576];[.A320]);[.O$1]&amp;&quot; &quot;;&quot;&quot;))" office:value-type="string" office:string-value="arabisch " calcext:value-type="string">
            <text:p>arabisch </text:p>
          </table:table-cell>
          <table:table-cell/>
          <table:table-cell office:value-type="string" calcext:value-type="string">
            <text:p>Yaf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semin</text:p>
          </table:table-cell>
          <table:table-cell table:formula="of:=IF(COUNTIF([.E$1:.E$1048576];[.A321]);&quot;w&quot;;&quot;m&quot;)" office:value-type="string" office:string-value="w" calcext:value-type="string">
            <text:p>w</text:p>
          </table:table-cell>
          <table:table-cell table:formula="of:=CONCATENATE(IF(COUNTIF([.H$1:.H$1048576];[.A321]);[.H$1]&amp;&quot; &quot;;&quot;&quot;);  IF(COUNTIF([.I$1:.I$1048576];[.A321]);[.I$1]&amp;&quot; &quot;;&quot;&quot;) ; IF(COUNTIF([.J$1:.J$1048576];[.A321]);[.J$1]&amp;&quot; &quot;;&quot;&quot;);  IF(COUNTIF([.K$1:.K$1048576];[.A321]);[.K$1]&amp;&quot; &quot;;&quot;&quot;)    ;  IF(COUNTIF([.L$1:.L$1048576];[.A321]);[.L$1]&amp;&quot; &quot;;&quot;&quot;);  IF(COUNTIF([.M$1:.M$1048576];[.A321]);[.M$1]&amp;&quot; &quot;;&quot;&quot;);  IF(COUNTIF([.N$1:.N$1048576];[.A321]);[.N$1]&amp;&quot; &quot;;&quot;&quot;);  IF(COUNTIF([.O$1:.O$1048576];[.A321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Yami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elena</text:p>
          </table:table-cell>
          <table:table-cell table:formula="of:=IF(COUNTIF([.E$1:.E$1048576];[.A322]);&quot;w&quot;;&quot;m&quot;)" office:value-type="string" office:string-value="w" calcext:value-type="string">
            <text:p>w</text:p>
          </table:table-cell>
          <table:table-cell table:formula="of:=CONCATENATE(IF(COUNTIF([.H$1:.H$1048576];[.A322]);[.H$1]&amp;&quot; &quot;;&quot;&quot;);  IF(COUNTIF([.I$1:.I$1048576];[.A322]);[.I$1]&amp;&quot; &quot;;&quot;&quot;) ; IF(COUNTIF([.J$1:.J$1048576];[.A322]);[.J$1]&amp;&quot; &quot;;&quot;&quot;);  IF(COUNTIF([.K$1:.K$1048576];[.A322]);[.K$1]&amp;&quot; &quot;;&quot;&quot;)    ;  IF(COUNTIF([.L$1:.L$1048576];[.A322]);[.L$1]&amp;&quot; &quot;;&quot;&quot;);  IF(COUNTIF([.M$1:.M$1048576];[.A322]);[.M$1]&amp;&quot; &quot;;&quot;&quot;);  IF(COUNTIF([.N$1:.N$1048576];[.A322]);[.N$1]&amp;&quot; &quot;;&quot;&quot;);  IF(COUNTIF([.O$1:.O$1048576];[.A322]);[.O$1]&amp;&quot; &quot;;&quot;&quot;))">
            <text:p/>
          </table:table-cell>
          <table:table-cell/>
          <table:table-cell office:value-type="string" calcext:value-type="string">
            <text:p>Yasem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vonne</text:p>
          </table:table-cell>
          <table:table-cell table:formula="of:=IF(COUNTIF([.E$1:.E$1048576];[.A323]);&quot;w&quot;;&quot;m&quot;)" office:value-type="string" office:string-value="w" calcext:value-type="string">
            <text:p>w</text:p>
          </table:table-cell>
          <table:table-cell table:formula="of:=CONCATENATE(IF(COUNTIF([.H$1:.H$1048576];[.A323]);[.H$1]&amp;&quot; &quot;;&quot;&quot;);  IF(COUNTIF([.I$1:.I$1048576];[.A323]);[.I$1]&amp;&quot; &quot;;&quot;&quot;) ; IF(COUNTIF([.J$1:.J$1048576];[.A323]);[.J$1]&amp;&quot; &quot;;&quot;&quot;);  IF(COUNTIF([.K$1:.K$1048576];[.A323]);[.K$1]&amp;&quot; &quot;;&quot;&quot;)    ;  IF(COUNTIF([.L$1:.L$1048576];[.A323]);[.L$1]&amp;&quot; &quot;;&quot;&quot;);  IF(COUNTIF([.M$1:.M$1048576];[.A323]);[.M$1]&amp;&quot; &quot;;&quot;&quot;);  IF(COUNTIF([.N$1:.N$1048576];[.A323]);[.N$1]&amp;&quot; &quot;;&quot;&quot;);  IF(COUNTIF([.O$1:.O$1048576];[.A323]);[.O$1]&amp;&quot; &quot;;&quot;&quot;))" office:value-type="string" office:string-value="westeuropäisch " calcext:value-type="string">
            <text:p>westeuropäisch </text:p>
          </table:table-cell>
          <table:table-cell/>
          <table:table-cell office:value-type="string" calcext:value-type="string">
            <text:p>Yele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hra</text:p>
          </table:table-cell>
          <table:table-cell table:formula="of:=IF(COUNTIF([.E$1:.E$1048576];[.A324]);&quot;w&quot;;&quot;m&quot;)" office:value-type="string" office:string-value="w" calcext:value-type="string">
            <text:p>w</text:p>
          </table:table-cell>
          <table:table-cell table:formula="of:=CONCATENATE(IF(COUNTIF([.H$1:.H$1048576];[.A324]);[.H$1]&amp;&quot; &quot;;&quot;&quot;);  IF(COUNTIF([.I$1:.I$1048576];[.A324]);[.I$1]&amp;&quot; &quot;;&quot;&quot;) ; IF(COUNTIF([.J$1:.J$1048576];[.A324]);[.J$1]&amp;&quot; &quot;;&quot;&quot;);  IF(COUNTIF([.K$1:.K$1048576];[.A324]);[.K$1]&amp;&quot; &quot;;&quot;&quot;)    ;  IF(COUNTIF([.L$1:.L$1048576];[.A324]);[.L$1]&amp;&quot; &quot;;&quot;&quot;);  IF(COUNTIF([.M$1:.M$1048576];[.A324]);[.M$1]&amp;&quot; &quot;;&quot;&quot;);  IF(COUNTIF([.N$1:.N$1048576];[.A324]);[.N$1]&amp;&quot; &quot;;&quot;&quot;);  IF(COUNTIF([.O$1:.O$1048576];[.A324]);[.O$1]&amp;&quot; &quot;;&quot;&quot;))" office:value-type="string" office:string-value="arabisch " calcext:value-type="string">
            <text:p>arabisch </text:p>
          </table:table-cell>
          <table:table-cell/>
          <table:table-cell office:value-type="string" calcext:value-type="string">
            <text:p>Yvon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rah</text:p>
          </table:table-cell>
          <table:table-cell table:formula="of:=IF(COUNTIF([.E$1:.E$1048576];[.A325]);&quot;w&quot;;&quot;m&quot;)" office:value-type="string" office:string-value="w" calcext:value-type="string">
            <text:p>w</text:p>
          </table:table-cell>
          <table:table-cell table:formula="of:=CONCATENATE(IF(COUNTIF([.H$1:.H$1048576];[.A325]);[.H$1]&amp;&quot; &quot;;&quot;&quot;);  IF(COUNTIF([.I$1:.I$1048576];[.A325]);[.I$1]&amp;&quot; &quot;;&quot;&quot;) ; IF(COUNTIF([.J$1:.J$1048576];[.A325]);[.J$1]&amp;&quot; &quot;;&quot;&quot;);  IF(COUNTIF([.K$1:.K$1048576];[.A325]);[.K$1]&amp;&quot; &quot;;&quot;&quot;)    ;  IF(COUNTIF([.L$1:.L$1048576];[.A325]);[.L$1]&amp;&quot; &quot;;&quot;&quot;);  IF(COUNTIF([.M$1:.M$1048576];[.A325]);[.M$1]&amp;&quot; &quot;;&quot;&quot;);  IF(COUNTIF([.N$1:.N$1048576];[.A325]);[.N$1]&amp;&quot; &quot;;&quot;&quot;);  IF(COUNTIF([.O$1:.O$1048576];[.A325]);[.O$1]&amp;&quot; &quot;;&quot;&quot;))" office:value-type="string" office:string-value="arabisch " calcext:value-type="string">
            <text:p>arabisch </text:p>
          </table:table-cell>
          <table:table-cell/>
          <table:table-cell office:value-type="string" calcext:value-type="string">
            <text:p>Zah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e</text:p>
          </table:table-cell>
          <table:table-cell table:formula="of:=IF(COUNTIF([.E$1:.E$1048576];[.A326]);&quot;w&quot;;&quot;m&quot;)" office:value-type="string" office:string-value="w" calcext:value-type="string">
            <text:p>w</text:p>
          </table:table-cell>
          <table:table-cell table:formula="of:=CONCATENATE(IF(COUNTIF([.H$1:.H$1048576];[.A326]);[.H$1]&amp;&quot; &quot;;&quot;&quot;);  IF(COUNTIF([.I$1:.I$1048576];[.A326]);[.I$1]&amp;&quot; &quot;;&quot;&quot;) ; IF(COUNTIF([.J$1:.J$1048576];[.A326]);[.J$1]&amp;&quot; &quot;;&quot;&quot;);  IF(COUNTIF([.K$1:.K$1048576];[.A326]);[.K$1]&amp;&quot; &quot;;&quot;&quot;)    ;  IF(COUNTIF([.L$1:.L$1048576];[.A326]);[.L$1]&amp;&quot; &quot;;&quot;&quot;);  IF(COUNTIF([.M$1:.M$1048576];[.A326]);[.M$1]&amp;&quot; &quot;;&quot;&quot;);  IF(COUNTIF([.N$1:.N$1048576];[.A326]);[.N$1]&amp;&quot; &quot;;&quot;&quot;);  IF(COUNTIF([.O$1:.O$1048576];[.A326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Zara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hra</text:p>
          </table:table-cell>
          <table:table-cell table:formula="of:=IF(COUNTIF([.E$1:.E$1048576];[.A327]);&quot;w&quot;;&quot;m&quot;)" office:value-type="string" office:string-value="w" calcext:value-type="string">
            <text:p>w</text:p>
          </table:table-cell>
          <table:table-cell table:formula="of:=CONCATENATE(IF(COUNTIF([.H$1:.H$1048576];[.A327]);[.H$1]&amp;&quot; &quot;;&quot;&quot;);  IF(COUNTIF([.I$1:.I$1048576];[.A327]);[.I$1]&amp;&quot; &quot;;&quot;&quot;) ; IF(COUNTIF([.J$1:.J$1048576];[.A327]);[.J$1]&amp;&quot; &quot;;&quot;&quot;);  IF(COUNTIF([.K$1:.K$1048576];[.A327]);[.K$1]&amp;&quot; &quot;;&quot;&quot;)    ;  IF(COUNTIF([.L$1:.L$1048576];[.A327]);[.L$1]&amp;&quot; &quot;;&quot;&quot;);  IF(COUNTIF([.M$1:.M$1048576];[.A327]);[.M$1]&amp;&quot; &quot;;&quot;&quot;);  IF(COUNTIF([.N$1:.N$1048576];[.A327]);[.N$1]&amp;&quot; &quot;;&quot;&quot;);  IF(COUNTIF([.O$1:.O$1048576];[.A327]);[.O$1]&amp;&quot; &quot;;&quot;&quot;))" office:value-type="string" office:string-value="arabisch " calcext:value-type="string">
            <text:p>arabisch </text:p>
          </table:table-cell>
          <table:table-cell/>
          <table:table-cell office:value-type="string" calcext:value-type="string">
            <text:p>Zo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ra</text:p>
          </table:table-cell>
          <table:table-cell table:formula="of:=IF(COUNTIF([.E$1:.E$1048576];[.A328]);&quot;w&quot;;&quot;m&quot;)" office:value-type="string" office:string-value="w" calcext:value-type="string">
            <text:p>w</text:p>
          </table:table-cell>
          <table:table-cell table:formula="of:=CONCATENATE(IF(COUNTIF([.H$1:.H$1048576];[.A328]);[.H$1]&amp;&quot; &quot;;&quot;&quot;);  IF(COUNTIF([.I$1:.I$1048576];[.A328]);[.I$1]&amp;&quot; &quot;;&quot;&quot;) ; IF(COUNTIF([.J$1:.J$1048576];[.A328]);[.J$1]&amp;&quot; &quot;;&quot;&quot;);  IF(COUNTIF([.K$1:.K$1048576];[.A328]);[.K$1]&amp;&quot; &quot;;&quot;&quot;)    ;  IF(COUNTIF([.L$1:.L$1048576];[.A328]);[.L$1]&amp;&quot; &quot;;&quot;&quot;);  IF(COUNTIF([.M$1:.M$1048576];[.A328]);[.M$1]&amp;&quot; &quot;;&quot;&quot;);  IF(COUNTIF([.N$1:.N$1048576];[.A328]);[.N$1]&amp;&quot; &quot;;&quot;&quot;);  IF(COUNTIF([.O$1:.O$1048576];[.A328]);[.O$1]&amp;&quot; &quot;;&quot;&quot;))" office:value-type="string" office:string-value="osteuropäisch " calcext:value-type="string">
            <text:p>osteuropäisch </text:p>
          </table:table-cell>
          <table:table-cell/>
          <table:table-cell office:value-type="string" calcext:value-type="string">
            <text:p>Zoh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rian</text:p>
          </table:table-cell>
          <table:table-cell table:formula="of:=IF(COUNTIF([.E$1:.E$1048576];[.A329]);&quot;w&quot;;&quot;m&quot;)" office:value-type="string" office:string-value="m" calcext:value-type="string">
            <text:p>m</text:p>
          </table:table-cell>
          <table:table-cell table:formula="of:=CONCATENATE(IF(COUNTIF([.H$1:.H$1048576];[.A329]);[.H$1]&amp;&quot; &quot;;&quot;&quot;);  IF(COUNTIF([.I$1:.I$1048576];[.A329]);[.I$1]&amp;&quot; &quot;;&quot;&quot;) ; IF(COUNTIF([.J$1:.J$1048576];[.A329]);[.J$1]&amp;&quot; &quot;;&quot;&quot;);  IF(COUNTIF([.K$1:.K$1048576];[.A329]);[.K$1]&amp;&quot; &quot;;&quot;&quot;)    ;  IF(COUNTIF([.L$1:.L$1048576];[.A329]);[.L$1]&amp;&quot; &quot;;&quot;&quot;);  IF(COUNTIF([.M$1:.M$1048576];[.A329]);[.M$1]&amp;&quot; &quot;;&quot;&quot;);  IF(COUNTIF([.N$1:.N$1048576];[.A329]);[.N$1]&amp;&quot; &quot;;&quot;&quot;);  IF(COUNTIF([.O$1:.O$1048576];[.A329]);[.O$1]&amp;&quot; &quot;;&quot;&quot;))" office:value-type="string" office:string-value="südeuropäisch " calcext:value-type="string">
            <text:p>südeuropäisch </text:p>
          </table:table-cell>
          <table:table-cell/>
          <table:table-cell office:value-type="string" calcext:value-type="string">
            <text:p>Zo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bert</text:p>
          </table:table-cell>
          <table:table-cell table:formula="of:=IF(COUNTIF([.E$1:.E$1048576];[.A330]);&quot;w&quot;;&quot;m&quot;)" office:value-type="string" office:string-value="m" calcext:value-type="string">
            <text:p>m</text:p>
          </table:table-cell>
          <table:table-cell table:formula="of:=CONCATENATE(IF(COUNTIF([.H$1:.H$1048576];[.A330]);[.H$1]&amp;&quot; &quot;;&quot;&quot;);  IF(COUNTIF([.I$1:.I$1048576];[.A330]);[.I$1]&amp;&quot; &quot;;&quot;&quot;) ; IF(COUNTIF([.J$1:.J$1048576];[.A330]);[.J$1]&amp;&quot; &quot;;&quot;&quot;);  IF(COUNTIF([.K$1:.K$1048576];[.A330]);[.K$1]&amp;&quot; &quot;;&quot;&quot;)    ;  IF(COUNTIF([.L$1:.L$1048576];[.A330]);[.L$1]&amp;&quot; &quot;;&quot;&quot;);  IF(COUNTIF([.M$1:.M$1048576];[.A330]);[.M$1]&amp;&quot; &quot;;&quot;&quot;);  IF(COUNTIF([.N$1:.N$1048576];[.A330]);[.N$1]&amp;&quot; &quot;;&quot;&quot;);  IF(COUNTIF([.O$1:.O$1048576];[.A330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exander</text:p>
          </table:table-cell>
          <table:table-cell table:formula="of:=IF(COUNTIF([.E$1:.E$1048576];[.A331]);&quot;w&quot;;&quot;m&quot;)" office:value-type="string" office:string-value="m" calcext:value-type="string">
            <text:p>m</text:p>
          </table:table-cell>
          <table:table-cell table:formula="of:=CONCATENATE(IF(COUNTIF([.H$1:.H$1048576];[.A331]);[.H$1]&amp;&quot; &quot;;&quot;&quot;);  IF(COUNTIF([.I$1:.I$1048576];[.A331]);[.I$1]&amp;&quot; &quot;;&quot;&quot;) ; IF(COUNTIF([.J$1:.J$1048576];[.A331]);[.J$1]&amp;&quot; &quot;;&quot;&quot;);  IF(COUNTIF([.K$1:.K$1048576];[.A331]);[.K$1]&amp;&quot; &quot;;&quot;&quot;)    ;  IF(COUNTIF([.L$1:.L$1048576];[.A331]);[.L$1]&amp;&quot; &quot;;&quot;&quot;);  IF(COUNTIF([.M$1:.M$1048576];[.A331]);[.M$1]&amp;&quot; &quot;;&quot;&quot;);  IF(COUNTIF([.N$1:.N$1048576];[.A331]);[.N$1]&amp;&quot; &quot;;&quot;&quot;);  IF(COUNTIF([.O$1:.O$1048576];[.A331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exis</text:p>
          </table:table-cell>
          <table:table-cell table:formula="of:=IF(COUNTIF([.E$1:.E$1048576];[.A332]);&quot;w&quot;;&quot;m&quot;)" office:value-type="string" office:string-value="m" calcext:value-type="string">
            <text:p>m</text:p>
          </table:table-cell>
          <table:table-cell table:formula="of:=CONCATENATE(IF(COUNTIF([.H$1:.H$1048576];[.A332]);[.H$1]&amp;&quot; &quot;;&quot;&quot;);  IF(COUNTIF([.I$1:.I$1048576];[.A332]);[.I$1]&amp;&quot; &quot;;&quot;&quot;) ; IF(COUNTIF([.J$1:.J$1048576];[.A332]);[.J$1]&amp;&quot; &quot;;&quot;&quot;);  IF(COUNTIF([.K$1:.K$1048576];[.A332]);[.K$1]&amp;&quot; &quot;;&quot;&quot;)    ;  IF(COUNTIF([.L$1:.L$1048576];[.A332]);[.L$1]&amp;&quot; &quot;;&quot;&quot;);  IF(COUNTIF([.M$1:.M$1048576];[.A332]);[.M$1]&amp;&quot; &quot;;&quot;&quot;);  IF(COUNTIF([.N$1:.N$1048576];[.A332]);[.N$1]&amp;&quot; &quot;;&quot;&quot;);  IF(COUNTIF([.O$1:.O$1048576];[.A332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adeus</text:p>
          </table:table-cell>
          <table:table-cell table:formula="of:=IF(COUNTIF([.E$1:.E$1048576];[.A333]);&quot;w&quot;;&quot;m&quot;)" office:value-type="string" office:string-value="m" calcext:value-type="string">
            <text:p>m</text:p>
          </table:table-cell>
          <table:table-cell table:formula="of:=CONCATENATE(IF(COUNTIF([.H$1:.H$1048576];[.A333]);[.H$1]&amp;&quot; &quot;;&quot;&quot;);  IF(COUNTIF([.I$1:.I$1048576];[.A333]);[.I$1]&amp;&quot; &quot;;&quot;&quot;) ; IF(COUNTIF([.J$1:.J$1048576];[.A333]);[.J$1]&amp;&quot; &quot;;&quot;&quot;);  IF(COUNTIF([.K$1:.K$1048576];[.A333]);[.K$1]&amp;&quot; &quot;;&quot;&quot;)    ;  IF(COUNTIF([.L$1:.L$1048576];[.A333]);[.L$1]&amp;&quot; &quot;;&quot;&quot;);  IF(COUNTIF([.M$1:.M$1048576];[.A333]);[.M$1]&amp;&quot; &quot;;&quot;&quot;);  IF(COUNTIF([.N$1:.N$1048576];[.A333]);[.N$1]&amp;&quot; &quot;;&quot;&quot;);  IF(COUNTIF([.O$1:.O$1048576];[.A333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ton</text:p>
          </table:table-cell>
          <table:table-cell table:formula="of:=IF(COUNTIF([.E$1:.E$1048576];[.A334]);&quot;w&quot;;&quot;m&quot;)" office:value-type="string" office:string-value="m" calcext:value-type="string">
            <text:p>m</text:p>
          </table:table-cell>
          <table:table-cell table:formula="of:=CONCATENATE(IF(COUNTIF([.H$1:.H$1048576];[.A334]);[.H$1]&amp;&quot; &quot;;&quot;&quot;);  IF(COUNTIF([.I$1:.I$1048576];[.A334]);[.I$1]&amp;&quot; &quot;;&quot;&quot;) ; IF(COUNTIF([.J$1:.J$1048576];[.A334]);[.J$1]&amp;&quot; &quot;;&quot;&quot;);  IF(COUNTIF([.K$1:.K$1048576];[.A334]);[.K$1]&amp;&quot; &quot;;&quot;&quot;)    ;  IF(COUNTIF([.L$1:.L$1048576];[.A334]);[.L$1]&amp;&quot; &quot;;&quot;&quot;);  IF(COUNTIF([.M$1:.M$1048576];[.A334]);[.M$1]&amp;&quot; &quot;;&quot;&quot;);  IF(COUNTIF([.N$1:.N$1048576];[.A334]);[.N$1]&amp;&quot; &quot;;&quot;&quot;);  IF(COUNTIF([.O$1:.O$1048576];[.A334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thur</text:p>
          </table:table-cell>
          <table:table-cell table:formula="of:=IF(COUNTIF([.E$1:.E$1048576];[.A335]);&quot;w&quot;;&quot;m&quot;)" office:value-type="string" office:string-value="m" calcext:value-type="string">
            <text:p>m</text:p>
          </table:table-cell>
          <table:table-cell table:formula="of:=CONCATENATE(IF(COUNTIF([.H$1:.H$1048576];[.A335]);[.H$1]&amp;&quot; &quot;;&quot;&quot;);  IF(COUNTIF([.I$1:.I$1048576];[.A335]);[.I$1]&amp;&quot; &quot;;&quot;&quot;) ; IF(COUNTIF([.J$1:.J$1048576];[.A335]);[.J$1]&amp;&quot; &quot;;&quot;&quot;);  IF(COUNTIF([.K$1:.K$1048576];[.A335]);[.K$1]&amp;&quot; &quot;;&quot;&quot;)    ;  IF(COUNTIF([.L$1:.L$1048576];[.A335]);[.L$1]&amp;&quot; &quot;;&quot;&quot;);  IF(COUNTIF([.M$1:.M$1048576];[.A335]);[.M$1]&amp;&quot; &quot;;&quot;&quot;);  IF(COUNTIF([.N$1:.N$1048576];[.A335]);[.N$1]&amp;&quot; &quot;;&quot;&quot;);  IF(COUNTIF([.O$1:.O$1048576];[.A335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an</text:p>
          </table:table-cell>
          <table:table-cell table:formula="of:=IF(COUNTIF([.E$1:.E$1048576];[.A336]);&quot;w&quot;;&quot;m&quot;)" office:value-type="string" office:string-value="m" calcext:value-type="string">
            <text:p>m</text:p>
          </table:table-cell>
          <table:table-cell table:formula="of:=CONCATENATE(IF(COUNTIF([.H$1:.H$1048576];[.A336]);[.H$1]&amp;&quot; &quot;;&quot;&quot;);  IF(COUNTIF([.I$1:.I$1048576];[.A336]);[.I$1]&amp;&quot; &quot;;&quot;&quot;) ; IF(COUNTIF([.J$1:.J$1048576];[.A336]);[.J$1]&amp;&quot; &quot;;&quot;&quot;);  IF(COUNTIF([.K$1:.K$1048576];[.A336]);[.K$1]&amp;&quot; &quot;;&quot;&quot;)    ;  IF(COUNTIF([.L$1:.L$1048576];[.A336]);[.L$1]&amp;&quot; &quot;;&quot;&quot;);  IF(COUNTIF([.M$1:.M$1048576];[.A336]);[.M$1]&amp;&quot; &quot;;&quot;&quot;);  IF(COUNTIF([.N$1:.N$1048576];[.A336]);[.N$1]&amp;&quot; &quot;;&quot;&quot;);  IF(COUNTIF([.O$1:.O$1048576];[.A336]);[.O$1]&amp;&quot; &quot;;&quot;&quot;))" office:value-type="string" office:string-value="asiatisch " calcext:value-type="string">
            <text:p>asiat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is</text:p>
          </table:table-cell>
          <table:table-cell table:formula="of:=IF(COUNTIF([.E$1:.E$1048576];[.A337]);&quot;w&quot;;&quot;m&quot;)" office:value-type="string" office:string-value="m" calcext:value-type="string">
            <text:p>m</text:p>
          </table:table-cell>
          <table:table-cell table:formula="of:=CONCATENATE(IF(COUNTIF([.H$1:.H$1048576];[.A337]);[.H$1]&amp;&quot; &quot;;&quot;&quot;);  IF(COUNTIF([.I$1:.I$1048576];[.A337]);[.I$1]&amp;&quot; &quot;;&quot;&quot;) ; IF(COUNTIF([.J$1:.J$1048576];[.A337]);[.J$1]&amp;&quot; &quot;;&quot;&quot;);  IF(COUNTIF([.K$1:.K$1048576];[.A337]);[.K$1]&amp;&quot; &quot;;&quot;&quot;)    ;  IF(COUNTIF([.L$1:.L$1048576];[.A337]);[.L$1]&amp;&quot; &quot;;&quot;&quot;);  IF(COUNTIF([.M$1:.M$1048576];[.A337]);[.M$1]&amp;&quot; &quot;;&quot;&quot;);  IF(COUNTIF([.N$1:.N$1048576];[.A337]);[.N$1]&amp;&quot; &quot;;&quot;&quot;);  IF(COUNTIF([.O$1:.O$1048576];[.A337]);[.O$1]&amp;&quot; &quot;;&quot;&quot;))" office:value-type="string" office:string-value="arabisch " calcext:value-type="string">
            <text:p>arab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il</text:p>
          </table:table-cell>
          <table:table-cell table:formula="of:=IF(COUNTIF([.E$1:.E$1048576];[.A338]);&quot;w&quot;;&quot;m&quot;)" office:value-type="string" office:string-value="m" calcext:value-type="string">
            <text:p>m</text:p>
          </table:table-cell>
          <table:table-cell table:formula="of:=CONCATENATE(IF(COUNTIF([.H$1:.H$1048576];[.A338]);[.H$1]&amp;&quot; &quot;;&quot;&quot;);  IF(COUNTIF([.I$1:.I$1048576];[.A338]);[.I$1]&amp;&quot; &quot;;&quot;&quot;) ; IF(COUNTIF([.J$1:.J$1048576];[.A338]);[.J$1]&amp;&quot; &quot;;&quot;&quot;);  IF(COUNTIF([.K$1:.K$1048576];[.A338]);[.K$1]&amp;&quot; &quot;;&quot;&quot;)    ;  IF(COUNTIF([.L$1:.L$1048576];[.A338]);[.L$1]&amp;&quot; &quot;;&quot;&quot;);  IF(COUNTIF([.M$1:.M$1048576];[.A338]);[.M$1]&amp;&quot; &quot;;&quot;&quot;);  IF(COUNTIF([.N$1:.N$1048576];[.A338]);[.N$1]&amp;&quot; &quot;;&quot;&quot;);  IF(COUNTIF([.O$1:.O$1048576];[.A338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tian</text:p>
          </table:table-cell>
          <table:table-cell table:formula="of:=IF(COUNTIF([.E$1:.E$1048576];[.A339]);&quot;w&quot;;&quot;m&quot;)" office:value-type="string" office:string-value="m" calcext:value-type="string">
            <text:p>m</text:p>
          </table:table-cell>
          <table:table-cell table:formula="of:=CONCATENATE(IF(COUNTIF([.H$1:.H$1048576];[.A339]);[.H$1]&amp;&quot; &quot;;&quot;&quot;);  IF(COUNTIF([.I$1:.I$1048576];[.A339]);[.I$1]&amp;&quot; &quot;;&quot;&quot;) ; IF(COUNTIF([.J$1:.J$1048576];[.A339]);[.J$1]&amp;&quot; &quot;;&quot;&quot;);  IF(COUNTIF([.K$1:.K$1048576];[.A339]);[.K$1]&amp;&quot; &quot;;&quot;&quot;)    ;  IF(COUNTIF([.L$1:.L$1048576];[.A339]);[.L$1]&amp;&quot; &quot;;&quot;&quot;);  IF(COUNTIF([.M$1:.M$1048576];[.A339]);[.M$1]&amp;&quot; &quot;;&quot;&quot;);  IF(COUNTIF([.N$1:.N$1048576];[.A339]);[.N$1]&amp;&quot; &quot;;&quot;&quot;);  IF(COUNTIF([.O$1:.O$1048576];[.A339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kir</text:p>
          </table:table-cell>
          <table:table-cell table:formula="of:=IF(COUNTIF([.E$1:.E$1048576];[.A340]);&quot;w&quot;;&quot;m&quot;)" office:value-type="string" office:string-value="m" calcext:value-type="string">
            <text:p>m</text:p>
          </table:table-cell>
          <table:table-cell table:formula="of:=CONCATENATE(IF(COUNTIF([.H$1:.H$1048576];[.A340]);[.H$1]&amp;&quot; &quot;;&quot;&quot;);  IF(COUNTIF([.I$1:.I$1048576];[.A340]);[.I$1]&amp;&quot; &quot;;&quot;&quot;) ; IF(COUNTIF([.J$1:.J$1048576];[.A340]);[.J$1]&amp;&quot; &quot;;&quot;&quot;);  IF(COUNTIF([.K$1:.K$1048576];[.A340]);[.K$1]&amp;&quot; &quot;;&quot;&quot;)    ;  IF(COUNTIF([.L$1:.L$1048576];[.A340]);[.L$1]&amp;&quot; &quot;;&quot;&quot;);  IF(COUNTIF([.M$1:.M$1048576];[.A340]);[.M$1]&amp;&quot; &quot;;&quot;&quot;);  IF(COUNTIF([.N$1:.N$1048576];[.A340]);[.N$1]&amp;&quot; &quot;;&quot;&quot;);  IF(COUNTIF([.O$1:.O$1048576];[.A340]);[.O$1]&amp;&quot; &quot;;&quot;&quot;))" office:value-type="string" office:string-value="arabisch " calcext:value-type="string">
            <text:p>arab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n</text:p>
          </table:table-cell>
          <table:table-cell table:formula="of:=IF(COUNTIF([.E$1:.E$1048576];[.A341]);&quot;w&quot;;&quot;m&quot;)" office:value-type="string" office:string-value="m" calcext:value-type="string">
            <text:p>m</text:p>
          </table:table-cell>
          <table:table-cell table:formula="of:=CONCATENATE(IF(COUNTIF([.H$1:.H$1048576];[.A341]);[.H$1]&amp;&quot; &quot;;&quot;&quot;);  IF(COUNTIF([.I$1:.I$1048576];[.A341]);[.I$1]&amp;&quot; &quot;;&quot;&quot;) ; IF(COUNTIF([.J$1:.J$1048576];[.A341]);[.J$1]&amp;&quot; &quot;;&quot;&quot;);  IF(COUNTIF([.K$1:.K$1048576];[.A341]);[.K$1]&amp;&quot; &quot;;&quot;&quot;)    ;  IF(COUNTIF([.L$1:.L$1048576];[.A341]);[.L$1]&amp;&quot; &quot;;&quot;&quot;);  IF(COUNTIF([.M$1:.M$1048576];[.A341]);[.M$1]&amp;&quot; &quot;;&quot;&quot;);  IF(COUNTIF([.N$1:.N$1048576];[.A341]);[.N$1]&amp;&quot; &quot;;&quot;&quot;);  IF(COUNTIF([.O$1:.O$1048576];[.A341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nedikt</text:p>
          </table:table-cell>
          <table:table-cell table:formula="of:=IF(COUNTIF([.E$1:.E$1048576];[.A342]);&quot;w&quot;;&quot;m&quot;)" office:value-type="string" office:string-value="m" calcext:value-type="string">
            <text:p>m</text:p>
          </table:table-cell>
          <table:table-cell table:formula="of:=CONCATENATE(IF(COUNTIF([.H$1:.H$1048576];[.A342]);[.H$1]&amp;&quot; &quot;;&quot;&quot;);  IF(COUNTIF([.I$1:.I$1048576];[.A342]);[.I$1]&amp;&quot; &quot;;&quot;&quot;) ; IF(COUNTIF([.J$1:.J$1048576];[.A342]);[.J$1]&amp;&quot; &quot;;&quot;&quot;);  IF(COUNTIF([.K$1:.K$1048576];[.A342]);[.K$1]&amp;&quot; &quot;;&quot;&quot;)    ;  IF(COUNTIF([.L$1:.L$1048576];[.A342]);[.L$1]&amp;&quot; &quot;;&quot;&quot;);  IF(COUNTIF([.M$1:.M$1048576];[.A342]);[.M$1]&amp;&quot; &quot;;&quot;&quot;);  IF(COUNTIF([.N$1:.N$1048576];[.A342]);[.N$1]&amp;&quot; &quot;;&quot;&quot;);  IF(COUNTIF([.O$1:.O$1048576];[.A342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njamin</text:p>
          </table:table-cell>
          <table:table-cell table:formula="of:=IF(COUNTIF([.E$1:.E$1048576];[.A343]);&quot;w&quot;;&quot;m&quot;)" office:value-type="string" office:string-value="m" calcext:value-type="string">
            <text:p>m</text:p>
          </table:table-cell>
          <table:table-cell table:formula="of:=CONCATENATE(IF(COUNTIF([.H$1:.H$1048576];[.A343]);[.H$1]&amp;&quot; &quot;;&quot;&quot;);  IF(COUNTIF([.I$1:.I$1048576];[.A343]);[.I$1]&amp;&quot; &quot;;&quot;&quot;) ; IF(COUNTIF([.J$1:.J$1048576];[.A343]);[.J$1]&amp;&quot; &quot;;&quot;&quot;);  IF(COUNTIF([.K$1:.K$1048576];[.A343]);[.K$1]&amp;&quot; &quot;;&quot;&quot;)    ;  IF(COUNTIF([.L$1:.L$1048576];[.A343]);[.L$1]&amp;&quot; &quot;;&quot;&quot;);  IF(COUNTIF([.M$1:.M$1048576];[.A343]);[.M$1]&amp;&quot; &quot;;&quot;&quot;);  IF(COUNTIF([.N$1:.N$1048576];[.A343]);[.N$1]&amp;&quot; &quot;;&quot;&quot;);  IF(COUNTIF([.O$1:.O$1048576];[.A343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nnet</text:p>
          </table:table-cell>
          <table:table-cell table:formula="of:=IF(COUNTIF([.E$1:.E$1048576];[.A344]);&quot;w&quot;;&quot;m&quot;)" office:value-type="string" office:string-value="m" calcext:value-type="string">
            <text:p>m</text:p>
          </table:table-cell>
          <table:table-cell table:formula="of:=CONCATENATE(IF(COUNTIF([.H$1:.H$1048576];[.A344]);[.H$1]&amp;&quot; &quot;;&quot;&quot;);  IF(COUNTIF([.I$1:.I$1048576];[.A344]);[.I$1]&amp;&quot; &quot;;&quot;&quot;) ; IF(COUNTIF([.J$1:.J$1048576];[.A344]);[.J$1]&amp;&quot; &quot;;&quot;&quot;);  IF(COUNTIF([.K$1:.K$1048576];[.A344]);[.K$1]&amp;&quot; &quot;;&quot;&quot;)    ;  IF(COUNTIF([.L$1:.L$1048576];[.A344]);[.L$1]&amp;&quot; &quot;;&quot;&quot;);  IF(COUNTIF([.M$1:.M$1048576];[.A344]);[.M$1]&amp;&quot; &quot;;&quot;&quot;);  IF(COUNTIF([.N$1:.N$1048576];[.A344]);[.N$1]&amp;&quot; &quot;;&quot;&quot;);  IF(COUNTIF([.O$1:.O$1048576];[.A344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nno</text:p>
          </table:table-cell>
          <table:table-cell table:formula="of:=IF(COUNTIF([.E$1:.E$1048576];[.A345]);&quot;w&quot;;&quot;m&quot;)" office:value-type="string" office:string-value="m" calcext:value-type="string">
            <text:p>m</text:p>
          </table:table-cell>
          <table:table-cell table:formula="of:=CONCATENATE(IF(COUNTIF([.H$1:.H$1048576];[.A345]);[.H$1]&amp;&quot; &quot;;&quot;&quot;);  IF(COUNTIF([.I$1:.I$1048576];[.A345]);[.I$1]&amp;&quot; &quot;;&quot;&quot;) ; IF(COUNTIF([.J$1:.J$1048576];[.A345]);[.J$1]&amp;&quot; &quot;;&quot;&quot;);  IF(COUNTIF([.K$1:.K$1048576];[.A345]);[.K$1]&amp;&quot; &quot;;&quot;&quot;)    ;  IF(COUNTIF([.L$1:.L$1048576];[.A345]);[.L$1]&amp;&quot; &quot;;&quot;&quot;);  IF(COUNTIF([.M$1:.M$1048576];[.A345]);[.M$1]&amp;&quot; &quot;;&quot;&quot;);  IF(COUNTIF([.N$1:.N$1048576];[.A345]);[.N$1]&amp;&quot; &quot;;&quot;&quot;);  IF(COUNTIF([.O$1:.O$1048576];[.A345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nt</text:p>
          </table:table-cell>
          <table:table-cell table:formula="of:=IF(COUNTIF([.E$1:.E$1048576];[.A346]);&quot;w&quot;;&quot;m&quot;)" office:value-type="string" office:string-value="m" calcext:value-type="string">
            <text:p>m</text:p>
          </table:table-cell>
          <table:table-cell table:formula="of:=CONCATENATE(IF(COUNTIF([.H$1:.H$1048576];[.A346]);[.H$1]&amp;&quot; &quot;;&quot;&quot;);  IF(COUNTIF([.I$1:.I$1048576];[.A346]);[.I$1]&amp;&quot; &quot;;&quot;&quot;) ; IF(COUNTIF([.J$1:.J$1048576];[.A346]);[.J$1]&amp;&quot; &quot;;&quot;&quot;);  IF(COUNTIF([.K$1:.K$1048576];[.A346]);[.K$1]&amp;&quot; &quot;;&quot;&quot;)    ;  IF(COUNTIF([.L$1:.L$1048576];[.A346]);[.L$1]&amp;&quot; &quot;;&quot;&quot;);  IF(COUNTIF([.M$1:.M$1048576];[.A346]);[.M$1]&amp;&quot; &quot;;&quot;&quot;);  IF(COUNTIF([.N$1:.N$1048576];[.A346]);[.N$1]&amp;&quot; &quot;;&quot;&quot;);  IF(COUNTIF([.O$1:.O$1048576];[.A346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nd</text:p>
          </table:table-cell>
          <table:table-cell table:formula="of:=IF(COUNTIF([.E$1:.E$1048576];[.A347]);&quot;w&quot;;&quot;m&quot;)" office:value-type="string" office:string-value="m" calcext:value-type="string">
            <text:p>m</text:p>
          </table:table-cell>
          <table:table-cell table:formula="of:=CONCATENATE(IF(COUNTIF([.H$1:.H$1048576];[.A347]);[.H$1]&amp;&quot; &quot;;&quot;&quot;);  IF(COUNTIF([.I$1:.I$1048576];[.A347]);[.I$1]&amp;&quot; &quot;;&quot;&quot;) ; IF(COUNTIF([.J$1:.J$1048576];[.A347]);[.J$1]&amp;&quot; &quot;;&quot;&quot;);  IF(COUNTIF([.K$1:.K$1048576];[.A347]);[.K$1]&amp;&quot; &quot;;&quot;&quot;)    ;  IF(COUNTIF([.L$1:.L$1048576];[.A347]);[.L$1]&amp;&quot; &quot;;&quot;&quot;);  IF(COUNTIF([.M$1:.M$1048576];[.A347]);[.M$1]&amp;&quot; &quot;;&quot;&quot;);  IF(COUNTIF([.N$1:.N$1048576];[.A347]);[.N$1]&amp;&quot; &quot;;&quot;&quot;);  IF(COUNTIF([.O$1:.O$1048576];[.A347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lal</text:p>
          </table:table-cell>
          <table:table-cell table:formula="of:=IF(COUNTIF([.E$1:.E$1048576];[.A348]);&quot;w&quot;;&quot;m&quot;)" office:value-type="string" office:string-value="m" calcext:value-type="string">
            <text:p>m</text:p>
          </table:table-cell>
          <table:table-cell table:formula="of:=CONCATENATE(IF(COUNTIF([.H$1:.H$1048576];[.A348]);[.H$1]&amp;&quot; &quot;;&quot;&quot;);  IF(COUNTIF([.I$1:.I$1048576];[.A348]);[.I$1]&amp;&quot; &quot;;&quot;&quot;) ; IF(COUNTIF([.J$1:.J$1048576];[.A348]);[.J$1]&amp;&quot; &quot;;&quot;&quot;);  IF(COUNTIF([.K$1:.K$1048576];[.A348]);[.K$1]&amp;&quot; &quot;;&quot;&quot;)    ;  IF(COUNTIF([.L$1:.L$1048576];[.A348]);[.L$1]&amp;&quot; &quot;;&quot;&quot;);  IF(COUNTIF([.M$1:.M$1048576];[.A348]);[.M$1]&amp;&quot; &quot;;&quot;&quot;);  IF(COUNTIF([.N$1:.N$1048576];[.A348]);[.N$1]&amp;&quot; &quot;;&quot;&quot;);  IF(COUNTIF([.O$1:.O$1048576];[.A348]);[.O$1]&amp;&quot; &quot;;&quot;&quot;))" office:value-type="string" office:string-value="arabisch " calcext:value-type="string">
            <text:p>arab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rk</text:p>
          </table:table-cell>
          <table:table-cell table:formula="of:=IF(COUNTIF([.E$1:.E$1048576];[.A349]);&quot;w&quot;;&quot;m&quot;)" office:value-type="string" office:string-value="m" calcext:value-type="string">
            <text:p>m</text:p>
          </table:table-cell>
          <table:table-cell table:formula="of:=CONCATENATE(IF(COUNTIF([.H$1:.H$1048576];[.A349]);[.H$1]&amp;&quot; &quot;;&quot;&quot;);  IF(COUNTIF([.I$1:.I$1048576];[.A349]);[.I$1]&amp;&quot; &quot;;&quot;&quot;) ; IF(COUNTIF([.J$1:.J$1048576];[.A349]);[.J$1]&amp;&quot; &quot;;&quot;&quot;);  IF(COUNTIF([.K$1:.K$1048576];[.A349]);[.K$1]&amp;&quot; &quot;;&quot;&quot;)    ;  IF(COUNTIF([.L$1:.L$1048576];[.A349]);[.L$1]&amp;&quot; &quot;;&quot;&quot;);  IF(COUNTIF([.M$1:.M$1048576];[.A349]);[.M$1]&amp;&quot; &quot;;&quot;&quot;);  IF(COUNTIF([.N$1:.N$1048576];[.A349]);[.N$1]&amp;&quot; &quot;;&quot;&quot;);  IF(COUNTIF([.O$1:.O$1048576];[.A349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jarne</text:p>
          </table:table-cell>
          <table:table-cell table:formula="of:=IF(COUNTIF([.E$1:.E$1048576];[.A350]);&quot;w&quot;;&quot;m&quot;)" office:value-type="string" office:string-value="m" calcext:value-type="string">
            <text:p>m</text:p>
          </table:table-cell>
          <table:table-cell table:formula="of:=CONCATENATE(IF(COUNTIF([.H$1:.H$1048576];[.A350]);[.H$1]&amp;&quot; &quot;;&quot;&quot;);  IF(COUNTIF([.I$1:.I$1048576];[.A350]);[.I$1]&amp;&quot; &quot;;&quot;&quot;) ; IF(COUNTIF([.J$1:.J$1048576];[.A350]);[.J$1]&amp;&quot; &quot;;&quot;&quot;);  IF(COUNTIF([.K$1:.K$1048576];[.A350]);[.K$1]&amp;&quot; &quot;;&quot;&quot;)    ;  IF(COUNTIF([.L$1:.L$1048576];[.A350]);[.L$1]&amp;&quot; &quot;;&quot;&quot;);  IF(COUNTIF([.M$1:.M$1048576];[.A350]);[.M$1]&amp;&quot; &quot;;&quot;&quot;);  IF(COUNTIF([.N$1:.N$1048576];[.A350]);[.N$1]&amp;&quot; &quot;;&quot;&quot;);  IF(COUNTIF([.O$1:.O$1048576];[.A350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jörn</text:p>
          </table:table-cell>
          <table:table-cell table:formula="of:=IF(COUNTIF([.E$1:.E$1048576];[.A351]);&quot;w&quot;;&quot;m&quot;)" office:value-type="string" office:string-value="m" calcext:value-type="string">
            <text:p>m</text:p>
          </table:table-cell>
          <table:table-cell table:formula="of:=CONCATENATE(IF(COUNTIF([.H$1:.H$1048576];[.A351]);[.H$1]&amp;&quot; &quot;;&quot;&quot;);  IF(COUNTIF([.I$1:.I$1048576];[.A351]);[.I$1]&amp;&quot; &quot;;&quot;&quot;) ; IF(COUNTIF([.J$1:.J$1048576];[.A351]);[.J$1]&amp;&quot; &quot;;&quot;&quot;);  IF(COUNTIF([.K$1:.K$1048576];[.A351]);[.K$1]&amp;&quot; &quot;;&quot;&quot;)    ;  IF(COUNTIF([.L$1:.L$1048576];[.A351]);[.L$1]&amp;&quot; &quot;;&quot;&quot;);  IF(COUNTIF([.M$1:.M$1048576];[.A351]);[.M$1]&amp;&quot; &quot;;&quot;&quot;);  IF(COUNTIF([.N$1:.N$1048576];[.A351]);[.N$1]&amp;&quot; &quot;;&quot;&quot;);  IF(COUNTIF([.O$1:.O$1048576];[.A351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do</text:p>
          </table:table-cell>
          <table:table-cell table:formula="of:=IF(COUNTIF([.E$1:.E$1048576];[.A352]);&quot;w&quot;;&quot;m&quot;)" office:value-type="string" office:string-value="m" calcext:value-type="string">
            <text:p>m</text:p>
          </table:table-cell>
          <table:table-cell table:formula="of:=CONCATENATE(IF(COUNTIF([.H$1:.H$1048576];[.A352]);[.H$1]&amp;&quot; &quot;;&quot;&quot;);  IF(COUNTIF([.I$1:.I$1048576];[.A352]);[.I$1]&amp;&quot; &quot;;&quot;&quot;) ; IF(COUNTIF([.J$1:.J$1048576];[.A352]);[.J$1]&amp;&quot; &quot;;&quot;&quot;);  IF(COUNTIF([.K$1:.K$1048576];[.A352]);[.K$1]&amp;&quot; &quot;;&quot;&quot;)    ;  IF(COUNTIF([.L$1:.L$1048576];[.A352]);[.L$1]&amp;&quot; &quot;;&quot;&quot;);  IF(COUNTIF([.M$1:.M$1048576];[.A352]);[.M$1]&amp;&quot; &quot;;&quot;&quot;);  IF(COUNTIF([.N$1:.N$1048576];[.A352]);[.N$1]&amp;&quot; &quot;;&quot;&quot;);  IF(COUNTIF([.O$1:.O$1048576];[.A352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ris</text:p>
          </table:table-cell>
          <table:table-cell table:formula="of:=IF(COUNTIF([.E$1:.E$1048576];[.A353]);&quot;w&quot;;&quot;m&quot;)" office:value-type="string" office:string-value="m" calcext:value-type="string">
            <text:p>m</text:p>
          </table:table-cell>
          <table:table-cell table:formula="of:=CONCATENATE(IF(COUNTIF([.H$1:.H$1048576];[.A353]);[.H$1]&amp;&quot; &quot;;&quot;&quot;);  IF(COUNTIF([.I$1:.I$1048576];[.A353]);[.I$1]&amp;&quot; &quot;;&quot;&quot;) ; IF(COUNTIF([.J$1:.J$1048576];[.A353]);[.J$1]&amp;&quot; &quot;;&quot;&quot;);  IF(COUNTIF([.K$1:.K$1048576];[.A353]);[.K$1]&amp;&quot; &quot;;&quot;&quot;)    ;  IF(COUNTIF([.L$1:.L$1048576];[.A353]);[.L$1]&amp;&quot; &quot;;&quot;&quot;);  IF(COUNTIF([.M$1:.M$1048576];[.A353]);[.M$1]&amp;&quot; &quot;;&quot;&quot;);  IF(COUNTIF([.N$1:.N$1048576];[.A353]);[.N$1]&amp;&quot; &quot;;&quot;&quot;);  IF(COUNTIF([.O$1:.O$1048576];[.A353]);[.O$1]&amp;&quot; &quot;;&quot;&quot;))" office:value-type="string" office:string-value="osteuropäisch " calcext:value-type="string">
            <text:p>o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se</text:p>
          </table:table-cell>
          <table:table-cell table:formula="of:=IF(COUNTIF([.E$1:.E$1048576];[.A354]);&quot;w&quot;;&quot;m&quot;)" office:value-type="string" office:string-value="m" calcext:value-type="string">
            <text:p>m</text:p>
          </table:table-cell>
          <table:table-cell table:formula="of:=CONCATENATE(IF(COUNTIF([.H$1:.H$1048576];[.A354]);[.H$1]&amp;&quot; &quot;;&quot;&quot;);  IF(COUNTIF([.I$1:.I$1048576];[.A354]);[.I$1]&amp;&quot; &quot;;&quot;&quot;) ; IF(COUNTIF([.J$1:.J$1048576];[.A354]);[.J$1]&amp;&quot; &quot;;&quot;&quot;);  IF(COUNTIF([.K$1:.K$1048576];[.A354]);[.K$1]&amp;&quot; &quot;;&quot;&quot;)    ;  IF(COUNTIF([.L$1:.L$1048576];[.A354]);[.L$1]&amp;&quot; &quot;;&quot;&quot;);  IF(COUNTIF([.M$1:.M$1048576];[.A354]);[.M$1]&amp;&quot; &quot;;&quot;&quot;);  IF(COUNTIF([.N$1:.N$1048576];[.A354]);[.N$1]&amp;&quot; &quot;;&quot;&quot;);  IF(COUNTIF([.O$1:.O$1048576];[.A354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uno</text:p>
          </table:table-cell>
          <table:table-cell table:formula="of:=IF(COUNTIF([.E$1:.E$1048576];[.A355]);&quot;w&quot;;&quot;m&quot;)" office:value-type="string" office:string-value="m" calcext:value-type="string">
            <text:p>m</text:p>
          </table:table-cell>
          <table:table-cell table:formula="of:=CONCATENATE(IF(COUNTIF([.H$1:.H$1048576];[.A355]);[.H$1]&amp;&quot; &quot;;&quot;&quot;);  IF(COUNTIF([.I$1:.I$1048576];[.A355]);[.I$1]&amp;&quot; &quot;;&quot;&quot;) ; IF(COUNTIF([.J$1:.J$1048576];[.A355]);[.J$1]&amp;&quot; &quot;;&quot;&quot;);  IF(COUNTIF([.K$1:.K$1048576];[.A355]);[.K$1]&amp;&quot; &quot;;&quot;&quot;)    ;  IF(COUNTIF([.L$1:.L$1048576];[.A355]);[.L$1]&amp;&quot; &quot;;&quot;&quot;);  IF(COUNTIF([.M$1:.M$1048576];[.A355]);[.M$1]&amp;&quot; &quot;;&quot;&quot;);  IF(COUNTIF([.N$1:.N$1048576];[.A355]);[.N$1]&amp;&quot; &quot;;&quot;&quot;);  IF(COUNTIF([.O$1:.O$1048576];[.A355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yan</text:p>
          </table:table-cell>
          <table:table-cell table:formula="of:=IF(COUNTIF([.E$1:.E$1048576];[.A356]);&quot;w&quot;;&quot;m&quot;)" office:value-type="string" office:string-value="m" calcext:value-type="string">
            <text:p>m</text:p>
          </table:table-cell>
          <table:table-cell table:formula="of:=CONCATENATE(IF(COUNTIF([.H$1:.H$1048576];[.A356]);[.H$1]&amp;&quot; &quot;;&quot;&quot;);  IF(COUNTIF([.I$1:.I$1048576];[.A356]);[.I$1]&amp;&quot; &quot;;&quot;&quot;) ; IF(COUNTIF([.J$1:.J$1048576];[.A356]);[.J$1]&amp;&quot; &quot;;&quot;&quot;);  IF(COUNTIF([.K$1:.K$1048576];[.A356]);[.K$1]&amp;&quot; &quot;;&quot;&quot;)    ;  IF(COUNTIF([.L$1:.L$1048576];[.A356]);[.L$1]&amp;&quot; &quot;;&quot;&quot;);  IF(COUNTIF([.M$1:.M$1048576];[.A356]);[.M$1]&amp;&quot; &quot;;&quot;&quot;);  IF(COUNTIF([.N$1:.N$1048576];[.A356]);[.N$1]&amp;&quot; &quot;;&quot;&quot;);  IF(COUNTIF([.O$1:.O$1048576];[.A356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éla</text:p>
          </table:table-cell>
          <table:table-cell table:formula="of:=IF(COUNTIF([.E$1:.E$1048576];[.A357]);&quot;w&quot;;&quot;m&quot;)" office:value-type="string" office:string-value="m" calcext:value-type="string">
            <text:p>m</text:p>
          </table:table-cell>
          <table:table-cell table:formula="of:=CONCATENATE(IF(COUNTIF([.H$1:.H$1048576];[.A357]);[.H$1]&amp;&quot; &quot;;&quot;&quot;);  IF(COUNTIF([.I$1:.I$1048576];[.A357]);[.I$1]&amp;&quot; &quot;;&quot;&quot;) ; IF(COUNTIF([.J$1:.J$1048576];[.A357]);[.J$1]&amp;&quot; &quot;;&quot;&quot;);  IF(COUNTIF([.K$1:.K$1048576];[.A357]);[.K$1]&amp;&quot; &quot;;&quot;&quot;)    ;  IF(COUNTIF([.L$1:.L$1048576];[.A357]);[.L$1]&amp;&quot; &quot;;&quot;&quot;);  IF(COUNTIF([.M$1:.M$1048576];[.A357]);[.M$1]&amp;&quot; &quot;;&quot;&quot;);  IF(COUNTIF([.N$1:.N$1048576];[.A357]);[.N$1]&amp;&quot; &quot;;&quot;&quot;);  IF(COUNTIF([.O$1:.O$1048576];[.A357]);[.O$1]&amp;&quot; &quot;;&quot;&quot;))" office:value-type="string" office:string-value="osteuropäisch " calcext:value-type="string">
            <text:p>o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esar</text:p>
          </table:table-cell>
          <table:table-cell table:formula="of:=IF(COUNTIF([.E$1:.E$1048576];[.A358]);&quot;w&quot;;&quot;m&quot;)" office:value-type="string" office:string-value="m" calcext:value-type="string">
            <text:p>m</text:p>
          </table:table-cell>
          <table:table-cell table:formula="of:=CONCATENATE(IF(COUNTIF([.H$1:.H$1048576];[.A358]);[.H$1]&amp;&quot; &quot;;&quot;&quot;);  IF(COUNTIF([.I$1:.I$1048576];[.A358]);[.I$1]&amp;&quot; &quot;;&quot;&quot;) ; IF(COUNTIF([.J$1:.J$1048576];[.A358]);[.J$1]&amp;&quot; &quot;;&quot;&quot;);  IF(COUNTIF([.K$1:.K$1048576];[.A358]);[.K$1]&amp;&quot; &quot;;&quot;&quot;)    ;  IF(COUNTIF([.L$1:.L$1048576];[.A358]);[.L$1]&amp;&quot; &quot;;&quot;&quot;);  IF(COUNTIF([.M$1:.M$1048576];[.A358]);[.M$1]&amp;&quot; &quot;;&quot;&quot;);  IF(COUNTIF([.N$1:.N$1048576];[.A358]);[.N$1]&amp;&quot; &quot;;&quot;&quot;);  IF(COUNTIF([.O$1:.O$1048576];[.A358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rlo</text:p>
          </table:table-cell>
          <table:table-cell table:formula="of:=IF(COUNTIF([.E$1:.E$1048576];[.A359]);&quot;w&quot;;&quot;m&quot;)" office:value-type="string" office:string-value="m" calcext:value-type="string">
            <text:p>m</text:p>
          </table:table-cell>
          <table:table-cell table:formula="of:=CONCATENATE(IF(COUNTIF([.H$1:.H$1048576];[.A359]);[.H$1]&amp;&quot; &quot;;&quot;&quot;);  IF(COUNTIF([.I$1:.I$1048576];[.A359]);[.I$1]&amp;&quot; &quot;;&quot;&quot;) ; IF(COUNTIF([.J$1:.J$1048576];[.A359]);[.J$1]&amp;&quot; &quot;;&quot;&quot;);  IF(COUNTIF([.K$1:.K$1048576];[.A359]);[.K$1]&amp;&quot; &quot;;&quot;&quot;)    ;  IF(COUNTIF([.L$1:.L$1048576];[.A359]);[.L$1]&amp;&quot; &quot;;&quot;&quot;);  IF(COUNTIF([.M$1:.M$1048576];[.A359]);[.M$1]&amp;&quot; &quot;;&quot;&quot;);  IF(COUNTIF([.N$1:.N$1048576];[.A359]);[.N$1]&amp;&quot; &quot;;&quot;&quot;);  IF(COUNTIF([.O$1:.O$1048576];[.A359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par</text:p>
          </table:table-cell>
          <table:table-cell table:formula="of:=IF(COUNTIF([.E$1:.E$1048576];[.A360]);&quot;w&quot;;&quot;m&quot;)" office:value-type="string" office:string-value="m" calcext:value-type="string">
            <text:p>m</text:p>
          </table:table-cell>
          <table:table-cell table:formula="of:=CONCATENATE(IF(COUNTIF([.H$1:.H$1048576];[.A360]);[.H$1]&amp;&quot; &quot;;&quot;&quot;);  IF(COUNTIF([.I$1:.I$1048576];[.A360]);[.I$1]&amp;&quot; &quot;;&quot;&quot;) ; IF(COUNTIF([.J$1:.J$1048576];[.A360]);[.J$1]&amp;&quot; &quot;;&quot;&quot;);  IF(COUNTIF([.K$1:.K$1048576];[.A360]);[.K$1]&amp;&quot; &quot;;&quot;&quot;)    ;  IF(COUNTIF([.L$1:.L$1048576];[.A360]);[.L$1]&amp;&quot; &quot;;&quot;&quot;);  IF(COUNTIF([.M$1:.M$1048576];[.A360]);[.M$1]&amp;&quot; &quot;;&quot;&quot;);  IF(COUNTIF([.N$1:.N$1048576];[.A360]);[.N$1]&amp;&quot; &quot;;&quot;&quot;);  IF(COUNTIF([.O$1:.O$1048576];[.A360]);[.O$1]&amp;&quot; &quot;;&quot;&quot;))" office:value-type="string" office:string-value="arabisch " calcext:value-type="string">
            <text:p>arab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dric</text:p>
          </table:table-cell>
          <table:table-cell table:formula="of:=IF(COUNTIF([.E$1:.E$1048576];[.A361]);&quot;w&quot;;&quot;m&quot;)" office:value-type="string" office:string-value="m" calcext:value-type="string">
            <text:p>m</text:p>
          </table:table-cell>
          <table:table-cell table:formula="of:=CONCATENATE(IF(COUNTIF([.H$1:.H$1048576];[.A361]);[.H$1]&amp;&quot; &quot;;&quot;&quot;);  IF(COUNTIF([.I$1:.I$1048576];[.A361]);[.I$1]&amp;&quot; &quot;;&quot;&quot;) ; IF(COUNTIF([.J$1:.J$1048576];[.A361]);[.J$1]&amp;&quot; &quot;;&quot;&quot;);  IF(COUNTIF([.K$1:.K$1048576];[.A361]);[.K$1]&amp;&quot; &quot;;&quot;&quot;)    ;  IF(COUNTIF([.L$1:.L$1048576];[.A361]);[.L$1]&amp;&quot; &quot;;&quot;&quot;);  IF(COUNTIF([.M$1:.M$1048576];[.A361]);[.M$1]&amp;&quot; &quot;;&quot;&quot;);  IF(COUNTIF([.N$1:.N$1048576];[.A361]);[.N$1]&amp;&quot; &quot;;&quot;&quot;);  IF(COUNTIF([.O$1:.O$1048576];[.A361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ris</text:p>
          </table:table-cell>
          <table:table-cell table:formula="of:=IF(COUNTIF([.E$1:.E$1048576];[.A362]);&quot;w&quot;;&quot;m&quot;)" office:value-type="string" office:string-value="m" calcext:value-type="string">
            <text:p>m</text:p>
          </table:table-cell>
          <table:table-cell table:formula="of:=CONCATENATE(IF(COUNTIF([.H$1:.H$1048576];[.A362]);[.H$1]&amp;&quot; &quot;;&quot;&quot;);  IF(COUNTIF([.I$1:.I$1048576];[.A362]);[.I$1]&amp;&quot; &quot;;&quot;&quot;) ; IF(COUNTIF([.J$1:.J$1048576];[.A362]);[.J$1]&amp;&quot; &quot;;&quot;&quot;);  IF(COUNTIF([.K$1:.K$1048576];[.A362]);[.K$1]&amp;&quot; &quot;;&quot;&quot;)    ;  IF(COUNTIF([.L$1:.L$1048576];[.A362]);[.L$1]&amp;&quot; &quot;;&quot;&quot;);  IF(COUNTIF([.M$1:.M$1048576];[.A362]);[.M$1]&amp;&quot; &quot;;&quot;&quot;);  IF(COUNTIF([.N$1:.N$1048576];[.A362]);[.N$1]&amp;&quot; &quot;;&quot;&quot;);  IF(COUNTIF([.O$1:.O$1048576];[.A362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ristian</text:p>
          </table:table-cell>
          <table:table-cell table:formula="of:=IF(COUNTIF([.E$1:.E$1048576];[.A363]);&quot;w&quot;;&quot;m&quot;)" office:value-type="string" office:string-value="m" calcext:value-type="string">
            <text:p>m</text:p>
          </table:table-cell>
          <table:table-cell table:formula="of:=CONCATENATE(IF(COUNTIF([.H$1:.H$1048576];[.A363]);[.H$1]&amp;&quot; &quot;;&quot;&quot;);  IF(COUNTIF([.I$1:.I$1048576];[.A363]);[.I$1]&amp;&quot; &quot;;&quot;&quot;) ; IF(COUNTIF([.J$1:.J$1048576];[.A363]);[.J$1]&amp;&quot; &quot;;&quot;&quot;);  IF(COUNTIF([.K$1:.K$1048576];[.A363]);[.K$1]&amp;&quot; &quot;;&quot;&quot;)    ;  IF(COUNTIF([.L$1:.L$1048576];[.A363]);[.L$1]&amp;&quot; &quot;;&quot;&quot;);  IF(COUNTIF([.M$1:.M$1048576];[.A363]);[.M$1]&amp;&quot; &quot;;&quot;&quot;);  IF(COUNTIF([.N$1:.N$1048576];[.A363]);[.N$1]&amp;&quot; &quot;;&quot;&quot;);  IF(COUNTIF([.O$1:.O$1048576];[.A363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ristoph</text:p>
          </table:table-cell>
          <table:table-cell table:formula="of:=IF(COUNTIF([.E$1:.E$1048576];[.A364]);&quot;w&quot;;&quot;m&quot;)" office:value-type="string" office:string-value="m" calcext:value-type="string">
            <text:p>m</text:p>
          </table:table-cell>
          <table:table-cell table:formula="of:=CONCATENATE(IF(COUNTIF([.H$1:.H$1048576];[.A364]);[.H$1]&amp;&quot; &quot;;&quot;&quot;);  IF(COUNTIF([.I$1:.I$1048576];[.A364]);[.I$1]&amp;&quot; &quot;;&quot;&quot;) ; IF(COUNTIF([.J$1:.J$1048576];[.A364]);[.J$1]&amp;&quot; &quot;;&quot;&quot;);  IF(COUNTIF([.K$1:.K$1048576];[.A364]);[.K$1]&amp;&quot; &quot;;&quot;&quot;)    ;  IF(COUNTIF([.L$1:.L$1048576];[.A364]);[.L$1]&amp;&quot; &quot;;&quot;&quot;);  IF(COUNTIF([.M$1:.M$1048576];[.A364]);[.M$1]&amp;&quot; &quot;;&quot;&quot;);  IF(COUNTIF([.N$1:.N$1048576];[.A364]);[.N$1]&amp;&quot; &quot;;&quot;&quot;);  IF(COUNTIF([.O$1:.O$1048576];[.A364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aas</text:p>
          </table:table-cell>
          <table:table-cell table:formula="of:=IF(COUNTIF([.E$1:.E$1048576];[.A365]);&quot;w&quot;;&quot;m&quot;)" office:value-type="string" office:string-value="m" calcext:value-type="string">
            <text:p>m</text:p>
          </table:table-cell>
          <table:table-cell table:formula="of:=CONCATENATE(IF(COUNTIF([.H$1:.H$1048576];[.A365]);[.H$1]&amp;&quot; &quot;;&quot;&quot;);  IF(COUNTIF([.I$1:.I$1048576];[.A365]);[.I$1]&amp;&quot; &quot;;&quot;&quot;) ; IF(COUNTIF([.J$1:.J$1048576];[.A365]);[.J$1]&amp;&quot; &quot;;&quot;&quot;);  IF(COUNTIF([.K$1:.K$1048576];[.A365]);[.K$1]&amp;&quot; &quot;;&quot;&quot;)    ;  IF(COUNTIF([.L$1:.L$1048576];[.A365]);[.L$1]&amp;&quot; &quot;;&quot;&quot;);  IF(COUNTIF([.M$1:.M$1048576];[.A365]);[.M$1]&amp;&quot; &quot;;&quot;&quot;);  IF(COUNTIF([.N$1:.N$1048576];[.A365]);[.N$1]&amp;&quot; &quot;;&quot;&quot;);  IF(COUNTIF([.O$1:.O$1048576];[.A365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audio</text:p>
          </table:table-cell>
          <table:table-cell table:formula="of:=IF(COUNTIF([.E$1:.E$1048576];[.A366]);&quot;w&quot;;&quot;m&quot;)" office:value-type="string" office:string-value="m" calcext:value-type="string">
            <text:p>m</text:p>
          </table:table-cell>
          <table:table-cell table:formula="of:=CONCATENATE(IF(COUNTIF([.H$1:.H$1048576];[.A366]);[.H$1]&amp;&quot; &quot;;&quot;&quot;);  IF(COUNTIF([.I$1:.I$1048576];[.A366]);[.I$1]&amp;&quot; &quot;;&quot;&quot;) ; IF(COUNTIF([.J$1:.J$1048576];[.A366]);[.J$1]&amp;&quot; &quot;;&quot;&quot;);  IF(COUNTIF([.K$1:.K$1048576];[.A366]);[.K$1]&amp;&quot; &quot;;&quot;&quot;)    ;  IF(COUNTIF([.L$1:.L$1048576];[.A366]);[.L$1]&amp;&quot; &quot;;&quot;&quot;);  IF(COUNTIF([.M$1:.M$1048576];[.A366]);[.M$1]&amp;&quot; &quot;;&quot;&quot;);  IF(COUNTIF([.N$1:.N$1048576];[.A366]);[.N$1]&amp;&quot; &quot;;&quot;&quot;);  IF(COUNTIF([.O$1:.O$1048576];[.A366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audius</text:p>
          </table:table-cell>
          <table:table-cell table:formula="of:=IF(COUNTIF([.E$1:.E$1048576];[.A367]);&quot;w&quot;;&quot;m&quot;)" office:value-type="string" office:string-value="m" calcext:value-type="string">
            <text:p>m</text:p>
          </table:table-cell>
          <table:table-cell table:formula="of:=CONCATENATE(IF(COUNTIF([.H$1:.H$1048576];[.A367]);[.H$1]&amp;&quot; &quot;;&quot;&quot;);  IF(COUNTIF([.I$1:.I$1048576];[.A367]);[.I$1]&amp;&quot; &quot;;&quot;&quot;) ; IF(COUNTIF([.J$1:.J$1048576];[.A367]);[.J$1]&amp;&quot; &quot;;&quot;&quot;);  IF(COUNTIF([.K$1:.K$1048576];[.A367]);[.K$1]&amp;&quot; &quot;;&quot;&quot;)    ;  IF(COUNTIF([.L$1:.L$1048576];[.A367]);[.L$1]&amp;&quot; &quot;;&quot;&quot;);  IF(COUNTIF([.M$1:.M$1048576];[.A367]);[.M$1]&amp;&quot; &quot;;&quot;&quot;);  IF(COUNTIF([.N$1:.N$1048576];[.A367]);[.N$1]&amp;&quot; &quot;;&quot;&quot;);  IF(COUNTIF([.O$1:.O$1048576];[.A367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emens</text:p>
          </table:table-cell>
          <table:table-cell table:formula="of:=IF(COUNTIF([.E$1:.E$1048576];[.A368]);&quot;w&quot;;&quot;m&quot;)" office:value-type="string" office:string-value="m" calcext:value-type="string">
            <text:p>m</text:p>
          </table:table-cell>
          <table:table-cell table:formula="of:=CONCATENATE(IF(COUNTIF([.H$1:.H$1048576];[.A368]);[.H$1]&amp;&quot; &quot;;&quot;&quot;);  IF(COUNTIF([.I$1:.I$1048576];[.A368]);[.I$1]&amp;&quot; &quot;;&quot;&quot;) ; IF(COUNTIF([.J$1:.J$1048576];[.A368]);[.J$1]&amp;&quot; &quot;;&quot;&quot;);  IF(COUNTIF([.K$1:.K$1048576];[.A368]);[.K$1]&amp;&quot; &quot;;&quot;&quot;)    ;  IF(COUNTIF([.L$1:.L$1048576];[.A368]);[.L$1]&amp;&quot; &quot;;&quot;&quot;);  IF(COUNTIF([.M$1:.M$1048576];[.A368]);[.M$1]&amp;&quot; &quot;;&quot;&quot;);  IF(COUNTIF([.N$1:.N$1048576];[.A368]);[.N$1]&amp;&quot; &quot;;&quot;&quot;);  IF(COUNTIF([.O$1:.O$1048576];[.A368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lin</text:p>
          </table:table-cell>
          <table:table-cell table:formula="of:=IF(COUNTIF([.E$1:.E$1048576];[.A369]);&quot;w&quot;;&quot;m&quot;)" office:value-type="string" office:string-value="m" calcext:value-type="string">
            <text:p>m</text:p>
          </table:table-cell>
          <table:table-cell table:formula="of:=CONCATENATE(IF(COUNTIF([.H$1:.H$1048576];[.A369]);[.H$1]&amp;&quot; &quot;;&quot;&quot;);  IF(COUNTIF([.I$1:.I$1048576];[.A369]);[.I$1]&amp;&quot; &quot;;&quot;&quot;) ; IF(COUNTIF([.J$1:.J$1048576];[.A369]);[.J$1]&amp;&quot; &quot;;&quot;&quot;);  IF(COUNTIF([.K$1:.K$1048576];[.A369]);[.K$1]&amp;&quot; &quot;;&quot;&quot;)    ;  IF(COUNTIF([.L$1:.L$1048576];[.A369]);[.L$1]&amp;&quot; &quot;;&quot;&quot;);  IF(COUNTIF([.M$1:.M$1048576];[.A369]);[.M$1]&amp;&quot; &quot;;&quot;&quot;);  IF(COUNTIF([.N$1:.N$1048576];[.A369]);[.N$1]&amp;&quot; &quot;;&quot;&quot;);  IF(COUNTIF([.O$1:.O$1048576];[.A369]);[.O$1]&amp;&quot; &quot;;&quot;&quot;))" office:value-type="string" office:string-value="südeuropäisch westeuropäisch " calcext:value-type="string">
            <text:p>südeuropä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nelius</text:p>
          </table:table-cell>
          <table:table-cell table:formula="of:=IF(COUNTIF([.E$1:.E$1048576];[.A370]);&quot;w&quot;;&quot;m&quot;)" office:value-type="string" office:string-value="m" calcext:value-type="string">
            <text:p>m</text:p>
          </table:table-cell>
          <table:table-cell table:formula="of:=CONCATENATE(IF(COUNTIF([.H$1:.H$1048576];[.A370]);[.H$1]&amp;&quot; &quot;;&quot;&quot;);  IF(COUNTIF([.I$1:.I$1048576];[.A370]);[.I$1]&amp;&quot; &quot;;&quot;&quot;) ; IF(COUNTIF([.J$1:.J$1048576];[.A370]);[.J$1]&amp;&quot; &quot;;&quot;&quot;);  IF(COUNTIF([.K$1:.K$1048576];[.A370]);[.K$1]&amp;&quot; &quot;;&quot;&quot;)    ;  IF(COUNTIF([.L$1:.L$1048576];[.A370]);[.L$1]&amp;&quot; &quot;;&quot;&quot;);  IF(COUNTIF([.M$1:.M$1048576];[.A370]);[.M$1]&amp;&quot; &quot;;&quot;&quot;);  IF(COUNTIF([.N$1:.N$1048576];[.A370]);[.N$1]&amp;&quot; &quot;;&quot;&quot;);  IF(COUNTIF([.O$1:.O$1048576];[.A370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istiano</text:p>
          </table:table-cell>
          <table:table-cell table:formula="of:=IF(COUNTIF([.E$1:.E$1048576];[.A371]);&quot;w&quot;;&quot;m&quot;)" office:value-type="string" office:string-value="m" calcext:value-type="string">
            <text:p>m</text:p>
          </table:table-cell>
          <table:table-cell table:formula="of:=CONCATENATE(IF(COUNTIF([.H$1:.H$1048576];[.A371]);[.H$1]&amp;&quot; &quot;;&quot;&quot;);  IF(COUNTIF([.I$1:.I$1048576];[.A371]);[.I$1]&amp;&quot; &quot;;&quot;&quot;) ; IF(COUNTIF([.J$1:.J$1048576];[.A371]);[.J$1]&amp;&quot; &quot;;&quot;&quot;);  IF(COUNTIF([.K$1:.K$1048576];[.A371]);[.K$1]&amp;&quot; &quot;;&quot;&quot;)    ;  IF(COUNTIF([.L$1:.L$1048576];[.A371]);[.L$1]&amp;&quot; &quot;;&quot;&quot;);  IF(COUNTIF([.M$1:.M$1048576];[.A371]);[.M$1]&amp;&quot; &quot;;&quot;&quot;);  IF(COUNTIF([.N$1:.N$1048576];[.A371]);[.N$1]&amp;&quot; &quot;;&quot;&quot;);  IF(COUNTIF([.O$1:.O$1048576];[.A371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mian</text:p>
          </table:table-cell>
          <table:table-cell table:formula="of:=IF(COUNTIF([.E$1:.E$1048576];[.A372]);&quot;w&quot;;&quot;m&quot;)" office:value-type="string" office:string-value="m" calcext:value-type="string">
            <text:p>m</text:p>
          </table:table-cell>
          <table:table-cell table:formula="of:=CONCATENATE(IF(COUNTIF([.H$1:.H$1048576];[.A372]);[.H$1]&amp;&quot; &quot;;&quot;&quot;);  IF(COUNTIF([.I$1:.I$1048576];[.A372]);[.I$1]&amp;&quot; &quot;;&quot;&quot;) ; IF(COUNTIF([.J$1:.J$1048576];[.A372]);[.J$1]&amp;&quot; &quot;;&quot;&quot;);  IF(COUNTIF([.K$1:.K$1048576];[.A372]);[.K$1]&amp;&quot; &quot;;&quot;&quot;)    ;  IF(COUNTIF([.L$1:.L$1048576];[.A372]);[.L$1]&amp;&quot; &quot;;&quot;&quot;);  IF(COUNTIF([.M$1:.M$1048576];[.A372]);[.M$1]&amp;&quot; &quot;;&quot;&quot;);  IF(COUNTIF([.N$1:.N$1048576];[.A372]);[.N$1]&amp;&quot; &quot;;&quot;&quot;);  IF(COUNTIF([.O$1:.O$1048576];[.A372]);[.O$1]&amp;&quot; &quot;;&quot;&quot;))" office:value-type="string" office:string-value="lateinisch südeuropäisch " calcext:value-type="string">
            <text:p>lateinisch 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ial</text:p>
          </table:table-cell>
          <table:table-cell table:formula="of:=IF(COUNTIF([.E$1:.E$1048576];[.A373]);&quot;w&quot;;&quot;m&quot;)" office:value-type="string" office:string-value="m" calcext:value-type="string">
            <text:p>m</text:p>
          </table:table-cell>
          <table:table-cell table:formula="of:=CONCATENATE(IF(COUNTIF([.H$1:.H$1048576];[.A373]);[.H$1]&amp;&quot; &quot;;&quot;&quot;);  IF(COUNTIF([.I$1:.I$1048576];[.A373]);[.I$1]&amp;&quot; &quot;;&quot;&quot;) ; IF(COUNTIF([.J$1:.J$1048576];[.A373]);[.J$1]&amp;&quot; &quot;;&quot;&quot;);  IF(COUNTIF([.K$1:.K$1048576];[.A373]);[.K$1]&amp;&quot; &quot;;&quot;&quot;)    ;  IF(COUNTIF([.L$1:.L$1048576];[.A373]);[.L$1]&amp;&quot; &quot;;&quot;&quot;);  IF(COUNTIF([.M$1:.M$1048576];[.A373]);[.M$1]&amp;&quot; &quot;;&quot;&quot;);  IF(COUNTIF([.N$1:.N$1048576];[.A373]);[.N$1]&amp;&quot; &quot;;&quot;&quot;);  IF(COUNTIF([.O$1:.O$1048576];[.A373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iel</text:p>
          </table:table-cell>
          <table:table-cell table:formula="of:=IF(COUNTIF([.E$1:.E$1048576];[.A374]);&quot;w&quot;;&quot;m&quot;)" office:value-type="string" office:string-value="m" calcext:value-type="string">
            <text:p>m</text:p>
          </table:table-cell>
          <table:table-cell table:formula="of:=CONCATENATE(IF(COUNTIF([.H$1:.H$1048576];[.A374]);[.H$1]&amp;&quot; &quot;;&quot;&quot;);  IF(COUNTIF([.I$1:.I$1048576];[.A374]);[.I$1]&amp;&quot; &quot;;&quot;&quot;) ; IF(COUNTIF([.J$1:.J$1048576];[.A374]);[.J$1]&amp;&quot; &quot;;&quot;&quot;);  IF(COUNTIF([.K$1:.K$1048576];[.A374]);[.K$1]&amp;&quot; &quot;;&quot;&quot;)    ;  IF(COUNTIF([.L$1:.L$1048576];[.A374]);[.L$1]&amp;&quot; &quot;;&quot;&quot;);  IF(COUNTIF([.M$1:.M$1048576];[.A374]);[.M$1]&amp;&quot; &quot;;&quot;&quot;);  IF(COUNTIF([.N$1:.N$1048576];[.A374]);[.N$1]&amp;&quot; &quot;;&quot;&quot;);  IF(COUNTIF([.O$1:.O$1048576];[.A374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te</text:p>
          </table:table-cell>
          <table:table-cell table:formula="of:=IF(COUNTIF([.E$1:.E$1048576];[.A375]);&quot;w&quot;;&quot;m&quot;)" office:value-type="string" office:string-value="m" calcext:value-type="string">
            <text:p>m</text:p>
          </table:table-cell>
          <table:table-cell table:formula="of:=CONCATENATE(IF(COUNTIF([.H$1:.H$1048576];[.A375]);[.H$1]&amp;&quot; &quot;;&quot;&quot;);  IF(COUNTIF([.I$1:.I$1048576];[.A375]);[.I$1]&amp;&quot; &quot;;&quot;&quot;) ; IF(COUNTIF([.J$1:.J$1048576];[.A375]);[.J$1]&amp;&quot; &quot;;&quot;&quot;);  IF(COUNTIF([.K$1:.K$1048576];[.A375]);[.K$1]&amp;&quot; &quot;;&quot;&quot;)    ;  IF(COUNTIF([.L$1:.L$1048576];[.A375]);[.L$1]&amp;&quot; &quot;;&quot;&quot;);  IF(COUNTIF([.M$1:.M$1048576];[.A375]);[.M$1]&amp;&quot; &quot;;&quot;&quot;);  IF(COUNTIF([.N$1:.N$1048576];[.A375]);[.N$1]&amp;&quot; &quot;;&quot;&quot;);  IF(COUNTIF([.O$1:.O$1048576];[.A375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rius</text:p>
          </table:table-cell>
          <table:table-cell table:formula="of:=IF(COUNTIF([.E$1:.E$1048576];[.A376]);&quot;w&quot;;&quot;m&quot;)" office:value-type="string" office:string-value="m" calcext:value-type="string">
            <text:p>m</text:p>
          </table:table-cell>
          <table:table-cell table:formula="of:=CONCATENATE(IF(COUNTIF([.H$1:.H$1048576];[.A376]);[.H$1]&amp;&quot; &quot;;&quot;&quot;);  IF(COUNTIF([.I$1:.I$1048576];[.A376]);[.I$1]&amp;&quot; &quot;;&quot;&quot;) ; IF(COUNTIF([.J$1:.J$1048576];[.A376]);[.J$1]&amp;&quot; &quot;;&quot;&quot;);  IF(COUNTIF([.K$1:.K$1048576];[.A376]);[.K$1]&amp;&quot; &quot;;&quot;&quot;)    ;  IF(COUNTIF([.L$1:.L$1048576];[.A376]);[.L$1]&amp;&quot; &quot;;&quot;&quot;);  IF(COUNTIF([.M$1:.M$1048576];[.A376]);[.M$1]&amp;&quot; &quot;;&quot;&quot;);  IF(COUNTIF([.N$1:.N$1048576];[.A376]);[.N$1]&amp;&quot; &quot;;&quot;&quot;);  IF(COUNTIF([.O$1:.O$1048576];[.A376]);[.O$1]&amp;&quot; &quot;;&quot;&quot;))" office:value-type="string" office:string-value="arabisch " calcext:value-type="string">
            <text:p>arab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vid</text:p>
          </table:table-cell>
          <table:table-cell table:formula="of:=IF(COUNTIF([.E$1:.E$1048576];[.A377]);&quot;w&quot;;&quot;m&quot;)" office:value-type="string" office:string-value="m" calcext:value-type="string">
            <text:p>m</text:p>
          </table:table-cell>
          <table:table-cell table:formula="of:=CONCATENATE(IF(COUNTIF([.H$1:.H$1048576];[.A377]);[.H$1]&amp;&quot; &quot;;&quot;&quot;);  IF(COUNTIF([.I$1:.I$1048576];[.A377]);[.I$1]&amp;&quot; &quot;;&quot;&quot;) ; IF(COUNTIF([.J$1:.J$1048576];[.A377]);[.J$1]&amp;&quot; &quot;;&quot;&quot;);  IF(COUNTIF([.K$1:.K$1048576];[.A377]);[.K$1]&amp;&quot; &quot;;&quot;&quot;)    ;  IF(COUNTIF([.L$1:.L$1048576];[.A377]);[.L$1]&amp;&quot; &quot;;&quot;&quot;);  IF(COUNTIF([.M$1:.M$1048576];[.A377]);[.M$1]&amp;&quot; &quot;;&quot;&quot;);  IF(COUNTIF([.N$1:.N$1048576];[.A377]);[.N$1]&amp;&quot; &quot;;&quot;&quot;);  IF(COUNTIF([.O$1:.O$1048576];[.A377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nis</text:p>
          </table:table-cell>
          <table:table-cell table:formula="of:=IF(COUNTIF([.E$1:.E$1048576];[.A378]);&quot;w&quot;;&quot;m&quot;)" office:value-type="string" office:string-value="m" calcext:value-type="string">
            <text:p>m</text:p>
          </table:table-cell>
          <table:table-cell table:formula="of:=CONCATENATE(IF(COUNTIF([.H$1:.H$1048576];[.A378]);[.H$1]&amp;&quot; &quot;;&quot;&quot;);  IF(COUNTIF([.I$1:.I$1048576];[.A378]);[.I$1]&amp;&quot; &quot;;&quot;&quot;) ; IF(COUNTIF([.J$1:.J$1048576];[.A378]);[.J$1]&amp;&quot; &quot;;&quot;&quot;);  IF(COUNTIF([.K$1:.K$1048576];[.A378]);[.K$1]&amp;&quot; &quot;;&quot;&quot;)    ;  IF(COUNTIF([.L$1:.L$1048576];[.A378]);[.L$1]&amp;&quot; &quot;;&quot;&quot;);  IF(COUNTIF([.M$1:.M$1048576];[.A378]);[.M$1]&amp;&quot; &quot;;&quot;&quot;);  IF(COUNTIF([.N$1:.N$1048576];[.A378]);[.N$1]&amp;&quot; &quot;;&quot;&quot;);  IF(COUNTIF([.O$1:.O$1048576];[.A378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rk</text:p>
          </table:table-cell>
          <table:table-cell table:formula="of:=IF(COUNTIF([.E$1:.E$1048576];[.A379]);&quot;w&quot;;&quot;m&quot;)" office:value-type="string" office:string-value="m" calcext:value-type="string">
            <text:p>m</text:p>
          </table:table-cell>
          <table:table-cell table:formula="of:=CONCATENATE(IF(COUNTIF([.H$1:.H$1048576];[.A379]);[.H$1]&amp;&quot; &quot;;&quot;&quot;);  IF(COUNTIF([.I$1:.I$1048576];[.A379]);[.I$1]&amp;&quot; &quot;;&quot;&quot;) ; IF(COUNTIF([.J$1:.J$1048576];[.A379]);[.J$1]&amp;&quot; &quot;;&quot;&quot;);  IF(COUNTIF([.K$1:.K$1048576];[.A379]);[.K$1]&amp;&quot; &quot;;&quot;&quot;)    ;  IF(COUNTIF([.L$1:.L$1048576];[.A379]);[.L$1]&amp;&quot; &quot;;&quot;&quot;);  IF(COUNTIF([.M$1:.M$1048576];[.A379]);[.M$1]&amp;&quot; &quot;;&quot;&quot;);  IF(COUNTIF([.N$1:.N$1048576];[.A379]);[.N$1]&amp;&quot; &quot;;&quot;&quot;);  IF(COUNTIF([.O$1:.O$1048576];[.A379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minik</text:p>
          </table:table-cell>
          <table:table-cell table:formula="of:=IF(COUNTIF([.E$1:.E$1048576];[.A380]);&quot;w&quot;;&quot;m&quot;)" office:value-type="string" office:string-value="m" calcext:value-type="string">
            <text:p>m</text:p>
          </table:table-cell>
          <table:table-cell table:formula="of:=CONCATENATE(IF(COUNTIF([.H$1:.H$1048576];[.A380]);[.H$1]&amp;&quot; &quot;;&quot;&quot;);  IF(COUNTIF([.I$1:.I$1048576];[.A380]);[.I$1]&amp;&quot; &quot;;&quot;&quot;) ; IF(COUNTIF([.J$1:.J$1048576];[.A380]);[.J$1]&amp;&quot; &quot;;&quot;&quot;);  IF(COUNTIF([.K$1:.K$1048576];[.A380]);[.K$1]&amp;&quot; &quot;;&quot;&quot;)    ;  IF(COUNTIF([.L$1:.L$1048576];[.A380]);[.L$1]&amp;&quot; &quot;;&quot;&quot;);  IF(COUNTIF([.M$1:.M$1048576];[.A380]);[.M$1]&amp;&quot; &quot;;&quot;&quot;);  IF(COUNTIF([.N$1:.N$1048576];[.A380]);[.N$1]&amp;&quot; &quot;;&quot;&quot;);  IF(COUNTIF([.O$1:.O$1048576];[.A380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uglas</text:p>
          </table:table-cell>
          <table:table-cell table:formula="of:=IF(COUNTIF([.E$1:.E$1048576];[.A381]);&quot;w&quot;;&quot;m&quot;)" office:value-type="string" office:string-value="m" calcext:value-type="string">
            <text:p>m</text:p>
          </table:table-cell>
          <table:table-cell table:formula="of:=CONCATENATE(IF(COUNTIF([.H$1:.H$1048576];[.A381]);[.H$1]&amp;&quot; &quot;;&quot;&quot;);  IF(COUNTIF([.I$1:.I$1048576];[.A381]);[.I$1]&amp;&quot; &quot;;&quot;&quot;) ; IF(COUNTIF([.J$1:.J$1048576];[.A381]);[.J$1]&amp;&quot; &quot;;&quot;&quot;);  IF(COUNTIF([.K$1:.K$1048576];[.A381]);[.K$1]&amp;&quot; &quot;;&quot;&quot;)    ;  IF(COUNTIF([.L$1:.L$1048576];[.A381]);[.L$1]&amp;&quot; &quot;;&quot;&quot;);  IF(COUNTIF([.M$1:.M$1048576];[.A381]);[.M$1]&amp;&quot; &quot;;&quot;&quot;);  IF(COUNTIF([.N$1:.N$1048576];[.A381]);[.N$1]&amp;&quot; &quot;;&quot;&quot;);  IF(COUNTIF([.O$1:.O$1048576];[.A381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uard</text:p>
          </table:table-cell>
          <table:table-cell table:formula="of:=IF(COUNTIF([.E$1:.E$1048576];[.A382]);&quot;w&quot;;&quot;m&quot;)" office:value-type="string" office:string-value="m" calcext:value-type="string">
            <text:p>m</text:p>
          </table:table-cell>
          <table:table-cell table:formula="of:=CONCATENATE(IF(COUNTIF([.H$1:.H$1048576];[.A382]);[.H$1]&amp;&quot; &quot;;&quot;&quot;);  IF(COUNTIF([.I$1:.I$1048576];[.A382]);[.I$1]&amp;&quot; &quot;;&quot;&quot;) ; IF(COUNTIF([.J$1:.J$1048576];[.A382]);[.J$1]&amp;&quot; &quot;;&quot;&quot;);  IF(COUNTIF([.K$1:.K$1048576];[.A382]);[.K$1]&amp;&quot; &quot;;&quot;&quot;)    ;  IF(COUNTIF([.L$1:.L$1048576];[.A382]);[.L$1]&amp;&quot; &quot;;&quot;&quot;);  IF(COUNTIF([.M$1:.M$1048576];[.A382]);[.M$1]&amp;&quot; &quot;;&quot;&quot;);  IF(COUNTIF([.N$1:.N$1048576];[.A382]);[.N$1]&amp;&quot; &quot;;&quot;&quot;);  IF(COUNTIF([.O$1:.O$1048576];[.A382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ike</text:p>
          </table:table-cell>
          <table:table-cell table:formula="of:=IF(COUNTIF([.E$1:.E$1048576];[.A383]);&quot;w&quot;;&quot;m&quot;)" office:value-type="string" office:string-value="m" calcext:value-type="string">
            <text:p>m</text:p>
          </table:table-cell>
          <table:table-cell table:formula="of:=CONCATENATE(IF(COUNTIF([.H$1:.H$1048576];[.A383]);[.H$1]&amp;&quot; &quot;;&quot;&quot;);  IF(COUNTIF([.I$1:.I$1048576];[.A383]);[.I$1]&amp;&quot; &quot;;&quot;&quot;) ; IF(COUNTIF([.J$1:.J$1048576];[.A383]);[.J$1]&amp;&quot; &quot;;&quot;&quot;);  IF(COUNTIF([.K$1:.K$1048576];[.A383]);[.K$1]&amp;&quot; &quot;;&quot;&quot;)    ;  IF(COUNTIF([.L$1:.L$1048576];[.A383]);[.L$1]&amp;&quot; &quot;;&quot;&quot;);  IF(COUNTIF([.M$1:.M$1048576];[.A383]);[.M$1]&amp;&quot; &quot;;&quot;&quot;);  IF(COUNTIF([.N$1:.N$1048576];[.A383]);[.N$1]&amp;&quot; &quot;;&quot;&quot;);  IF(COUNTIF([.O$1:.O$1048576];[.A383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ias</text:p>
          </table:table-cell>
          <table:table-cell table:formula="of:=IF(COUNTIF([.E$1:.E$1048576];[.A384]);&quot;w&quot;;&quot;m&quot;)" office:value-type="string" office:string-value="m" calcext:value-type="string">
            <text:p>m</text:p>
          </table:table-cell>
          <table:table-cell table:formula="of:=CONCATENATE(IF(COUNTIF([.H$1:.H$1048576];[.A384]);[.H$1]&amp;&quot; &quot;;&quot;&quot;);  IF(COUNTIF([.I$1:.I$1048576];[.A384]);[.I$1]&amp;&quot; &quot;;&quot;&quot;) ; IF(COUNTIF([.J$1:.J$1048576];[.A384]);[.J$1]&amp;&quot; &quot;;&quot;&quot;);  IF(COUNTIF([.K$1:.K$1048576];[.A384]);[.K$1]&amp;&quot; &quot;;&quot;&quot;)    ;  IF(COUNTIF([.L$1:.L$1048576];[.A384]);[.L$1]&amp;&quot; &quot;;&quot;&quot;);  IF(COUNTIF([.M$1:.M$1048576];[.A384]);[.M$1]&amp;&quot; &quot;;&quot;&quot;);  IF(COUNTIF([.N$1:.N$1048576];[.A384]);[.N$1]&amp;&quot; &quot;;&quot;&quot;);  IF(COUNTIF([.O$1:.O$1048576];[.A384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iot</text:p>
          </table:table-cell>
          <table:table-cell table:formula="of:=IF(COUNTIF([.E$1:.E$1048576];[.A385]);&quot;w&quot;;&quot;m&quot;)" office:value-type="string" office:string-value="m" calcext:value-type="string">
            <text:p>m</text:p>
          </table:table-cell>
          <table:table-cell table:formula="of:=CONCATENATE(IF(COUNTIF([.H$1:.H$1048576];[.A385]);[.H$1]&amp;&quot; &quot;;&quot;&quot;);  IF(COUNTIF([.I$1:.I$1048576];[.A385]);[.I$1]&amp;&quot; &quot;;&quot;&quot;) ; IF(COUNTIF([.J$1:.J$1048576];[.A385]);[.J$1]&amp;&quot; &quot;;&quot;&quot;);  IF(COUNTIF([.K$1:.K$1048576];[.A385]);[.K$1]&amp;&quot; &quot;;&quot;&quot;)    ;  IF(COUNTIF([.L$1:.L$1048576];[.A385]);[.L$1]&amp;&quot; &quot;;&quot;&quot;);  IF(COUNTIF([.M$1:.M$1048576];[.A385]);[.M$1]&amp;&quot; &quot;;&quot;&quot;);  IF(COUNTIF([.N$1:.N$1048576];[.A385]);[.N$1]&amp;&quot; &quot;;&quot;&quot;);  IF(COUNTIF([.O$1:.O$1048576];[.A385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manuel</text:p>
          </table:table-cell>
          <table:table-cell table:formula="of:=IF(COUNTIF([.E$1:.E$1048576];[.A386]);&quot;w&quot;;&quot;m&quot;)" office:value-type="string" office:string-value="m" calcext:value-type="string">
            <text:p>m</text:p>
          </table:table-cell>
          <table:table-cell table:formula="of:=CONCATENATE(IF(COUNTIF([.H$1:.H$1048576];[.A386]);[.H$1]&amp;&quot; &quot;;&quot;&quot;);  IF(COUNTIF([.I$1:.I$1048576];[.A386]);[.I$1]&amp;&quot; &quot;;&quot;&quot;) ; IF(COUNTIF([.J$1:.J$1048576];[.A386]);[.J$1]&amp;&quot; &quot;;&quot;&quot;);  IF(COUNTIF([.K$1:.K$1048576];[.A386]);[.K$1]&amp;&quot; &quot;;&quot;&quot;)    ;  IF(COUNTIF([.L$1:.L$1048576];[.A386]);[.L$1]&amp;&quot; &quot;;&quot;&quot;);  IF(COUNTIF([.M$1:.M$1048576];[.A386]);[.M$1]&amp;&quot; &quot;;&quot;&quot;);  IF(COUNTIF([.N$1:.N$1048576];[.A386]);[.N$1]&amp;&quot; &quot;;&quot;&quot;);  IF(COUNTIF([.O$1:.O$1048576];[.A386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mil</text:p>
          </table:table-cell>
          <table:table-cell table:formula="of:=IF(COUNTIF([.E$1:.E$1048576];[.A387]);&quot;w&quot;;&quot;m&quot;)" office:value-type="string" office:string-value="m" calcext:value-type="string">
            <text:p>m</text:p>
          </table:table-cell>
          <table:table-cell table:formula="of:=CONCATENATE(IF(COUNTIF([.H$1:.H$1048576];[.A387]);[.H$1]&amp;&quot; &quot;;&quot;&quot;);  IF(COUNTIF([.I$1:.I$1048576];[.A387]);[.I$1]&amp;&quot; &quot;;&quot;&quot;) ; IF(COUNTIF([.J$1:.J$1048576];[.A387]);[.J$1]&amp;&quot; &quot;;&quot;&quot;);  IF(COUNTIF([.K$1:.K$1048576];[.A387]);[.K$1]&amp;&quot; &quot;;&quot;&quot;)    ;  IF(COUNTIF([.L$1:.L$1048576];[.A387]);[.L$1]&amp;&quot; &quot;;&quot;&quot;);  IF(COUNTIF([.M$1:.M$1048576];[.A387]);[.M$1]&amp;&quot; &quot;;&quot;&quot;);  IF(COUNTIF([.N$1:.N$1048576];[.A387]);[.N$1]&amp;&quot; &quot;;&quot;&quot;);  IF(COUNTIF([.O$1:.O$1048576];[.A387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zo</text:p>
          </table:table-cell>
          <table:table-cell table:formula="of:=IF(COUNTIF([.E$1:.E$1048576];[.A388]);&quot;w&quot;;&quot;m&quot;)" office:value-type="string" office:string-value="m" calcext:value-type="string">
            <text:p>m</text:p>
          </table:table-cell>
          <table:table-cell table:formula="of:=CONCATENATE(IF(COUNTIF([.H$1:.H$1048576];[.A388]);[.H$1]&amp;&quot; &quot;;&quot;&quot;);  IF(COUNTIF([.I$1:.I$1048576];[.A388]);[.I$1]&amp;&quot; &quot;;&quot;&quot;) ; IF(COUNTIF([.J$1:.J$1048576];[.A388]);[.J$1]&amp;&quot; &quot;;&quot;&quot;);  IF(COUNTIF([.K$1:.K$1048576];[.A388]);[.K$1]&amp;&quot; &quot;;&quot;&quot;)    ;  IF(COUNTIF([.L$1:.L$1048576];[.A388]);[.L$1]&amp;&quot; &quot;;&quot;&quot;);  IF(COUNTIF([.M$1:.M$1048576];[.A388]);[.M$1]&amp;&quot; &quot;;&quot;&quot;);  IF(COUNTIF([.N$1:.N$1048576];[.A388]);[.N$1]&amp;&quot; &quot;;&quot;&quot;);  IF(COUNTIF([.O$1:.O$1048576];[.A388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ik</text:p>
          </table:table-cell>
          <table:table-cell table:formula="of:=IF(COUNTIF([.E$1:.E$1048576];[.A389]);&quot;w&quot;;&quot;m&quot;)" office:value-type="string" office:string-value="m" calcext:value-type="string">
            <text:p>m</text:p>
          </table:table-cell>
          <table:table-cell table:formula="of:=CONCATENATE(IF(COUNTIF([.H$1:.H$1048576];[.A389]);[.H$1]&amp;&quot; &quot;;&quot;&quot;);  IF(COUNTIF([.I$1:.I$1048576];[.A389]);[.I$1]&amp;&quot; &quot;;&quot;&quot;) ; IF(COUNTIF([.J$1:.J$1048576];[.A389]);[.J$1]&amp;&quot; &quot;;&quot;&quot;);  IF(COUNTIF([.K$1:.K$1048576];[.A389]);[.K$1]&amp;&quot; &quot;;&quot;&quot;)    ;  IF(COUNTIF([.L$1:.L$1048576];[.A389]);[.L$1]&amp;&quot; &quot;;&quot;&quot;);  IF(COUNTIF([.M$1:.M$1048576];[.A389]);[.M$1]&amp;&quot; &quot;;&quot;&quot;);  IF(COUNTIF([.N$1:.N$1048576];[.A389]);[.N$1]&amp;&quot; &quot;;&quot;&quot;);  IF(COUNTIF([.O$1:.O$1048576];[.A389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bian</text:p>
          </table:table-cell>
          <table:table-cell table:formula="of:=IF(COUNTIF([.E$1:.E$1048576];[.A390]);&quot;w&quot;;&quot;m&quot;)" office:value-type="string" office:string-value="m" calcext:value-type="string">
            <text:p>m</text:p>
          </table:table-cell>
          <table:table-cell table:formula="of:=CONCATENATE(IF(COUNTIF([.H$1:.H$1048576];[.A390]);[.H$1]&amp;&quot; &quot;;&quot;&quot;);  IF(COUNTIF([.I$1:.I$1048576];[.A390]);[.I$1]&amp;&quot; &quot;;&quot;&quot;) ; IF(COUNTIF([.J$1:.J$1048576];[.A390]);[.J$1]&amp;&quot; &quot;;&quot;&quot;);  IF(COUNTIF([.K$1:.K$1048576];[.A390]);[.K$1]&amp;&quot; &quot;;&quot;&quot;)    ;  IF(COUNTIF([.L$1:.L$1048576];[.A390]);[.L$1]&amp;&quot; &quot;;&quot;&quot;);  IF(COUNTIF([.M$1:.M$1048576];[.A390]);[.M$1]&amp;&quot; &quot;;&quot;&quot;);  IF(COUNTIF([.N$1:.N$1048576];[.A390]);[.N$1]&amp;&quot; &quot;;&quot;&quot;);  IF(COUNTIF([.O$1:.O$1048576];[.A390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bio</text:p>
          </table:table-cell>
          <table:table-cell table:formula="of:=IF(COUNTIF([.E$1:.E$1048576];[.A391]);&quot;w&quot;;&quot;m&quot;)" office:value-type="string" office:string-value="m" calcext:value-type="string">
            <text:p>m</text:p>
          </table:table-cell>
          <table:table-cell table:formula="of:=CONCATENATE(IF(COUNTIF([.H$1:.H$1048576];[.A391]);[.H$1]&amp;&quot; &quot;;&quot;&quot;);  IF(COUNTIF([.I$1:.I$1048576];[.A391]);[.I$1]&amp;&quot; &quot;;&quot;&quot;) ; IF(COUNTIF([.J$1:.J$1048576];[.A391]);[.J$1]&amp;&quot; &quot;;&quot;&quot;);  IF(COUNTIF([.K$1:.K$1048576];[.A391]);[.K$1]&amp;&quot; &quot;;&quot;&quot;)    ;  IF(COUNTIF([.L$1:.L$1048576];[.A391]);[.L$1]&amp;&quot; &quot;;&quot;&quot;);  IF(COUNTIF([.M$1:.M$1048576];[.A391]);[.M$1]&amp;&quot; &quot;;&quot;&quot;);  IF(COUNTIF([.N$1:.N$1048576];[.A391]);[.N$1]&amp;&quot; &quot;;&quot;&quot;);  IF(COUNTIF([.O$1:.O$1048576];[.A391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lk</text:p>
          </table:table-cell>
          <table:table-cell table:formula="of:=IF(COUNTIF([.E$1:.E$1048576];[.A392]);&quot;w&quot;;&quot;m&quot;)" office:value-type="string" office:string-value="m" calcext:value-type="string">
            <text:p>m</text:p>
          </table:table-cell>
          <table:table-cell table:formula="of:=CONCATENATE(IF(COUNTIF([.H$1:.H$1048576];[.A392]);[.H$1]&amp;&quot; &quot;;&quot;&quot;);  IF(COUNTIF([.I$1:.I$1048576];[.A392]);[.I$1]&amp;&quot; &quot;;&quot;&quot;) ; IF(COUNTIF([.J$1:.J$1048576];[.A392]);[.J$1]&amp;&quot; &quot;;&quot;&quot;);  IF(COUNTIF([.K$1:.K$1048576];[.A392]);[.K$1]&amp;&quot; &quot;;&quot;&quot;)    ;  IF(COUNTIF([.L$1:.L$1048576];[.A392]);[.L$1]&amp;&quot; &quot;;&quot;&quot;);  IF(COUNTIF([.M$1:.M$1048576];[.A392]);[.M$1]&amp;&quot; &quot;;&quot;&quot;);  IF(COUNTIF([.N$1:.N$1048576];[.A392]);[.N$1]&amp;&quot; &quot;;&quot;&quot;);  IF(COUNTIF([.O$1:.O$1048576];[.A392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ng</text:p>
          </table:table-cell>
          <table:table-cell table:formula="of:=IF(COUNTIF([.E$1:.E$1048576];[.A393]);&quot;w&quot;;&quot;m&quot;)" office:value-type="string" office:string-value="m" calcext:value-type="string">
            <text:p>m</text:p>
          </table:table-cell>
          <table:table-cell table:formula="of:=CONCATENATE(IF(COUNTIF([.H$1:.H$1048576];[.A393]);[.H$1]&amp;&quot; &quot;;&quot;&quot;);  IF(COUNTIF([.I$1:.I$1048576];[.A393]);[.I$1]&amp;&quot; &quot;;&quot;&quot;) ; IF(COUNTIF([.J$1:.J$1048576];[.A393]);[.J$1]&amp;&quot; &quot;;&quot;&quot;);  IF(COUNTIF([.K$1:.K$1048576];[.A393]);[.K$1]&amp;&quot; &quot;;&quot;&quot;)    ;  IF(COUNTIF([.L$1:.L$1048576];[.A393]);[.L$1]&amp;&quot; &quot;;&quot;&quot;);  IF(COUNTIF([.M$1:.M$1048576];[.A393]);[.M$1]&amp;&quot; &quot;;&quot;&quot;);  IF(COUNTIF([.N$1:.N$1048576];[.A393]);[.N$1]&amp;&quot; &quot;;&quot;&quot;);  IF(COUNTIF([.O$1:.O$1048576];[.A393]);[.O$1]&amp;&quot; &quot;;&quot;&quot;))" office:value-type="string" office:string-value="asiatisch " calcext:value-type="string">
            <text:p>asiat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rid</text:p>
          </table:table-cell>
          <table:table-cell table:formula="of:=IF(COUNTIF([.E$1:.E$1048576];[.A394]);&quot;w&quot;;&quot;m&quot;)" office:value-type="string" office:string-value="m" calcext:value-type="string">
            <text:p>m</text:p>
          </table:table-cell>
          <table:table-cell table:formula="of:=CONCATENATE(IF(COUNTIF([.H$1:.H$1048576];[.A394]);[.H$1]&amp;&quot; &quot;;&quot;&quot;);  IF(COUNTIF([.I$1:.I$1048576];[.A394]);[.I$1]&amp;&quot; &quot;;&quot;&quot;) ; IF(COUNTIF([.J$1:.J$1048576];[.A394]);[.J$1]&amp;&quot; &quot;;&quot;&quot;);  IF(COUNTIF([.K$1:.K$1048576];[.A394]);[.K$1]&amp;&quot; &quot;;&quot;&quot;)    ;  IF(COUNTIF([.L$1:.L$1048576];[.A394]);[.L$1]&amp;&quot; &quot;;&quot;&quot;);  IF(COUNTIF([.M$1:.M$1048576];[.A394]);[.M$1]&amp;&quot; &quot;;&quot;&quot;);  IF(COUNTIF([.N$1:.N$1048576];[.A394]);[.N$1]&amp;&quot; &quot;;&quot;&quot;);  IF(COUNTIF([.O$1:.O$1048576];[.A394]);[.O$1]&amp;&quot; &quot;;&quot;&quot;))" office:value-type="string" office:string-value="arabisch " calcext:value-type="string">
            <text:p>arab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lix</text:p>
          </table:table-cell>
          <table:table-cell table:formula="of:=IF(COUNTIF([.E$1:.E$1048576];[.A395]);&quot;w&quot;;&quot;m&quot;)" office:value-type="string" office:string-value="m" calcext:value-type="string">
            <text:p>m</text:p>
          </table:table-cell>
          <table:table-cell table:formula="of:=CONCATENATE(IF(COUNTIF([.H$1:.H$1048576];[.A395]);[.H$1]&amp;&quot; &quot;;&quot;&quot;);  IF(COUNTIF([.I$1:.I$1048576];[.A395]);[.I$1]&amp;&quot; &quot;;&quot;&quot;) ; IF(COUNTIF([.J$1:.J$1048576];[.A395]);[.J$1]&amp;&quot; &quot;;&quot;&quot;);  IF(COUNTIF([.K$1:.K$1048576];[.A395]);[.K$1]&amp;&quot; &quot;;&quot;&quot;)    ;  IF(COUNTIF([.L$1:.L$1048576];[.A395]);[.L$1]&amp;&quot; &quot;;&quot;&quot;);  IF(COUNTIF([.M$1:.M$1048576];[.A395]);[.M$1]&amp;&quot; &quot;;&quot;&quot;);  IF(COUNTIF([.N$1:.N$1048576];[.A395]);[.N$1]&amp;&quot; &quot;;&quot;&quot;);  IF(COUNTIF([.O$1:.O$1048576];[.A395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rdinand</text:p>
          </table:table-cell>
          <table:table-cell table:formula="of:=IF(COUNTIF([.E$1:.E$1048576];[.A396]);&quot;w&quot;;&quot;m&quot;)" office:value-type="string" office:string-value="m" calcext:value-type="string">
            <text:p>m</text:p>
          </table:table-cell>
          <table:table-cell table:formula="of:=CONCATENATE(IF(COUNTIF([.H$1:.H$1048576];[.A396]);[.H$1]&amp;&quot; &quot;;&quot;&quot;);  IF(COUNTIF([.I$1:.I$1048576];[.A396]);[.I$1]&amp;&quot; &quot;;&quot;&quot;) ; IF(COUNTIF([.J$1:.J$1048576];[.A396]);[.J$1]&amp;&quot; &quot;;&quot;&quot;);  IF(COUNTIF([.K$1:.K$1048576];[.A396]);[.K$1]&amp;&quot; &quot;;&quot;&quot;)    ;  IF(COUNTIF([.L$1:.L$1048576];[.A396]);[.L$1]&amp;&quot; &quot;;&quot;&quot;);  IF(COUNTIF([.M$1:.M$1048576];[.A396]);[.M$1]&amp;&quot; &quot;;&quot;&quot;);  IF(COUNTIF([.N$1:.N$1048576];[.A396]);[.N$1]&amp;&quot; &quot;;&quot;&quot;);  IF(COUNTIF([.O$1:.O$1048576];[.A396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ndus</text:p>
          </table:table-cell>
          <table:table-cell table:formula="of:=IF(COUNTIF([.E$1:.E$1048576];[.A397]);&quot;w&quot;;&quot;m&quot;)" office:value-type="string" office:string-value="m" calcext:value-type="string">
            <text:p>m</text:p>
          </table:table-cell>
          <table:table-cell table:formula="of:=CONCATENATE(IF(COUNTIF([.H$1:.H$1048576];[.A397]);[.H$1]&amp;&quot; &quot;;&quot;&quot;);  IF(COUNTIF([.I$1:.I$1048576];[.A397]);[.I$1]&amp;&quot; &quot;;&quot;&quot;) ; IF(COUNTIF([.J$1:.J$1048576];[.A397]);[.J$1]&amp;&quot; &quot;;&quot;&quot;);  IF(COUNTIF([.K$1:.K$1048576];[.A397]);[.K$1]&amp;&quot; &quot;;&quot;&quot;)    ;  IF(COUNTIF([.L$1:.L$1048576];[.A397]);[.L$1]&amp;&quot; &quot;;&quot;&quot;);  IF(COUNTIF([.M$1:.M$1048576];[.A397]);[.M$1]&amp;&quot; &quot;;&quot;&quot;);  IF(COUNTIF([.N$1:.N$1048576];[.A397]);[.N$1]&amp;&quot; &quot;;&quot;&quot;);  IF(COUNTIF([.O$1:.O$1048576];[.A397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njas</text:p>
          </table:table-cell>
          <table:table-cell table:formula="of:=IF(COUNTIF([.E$1:.E$1048576];[.A398]);&quot;w&quot;;&quot;m&quot;)" office:value-type="string" office:string-value="m" calcext:value-type="string">
            <text:p>m</text:p>
          </table:table-cell>
          <table:table-cell table:formula="of:=CONCATENATE(IF(COUNTIF([.H$1:.H$1048576];[.A398]);[.H$1]&amp;&quot; &quot;;&quot;&quot;);  IF(COUNTIF([.I$1:.I$1048576];[.A398]);[.I$1]&amp;&quot; &quot;;&quot;&quot;) ; IF(COUNTIF([.J$1:.J$1048576];[.A398]);[.J$1]&amp;&quot; &quot;;&quot;&quot;);  IF(COUNTIF([.K$1:.K$1048576];[.A398]);[.K$1]&amp;&quot; &quot;;&quot;&quot;)    ;  IF(COUNTIF([.L$1:.L$1048576];[.A398]);[.L$1]&amp;&quot; &quot;;&quot;&quot;);  IF(COUNTIF([.M$1:.M$1048576];[.A398]);[.M$1]&amp;&quot; &quot;;&quot;&quot;);  IF(COUNTIF([.N$1:.N$1048576];[.A398]);[.N$1]&amp;&quot; &quot;;&quot;&quot;);  IF(COUNTIF([.O$1:.O$1048576];[.A398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nley</text:p>
          </table:table-cell>
          <table:table-cell table:formula="of:=IF(COUNTIF([.E$1:.E$1048576];[.A399]);&quot;w&quot;;&quot;m&quot;)" office:value-type="string" office:string-value="m" calcext:value-type="string">
            <text:p>m</text:p>
          </table:table-cell>
          <table:table-cell table:formula="of:=CONCATENATE(IF(COUNTIF([.H$1:.H$1048576];[.A399]);[.H$1]&amp;&quot; &quot;;&quot;&quot;);  IF(COUNTIF([.I$1:.I$1048576];[.A399]);[.I$1]&amp;&quot; &quot;;&quot;&quot;) ; IF(COUNTIF([.J$1:.J$1048576];[.A399]);[.J$1]&amp;&quot; &quot;;&quot;&quot;);  IF(COUNTIF([.K$1:.K$1048576];[.A399]);[.K$1]&amp;&quot; &quot;;&quot;&quot;)    ;  IF(COUNTIF([.L$1:.L$1048576];[.A399]);[.L$1]&amp;&quot; &quot;;&quot;&quot;);  IF(COUNTIF([.M$1:.M$1048576];[.A399]);[.M$1]&amp;&quot; &quot;;&quot;&quot;);  IF(COUNTIF([.N$1:.N$1048576];[.A399]);[.N$1]&amp;&quot; &quot;;&quot;&quot;);  IF(COUNTIF([.O$1:.O$1048576];[.A399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nn</text:p>
          </table:table-cell>
          <table:table-cell table:formula="of:=IF(COUNTIF([.E$1:.E$1048576];[.A400]);&quot;w&quot;;&quot;m&quot;)" office:value-type="string" office:string-value="m" calcext:value-type="string">
            <text:p>m</text:p>
          </table:table-cell>
          <table:table-cell table:formula="of:=CONCATENATE(IF(COUNTIF([.H$1:.H$1048576];[.A400]);[.H$1]&amp;&quot; &quot;;&quot;&quot;);  IF(COUNTIF([.I$1:.I$1048576];[.A400]);[.I$1]&amp;&quot; &quot;;&quot;&quot;) ; IF(COUNTIF([.J$1:.J$1048576];[.A400]);[.J$1]&amp;&quot; &quot;;&quot;&quot;);  IF(COUNTIF([.K$1:.K$1048576];[.A400]);[.K$1]&amp;&quot; &quot;;&quot;&quot;)    ;  IF(COUNTIF([.L$1:.L$1048576];[.A400]);[.L$1]&amp;&quot; &quot;;&quot;&quot;);  IF(COUNTIF([.M$1:.M$1048576];[.A400]);[.M$1]&amp;&quot; &quot;;&quot;&quot;);  IF(COUNTIF([.N$1:.N$1048576];[.A400]);[.N$1]&amp;&quot; &quot;;&quot;&quot;);  IF(COUNTIF([.O$1:.O$1048576];[.A400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at</text:p>
          </table:table-cell>
          <table:table-cell table:formula="of:=IF(COUNTIF([.E$1:.E$1048576];[.A401]);&quot;w&quot;;&quot;m&quot;)" office:value-type="string" office:string-value="m" calcext:value-type="string">
            <text:p>m</text:p>
          </table:table-cell>
          <table:table-cell table:formula="of:=CONCATENATE(IF(COUNTIF([.H$1:.H$1048576];[.A401]);[.H$1]&amp;&quot; &quot;;&quot;&quot;);  IF(COUNTIF([.I$1:.I$1048576];[.A401]);[.I$1]&amp;&quot; &quot;;&quot;&quot;) ; IF(COUNTIF([.J$1:.J$1048576];[.A401]);[.J$1]&amp;&quot; &quot;;&quot;&quot;);  IF(COUNTIF([.K$1:.K$1048576];[.A401]);[.K$1]&amp;&quot; &quot;;&quot;&quot;)    ;  IF(COUNTIF([.L$1:.L$1048576];[.A401]);[.L$1]&amp;&quot; &quot;;&quot;&quot;);  IF(COUNTIF([.M$1:.M$1048576];[.A401]);[.M$1]&amp;&quot; &quot;;&quot;&quot;);  IF(COUNTIF([.N$1:.N$1048576];[.A401]);[.N$1]&amp;&quot; &quot;;&quot;&quot;);  IF(COUNTIF([.O$1:.O$1048576];[.A401]);[.O$1]&amp;&quot; &quot;;&quot;&quot;))" office:value-type="string" office:string-value="arabisch " calcext:value-type="string">
            <text:p>arab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rens</text:p>
          </table:table-cell>
          <table:table-cell table:formula="of:=IF(COUNTIF([.E$1:.E$1048576];[.A402]);&quot;w&quot;;&quot;m&quot;)" office:value-type="string" office:string-value="m" calcext:value-type="string">
            <text:p>m</text:p>
          </table:table-cell>
          <table:table-cell table:formula="of:=CONCATENATE(IF(COUNTIF([.H$1:.H$1048576];[.A402]);[.H$1]&amp;&quot; &quot;;&quot;&quot;);  IF(COUNTIF([.I$1:.I$1048576];[.A402]);[.I$1]&amp;&quot; &quot;;&quot;&quot;) ; IF(COUNTIF([.J$1:.J$1048576];[.A402]);[.J$1]&amp;&quot; &quot;;&quot;&quot;);  IF(COUNTIF([.K$1:.K$1048576];[.A402]);[.K$1]&amp;&quot; &quot;;&quot;&quot;)    ;  IF(COUNTIF([.L$1:.L$1048576];[.A402]);[.L$1]&amp;&quot; &quot;;&quot;&quot;);  IF(COUNTIF([.M$1:.M$1048576];[.A402]);[.M$1]&amp;&quot; &quot;;&quot;&quot;);  IF(COUNTIF([.N$1:.N$1048576];[.A402]);[.N$1]&amp;&quot; &quot;;&quot;&quot;);  IF(COUNTIF([.O$1:.O$1048576];[.A402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rian</text:p>
          </table:table-cell>
          <table:table-cell table:formula="of:=IF(COUNTIF([.E$1:.E$1048576];[.A403]);&quot;w&quot;;&quot;m&quot;)" office:value-type="string" office:string-value="m" calcext:value-type="string">
            <text:p>m</text:p>
          </table:table-cell>
          <table:table-cell table:formula="of:=CONCATENATE(IF(COUNTIF([.H$1:.H$1048576];[.A403]);[.H$1]&amp;&quot; &quot;;&quot;&quot;);  IF(COUNTIF([.I$1:.I$1048576];[.A403]);[.I$1]&amp;&quot; &quot;;&quot;&quot;) ; IF(COUNTIF([.J$1:.J$1048576];[.A403]);[.J$1]&amp;&quot; &quot;;&quot;&quot;);  IF(COUNTIF([.K$1:.K$1048576];[.A403]);[.K$1]&amp;&quot; &quot;;&quot;&quot;)    ;  IF(COUNTIF([.L$1:.L$1048576];[.A403]);[.L$1]&amp;&quot; &quot;;&quot;&quot;);  IF(COUNTIF([.M$1:.M$1048576];[.A403]);[.M$1]&amp;&quot; &quot;;&quot;&quot;);  IF(COUNTIF([.N$1:.N$1048576];[.A403]);[.N$1]&amp;&quot; &quot;;&quot;&quot;);  IF(COUNTIF([.O$1:.O$1048576];[.A403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rin</text:p>
          </table:table-cell>
          <table:table-cell table:formula="of:=IF(COUNTIF([.E$1:.E$1048576];[.A404]);&quot;w&quot;;&quot;m&quot;)" office:value-type="string" office:string-value="m" calcext:value-type="string">
            <text:p>m</text:p>
          </table:table-cell>
          <table:table-cell table:formula="of:=CONCATENATE(IF(COUNTIF([.H$1:.H$1048576];[.A404]);[.H$1]&amp;&quot; &quot;;&quot;&quot;);  IF(COUNTIF([.I$1:.I$1048576];[.A404]);[.I$1]&amp;&quot; &quot;;&quot;&quot;) ; IF(COUNTIF([.J$1:.J$1048576];[.A404]);[.J$1]&amp;&quot; &quot;;&quot;&quot;);  IF(COUNTIF([.K$1:.K$1048576];[.A404]);[.K$1]&amp;&quot; &quot;;&quot;&quot;)    ;  IF(COUNTIF([.L$1:.L$1048576];[.A404]);[.L$1]&amp;&quot; &quot;;&quot;&quot;);  IF(COUNTIF([.M$1:.M$1048576];[.A404]);[.M$1]&amp;&quot; &quot;;&quot;&quot;);  IF(COUNTIF([.N$1:.N$1048576];[.A404]);[.N$1]&amp;&quot; &quot;;&quot;&quot;);  IF(COUNTIF([.O$1:.O$1048576];[.A404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yd</text:p>
          </table:table-cell>
          <table:table-cell table:formula="of:=IF(COUNTIF([.E$1:.E$1048576];[.A405]);&quot;w&quot;;&quot;m&quot;)" office:value-type="string" office:string-value="m" calcext:value-type="string">
            <text:p>m</text:p>
          </table:table-cell>
          <table:table-cell table:formula="of:=CONCATENATE(IF(COUNTIF([.H$1:.H$1048576];[.A405]);[.H$1]&amp;&quot; &quot;;&quot;&quot;);  IF(COUNTIF([.I$1:.I$1048576];[.A405]);[.I$1]&amp;&quot; &quot;;&quot;&quot;) ; IF(COUNTIF([.J$1:.J$1048576];[.A405]);[.J$1]&amp;&quot; &quot;;&quot;&quot;);  IF(COUNTIF([.K$1:.K$1048576];[.A405]);[.K$1]&amp;&quot; &quot;;&quot;&quot;)    ;  IF(COUNTIF([.L$1:.L$1048576];[.A405]);[.L$1]&amp;&quot; &quot;;&quot;&quot;);  IF(COUNTIF([.M$1:.M$1048576];[.A405]);[.M$1]&amp;&quot; &quot;;&quot;&quot;);  IF(COUNTIF([.N$1:.N$1048576];[.A405]);[.N$1]&amp;&quot; &quot;;&quot;&quot;);  IF(COUNTIF([.O$1:.O$1048576];[.A405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nk</text:p>
          </table:table-cell>
          <table:table-cell table:formula="of:=IF(COUNTIF([.E$1:.E$1048576];[.A406]);&quot;w&quot;;&quot;m&quot;)" office:value-type="string" office:string-value="m" calcext:value-type="string">
            <text:p>m</text:p>
          </table:table-cell>
          <table:table-cell table:formula="of:=CONCATENATE(IF(COUNTIF([.H$1:.H$1048576];[.A406]);[.H$1]&amp;&quot; &quot;;&quot;&quot;);  IF(COUNTIF([.I$1:.I$1048576];[.A406]);[.I$1]&amp;&quot; &quot;;&quot;&quot;) ; IF(COUNTIF([.J$1:.J$1048576];[.A406]);[.J$1]&amp;&quot; &quot;;&quot;&quot;);  IF(COUNTIF([.K$1:.K$1048576];[.A406]);[.K$1]&amp;&quot; &quot;;&quot;&quot;)    ;  IF(COUNTIF([.L$1:.L$1048576];[.A406]);[.L$1]&amp;&quot; &quot;;&quot;&quot;);  IF(COUNTIF([.M$1:.M$1048576];[.A406]);[.M$1]&amp;&quot; &quot;;&quot;&quot;);  IF(COUNTIF([.N$1:.N$1048576];[.A406]);[.N$1]&amp;&quot; &quot;;&quot;&quot;);  IF(COUNTIF([.O$1:.O$1048576];[.A406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idolin</text:p>
          </table:table-cell>
          <table:table-cell table:formula="of:=IF(COUNTIF([.E$1:.E$1048576];[.A407]);&quot;w&quot;;&quot;m&quot;)" office:value-type="string" office:string-value="m" calcext:value-type="string">
            <text:p>m</text:p>
          </table:table-cell>
          <table:table-cell table:formula="of:=CONCATENATE(IF(COUNTIF([.H$1:.H$1048576];[.A407]);[.H$1]&amp;&quot; &quot;;&quot;&quot;);  IF(COUNTIF([.I$1:.I$1048576];[.A407]);[.I$1]&amp;&quot; &quot;;&quot;&quot;) ; IF(COUNTIF([.J$1:.J$1048576];[.A407]);[.J$1]&amp;&quot; &quot;;&quot;&quot;);  IF(COUNTIF([.K$1:.K$1048576];[.A407]);[.K$1]&amp;&quot; &quot;;&quot;&quot;)    ;  IF(COUNTIF([.L$1:.L$1048576];[.A407]);[.L$1]&amp;&quot; &quot;;&quot;&quot;);  IF(COUNTIF([.M$1:.M$1048576];[.A407]);[.M$1]&amp;&quot; &quot;;&quot;&quot;);  IF(COUNTIF([.N$1:.N$1048576];[.A407]);[.N$1]&amp;&quot; &quot;;&quot;&quot;);  IF(COUNTIF([.O$1:.O$1048576];[.A407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itz</text:p>
          </table:table-cell>
          <table:table-cell table:formula="of:=IF(COUNTIF([.E$1:.E$1048576];[.A408]);&quot;w&quot;;&quot;m&quot;)" office:value-type="string" office:string-value="m" calcext:value-type="string">
            <text:p>m</text:p>
          </table:table-cell>
          <table:table-cell table:formula="of:=CONCATENATE(IF(COUNTIF([.H$1:.H$1048576];[.A408]);[.H$1]&amp;&quot; &quot;;&quot;&quot;);  IF(COUNTIF([.I$1:.I$1048576];[.A408]);[.I$1]&amp;&quot; &quot;;&quot;&quot;) ; IF(COUNTIF([.J$1:.J$1048576];[.A408]);[.J$1]&amp;&quot; &quot;;&quot;&quot;);  IF(COUNTIF([.K$1:.K$1048576];[.A408]);[.K$1]&amp;&quot; &quot;;&quot;&quot;)    ;  IF(COUNTIF([.L$1:.L$1048576];[.A408]);[.L$1]&amp;&quot; &quot;;&quot;&quot;);  IF(COUNTIF([.M$1:.M$1048576];[.A408]);[.M$1]&amp;&quot; &quot;;&quot;&quot;);  IF(COUNTIF([.N$1:.N$1048576];[.A408]);[.N$1]&amp;&quot; &quot;;&quot;&quot;);  IF(COUNTIF([.O$1:.O$1048576];[.A408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édéric</text:p>
          </table:table-cell>
          <table:table-cell table:formula="of:=IF(COUNTIF([.E$1:.E$1048576];[.A409]);&quot;w&quot;;&quot;m&quot;)" office:value-type="string" office:string-value="m" calcext:value-type="string">
            <text:p>m</text:p>
          </table:table-cell>
          <table:table-cell table:formula="of:=CONCATENATE(IF(COUNTIF([.H$1:.H$1048576];[.A409]);[.H$1]&amp;&quot; &quot;;&quot;&quot;);  IF(COUNTIF([.I$1:.I$1048576];[.A409]);[.I$1]&amp;&quot; &quot;;&quot;&quot;) ; IF(COUNTIF([.J$1:.J$1048576];[.A409]);[.J$1]&amp;&quot; &quot;;&quot;&quot;);  IF(COUNTIF([.K$1:.K$1048576];[.A409]);[.K$1]&amp;&quot; &quot;;&quot;&quot;)    ;  IF(COUNTIF([.L$1:.L$1048576];[.A409]);[.L$1]&amp;&quot; &quot;;&quot;&quot;);  IF(COUNTIF([.M$1:.M$1048576];[.A409]);[.M$1]&amp;&quot; &quot;;&quot;&quot;);  IF(COUNTIF([.N$1:.N$1048576];[.A409]);[.N$1]&amp;&quot; &quot;;&quot;&quot;);  IF(COUNTIF([.O$1:.O$1048576];[.A409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do</text:p>
          </table:table-cell>
          <table:table-cell table:formula="of:=IF(COUNTIF([.E$1:.E$1048576];[.A410]);&quot;w&quot;;&quot;m&quot;)" office:value-type="string" office:string-value="m" calcext:value-type="string">
            <text:p>m</text:p>
          </table:table-cell>
          <table:table-cell table:formula="of:=CONCATENATE(IF(COUNTIF([.H$1:.H$1048576];[.A410]);[.H$1]&amp;&quot; &quot;;&quot;&quot;);  IF(COUNTIF([.I$1:.I$1048576];[.A410]);[.I$1]&amp;&quot; &quot;;&quot;&quot;) ; IF(COUNTIF([.J$1:.J$1048576];[.A410]);[.J$1]&amp;&quot; &quot;;&quot;&quot;);  IF(COUNTIF([.K$1:.K$1048576];[.A410]);[.K$1]&amp;&quot; &quot;;&quot;&quot;)    ;  IF(COUNTIF([.L$1:.L$1048576];[.A410]);[.L$1]&amp;&quot; &quot;;&quot;&quot;);  IF(COUNTIF([.M$1:.M$1048576];[.A410]);[.M$1]&amp;&quot; &quot;;&quot;&quot;);  IF(COUNTIF([.N$1:.N$1048576];[.A410]);[.N$1]&amp;&quot; &quot;;&quot;&quot;);  IF(COUNTIF([.O$1:.O$1048576];[.A410]);[.O$1]&amp;&quot; &quot;;&quot;&quot;))" office:value-type="string" office:string-value="asiatisch " calcext:value-type="string">
            <text:p>asiat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briel</text:p>
          </table:table-cell>
          <table:table-cell table:formula="of:=IF(COUNTIF([.E$1:.E$1048576];[.A411]);&quot;w&quot;;&quot;m&quot;)" office:value-type="string" office:string-value="m" calcext:value-type="string">
            <text:p>m</text:p>
          </table:table-cell>
          <table:table-cell table:formula="of:=CONCATENATE(IF(COUNTIF([.H$1:.H$1048576];[.A411]);[.H$1]&amp;&quot; &quot;;&quot;&quot;);  IF(COUNTIF([.I$1:.I$1048576];[.A411]);[.I$1]&amp;&quot; &quot;;&quot;&quot;) ; IF(COUNTIF([.J$1:.J$1048576];[.A411]);[.J$1]&amp;&quot; &quot;;&quot;&quot;);  IF(COUNTIF([.K$1:.K$1048576];[.A411]);[.K$1]&amp;&quot; &quot;;&quot;&quot;)    ;  IF(COUNTIF([.L$1:.L$1048576];[.A411]);[.L$1]&amp;&quot; &quot;;&quot;&quot;);  IF(COUNTIF([.M$1:.M$1048576];[.A411]);[.M$1]&amp;&quot; &quot;;&quot;&quot;);  IF(COUNTIF([.N$1:.N$1048576];[.A411]);[.N$1]&amp;&quot; &quot;;&quot;&quot;);  IF(COUNTIF([.O$1:.O$1048576];[.A411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ert</text:p>
          </table:table-cell>
          <table:table-cell table:formula="of:=IF(COUNTIF([.E$1:.E$1048576];[.A412]);&quot;w&quot;;&quot;m&quot;)" office:value-type="string" office:string-value="m" calcext:value-type="string">
            <text:p>m</text:p>
          </table:table-cell>
          <table:table-cell table:formula="of:=CONCATENATE(IF(COUNTIF([.H$1:.H$1048576];[.A412]);[.H$1]&amp;&quot; &quot;;&quot;&quot;);  IF(COUNTIF([.I$1:.I$1048576];[.A412]);[.I$1]&amp;&quot; &quot;;&quot;&quot;) ; IF(COUNTIF([.J$1:.J$1048576];[.A412]);[.J$1]&amp;&quot; &quot;;&quot;&quot;);  IF(COUNTIF([.K$1:.K$1048576];[.A412]);[.K$1]&amp;&quot; &quot;;&quot;&quot;)    ;  IF(COUNTIF([.L$1:.L$1048576];[.A412]);[.L$1]&amp;&quot; &quot;;&quot;&quot;);  IF(COUNTIF([.M$1:.M$1048576];[.A412]);[.M$1]&amp;&quot; &quot;;&quot;&quot;);  IF(COUNTIF([.N$1:.N$1048576];[.A412]);[.N$1]&amp;&quot; &quot;;&quot;&quot;);  IF(COUNTIF([.O$1:.O$1048576];[.A412]);[.O$1]&amp;&quot; &quot;;&quot;&quot;))" office:value-type="string" office:string-value="nordisch westeuropäisch " calcext:value-type="string">
            <text:p>nord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t</text:p>
          </table:table-cell>
          <table:table-cell table:formula="of:=IF(COUNTIF([.E$1:.E$1048576];[.A413]);&quot;w&quot;;&quot;m&quot;)" office:value-type="string" office:string-value="m" calcext:value-type="string">
            <text:p>m</text:p>
          </table:table-cell>
          <table:table-cell table:formula="of:=CONCATENATE(IF(COUNTIF([.H$1:.H$1048576];[.A413]);[.H$1]&amp;&quot; &quot;;&quot;&quot;);  IF(COUNTIF([.I$1:.I$1048576];[.A413]);[.I$1]&amp;&quot; &quot;;&quot;&quot;) ; IF(COUNTIF([.J$1:.J$1048576];[.A413]);[.J$1]&amp;&quot; &quot;;&quot;&quot;);  IF(COUNTIF([.K$1:.K$1048576];[.A413]);[.K$1]&amp;&quot; &quot;;&quot;&quot;)    ;  IF(COUNTIF([.L$1:.L$1048576];[.A413]);[.L$1]&amp;&quot; &quot;;&quot;&quot;);  IF(COUNTIF([.M$1:.M$1048576];[.A413]);[.M$1]&amp;&quot; &quot;;&quot;&quot;);  IF(COUNTIF([.N$1:.N$1048576];[.A413]);[.N$1]&amp;&quot; &quot;;&quot;&quot;);  IF(COUNTIF([.O$1:.O$1048576];[.A413]);[.O$1]&amp;&quot; &quot;;&quot;&quot;))" office:value-type="string" office:string-value="osteuropäisch südeuropäisch " calcext:value-type="string">
            <text:p>osteuropäisch 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offrey</text:p>
          </table:table-cell>
          <table:table-cell table:formula="of:=IF(COUNTIF([.E$1:.E$1048576];[.A414]);&quot;w&quot;;&quot;m&quot;)" office:value-type="string" office:string-value="m" calcext:value-type="string">
            <text:p>m</text:p>
          </table:table-cell>
          <table:table-cell table:formula="of:=CONCATENATE(IF(COUNTIF([.H$1:.H$1048576];[.A414]);[.H$1]&amp;&quot; &quot;;&quot;&quot;);  IF(COUNTIF([.I$1:.I$1048576];[.A414]);[.I$1]&amp;&quot; &quot;;&quot;&quot;) ; IF(COUNTIF([.J$1:.J$1048576];[.A414]);[.J$1]&amp;&quot; &quot;;&quot;&quot;);  IF(COUNTIF([.K$1:.K$1048576];[.A414]);[.K$1]&amp;&quot; &quot;;&quot;&quot;)    ;  IF(COUNTIF([.L$1:.L$1048576];[.A414]);[.L$1]&amp;&quot; &quot;;&quot;&quot;);  IF(COUNTIF([.M$1:.M$1048576];[.A414]);[.M$1]&amp;&quot; &quot;;&quot;&quot;);  IF(COUNTIF([.N$1:.N$1048576];[.A414]);[.N$1]&amp;&quot; &quot;;&quot;&quot;);  IF(COUNTIF([.O$1:.O$1048576];[.A414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org</text:p>
          </table:table-cell>
          <table:table-cell table:formula="of:=IF(COUNTIF([.E$1:.E$1048576];[.A415]);&quot;w&quot;;&quot;m&quot;)" office:value-type="string" office:string-value="m" calcext:value-type="string">
            <text:p>m</text:p>
          </table:table-cell>
          <table:table-cell table:formula="of:=CONCATENATE(IF(COUNTIF([.H$1:.H$1048576];[.A415]);[.H$1]&amp;&quot; &quot;;&quot;&quot;);  IF(COUNTIF([.I$1:.I$1048576];[.A415]);[.I$1]&amp;&quot; &quot;;&quot;&quot;) ; IF(COUNTIF([.J$1:.J$1048576];[.A415]);[.J$1]&amp;&quot; &quot;;&quot;&quot;);  IF(COUNTIF([.K$1:.K$1048576];[.A415]);[.K$1]&amp;&quot; &quot;;&quot;&quot;)    ;  IF(COUNTIF([.L$1:.L$1048576];[.A415]);[.L$1]&amp;&quot; &quot;;&quot;&quot;);  IF(COUNTIF([.M$1:.M$1048576];[.A415]);[.M$1]&amp;&quot; &quot;;&quot;&quot;);  IF(COUNTIF([.N$1:.N$1048576];[.A415]);[.N$1]&amp;&quot; &quot;;&quot;&quot;);  IF(COUNTIF([.O$1:.O$1048576];[.A415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orge</text:p>
          </table:table-cell>
          <table:table-cell table:formula="of:=IF(COUNTIF([.E$1:.E$1048576];[.A416]);&quot;w&quot;;&quot;m&quot;)" office:value-type="string" office:string-value="m" calcext:value-type="string">
            <text:p>m</text:p>
          </table:table-cell>
          <table:table-cell table:formula="of:=CONCATENATE(IF(COUNTIF([.H$1:.H$1048576];[.A416]);[.H$1]&amp;&quot; &quot;;&quot;&quot;);  IF(COUNTIF([.I$1:.I$1048576];[.A416]);[.I$1]&amp;&quot; &quot;;&quot;&quot;) ; IF(COUNTIF([.J$1:.J$1048576];[.A416]);[.J$1]&amp;&quot; &quot;;&quot;&quot;);  IF(COUNTIF([.K$1:.K$1048576];[.A416]);[.K$1]&amp;&quot; &quot;;&quot;&quot;)    ;  IF(COUNTIF([.L$1:.L$1048576];[.A416]);[.L$1]&amp;&quot; &quot;;&quot;&quot;);  IF(COUNTIF([.M$1:.M$1048576];[.A416]);[.M$1]&amp;&quot; &quot;;&quot;&quot;);  IF(COUNTIF([.N$1:.N$1048576];[.A416]);[.N$1]&amp;&quot; &quot;;&quot;&quot;);  IF(COUNTIF([.O$1:.O$1048576];[.A416]);[.O$1]&amp;&quot; &quot;;&quot;&quot;))" office:value-type="string" office:string-value="südeuropäisch westeuropäisch " calcext:value-type="string">
            <text:p>südeuropä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rald</text:p>
          </table:table-cell>
          <table:table-cell table:formula="of:=IF(COUNTIF([.E$1:.E$1048576];[.A417]);&quot;w&quot;;&quot;m&quot;)" office:value-type="string" office:string-value="m" calcext:value-type="string">
            <text:p>m</text:p>
          </table:table-cell>
          <table:table-cell table:formula="of:=CONCATENATE(IF(COUNTIF([.H$1:.H$1048576];[.A417]);[.H$1]&amp;&quot; &quot;;&quot;&quot;);  IF(COUNTIF([.I$1:.I$1048576];[.A417]);[.I$1]&amp;&quot; &quot;;&quot;&quot;) ; IF(COUNTIF([.J$1:.J$1048576];[.A417]);[.J$1]&amp;&quot; &quot;;&quot;&quot;);  IF(COUNTIF([.K$1:.K$1048576];[.A417]);[.K$1]&amp;&quot; &quot;;&quot;&quot;)    ;  IF(COUNTIF([.L$1:.L$1048576];[.A417]);[.L$1]&amp;&quot; &quot;;&quot;&quot;);  IF(COUNTIF([.M$1:.M$1048576];[.A417]);[.M$1]&amp;&quot; &quot;;&quot;&quot;);  IF(COUNTIF([.N$1:.N$1048576];[.A417]);[.N$1]&amp;&quot; &quot;;&quot;&quot;);  IF(COUNTIF([.O$1:.O$1048576];[.A417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rd</text:p>
          </table:table-cell>
          <table:table-cell table:formula="of:=IF(COUNTIF([.E$1:.E$1048576];[.A418]);&quot;w&quot;;&quot;m&quot;)" office:value-type="string" office:string-value="m" calcext:value-type="string">
            <text:p>m</text:p>
          </table:table-cell>
          <table:table-cell table:formula="of:=CONCATENATE(IF(COUNTIF([.H$1:.H$1048576];[.A418]);[.H$1]&amp;&quot; &quot;;&quot;&quot;);  IF(COUNTIF([.I$1:.I$1048576];[.A418]);[.I$1]&amp;&quot; &quot;;&quot;&quot;) ; IF(COUNTIF([.J$1:.J$1048576];[.A418]);[.J$1]&amp;&quot; &quot;;&quot;&quot;);  IF(COUNTIF([.K$1:.K$1048576];[.A418]);[.K$1]&amp;&quot; &quot;;&quot;&quot;)    ;  IF(COUNTIF([.L$1:.L$1048576];[.A418]);[.L$1]&amp;&quot; &quot;;&quot;&quot;);  IF(COUNTIF([.M$1:.M$1048576];[.A418]);[.M$1]&amp;&quot; &quot;;&quot;&quot;);  IF(COUNTIF([.N$1:.N$1048576];[.A418]);[.N$1]&amp;&quot; &quot;;&quot;&quot;);  IF(COUNTIF([.O$1:.O$1048576];[.A418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rhard</text:p>
          </table:table-cell>
          <table:table-cell table:formula="of:=IF(COUNTIF([.E$1:.E$1048576];[.A419]);&quot;w&quot;;&quot;m&quot;)" office:value-type="string" office:string-value="m" calcext:value-type="string">
            <text:p>m</text:p>
          </table:table-cell>
          <table:table-cell table:formula="of:=CONCATENATE(IF(COUNTIF([.H$1:.H$1048576];[.A419]);[.H$1]&amp;&quot; &quot;;&quot;&quot;);  IF(COUNTIF([.I$1:.I$1048576];[.A419]);[.I$1]&amp;&quot; &quot;;&quot;&quot;) ; IF(COUNTIF([.J$1:.J$1048576];[.A419]);[.J$1]&amp;&quot; &quot;;&quot;&quot;);  IF(COUNTIF([.K$1:.K$1048576];[.A419]);[.K$1]&amp;&quot; &quot;;&quot;&quot;)    ;  IF(COUNTIF([.L$1:.L$1048576];[.A419]);[.L$1]&amp;&quot; &quot;;&quot;&quot;);  IF(COUNTIF([.M$1:.M$1048576];[.A419]);[.M$1]&amp;&quot; &quot;;&quot;&quot;);  IF(COUNTIF([.N$1:.N$1048576];[.A419]);[.N$1]&amp;&quot; &quot;;&quot;&quot;);  IF(COUNTIF([.O$1:.O$1048576];[.A419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rit</text:p>
          </table:table-cell>
          <table:table-cell table:formula="of:=IF(COUNTIF([.E$1:.E$1048576];[.A420]);&quot;w&quot;;&quot;m&quot;)" office:value-type="string" office:string-value="m" calcext:value-type="string">
            <text:p>m</text:p>
          </table:table-cell>
          <table:table-cell table:formula="of:=CONCATENATE(IF(COUNTIF([.H$1:.H$1048576];[.A420]);[.H$1]&amp;&quot; &quot;;&quot;&quot;);  IF(COUNTIF([.I$1:.I$1048576];[.A420]);[.I$1]&amp;&quot; &quot;;&quot;&quot;) ; IF(COUNTIF([.J$1:.J$1048576];[.A420]);[.J$1]&amp;&quot; &quot;;&quot;&quot;);  IF(COUNTIF([.K$1:.K$1048576];[.A420]);[.K$1]&amp;&quot; &quot;;&quot;&quot;)    ;  IF(COUNTIF([.L$1:.L$1048576];[.A420]);[.L$1]&amp;&quot; &quot;;&quot;&quot;);  IF(COUNTIF([.M$1:.M$1048576];[.A420]);[.M$1]&amp;&quot; &quot;;&quot;&quot;);  IF(COUNTIF([.N$1:.N$1048576];[.A420]);[.N$1]&amp;&quot; &quot;;&quot;&quot;);  IF(COUNTIF([.O$1:.O$1048576];[.A420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hazi</text:p>
          </table:table-cell>
          <table:table-cell table:formula="of:=IF(COUNTIF([.E$1:.E$1048576];[.A421]);&quot;w&quot;;&quot;m&quot;)" office:value-type="string" office:string-value="m" calcext:value-type="string">
            <text:p>m</text:p>
          </table:table-cell>
          <table:table-cell table:formula="of:=CONCATENATE(IF(COUNTIF([.H$1:.H$1048576];[.A421]);[.H$1]&amp;&quot; &quot;;&quot;&quot;);  IF(COUNTIF([.I$1:.I$1048576];[.A421]);[.I$1]&amp;&quot; &quot;;&quot;&quot;) ; IF(COUNTIF([.J$1:.J$1048576];[.A421]);[.J$1]&amp;&quot; &quot;;&quot;&quot;);  IF(COUNTIF([.K$1:.K$1048576];[.A421]);[.K$1]&amp;&quot; &quot;;&quot;&quot;)    ;  IF(COUNTIF([.L$1:.L$1048576];[.A421]);[.L$1]&amp;&quot; &quot;;&quot;&quot;);  IF(COUNTIF([.M$1:.M$1048576];[.A421]);[.M$1]&amp;&quot; &quot;;&quot;&quot;);  IF(COUNTIF([.N$1:.N$1048576];[.A421]);[.N$1]&amp;&quot; &quot;;&quot;&quot;);  IF(COUNTIF([.O$1:.O$1048576];[.A421]);[.O$1]&amp;&quot; &quot;;&quot;&quot;))" office:value-type="string" office:string-value="arabisch " calcext:value-type="string">
            <text:p>arab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deon</text:p>
          </table:table-cell>
          <table:table-cell table:formula="of:=IF(COUNTIF([.E$1:.E$1048576];[.A422]);&quot;w&quot;;&quot;m&quot;)" office:value-type="string" office:string-value="m" calcext:value-type="string">
            <text:p>m</text:p>
          </table:table-cell>
          <table:table-cell table:formula="of:=CONCATENATE(IF(COUNTIF([.H$1:.H$1048576];[.A422]);[.H$1]&amp;&quot; &quot;;&quot;&quot;);  IF(COUNTIF([.I$1:.I$1048576];[.A422]);[.I$1]&amp;&quot; &quot;;&quot;&quot;) ; IF(COUNTIF([.J$1:.J$1048576];[.A422]);[.J$1]&amp;&quot; &quot;;&quot;&quot;);  IF(COUNTIF([.K$1:.K$1048576];[.A422]);[.K$1]&amp;&quot; &quot;;&quot;&quot;)    ;  IF(COUNTIF([.L$1:.L$1048576];[.A422]);[.L$1]&amp;&quot; &quot;;&quot;&quot;);  IF(COUNTIF([.M$1:.M$1048576];[.A422]);[.M$1]&amp;&quot; &quot;;&quot;&quot;);  IF(COUNTIF([.N$1:.N$1048576];[.A422]);[.N$1]&amp;&quot; &quot;;&quot;&quot;);  IF(COUNTIF([.O$1:.O$1048576];[.A422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do</text:p>
          </table:table-cell>
          <table:table-cell table:formula="of:=IF(COUNTIF([.E$1:.E$1048576];[.A423]);&quot;w&quot;;&quot;m&quot;)" office:value-type="string" office:string-value="m" calcext:value-type="string">
            <text:p>m</text:p>
          </table:table-cell>
          <table:table-cell table:formula="of:=CONCATENATE(IF(COUNTIF([.H$1:.H$1048576];[.A423]);[.H$1]&amp;&quot; &quot;;&quot;&quot;);  IF(COUNTIF([.I$1:.I$1048576];[.A423]);[.I$1]&amp;&quot; &quot;;&quot;&quot;) ; IF(COUNTIF([.J$1:.J$1048576];[.A423]);[.J$1]&amp;&quot; &quot;;&quot;&quot;);  IF(COUNTIF([.K$1:.K$1048576];[.A423]);[.K$1]&amp;&quot; &quot;;&quot;&quot;)    ;  IF(COUNTIF([.L$1:.L$1048576];[.A423]);[.L$1]&amp;&quot; &quot;;&quot;&quot;);  IF(COUNTIF([.M$1:.M$1048576];[.A423]);[.M$1]&amp;&quot; &quot;;&quot;&quot;);  IF(COUNTIF([.N$1:.N$1048576];[.A423]);[.N$1]&amp;&quot; &quot;;&quot;&quot;);  IF(COUNTIF([.O$1:.O$1048576];[.A423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orgio</text:p>
          </table:table-cell>
          <table:table-cell table:formula="of:=IF(COUNTIF([.E$1:.E$1048576];[.A424]);&quot;w&quot;;&quot;m&quot;)" office:value-type="string" office:string-value="m" calcext:value-type="string">
            <text:p>m</text:p>
          </table:table-cell>
          <table:table-cell table:formula="of:=CONCATENATE(IF(COUNTIF([.H$1:.H$1048576];[.A424]);[.H$1]&amp;&quot; &quot;;&quot;&quot;);  IF(COUNTIF([.I$1:.I$1048576];[.A424]);[.I$1]&amp;&quot; &quot;;&quot;&quot;) ; IF(COUNTIF([.J$1:.J$1048576];[.A424]);[.J$1]&amp;&quot; &quot;;&quot;&quot;);  IF(COUNTIF([.K$1:.K$1048576];[.A424]);[.K$1]&amp;&quot; &quot;;&quot;&quot;)    ;  IF(COUNTIF([.L$1:.L$1048576];[.A424]);[.L$1]&amp;&quot; &quot;;&quot;&quot;);  IF(COUNTIF([.M$1:.M$1048576];[.A424]);[.M$1]&amp;&quot; &quot;;&quot;&quot;);  IF(COUNTIF([.N$1:.N$1048576];[.A424]);[.N$1]&amp;&quot; &quot;;&quot;&quot;);  IF(COUNTIF([.O$1:.O$1048576];[.A424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sbert</text:p>
          </table:table-cell>
          <table:table-cell table:formula="of:=IF(COUNTIF([.E$1:.E$1048576];[.A425]);&quot;w&quot;;&quot;m&quot;)" office:value-type="string" office:string-value="m" calcext:value-type="string">
            <text:p>m</text:p>
          </table:table-cell>
          <table:table-cell table:formula="of:=CONCATENATE(IF(COUNTIF([.H$1:.H$1048576];[.A425]);[.H$1]&amp;&quot; &quot;;&quot;&quot;);  IF(COUNTIF([.I$1:.I$1048576];[.A425]);[.I$1]&amp;&quot; &quot;;&quot;&quot;) ; IF(COUNTIF([.J$1:.J$1048576];[.A425]);[.J$1]&amp;&quot; &quot;;&quot;&quot;);  IF(COUNTIF([.K$1:.K$1048576];[.A425]);[.K$1]&amp;&quot; &quot;;&quot;&quot;)    ;  IF(COUNTIF([.L$1:.L$1048576];[.A425]);[.L$1]&amp;&quot; &quot;;&quot;&quot;);  IF(COUNTIF([.M$1:.M$1048576];[.A425]);[.M$1]&amp;&quot; &quot;;&quot;&quot;);  IF(COUNTIF([.N$1:.N$1048576];[.A425]);[.N$1]&amp;&quot; &quot;;&quot;&quot;);  IF(COUNTIF([.O$1:.O$1048576];[.A425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lenn</text:p>
          </table:table-cell>
          <table:table-cell table:formula="of:=IF(COUNTIF([.E$1:.E$1048576];[.A426]);&quot;w&quot;;&quot;m&quot;)" office:value-type="string" office:string-value="w" calcext:value-type="string">
            <text:p>w</text:p>
          </table:table-cell>
          <table:table-cell table:formula="of:=CONCATENATE(IF(COUNTIF([.H$1:.H$1048576];[.A426]);[.H$1]&amp;&quot; &quot;;&quot;&quot;);  IF(COUNTIF([.I$1:.I$1048576];[.A426]);[.I$1]&amp;&quot; &quot;;&quot;&quot;) ; IF(COUNTIF([.J$1:.J$1048576];[.A426]);[.J$1]&amp;&quot; &quot;;&quot;&quot;);  IF(COUNTIF([.K$1:.K$1048576];[.A426]);[.K$1]&amp;&quot; &quot;;&quot;&quot;)    ;  IF(COUNTIF([.L$1:.L$1048576];[.A426]);[.L$1]&amp;&quot; &quot;;&quot;&quot;);  IF(COUNTIF([.M$1:.M$1048576];[.A426]);[.M$1]&amp;&quot; &quot;;&quot;&quot;);  IF(COUNTIF([.N$1:.N$1048576];[.A426]);[.N$1]&amp;&quot; &quot;;&quot;&quot;);  IF(COUNTIF([.O$1:.O$1048576];[.A426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nzales</text:p>
          </table:table-cell>
          <table:table-cell table:formula="of:=IF(COUNTIF([.E$1:.E$1048576];[.A427]);&quot;w&quot;;&quot;m&quot;)" office:value-type="string" office:string-value="m" calcext:value-type="string">
            <text:p>m</text:p>
          </table:table-cell>
          <table:table-cell table:formula="of:=CONCATENATE(IF(COUNTIF([.H$1:.H$1048576];[.A427]);[.H$1]&amp;&quot; &quot;;&quot;&quot;);  IF(COUNTIF([.I$1:.I$1048576];[.A427]);[.I$1]&amp;&quot; &quot;;&quot;&quot;) ; IF(COUNTIF([.J$1:.J$1048576];[.A427]);[.J$1]&amp;&quot; &quot;;&quot;&quot;);  IF(COUNTIF([.K$1:.K$1048576];[.A427]);[.K$1]&amp;&quot; &quot;;&quot;&quot;)    ;  IF(COUNTIF([.L$1:.L$1048576];[.A427]);[.L$1]&amp;&quot; &quot;;&quot;&quot;);  IF(COUNTIF([.M$1:.M$1048576];[.A427]);[.M$1]&amp;&quot; &quot;;&quot;&quot;);  IF(COUNTIF([.N$1:.N$1048576];[.A427]);[.N$1]&amp;&quot; &quot;;&quot;&quot;);  IF(COUNTIF([.O$1:.O$1048576];[.A427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rdon</text:p>
          </table:table-cell>
          <table:table-cell table:formula="of:=IF(COUNTIF([.E$1:.E$1048576];[.A428]);&quot;w&quot;;&quot;m&quot;)" office:value-type="string" office:string-value="m" calcext:value-type="string">
            <text:p>m</text:p>
          </table:table-cell>
          <table:table-cell table:formula="of:=CONCATENATE(IF(COUNTIF([.H$1:.H$1048576];[.A428]);[.H$1]&amp;&quot; &quot;;&quot;&quot;);  IF(COUNTIF([.I$1:.I$1048576];[.A428]);[.I$1]&amp;&quot; &quot;;&quot;&quot;) ; IF(COUNTIF([.J$1:.J$1048576];[.A428]);[.J$1]&amp;&quot; &quot;;&quot;&quot;);  IF(COUNTIF([.K$1:.K$1048576];[.A428]);[.K$1]&amp;&quot; &quot;;&quot;&quot;)    ;  IF(COUNTIF([.L$1:.L$1048576];[.A428]);[.L$1]&amp;&quot; &quot;;&quot;&quot;);  IF(COUNTIF([.M$1:.M$1048576];[.A428]);[.M$1]&amp;&quot; &quot;;&quot;&quot;);  IF(COUNTIF([.N$1:.N$1048576];[.A428]);[.N$1]&amp;&quot; &quot;;&quot;&quot;);  IF(COUNTIF([.O$1:.O$1048576];[.A428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egor</text:p>
          </table:table-cell>
          <table:table-cell table:formula="of:=IF(COUNTIF([.E$1:.E$1048576];[.A429]);&quot;w&quot;;&quot;m&quot;)" office:value-type="string" office:string-value="m" calcext:value-type="string">
            <text:p>m</text:p>
          </table:table-cell>
          <table:table-cell table:formula="of:=CONCATENATE(IF(COUNTIF([.H$1:.H$1048576];[.A429]);[.H$1]&amp;&quot; &quot;;&quot;&quot;);  IF(COUNTIF([.I$1:.I$1048576];[.A429]);[.I$1]&amp;&quot; &quot;;&quot;&quot;) ; IF(COUNTIF([.J$1:.J$1048576];[.A429]);[.J$1]&amp;&quot; &quot;;&quot;&quot;);  IF(COUNTIF([.K$1:.K$1048576];[.A429]);[.K$1]&amp;&quot; &quot;;&quot;&quot;)    ;  IF(COUNTIF([.L$1:.L$1048576];[.A429]);[.L$1]&amp;&quot; &quot;;&quot;&quot;);  IF(COUNTIF([.M$1:.M$1048576];[.A429]);[.M$1]&amp;&quot; &quot;;&quot;&quot;);  IF(COUNTIF([.N$1:.N$1048576];[.A429]);[.N$1]&amp;&quot; &quot;;&quot;&quot;);  IF(COUNTIF([.O$1:.O$1048576];[.A429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igori</text:p>
          </table:table-cell>
          <table:table-cell table:formula="of:=IF(COUNTIF([.E$1:.E$1048576];[.A430]);&quot;w&quot;;&quot;m&quot;)" office:value-type="string" office:string-value="m" calcext:value-type="string">
            <text:p>m</text:p>
          </table:table-cell>
          <table:table-cell table:formula="of:=CONCATENATE(IF(COUNTIF([.H$1:.H$1048576];[.A430]);[.H$1]&amp;&quot; &quot;;&quot;&quot;);  IF(COUNTIF([.I$1:.I$1048576];[.A430]);[.I$1]&amp;&quot; &quot;;&quot;&quot;) ; IF(COUNTIF([.J$1:.J$1048576];[.A430]);[.J$1]&amp;&quot; &quot;;&quot;&quot;);  IF(COUNTIF([.K$1:.K$1048576];[.A430]);[.K$1]&amp;&quot; &quot;;&quot;&quot;)    ;  IF(COUNTIF([.L$1:.L$1048576];[.A430]);[.L$1]&amp;&quot; &quot;;&quot;&quot;);  IF(COUNTIF([.M$1:.M$1048576];[.A430]);[.M$1]&amp;&quot; &quot;;&quot;&quot;);  IF(COUNTIF([.N$1:.N$1048576];[.A430]);[.N$1]&amp;&quot; &quot;;&quot;&quot;);  IF(COUNTIF([.O$1:.O$1048576];[.A430]);[.O$1]&amp;&quot; &quot;;&quot;&quot;))" office:value-type="string" office:string-value="osteuropäisch südeuropäisch " calcext:value-type="string">
            <text:p>osteuropäisch 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ischa</text:p>
          </table:table-cell>
          <table:table-cell table:formula="of:=IF(COUNTIF([.E$1:.E$1048576];[.A431]);&quot;w&quot;;&quot;m&quot;)" office:value-type="string" office:string-value="m" calcext:value-type="string">
            <text:p>m</text:p>
          </table:table-cell>
          <table:table-cell table:formula="of:=CONCATENATE(IF(COUNTIF([.H$1:.H$1048576];[.A431]);[.H$1]&amp;&quot; &quot;;&quot;&quot;);  IF(COUNTIF([.I$1:.I$1048576];[.A431]);[.I$1]&amp;&quot; &quot;;&quot;&quot;) ; IF(COUNTIF([.J$1:.J$1048576];[.A431]);[.J$1]&amp;&quot; &quot;;&quot;&quot;);  IF(COUNTIF([.K$1:.K$1048576];[.A431]);[.K$1]&amp;&quot; &quot;;&quot;&quot;)    ;  IF(COUNTIF([.L$1:.L$1048576];[.A431]);[.L$1]&amp;&quot; &quot;;&quot;&quot;);  IF(COUNTIF([.M$1:.M$1048576];[.A431]);[.M$1]&amp;&quot; &quot;;&quot;&quot;);  IF(COUNTIF([.N$1:.N$1048576];[.A431]);[.N$1]&amp;&quot; &quot;;&quot;&quot;);  IF(COUNTIF([.O$1:.O$1048576];[.A431]);[.O$1]&amp;&quot; &quot;;&quot;&quot;))" office:value-type="string" office:string-value="osteuropäisch südeuropäisch " calcext:value-type="string">
            <text:p>osteuropäisch 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ido</text:p>
          </table:table-cell>
          <table:table-cell table:formula="of:=IF(COUNTIF([.E$1:.E$1048576];[.A432]);&quot;w&quot;;&quot;m&quot;)" office:value-type="string" office:string-value="m" calcext:value-type="string">
            <text:p>m</text:p>
          </table:table-cell>
          <table:table-cell table:formula="of:=CONCATENATE(IF(COUNTIF([.H$1:.H$1048576];[.A432]);[.H$1]&amp;&quot; &quot;;&quot;&quot;);  IF(COUNTIF([.I$1:.I$1048576];[.A432]);[.I$1]&amp;&quot; &quot;;&quot;&quot;) ; IF(COUNTIF([.J$1:.J$1048576];[.A432]);[.J$1]&amp;&quot; &quot;;&quot;&quot;);  IF(COUNTIF([.K$1:.K$1048576];[.A432]);[.K$1]&amp;&quot; &quot;;&quot;&quot;)    ;  IF(COUNTIF([.L$1:.L$1048576];[.A432]);[.L$1]&amp;&quot; &quot;;&quot;&quot;);  IF(COUNTIF([.M$1:.M$1048576];[.A432]);[.M$1]&amp;&quot; &quot;;&quot;&quot;);  IF(COUNTIF([.N$1:.N$1048576];[.A432]);[.N$1]&amp;&quot; &quot;;&quot;&quot;);  IF(COUNTIF([.O$1:.O$1048576];[.A432]);[.O$1]&amp;&quot; &quot;;&quot;&quot;))" office:value-type="string" office:string-value="südeuropäisch westeuropäisch " calcext:value-type="string">
            <text:p>südeuropä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illaume</text:p>
          </table:table-cell>
          <table:table-cell table:formula="of:=IF(COUNTIF([.E$1:.E$1048576];[.A433]);&quot;w&quot;;&quot;m&quot;)" office:value-type="string" office:string-value="m" calcext:value-type="string">
            <text:p>m</text:p>
          </table:table-cell>
          <table:table-cell table:formula="of:=CONCATENATE(IF(COUNTIF([.H$1:.H$1048576];[.A433]);[.H$1]&amp;&quot; &quot;;&quot;&quot;);  IF(COUNTIF([.I$1:.I$1048576];[.A433]);[.I$1]&amp;&quot; &quot;;&quot;&quot;) ; IF(COUNTIF([.J$1:.J$1048576];[.A433]);[.J$1]&amp;&quot; &quot;;&quot;&quot;);  IF(COUNTIF([.K$1:.K$1048576];[.A433]);[.K$1]&amp;&quot; &quot;;&quot;&quot;)    ;  IF(COUNTIF([.L$1:.L$1048576];[.A433]);[.L$1]&amp;&quot; &quot;;&quot;&quot;);  IF(COUNTIF([.M$1:.M$1048576];[.A433]);[.M$1]&amp;&quot; &quot;;&quot;&quot;);  IF(COUNTIF([.N$1:.N$1048576];[.A433]);[.N$1]&amp;&quot; &quot;;&quot;&quot;);  IF(COUNTIF([.O$1:.O$1048576];[.A433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nnar</text:p>
          </table:table-cell>
          <table:table-cell table:formula="of:=IF(COUNTIF([.E$1:.E$1048576];[.A434]);&quot;w&quot;;&quot;m&quot;)" office:value-type="string" office:string-value="m" calcext:value-type="string">
            <text:p>m</text:p>
          </table:table-cell>
          <table:table-cell table:formula="of:=CONCATENATE(IF(COUNTIF([.H$1:.H$1048576];[.A434]);[.H$1]&amp;&quot; &quot;;&quot;&quot;);  IF(COUNTIF([.I$1:.I$1048576];[.A434]);[.I$1]&amp;&quot; &quot;;&quot;&quot;) ; IF(COUNTIF([.J$1:.J$1048576];[.A434]);[.J$1]&amp;&quot; &quot;;&quot;&quot;);  IF(COUNTIF([.K$1:.K$1048576];[.A434]);[.K$1]&amp;&quot; &quot;;&quot;&quot;)    ;  IF(COUNTIF([.L$1:.L$1048576];[.A434]);[.L$1]&amp;&quot; &quot;;&quot;&quot;);  IF(COUNTIF([.M$1:.M$1048576];[.A434]);[.M$1]&amp;&quot; &quot;;&quot;&quot;);  IF(COUNTIF([.N$1:.N$1048576];[.A434]);[.N$1]&amp;&quot; &quot;;&quot;&quot;);  IF(COUNTIF([.O$1:.O$1048576];[.A434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stav</text:p>
          </table:table-cell>
          <table:table-cell table:formula="of:=IF(COUNTIF([.E$1:.E$1048576];[.A435]);&quot;w&quot;;&quot;m&quot;)" office:value-type="string" office:string-value="m" calcext:value-type="string">
            <text:p>m</text:p>
          </table:table-cell>
          <table:table-cell table:formula="of:=CONCATENATE(IF(COUNTIF([.H$1:.H$1048576];[.A435]);[.H$1]&amp;&quot; &quot;;&quot;&quot;);  IF(COUNTIF([.I$1:.I$1048576];[.A435]);[.I$1]&amp;&quot; &quot;;&quot;&quot;) ; IF(COUNTIF([.J$1:.J$1048576];[.A435]);[.J$1]&amp;&quot; &quot;;&quot;&quot;);  IF(COUNTIF([.K$1:.K$1048576];[.A435]);[.K$1]&amp;&quot; &quot;;&quot;&quot;)    ;  IF(COUNTIF([.L$1:.L$1048576];[.A435]);[.L$1]&amp;&quot; &quot;;&quot;&quot;);  IF(COUNTIF([.M$1:.M$1048576];[.A435]);[.M$1]&amp;&quot; &quot;;&quot;&quot;);  IF(COUNTIF([.N$1:.N$1048576];[.A435]);[.N$1]&amp;&quot; &quot;;&quot;&quot;);  IF(COUNTIF([.O$1:.O$1048576];[.A435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érard</text:p>
          </table:table-cell>
          <table:table-cell table:formula="of:=IF(COUNTIF([.E$1:.E$1048576];[.A436]);&quot;w&quot;;&quot;m&quot;)" office:value-type="string" office:string-value="m" calcext:value-type="string">
            <text:p>m</text:p>
          </table:table-cell>
          <table:table-cell table:formula="of:=CONCATENATE(IF(COUNTIF([.H$1:.H$1048576];[.A436]);[.H$1]&amp;&quot; &quot;;&quot;&quot;);  IF(COUNTIF([.I$1:.I$1048576];[.A436]);[.I$1]&amp;&quot; &quot;;&quot;&quot;) ; IF(COUNTIF([.J$1:.J$1048576];[.A436]);[.J$1]&amp;&quot; &quot;;&quot;&quot;);  IF(COUNTIF([.K$1:.K$1048576];[.A436]);[.K$1]&amp;&quot; &quot;;&quot;&quot;)    ;  IF(COUNTIF([.L$1:.L$1048576];[.A436]);[.L$1]&amp;&quot; &quot;;&quot;&quot;);  IF(COUNTIF([.M$1:.M$1048576];[.A436]);[.M$1]&amp;&quot; &quot;;&quot;&quot;);  IF(COUNTIF([.N$1:.N$1048576];[.A436]);[.N$1]&amp;&quot; &quot;;&quot;&quot;);  IF(COUNTIF([.O$1:.O$1048576];[.A436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érôme</text:p>
          </table:table-cell>
          <table:table-cell table:formula="of:=IF(COUNTIF([.E$1:.E$1048576];[.A437]);&quot;w&quot;;&quot;m&quot;)" office:value-type="string" office:string-value="m" calcext:value-type="string">
            <text:p>m</text:p>
          </table:table-cell>
          <table:table-cell table:formula="of:=CONCATENATE(IF(COUNTIF([.H$1:.H$1048576];[.A437]);[.H$1]&amp;&quot; &quot;;&quot;&quot;);  IF(COUNTIF([.I$1:.I$1048576];[.A437]);[.I$1]&amp;&quot; &quot;;&quot;&quot;) ; IF(COUNTIF([.J$1:.J$1048576];[.A437]);[.J$1]&amp;&quot; &quot;;&quot;&quot;);  IF(COUNTIF([.K$1:.K$1048576];[.A437]);[.K$1]&amp;&quot; &quot;;&quot;&quot;)    ;  IF(COUNTIF([.L$1:.L$1048576];[.A437]);[.L$1]&amp;&quot; &quot;;&quot;&quot;);  IF(COUNTIF([.M$1:.M$1048576];[.A437]);[.M$1]&amp;&quot; &quot;;&quot;&quot;);  IF(COUNTIF([.N$1:.N$1048576];[.A437]);[.N$1]&amp;&quot; &quot;;&quot;&quot;);  IF(COUNTIF([.O$1:.O$1048576];[.A437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ötz</text:p>
          </table:table-cell>
          <table:table-cell table:formula="of:=IF(COUNTIF([.E$1:.E$1048576];[.A438]);&quot;w&quot;;&quot;m&quot;)" office:value-type="string" office:string-value="m" calcext:value-type="string">
            <text:p>m</text:p>
          </table:table-cell>
          <table:table-cell table:formula="of:=CONCATENATE(IF(COUNTIF([.H$1:.H$1048576];[.A438]);[.H$1]&amp;&quot; &quot;;&quot;&quot;);  IF(COUNTIF([.I$1:.I$1048576];[.A438]);[.I$1]&amp;&quot; &quot;;&quot;&quot;) ; IF(COUNTIF([.J$1:.J$1048576];[.A438]);[.J$1]&amp;&quot; &quot;;&quot;&quot;);  IF(COUNTIF([.K$1:.K$1048576];[.A438]);[.K$1]&amp;&quot; &quot;;&quot;&quot;)    ;  IF(COUNTIF([.L$1:.L$1048576];[.A438]);[.L$1]&amp;&quot; &quot;;&quot;&quot;);  IF(COUNTIF([.M$1:.M$1048576];[.A438]);[.M$1]&amp;&quot; &quot;;&quot;&quot;);  IF(COUNTIF([.N$1:.N$1048576];[.A438]);[.N$1]&amp;&quot; &quot;;&quot;&quot;);  IF(COUNTIF([.O$1:.O$1048576];[.A438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gen</text:p>
          </table:table-cell>
          <table:table-cell table:formula="of:=IF(COUNTIF([.E$1:.E$1048576];[.A439]);&quot;w&quot;;&quot;m&quot;)" office:value-type="string" office:string-value="m" calcext:value-type="string">
            <text:p>m</text:p>
          </table:table-cell>
          <table:table-cell table:formula="of:=CONCATENATE(IF(COUNTIF([.H$1:.H$1048576];[.A439]);[.H$1]&amp;&quot; &quot;;&quot;&quot;);  IF(COUNTIF([.I$1:.I$1048576];[.A439]);[.I$1]&amp;&quot; &quot;;&quot;&quot;) ; IF(COUNTIF([.J$1:.J$1048576];[.A439]);[.J$1]&amp;&quot; &quot;;&quot;&quot;);  IF(COUNTIF([.K$1:.K$1048576];[.A439]);[.K$1]&amp;&quot; &quot;;&quot;&quot;)    ;  IF(COUNTIF([.L$1:.L$1048576];[.A439]);[.L$1]&amp;&quot; &quot;;&quot;&quot;);  IF(COUNTIF([.M$1:.M$1048576];[.A439]);[.M$1]&amp;&quot; &quot;;&quot;&quot;);  IF(COUNTIF([.N$1:.N$1048576];[.A439]);[.N$1]&amp;&quot; &quot;;&quot;&quot;);  IF(COUNTIF([.O$1:.O$1048576];[.A439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nnes</text:p>
          </table:table-cell>
          <table:table-cell table:formula="of:=IF(COUNTIF([.E$1:.E$1048576];[.A440]);&quot;w&quot;;&quot;m&quot;)" office:value-type="string" office:string-value="m" calcext:value-type="string">
            <text:p>m</text:p>
          </table:table-cell>
          <table:table-cell table:formula="of:=CONCATENATE(IF(COUNTIF([.H$1:.H$1048576];[.A440]);[.H$1]&amp;&quot; &quot;;&quot;&quot;);  IF(COUNTIF([.I$1:.I$1048576];[.A440]);[.I$1]&amp;&quot; &quot;;&quot;&quot;) ; IF(COUNTIF([.J$1:.J$1048576];[.A440]);[.J$1]&amp;&quot; &quot;;&quot;&quot;);  IF(COUNTIF([.K$1:.K$1048576];[.A440]);[.K$1]&amp;&quot; &quot;;&quot;&quot;)    ;  IF(COUNTIF([.L$1:.L$1048576];[.A440]);[.L$1]&amp;&quot; &quot;;&quot;&quot;);  IF(COUNTIF([.M$1:.M$1048576];[.A440]);[.M$1]&amp;&quot; &quot;;&quot;&quot;);  IF(COUNTIF([.N$1:.N$1048576];[.A440]);[.N$1]&amp;&quot; &quot;;&quot;&quot;);  IF(COUNTIF([.O$1:.O$1048576];[.A440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nno</text:p>
          </table:table-cell>
          <table:table-cell table:formula="of:=IF(COUNTIF([.E$1:.E$1048576];[.A441]);&quot;w&quot;;&quot;m&quot;)" office:value-type="string" office:string-value="m" calcext:value-type="string">
            <text:p>m</text:p>
          </table:table-cell>
          <table:table-cell table:formula="of:=CONCATENATE(IF(COUNTIF([.H$1:.H$1048576];[.A441]);[.H$1]&amp;&quot; &quot;;&quot;&quot;);  IF(COUNTIF([.I$1:.I$1048576];[.A441]);[.I$1]&amp;&quot; &quot;;&quot;&quot;) ; IF(COUNTIF([.J$1:.J$1048576];[.A441]);[.J$1]&amp;&quot; &quot;;&quot;&quot;);  IF(COUNTIF([.K$1:.K$1048576];[.A441]);[.K$1]&amp;&quot; &quot;;&quot;&quot;)    ;  IF(COUNTIF([.L$1:.L$1048576];[.A441]);[.L$1]&amp;&quot; &quot;;&quot;&quot;);  IF(COUNTIF([.M$1:.M$1048576];[.A441]);[.M$1]&amp;&quot; &quot;;&quot;&quot;);  IF(COUNTIF([.N$1:.N$1048576];[.A441]);[.N$1]&amp;&quot; &quot;;&quot;&quot;);  IF(COUNTIF([.O$1:.O$1048576];[.A441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ns</text:p>
          </table:table-cell>
          <table:table-cell table:formula="of:=IF(COUNTIF([.E$1:.E$1048576];[.A442]);&quot;w&quot;;&quot;m&quot;)" office:value-type="string" office:string-value="m" calcext:value-type="string">
            <text:p>m</text:p>
          </table:table-cell>
          <table:table-cell table:formula="of:=CONCATENATE(IF(COUNTIF([.H$1:.H$1048576];[.A442]);[.H$1]&amp;&quot; &quot;;&quot;&quot;);  IF(COUNTIF([.I$1:.I$1048576];[.A442]);[.I$1]&amp;&quot; &quot;;&quot;&quot;) ; IF(COUNTIF([.J$1:.J$1048576];[.A442]);[.J$1]&amp;&quot; &quot;;&quot;&quot;);  IF(COUNTIF([.K$1:.K$1048576];[.A442]);[.K$1]&amp;&quot; &quot;;&quot;&quot;)    ;  IF(COUNTIF([.L$1:.L$1048576];[.A442]);[.L$1]&amp;&quot; &quot;;&quot;&quot;);  IF(COUNTIF([.M$1:.M$1048576];[.A442]);[.M$1]&amp;&quot; &quot;;&quot;&quot;);  IF(COUNTIF([.N$1:.N$1048576];[.A442]);[.N$1]&amp;&quot; &quot;;&quot;&quot;);  IF(COUNTIF([.O$1:.O$1048576];[.A442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y</text:p>
          </table:table-cell>
          <table:table-cell table:formula="of:=IF(COUNTIF([.E$1:.E$1048576];[.A443]);&quot;w&quot;;&quot;m&quot;)" office:value-type="string" office:string-value="m" calcext:value-type="string">
            <text:p>m</text:p>
          </table:table-cell>
          <table:table-cell table:formula="of:=CONCATENATE(IF(COUNTIF([.H$1:.H$1048576];[.A443]);[.H$1]&amp;&quot; &quot;;&quot;&quot;);  IF(COUNTIF([.I$1:.I$1048576];[.A443]);[.I$1]&amp;&quot; &quot;;&quot;&quot;) ; IF(COUNTIF([.J$1:.J$1048576];[.A443]);[.J$1]&amp;&quot; &quot;;&quot;&quot;);  IF(COUNTIF([.K$1:.K$1048576];[.A443]);[.K$1]&amp;&quot; &quot;;&quot;&quot;)    ;  IF(COUNTIF([.L$1:.L$1048576];[.A443]);[.L$1]&amp;&quot; &quot;;&quot;&quot;);  IF(COUNTIF([.M$1:.M$1048576];[.A443]);[.M$1]&amp;&quot; &quot;;&quot;&quot;);  IF(COUNTIF([.N$1:.N$1048576];[.A443]);[.N$1]&amp;&quot; &quot;;&quot;&quot;);  IF(COUNTIF([.O$1:.O$1048576];[.A443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u</text:p>
          </table:table-cell>
          <table:table-cell table:formula="of:=IF(COUNTIF([.E$1:.E$1048576];[.A444]);&quot;w&quot;;&quot;m&quot;)" office:value-type="string" office:string-value="m" calcext:value-type="string">
            <text:p>m</text:p>
          </table:table-cell>
          <table:table-cell table:formula="of:=CONCATENATE(IF(COUNTIF([.H$1:.H$1048576];[.A444]);[.H$1]&amp;&quot; &quot;;&quot;&quot;);  IF(COUNTIF([.I$1:.I$1048576];[.A444]);[.I$1]&amp;&quot; &quot;;&quot;&quot;) ; IF(COUNTIF([.J$1:.J$1048576];[.A444]);[.J$1]&amp;&quot; &quot;;&quot;&quot;);  IF(COUNTIF([.K$1:.K$1048576];[.A444]);[.K$1]&amp;&quot; &quot;;&quot;&quot;)    ;  IF(COUNTIF([.L$1:.L$1048576];[.A444]);[.L$1]&amp;&quot; &quot;;&quot;&quot;);  IF(COUNTIF([.M$1:.M$1048576];[.A444]);[.M$1]&amp;&quot; &quot;;&quot;&quot;);  IF(COUNTIF([.N$1:.N$1048576];[.A444]);[.N$1]&amp;&quot; &quot;;&quot;&quot;);  IF(COUNTIF([.O$1:.O$1048576];[.A444]);[.O$1]&amp;&quot; &quot;;&quot;&quot;))" office:value-type="string" office:string-value="asiatisch " calcext:value-type="string">
            <text:p>asiat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yo</text:p>
          </table:table-cell>
          <table:table-cell table:formula="of:=IF(COUNTIF([.E$1:.E$1048576];[.A445]);&quot;w&quot;;&quot;m&quot;)" office:value-type="string" office:string-value="m" calcext:value-type="string">
            <text:p>m</text:p>
          </table:table-cell>
          <table:table-cell table:formula="of:=CONCATENATE(IF(COUNTIF([.H$1:.H$1048576];[.A445]);[.H$1]&amp;&quot; &quot;;&quot;&quot;);  IF(COUNTIF([.I$1:.I$1048576];[.A445]);[.I$1]&amp;&quot; &quot;;&quot;&quot;) ; IF(COUNTIF([.J$1:.J$1048576];[.A445]);[.J$1]&amp;&quot; &quot;;&quot;&quot;);  IF(COUNTIF([.K$1:.K$1048576];[.A445]);[.K$1]&amp;&quot; &quot;;&quot;&quot;)    ;  IF(COUNTIF([.L$1:.L$1048576];[.A445]);[.L$1]&amp;&quot; &quot;;&quot;&quot;);  IF(COUNTIF([.M$1:.M$1048576];[.A445]);[.M$1]&amp;&quot; &quot;;&quot;&quot;);  IF(COUNTIF([.N$1:.N$1048576];[.A445]);[.N$1]&amp;&quot; &quot;;&quot;&quot;);  IF(COUNTIF([.O$1:.O$1048576];[.A445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iko</text:p>
          </table:table-cell>
          <table:table-cell table:formula="of:=IF(COUNTIF([.E$1:.E$1048576];[.A446]);&quot;w&quot;;&quot;m&quot;)" office:value-type="string" office:string-value="m" calcext:value-type="string">
            <text:p>m</text:p>
          </table:table-cell>
          <table:table-cell table:formula="of:=CONCATENATE(IF(COUNTIF([.H$1:.H$1048576];[.A446]);[.H$1]&amp;&quot; &quot;;&quot;&quot;);  IF(COUNTIF([.I$1:.I$1048576];[.A446]);[.I$1]&amp;&quot; &quot;;&quot;&quot;) ; IF(COUNTIF([.J$1:.J$1048576];[.A446]);[.J$1]&amp;&quot; &quot;;&quot;&quot;);  IF(COUNTIF([.K$1:.K$1048576];[.A446]);[.K$1]&amp;&quot; &quot;;&quot;&quot;)    ;  IF(COUNTIF([.L$1:.L$1048576];[.A446]);[.L$1]&amp;&quot; &quot;;&quot;&quot;);  IF(COUNTIF([.M$1:.M$1048576];[.A446]);[.M$1]&amp;&quot; &quot;;&quot;&quot;);  IF(COUNTIF([.N$1:.N$1048576];[.A446]);[.N$1]&amp;&quot; &quot;;&quot;&quot;);  IF(COUNTIF([.O$1:.O$1048576];[.A446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ktor</text:p>
          </table:table-cell>
          <table:table-cell table:formula="of:=IF(COUNTIF([.E$1:.E$1048576];[.A447]);&quot;w&quot;;&quot;m&quot;)" office:value-type="string" office:string-value="m" calcext:value-type="string">
            <text:p>m</text:p>
          </table:table-cell>
          <table:table-cell table:formula="of:=CONCATENATE(IF(COUNTIF([.H$1:.H$1048576];[.A447]);[.H$1]&amp;&quot; &quot;;&quot;&quot;);  IF(COUNTIF([.I$1:.I$1048576];[.A447]);[.I$1]&amp;&quot; &quot;;&quot;&quot;) ; IF(COUNTIF([.J$1:.J$1048576];[.A447]);[.J$1]&amp;&quot; &quot;;&quot;&quot;);  IF(COUNTIF([.K$1:.K$1048576];[.A447]);[.K$1]&amp;&quot; &quot;;&quot;&quot;)    ;  IF(COUNTIF([.L$1:.L$1048576];[.A447]);[.L$1]&amp;&quot; &quot;;&quot;&quot;);  IF(COUNTIF([.M$1:.M$1048576];[.A447]);[.M$1]&amp;&quot; &quot;;&quot;&quot;);  IF(COUNTIF([.N$1:.N$1048576];[.A447]);[.N$1]&amp;&quot; &quot;;&quot;&quot;);  IF(COUNTIF([.O$1:.O$1048576];[.A447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ndrik</text:p>
          </table:table-cell>
          <table:table-cell table:formula="of:=IF(COUNTIF([.E$1:.E$1048576];[.A448]);&quot;w&quot;;&quot;m&quot;)" office:value-type="string" office:string-value="m" calcext:value-type="string">
            <text:p>m</text:p>
          </table:table-cell>
          <table:table-cell table:formula="of:=CONCATENATE(IF(COUNTIF([.H$1:.H$1048576];[.A448]);[.H$1]&amp;&quot; &quot;;&quot;&quot;);  IF(COUNTIF([.I$1:.I$1048576];[.A448]);[.I$1]&amp;&quot; &quot;;&quot;&quot;) ; IF(COUNTIF([.J$1:.J$1048576];[.A448]);[.J$1]&amp;&quot; &quot;;&quot;&quot;);  IF(COUNTIF([.K$1:.K$1048576];[.A448]);[.K$1]&amp;&quot; &quot;;&quot;&quot;)    ;  IF(COUNTIF([.L$1:.L$1048576];[.A448]);[.L$1]&amp;&quot; &quot;;&quot;&quot;);  IF(COUNTIF([.M$1:.M$1048576];[.A448]);[.M$1]&amp;&quot; &quot;;&quot;&quot;);  IF(COUNTIF([.N$1:.N$1048576];[.A448]);[.N$1]&amp;&quot; &quot;;&quot;&quot;);  IF(COUNTIF([.O$1:.O$1048576];[.A448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nri</text:p>
          </table:table-cell>
          <table:table-cell table:formula="of:=IF(COUNTIF([.E$1:.E$1048576];[.A449]);&quot;w&quot;;&quot;m&quot;)" office:value-type="string" office:string-value="m" calcext:value-type="string">
            <text:p>m</text:p>
          </table:table-cell>
          <table:table-cell table:formula="of:=CONCATENATE(IF(COUNTIF([.H$1:.H$1048576];[.A449]);[.H$1]&amp;&quot; &quot;;&quot;&quot;);  IF(COUNTIF([.I$1:.I$1048576];[.A449]);[.I$1]&amp;&quot; &quot;;&quot;&quot;) ; IF(COUNTIF([.J$1:.J$1048576];[.A449]);[.J$1]&amp;&quot; &quot;;&quot;&quot;);  IF(COUNTIF([.K$1:.K$1048576];[.A449]);[.K$1]&amp;&quot; &quot;;&quot;&quot;)    ;  IF(COUNTIF([.L$1:.L$1048576];[.A449]);[.L$1]&amp;&quot; &quot;;&quot;&quot;);  IF(COUNTIF([.M$1:.M$1048576];[.A449]);[.M$1]&amp;&quot; &quot;;&quot;&quot;);  IF(COUNTIF([.N$1:.N$1048576];[.A449]);[.N$1]&amp;&quot; &quot;;&quot;&quot;);  IF(COUNTIF([.O$1:.O$1048576];[.A449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lger</text:p>
          </table:table-cell>
          <table:table-cell table:formula="of:=IF(COUNTIF([.E$1:.E$1048576];[.A450]);&quot;w&quot;;&quot;m&quot;)" office:value-type="string" office:string-value="m" calcext:value-type="string">
            <text:p>m</text:p>
          </table:table-cell>
          <table:table-cell table:formula="of:=CONCATENATE(IF(COUNTIF([.H$1:.H$1048576];[.A450]);[.H$1]&amp;&quot; &quot;;&quot;&quot;);  IF(COUNTIF([.I$1:.I$1048576];[.A450]);[.I$1]&amp;&quot; &quot;;&quot;&quot;) ; IF(COUNTIF([.J$1:.J$1048576];[.A450]);[.J$1]&amp;&quot; &quot;;&quot;&quot;);  IF(COUNTIF([.K$1:.K$1048576];[.A450]);[.K$1]&amp;&quot; &quot;;&quot;&quot;)    ;  IF(COUNTIF([.L$1:.L$1048576];[.A450]);[.L$1]&amp;&quot; &quot;;&quot;&quot;);  IF(COUNTIF([.M$1:.M$1048576];[.A450]);[.M$1]&amp;&quot; &quot;;&quot;&quot;);  IF(COUNTIF([.N$1:.N$1048576];[.A450]);[.N$1]&amp;&quot; &quot;;&quot;&quot;);  IF(COUNTIF([.O$1:.O$1048576];[.A450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rst</text:p>
          </table:table-cell>
          <table:table-cell table:formula="of:=IF(COUNTIF([.E$1:.E$1048576];[.A451]);&quot;w&quot;;&quot;m&quot;)" office:value-type="string" office:string-value="m" calcext:value-type="string">
            <text:p>m</text:p>
          </table:table-cell>
          <table:table-cell table:formula="of:=CONCATENATE(IF(COUNTIF([.H$1:.H$1048576];[.A451]);[.H$1]&amp;&quot; &quot;;&quot;&quot;);  IF(COUNTIF([.I$1:.I$1048576];[.A451]);[.I$1]&amp;&quot; &quot;;&quot;&quot;) ; IF(COUNTIF([.J$1:.J$1048576];[.A451]);[.J$1]&amp;&quot; &quot;;&quot;&quot;);  IF(COUNTIF([.K$1:.K$1048576];[.A451]);[.K$1]&amp;&quot; &quot;;&quot;&quot;)    ;  IF(COUNTIF([.L$1:.L$1048576];[.A451]);[.L$1]&amp;&quot; &quot;;&quot;&quot;);  IF(COUNTIF([.M$1:.M$1048576];[.A451]);[.M$1]&amp;&quot; &quot;;&quot;&quot;);  IF(COUNTIF([.N$1:.N$1048576];[.A451]);[.N$1]&amp;&quot; &quot;;&quot;&quot;);  IF(COUNTIF([.O$1:.O$1048576];[.A451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go</text:p>
          </table:table-cell>
          <table:table-cell table:formula="of:=IF(COUNTIF([.E$1:.E$1048576];[.A452]);&quot;w&quot;;&quot;m&quot;)" office:value-type="string" office:string-value="m" calcext:value-type="string">
            <text:p>m</text:p>
          </table:table-cell>
          <table:table-cell table:formula="of:=CONCATENATE(IF(COUNTIF([.H$1:.H$1048576];[.A452]);[.H$1]&amp;&quot; &quot;;&quot;&quot;);  IF(COUNTIF([.I$1:.I$1048576];[.A452]);[.I$1]&amp;&quot; &quot;;&quot;&quot;) ; IF(COUNTIF([.J$1:.J$1048576];[.A452]);[.J$1]&amp;&quot; &quot;;&quot;&quot;);  IF(COUNTIF([.K$1:.K$1048576];[.A452]);[.K$1]&amp;&quot; &quot;;&quot;&quot;)    ;  IF(COUNTIF([.L$1:.L$1048576];[.A452]);[.L$1]&amp;&quot; &quot;;&quot;&quot;);  IF(COUNTIF([.M$1:.M$1048576];[.A452]);[.M$1]&amp;&quot; &quot;;&quot;&quot;);  IF(COUNTIF([.N$1:.N$1048576];[.A452]);[.N$1]&amp;&quot; &quot;;&quot;&quot;);  IF(COUNTIF([.O$1:.O$1048576];[.A452]);[.O$1]&amp;&quot; &quot;;&quot;&quot;)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Ian</text:p>
          </table:table-cell>
          <table:table-cell table:formula="of:=IF(COUNTIF([.E$1:.E$1048576];[.A453]);&quot;w&quot;;&quot;m&quot;)" office:value-type="string" office:string-value="m" calcext:value-type="string">
            <text:p>m</text:p>
          </table:table-cell>
          <table:table-cell table:formula="of:=CONCATENATE(IF(COUNTIF([.H$1:.H$1048576];[.A453]);[.H$1]&amp;&quot; &quot;;&quot;&quot;);  IF(COUNTIF([.I$1:.I$1048576];[.A453]);[.I$1]&amp;&quot; &quot;;&quot;&quot;) ; IF(COUNTIF([.J$1:.J$1048576];[.A453]);[.J$1]&amp;&quot; &quot;;&quot;&quot;);  IF(COUNTIF([.K$1:.K$1048576];[.A453]);[.K$1]&amp;&quot; &quot;;&quot;&quot;)    ;  IF(COUNTIF([.L$1:.L$1048576];[.A453]);[.L$1]&amp;&quot; &quot;;&quot;&quot;);  IF(COUNTIF([.M$1:.M$1048576];[.A453]);[.M$1]&amp;&quot; &quot;;&quot;&quot;);  IF(COUNTIF([.N$1:.N$1048576];[.A453]);[.N$1]&amp;&quot; &quot;;&quot;&quot;);  IF(COUNTIF([.O$1:.O$1048576];[.A453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ris</text:p>
          </table:table-cell>
          <table:table-cell table:formula="of:=IF(COUNTIF([.E$1:.E$1048576];[.A454]);&quot;w&quot;;&quot;m&quot;)" office:value-type="string" office:string-value="m" calcext:value-type="string">
            <text:p>m</text:p>
          </table:table-cell>
          <table:table-cell table:formula="of:=CONCATENATE(IF(COUNTIF([.H$1:.H$1048576];[.A454]);[.H$1]&amp;&quot; &quot;;&quot;&quot;);  IF(COUNTIF([.I$1:.I$1048576];[.A454]);[.I$1]&amp;&quot; &quot;;&quot;&quot;) ; IF(COUNTIF([.J$1:.J$1048576];[.A454]);[.J$1]&amp;&quot; &quot;;&quot;&quot;);  IF(COUNTIF([.K$1:.K$1048576];[.A454]);[.K$1]&amp;&quot; &quot;;&quot;&quot;)    ;  IF(COUNTIF([.L$1:.L$1048576];[.A454]);[.L$1]&amp;&quot; &quot;;&quot;&quot;);  IF(COUNTIF([.M$1:.M$1048576];[.A454]);[.M$1]&amp;&quot; &quot;;&quot;&quot;);  IF(COUNTIF([.N$1:.N$1048576];[.A454]);[.N$1]&amp;&quot; &quot;;&quot;&quot;);  IF(COUNTIF([.O$1:.O$1048576];[.A454]);[.O$1]&amp;&quot; &quot;;&quot;&quot;))" office:value-type="string" office:string-value="arabisch " calcext:value-type="string">
            <text:p>arab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ke</text:p>
          </table:table-cell>
          <table:table-cell table:formula="of:=IF(COUNTIF([.E$1:.E$1048576];[.A455]);&quot;w&quot;;&quot;m&quot;)" office:value-type="string" office:string-value="m" calcext:value-type="string">
            <text:p>m</text:p>
          </table:table-cell>
          <table:table-cell table:formula="of:=CONCATENATE(IF(COUNTIF([.H$1:.H$1048576];[.A455]);[.H$1]&amp;&quot; &quot;;&quot;&quot;);  IF(COUNTIF([.I$1:.I$1048576];[.A455]);[.I$1]&amp;&quot; &quot;;&quot;&quot;) ; IF(COUNTIF([.J$1:.J$1048576];[.A455]);[.J$1]&amp;&quot; &quot;;&quot;&quot;);  IF(COUNTIF([.K$1:.K$1048576];[.A455]);[.K$1]&amp;&quot; &quot;;&quot;&quot;)    ;  IF(COUNTIF([.L$1:.L$1048576];[.A455]);[.L$1]&amp;&quot; &quot;;&quot;&quot;);  IF(COUNTIF([.M$1:.M$1048576];[.A455]);[.M$1]&amp;&quot; &quot;;&quot;&quot;);  IF(COUNTIF([.N$1:.N$1048576];[.A455]);[.N$1]&amp;&quot; &quot;;&quot;&quot;);  IF(COUNTIF([.O$1:.O$1048576];[.A455]);[.O$1]&amp;&quot; &quot;;&quot;&quot;))" office:value-type="string" office:string-value="hebräisch osteuropäisch " calcext:value-type="string">
            <text:p>hebräisch o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lay</text:p>
          </table:table-cell>
          <table:table-cell table:formula="of:=IF(COUNTIF([.E$1:.E$1048576];[.A456]);&quot;w&quot;;&quot;m&quot;)" office:value-type="string" office:string-value="m" calcext:value-type="string">
            <text:p>m</text:p>
          </table:table-cell>
          <table:table-cell table:formula="of:=CONCATENATE(IF(COUNTIF([.H$1:.H$1048576];[.A456]);[.H$1]&amp;&quot; &quot;;&quot;&quot;);  IF(COUNTIF([.I$1:.I$1048576];[.A456]);[.I$1]&amp;&quot; &quot;;&quot;&quot;) ; IF(COUNTIF([.J$1:.J$1048576];[.A456]);[.J$1]&amp;&quot; &quot;;&quot;&quot;);  IF(COUNTIF([.K$1:.K$1048576];[.A456]);[.K$1]&amp;&quot; &quot;;&quot;&quot;)    ;  IF(COUNTIF([.L$1:.L$1048576];[.A456]);[.L$1]&amp;&quot; &quot;;&quot;&quot;);  IF(COUNTIF([.M$1:.M$1048576];[.A456]);[.M$1]&amp;&quot; &quot;;&quot;&quot;);  IF(COUNTIF([.N$1:.N$1048576];[.A456]);[.N$1]&amp;&quot; &quot;;&quot;&quot;);  IF(COUNTIF([.O$1:.O$1048576];[.A456]);[.O$1]&amp;&quot; &quot;;&quot;&quot;))" office:value-type="string" office:string-value="arabisch südeuropäisch " calcext:value-type="string">
            <text:p>arabisch 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lias</text:p>
          </table:table-cell>
          <table:table-cell table:formula="of:=IF(COUNTIF([.E$1:.E$1048576];[.A457]);&quot;w&quot;;&quot;m&quot;)" office:value-type="string" office:string-value="m" calcext:value-type="string">
            <text:p>m</text:p>
          </table:table-cell>
          <table:table-cell table:formula="of:=CONCATENATE(IF(COUNTIF([.H$1:.H$1048576];[.A457]);[.H$1]&amp;&quot; &quot;;&quot;&quot;);  IF(COUNTIF([.I$1:.I$1048576];[.A457]);[.I$1]&amp;&quot; &quot;;&quot;&quot;) ; IF(COUNTIF([.J$1:.J$1048576];[.A457]);[.J$1]&amp;&quot; &quot;;&quot;&quot;);  IF(COUNTIF([.K$1:.K$1048576];[.A457]);[.K$1]&amp;&quot; &quot;;&quot;&quot;)    ;  IF(COUNTIF([.L$1:.L$1048576];[.A457]);[.L$1]&amp;&quot; &quot;;&quot;&quot;);  IF(COUNTIF([.M$1:.M$1048576];[.A457]);[.M$1]&amp;&quot; &quot;;&quot;&quot;);  IF(COUNTIF([.N$1:.N$1048576];[.A457]);[.N$1]&amp;&quot; &quot;;&quot;&quot;);  IF(COUNTIF([.O$1:.O$1048576];[.A457]);[.O$1]&amp;&quot; &quot;;&quot;&quot;))" office:value-type="string" office:string-value="arabisch südeuropäisch " calcext:value-type="string">
            <text:p>arabisch 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manuel</text:p>
          </table:table-cell>
          <table:table-cell table:formula="of:=IF(COUNTIF([.E$1:.E$1048576];[.A458]);&quot;w&quot;;&quot;m&quot;)" office:value-type="string" office:string-value="m" calcext:value-type="string">
            <text:p>m</text:p>
          </table:table-cell>
          <table:table-cell table:formula="of:=CONCATENATE(IF(COUNTIF([.H$1:.H$1048576];[.A458]);[.H$1]&amp;&quot; &quot;;&quot;&quot;);  IF(COUNTIF([.I$1:.I$1048576];[.A458]);[.I$1]&amp;&quot; &quot;;&quot;&quot;) ; IF(COUNTIF([.J$1:.J$1048576];[.A458]);[.J$1]&amp;&quot; &quot;;&quot;&quot;);  IF(COUNTIF([.K$1:.K$1048576];[.A458]);[.K$1]&amp;&quot; &quot;;&quot;&quot;)    ;  IF(COUNTIF([.L$1:.L$1048576];[.A458]);[.L$1]&amp;&quot; &quot;;&quot;&quot;);  IF(COUNTIF([.M$1:.M$1048576];[.A458]);[.M$1]&amp;&quot; &quot;;&quot;&quot;);  IF(COUNTIF([.N$1:.N$1048576];[.A458]);[.N$1]&amp;&quot; &quot;;&quot;&quot;);  IF(COUNTIF([.O$1:.O$1048576];[.A458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gmar</text:p>
          </table:table-cell>
          <table:table-cell table:formula="of:=IF(COUNTIF([.E$1:.E$1048576];[.A459]);&quot;w&quot;;&quot;m&quot;)" office:value-type="string" office:string-value="m" calcext:value-type="string">
            <text:p>m</text:p>
          </table:table-cell>
          <table:table-cell table:formula="of:=CONCATENATE(IF(COUNTIF([.H$1:.H$1048576];[.A459]);[.H$1]&amp;&quot; &quot;;&quot;&quot;);  IF(COUNTIF([.I$1:.I$1048576];[.A459]);[.I$1]&amp;&quot; &quot;;&quot;&quot;) ; IF(COUNTIF([.J$1:.J$1048576];[.A459]);[.J$1]&amp;&quot; &quot;;&quot;&quot;);  IF(COUNTIF([.K$1:.K$1048576];[.A459]);[.K$1]&amp;&quot; &quot;;&quot;&quot;)    ;  IF(COUNTIF([.L$1:.L$1048576];[.A459]);[.L$1]&amp;&quot; &quot;;&quot;&quot;);  IF(COUNTIF([.M$1:.M$1048576];[.A459]);[.M$1]&amp;&quot; &quot;;&quot;&quot;);  IF(COUNTIF([.N$1:.N$1048576];[.A459]);[.N$1]&amp;&quot; &quot;;&quot;&quot;);  IF(COUNTIF([.O$1:.O$1048576];[.A459]);[.O$1]&amp;&quot; &quot;;&quot;&quot;))" office:value-type="string" office:string-value="nordisch westeuropäisch " calcext:value-type="string">
            <text:p>nord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go</text:p>
          </table:table-cell>
          <table:table-cell table:formula="of:=IF(COUNTIF([.E$1:.E$1048576];[.A460]);&quot;w&quot;;&quot;m&quot;)" office:value-type="string" office:string-value="m" calcext:value-type="string">
            <text:p>m</text:p>
          </table:table-cell>
          <table:table-cell table:formula="of:=CONCATENATE(IF(COUNTIF([.H$1:.H$1048576];[.A460]);[.H$1]&amp;&quot; &quot;;&quot;&quot;);  IF(COUNTIF([.I$1:.I$1048576];[.A460]);[.I$1]&amp;&quot; &quot;;&quot;&quot;) ; IF(COUNTIF([.J$1:.J$1048576];[.A460]);[.J$1]&amp;&quot; &quot;;&quot;&quot;);  IF(COUNTIF([.K$1:.K$1048576];[.A460]);[.K$1]&amp;&quot; &quot;;&quot;&quot;)    ;  IF(COUNTIF([.L$1:.L$1048576];[.A460]);[.L$1]&amp;&quot; &quot;;&quot;&quot;);  IF(COUNTIF([.M$1:.M$1048576];[.A460]);[.M$1]&amp;&quot; &quot;;&quot;&quot;);  IF(COUNTIF([.N$1:.N$1048576];[.A460]);[.N$1]&amp;&quot; &quot;;&quot;&quot;);  IF(COUNTIF([.O$1:.O$1048576];[.A460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saak</text:p>
          </table:table-cell>
          <table:table-cell table:formula="of:=IF(COUNTIF([.E$1:.E$1048576];[.A461]);&quot;w&quot;;&quot;m&quot;)" office:value-type="string" office:string-value="m" calcext:value-type="string">
            <text:p>m</text:p>
          </table:table-cell>
          <table:table-cell table:formula="of:=CONCATENATE(IF(COUNTIF([.H$1:.H$1048576];[.A461]);[.H$1]&amp;&quot; &quot;;&quot;&quot;);  IF(COUNTIF([.I$1:.I$1048576];[.A461]);[.I$1]&amp;&quot; &quot;;&quot;&quot;) ; IF(COUNTIF([.J$1:.J$1048576];[.A461]);[.J$1]&amp;&quot; &quot;;&quot;&quot;);  IF(COUNTIF([.K$1:.K$1048576];[.A461]);[.K$1]&amp;&quot; &quot;;&quot;&quot;)    ;  IF(COUNTIF([.L$1:.L$1048576];[.A461]);[.L$1]&amp;&quot; &quot;;&quot;&quot;);  IF(COUNTIF([.M$1:.M$1048576];[.A461]);[.M$1]&amp;&quot; &quot;;&quot;&quot;);  IF(COUNTIF([.N$1:.N$1048576];[.A461]);[.N$1]&amp;&quot; &quot;;&quot;&quot;);  IF(COUNTIF([.O$1:.O$1048576];[.A461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saiah</text:p>
          </table:table-cell>
          <table:table-cell table:formula="of:=IF(COUNTIF([.E$1:.E$1048576];[.A462]);&quot;w&quot;;&quot;m&quot;)" office:value-type="string" office:string-value="m" calcext:value-type="string">
            <text:p>m</text:p>
          </table:table-cell>
          <table:table-cell table:formula="of:=CONCATENATE(IF(COUNTIF([.H$1:.H$1048576];[.A462]);[.H$1]&amp;&quot; &quot;;&quot;&quot;);  IF(COUNTIF([.I$1:.I$1048576];[.A462]);[.I$1]&amp;&quot; &quot;;&quot;&quot;) ; IF(COUNTIF([.J$1:.J$1048576];[.A462]);[.J$1]&amp;&quot; &quot;;&quot;&quot;);  IF(COUNTIF([.K$1:.K$1048576];[.A462]);[.K$1]&amp;&quot; &quot;;&quot;&quot;)    ;  IF(COUNTIF([.L$1:.L$1048576];[.A462]);[.L$1]&amp;&quot; &quot;;&quot;&quot;);  IF(COUNTIF([.M$1:.M$1048576];[.A462]);[.M$1]&amp;&quot; &quot;;&quot;&quot;);  IF(COUNTIF([.N$1:.N$1048576];[.A462]);[.N$1]&amp;&quot; &quot;;&quot;&quot;);  IF(COUNTIF([.O$1:.O$1048576];[.A462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smael</text:p>
          </table:table-cell>
          <table:table-cell table:formula="of:=IF(COUNTIF([.E$1:.E$1048576];[.A463]);&quot;w&quot;;&quot;m&quot;)" office:value-type="string" office:string-value="m" calcext:value-type="string">
            <text:p>m</text:p>
          </table:table-cell>
          <table:table-cell table:formula="of:=CONCATENATE(IF(COUNTIF([.H$1:.H$1048576];[.A463]);[.H$1]&amp;&quot; &quot;;&quot;&quot;);  IF(COUNTIF([.I$1:.I$1048576];[.A463]);[.I$1]&amp;&quot; &quot;;&quot;&quot;) ; IF(COUNTIF([.J$1:.J$1048576];[.A463]);[.J$1]&amp;&quot; &quot;;&quot;&quot;);  IF(COUNTIF([.K$1:.K$1048576];[.A463]);[.K$1]&amp;&quot; &quot;;&quot;&quot;)    ;  IF(COUNTIF([.L$1:.L$1048576];[.A463]);[.L$1]&amp;&quot; &quot;;&quot;&quot;);  IF(COUNTIF([.M$1:.M$1048576];[.A463]);[.M$1]&amp;&quot; &quot;;&quot;&quot;);  IF(COUNTIF([.N$1:.N$1048576];[.A463]);[.N$1]&amp;&quot; &quot;;&quot;&quot;);  IF(COUNTIF([.O$1:.O$1048576];[.A463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van</text:p>
          </table:table-cell>
          <table:table-cell table:formula="of:=IF(COUNTIF([.E$1:.E$1048576];[.A464]);&quot;w&quot;;&quot;m&quot;)" office:value-type="string" office:string-value="m" calcext:value-type="string">
            <text:p>m</text:p>
          </table:table-cell>
          <table:table-cell table:formula="of:=CONCATENATE(IF(COUNTIF([.H$1:.H$1048576];[.A464]);[.H$1]&amp;&quot; &quot;;&quot;&quot;);  IF(COUNTIF([.I$1:.I$1048576];[.A464]);[.I$1]&amp;&quot; &quot;;&quot;&quot;) ; IF(COUNTIF([.J$1:.J$1048576];[.A464]);[.J$1]&amp;&quot; &quot;;&quot;&quot;);  IF(COUNTIF([.K$1:.K$1048576];[.A464]);[.K$1]&amp;&quot; &quot;;&quot;&quot;)    ;  IF(COUNTIF([.L$1:.L$1048576];[.A464]);[.L$1]&amp;&quot; &quot;;&quot;&quot;);  IF(COUNTIF([.M$1:.M$1048576];[.A464]);[.M$1]&amp;&quot; &quot;;&quot;&quot;);  IF(COUNTIF([.N$1:.N$1048576];[.A464]);[.N$1]&amp;&quot; &quot;;&quot;&quot;);  IF(COUNTIF([.O$1:.O$1048576];[.A464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kob</text:p>
          </table:table-cell>
          <table:table-cell table:formula="of:=IF(COUNTIF([.E$1:.E$1048576];[.A465]);&quot;w&quot;;&quot;m&quot;)" office:value-type="string" office:string-value="m" calcext:value-type="string">
            <text:p>m</text:p>
          </table:table-cell>
          <table:table-cell table:formula="of:=CONCATENATE(IF(COUNTIF([.H$1:.H$1048576];[.A465]);[.H$1]&amp;&quot; &quot;;&quot;&quot;);  IF(COUNTIF([.I$1:.I$1048576];[.A465]);[.I$1]&amp;&quot; &quot;;&quot;&quot;) ; IF(COUNTIF([.J$1:.J$1048576];[.A465]);[.J$1]&amp;&quot; &quot;;&quot;&quot;);  IF(COUNTIF([.K$1:.K$1048576];[.A465]);[.K$1]&amp;&quot; &quot;;&quot;&quot;)    ;  IF(COUNTIF([.L$1:.L$1048576];[.A465]);[.L$1]&amp;&quot; &quot;;&quot;&quot;);  IF(COUNTIF([.M$1:.M$1048576];[.A465]);[.M$1]&amp;&quot; &quot;;&quot;&quot;);  IF(COUNTIF([.N$1:.N$1048576];[.A465]);[.N$1]&amp;&quot; &quot;;&quot;&quot;);  IF(COUNTIF([.O$1:.O$1048576];[.A465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n</text:p>
          </table:table-cell>
          <table:table-cell table:formula="of:=IF(COUNTIF([.E$1:.E$1048576];[.A466]);&quot;w&quot;;&quot;m&quot;)" office:value-type="string" office:string-value="m" calcext:value-type="string">
            <text:p>m</text:p>
          </table:table-cell>
          <table:table-cell table:formula="of:=CONCATENATE(IF(COUNTIF([.H$1:.H$1048576];[.A466]);[.H$1]&amp;&quot; &quot;;&quot;&quot;);  IF(COUNTIF([.I$1:.I$1048576];[.A466]);[.I$1]&amp;&quot; &quot;;&quot;&quot;) ; IF(COUNTIF([.J$1:.J$1048576];[.A466]);[.J$1]&amp;&quot; &quot;;&quot;&quot;);  IF(COUNTIF([.K$1:.K$1048576];[.A466]);[.K$1]&amp;&quot; &quot;;&quot;&quot;)    ;  IF(COUNTIF([.L$1:.L$1048576];[.A466]);[.L$1]&amp;&quot; &quot;;&quot;&quot;);  IF(COUNTIF([.M$1:.M$1048576];[.A466]);[.M$1]&amp;&quot; &quot;;&quot;&quot;);  IF(COUNTIF([.N$1:.N$1048576];[.A466]);[.N$1]&amp;&quot; &quot;;&quot;&quot;);  IF(COUNTIF([.O$1:.O$1048576];[.A466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hannes</text:p>
          </table:table-cell>
          <table:table-cell table:formula="of:=IF(COUNTIF([.E$1:.E$1048576];[.A467]);&quot;w&quot;;&quot;m&quot;)" office:value-type="string" office:string-value="m" calcext:value-type="string">
            <text:p>m</text:p>
          </table:table-cell>
          <table:table-cell table:formula="of:=CONCATENATE(IF(COUNTIF([.H$1:.H$1048576];[.A467]);[.H$1]&amp;&quot; &quot;;&quot;&quot;);  IF(COUNTIF([.I$1:.I$1048576];[.A467]);[.I$1]&amp;&quot; &quot;;&quot;&quot;) ; IF(COUNTIF([.J$1:.J$1048576];[.A467]);[.J$1]&amp;&quot; &quot;;&quot;&quot;);  IF(COUNTIF([.K$1:.K$1048576];[.A467]);[.K$1]&amp;&quot; &quot;;&quot;&quot;)    ;  IF(COUNTIF([.L$1:.L$1048576];[.A467]);[.L$1]&amp;&quot; &quot;;&quot;&quot;);  IF(COUNTIF([.M$1:.M$1048576];[.A467]);[.M$1]&amp;&quot; &quot;;&quot;&quot;);  IF(COUNTIF([.N$1:.N$1048576];[.A467]);[.N$1]&amp;&quot; &quot;;&quot;&quot;);  IF(COUNTIF([.O$1:.O$1048576];[.A467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nas</text:p>
          </table:table-cell>
          <table:table-cell table:formula="of:=IF(COUNTIF([.E$1:.E$1048576];[.A468]);&quot;w&quot;;&quot;m&quot;)" office:value-type="string" office:string-value="m" calcext:value-type="string">
            <text:p>m</text:p>
          </table:table-cell>
          <table:table-cell table:formula="of:=CONCATENATE(IF(COUNTIF([.H$1:.H$1048576];[.A468]);[.H$1]&amp;&quot; &quot;;&quot;&quot;);  IF(COUNTIF([.I$1:.I$1048576];[.A468]);[.I$1]&amp;&quot; &quot;;&quot;&quot;) ; IF(COUNTIF([.J$1:.J$1048576];[.A468]);[.J$1]&amp;&quot; &quot;;&quot;&quot;);  IF(COUNTIF([.K$1:.K$1048576];[.A468]);[.K$1]&amp;&quot; &quot;;&quot;&quot;)    ;  IF(COUNTIF([.L$1:.L$1048576];[.A468]);[.L$1]&amp;&quot; &quot;;&quot;&quot;);  IF(COUNTIF([.M$1:.M$1048576];[.A468]);[.M$1]&amp;&quot; &quot;;&quot;&quot;);  IF(COUNTIF([.N$1:.N$1048576];[.A468]);[.N$1]&amp;&quot; &quot;;&quot;&quot;);  IF(COUNTIF([.O$1:.O$1048576];[.A468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nathan</text:p>
          </table:table-cell>
          <table:table-cell table:formula="of:=IF(COUNTIF([.E$1:.E$1048576];[.A469]);&quot;w&quot;;&quot;m&quot;)" office:value-type="string" office:string-value="m" calcext:value-type="string">
            <text:p>m</text:p>
          </table:table-cell>
          <table:table-cell table:formula="of:=CONCATENATE(IF(COUNTIF([.H$1:.H$1048576];[.A469]);[.H$1]&amp;&quot; &quot;;&quot;&quot;);  IF(COUNTIF([.I$1:.I$1048576];[.A469]);[.I$1]&amp;&quot; &quot;;&quot;&quot;) ; IF(COUNTIF([.J$1:.J$1048576];[.A469]);[.J$1]&amp;&quot; &quot;;&quot;&quot;);  IF(COUNTIF([.K$1:.K$1048576];[.A469]);[.K$1]&amp;&quot; &quot;;&quot;&quot;)    ;  IF(COUNTIF([.L$1:.L$1048576];[.A469]);[.L$1]&amp;&quot; &quot;;&quot;&quot;);  IF(COUNTIF([.M$1:.M$1048576];[.A469]);[.M$1]&amp;&quot; &quot;;&quot;&quot;);  IF(COUNTIF([.N$1:.N$1048576];[.A469]);[.N$1]&amp;&quot; &quot;;&quot;&quot;);  IF(COUNTIF([.O$1:.O$1048576];[.A469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sef</text:p>
          </table:table-cell>
          <table:table-cell table:formula="of:=IF(COUNTIF([.E$1:.E$1048576];[.A470]);&quot;w&quot;;&quot;m&quot;)" office:value-type="string" office:string-value="m" calcext:value-type="string">
            <text:p>m</text:p>
          </table:table-cell>
          <table:table-cell table:formula="of:=CONCATENATE(IF(COUNTIF([.H$1:.H$1048576];[.A470]);[.H$1]&amp;&quot; &quot;;&quot;&quot;);  IF(COUNTIF([.I$1:.I$1048576];[.A470]);[.I$1]&amp;&quot; &quot;;&quot;&quot;) ; IF(COUNTIF([.J$1:.J$1048576];[.A470]);[.J$1]&amp;&quot; &quot;;&quot;&quot;);  IF(COUNTIF([.K$1:.K$1048576];[.A470]);[.K$1]&amp;&quot; &quot;;&quot;&quot;)    ;  IF(COUNTIF([.L$1:.L$1048576];[.A470]);[.L$1]&amp;&quot; &quot;;&quot;&quot;);  IF(COUNTIF([.M$1:.M$1048576];[.A470]);[.M$1]&amp;&quot; &quot;;&quot;&quot;);  IF(COUNTIF([.N$1:.N$1048576];[.A470]);[.N$1]&amp;&quot; &quot;;&quot;&quot;);  IF(COUNTIF([.O$1:.O$1048576];[.A470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an</text:p>
          </table:table-cell>
          <table:table-cell table:formula="of:=IF(COUNTIF([.E$1:.E$1048576];[.A471]);&quot;w&quot;;&quot;m&quot;)" office:value-type="string" office:string-value="m" calcext:value-type="string">
            <text:p>m</text:p>
          </table:table-cell>
          <table:table-cell table:formula="of:=CONCATENATE(IF(COUNTIF([.H$1:.H$1048576];[.A471]);[.H$1]&amp;&quot; &quot;;&quot;&quot;);  IF(COUNTIF([.I$1:.I$1048576];[.A471]);[.I$1]&amp;&quot; &quot;;&quot;&quot;) ; IF(COUNTIF([.J$1:.J$1048576];[.A471]);[.J$1]&amp;&quot; &quot;;&quot;&quot;);  IF(COUNTIF([.K$1:.K$1048576];[.A471]);[.K$1]&amp;&quot; &quot;;&quot;&quot;)    ;  IF(COUNTIF([.L$1:.L$1048576];[.A471]);[.L$1]&amp;&quot; &quot;;&quot;&quot;);  IF(COUNTIF([.M$1:.M$1048576];[.A471]);[.M$1]&amp;&quot; &quot;;&quot;&quot;);  IF(COUNTIF([.N$1:.N$1048576];[.A471]);[.N$1]&amp;&quot; &quot;;&quot;&quot;);  IF(COUNTIF([.O$1:.O$1048576];[.A471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lius</text:p>
          </table:table-cell>
          <table:table-cell table:formula="of:=IF(COUNTIF([.E$1:.E$1048576];[.A472]);&quot;w&quot;;&quot;m&quot;)" office:value-type="string" office:string-value="m" calcext:value-type="string">
            <text:p>m</text:p>
          </table:table-cell>
          <table:table-cell table:formula="of:=CONCATENATE(IF(COUNTIF([.H$1:.H$1048576];[.A472]);[.H$1]&amp;&quot; &quot;;&quot;&quot;);  IF(COUNTIF([.I$1:.I$1048576];[.A472]);[.I$1]&amp;&quot; &quot;;&quot;&quot;) ; IF(COUNTIF([.J$1:.J$1048576];[.A472]);[.J$1]&amp;&quot; &quot;;&quot;&quot;);  IF(COUNTIF([.K$1:.K$1048576];[.A472]);[.K$1]&amp;&quot; &quot;;&quot;&quot;)    ;  IF(COUNTIF([.L$1:.L$1048576];[.A472]);[.L$1]&amp;&quot; &quot;;&quot;&quot;);  IF(COUNTIF([.M$1:.M$1048576];[.A472]);[.M$1]&amp;&quot; &quot;;&quot;&quot;);  IF(COUNTIF([.N$1:.N$1048576];[.A472]);[.N$1]&amp;&quot; &quot;;&quot;&quot;);  IF(COUNTIF([.O$1:.O$1048576];[.A472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rl</text:p>
          </table:table-cell>
          <table:table-cell table:formula="of:=IF(COUNTIF([.E$1:.E$1048576];[.A473]);&quot;w&quot;;&quot;m&quot;)" office:value-type="string" office:string-value="m" calcext:value-type="string">
            <text:p>m</text:p>
          </table:table-cell>
          <table:table-cell table:formula="of:=CONCATENATE(IF(COUNTIF([.H$1:.H$1048576];[.A473]);[.H$1]&amp;&quot; &quot;;&quot;&quot;);  IF(COUNTIF([.I$1:.I$1048576];[.A473]);[.I$1]&amp;&quot; &quot;;&quot;&quot;) ; IF(COUNTIF([.J$1:.J$1048576];[.A473]);[.J$1]&amp;&quot; &quot;;&quot;&quot;);  IF(COUNTIF([.K$1:.K$1048576];[.A473]);[.K$1]&amp;&quot; &quot;;&quot;&quot;)    ;  IF(COUNTIF([.L$1:.L$1048576];[.A473]);[.L$1]&amp;&quot; &quot;;&quot;&quot;);  IF(COUNTIF([.M$1:.M$1048576];[.A473]);[.M$1]&amp;&quot; &quot;;&quot;&quot;);  IF(COUNTIF([.N$1:.N$1048576];[.A473]);[.N$1]&amp;&quot; &quot;;&quot;&quot;);  IF(COUNTIF([.O$1:.O$1048576];[.A473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lian</text:p>
          </table:table-cell>
          <table:table-cell table:formula="of:=IF(COUNTIF([.E$1:.E$1048576];[.A474]);&quot;w&quot;;&quot;m&quot;)" office:value-type="string" office:string-value="m" calcext:value-type="string">
            <text:p>m</text:p>
          </table:table-cell>
          <table:table-cell table:formula="of:=CONCATENATE(IF(COUNTIF([.H$1:.H$1048576];[.A474]);[.H$1]&amp;&quot; &quot;;&quot;&quot;);  IF(COUNTIF([.I$1:.I$1048576];[.A474]);[.I$1]&amp;&quot; &quot;;&quot;&quot;) ; IF(COUNTIF([.J$1:.J$1048576];[.A474]);[.J$1]&amp;&quot; &quot;;&quot;&quot;);  IF(COUNTIF([.K$1:.K$1048576];[.A474]);[.K$1]&amp;&quot; &quot;;&quot;&quot;)    ;  IF(COUNTIF([.L$1:.L$1048576];[.A474]);[.L$1]&amp;&quot; &quot;;&quot;&quot;);  IF(COUNTIF([.M$1:.M$1048576];[.A474]);[.M$1]&amp;&quot; &quot;;&quot;&quot;);  IF(COUNTIF([.N$1:.N$1048576];[.A474]);[.N$1]&amp;&quot; &quot;;&quot;&quot;);  IF(COUNTIF([.O$1:.O$1048576];[.A474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laus</text:p>
          </table:table-cell>
          <table:table-cell table:formula="of:=IF(COUNTIF([.E$1:.E$1048576];[.A475]);&quot;w&quot;;&quot;m&quot;)" office:value-type="string" office:string-value="m" calcext:value-type="string">
            <text:p>m</text:p>
          </table:table-cell>
          <table:table-cell table:formula="of:=CONCATENATE(IF(COUNTIF([.H$1:.H$1048576];[.A475]);[.H$1]&amp;&quot; &quot;;&quot;&quot;);  IF(COUNTIF([.I$1:.I$1048576];[.A475]);[.I$1]&amp;&quot; &quot;;&quot;&quot;) ; IF(COUNTIF([.J$1:.J$1048576];[.A475]);[.J$1]&amp;&quot; &quot;;&quot;&quot;);  IF(COUNTIF([.K$1:.K$1048576];[.A475]);[.K$1]&amp;&quot; &quot;;&quot;&quot;)    ;  IF(COUNTIF([.L$1:.L$1048576];[.A475]);[.L$1]&amp;&quot; &quot;;&quot;&quot;);  IF(COUNTIF([.M$1:.M$1048576];[.A475]);[.M$1]&amp;&quot; &quot;;&quot;&quot;);  IF(COUNTIF([.N$1:.N$1048576];[.A475]);[.N$1]&amp;&quot; &quot;;&quot;&quot;);  IF(COUNTIF([.O$1:.O$1048576];[.A475]);[.O$1]&amp;&quot; &quot;;&quot;&quot;)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Konstantin</text:p>
          </table:table-cell>
          <table:table-cell table:formula="of:=IF(COUNTIF([.E$1:.E$1048576];[.A476]);&quot;w&quot;;&quot;m&quot;)" office:value-type="string" office:string-value="m" calcext:value-type="string">
            <text:p>m</text:p>
          </table:table-cell>
          <table:table-cell table:formula="of:=CONCATENATE(IF(COUNTIF([.H$1:.H$1048576];[.A476]);[.H$1]&amp;&quot; &quot;;&quot;&quot;);  IF(COUNTIF([.I$1:.I$1048576];[.A476]);[.I$1]&amp;&quot; &quot;;&quot;&quot;) ; IF(COUNTIF([.J$1:.J$1048576];[.A476]);[.J$1]&amp;&quot; &quot;;&quot;&quot;);  IF(COUNTIF([.K$1:.K$1048576];[.A476]);[.K$1]&amp;&quot; &quot;;&quot;&quot;)    ;  IF(COUNTIF([.L$1:.L$1048576];[.A476]);[.L$1]&amp;&quot; &quot;;&quot;&quot;);  IF(COUNTIF([.M$1:.M$1048576];[.A476]);[.M$1]&amp;&quot; &quot;;&quot;&quot;);  IF(COUNTIF([.N$1:.N$1048576];[.A476]);[.N$1]&amp;&quot; &quot;;&quot;&quot;);  IF(COUNTIF([.O$1:.O$1048576];[.A476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rbinian</text:p>
          </table:table-cell>
          <table:table-cell table:formula="of:=IF(COUNTIF([.E$1:.E$1048576];[.A477]);&quot;w&quot;;&quot;m&quot;)" office:value-type="string" office:string-value="m" calcext:value-type="string">
            <text:p>m</text:p>
          </table:table-cell>
          <table:table-cell table:formula="of:=CONCATENATE(IF(COUNTIF([.H$1:.H$1048576];[.A477]);[.H$1]&amp;&quot; &quot;;&quot;&quot;);  IF(COUNTIF([.I$1:.I$1048576];[.A477]);[.I$1]&amp;&quot; &quot;;&quot;&quot;) ; IF(COUNTIF([.J$1:.J$1048576];[.A477]);[.J$1]&amp;&quot; &quot;;&quot;&quot;);  IF(COUNTIF([.K$1:.K$1048576];[.A477]);[.K$1]&amp;&quot; &quot;;&quot;&quot;)    ;  IF(COUNTIF([.L$1:.L$1048576];[.A477]);[.L$1]&amp;&quot; &quot;;&quot;&quot;);  IF(COUNTIF([.M$1:.M$1048576];[.A477]);[.M$1]&amp;&quot; &quot;;&quot;&quot;);  IF(COUNTIF([.N$1:.N$1048576];[.A477]);[.N$1]&amp;&quot; &quot;;&quot;&quot;);  IF(COUNTIF([.O$1:.O$1048576];[.A477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rs</text:p>
          </table:table-cell>
          <table:table-cell table:formula="of:=IF(COUNTIF([.E$1:.E$1048576];[.A478]);&quot;w&quot;;&quot;m&quot;)" office:value-type="string" office:string-value="m" calcext:value-type="string">
            <text:p>m</text:p>
          </table:table-cell>
          <table:table-cell table:formula="of:=CONCATENATE(IF(COUNTIF([.H$1:.H$1048576];[.A478]);[.H$1]&amp;&quot; &quot;;&quot;&quot;);  IF(COUNTIF([.I$1:.I$1048576];[.A478]);[.I$1]&amp;&quot; &quot;;&quot;&quot;) ; IF(COUNTIF([.J$1:.J$1048576];[.A478]);[.J$1]&amp;&quot; &quot;;&quot;&quot;);  IF(COUNTIF([.K$1:.K$1048576];[.A478]);[.K$1]&amp;&quot; &quot;;&quot;&quot;)    ;  IF(COUNTIF([.L$1:.L$1048576];[.A478]);[.L$1]&amp;&quot; &quot;;&quot;&quot;);  IF(COUNTIF([.M$1:.M$1048576];[.A478]);[.M$1]&amp;&quot; &quot;;&quot;&quot;);  IF(COUNTIF([.N$1:.N$1048576];[.A478]);[.N$1]&amp;&quot; &quot;;&quot;&quot;);  IF(COUNTIF([.O$1:.O$1048576];[.A478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urin</text:p>
          </table:table-cell>
          <table:table-cell table:formula="of:=IF(COUNTIF([.E$1:.E$1048576];[.A479]);&quot;w&quot;;&quot;m&quot;)" office:value-type="string" office:string-value="m" calcext:value-type="string">
            <text:p>m</text:p>
          </table:table-cell>
          <table:table-cell table:formula="of:=CONCATENATE(IF(COUNTIF([.H$1:.H$1048576];[.A479]);[.H$1]&amp;&quot; &quot;;&quot;&quot;);  IF(COUNTIF([.I$1:.I$1048576];[.A479]);[.I$1]&amp;&quot; &quot;;&quot;&quot;) ; IF(COUNTIF([.J$1:.J$1048576];[.A479]);[.J$1]&amp;&quot; &quot;;&quot;&quot;);  IF(COUNTIF([.K$1:.K$1048576];[.A479]);[.K$1]&amp;&quot; &quot;;&quot;&quot;)    ;  IF(COUNTIF([.L$1:.L$1048576];[.A479]);[.L$1]&amp;&quot; &quot;;&quot;&quot;);  IF(COUNTIF([.M$1:.M$1048576];[.A479]);[.M$1]&amp;&quot; &quot;;&quot;&quot;);  IF(COUNTIF([.N$1:.N$1048576];[.A479]);[.N$1]&amp;&quot; &quot;;&quot;&quot;);  IF(COUNTIF([.O$1:.O$1048576];[.A479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andro</text:p>
          </table:table-cell>
          <table:table-cell table:formula="of:=IF(COUNTIF([.E$1:.E$1048576];[.A480]);&quot;w&quot;;&quot;m&quot;)" office:value-type="string" office:string-value="m" calcext:value-type="string">
            <text:p>m</text:p>
          </table:table-cell>
          <table:table-cell table:formula="of:=CONCATENATE(IF(COUNTIF([.H$1:.H$1048576];[.A480]);[.H$1]&amp;&quot; &quot;;&quot;&quot;);  IF(COUNTIF([.I$1:.I$1048576];[.A480]);[.I$1]&amp;&quot; &quot;;&quot;&quot;) ; IF(COUNTIF([.J$1:.J$1048576];[.A480]);[.J$1]&amp;&quot; &quot;;&quot;&quot;);  IF(COUNTIF([.K$1:.K$1048576];[.A480]);[.K$1]&amp;&quot; &quot;;&quot;&quot;)    ;  IF(COUNTIF([.L$1:.L$1048576];[.A480]);[.L$1]&amp;&quot; &quot;;&quot;&quot;);  IF(COUNTIF([.M$1:.M$1048576];[.A480]);[.M$1]&amp;&quot; &quot;;&quot;&quot;);  IF(COUNTIF([.N$1:.N$1048576];[.A480]);[.N$1]&amp;&quot; &quot;;&quot;&quot;);  IF(COUNTIF([.O$1:.O$1048576];[.A480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if</text:p>
          </table:table-cell>
          <table:table-cell table:formula="of:=IF(COUNTIF([.E$1:.E$1048576];[.A481]);&quot;w&quot;;&quot;m&quot;)" office:value-type="string" office:string-value="m" calcext:value-type="string">
            <text:p>m</text:p>
          </table:table-cell>
          <table:table-cell table:formula="of:=CONCATENATE(IF(COUNTIF([.H$1:.H$1048576];[.A481]);[.H$1]&amp;&quot; &quot;;&quot;&quot;);  IF(COUNTIF([.I$1:.I$1048576];[.A481]);[.I$1]&amp;&quot; &quot;;&quot;&quot;) ; IF(COUNTIF([.J$1:.J$1048576];[.A481]);[.J$1]&amp;&quot; &quot;;&quot;&quot;);  IF(COUNTIF([.K$1:.K$1048576];[.A481]);[.K$1]&amp;&quot; &quot;;&quot;&quot;)    ;  IF(COUNTIF([.L$1:.L$1048576];[.A481]);[.L$1]&amp;&quot; &quot;;&quot;&quot;);  IF(COUNTIF([.M$1:.M$1048576];[.A481]);[.M$1]&amp;&quot; &quot;;&quot;&quot;);  IF(COUNTIF([.N$1:.N$1048576];[.A481]);[.N$1]&amp;&quot; &quot;;&quot;&quot;);  IF(COUNTIF([.O$1:.O$1048576];[.A481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nnard</text:p>
          </table:table-cell>
          <table:table-cell table:formula="of:=IF(COUNTIF([.E$1:.E$1048576];[.A482]);&quot;w&quot;;&quot;m&quot;)" office:value-type="string" office:string-value="m" calcext:value-type="string">
            <text:p>m</text:p>
          </table:table-cell>
          <table:table-cell table:formula="of:=CONCATENATE(IF(COUNTIF([.H$1:.H$1048576];[.A482]);[.H$1]&amp;&quot; &quot;;&quot;&quot;);  IF(COUNTIF([.I$1:.I$1048576];[.A482]);[.I$1]&amp;&quot; &quot;;&quot;&quot;) ; IF(COUNTIF([.J$1:.J$1048576];[.A482]);[.J$1]&amp;&quot; &quot;;&quot;&quot;);  IF(COUNTIF([.K$1:.K$1048576];[.A482]);[.K$1]&amp;&quot; &quot;;&quot;&quot;)    ;  IF(COUNTIF([.L$1:.L$1048576];[.A482]);[.L$1]&amp;&quot; &quot;;&quot;&quot;);  IF(COUNTIF([.M$1:.M$1048576];[.A482]);[.M$1]&amp;&quot; &quot;;&quot;&quot;);  IF(COUNTIF([.N$1:.N$1048576];[.A482]);[.N$1]&amp;&quot; &quot;;&quot;&quot;);  IF(COUNTIF([.O$1:.O$1048576];[.A482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nnox</text:p>
          </table:table-cell>
          <table:table-cell table:formula="of:=IF(COUNTIF([.E$1:.E$1048576];[.A483]);&quot;w&quot;;&quot;m&quot;)" office:value-type="string" office:string-value="m" calcext:value-type="string">
            <text:p>m</text:p>
          </table:table-cell>
          <table:table-cell table:formula="of:=CONCATENATE(IF(COUNTIF([.H$1:.H$1048576];[.A483]);[.H$1]&amp;&quot; &quot;;&quot;&quot;);  IF(COUNTIF([.I$1:.I$1048576];[.A483]);[.I$1]&amp;&quot; &quot;;&quot;&quot;) ; IF(COUNTIF([.J$1:.J$1048576];[.A483]);[.J$1]&amp;&quot; &quot;;&quot;&quot;);  IF(COUNTIF([.K$1:.K$1048576];[.A483]);[.K$1]&amp;&quot; &quot;;&quot;&quot;)    ;  IF(COUNTIF([.L$1:.L$1048576];[.A483]);[.L$1]&amp;&quot; &quot;;&quot;&quot;);  IF(COUNTIF([.M$1:.M$1048576];[.A483]);[.M$1]&amp;&quot; &quot;;&quot;&quot;);  IF(COUNTIF([.N$1:.N$1048576];[.A483]);[.N$1]&amp;&quot; &quot;;&quot;&quot;);  IF(COUNTIF([.O$1:.O$1048576];[.A483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nny</text:p>
          </table:table-cell>
          <table:table-cell table:formula="of:=IF(COUNTIF([.E$1:.E$1048576];[.A484]);&quot;w&quot;;&quot;m&quot;)" office:value-type="string" office:string-value="m" calcext:value-type="string">
            <text:p>m</text:p>
          </table:table-cell>
          <table:table-cell table:formula="of:=CONCATENATE(IF(COUNTIF([.H$1:.H$1048576];[.A484]);[.H$1]&amp;&quot; &quot;;&quot;&quot;);  IF(COUNTIF([.I$1:.I$1048576];[.A484]);[.I$1]&amp;&quot; &quot;;&quot;&quot;) ; IF(COUNTIF([.J$1:.J$1048576];[.A484]);[.J$1]&amp;&quot; &quot;;&quot;&quot;);  IF(COUNTIF([.K$1:.K$1048576];[.A484]);[.K$1]&amp;&quot; &quot;;&quot;&quot;)    ;  IF(COUNTIF([.L$1:.L$1048576];[.A484]);[.L$1]&amp;&quot; &quot;;&quot;&quot;);  IF(COUNTIF([.M$1:.M$1048576];[.A484]);[.M$1]&amp;&quot; &quot;;&quot;&quot;);  IF(COUNTIF([.N$1:.N$1048576];[.A484]);[.N$1]&amp;&quot; &quot;;&quot;&quot;);  IF(COUNTIF([.O$1:.O$1048576];[.A484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o</text:p>
          </table:table-cell>
          <table:table-cell table:formula="of:=IF(COUNTIF([.E$1:.E$1048576];[.A485]);&quot;w&quot;;&quot;m&quot;)" office:value-type="string" office:string-value="m" calcext:value-type="string">
            <text:p>m</text:p>
          </table:table-cell>
          <table:table-cell table:formula="of:=CONCATENATE(IF(COUNTIF([.H$1:.H$1048576];[.A485]);[.H$1]&amp;&quot; &quot;;&quot;&quot;);  IF(COUNTIF([.I$1:.I$1048576];[.A485]);[.I$1]&amp;&quot; &quot;;&quot;&quot;) ; IF(COUNTIF([.J$1:.J$1048576];[.A485]);[.J$1]&amp;&quot; &quot;;&quot;&quot;);  IF(COUNTIF([.K$1:.K$1048576];[.A485]);[.K$1]&amp;&quot; &quot;;&quot;&quot;)    ;  IF(COUNTIF([.L$1:.L$1048576];[.A485]);[.L$1]&amp;&quot; &quot;;&quot;&quot;);  IF(COUNTIF([.M$1:.M$1048576];[.A485]);[.M$1]&amp;&quot; &quot;;&quot;&quot;);  IF(COUNTIF([.N$1:.N$1048576];[.A485]);[.N$1]&amp;&quot; &quot;;&quot;&quot;);  IF(COUNTIF([.O$1:.O$1048576];[.A485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on</text:p>
          </table:table-cell>
          <table:table-cell table:formula="of:=IF(COUNTIF([.E$1:.E$1048576];[.A486]);&quot;w&quot;;&quot;m&quot;)" office:value-type="string" office:string-value="m" calcext:value-type="string">
            <text:p>m</text:p>
          </table:table-cell>
          <table:table-cell table:formula="of:=CONCATENATE(IF(COUNTIF([.H$1:.H$1048576];[.A486]);[.H$1]&amp;&quot; &quot;;&quot;&quot;);  IF(COUNTIF([.I$1:.I$1048576];[.A486]);[.I$1]&amp;&quot; &quot;;&quot;&quot;) ; IF(COUNTIF([.J$1:.J$1048576];[.A486]);[.J$1]&amp;&quot; &quot;;&quot;&quot;);  IF(COUNTIF([.K$1:.K$1048576];[.A486]);[.K$1]&amp;&quot; &quot;;&quot;&quot;)    ;  IF(COUNTIF([.L$1:.L$1048576];[.A486]);[.L$1]&amp;&quot; &quot;;&quot;&quot;);  IF(COUNTIF([.M$1:.M$1048576];[.A486]);[.M$1]&amp;&quot; &quot;;&quot;&quot;);  IF(COUNTIF([.N$1:.N$1048576];[.A486]);[.N$1]&amp;&quot; &quot;;&quot;&quot;);  IF(COUNTIF([.O$1:.O$1048576];[.A486]);[.O$1]&amp;&quot; &quot;;&quot;&quot;)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Leonardo</text:p>
          </table:table-cell>
          <table:table-cell table:formula="of:=IF(COUNTIF([.E$1:.E$1048576];[.A487]);&quot;w&quot;;&quot;m&quot;)" office:value-type="string" office:string-value="m" calcext:value-type="string">
            <text:p>m</text:p>
          </table:table-cell>
          <table:table-cell table:formula="of:=CONCATENATE(IF(COUNTIF([.H$1:.H$1048576];[.A487]);[.H$1]&amp;&quot; &quot;;&quot;&quot;);  IF(COUNTIF([.I$1:.I$1048576];[.A487]);[.I$1]&amp;&quot; &quot;;&quot;&quot;) ; IF(COUNTIF([.J$1:.J$1048576];[.A487]);[.J$1]&amp;&quot; &quot;;&quot;&quot;);  IF(COUNTIF([.K$1:.K$1048576];[.A487]);[.K$1]&amp;&quot; &quot;;&quot;&quot;)    ;  IF(COUNTIF([.L$1:.L$1048576];[.A487]);[.L$1]&amp;&quot; &quot;;&quot;&quot;);  IF(COUNTIF([.M$1:.M$1048576];[.A487]);[.M$1]&amp;&quot; &quot;;&quot;&quot;);  IF(COUNTIF([.N$1:.N$1048576];[.A487]);[.N$1]&amp;&quot; &quot;;&quot;&quot;);  IF(COUNTIF([.O$1:.O$1048576];[.A487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win</text:p>
          </table:table-cell>
          <table:table-cell table:formula="of:=IF(COUNTIF([.E$1:.E$1048576];[.A488]);&quot;w&quot;;&quot;m&quot;)" office:value-type="string" office:string-value="m" calcext:value-type="string">
            <text:p>m</text:p>
          </table:table-cell>
          <table:table-cell table:formula="of:=CONCATENATE(IF(COUNTIF([.H$1:.H$1048576];[.A488]);[.H$1]&amp;&quot; &quot;;&quot;&quot;);  IF(COUNTIF([.I$1:.I$1048576];[.A488]);[.I$1]&amp;&quot; &quot;;&quot;&quot;) ; IF(COUNTIF([.J$1:.J$1048576];[.A488]);[.J$1]&amp;&quot; &quot;;&quot;&quot;);  IF(COUNTIF([.K$1:.K$1048576];[.A488]);[.K$1]&amp;&quot; &quot;;&quot;&quot;)    ;  IF(COUNTIF([.L$1:.L$1048576];[.A488]);[.L$1]&amp;&quot; &quot;;&quot;&quot;);  IF(COUNTIF([.M$1:.M$1048576];[.A488]);[.M$1]&amp;&quot; &quot;;&quot;&quot;);  IF(COUNTIF([.N$1:.N$1048576];[.A488]);[.N$1]&amp;&quot; &quot;;&quot;&quot;);  IF(COUNTIF([.O$1:.O$1048576];[.A488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am</text:p>
          </table:table-cell>
          <table:table-cell table:formula="of:=IF(COUNTIF([.E$1:.E$1048576];[.A489]);&quot;w&quot;;&quot;m&quot;)" office:value-type="string" office:string-value="m" calcext:value-type="string">
            <text:p>m</text:p>
          </table:table-cell>
          <table:table-cell table:formula="of:=CONCATENATE(IF(COUNTIF([.H$1:.H$1048576];[.A489]);[.H$1]&amp;&quot; &quot;;&quot;&quot;);  IF(COUNTIF([.I$1:.I$1048576];[.A489]);[.I$1]&amp;&quot; &quot;;&quot;&quot;) ; IF(COUNTIF([.J$1:.J$1048576];[.A489]);[.J$1]&amp;&quot; &quot;;&quot;&quot;);  IF(COUNTIF([.K$1:.K$1048576];[.A489]);[.K$1]&amp;&quot; &quot;;&quot;&quot;)    ;  IF(COUNTIF([.L$1:.L$1048576];[.A489]);[.L$1]&amp;&quot; &quot;;&quot;&quot;);  IF(COUNTIF([.M$1:.M$1048576];[.A489]);[.M$1]&amp;&quot; &quot;;&quot;&quot;);  IF(COUNTIF([.N$1:.N$1048576];[.A489]);[.N$1]&amp;&quot; &quot;;&quot;&quot;);  IF(COUNTIF([.O$1:.O$1048576];[.A489]);[.O$1]&amp;&quot; &quot;;&quot;&quot;))" office:value-type="string" office:string-value="hebräisch westeuropäisch " calcext:value-type="string">
            <text:p>hebrä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as</text:p>
          </table:table-cell>
          <table:table-cell table:formula="of:=IF(COUNTIF([.E$1:.E$1048576];[.A490]);&quot;w&quot;;&quot;m&quot;)" office:value-type="string" office:string-value="m" calcext:value-type="string">
            <text:p>m</text:p>
          </table:table-cell>
          <table:table-cell table:formula="of:=CONCATENATE(IF(COUNTIF([.H$1:.H$1048576];[.A490]);[.H$1]&amp;&quot; &quot;;&quot;&quot;);  IF(COUNTIF([.I$1:.I$1048576];[.A490]);[.I$1]&amp;&quot; &quot;;&quot;&quot;) ; IF(COUNTIF([.J$1:.J$1048576];[.A490]);[.J$1]&amp;&quot; &quot;;&quot;&quot;);  IF(COUNTIF([.K$1:.K$1048576];[.A490]);[.K$1]&amp;&quot; &quot;;&quot;&quot;)    ;  IF(COUNTIF([.L$1:.L$1048576];[.A490]);[.L$1]&amp;&quot; &quot;;&quot;&quot;);  IF(COUNTIF([.M$1:.M$1048576];[.A490]);[.M$1]&amp;&quot; &quot;;&quot;&quot;);  IF(COUNTIF([.N$1:.N$1048576];[.A490]);[.N$1]&amp;&quot; &quot;;&quot;&quot;);  IF(COUNTIF([.O$1:.O$1048576];[.A490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em</text:p>
          </table:table-cell>
          <table:table-cell table:formula="of:=IF(COUNTIF([.E$1:.E$1048576];[.A491]);&quot;w&quot;;&quot;m&quot;)" office:value-type="string" office:string-value="m" calcext:value-type="string">
            <text:p>m</text:p>
          </table:table-cell>
          <table:table-cell table:formula="of:=CONCATENATE(IF(COUNTIF([.H$1:.H$1048576];[.A491]);[.H$1]&amp;&quot; &quot;;&quot;&quot;);  IF(COUNTIF([.I$1:.I$1048576];[.A491]);[.I$1]&amp;&quot; &quot;;&quot;&quot;) ; IF(COUNTIF([.J$1:.J$1048576];[.A491]);[.J$1]&amp;&quot; &quot;;&quot;&quot;);  IF(COUNTIF([.K$1:.K$1048576];[.A491]);[.K$1]&amp;&quot; &quot;;&quot;&quot;)    ;  IF(COUNTIF([.L$1:.L$1048576];[.A491]);[.L$1]&amp;&quot; &quot;;&quot;&quot;);  IF(COUNTIF([.M$1:.M$1048576];[.A491]);[.M$1]&amp;&quot; &quot;;&quot;&quot;);  IF(COUNTIF([.N$1:.N$1048576];[.A491]);[.N$1]&amp;&quot; &quot;;&quot;&quot;);  IF(COUNTIF([.O$1:.O$1048576];[.A491]);[.O$1]&amp;&quot; &quot;;&quot;&quot;))" office:value-type="string" office:string-value="asiatisch " calcext:value-type="string">
            <text:p>asiat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us</text:p>
          </table:table-cell>
          <table:table-cell table:formula="of:=IF(COUNTIF([.E$1:.E$1048576];[.A492]);&quot;w&quot;;&quot;m&quot;)" office:value-type="string" office:string-value="m" calcext:value-type="string">
            <text:p>m</text:p>
          </table:table-cell>
          <table:table-cell table:formula="of:=CONCATENATE(IF(COUNTIF([.H$1:.H$1048576];[.A492]);[.H$1]&amp;&quot; &quot;;&quot;&quot;);  IF(COUNTIF([.I$1:.I$1048576];[.A492]);[.I$1]&amp;&quot; &quot;;&quot;&quot;) ; IF(COUNTIF([.J$1:.J$1048576];[.A492]);[.J$1]&amp;&quot; &quot;;&quot;&quot;);  IF(COUNTIF([.K$1:.K$1048576];[.A492]);[.K$1]&amp;&quot; &quot;;&quot;&quot;)    ;  IF(COUNTIF([.L$1:.L$1048576];[.A492]);[.L$1]&amp;&quot; &quot;;&quot;&quot;);  IF(COUNTIF([.M$1:.M$1048576];[.A492]);[.M$1]&amp;&quot; &quot;;&quot;&quot;);  IF(COUNTIF([.N$1:.N$1048576];[.A492]);[.N$1]&amp;&quot; &quot;;&quot;&quot;);  IF(COUNTIF([.O$1:.O$1048576];[.A492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uis</text:p>
          </table:table-cell>
          <table:table-cell table:formula="of:=IF(COUNTIF([.E$1:.E$1048576];[.A493]);&quot;w&quot;;&quot;m&quot;)" office:value-type="string" office:string-value="m" calcext:value-type="string">
            <text:p>m</text:p>
          </table:table-cell>
          <table:table-cell table:formula="of:=CONCATENATE(IF(COUNTIF([.H$1:.H$1048576];[.A493]);[.H$1]&amp;&quot; &quot;;&quot;&quot;);  IF(COUNTIF([.I$1:.I$1048576];[.A493]);[.I$1]&amp;&quot; &quot;;&quot;&quot;) ; IF(COUNTIF([.J$1:.J$1048576];[.A493]);[.J$1]&amp;&quot; &quot;;&quot;&quot;);  IF(COUNTIF([.K$1:.K$1048576];[.A493]);[.K$1]&amp;&quot; &quot;;&quot;&quot;)    ;  IF(COUNTIF([.L$1:.L$1048576];[.A493]);[.L$1]&amp;&quot; &quot;;&quot;&quot;);  IF(COUNTIF([.M$1:.M$1048576];[.A493]);[.M$1]&amp;&quot; &quot;;&quot;&quot;);  IF(COUNTIF([.N$1:.N$1048576];[.A493]);[.N$1]&amp;&quot; &quot;;&quot;&quot;);  IF(COUNTIF([.O$1:.O$1048576];[.A493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ca</text:p>
          </table:table-cell>
          <table:table-cell table:formula="of:=IF(COUNTIF([.E$1:.E$1048576];[.A494]);&quot;w&quot;;&quot;m&quot;)" office:value-type="string" office:string-value="m" calcext:value-type="string">
            <text:p>m</text:p>
          </table:table-cell>
          <table:table-cell table:formula="of:=CONCATENATE(IF(COUNTIF([.H$1:.H$1048576];[.A494]);[.H$1]&amp;&quot; &quot;;&quot;&quot;);  IF(COUNTIF([.I$1:.I$1048576];[.A494]);[.I$1]&amp;&quot; &quot;;&quot;&quot;) ; IF(COUNTIF([.J$1:.J$1048576];[.A494]);[.J$1]&amp;&quot; &quot;;&quot;&quot;);  IF(COUNTIF([.K$1:.K$1048576];[.A494]);[.K$1]&amp;&quot; &quot;;&quot;&quot;)    ;  IF(COUNTIF([.L$1:.L$1048576];[.A494]);[.L$1]&amp;&quot; &quot;;&quot;&quot;);  IF(COUNTIF([.M$1:.M$1048576];[.A494]);[.M$1]&amp;&quot; &quot;;&quot;&quot;);  IF(COUNTIF([.N$1:.N$1048576];[.A494]);[.N$1]&amp;&quot; &quot;;&quot;&quot;);  IF(COUNTIF([.O$1:.O$1048576];[.A494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ciano</text:p>
          </table:table-cell>
          <table:table-cell table:formula="of:=IF(COUNTIF([.E$1:.E$1048576];[.A495]);&quot;w&quot;;&quot;m&quot;)" office:value-type="string" office:string-value="m" calcext:value-type="string">
            <text:p>m</text:p>
          </table:table-cell>
          <table:table-cell table:formula="of:=CONCATENATE(IF(COUNTIF([.H$1:.H$1048576];[.A495]);[.H$1]&amp;&quot; &quot;;&quot;&quot;);  IF(COUNTIF([.I$1:.I$1048576];[.A495]);[.I$1]&amp;&quot; &quot;;&quot;&quot;) ; IF(COUNTIF([.J$1:.J$1048576];[.A495]);[.J$1]&amp;&quot; &quot;;&quot;&quot;);  IF(COUNTIF([.K$1:.K$1048576];[.A495]);[.K$1]&amp;&quot; &quot;;&quot;&quot;)    ;  IF(COUNTIF([.L$1:.L$1048576];[.A495]);[.L$1]&amp;&quot; &quot;;&quot;&quot;);  IF(COUNTIF([.M$1:.M$1048576];[.A495]);[.M$1]&amp;&quot; &quot;;&quot;&quot;);  IF(COUNTIF([.N$1:.N$1048576];[.A495]);[.N$1]&amp;&quot; &quot;;&quot;&quot;);  IF(COUNTIF([.O$1:.O$1048576];[.A495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cien</text:p>
          </table:table-cell>
          <table:table-cell table:formula="of:=IF(COUNTIF([.E$1:.E$1048576];[.A496]);&quot;w&quot;;&quot;m&quot;)" office:value-type="string" office:string-value="m" calcext:value-type="string">
            <text:p>m</text:p>
          </table:table-cell>
          <table:table-cell table:formula="of:=CONCATENATE(IF(COUNTIF([.H$1:.H$1048576];[.A496]);[.H$1]&amp;&quot; &quot;;&quot;&quot;);  IF(COUNTIF([.I$1:.I$1048576];[.A496]);[.I$1]&amp;&quot; &quot;;&quot;&quot;) ; IF(COUNTIF([.J$1:.J$1048576];[.A496]);[.J$1]&amp;&quot; &quot;;&quot;&quot;);  IF(COUNTIF([.K$1:.K$1048576];[.A496]);[.K$1]&amp;&quot; &quot;;&quot;&quot;)    ;  IF(COUNTIF([.L$1:.L$1048576];[.A496]);[.L$1]&amp;&quot; &quot;;&quot;&quot;);  IF(COUNTIF([.M$1:.M$1048576];[.A496]);[.M$1]&amp;&quot; &quot;;&quot;&quot;);  IF(COUNTIF([.N$1:.N$1048576];[.A496]);[.N$1]&amp;&quot; &quot;;&quot;&quot;);  IF(COUNTIF([.O$1:.O$1048576];[.A496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dger</text:p>
          </table:table-cell>
          <table:table-cell table:formula="of:=IF(COUNTIF([.E$1:.E$1048576];[.A497]);&quot;w&quot;;&quot;m&quot;)" office:value-type="string" office:string-value="m" calcext:value-type="string">
            <text:p>m</text:p>
          </table:table-cell>
          <table:table-cell table:formula="of:=CONCATENATE(IF(COUNTIF([.H$1:.H$1048576];[.A497]);[.H$1]&amp;&quot; &quot;;&quot;&quot;);  IF(COUNTIF([.I$1:.I$1048576];[.A497]);[.I$1]&amp;&quot; &quot;;&quot;&quot;) ; IF(COUNTIF([.J$1:.J$1048576];[.A497]);[.J$1]&amp;&quot; &quot;;&quot;&quot;);  IF(COUNTIF([.K$1:.K$1048576];[.A497]);[.K$1]&amp;&quot; &quot;;&quot;&quot;)    ;  IF(COUNTIF([.L$1:.L$1048576];[.A497]);[.L$1]&amp;&quot; &quot;;&quot;&quot;);  IF(COUNTIF([.M$1:.M$1048576];[.A497]);[.M$1]&amp;&quot; &quot;;&quot;&quot;);  IF(COUNTIF([.N$1:.N$1048576];[.A497]);[.N$1]&amp;&quot; &quot;;&quot;&quot;);  IF(COUNTIF([.O$1:.O$1048576];[.A497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kas</text:p>
          </table:table-cell>
          <table:table-cell table:formula="of:=IF(COUNTIF([.E$1:.E$1048576];[.A498]);&quot;w&quot;;&quot;m&quot;)" office:value-type="string" office:string-value="m" calcext:value-type="string">
            <text:p>m</text:p>
          </table:table-cell>
          <table:table-cell table:formula="of:=CONCATENATE(IF(COUNTIF([.H$1:.H$1048576];[.A498]);[.H$1]&amp;&quot; &quot;;&quot;&quot;);  IF(COUNTIF([.I$1:.I$1048576];[.A498]);[.I$1]&amp;&quot; &quot;;&quot;&quot;) ; IF(COUNTIF([.J$1:.J$1048576];[.A498]);[.J$1]&amp;&quot; &quot;;&quot;&quot;);  IF(COUNTIF([.K$1:.K$1048576];[.A498]);[.K$1]&amp;&quot; &quot;;&quot;&quot;)    ;  IF(COUNTIF([.L$1:.L$1048576];[.A498]);[.L$1]&amp;&quot; &quot;;&quot;&quot;);  IF(COUNTIF([.M$1:.M$1048576];[.A498]);[.M$1]&amp;&quot; &quot;;&quot;&quot;);  IF(COUNTIF([.N$1:.N$1048576];[.A498]);[.N$1]&amp;&quot; &quot;;&quot;&quot;);  IF(COUNTIF([.O$1:.O$1048576];[.A498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nus</text:p>
          </table:table-cell>
          <table:table-cell table:formula="of:=IF(COUNTIF([.E$1:.E$1048576];[.A499]);&quot;w&quot;;&quot;m&quot;)" office:value-type="string" office:string-value="m" calcext:value-type="string">
            <text:p>m</text:p>
          </table:table-cell>
          <table:table-cell table:formula="of:=CONCATENATE(IF(COUNTIF([.H$1:.H$1048576];[.A499]);[.H$1]&amp;&quot; &quot;;&quot;&quot;);  IF(COUNTIF([.I$1:.I$1048576];[.A499]);[.I$1]&amp;&quot; &quot;;&quot;&quot;) ; IF(COUNTIF([.J$1:.J$1048576];[.A499]);[.J$1]&amp;&quot; &quot;;&quot;&quot;);  IF(COUNTIF([.K$1:.K$1048576];[.A499]);[.K$1]&amp;&quot; &quot;;&quot;&quot;)    ;  IF(COUNTIF([.L$1:.L$1048576];[.A499]);[.L$1]&amp;&quot; &quot;;&quot;&quot;);  IF(COUNTIF([.M$1:.M$1048576];[.A499]);[.M$1]&amp;&quot; &quot;;&quot;&quot;);  IF(COUNTIF([.N$1:.N$1048576];[.A499]);[.N$1]&amp;&quot; &quot;;&quot;&quot;);  IF(COUNTIF([.O$1:.O$1048576];[.A499]);[.O$1]&amp;&quot; &quot;;&quot;&quot;))" office:value-type="string" office:string-value="lateinisch nordisch westeuropäisch " calcext:value-type="string">
            <text:p>lateinisch nord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ik</text:p>
          </table:table-cell>
          <table:table-cell table:formula="of:=IF(COUNTIF([.E$1:.E$1048576];[.A500]);&quot;w&quot;;&quot;m&quot;)" office:value-type="string" office:string-value="m" calcext:value-type="string">
            <text:p>m</text:p>
          </table:table-cell>
          <table:table-cell table:formula="of:=CONCATENATE(IF(COUNTIF([.H$1:.H$1048576];[.A500]);[.H$1]&amp;&quot; &quot;;&quot;&quot;);  IF(COUNTIF([.I$1:.I$1048576];[.A500]);[.I$1]&amp;&quot; &quot;;&quot;&quot;) ; IF(COUNTIF([.J$1:.J$1048576];[.A500]);[.J$1]&amp;&quot; &quot;;&quot;&quot;);  IF(COUNTIF([.K$1:.K$1048576];[.A500]);[.K$1]&amp;&quot; &quot;;&quot;&quot;)    ;  IF(COUNTIF([.L$1:.L$1048576];[.A500]);[.L$1]&amp;&quot; &quot;;&quot;&quot;);  IF(COUNTIF([.M$1:.M$1048576];[.A500]);[.M$1]&amp;&quot; &quot;;&quot;&quot;);  IF(COUNTIF([.N$1:.N$1048576];[.A500]);[.N$1]&amp;&quot; &quot;;&quot;&quot;);  IF(COUNTIF([.O$1:.O$1048576];[.A500]);[.O$1]&amp;&quot; &quot;;&quot;&quot;))" office:value-type="string" office:string-value="hebräisch westeuropäisch " calcext:value-type="string">
            <text:p>hebrä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te</text:p>
          </table:table-cell>
          <table:table-cell table:formula="of:=IF(COUNTIF([.E$1:.E$1048576];[.A501]);&quot;w&quot;;&quot;m&quot;)" office:value-type="string" office:string-value="m" calcext:value-type="string">
            <text:p>m</text:p>
          </table:table-cell>
          <table:table-cell table:formula="of:=CONCATENATE(IF(COUNTIF([.H$1:.H$1048576];[.A501]);[.H$1]&amp;&quot; &quot;;&quot;&quot;);  IF(COUNTIF([.I$1:.I$1048576];[.A501]);[.I$1]&amp;&quot; &quot;;&quot;&quot;) ; IF(COUNTIF([.J$1:.J$1048576];[.A501]);[.J$1]&amp;&quot; &quot;;&quot;&quot;);  IF(COUNTIF([.K$1:.K$1048576];[.A501]);[.K$1]&amp;&quot; &quot;;&quot;&quot;)    ;  IF(COUNTIF([.L$1:.L$1048576];[.A501]);[.L$1]&amp;&quot; &quot;;&quot;&quot;);  IF(COUNTIF([.M$1:.M$1048576];[.A501]);[.M$1]&amp;&quot; &quot;;&quot;&quot;);  IF(COUNTIF([.N$1:.N$1048576];[.A501]);[.N$1]&amp;&quot; &quot;;&quot;&quot;);  IF(COUNTIF([.O$1:.O$1048576];[.A501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nuel</text:p>
          </table:table-cell>
          <table:table-cell table:formula="of:=IF(COUNTIF([.E$1:.E$1048576];[.A502]);&quot;w&quot;;&quot;m&quot;)" office:value-type="string" office:string-value="m" calcext:value-type="string">
            <text:p>m</text:p>
          </table:table-cell>
          <table:table-cell table:formula="of:=CONCATENATE(IF(COUNTIF([.H$1:.H$1048576];[.A502]);[.H$1]&amp;&quot; &quot;;&quot;&quot;);  IF(COUNTIF([.I$1:.I$1048576];[.A502]);[.I$1]&amp;&quot; &quot;;&quot;&quot;) ; IF(COUNTIF([.J$1:.J$1048576];[.A502]);[.J$1]&amp;&quot; &quot;;&quot;&quot;);  IF(COUNTIF([.K$1:.K$1048576];[.A502]);[.K$1]&amp;&quot; &quot;;&quot;&quot;)    ;  IF(COUNTIF([.L$1:.L$1048576];[.A502]);[.L$1]&amp;&quot; &quot;;&quot;&quot;);  IF(COUNTIF([.M$1:.M$1048576];[.A502]);[.M$1]&amp;&quot; &quot;;&quot;&quot;);  IF(COUNTIF([.N$1:.N$1048576];[.A502]);[.N$1]&amp;&quot; &quot;;&quot;&quot;);  IF(COUNTIF([.O$1:.O$1048576];[.A502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cel</text:p>
          </table:table-cell>
          <table:table-cell table:formula="of:=IF(COUNTIF([.E$1:.E$1048576];[.A503]);&quot;w&quot;;&quot;m&quot;)" office:value-type="string" office:string-value="m" calcext:value-type="string">
            <text:p>m</text:p>
          </table:table-cell>
          <table:table-cell table:formula="of:=CONCATENATE(IF(COUNTIF([.H$1:.H$1048576];[.A503]);[.H$1]&amp;&quot; &quot;;&quot;&quot;);  IF(COUNTIF([.I$1:.I$1048576];[.A503]);[.I$1]&amp;&quot; &quot;;&quot;&quot;) ; IF(COUNTIF([.J$1:.J$1048576];[.A503]);[.J$1]&amp;&quot; &quot;;&quot;&quot;);  IF(COUNTIF([.K$1:.K$1048576];[.A503]);[.K$1]&amp;&quot; &quot;;&quot;&quot;)    ;  IF(COUNTIF([.L$1:.L$1048576];[.A503]);[.L$1]&amp;&quot; &quot;;&quot;&quot;);  IF(COUNTIF([.M$1:.M$1048576];[.A503]);[.M$1]&amp;&quot; &quot;;&quot;&quot;);  IF(COUNTIF([.N$1:.N$1048576];[.A503]);[.N$1]&amp;&quot; &quot;;&quot;&quot;);  IF(COUNTIF([.O$1:.O$1048576];[.A503]);[.O$1]&amp;&quot; &quot;;&quot;&quot;))" office:value-type="string" office:string-value="lateinisch südeuropäisch westeuropäisch " calcext:value-type="string">
            <text:p>lateinisch südeuropä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co</text:p>
          </table:table-cell>
          <table:table-cell table:formula="of:=IF(COUNTIF([.E$1:.E$1048576];[.A504]);&quot;w&quot;;&quot;m&quot;)" office:value-type="string" office:string-value="m" calcext:value-type="string">
            <text:p>m</text:p>
          </table:table-cell>
          <table:table-cell table:formula="of:=CONCATENATE(IF(COUNTIF([.H$1:.H$1048576];[.A504]);[.H$1]&amp;&quot; &quot;;&quot;&quot;);  IF(COUNTIF([.I$1:.I$1048576];[.A504]);[.I$1]&amp;&quot; &quot;;&quot;&quot;) ; IF(COUNTIF([.J$1:.J$1048576];[.A504]);[.J$1]&amp;&quot; &quot;;&quot;&quot;);  IF(COUNTIF([.K$1:.K$1048576];[.A504]);[.K$1]&amp;&quot; &quot;;&quot;&quot;)    ;  IF(COUNTIF([.L$1:.L$1048576];[.A504]);[.L$1]&amp;&quot; &quot;;&quot;&quot;);  IF(COUNTIF([.M$1:.M$1048576];[.A504]);[.M$1]&amp;&quot; &quot;;&quot;&quot;);  IF(COUNTIF([.N$1:.N$1048576];[.A504]);[.N$1]&amp;&quot; &quot;;&quot;&quot;);  IF(COUNTIF([.O$1:.O$1048576];[.A504]);[.O$1]&amp;&quot; &quot;;&quot;&quot;))" office:value-type="string" office:string-value="lateinisch südeuropäisch westeuropäisch " calcext:value-type="string">
            <text:p>lateinisch südeuropä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ek</text:p>
          </table:table-cell>
          <table:table-cell table:formula="of:=IF(COUNTIF([.E$1:.E$1048576];[.A505]);&quot;w&quot;;&quot;m&quot;)" office:value-type="string" office:string-value="m" calcext:value-type="string">
            <text:p>m</text:p>
          </table:table-cell>
          <table:table-cell table:formula="of:=CONCATENATE(IF(COUNTIF([.H$1:.H$1048576];[.A505]);[.H$1]&amp;&quot; &quot;;&quot;&quot;);  IF(COUNTIF([.I$1:.I$1048576];[.A505]);[.I$1]&amp;&quot; &quot;;&quot;&quot;) ; IF(COUNTIF([.J$1:.J$1048576];[.A505]);[.J$1]&amp;&quot; &quot;;&quot;&quot;);  IF(COUNTIF([.K$1:.K$1048576];[.A505]);[.K$1]&amp;&quot; &quot;;&quot;&quot;)    ;  IF(COUNTIF([.L$1:.L$1048576];[.A505]);[.L$1]&amp;&quot; &quot;;&quot;&quot;);  IF(COUNTIF([.M$1:.M$1048576];[.A505]);[.M$1]&amp;&quot; &quot;;&quot;&quot;);  IF(COUNTIF([.N$1:.N$1048576];[.A505]);[.N$1]&amp;&quot; &quot;;&quot;&quot;);  IF(COUNTIF([.O$1:.O$1048576];[.A505]);[.O$1]&amp;&quot; &quot;;&quot;&quot;))" office:value-type="string" office:string-value="lateinisch osteuropäisch " calcext:value-type="string">
            <text:p>lateinisch o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an</text:p>
          </table:table-cell>
          <table:table-cell table:formula="of:=IF(COUNTIF([.E$1:.E$1048576];[.A506]);&quot;w&quot;;&quot;m&quot;)" office:value-type="string" office:string-value="m" calcext:value-type="string">
            <text:p>m</text:p>
          </table:table-cell>
          <table:table-cell table:formula="of:=CONCATENATE(IF(COUNTIF([.H$1:.H$1048576];[.A506]);[.H$1]&amp;&quot; &quot;;&quot;&quot;);  IF(COUNTIF([.I$1:.I$1048576];[.A506]);[.I$1]&amp;&quot; &quot;;&quot;&quot;) ; IF(COUNTIF([.J$1:.J$1048576];[.A506]);[.J$1]&amp;&quot; &quot;;&quot;&quot;);  IF(COUNTIF([.K$1:.K$1048576];[.A506]);[.K$1]&amp;&quot; &quot;;&quot;&quot;)    ;  IF(COUNTIF([.L$1:.L$1048576];[.A506]);[.L$1]&amp;&quot; &quot;;&quot;&quot;);  IF(COUNTIF([.M$1:.M$1048576];[.A506]);[.M$1]&amp;&quot; &quot;;&quot;&quot;);  IF(COUNTIF([.N$1:.N$1048576];[.A506]);[.N$1]&amp;&quot; &quot;;&quot;&quot;);  IF(COUNTIF([.O$1:.O$1048576];[.A506]);[.O$1]&amp;&quot; &quot;;&quot;&quot;))" office:value-type="string" office:string-value="lateinisch osteuropäisch " calcext:value-type="string">
            <text:p>lateinisch o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o</text:p>
          </table:table-cell>
          <table:table-cell table:formula="of:=IF(COUNTIF([.E$1:.E$1048576];[.A507]);&quot;w&quot;;&quot;m&quot;)" office:value-type="string" office:string-value="m" calcext:value-type="string">
            <text:p>m</text:p>
          </table:table-cell>
          <table:table-cell table:formula="of:=CONCATENATE(IF(COUNTIF([.H$1:.H$1048576];[.A507]);[.H$1]&amp;&quot; &quot;;&quot;&quot;);  IF(COUNTIF([.I$1:.I$1048576];[.A507]);[.I$1]&amp;&quot; &quot;;&quot;&quot;) ; IF(COUNTIF([.J$1:.J$1048576];[.A507]);[.J$1]&amp;&quot; &quot;;&quot;&quot;);  IF(COUNTIF([.K$1:.K$1048576];[.A507]);[.K$1]&amp;&quot; &quot;;&quot;&quot;)    ;  IF(COUNTIF([.L$1:.L$1048576];[.A507]);[.L$1]&amp;&quot; &quot;;&quot;&quot;);  IF(COUNTIF([.M$1:.M$1048576];[.A507]);[.M$1]&amp;&quot; &quot;;&quot;&quot;);  IF(COUNTIF([.N$1:.N$1048576];[.A507]);[.N$1]&amp;&quot; &quot;;&quot;&quot;);  IF(COUNTIF([.O$1:.O$1048576];[.A507]);[.O$1]&amp;&quot; &quot;;&quot;&quot;))" office:value-type="string" office:string-value="lateinisch südeuropäisch westeuropäisch " calcext:value-type="string">
            <text:p>lateinisch südeuropä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k</text:p>
          </table:table-cell>
          <table:table-cell table:formula="of:=IF(COUNTIF([.E$1:.E$1048576];[.A508]);&quot;w&quot;;&quot;m&quot;)" office:value-type="string" office:string-value="m" calcext:value-type="string">
            <text:p>m</text:p>
          </table:table-cell>
          <table:table-cell table:formula="of:=CONCATENATE(IF(COUNTIF([.H$1:.H$1048576];[.A508]);[.H$1]&amp;&quot; &quot;;&quot;&quot;);  IF(COUNTIF([.I$1:.I$1048576];[.A508]);[.I$1]&amp;&quot; &quot;;&quot;&quot;) ; IF(COUNTIF([.J$1:.J$1048576];[.A508]);[.J$1]&amp;&quot; &quot;;&quot;&quot;);  IF(COUNTIF([.K$1:.K$1048576];[.A508]);[.K$1]&amp;&quot; &quot;;&quot;&quot;)    ;  IF(COUNTIF([.L$1:.L$1048576];[.A508]);[.L$1]&amp;&quot; &quot;;&quot;&quot;);  IF(COUNTIF([.M$1:.M$1048576];[.A508]);[.M$1]&amp;&quot; &quot;;&quot;&quot;);  IF(COUNTIF([.N$1:.N$1048576];[.A508]);[.N$1]&amp;&quot; &quot;;&quot;&quot;);  IF(COUNTIF([.O$1:.O$1048576];[.A508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kus</text:p>
          </table:table-cell>
          <table:table-cell table:formula="of:=IF(COUNTIF([.E$1:.E$1048576];[.A509]);&quot;w&quot;;&quot;m&quot;)" office:value-type="string" office:string-value="m" calcext:value-type="string">
            <text:p>m</text:p>
          </table:table-cell>
          <table:table-cell table:formula="of:=CONCATENATE(IF(COUNTIF([.H$1:.H$1048576];[.A509]);[.H$1]&amp;&quot; &quot;;&quot;&quot;);  IF(COUNTIF([.I$1:.I$1048576];[.A509]);[.I$1]&amp;&quot; &quot;;&quot;&quot;) ; IF(COUNTIF([.J$1:.J$1048576];[.A509]);[.J$1]&amp;&quot; &quot;;&quot;&quot;);  IF(COUNTIF([.K$1:.K$1048576];[.A509]);[.K$1]&amp;&quot; &quot;;&quot;&quot;)    ;  IF(COUNTIF([.L$1:.L$1048576];[.A509]);[.L$1]&amp;&quot; &quot;;&quot;&quot;);  IF(COUNTIF([.M$1:.M$1048576];[.A509]);[.M$1]&amp;&quot; &quot;;&quot;&quot;);  IF(COUNTIF([.N$1:.N$1048576];[.A509]);[.N$1]&amp;&quot; &quot;;&quot;&quot;);  IF(COUNTIF([.O$1:.O$1048576];[.A509]);[.O$1]&amp;&quot; &quot;;&quot;&quot;))" office:value-type="string" office:string-value="lateinisch westeuropäisch " calcext:value-type="string">
            <text:p>latein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lon</text:p>
          </table:table-cell>
          <table:table-cell table:formula="of:=IF(COUNTIF([.E$1:.E$1048576];[.A510]);&quot;w&quot;;&quot;m&quot;)" office:value-type="string" office:string-value="m" calcext:value-type="string">
            <text:p>m</text:p>
          </table:table-cell>
          <table:table-cell table:formula="of:=CONCATENATE(IF(COUNTIF([.H$1:.H$1048576];[.A510]);[.H$1]&amp;&quot; &quot;;&quot;&quot;);  IF(COUNTIF([.I$1:.I$1048576];[.A510]);[.I$1]&amp;&quot; &quot;;&quot;&quot;) ; IF(COUNTIF([.J$1:.J$1048576];[.A510]);[.J$1]&amp;&quot; &quot;;&quot;&quot;);  IF(COUNTIF([.K$1:.K$1048576];[.A510]);[.K$1]&amp;&quot; &quot;;&quot;&quot;)    ;  IF(COUNTIF([.L$1:.L$1048576];[.A510]);[.L$1]&amp;&quot; &quot;;&quot;&quot;);  IF(COUNTIF([.M$1:.M$1048576];[.A510]);[.M$1]&amp;&quot; &quot;;&quot;&quot;);  IF(COUNTIF([.N$1:.N$1048576];[.A510]);[.N$1]&amp;&quot; &quot;;&quot;&quot;);  IF(COUNTIF([.O$1:.O$1048576];[.A510]);[.O$1]&amp;&quot; &quot;;&quot;&quot;))" office:value-type="string" office:string-value="lateinisch westeuropäisch " calcext:value-type="string">
            <text:p>latein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ten</text:p>
          </table:table-cell>
          <table:table-cell table:formula="of:=IF(COUNTIF([.E$1:.E$1048576];[.A511]);&quot;w&quot;;&quot;m&quot;)" office:value-type="string" office:string-value="m" calcext:value-type="string">
            <text:p>m</text:p>
          </table:table-cell>
          <table:table-cell table:formula="of:=CONCATENATE(IF(COUNTIF([.H$1:.H$1048576];[.A511]);[.H$1]&amp;&quot; &quot;;&quot;&quot;);  IF(COUNTIF([.I$1:.I$1048576];[.A511]);[.I$1]&amp;&quot; &quot;;&quot;&quot;) ; IF(COUNTIF([.J$1:.J$1048576];[.A511]);[.J$1]&amp;&quot; &quot;;&quot;&quot;);  IF(COUNTIF([.K$1:.K$1048576];[.A511]);[.K$1]&amp;&quot; &quot;;&quot;&quot;)    ;  IF(COUNTIF([.L$1:.L$1048576];[.A511]);[.L$1]&amp;&quot; &quot;;&quot;&quot;);  IF(COUNTIF([.M$1:.M$1048576];[.A511]);[.M$1]&amp;&quot; &quot;;&quot;&quot;);  IF(COUNTIF([.N$1:.N$1048576];[.A511]);[.N$1]&amp;&quot; &quot;;&quot;&quot;);  IF(COUNTIF([.O$1:.O$1048576];[.A511]);[.O$1]&amp;&quot; &quot;;&quot;&quot;))" office:value-type="string" office:string-value="lateinisch nordisch " calcext:value-type="string">
            <text:p>lateinisch 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tin</text:p>
          </table:table-cell>
          <table:table-cell table:formula="of:=IF(COUNTIF([.E$1:.E$1048576];[.A512]);&quot;w&quot;;&quot;m&quot;)" office:value-type="string" office:string-value="m" calcext:value-type="string">
            <text:p>m</text:p>
          </table:table-cell>
          <table:table-cell table:formula="of:=CONCATENATE(IF(COUNTIF([.H$1:.H$1048576];[.A512]);[.H$1]&amp;&quot; &quot;;&quot;&quot;);  IF(COUNTIF([.I$1:.I$1048576];[.A512]);[.I$1]&amp;&quot; &quot;;&quot;&quot;) ; IF(COUNTIF([.J$1:.J$1048576];[.A512]);[.J$1]&amp;&quot; &quot;;&quot;&quot;);  IF(COUNTIF([.K$1:.K$1048576];[.A512]);[.K$1]&amp;&quot; &quot;;&quot;&quot;)    ;  IF(COUNTIF([.L$1:.L$1048576];[.A512]);[.L$1]&amp;&quot; &quot;;&quot;&quot;);  IF(COUNTIF([.M$1:.M$1048576];[.A512]);[.M$1]&amp;&quot; &quot;;&quot;&quot;);  IF(COUNTIF([.N$1:.N$1048576];[.A512]);[.N$1]&amp;&quot; &quot;;&quot;&quot;);  IF(COUNTIF([.O$1:.O$1048576];[.A512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vin</text:p>
          </table:table-cell>
          <table:table-cell table:formula="of:=IF(COUNTIF([.E$1:.E$1048576];[.A513]);&quot;w&quot;;&quot;m&quot;)" office:value-type="string" office:string-value="m" calcext:value-type="string">
            <text:p>m</text:p>
          </table:table-cell>
          <table:table-cell table:formula="of:=CONCATENATE(IF(COUNTIF([.H$1:.H$1048576];[.A513]);[.H$1]&amp;&quot; &quot;;&quot;&quot;);  IF(COUNTIF([.I$1:.I$1048576];[.A513]);[.I$1]&amp;&quot; &quot;;&quot;&quot;) ; IF(COUNTIF([.J$1:.J$1048576];[.A513]);[.J$1]&amp;&quot; &quot;;&quot;&quot;);  IF(COUNTIF([.K$1:.K$1048576];[.A513]);[.K$1]&amp;&quot; &quot;;&quot;&quot;)    ;  IF(COUNTIF([.L$1:.L$1048576];[.A513]);[.L$1]&amp;&quot; &quot;;&quot;&quot;);  IF(COUNTIF([.M$1:.M$1048576];[.A513]);[.M$1]&amp;&quot; &quot;;&quot;&quot;);  IF(COUNTIF([.N$1:.N$1048576];[.A513]);[.N$1]&amp;&quot; &quot;;&quot;&quot;);  IF(COUNTIF([.O$1:.O$1048576];[.A513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s</text:p>
          </table:table-cell>
          <table:table-cell table:formula="of:=IF(COUNTIF([.E$1:.E$1048576];[.A514]);&quot;w&quot;;&quot;m&quot;)" office:value-type="string" office:string-value="m" calcext:value-type="string">
            <text:p>m</text:p>
          </table:table-cell>
          <table:table-cell table:formula="of:=CONCATENATE(IF(COUNTIF([.H$1:.H$1048576];[.A514]);[.H$1]&amp;&quot; &quot;;&quot;&quot;);  IF(COUNTIF([.I$1:.I$1048576];[.A514]);[.I$1]&amp;&quot; &quot;;&quot;&quot;) ; IF(COUNTIF([.J$1:.J$1048576];[.A514]);[.J$1]&amp;&quot; &quot;;&quot;&quot;);  IF(COUNTIF([.K$1:.K$1048576];[.A514]);[.K$1]&amp;&quot; &quot;;&quot;&quot;)    ;  IF(COUNTIF([.L$1:.L$1048576];[.A514]);[.L$1]&amp;&quot; &quot;;&quot;&quot;);  IF(COUNTIF([.M$1:.M$1048576];[.A514]);[.M$1]&amp;&quot; &quot;;&quot;&quot;);  IF(COUNTIF([.N$1:.N$1048576];[.A514]);[.N$1]&amp;&quot; &quot;;&quot;&quot;);  IF(COUNTIF([.O$1:.O$1048576];[.A514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teo</text:p>
          </table:table-cell>
          <table:table-cell table:formula="of:=IF(COUNTIF([.E$1:.E$1048576];[.A515]);&quot;w&quot;;&quot;m&quot;)" office:value-type="string" office:string-value="m" calcext:value-type="string">
            <text:p>m</text:p>
          </table:table-cell>
          <table:table-cell table:formula="of:=CONCATENATE(IF(COUNTIF([.H$1:.H$1048576];[.A515]);[.H$1]&amp;&quot; &quot;;&quot;&quot;);  IF(COUNTIF([.I$1:.I$1048576];[.A515]);[.I$1]&amp;&quot; &quot;;&quot;&quot;) ; IF(COUNTIF([.J$1:.J$1048576];[.A515]);[.J$1]&amp;&quot; &quot;;&quot;&quot;);  IF(COUNTIF([.K$1:.K$1048576];[.A515]);[.K$1]&amp;&quot; &quot;;&quot;&quot;)    ;  IF(COUNTIF([.L$1:.L$1048576];[.A515]);[.L$1]&amp;&quot; &quot;;&quot;&quot;);  IF(COUNTIF([.M$1:.M$1048576];[.A515]);[.M$1]&amp;&quot; &quot;;&quot;&quot;);  IF(COUNTIF([.N$1:.N$1048576];[.A515]);[.N$1]&amp;&quot; &quot;;&quot;&quot;);  IF(COUNTIF([.O$1:.O$1048576];[.A515]);[.O$1]&amp;&quot; &quot;;&quot;&quot;))" office:value-type="string" office:string-value="hebräisch südeuropäisch " calcext:value-type="string">
            <text:p>hebräisch 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theo</text:p>
          </table:table-cell>
          <table:table-cell table:formula="of:=IF(COUNTIF([.E$1:.E$1048576];[.A516]);&quot;w&quot;;&quot;m&quot;)" office:value-type="string" office:string-value="m" calcext:value-type="string">
            <text:p>m</text:p>
          </table:table-cell>
          <table:table-cell table:formula="of:=CONCATENATE(IF(COUNTIF([.H$1:.H$1048576];[.A516]);[.H$1]&amp;&quot; &quot;;&quot;&quot;);  IF(COUNTIF([.I$1:.I$1048576];[.A516]);[.I$1]&amp;&quot; &quot;;&quot;&quot;) ; IF(COUNTIF([.J$1:.J$1048576];[.A516]);[.J$1]&amp;&quot; &quot;;&quot;&quot;);  IF(COUNTIF([.K$1:.K$1048576];[.A516]);[.K$1]&amp;&quot; &quot;;&quot;&quot;)    ;  IF(COUNTIF([.L$1:.L$1048576];[.A516]);[.L$1]&amp;&quot; &quot;;&quot;&quot;);  IF(COUNTIF([.M$1:.M$1048576];[.A516]);[.M$1]&amp;&quot; &quot;;&quot;&quot;);  IF(COUNTIF([.N$1:.N$1048576];[.A516]);[.N$1]&amp;&quot; &quot;;&quot;&quot;);  IF(COUNTIF([.O$1:.O$1048576];[.A516]);[.O$1]&amp;&quot; &quot;;&quot;&quot;))" office:value-type="string" office:string-value="hebräisch südeuropäisch " calcext:value-type="string">
            <text:p>hebräisch 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thias</text:p>
          </table:table-cell>
          <table:table-cell table:formula="of:=IF(COUNTIF([.E$1:.E$1048576];[.A517]);&quot;w&quot;;&quot;m&quot;)" office:value-type="string" office:string-value="m" calcext:value-type="string">
            <text:p>m</text:p>
          </table:table-cell>
          <table:table-cell table:formula="of:=CONCATENATE(IF(COUNTIF([.H$1:.H$1048576];[.A517]);[.H$1]&amp;&quot; &quot;;&quot;&quot;);  IF(COUNTIF([.I$1:.I$1048576];[.A517]);[.I$1]&amp;&quot; &quot;;&quot;&quot;) ; IF(COUNTIF([.J$1:.J$1048576];[.A517]);[.J$1]&amp;&quot; &quot;;&quot;&quot;);  IF(COUNTIF([.K$1:.K$1048576];[.A517]);[.K$1]&amp;&quot; &quot;;&quot;&quot;)    ;  IF(COUNTIF([.L$1:.L$1048576];[.A517]);[.L$1]&amp;&quot; &quot;;&quot;&quot;);  IF(COUNTIF([.M$1:.M$1048576];[.A517]);[.M$1]&amp;&quot; &quot;;&quot;&quot;);  IF(COUNTIF([.N$1:.N$1048576];[.A517]);[.N$1]&amp;&quot; &quot;;&quot;&quot;);  IF(COUNTIF([.O$1:.O$1048576];[.A517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urice</text:p>
          </table:table-cell>
          <table:table-cell table:formula="of:=IF(COUNTIF([.E$1:.E$1048576];[.A518]);&quot;w&quot;;&quot;m&quot;)" office:value-type="string" office:string-value="m" calcext:value-type="string">
            <text:p>m</text:p>
          </table:table-cell>
          <table:table-cell table:formula="of:=CONCATENATE(IF(COUNTIF([.H$1:.H$1048576];[.A518]);[.H$1]&amp;&quot; &quot;;&quot;&quot;);  IF(COUNTIF([.I$1:.I$1048576];[.A518]);[.I$1]&amp;&quot; &quot;;&quot;&quot;) ; IF(COUNTIF([.J$1:.J$1048576];[.A518]);[.J$1]&amp;&quot; &quot;;&quot;&quot;);  IF(COUNTIF([.K$1:.K$1048576];[.A518]);[.K$1]&amp;&quot; &quot;;&quot;&quot;)    ;  IF(COUNTIF([.L$1:.L$1048576];[.A518]);[.L$1]&amp;&quot; &quot;;&quot;&quot;);  IF(COUNTIF([.M$1:.M$1048576];[.A518]);[.M$1]&amp;&quot; &quot;;&quot;&quot;);  IF(COUNTIF([.N$1:.N$1048576];[.A518]);[.N$1]&amp;&quot; &quot;;&quot;&quot;);  IF(COUNTIF([.O$1:.O$1048576];[.A518]);[.O$1]&amp;&quot; &quot;;&quot;&quot;))" office:value-type="string" office:string-value="lateinisch südeuropäisch " calcext:value-type="string">
            <text:p>lateinisch 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uro</text:p>
          </table:table-cell>
          <table:table-cell table:formula="of:=IF(COUNTIF([.E$1:.E$1048576];[.A519]);&quot;w&quot;;&quot;m&quot;)" office:value-type="string" office:string-value="m" calcext:value-type="string">
            <text:p>m</text:p>
          </table:table-cell>
          <table:table-cell table:formula="of:=CONCATENATE(IF(COUNTIF([.H$1:.H$1048576];[.A519]);[.H$1]&amp;&quot; &quot;;&quot;&quot;);  IF(COUNTIF([.I$1:.I$1048576];[.A519]);[.I$1]&amp;&quot; &quot;;&quot;&quot;) ; IF(COUNTIF([.J$1:.J$1048576];[.A519]);[.J$1]&amp;&quot; &quot;;&quot;&quot;);  IF(COUNTIF([.K$1:.K$1048576];[.A519]);[.K$1]&amp;&quot; &quot;;&quot;&quot;)    ;  IF(COUNTIF([.L$1:.L$1048576];[.A519]);[.L$1]&amp;&quot; &quot;;&quot;&quot;);  IF(COUNTIF([.M$1:.M$1048576];[.A519]);[.M$1]&amp;&quot; &quot;;&quot;&quot;);  IF(COUNTIF([.N$1:.N$1048576];[.A519]);[.N$1]&amp;&quot; &quot;;&quot;&quot;);  IF(COUNTIF([.O$1:.O$1048576];[.A519]);[.O$1]&amp;&quot; &quot;;&quot;&quot;))" office:value-type="string" office:string-value="lateinisch südeuropäisch " calcext:value-type="string">
            <text:p>lateinisch 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</text:p>
          </table:table-cell>
          <table:table-cell table:formula="of:=IF(COUNTIF([.E$1:.E$1048576];[.A520]);&quot;w&quot;;&quot;m&quot;)" office:value-type="string" office:string-value="m" calcext:value-type="string">
            <text:p>m</text:p>
          </table:table-cell>
          <table:table-cell table:formula="of:=CONCATENATE(IF(COUNTIF([.H$1:.H$1048576];[.A520]);[.H$1]&amp;&quot; &quot;;&quot;&quot;);  IF(COUNTIF([.I$1:.I$1048576];[.A520]);[.I$1]&amp;&quot; &quot;;&quot;&quot;) ; IF(COUNTIF([.J$1:.J$1048576];[.A520]);[.J$1]&amp;&quot; &quot;;&quot;&quot;);  IF(COUNTIF([.K$1:.K$1048576];[.A520]);[.K$1]&amp;&quot; &quot;;&quot;&quot;)    ;  IF(COUNTIF([.L$1:.L$1048576];[.A520]);[.L$1]&amp;&quot; &quot;;&quot;&quot;);  IF(COUNTIF([.M$1:.M$1048576];[.A520]);[.M$1]&amp;&quot; &quot;;&quot;&quot;);  IF(COUNTIF([.N$1:.N$1048576];[.A520]);[.N$1]&amp;&quot; &quot;;&quot;&quot;);  IF(COUNTIF([.O$1:.O$1048576];[.A520]);[.O$1]&amp;&quot; &quot;;&quot;&quot;))" office:value-type="string" office:string-value="lateinisch westeuropäisch " calcext:value-type="string">
            <text:p>latein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imilian</text:p>
          </table:table-cell>
          <table:table-cell table:formula="of:=IF(COUNTIF([.E$1:.E$1048576];[.A521]);&quot;w&quot;;&quot;m&quot;)" office:value-type="string" office:string-value="m" calcext:value-type="string">
            <text:p>m</text:p>
          </table:table-cell>
          <table:table-cell table:formula="of:=CONCATENATE(IF(COUNTIF([.H$1:.H$1048576];[.A521]);[.H$1]&amp;&quot; &quot;;&quot;&quot;);  IF(COUNTIF([.I$1:.I$1048576];[.A521]);[.I$1]&amp;&quot; &quot;;&quot;&quot;) ; IF(COUNTIF([.J$1:.J$1048576];[.A521]);[.J$1]&amp;&quot; &quot;;&quot;&quot;);  IF(COUNTIF([.K$1:.K$1048576];[.A521]);[.K$1]&amp;&quot; &quot;;&quot;&quot;)    ;  IF(COUNTIF([.L$1:.L$1048576];[.A521]);[.L$1]&amp;&quot; &quot;;&quot;&quot;);  IF(COUNTIF([.M$1:.M$1048576];[.A521]);[.M$1]&amp;&quot; &quot;;&quot;&quot;);  IF(COUNTIF([.N$1:.N$1048576];[.A521]);[.N$1]&amp;&quot; &quot;;&quot;&quot;);  IF(COUNTIF([.O$1:.O$1048576];[.A521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lchior</text:p>
          </table:table-cell>
          <table:table-cell table:formula="of:=IF(COUNTIF([.E$1:.E$1048576];[.A522]);&quot;w&quot;;&quot;m&quot;)" office:value-type="string" office:string-value="m" calcext:value-type="string">
            <text:p>m</text:p>
          </table:table-cell>
          <table:table-cell table:formula="of:=CONCATENATE(IF(COUNTIF([.H$1:.H$1048576];[.A522]);[.H$1]&amp;&quot; &quot;;&quot;&quot;);  IF(COUNTIF([.I$1:.I$1048576];[.A522]);[.I$1]&amp;&quot; &quot;;&quot;&quot;) ; IF(COUNTIF([.J$1:.J$1048576];[.A522]);[.J$1]&amp;&quot; &quot;;&quot;&quot;);  IF(COUNTIF([.K$1:.K$1048576];[.A522]);[.K$1]&amp;&quot; &quot;;&quot;&quot;)    ;  IF(COUNTIF([.L$1:.L$1048576];[.A522]);[.L$1]&amp;&quot; &quot;;&quot;&quot;);  IF(COUNTIF([.M$1:.M$1048576];[.A522]);[.M$1]&amp;&quot; &quot;;&quot;&quot;);  IF(COUNTIF([.N$1:.N$1048576];[.A522]);[.N$1]&amp;&quot; &quot;;&quot;&quot;);  IF(COUNTIF([.O$1:.O$1048576];[.A522]);[.O$1]&amp;&quot; &quot;;&quot;&quot;))" office:value-type="string" office:string-value="hebräisch westeuropäisch " calcext:value-type="string">
            <text:p>hebrä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lvin</text:p>
          </table:table-cell>
          <table:table-cell table:formula="of:=IF(COUNTIF([.E$1:.E$1048576];[.A523]);&quot;w&quot;;&quot;m&quot;)" office:value-type="string" office:string-value="m" calcext:value-type="string">
            <text:p>m</text:p>
          </table:table-cell>
          <table:table-cell table:formula="of:=CONCATENATE(IF(COUNTIF([.H$1:.H$1048576];[.A523]);[.H$1]&amp;&quot; &quot;;&quot;&quot;);  IF(COUNTIF([.I$1:.I$1048576];[.A523]);[.I$1]&amp;&quot; &quot;;&quot;&quot;) ; IF(COUNTIF([.J$1:.J$1048576];[.A523]);[.J$1]&amp;&quot; &quot;;&quot;&quot;);  IF(COUNTIF([.K$1:.K$1048576];[.A523]);[.K$1]&amp;&quot; &quot;;&quot;&quot;)    ;  IF(COUNTIF([.L$1:.L$1048576];[.A523]);[.L$1]&amp;&quot; &quot;;&quot;&quot;);  IF(COUNTIF([.M$1:.M$1048576];[.A523]);[.M$1]&amp;&quot; &quot;;&quot;&quot;);  IF(COUNTIF([.N$1:.N$1048576];[.A523]);[.N$1]&amp;&quot; &quot;;&quot;&quot;);  IF(COUNTIF([.O$1:.O$1048576];[.A523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rlin</text:p>
          </table:table-cell>
          <table:table-cell table:formula="of:=IF(COUNTIF([.E$1:.E$1048576];[.A524]);&quot;w&quot;;&quot;m&quot;)" office:value-type="string" office:string-value="m" calcext:value-type="string">
            <text:p>m</text:p>
          </table:table-cell>
          <table:table-cell table:formula="of:=CONCATENATE(IF(COUNTIF([.H$1:.H$1048576];[.A524]);[.H$1]&amp;&quot; &quot;;&quot;&quot;);  IF(COUNTIF([.I$1:.I$1048576];[.A524]);[.I$1]&amp;&quot; &quot;;&quot;&quot;) ; IF(COUNTIF([.J$1:.J$1048576];[.A524]);[.J$1]&amp;&quot; &quot;;&quot;&quot;);  IF(COUNTIF([.K$1:.K$1048576];[.A524]);[.K$1]&amp;&quot; &quot;;&quot;&quot;)    ;  IF(COUNTIF([.L$1:.L$1048576];[.A524]);[.L$1]&amp;&quot; &quot;;&quot;&quot;);  IF(COUNTIF([.M$1:.M$1048576];[.A524]);[.M$1]&amp;&quot; &quot;;&quot;&quot;);  IF(COUNTIF([.N$1:.N$1048576];[.A524]);[.N$1]&amp;&quot; &quot;;&quot;&quot;);  IF(COUNTIF([.O$1:.O$1048576];[.A524]);[.O$1]&amp;&quot; &quot;;&quot;&quot;))" office:value-type="string" office:string-value="nordisch westeuropäisch " calcext:value-type="string">
            <text:p>nord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chael</text:p>
          </table:table-cell>
          <table:table-cell table:formula="of:=IF(COUNTIF([.E$1:.E$1048576];[.A525]);&quot;w&quot;;&quot;m&quot;)" office:value-type="string" office:string-value="m" calcext:value-type="string">
            <text:p>m</text:p>
          </table:table-cell>
          <table:table-cell table:formula="of:=CONCATENATE(IF(COUNTIF([.H$1:.H$1048576];[.A525]);[.H$1]&amp;&quot; &quot;;&quot;&quot;);  IF(COUNTIF([.I$1:.I$1048576];[.A525]);[.I$1]&amp;&quot; &quot;;&quot;&quot;) ; IF(COUNTIF([.J$1:.J$1048576];[.A525]);[.J$1]&amp;&quot; &quot;;&quot;&quot;);  IF(COUNTIF([.K$1:.K$1048576];[.A525]);[.K$1]&amp;&quot; &quot;;&quot;&quot;)    ;  IF(COUNTIF([.L$1:.L$1048576];[.A525]);[.L$1]&amp;&quot; &quot;;&quot;&quot;);  IF(COUNTIF([.M$1:.M$1048576];[.A525]);[.M$1]&amp;&quot; &quot;;&quot;&quot;);  IF(COUNTIF([.N$1:.N$1048576];[.A525]);[.N$1]&amp;&quot; &quot;;&quot;&quot;);  IF(COUNTIF([.O$1:.O$1048576];[.A525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chel</text:p>
          </table:table-cell>
          <table:table-cell table:formula="of:=IF(COUNTIF([.E$1:.E$1048576];[.A526]);&quot;w&quot;;&quot;m&quot;)" office:value-type="string" office:string-value="m" calcext:value-type="string">
            <text:p>m</text:p>
          </table:table-cell>
          <table:table-cell table:formula="of:=CONCATENATE(IF(COUNTIF([.H$1:.H$1048576];[.A526]);[.H$1]&amp;&quot; &quot;;&quot;&quot;);  IF(COUNTIF([.I$1:.I$1048576];[.A526]);[.I$1]&amp;&quot; &quot;;&quot;&quot;) ; IF(COUNTIF([.J$1:.J$1048576];[.A526]);[.J$1]&amp;&quot; &quot;;&quot;&quot;);  IF(COUNTIF([.K$1:.K$1048576];[.A526]);[.K$1]&amp;&quot; &quot;;&quot;&quot;)    ;  IF(COUNTIF([.L$1:.L$1048576];[.A526]);[.L$1]&amp;&quot; &quot;;&quot;&quot;);  IF(COUNTIF([.M$1:.M$1048576];[.A526]);[.M$1]&amp;&quot; &quot;;&quot;&quot;);  IF(COUNTIF([.N$1:.N$1048576];[.A526]);[.N$1]&amp;&quot; &quot;;&quot;&quot;);  IF(COUNTIF([.O$1:.O$1048576];[.A526]);[.O$1]&amp;&quot; &quot;;&quot;&quot;))" office:value-type="string" office:string-value="hebräisch westeuropäisch " calcext:value-type="string">
            <text:p>hebrä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lan</text:p>
          </table:table-cell>
          <table:table-cell table:formula="of:=IF(COUNTIF([.E$1:.E$1048576];[.A527]);&quot;w&quot;;&quot;m&quot;)" office:value-type="string" office:string-value="m" calcext:value-type="string">
            <text:p>m</text:p>
          </table:table-cell>
          <table:table-cell table:formula="of:=CONCATENATE(IF(COUNTIF([.H$1:.H$1048576];[.A527]);[.H$1]&amp;&quot; &quot;;&quot;&quot;);  IF(COUNTIF([.I$1:.I$1048576];[.A527]);[.I$1]&amp;&quot; &quot;;&quot;&quot;) ; IF(COUNTIF([.J$1:.J$1048576];[.A527]);[.J$1]&amp;&quot; &quot;;&quot;&quot;);  IF(COUNTIF([.K$1:.K$1048576];[.A527]);[.K$1]&amp;&quot; &quot;;&quot;&quot;)    ;  IF(COUNTIF([.L$1:.L$1048576];[.A527]);[.L$1]&amp;&quot; &quot;;&quot;&quot;);  IF(COUNTIF([.M$1:.M$1048576];[.A527]);[.M$1]&amp;&quot; &quot;;&quot;&quot;);  IF(COUNTIF([.N$1:.N$1048576];[.A527]);[.N$1]&amp;&quot; &quot;;&quot;&quot;);  IF(COUNTIF([.O$1:.O$1048576];[.A527]);[.O$1]&amp;&quot; &quot;;&quot;&quot;))" office:value-type="string" office:string-value="osteuropäisch " calcext:value-type="string">
            <text:p>o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los</text:p>
          </table:table-cell>
          <table:table-cell table:formula="of:=IF(COUNTIF([.E$1:.E$1048576];[.A528]);&quot;w&quot;;&quot;m&quot;)" office:value-type="string" office:string-value="m" calcext:value-type="string">
            <text:p>m</text:p>
          </table:table-cell>
          <table:table-cell table:formula="of:=CONCATENATE(IF(COUNTIF([.H$1:.H$1048576];[.A528]);[.H$1]&amp;&quot; &quot;;&quot;&quot;);  IF(COUNTIF([.I$1:.I$1048576];[.A528]);[.I$1]&amp;&quot; &quot;;&quot;&quot;) ; IF(COUNTIF([.J$1:.J$1048576];[.A528]);[.J$1]&amp;&quot; &quot;;&quot;&quot;);  IF(COUNTIF([.K$1:.K$1048576];[.A528]);[.K$1]&amp;&quot; &quot;;&quot;&quot;)    ;  IF(COUNTIF([.L$1:.L$1048576];[.A528]);[.L$1]&amp;&quot; &quot;;&quot;&quot;);  IF(COUNTIF([.M$1:.M$1048576];[.A528]);[.M$1]&amp;&quot; &quot;;&quot;&quot;);  IF(COUNTIF([.N$1:.N$1048576];[.A528]);[.N$1]&amp;&quot; &quot;;&quot;&quot;);  IF(COUNTIF([.O$1:.O$1048576];[.A528]);[.O$1]&amp;&quot; &quot;;&quot;&quot;))" office:value-type="string" office:string-value="osteuropäisch " calcext:value-type="string">
            <text:p>o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ritz</text:p>
          </table:table-cell>
          <table:table-cell table:formula="of:=IF(COUNTIF([.E$1:.E$1048576];[.A529]);&quot;w&quot;;&quot;m&quot;)" office:value-type="string" office:string-value="m" calcext:value-type="string">
            <text:p>m</text:p>
          </table:table-cell>
          <table:table-cell table:formula="of:=CONCATENATE(IF(COUNTIF([.H$1:.H$1048576];[.A529]);[.H$1]&amp;&quot; &quot;;&quot;&quot;);  IF(COUNTIF([.I$1:.I$1048576];[.A529]);[.I$1]&amp;&quot; &quot;;&quot;&quot;) ; IF(COUNTIF([.J$1:.J$1048576];[.A529]);[.J$1]&amp;&quot; &quot;;&quot;&quot;);  IF(COUNTIF([.K$1:.K$1048576];[.A529]);[.K$1]&amp;&quot; &quot;;&quot;&quot;)    ;  IF(COUNTIF([.L$1:.L$1048576];[.A529]);[.L$1]&amp;&quot; &quot;;&quot;&quot;);  IF(COUNTIF([.M$1:.M$1048576];[.A529]);[.M$1]&amp;&quot; &quot;;&quot;&quot;);  IF(COUNTIF([.N$1:.N$1048576];[.A529]);[.N$1]&amp;&quot; &quot;;&quot;&quot;);  IF(COUNTIF([.O$1:.O$1048576];[.A529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than</text:p>
          </table:table-cell>
          <table:table-cell table:formula="of:=IF(COUNTIF([.E$1:.E$1048576];[.A530]);&quot;w&quot;;&quot;m&quot;)" office:value-type="string" office:string-value="m" calcext:value-type="string">
            <text:p>m</text:p>
          </table:table-cell>
          <table:table-cell table:formula="of:=CONCATENATE(IF(COUNTIF([.H$1:.H$1048576];[.A530]);[.H$1]&amp;&quot; &quot;;&quot;&quot;);  IF(COUNTIF([.I$1:.I$1048576];[.A530]);[.I$1]&amp;&quot; &quot;;&quot;&quot;) ; IF(COUNTIF([.J$1:.J$1048576];[.A530]);[.J$1]&amp;&quot; &quot;;&quot;&quot;);  IF(COUNTIF([.K$1:.K$1048576];[.A530]);[.K$1]&amp;&quot; &quot;;&quot;&quot;)    ;  IF(COUNTIF([.L$1:.L$1048576];[.A530]);[.L$1]&amp;&quot; &quot;;&quot;&quot;);  IF(COUNTIF([.M$1:.M$1048576];[.A530]);[.M$1]&amp;&quot; &quot;;&quot;&quot;);  IF(COUNTIF([.N$1:.N$1048576];[.A530]);[.N$1]&amp;&quot; &quot;;&quot;&quot;);  IF(COUNTIF([.O$1:.O$1048576];[.A530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mo</text:p>
          </table:table-cell>
          <table:table-cell table:formula="of:=IF(COUNTIF([.E$1:.E$1048576];[.A531]);&quot;w&quot;;&quot;m&quot;)" office:value-type="string" office:string-value="m" calcext:value-type="string">
            <text:p>m</text:p>
          </table:table-cell>
          <table:table-cell table:formula="of:=CONCATENATE(IF(COUNTIF([.H$1:.H$1048576];[.A531]);[.H$1]&amp;&quot; &quot;;&quot;&quot;);  IF(COUNTIF([.I$1:.I$1048576];[.A531]);[.I$1]&amp;&quot; &quot;;&quot;&quot;) ; IF(COUNTIF([.J$1:.J$1048576];[.A531]);[.J$1]&amp;&quot; &quot;;&quot;&quot;);  IF(COUNTIF([.K$1:.K$1048576];[.A531]);[.K$1]&amp;&quot; &quot;;&quot;&quot;)    ;  IF(COUNTIF([.L$1:.L$1048576];[.A531]);[.L$1]&amp;&quot; &quot;;&quot;&quot;);  IF(COUNTIF([.M$1:.M$1048576];[.A531]);[.M$1]&amp;&quot; &quot;;&quot;&quot;);  IF(COUNTIF([.N$1:.N$1048576];[.A531]);[.N$1]&amp;&quot; &quot;;&quot;&quot;);  IF(COUNTIF([.O$1:.O$1048576];[.A531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kolaus</text:p>
          </table:table-cell>
          <table:table-cell table:formula="of:=IF(COUNTIF([.E$1:.E$1048576];[.A532]);&quot;w&quot;;&quot;m&quot;)" office:value-type="string" office:string-value="m" calcext:value-type="string">
            <text:p>m</text:p>
          </table:table-cell>
          <table:table-cell table:formula="of:=CONCATENATE(IF(COUNTIF([.H$1:.H$1048576];[.A532]);[.H$1]&amp;&quot; &quot;;&quot;&quot;);  IF(COUNTIF([.I$1:.I$1048576];[.A532]);[.I$1]&amp;&quot; &quot;;&quot;&quot;) ; IF(COUNTIF([.J$1:.J$1048576];[.A532]);[.J$1]&amp;&quot; &quot;;&quot;&quot;);  IF(COUNTIF([.K$1:.K$1048576];[.A532]);[.K$1]&amp;&quot; &quot;;&quot;&quot;)    ;  IF(COUNTIF([.L$1:.L$1048576];[.A532]);[.L$1]&amp;&quot; &quot;;&quot;&quot;);  IF(COUNTIF([.M$1:.M$1048576];[.A532]);[.M$1]&amp;&quot; &quot;;&quot;&quot;);  IF(COUNTIF([.N$1:.N$1048576];[.A532]);[.N$1]&amp;&quot; &quot;;&quot;&quot;);  IF(COUNTIF([.O$1:.O$1048576];[.A532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lay</text:p>
          </table:table-cell>
          <table:table-cell table:formula="of:=IF(COUNTIF([.E$1:.E$1048576];[.A533]);&quot;w&quot;;&quot;m&quot;)" office:value-type="string" office:string-value="m" calcext:value-type="string">
            <text:p>m</text:p>
          </table:table-cell>
          <table:table-cell table:formula="of:=CONCATENATE(IF(COUNTIF([.H$1:.H$1048576];[.A533]);[.H$1]&amp;&quot; &quot;;&quot;&quot;);  IF(COUNTIF([.I$1:.I$1048576];[.A533]);[.I$1]&amp;&quot; &quot;;&quot;&quot;) ; IF(COUNTIF([.J$1:.J$1048576];[.A533]);[.J$1]&amp;&quot; &quot;;&quot;&quot;);  IF(COUNTIF([.K$1:.K$1048576];[.A533]);[.K$1]&amp;&quot; &quot;;&quot;&quot;)    ;  IF(COUNTIF([.L$1:.L$1048576];[.A533]);[.L$1]&amp;&quot; &quot;;&quot;&quot;);  IF(COUNTIF([.M$1:.M$1048576];[.A533]);[.M$1]&amp;&quot; &quot;;&quot;&quot;);  IF(COUNTIF([.N$1:.N$1048576];[.A533]);[.N$1]&amp;&quot; &quot;;&quot;&quot;);  IF(COUNTIF([.O$1:.O$1048576];[.A533]);[.O$1]&amp;&quot; &quot;;&quot;&quot;))" office:value-type="string" office:string-value="asiatisch " calcext:value-type="string">
            <text:p>asiat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ah</text:p>
          </table:table-cell>
          <table:table-cell table:formula="of:=IF(COUNTIF([.E$1:.E$1048576];[.A534]);&quot;w&quot;;&quot;m&quot;)" office:value-type="string" office:string-value="m" calcext:value-type="string">
            <text:p>m</text:p>
          </table:table-cell>
          <table:table-cell table:formula="of:=CONCATENATE(IF(COUNTIF([.H$1:.H$1048576];[.A534]);[.H$1]&amp;&quot; &quot;;&quot;&quot;);  IF(COUNTIF([.I$1:.I$1048576];[.A534]);[.I$1]&amp;&quot; &quot;;&quot;&quot;) ; IF(COUNTIF([.J$1:.J$1048576];[.A534]);[.J$1]&amp;&quot; &quot;;&quot;&quot;);  IF(COUNTIF([.K$1:.K$1048576];[.A534]);[.K$1]&amp;&quot; &quot;;&quot;&quot;)    ;  IF(COUNTIF([.L$1:.L$1048576];[.A534]);[.L$1]&amp;&quot; &quot;;&quot;&quot;);  IF(COUNTIF([.M$1:.M$1048576];[.A534]);[.M$1]&amp;&quot; &quot;;&quot;&quot;);  IF(COUNTIF([.N$1:.N$1048576];[.A534]);[.N$1]&amp;&quot; &quot;;&quot;&quot;);  IF(COUNTIF([.O$1:.O$1048576];[.A534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el</text:p>
          </table:table-cell>
          <table:table-cell table:formula="of:=IF(COUNTIF([.E$1:.E$1048576];[.A535]);&quot;w&quot;;&quot;m&quot;)" office:value-type="string" office:string-value="m" calcext:value-type="string">
            <text:p>m</text:p>
          </table:table-cell>
          <table:table-cell table:formula="of:=CONCATENATE(IF(COUNTIF([.H$1:.H$1048576];[.A535]);[.H$1]&amp;&quot; &quot;;&quot;&quot;);  IF(COUNTIF([.I$1:.I$1048576];[.A535]);[.I$1]&amp;&quot; &quot;;&quot;&quot;) ; IF(COUNTIF([.J$1:.J$1048576];[.A535]);[.J$1]&amp;&quot; &quot;;&quot;&quot;);  IF(COUNTIF([.K$1:.K$1048576];[.A535]);[.K$1]&amp;&quot; &quot;;&quot;&quot;)    ;  IF(COUNTIF([.L$1:.L$1048576];[.A535]);[.L$1]&amp;&quot; &quot;;&quot;&quot;);  IF(COUNTIF([.M$1:.M$1048576];[.A535]);[.M$1]&amp;&quot; &quot;;&quot;&quot;);  IF(COUNTIF([.N$1:.N$1048576];[.A535]);[.N$1]&amp;&quot; &quot;;&quot;&quot;);  IF(COUNTIF([.O$1:.O$1048576];[.A535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din</text:p>
          </table:table-cell>
          <table:table-cell table:formula="of:=IF(COUNTIF([.E$1:.E$1048576];[.A536]);&quot;w&quot;;&quot;m&quot;)" office:value-type="string" office:string-value="m" calcext:value-type="string">
            <text:p>m</text:p>
          </table:table-cell>
          <table:table-cell table:formula="of:=CONCATENATE(IF(COUNTIF([.H$1:.H$1048576];[.A536]);[.H$1]&amp;&quot; &quot;;&quot;&quot;);  IF(COUNTIF([.I$1:.I$1048576];[.A536]);[.I$1]&amp;&quot; &quot;;&quot;&quot;) ; IF(COUNTIF([.J$1:.J$1048576];[.A536]);[.J$1]&amp;&quot; &quot;;&quot;&quot;);  IF(COUNTIF([.K$1:.K$1048576];[.A536]);[.K$1]&amp;&quot; &quot;;&quot;&quot;)    ;  IF(COUNTIF([.L$1:.L$1048576];[.A536]);[.L$1]&amp;&quot; &quot;;&quot;&quot;);  IF(COUNTIF([.M$1:.M$1048576];[.A536]);[.M$1]&amp;&quot; &quot;;&quot;&quot;);  IF(COUNTIF([.N$1:.N$1048576];[.A536]);[.N$1]&amp;&quot; &quot;;&quot;&quot;);  IF(COUNTIF([.O$1:.O$1048576];[.A536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ke</text:p>
          </table:table-cell>
          <table:table-cell table:formula="of:=IF(COUNTIF([.E$1:.E$1048576];[.A537]);&quot;w&quot;;&quot;m&quot;)" office:value-type="string" office:string-value="m" calcext:value-type="string">
            <text:p>m</text:p>
          </table:table-cell>
          <table:table-cell table:formula="of:=CONCATENATE(IF(COUNTIF([.H$1:.H$1048576];[.A537]);[.H$1]&amp;&quot; &quot;;&quot;&quot;);  IF(COUNTIF([.I$1:.I$1048576];[.A537]);[.I$1]&amp;&quot; &quot;;&quot;&quot;) ; IF(COUNTIF([.J$1:.J$1048576];[.A537]);[.J$1]&amp;&quot; &quot;;&quot;&quot;);  IF(COUNTIF([.K$1:.K$1048576];[.A537]);[.K$1]&amp;&quot; &quot;;&quot;&quot;)    ;  IF(COUNTIF([.L$1:.L$1048576];[.A537]);[.L$1]&amp;&quot; &quot;;&quot;&quot;);  IF(COUNTIF([.M$1:.M$1048576];[.A537]);[.M$1]&amp;&quot; &quot;;&quot;&quot;);  IF(COUNTIF([.N$1:.N$1048576];[.A537]);[.N$1]&amp;&quot; &quot;;&quot;&quot;);  IF(COUNTIF([.O$1:.O$1048576];[.A537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ktavian</text:p>
          </table:table-cell>
          <table:table-cell table:formula="of:=IF(COUNTIF([.E$1:.E$1048576];[.A538]);&quot;w&quot;;&quot;m&quot;)" office:value-type="string" office:string-value="m" calcext:value-type="string">
            <text:p>m</text:p>
          </table:table-cell>
          <table:table-cell table:formula="of:=CONCATENATE(IF(COUNTIF([.H$1:.H$1048576];[.A538]);[.H$1]&amp;&quot; &quot;;&quot;&quot;);  IF(COUNTIF([.I$1:.I$1048576];[.A538]);[.I$1]&amp;&quot; &quot;;&quot;&quot;) ; IF(COUNTIF([.J$1:.J$1048576];[.A538]);[.J$1]&amp;&quot; &quot;;&quot;&quot;);  IF(COUNTIF([.K$1:.K$1048576];[.A538]);[.K$1]&amp;&quot; &quot;;&quot;&quot;)    ;  IF(COUNTIF([.L$1:.L$1048576];[.A538]);[.L$1]&amp;&quot; &quot;;&quot;&quot;);  IF(COUNTIF([.M$1:.M$1048576];[.A538]);[.M$1]&amp;&quot; &quot;;&quot;&quot;);  IF(COUNTIF([.N$1:.N$1048576];[.A538]);[.N$1]&amp;&quot; &quot;;&quot;&quot;);  IF(COUNTIF([.O$1:.O$1048576];[.A538]);[.O$1]&amp;&quot; &quot;;&quot;&quot;))" office:value-type="string" office:string-value="lateinisch westeuropäisch " calcext:value-type="string">
            <text:p>lateinisch 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laf</text:p>
          </table:table-cell>
          <table:table-cell table:formula="of:=IF(COUNTIF([.E$1:.E$1048576];[.A539]);&quot;w&quot;;&quot;m&quot;)" office:value-type="string" office:string-value="m" calcext:value-type="string">
            <text:p>m</text:p>
          </table:table-cell>
          <table:table-cell table:formula="of:=CONCATENATE(IF(COUNTIF([.H$1:.H$1048576];[.A539]);[.H$1]&amp;&quot; &quot;;&quot;&quot;);  IF(COUNTIF([.I$1:.I$1048576];[.A539]);[.I$1]&amp;&quot; &quot;;&quot;&quot;) ; IF(COUNTIF([.J$1:.J$1048576];[.A539]);[.J$1]&amp;&quot; &quot;;&quot;&quot;);  IF(COUNTIF([.K$1:.K$1048576];[.A539]);[.K$1]&amp;&quot; &quot;;&quot;&quot;)    ;  IF(COUNTIF([.L$1:.L$1048576];[.A539]);[.L$1]&amp;&quot; &quot;;&quot;&quot;);  IF(COUNTIF([.M$1:.M$1048576];[.A539]);[.M$1]&amp;&quot; &quot;;&quot;&quot;);  IF(COUNTIF([.N$1:.N$1048576];[.A539]);[.N$1]&amp;&quot; &quot;;&quot;&quot;);  IF(COUNTIF([.O$1:.O$1048576];[.A539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lavi</text:p>
          </table:table-cell>
          <table:table-cell table:formula="of:=IF(COUNTIF([.E$1:.E$1048576];[.A540]);&quot;w&quot;;&quot;m&quot;)" office:value-type="string" office:string-value="m" calcext:value-type="string">
            <text:p>m</text:p>
          </table:table-cell>
          <table:table-cell table:formula="of:=CONCATENATE(IF(COUNTIF([.H$1:.H$1048576];[.A540]);[.H$1]&amp;&quot; &quot;;&quot;&quot;);  IF(COUNTIF([.I$1:.I$1048576];[.A540]);[.I$1]&amp;&quot; &quot;;&quot;&quot;) ; IF(COUNTIF([.J$1:.J$1048576];[.A540]);[.J$1]&amp;&quot; &quot;;&quot;&quot;);  IF(COUNTIF([.K$1:.K$1048576];[.A540]);[.K$1]&amp;&quot; &quot;;&quot;&quot;)    ;  IF(COUNTIF([.L$1:.L$1048576];[.A540]);[.L$1]&amp;&quot; &quot;;&quot;&quot;);  IF(COUNTIF([.M$1:.M$1048576];[.A540]);[.M$1]&amp;&quot; &quot;;&quot;&quot;);  IF(COUNTIF([.N$1:.N$1048576];[.A540]);[.N$1]&amp;&quot; &quot;;&quot;&quot;);  IF(COUNTIF([.O$1:.O$1048576];[.A540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le</text:p>
          </table:table-cell>
          <table:table-cell table:formula="of:=IF(COUNTIF([.E$1:.E$1048576];[.A541]);&quot;w&quot;;&quot;m&quot;)" office:value-type="string" office:string-value="m" calcext:value-type="string">
            <text:p>m</text:p>
          </table:table-cell>
          <table:table-cell table:formula="of:=CONCATENATE(IF(COUNTIF([.H$1:.H$1048576];[.A541]);[.H$1]&amp;&quot; &quot;;&quot;&quot;);  IF(COUNTIF([.I$1:.I$1048576];[.A541]);[.I$1]&amp;&quot; &quot;;&quot;&quot;) ; IF(COUNTIF([.J$1:.J$1048576];[.A541]);[.J$1]&amp;&quot; &quot;;&quot;&quot;);  IF(COUNTIF([.K$1:.K$1048576];[.A541]);[.K$1]&amp;&quot; &quot;;&quot;&quot;)    ;  IF(COUNTIF([.L$1:.L$1048576];[.A541]);[.L$1]&amp;&quot; &quot;;&quot;&quot;);  IF(COUNTIF([.M$1:.M$1048576];[.A541]);[.M$1]&amp;&quot; &quot;;&quot;&quot;);  IF(COUNTIF([.N$1:.N$1048576];[.A541]);[.N$1]&amp;&quot; &quot;;&quot;&quot;);  IF(COUNTIF([.O$1:.O$1048576];[.A541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leg</text:p>
          </table:table-cell>
          <table:table-cell table:formula="of:=IF(COUNTIF([.E$1:.E$1048576];[.A542]);&quot;w&quot;;&quot;m&quot;)" office:value-type="string" office:string-value="m" calcext:value-type="string">
            <text:p>m</text:p>
          </table:table-cell>
          <table:table-cell table:formula="of:=CONCATENATE(IF(COUNTIF([.H$1:.H$1048576];[.A542]);[.H$1]&amp;&quot; &quot;;&quot;&quot;);  IF(COUNTIF([.I$1:.I$1048576];[.A542]);[.I$1]&amp;&quot; &quot;;&quot;&quot;) ; IF(COUNTIF([.J$1:.J$1048576];[.A542]);[.J$1]&amp;&quot; &quot;;&quot;&quot;);  IF(COUNTIF([.K$1:.K$1048576];[.A542]);[.K$1]&amp;&quot; &quot;;&quot;&quot;)    ;  IF(COUNTIF([.L$1:.L$1048576];[.A542]);[.L$1]&amp;&quot; &quot;;&quot;&quot;);  IF(COUNTIF([.M$1:.M$1048576];[.A542]);[.M$1]&amp;&quot; &quot;;&quot;&quot;);  IF(COUNTIF([.N$1:.N$1048576];[.A542]);[.N$1]&amp;&quot; &quot;;&quot;&quot;);  IF(COUNTIF([.O$1:.O$1048576];[.A542]);[.O$1]&amp;&quot; &quot;;&quot;&quot;))" office:value-type="string" office:string-value="osteuropäisch " calcext:value-type="string">
            <text:p>o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lek</text:p>
          </table:table-cell>
          <table:table-cell table:formula="of:=IF(COUNTIF([.E$1:.E$1048576];[.A543]);&quot;w&quot;;&quot;m&quot;)" office:value-type="string" office:string-value="m" calcext:value-type="string">
            <text:p>m</text:p>
          </table:table-cell>
          <table:table-cell table:formula="of:=CONCATENATE(IF(COUNTIF([.H$1:.H$1048576];[.A543]);[.H$1]&amp;&quot; &quot;;&quot;&quot;);  IF(COUNTIF([.I$1:.I$1048576];[.A543]);[.I$1]&amp;&quot; &quot;;&quot;&quot;) ; IF(COUNTIF([.J$1:.J$1048576];[.A543]);[.J$1]&amp;&quot; &quot;;&quot;&quot;);  IF(COUNTIF([.K$1:.K$1048576];[.A543]);[.K$1]&amp;&quot; &quot;;&quot;&quot;)    ;  IF(COUNTIF([.L$1:.L$1048576];[.A543]);[.L$1]&amp;&quot; &quot;;&quot;&quot;);  IF(COUNTIF([.M$1:.M$1048576];[.A543]);[.M$1]&amp;&quot; &quot;;&quot;&quot;);  IF(COUNTIF([.N$1:.N$1048576];[.A543]);[.N$1]&amp;&quot; &quot;;&quot;&quot;);  IF(COUNTIF([.O$1:.O$1048576];[.A543]);[.O$1]&amp;&quot; &quot;;&quot;&quot;))" office:value-type="string" office:string-value="osteuropäisch " calcext:value-type="string">
            <text:p>o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li</text:p>
          </table:table-cell>
          <table:table-cell table:formula="of:=IF(COUNTIF([.E$1:.E$1048576];[.A544]);&quot;w&quot;;&quot;m&quot;)" office:value-type="string" office:string-value="m" calcext:value-type="string">
            <text:p>m</text:p>
          </table:table-cell>
          <table:table-cell table:formula="of:=CONCATENATE(IF(COUNTIF([.H$1:.H$1048576];[.A544]);[.H$1]&amp;&quot; &quot;;&quot;&quot;);  IF(COUNTIF([.I$1:.I$1048576];[.A544]);[.I$1]&amp;&quot; &quot;;&quot;&quot;) ; IF(COUNTIF([.J$1:.J$1048576];[.A544]);[.J$1]&amp;&quot; &quot;;&quot;&quot;);  IF(COUNTIF([.K$1:.K$1048576];[.A544]);[.K$1]&amp;&quot; &quot;;&quot;&quot;)    ;  IF(COUNTIF([.L$1:.L$1048576];[.A544]);[.L$1]&amp;&quot; &quot;;&quot;&quot;);  IF(COUNTIF([.M$1:.M$1048576];[.A544]);[.M$1]&amp;&quot; &quot;;&quot;&quot;);  IF(COUNTIF([.N$1:.N$1048576];[.A544]);[.N$1]&amp;&quot; &quot;;&quot;&quot;);  IF(COUNTIF([.O$1:.O$1048576];[.A544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liver</text:p>
          </table:table-cell>
          <table:table-cell table:formula="of:=IF(COUNTIF([.E$1:.E$1048576];[.A545]);&quot;w&quot;;&quot;m&quot;)" office:value-type="string" office:string-value="m" calcext:value-type="string">
            <text:p>m</text:p>
          </table:table-cell>
          <table:table-cell table:formula="of:=CONCATENATE(IF(COUNTIF([.H$1:.H$1048576];[.A545]);[.H$1]&amp;&quot; &quot;;&quot;&quot;);  IF(COUNTIF([.I$1:.I$1048576];[.A545]);[.I$1]&amp;&quot; &quot;;&quot;&quot;) ; IF(COUNTIF([.J$1:.J$1048576];[.A545]);[.J$1]&amp;&quot; &quot;;&quot;&quot;);  IF(COUNTIF([.K$1:.K$1048576];[.A545]);[.K$1]&amp;&quot; &quot;;&quot;&quot;)    ;  IF(COUNTIF([.L$1:.L$1048576];[.A545]);[.L$1]&amp;&quot; &quot;;&quot;&quot;);  IF(COUNTIF([.M$1:.M$1048576];[.A545]);[.M$1]&amp;&quot; &quot;;&quot;&quot;);  IF(COUNTIF([.N$1:.N$1048576];[.A545]);[.N$1]&amp;&quot; &quot;;&quot;&quot;);  IF(COUNTIF([.O$1:.O$1048576];[.A545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mar</text:p>
          </table:table-cell>
          <table:table-cell table:formula="of:=IF(COUNTIF([.E$1:.E$1048576];[.A546]);&quot;w&quot;;&quot;m&quot;)" office:value-type="string" office:string-value="m" calcext:value-type="string">
            <text:p>m</text:p>
          </table:table-cell>
          <table:table-cell table:formula="of:=CONCATENATE(IF(COUNTIF([.H$1:.H$1048576];[.A546]);[.H$1]&amp;&quot; &quot;;&quot;&quot;);  IF(COUNTIF([.I$1:.I$1048576];[.A546]);[.I$1]&amp;&quot; &quot;;&quot;&quot;) ; IF(COUNTIF([.J$1:.J$1048576];[.A546]);[.J$1]&amp;&quot; &quot;;&quot;&quot;);  IF(COUNTIF([.K$1:.K$1048576];[.A546]);[.K$1]&amp;&quot; &quot;;&quot;&quot;)    ;  IF(COUNTIF([.L$1:.L$1048576];[.A546]);[.L$1]&amp;&quot; &quot;;&quot;&quot;);  IF(COUNTIF([.M$1:.M$1048576];[.A546]);[.M$1]&amp;&quot; &quot;;&quot;&quot;);  IF(COUNTIF([.N$1:.N$1048576];[.A546]);[.N$1]&amp;&quot; &quot;;&quot;&quot;);  IF(COUNTIF([.O$1:.O$1048576];[.A546]);[.O$1]&amp;&quot; &quot;;&quot;&quot;))" office:value-type="string" office:string-value="arabisch " calcext:value-type="string">
            <text:p>arab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mid</text:p>
          </table:table-cell>
          <table:table-cell table:formula="of:=IF(COUNTIF([.E$1:.E$1048576];[.A547]);&quot;w&quot;;&quot;m&quot;)" office:value-type="string" office:string-value="m" calcext:value-type="string">
            <text:p>m</text:p>
          </table:table-cell>
          <table:table-cell table:formula="of:=CONCATENATE(IF(COUNTIF([.H$1:.H$1048576];[.A547]);[.H$1]&amp;&quot; &quot;;&quot;&quot;);  IF(COUNTIF([.I$1:.I$1048576];[.A547]);[.I$1]&amp;&quot; &quot;;&quot;&quot;) ; IF(COUNTIF([.J$1:.J$1048576];[.A547]);[.J$1]&amp;&quot; &quot;;&quot;&quot;);  IF(COUNTIF([.K$1:.K$1048576];[.A547]);[.K$1]&amp;&quot; &quot;;&quot;&quot;)    ;  IF(COUNTIF([.L$1:.L$1048576];[.A547]);[.L$1]&amp;&quot; &quot;;&quot;&quot;);  IF(COUNTIF([.M$1:.M$1048576];[.A547]);[.M$1]&amp;&quot; &quot;;&quot;&quot;);  IF(COUNTIF([.N$1:.N$1048576];[.A547]);[.N$1]&amp;&quot; &quot;;&quot;&quot;);  IF(COUNTIF([.O$1:.O$1048576];[.A547]);[.O$1]&amp;&quot; &quot;;&quot;&quot;))" office:value-type="string" office:string-value="arabisch " calcext:value-type="string">
            <text:p>arab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ni</text:p>
          </table:table-cell>
          <table:table-cell table:formula="of:=IF(COUNTIF([.E$1:.E$1048576];[.A548]);&quot;w&quot;;&quot;m&quot;)" office:value-type="string" office:string-value="m" calcext:value-type="string">
            <text:p>m</text:p>
          </table:table-cell>
          <table:table-cell table:formula="of:=CONCATENATE(IF(COUNTIF([.H$1:.H$1048576];[.A548]);[.H$1]&amp;&quot; &quot;;&quot;&quot;);  IF(COUNTIF([.I$1:.I$1048576];[.A548]);[.I$1]&amp;&quot; &quot;;&quot;&quot;) ; IF(COUNTIF([.J$1:.J$1048576];[.A548]);[.J$1]&amp;&quot; &quot;;&quot;&quot;);  IF(COUNTIF([.K$1:.K$1048576];[.A548]);[.K$1]&amp;&quot; &quot;;&quot;&quot;)    ;  IF(COUNTIF([.L$1:.L$1048576];[.A548]);[.L$1]&amp;&quot; &quot;;&quot;&quot;);  IF(COUNTIF([.M$1:.M$1048576];[.A548]);[.M$1]&amp;&quot; &quot;;&quot;&quot;);  IF(COUNTIF([.N$1:.N$1048576];[.A548]);[.N$1]&amp;&quot; &quot;;&quot;&quot;);  IF(COUNTIF([.O$1:.O$1048576];[.A548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ur</text:p>
          </table:table-cell>
          <table:table-cell table:formula="of:=IF(COUNTIF([.E$1:.E$1048576];[.A549]);&quot;w&quot;;&quot;m&quot;)" office:value-type="string" office:string-value="m" calcext:value-type="string">
            <text:p>m</text:p>
          </table:table-cell>
          <table:table-cell table:formula="of:=CONCATENATE(IF(COUNTIF([.H$1:.H$1048576];[.A549]);[.H$1]&amp;&quot; &quot;;&quot;&quot;);  IF(COUNTIF([.I$1:.I$1048576];[.A549]);[.I$1]&amp;&quot; &quot;;&quot;&quot;) ; IF(COUNTIF([.J$1:.J$1048576];[.A549]);[.J$1]&amp;&quot; &quot;;&quot;&quot;);  IF(COUNTIF([.K$1:.K$1048576];[.A549]);[.K$1]&amp;&quot; &quot;;&quot;&quot;)    ;  IF(COUNTIF([.L$1:.L$1048576];[.A549]);[.L$1]&amp;&quot; &quot;;&quot;&quot;);  IF(COUNTIF([.M$1:.M$1048576];[.A549]);[.M$1]&amp;&quot; &quot;;&quot;&quot;);  IF(COUNTIF([.N$1:.N$1048576];[.A549]);[.N$1]&amp;&quot; &quot;;&quot;&quot;);  IF(COUNTIF([.O$1:.O$1048576];[.A549]);[.O$1]&amp;&quot; &quot;;&quot;&quot;))" office:value-type="string" office:string-value="arabisch " calcext:value-type="string">
            <text:p>arab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in</text:p>
          </table:table-cell>
          <table:table-cell table:formula="of:=IF(COUNTIF([.E$1:.E$1048576];[.A550]);&quot;w&quot;;&quot;m&quot;)" office:value-type="string" office:string-value="m" calcext:value-type="string">
            <text:p>m</text:p>
          </table:table-cell>
          <table:table-cell table:formula="of:=CONCATENATE(IF(COUNTIF([.H$1:.H$1048576];[.A550]);[.H$1]&amp;&quot; &quot;;&quot;&quot;);  IF(COUNTIF([.I$1:.I$1048576];[.A550]);[.I$1]&amp;&quot; &quot;;&quot;&quot;) ; IF(COUNTIF([.J$1:.J$1048576];[.A550]);[.J$1]&amp;&quot; &quot;;&quot;&quot;);  IF(COUNTIF([.K$1:.K$1048576];[.A550]);[.K$1]&amp;&quot; &quot;;&quot;&quot;)    ;  IF(COUNTIF([.L$1:.L$1048576];[.A550]);[.L$1]&amp;&quot; &quot;;&quot;&quot;);  IF(COUNTIF([.M$1:.M$1048576];[.A550]);[.M$1]&amp;&quot; &quot;;&quot;&quot;);  IF(COUNTIF([.N$1:.N$1048576];[.A550]);[.N$1]&amp;&quot; &quot;;&quot;&quot;);  IF(COUNTIF([.O$1:.O$1048576];[.A550]);[.O$1]&amp;&quot; &quot;;&quot;&quot;))" office:value-type="string" office:string-value="osteuropäisch " calcext:value-type="string">
            <text:p>o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lando</text:p>
          </table:table-cell>
          <table:table-cell table:formula="of:=IF(COUNTIF([.E$1:.E$1048576];[.A551]);&quot;w&quot;;&quot;m&quot;)" office:value-type="string" office:string-value="m" calcext:value-type="string">
            <text:p>m</text:p>
          </table:table-cell>
          <table:table-cell table:formula="of:=CONCATENATE(IF(COUNTIF([.H$1:.H$1048576];[.A551]);[.H$1]&amp;&quot; &quot;;&quot;&quot;);  IF(COUNTIF([.I$1:.I$1048576];[.A551]);[.I$1]&amp;&quot; &quot;;&quot;&quot;) ; IF(COUNTIF([.J$1:.J$1048576];[.A551]);[.J$1]&amp;&quot; &quot;;&quot;&quot;);  IF(COUNTIF([.K$1:.K$1048576];[.A551]);[.K$1]&amp;&quot; &quot;;&quot;&quot;)    ;  IF(COUNTIF([.L$1:.L$1048576];[.A551]);[.L$1]&amp;&quot; &quot;;&quot;&quot;);  IF(COUNTIF([.M$1:.M$1048576];[.A551]);[.M$1]&amp;&quot; &quot;;&quot;&quot;);  IF(COUNTIF([.N$1:.N$1048576];[.A551]);[.N$1]&amp;&quot; &quot;;&quot;&quot;);  IF(COUNTIF([.O$1:.O$1048576];[.A551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kar</text:p>
          </table:table-cell>
          <table:table-cell table:formula="of:=IF(COUNTIF([.E$1:.E$1048576];[.A552]);&quot;w&quot;;&quot;m&quot;)" office:value-type="string" office:string-value="m" calcext:value-type="string">
            <text:p>m</text:p>
          </table:table-cell>
          <table:table-cell table:formula="of:=CONCATENATE(IF(COUNTIF([.H$1:.H$1048576];[.A552]);[.H$1]&amp;&quot; &quot;;&quot;&quot;);  IF(COUNTIF([.I$1:.I$1048576];[.A552]);[.I$1]&amp;&quot; &quot;;&quot;&quot;) ; IF(COUNTIF([.J$1:.J$1048576];[.A552]);[.J$1]&amp;&quot; &quot;;&quot;&quot;);  IF(COUNTIF([.K$1:.K$1048576];[.A552]);[.K$1]&amp;&quot; &quot;;&quot;&quot;)    ;  IF(COUNTIF([.L$1:.L$1048576];[.A552]);[.L$1]&amp;&quot; &quot;;&quot;&quot;);  IF(COUNTIF([.M$1:.M$1048576];[.A552]);[.M$1]&amp;&quot; &quot;;&quot;&quot;);  IF(COUNTIF([.N$1:.N$1048576];[.A552]);[.N$1]&amp;&quot; &quot;;&quot;&quot;);  IF(COUNTIF([.O$1:.O$1048576];[.A552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is</text:p>
          </table:table-cell>
          <table:table-cell table:formula="of:=IF(COUNTIF([.E$1:.E$1048576];[.A553]);&quot;w&quot;;&quot;m&quot;)" office:value-type="string" office:string-value="m" calcext:value-type="string">
            <text:p>m</text:p>
          </table:table-cell>
          <table:table-cell table:formula="of:=CONCATENATE(IF(COUNTIF([.H$1:.H$1048576];[.A553]);[.H$1]&amp;&quot; &quot;;&quot;&quot;);  IF(COUNTIF([.I$1:.I$1048576];[.A553]);[.I$1]&amp;&quot; &quot;;&quot;&quot;) ; IF(COUNTIF([.J$1:.J$1048576];[.A553]);[.J$1]&amp;&quot; &quot;;&quot;&quot;);  IF(COUNTIF([.K$1:.K$1048576];[.A553]);[.K$1]&amp;&quot; &quot;;&quot;&quot;)    ;  IF(COUNTIF([.L$1:.L$1048576];[.A553]);[.L$1]&amp;&quot; &quot;;&quot;&quot;);  IF(COUNTIF([.M$1:.M$1048576];[.A553]);[.M$1]&amp;&quot; &quot;;&quot;&quot;);  IF(COUNTIF([.N$1:.N$1048576];[.A553]);[.N$1]&amp;&quot; &quot;;&quot;&quot;);  IF(COUNTIF([.O$1:.O$1048576];[.A553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telo</text:p>
          </table:table-cell>
          <table:table-cell table:formula="of:=IF(COUNTIF([.E$1:.E$1048576];[.A554]);&quot;w&quot;;&quot;m&quot;)" office:value-type="string" office:string-value="m" calcext:value-type="string">
            <text:p>m</text:p>
          </table:table-cell>
          <table:table-cell table:formula="of:=CONCATENATE(IF(COUNTIF([.H$1:.H$1048576];[.A554]);[.H$1]&amp;&quot; &quot;;&quot;&quot;);  IF(COUNTIF([.I$1:.I$1048576];[.A554]);[.I$1]&amp;&quot; &quot;;&quot;&quot;) ; IF(COUNTIF([.J$1:.J$1048576];[.A554]);[.J$1]&amp;&quot; &quot;;&quot;&quot;);  IF(COUNTIF([.K$1:.K$1048576];[.A554]);[.K$1]&amp;&quot; &quot;;&quot;&quot;)    ;  IF(COUNTIF([.L$1:.L$1048576];[.A554]);[.L$1]&amp;&quot; &quot;;&quot;&quot;);  IF(COUNTIF([.M$1:.M$1048576];[.A554]);[.M$1]&amp;&quot; &quot;;&quot;&quot;);  IF(COUNTIF([.N$1:.N$1048576];[.A554]);[.N$1]&amp;&quot; &quot;;&quot;&quot;);  IF(COUNTIF([.O$1:.O$1048576];[.A554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to</text:p>
          </table:table-cell>
          <table:table-cell table:formula="of:=IF(COUNTIF([.E$1:.E$1048576];[.A555]);&quot;w&quot;;&quot;m&quot;)" office:value-type="string" office:string-value="m" calcext:value-type="string">
            <text:p>m</text:p>
          </table:table-cell>
          <table:table-cell table:formula="of:=CONCATENATE(IF(COUNTIF([.H$1:.H$1048576];[.A555]);[.H$1]&amp;&quot; &quot;;&quot;&quot;);  IF(COUNTIF([.I$1:.I$1048576];[.A555]);[.I$1]&amp;&quot; &quot;;&quot;&quot;) ; IF(COUNTIF([.J$1:.J$1048576];[.A555]);[.J$1]&amp;&quot; &quot;;&quot;&quot;);  IF(COUNTIF([.K$1:.K$1048576];[.A555]);[.K$1]&amp;&quot; &quot;;&quot;&quot;)    ;  IF(COUNTIF([.L$1:.L$1048576];[.A555]);[.L$1]&amp;&quot; &quot;;&quot;&quot;);  IF(COUNTIF([.M$1:.M$1048576];[.A555]);[.M$1]&amp;&quot; &quot;;&quot;&quot;);  IF(COUNTIF([.N$1:.N$1048576];[.A555]);[.N$1]&amp;&quot; &quot;;&quot;&quot;);  IF(COUNTIF([.O$1:.O$1048576];[.A555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wen</text:p>
          </table:table-cell>
          <table:table-cell table:formula="of:=IF(COUNTIF([.E$1:.E$1048576];[.A556]);&quot;w&quot;;&quot;m&quot;)" office:value-type="string" office:string-value="m" calcext:value-type="string">
            <text:p>m</text:p>
          </table:table-cell>
          <table:table-cell table:formula="of:=CONCATENATE(IF(COUNTIF([.H$1:.H$1048576];[.A556]);[.H$1]&amp;&quot; &quot;;&quot;&quot;);  IF(COUNTIF([.I$1:.I$1048576];[.A556]);[.I$1]&amp;&quot; &quot;;&quot;&quot;) ; IF(COUNTIF([.J$1:.J$1048576];[.A556]);[.J$1]&amp;&quot; &quot;;&quot;&quot;);  IF(COUNTIF([.K$1:.K$1048576];[.A556]);[.K$1]&amp;&quot; &quot;;&quot;&quot;)    ;  IF(COUNTIF([.L$1:.L$1048576];[.A556]);[.L$1]&amp;&quot; &quot;;&quot;&quot;);  IF(COUNTIF([.M$1:.M$1048576];[.A556]);[.M$1]&amp;&quot; &quot;;&quot;&quot;);  IF(COUNTIF([.N$1:.N$1048576];[.A556]);[.N$1]&amp;&quot; &quot;;&quot;&quot;);  IF(COUNTIF([.O$1:.O$1048576];[.A556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blo</text:p>
          </table:table-cell>
          <table:table-cell table:formula="of:=IF(COUNTIF([.E$1:.E$1048576];[.A557]);&quot;w&quot;;&quot;m&quot;)" office:value-type="string" office:string-value="m" calcext:value-type="string">
            <text:p>m</text:p>
          </table:table-cell>
          <table:table-cell table:formula="of:=CONCATENATE(IF(COUNTIF([.H$1:.H$1048576];[.A557]);[.H$1]&amp;&quot; &quot;;&quot;&quot;);  IF(COUNTIF([.I$1:.I$1048576];[.A557]);[.I$1]&amp;&quot; &quot;;&quot;&quot;) ; IF(COUNTIF([.J$1:.J$1048576];[.A557]);[.J$1]&amp;&quot; &quot;;&quot;&quot;);  IF(COUNTIF([.K$1:.K$1048576];[.A557]);[.K$1]&amp;&quot; &quot;;&quot;&quot;)    ;  IF(COUNTIF([.L$1:.L$1048576];[.A557]);[.L$1]&amp;&quot; &quot;;&quot;&quot;);  IF(COUNTIF([.M$1:.M$1048576];[.A557]);[.M$1]&amp;&quot; &quot;;&quot;&quot;);  IF(COUNTIF([.N$1:.N$1048576];[.A557]);[.N$1]&amp;&quot; &quot;;&quot;&quot;);  IF(COUNTIF([.O$1:.O$1048576];[.A557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ddy</text:p>
          </table:table-cell>
          <table:table-cell table:formula="of:=IF(COUNTIF([.E$1:.E$1048576];[.A558]);&quot;w&quot;;&quot;m&quot;)" office:value-type="string" office:string-value="m" calcext:value-type="string">
            <text:p>m</text:p>
          </table:table-cell>
          <table:table-cell table:formula="of:=CONCATENATE(IF(COUNTIF([.H$1:.H$1048576];[.A558]);[.H$1]&amp;&quot; &quot;;&quot;&quot;);  IF(COUNTIF([.I$1:.I$1048576];[.A558]);[.I$1]&amp;&quot; &quot;;&quot;&quot;) ; IF(COUNTIF([.J$1:.J$1048576];[.A558]);[.J$1]&amp;&quot; &quot;;&quot;&quot;);  IF(COUNTIF([.K$1:.K$1048576];[.A558]);[.K$1]&amp;&quot; &quot;;&quot;&quot;)    ;  IF(COUNTIF([.L$1:.L$1048576];[.A558]);[.L$1]&amp;&quot; &quot;;&quot;&quot;);  IF(COUNTIF([.M$1:.M$1048576];[.A558]);[.M$1]&amp;&quot; &quot;;&quot;&quot;);  IF(COUNTIF([.N$1:.N$1048576];[.A558]);[.N$1]&amp;&quot; &quot;;&quot;&quot;);  IF(COUNTIF([.O$1:.O$1048576];[.A558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olo</text:p>
          </table:table-cell>
          <table:table-cell table:formula="of:=IF(COUNTIF([.E$1:.E$1048576];[.A559]);&quot;w&quot;;&quot;m&quot;)" office:value-type="string" office:string-value="m" calcext:value-type="string">
            <text:p>m</text:p>
          </table:table-cell>
          <table:table-cell table:formula="of:=CONCATENATE(IF(COUNTIF([.H$1:.H$1048576];[.A559]);[.H$1]&amp;&quot; &quot;;&quot;&quot;);  IF(COUNTIF([.I$1:.I$1048576];[.A559]);[.I$1]&amp;&quot; &quot;;&quot;&quot;) ; IF(COUNTIF([.J$1:.J$1048576];[.A559]);[.J$1]&amp;&quot; &quot;;&quot;&quot;);  IF(COUNTIF([.K$1:.K$1048576];[.A559]);[.K$1]&amp;&quot; &quot;;&quot;&quot;)    ;  IF(COUNTIF([.L$1:.L$1048576];[.A559]);[.L$1]&amp;&quot; &quot;;&quot;&quot;);  IF(COUNTIF([.M$1:.M$1048576];[.A559]);[.M$1]&amp;&quot; &quot;;&quot;&quot;);  IF(COUNTIF([.N$1:.N$1048576];[.A559]);[.N$1]&amp;&quot; &quot;;&quot;&quot;);  IF(COUNTIF([.O$1:.O$1048576];[.A559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cal</text:p>
          </table:table-cell>
          <table:table-cell table:formula="of:=IF(COUNTIF([.E$1:.E$1048576];[.A560]);&quot;w&quot;;&quot;m&quot;)" office:value-type="string" office:string-value="m" calcext:value-type="string">
            <text:p>m</text:p>
          </table:table-cell>
          <table:table-cell table:formula="of:=CONCATENATE(IF(COUNTIF([.H$1:.H$1048576];[.A560]);[.H$1]&amp;&quot; &quot;;&quot;&quot;);  IF(COUNTIF([.I$1:.I$1048576];[.A560]);[.I$1]&amp;&quot; &quot;;&quot;&quot;) ; IF(COUNTIF([.J$1:.J$1048576];[.A560]);[.J$1]&amp;&quot; &quot;;&quot;&quot;);  IF(COUNTIF([.K$1:.K$1048576];[.A560]);[.K$1]&amp;&quot; &quot;;&quot;&quot;)    ;  IF(COUNTIF([.L$1:.L$1048576];[.A560]);[.L$1]&amp;&quot; &quot;;&quot;&quot;);  IF(COUNTIF([.M$1:.M$1048576];[.A560]);[.M$1]&amp;&quot; &quot;;&quot;&quot;);  IF(COUNTIF([.N$1:.N$1048576];[.A560]);[.N$1]&amp;&quot; &quot;;&quot;&quot;);  IF(COUNTIF([.O$1:.O$1048576];[.A560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trick</text:p>
          </table:table-cell>
          <table:table-cell table:formula="of:=IF(COUNTIF([.E$1:.E$1048576];[.A561]);&quot;w&quot;;&quot;m&quot;)" office:value-type="string" office:string-value="m" calcext:value-type="string">
            <text:p>m</text:p>
          </table:table-cell>
          <table:table-cell table:formula="of:=CONCATENATE(IF(COUNTIF([.H$1:.H$1048576];[.A561]);[.H$1]&amp;&quot; &quot;;&quot;&quot;);  IF(COUNTIF([.I$1:.I$1048576];[.A561]);[.I$1]&amp;&quot; &quot;;&quot;&quot;) ; IF(COUNTIF([.J$1:.J$1048576];[.A561]);[.J$1]&amp;&quot; &quot;;&quot;&quot;);  IF(COUNTIF([.K$1:.K$1048576];[.A561]);[.K$1]&amp;&quot; &quot;;&quot;&quot;)    ;  IF(COUNTIF([.L$1:.L$1048576];[.A561]);[.L$1]&amp;&quot; &quot;;&quot;&quot;);  IF(COUNTIF([.M$1:.M$1048576];[.A561]);[.M$1]&amp;&quot; &quot;;&quot;&quot;);  IF(COUNTIF([.N$1:.N$1048576];[.A561]);[.N$1]&amp;&quot; &quot;;&quot;&quot;);  IF(COUNTIF([.O$1:.O$1048576];[.A561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ul</text:p>
          </table:table-cell>
          <table:table-cell table:formula="of:=IF(COUNTIF([.E$1:.E$1048576];[.A562]);&quot;w&quot;;&quot;m&quot;)" office:value-type="string" office:string-value="m" calcext:value-type="string">
            <text:p>m</text:p>
          </table:table-cell>
          <table:table-cell table:formula="of:=CONCATENATE(IF(COUNTIF([.H$1:.H$1048576];[.A562]);[.H$1]&amp;&quot; &quot;;&quot;&quot;);  IF(COUNTIF([.I$1:.I$1048576];[.A562]);[.I$1]&amp;&quot; &quot;;&quot;&quot;) ; IF(COUNTIF([.J$1:.J$1048576];[.A562]);[.J$1]&amp;&quot; &quot;;&quot;&quot;);  IF(COUNTIF([.K$1:.K$1048576];[.A562]);[.K$1]&amp;&quot; &quot;;&quot;&quot;)    ;  IF(COUNTIF([.L$1:.L$1048576];[.A562]);[.L$1]&amp;&quot; &quot;;&quot;&quot;);  IF(COUNTIF([.M$1:.M$1048576];[.A562]);[.M$1]&amp;&quot; &quot;;&quot;&quot;);  IF(COUNTIF([.N$1:.N$1048576];[.A562]);[.N$1]&amp;&quot; &quot;;&quot;&quot;);  IF(COUNTIF([.O$1:.O$1048576];[.A562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ulo</text:p>
          </table:table-cell>
          <table:table-cell table:formula="of:=IF(COUNTIF([.E$1:.E$1048576];[.A563]);&quot;w&quot;;&quot;m&quot;)" office:value-type="string" office:string-value="m" calcext:value-type="string">
            <text:p>m</text:p>
          </table:table-cell>
          <table:table-cell table:formula="of:=CONCATENATE(IF(COUNTIF([.H$1:.H$1048576];[.A563]);[.H$1]&amp;&quot; &quot;;&quot;&quot;);  IF(COUNTIF([.I$1:.I$1048576];[.A563]);[.I$1]&amp;&quot; &quot;;&quot;&quot;) ; IF(COUNTIF([.J$1:.J$1048576];[.A563]);[.J$1]&amp;&quot; &quot;;&quot;&quot;);  IF(COUNTIF([.K$1:.K$1048576];[.A563]);[.K$1]&amp;&quot; &quot;;&quot;&quot;)    ;  IF(COUNTIF([.L$1:.L$1048576];[.A563]);[.L$1]&amp;&quot; &quot;;&quot;&quot;);  IF(COUNTIF([.M$1:.M$1048576];[.A563]);[.M$1]&amp;&quot; &quot;;&quot;&quot;);  IF(COUNTIF([.N$1:.N$1048576];[.A563]);[.N$1]&amp;&quot; &quot;;&quot;&quot;);  IF(COUNTIF([.O$1:.O$1048576];[.A563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dro</text:p>
          </table:table-cell>
          <table:table-cell table:formula="of:=IF(COUNTIF([.E$1:.E$1048576];[.A564]);&quot;w&quot;;&quot;m&quot;)" office:value-type="string" office:string-value="m" calcext:value-type="string">
            <text:p>m</text:p>
          </table:table-cell>
          <table:table-cell table:formula="of:=CONCATENATE(IF(COUNTIF([.H$1:.H$1048576];[.A564]);[.H$1]&amp;&quot; &quot;;&quot;&quot;);  IF(COUNTIF([.I$1:.I$1048576];[.A564]);[.I$1]&amp;&quot; &quot;;&quot;&quot;) ; IF(COUNTIF([.J$1:.J$1048576];[.A564]);[.J$1]&amp;&quot; &quot;;&quot;&quot;);  IF(COUNTIF([.K$1:.K$1048576];[.A564]);[.K$1]&amp;&quot; &quot;;&quot;&quot;)    ;  IF(COUNTIF([.L$1:.L$1048576];[.A564]);[.L$1]&amp;&quot; &quot;;&quot;&quot;);  IF(COUNTIF([.M$1:.M$1048576];[.A564]);[.M$1]&amp;&quot; &quot;;&quot;&quot;);  IF(COUNTIF([.N$1:.N$1048576];[.A564]);[.N$1]&amp;&quot; &quot;;&quot;&quot;);  IF(COUNTIF([.O$1:.O$1048576];[.A564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pe</text:p>
          </table:table-cell>
          <table:table-cell table:formula="of:=IF(COUNTIF([.E$1:.E$1048576];[.A565]);&quot;w&quot;;&quot;m&quot;)" office:value-type="string" office:string-value="m" calcext:value-type="string">
            <text:p>m</text:p>
          </table:table-cell>
          <table:table-cell table:formula="of:=CONCATENATE(IF(COUNTIF([.H$1:.H$1048576];[.A565]);[.H$1]&amp;&quot; &quot;;&quot;&quot;);  IF(COUNTIF([.I$1:.I$1048576];[.A565]);[.I$1]&amp;&quot; &quot;;&quot;&quot;) ; IF(COUNTIF([.J$1:.J$1048576];[.A565]);[.J$1]&amp;&quot; &quot;;&quot;&quot;);  IF(COUNTIF([.K$1:.K$1048576];[.A565]);[.K$1]&amp;&quot; &quot;;&quot;&quot;)    ;  IF(COUNTIF([.L$1:.L$1048576];[.A565]);[.L$1]&amp;&quot; &quot;;&quot;&quot;);  IF(COUNTIF([.M$1:.M$1048576];[.A565]);[.M$1]&amp;&quot; &quot;;&quot;&quot;);  IF(COUNTIF([.N$1:.N$1048576];[.A565]);[.N$1]&amp;&quot; &quot;;&quot;&quot;);  IF(COUNTIF([.O$1:.O$1048576];[.A565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</text:p>
          </table:table-cell>
          <table:table-cell table:formula="of:=IF(COUNTIF([.E$1:.E$1048576];[.A566]);&quot;w&quot;;&quot;m&quot;)" office:value-type="string" office:string-value="m" calcext:value-type="string">
            <text:p>m</text:p>
          </table:table-cell>
          <table:table-cell table:formula="of:=CONCATENATE(IF(COUNTIF([.H$1:.H$1048576];[.A566]);[.H$1]&amp;&quot; &quot;;&quot;&quot;);  IF(COUNTIF([.I$1:.I$1048576];[.A566]);[.I$1]&amp;&quot; &quot;;&quot;&quot;) ; IF(COUNTIF([.J$1:.J$1048576];[.A566]);[.J$1]&amp;&quot; &quot;;&quot;&quot;);  IF(COUNTIF([.K$1:.K$1048576];[.A566]);[.K$1]&amp;&quot; &quot;;&quot;&quot;)    ;  IF(COUNTIF([.L$1:.L$1048576];[.A566]);[.L$1]&amp;&quot; &quot;;&quot;&quot;);  IF(COUNTIF([.M$1:.M$1048576];[.A566]);[.M$1]&amp;&quot; &quot;;&quot;&quot;);  IF(COUNTIF([.N$1:.N$1048576];[.A566]);[.N$1]&amp;&quot; &quot;;&quot;&quot;);  IF(COUNTIF([.O$1:.O$1048576];[.A566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cival</text:p>
          </table:table-cell>
          <table:table-cell table:formula="of:=IF(COUNTIF([.E$1:.E$1048576];[.A567]);&quot;w&quot;;&quot;m&quot;)" office:value-type="string" office:string-value="m" calcext:value-type="string">
            <text:p>m</text:p>
          </table:table-cell>
          <table:table-cell table:formula="of:=CONCATENATE(IF(COUNTIF([.H$1:.H$1048576];[.A567]);[.H$1]&amp;&quot; &quot;;&quot;&quot;);  IF(COUNTIF([.I$1:.I$1048576];[.A567]);[.I$1]&amp;&quot; &quot;;&quot;&quot;) ; IF(COUNTIF([.J$1:.J$1048576];[.A567]);[.J$1]&amp;&quot; &quot;;&quot;&quot;);  IF(COUNTIF([.K$1:.K$1048576];[.A567]);[.K$1]&amp;&quot; &quot;;&quot;&quot;)    ;  IF(COUNTIF([.L$1:.L$1048576];[.A567]);[.L$1]&amp;&quot; &quot;;&quot;&quot;);  IF(COUNTIF([.M$1:.M$1048576];[.A567]);[.M$1]&amp;&quot; &quot;;&quot;&quot;);  IF(COUNTIF([.N$1:.N$1048576];[.A567]);[.N$1]&amp;&quot; &quot;;&quot;&quot;);  IF(COUNTIF([.O$1:.O$1048576];[.A567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ter</text:p>
          </table:table-cell>
          <table:table-cell table:formula="of:=IF(COUNTIF([.E$1:.E$1048576];[.A568]);&quot;w&quot;;&quot;m&quot;)" office:value-type="string" office:string-value="m" calcext:value-type="string">
            <text:p>m</text:p>
          </table:table-cell>
          <table:table-cell table:formula="of:=CONCATENATE(IF(COUNTIF([.H$1:.H$1048576];[.A568]);[.H$1]&amp;&quot; &quot;;&quot;&quot;);  IF(COUNTIF([.I$1:.I$1048576];[.A568]);[.I$1]&amp;&quot; &quot;;&quot;&quot;) ; IF(COUNTIF([.J$1:.J$1048576];[.A568]);[.J$1]&amp;&quot; &quot;;&quot;&quot;);  IF(COUNTIF([.K$1:.K$1048576];[.A568]);[.K$1]&amp;&quot; &quot;;&quot;&quot;)    ;  IF(COUNTIF([.L$1:.L$1048576];[.A568]);[.L$1]&amp;&quot; &quot;;&quot;&quot;);  IF(COUNTIF([.M$1:.M$1048576];[.A568]);[.M$1]&amp;&quot; &quot;;&quot;&quot;);  IF(COUNTIF([.N$1:.N$1048576];[.A568]);[.N$1]&amp;&quot; &quot;;&quot;&quot;);  IF(COUNTIF([.O$1:.O$1048576];[.A568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il</text:p>
          </table:table-cell>
          <table:table-cell table:formula="of:=IF(COUNTIF([.E$1:.E$1048576];[.A569]);&quot;w&quot;;&quot;m&quot;)" office:value-type="string" office:string-value="m" calcext:value-type="string">
            <text:p>m</text:p>
          </table:table-cell>
          <table:table-cell table:formula="of:=CONCATENATE(IF(COUNTIF([.H$1:.H$1048576];[.A569]);[.H$1]&amp;&quot; &quot;;&quot;&quot;);  IF(COUNTIF([.I$1:.I$1048576];[.A569]);[.I$1]&amp;&quot; &quot;;&quot;&quot;) ; IF(COUNTIF([.J$1:.J$1048576];[.A569]);[.J$1]&amp;&quot; &quot;;&quot;&quot;);  IF(COUNTIF([.K$1:.K$1048576];[.A569]);[.K$1]&amp;&quot; &quot;;&quot;&quot;)    ;  IF(COUNTIF([.L$1:.L$1048576];[.A569]);[.L$1]&amp;&quot; &quot;;&quot;&quot;);  IF(COUNTIF([.M$1:.M$1048576];[.A569]);[.M$1]&amp;&quot; &quot;;&quot;&quot;);  IF(COUNTIF([.N$1:.N$1048576];[.A569]);[.N$1]&amp;&quot; &quot;;&quot;&quot;);  IF(COUNTIF([.O$1:.O$1048576];[.A569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ilipp</text:p>
          </table:table-cell>
          <table:table-cell table:formula="of:=IF(COUNTIF([.E$1:.E$1048576];[.A570]);&quot;w&quot;;&quot;m&quot;)" office:value-type="string" office:string-value="m" calcext:value-type="string">
            <text:p>m</text:p>
          </table:table-cell>
          <table:table-cell table:formula="of:=CONCATENATE(IF(COUNTIF([.H$1:.H$1048576];[.A570]);[.H$1]&amp;&quot; &quot;;&quot;&quot;);  IF(COUNTIF([.I$1:.I$1048576];[.A570]);[.I$1]&amp;&quot; &quot;;&quot;&quot;) ; IF(COUNTIF([.J$1:.J$1048576];[.A570]);[.J$1]&amp;&quot; &quot;;&quot;&quot;);  IF(COUNTIF([.K$1:.K$1048576];[.A570]);[.K$1]&amp;&quot; &quot;;&quot;&quot;)    ;  IF(COUNTIF([.L$1:.L$1048576];[.A570]);[.L$1]&amp;&quot; &quot;;&quot;&quot;);  IF(COUNTIF([.M$1:.M$1048576];[.A570]);[.M$1]&amp;&quot; &quot;;&quot;&quot;);  IF(COUNTIF([.N$1:.N$1048576];[.A570]);[.N$1]&amp;&quot; &quot;;&quot;&quot;);  IF(COUNTIF([.O$1:.O$1048576];[.A570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etro</text:p>
          </table:table-cell>
          <table:table-cell table:formula="of:=IF(COUNTIF([.E$1:.E$1048576];[.A571]);&quot;w&quot;;&quot;m&quot;)" office:value-type="string" office:string-value="m" calcext:value-type="string">
            <text:p>m</text:p>
          </table:table-cell>
          <table:table-cell table:formula="of:=CONCATENATE(IF(COUNTIF([.H$1:.H$1048576];[.A571]);[.H$1]&amp;&quot; &quot;;&quot;&quot;);  IF(COUNTIF([.I$1:.I$1048576];[.A571]);[.I$1]&amp;&quot; &quot;;&quot;&quot;) ; IF(COUNTIF([.J$1:.J$1048576];[.A571]);[.J$1]&amp;&quot; &quot;;&quot;&quot;);  IF(COUNTIF([.K$1:.K$1048576];[.A571]);[.K$1]&amp;&quot; &quot;;&quot;&quot;)    ;  IF(COUNTIF([.L$1:.L$1048576];[.A571]);[.L$1]&amp;&quot; &quot;;&quot;&quot;);  IF(COUNTIF([.M$1:.M$1048576];[.A571]);[.M$1]&amp;&quot; &quot;;&quot;&quot;);  IF(COUNTIF([.N$1:.N$1048576];[.A571]);[.N$1]&amp;&quot; &quot;;&quot;&quot;);  IF(COUNTIF([.O$1:.O$1048576];[.A571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us</text:p>
          </table:table-cell>
          <table:table-cell table:formula="of:=IF(COUNTIF([.E$1:.E$1048576];[.A572]);&quot;w&quot;;&quot;m&quot;)" office:value-type="string" office:string-value="m" calcext:value-type="string">
            <text:p>m</text:p>
          </table:table-cell>
          <table:table-cell table:formula="of:=CONCATENATE(IF(COUNTIF([.H$1:.H$1048576];[.A572]);[.H$1]&amp;&quot; &quot;;&quot;&quot;);  IF(COUNTIF([.I$1:.I$1048576];[.A572]);[.I$1]&amp;&quot; &quot;;&quot;&quot;) ; IF(COUNTIF([.J$1:.J$1048576];[.A572]);[.J$1]&amp;&quot; &quot;;&quot;&quot;);  IF(COUNTIF([.K$1:.K$1048576];[.A572]);[.K$1]&amp;&quot; &quot;;&quot;&quot;)    ;  IF(COUNTIF([.L$1:.L$1048576];[.A572]);[.L$1]&amp;&quot; &quot;;&quot;&quot;);  IF(COUNTIF([.M$1:.M$1048576];[.A572]);[.M$1]&amp;&quot; &quot;;&quot;&quot;);  IF(COUNTIF([.N$1:.N$1048576];[.A572]);[.N$1]&amp;&quot; &quot;;&quot;&quot;);  IF(COUNTIF([.O$1:.O$1048576];[.A572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lan</text:p>
          </table:table-cell>
          <table:table-cell table:formula="of:=IF(COUNTIF([.E$1:.E$1048576];[.A573]);&quot;w&quot;;&quot;m&quot;)" office:value-type="string" office:string-value="m" calcext:value-type="string">
            <text:p>m</text:p>
          </table:table-cell>
          <table:table-cell table:formula="of:=CONCATENATE(IF(COUNTIF([.H$1:.H$1048576];[.A573]);[.H$1]&amp;&quot; &quot;;&quot;&quot;);  IF(COUNTIF([.I$1:.I$1048576];[.A573]);[.I$1]&amp;&quot; &quot;;&quot;&quot;) ; IF(COUNTIF([.J$1:.J$1048576];[.A573]);[.J$1]&amp;&quot; &quot;;&quot;&quot;);  IF(COUNTIF([.K$1:.K$1048576];[.A573]);[.K$1]&amp;&quot; &quot;;&quot;&quot;)    ;  IF(COUNTIF([.L$1:.L$1048576];[.A573]);[.L$1]&amp;&quot; &quot;;&quot;&quot;);  IF(COUNTIF([.M$1:.M$1048576];[.A573]);[.M$1]&amp;&quot; &quot;;&quot;&quot;);  IF(COUNTIF([.N$1:.N$1048576];[.A573]);[.N$1]&amp;&quot; &quot;;&quot;&quot;);  IF(COUNTIF([.O$1:.O$1048576];[.A573]);[.O$1]&amp;&quot; &quot;;&quot;&quot;))" office:value-type="string" office:string-value="arabisch " calcext:value-type="string">
            <text:p>arab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ston</text:p>
          </table:table-cell>
          <table:table-cell table:formula="of:=IF(COUNTIF([.E$1:.E$1048576];[.A574]);&quot;w&quot;;&quot;m&quot;)" office:value-type="string" office:string-value="m" calcext:value-type="string">
            <text:p>m</text:p>
          </table:table-cell>
          <table:table-cell table:formula="of:=CONCATENATE(IF(COUNTIF([.H$1:.H$1048576];[.A574]);[.H$1]&amp;&quot; &quot;;&quot;&quot;);  IF(COUNTIF([.I$1:.I$1048576];[.A574]);[.I$1]&amp;&quot; &quot;;&quot;&quot;) ; IF(COUNTIF([.J$1:.J$1048576];[.A574]);[.J$1]&amp;&quot; &quot;;&quot;&quot;);  IF(COUNTIF([.K$1:.K$1048576];[.A574]);[.K$1]&amp;&quot; &quot;;&quot;&quot;)    ;  IF(COUNTIF([.L$1:.L$1048576];[.A574]);[.L$1]&amp;&quot; &quot;;&quot;&quot;);  IF(COUNTIF([.M$1:.M$1048576];[.A574]);[.M$1]&amp;&quot; &quot;;&quot;&quot;);  IF(COUNTIF([.N$1:.N$1048576];[.A574]);[.N$1]&amp;&quot; &quot;;&quot;&quot;);  IF(COUNTIF([.O$1:.O$1048576];[.A574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imus</text:p>
          </table:table-cell>
          <table:table-cell table:formula="of:=IF(COUNTIF([.E$1:.E$1048576];[.A575]);&quot;w&quot;;&quot;m&quot;)" office:value-type="string" office:string-value="m" calcext:value-type="string">
            <text:p>m</text:p>
          </table:table-cell>
          <table:table-cell table:formula="of:=CONCATENATE(IF(COUNTIF([.H$1:.H$1048576];[.A575]);[.H$1]&amp;&quot; &quot;;&quot;&quot;);  IF(COUNTIF([.I$1:.I$1048576];[.A575]);[.I$1]&amp;&quot; &quot;;&quot;&quot;) ; IF(COUNTIF([.J$1:.J$1048576];[.A575]);[.J$1]&amp;&quot; &quot;;&quot;&quot;);  IF(COUNTIF([.K$1:.K$1048576];[.A575]);[.K$1]&amp;&quot; &quot;;&quot;&quot;)    ;  IF(COUNTIF([.L$1:.L$1048576];[.A575]);[.L$1]&amp;&quot; &quot;;&quot;&quot;);  IF(COUNTIF([.M$1:.M$1048576];[.A575]);[.M$1]&amp;&quot; &quot;;&quot;&quot;);  IF(COUNTIF([.N$1:.N$1048576];[.A575]);[.N$1]&amp;&quot; &quot;;&quot;&quot;);  IF(COUNTIF([.O$1:.O$1048576];[.A575]);[.O$1]&amp;&quot; &quot;;&quot;&quot;))" office:value-type="string" office:string-value="lateinisch " calcext:value-type="string">
            <text:p>latein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entin</text:p>
          </table:table-cell>
          <table:table-cell table:formula="of:=IF(COUNTIF([.E$1:.E$1048576];[.A576]);&quot;w&quot;;&quot;m&quot;)" office:value-type="string" office:string-value="m" calcext:value-type="string">
            <text:p>m</text:p>
          </table:table-cell>
          <table:table-cell table:formula="of:=CONCATENATE(IF(COUNTIF([.H$1:.H$1048576];[.A576]);[.H$1]&amp;&quot; &quot;;&quot;&quot;);  IF(COUNTIF([.I$1:.I$1048576];[.A576]);[.I$1]&amp;&quot; &quot;;&quot;&quot;) ; IF(COUNTIF([.J$1:.J$1048576];[.A576]);[.J$1]&amp;&quot; &quot;;&quot;&quot;);  IF(COUNTIF([.K$1:.K$1048576];[.A576]);[.K$1]&amp;&quot; &quot;;&quot;&quot;)    ;  IF(COUNTIF([.L$1:.L$1048576];[.A576]);[.L$1]&amp;&quot; &quot;;&quot;&quot;);  IF(COUNTIF([.M$1:.M$1048576];[.A576]);[.M$1]&amp;&quot; &quot;;&quot;&quot;);  IF(COUNTIF([.N$1:.N$1048576];[.A576]);[.N$1]&amp;&quot; &quot;;&quot;&quot;);  IF(COUNTIF([.O$1:.O$1048576];[.A576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rin</text:p>
          </table:table-cell>
          <table:table-cell table:formula="of:=IF(COUNTIF([.E$1:.E$1048576];[.A577]);&quot;w&quot;;&quot;m&quot;)" office:value-type="string" office:string-value="m" calcext:value-type="string">
            <text:p>m</text:p>
          </table:table-cell>
          <table:table-cell table:formula="of:=CONCATENATE(IF(COUNTIF([.H$1:.H$1048576];[.A577]);[.H$1]&amp;&quot; &quot;;&quot;&quot;);  IF(COUNTIF([.I$1:.I$1048576];[.A577]);[.I$1]&amp;&quot; &quot;;&quot;&quot;) ; IF(COUNTIF([.J$1:.J$1048576];[.A577]);[.J$1]&amp;&quot; &quot;;&quot;&quot;);  IF(COUNTIF([.K$1:.K$1048576];[.A577]);[.K$1]&amp;&quot; &quot;;&quot;&quot;)    ;  IF(COUNTIF([.L$1:.L$1048576];[.A577]);[.L$1]&amp;&quot; &quot;;&quot;&quot;);  IF(COUNTIF([.M$1:.M$1048576];[.A577]);[.M$1]&amp;&quot; &quot;;&quot;&quot;);  IF(COUNTIF([.N$1:.N$1048576];[.A577]);[.N$1]&amp;&quot; &quot;;&quot;&quot;);  IF(COUNTIF([.O$1:.O$1048576];[.A577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phael</text:p>
          </table:table-cell>
          <table:table-cell table:formula="of:=IF(COUNTIF([.E$1:.E$1048576];[.A578]);&quot;w&quot;;&quot;m&quot;)" office:value-type="string" office:string-value="m" calcext:value-type="string">
            <text:p>m</text:p>
          </table:table-cell>
          <table:table-cell table:formula="of:=CONCATENATE(IF(COUNTIF([.H$1:.H$1048576];[.A578]);[.H$1]&amp;&quot; &quot;;&quot;&quot;);  IF(COUNTIF([.I$1:.I$1048576];[.A578]);[.I$1]&amp;&quot; &quot;;&quot;&quot;) ; IF(COUNTIF([.J$1:.J$1048576];[.A578]);[.J$1]&amp;&quot; &quot;;&quot;&quot;);  IF(COUNTIF([.K$1:.K$1048576];[.A578]);[.K$1]&amp;&quot; &quot;;&quot;&quot;)    ;  IF(COUNTIF([.L$1:.L$1048576];[.A578]);[.L$1]&amp;&quot; &quot;;&quot;&quot;);  IF(COUNTIF([.M$1:.M$1048576];[.A578]);[.M$1]&amp;&quot; &quot;;&quot;&quot;);  IF(COUNTIF([.N$1:.N$1048576];[.A578]);[.N$1]&amp;&quot; &quot;;&quot;&quot;);  IF(COUNTIF([.O$1:.O$1048576];[.A578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cardo</text:p>
          </table:table-cell>
          <table:table-cell table:formula="of:=IF(COUNTIF([.E$1:.E$1048576];[.A579]);&quot;w&quot;;&quot;m&quot;)" office:value-type="string" office:string-value="m" calcext:value-type="string">
            <text:p>m</text:p>
          </table:table-cell>
          <table:table-cell table:formula="of:=CONCATENATE(IF(COUNTIF([.H$1:.H$1048576];[.A579]);[.H$1]&amp;&quot; &quot;;&quot;&quot;);  IF(COUNTIF([.I$1:.I$1048576];[.A579]);[.I$1]&amp;&quot; &quot;;&quot;&quot;) ; IF(COUNTIF([.J$1:.J$1048576];[.A579]);[.J$1]&amp;&quot; &quot;;&quot;&quot;);  IF(COUNTIF([.K$1:.K$1048576];[.A579]);[.K$1]&amp;&quot; &quot;;&quot;&quot;)    ;  IF(COUNTIF([.L$1:.L$1048576];[.A579]);[.L$1]&amp;&quot; &quot;;&quot;&quot;);  IF(COUNTIF([.M$1:.M$1048576];[.A579]);[.M$1]&amp;&quot; &quot;;&quot;&quot;);  IF(COUNTIF([.N$1:.N$1048576];[.A579]);[.N$1]&amp;&quot; &quot;;&quot;&quot;);  IF(COUNTIF([.O$1:.O$1048576];[.A579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bert</text:p>
          </table:table-cell>
          <table:table-cell table:formula="of:=IF(COUNTIF([.E$1:.E$1048576];[.A580]);&quot;w&quot;;&quot;m&quot;)" office:value-type="string" office:string-value="m" calcext:value-type="string">
            <text:p>m</text:p>
          </table:table-cell>
          <table:table-cell table:formula="of:=CONCATENATE(IF(COUNTIF([.H$1:.H$1048576];[.A580]);[.H$1]&amp;&quot; &quot;;&quot;&quot;);  IF(COUNTIF([.I$1:.I$1048576];[.A580]);[.I$1]&amp;&quot; &quot;;&quot;&quot;) ; IF(COUNTIF([.J$1:.J$1048576];[.A580]);[.J$1]&amp;&quot; &quot;;&quot;&quot;);  IF(COUNTIF([.K$1:.K$1048576];[.A580]);[.K$1]&amp;&quot; &quot;;&quot;&quot;)    ;  IF(COUNTIF([.L$1:.L$1048576];[.A580]);[.L$1]&amp;&quot; &quot;;&quot;&quot;);  IF(COUNTIF([.M$1:.M$1048576];[.A580]);[.M$1]&amp;&quot; &quot;;&quot;&quot;);  IF(COUNTIF([.N$1:.N$1048576];[.A580]);[.N$1]&amp;&quot; &quot;;&quot;&quot;);  IF(COUNTIF([.O$1:.O$1048576];[.A580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bin</text:p>
          </table:table-cell>
          <table:table-cell table:formula="of:=IF(COUNTIF([.E$1:.E$1048576];[.A581]);&quot;w&quot;;&quot;m&quot;)" office:value-type="string" office:string-value="m" calcext:value-type="string">
            <text:p>m</text:p>
          </table:table-cell>
          <table:table-cell table:formula="of:=CONCATENATE(IF(COUNTIF([.H$1:.H$1048576];[.A581]);[.H$1]&amp;&quot; &quot;;&quot;&quot;);  IF(COUNTIF([.I$1:.I$1048576];[.A581]);[.I$1]&amp;&quot; &quot;;&quot;&quot;) ; IF(COUNTIF([.J$1:.J$1048576];[.A581]);[.J$1]&amp;&quot; &quot;;&quot;&quot;);  IF(COUNTIF([.K$1:.K$1048576];[.A581]);[.K$1]&amp;&quot; &quot;;&quot;&quot;)    ;  IF(COUNTIF([.L$1:.L$1048576];[.A581]);[.L$1]&amp;&quot; &quot;;&quot;&quot;);  IF(COUNTIF([.M$1:.M$1048576];[.A581]);[.M$1]&amp;&quot; &quot;;&quot;&quot;);  IF(COUNTIF([.N$1:.N$1048576];[.A581]);[.N$1]&amp;&quot; &quot;;&quot;&quot;);  IF(COUNTIF([.O$1:.O$1048576];[.A581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man</text:p>
          </table:table-cell>
          <table:table-cell table:formula="of:=IF(COUNTIF([.E$1:.E$1048576];[.A582]);&quot;w&quot;;&quot;m&quot;)" office:value-type="string" office:string-value="m" calcext:value-type="string">
            <text:p>m</text:p>
          </table:table-cell>
          <table:table-cell table:formula="of:=CONCATENATE(IF(COUNTIF([.H$1:.H$1048576];[.A582]);[.H$1]&amp;&quot; &quot;;&quot;&quot;);  IF(COUNTIF([.I$1:.I$1048576];[.A582]);[.I$1]&amp;&quot; &quot;;&quot;&quot;) ; IF(COUNTIF([.J$1:.J$1048576];[.A582]);[.J$1]&amp;&quot; &quot;;&quot;&quot;);  IF(COUNTIF([.K$1:.K$1048576];[.A582]);[.K$1]&amp;&quot; &quot;;&quot;&quot;)    ;  IF(COUNTIF([.L$1:.L$1048576];[.A582]);[.L$1]&amp;&quot; &quot;;&quot;&quot;);  IF(COUNTIF([.M$1:.M$1048576];[.A582]);[.M$1]&amp;&quot; &quot;;&quot;&quot;);  IF(COUNTIF([.N$1:.N$1048576];[.A582]);[.N$1]&amp;&quot; &quot;;&quot;&quot;);  IF(COUNTIF([.O$1:.O$1048576];[.A582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muel</text:p>
          </table:table-cell>
          <table:table-cell table:formula="of:=IF(COUNTIF([.E$1:.E$1048576];[.A583]);&quot;w&quot;;&quot;m&quot;)" office:value-type="string" office:string-value="m" calcext:value-type="string">
            <text:p>m</text:p>
          </table:table-cell>
          <table:table-cell table:formula="of:=CONCATENATE(IF(COUNTIF([.H$1:.H$1048576];[.A583]);[.H$1]&amp;&quot; &quot;;&quot;&quot;);  IF(COUNTIF([.I$1:.I$1048576];[.A583]);[.I$1]&amp;&quot; &quot;;&quot;&quot;) ; IF(COUNTIF([.J$1:.J$1048576];[.A583]);[.J$1]&amp;&quot; &quot;;&quot;&quot;);  IF(COUNTIF([.K$1:.K$1048576];[.A583]);[.K$1]&amp;&quot; &quot;;&quot;&quot;)    ;  IF(COUNTIF([.L$1:.L$1048576];[.A583]);[.L$1]&amp;&quot; &quot;;&quot;&quot;);  IF(COUNTIF([.M$1:.M$1048576];[.A583]);[.M$1]&amp;&quot; &quot;;&quot;&quot;);  IF(COUNTIF([.N$1:.N$1048576];[.A583]);[.N$1]&amp;&quot; &quot;;&quot;&quot;);  IF(COUNTIF([.O$1:.O$1048576];[.A583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bastian</text:p>
          </table:table-cell>
          <table:table-cell table:formula="of:=IF(COUNTIF([.E$1:.E$1048576];[.A584]);&quot;w&quot;;&quot;m&quot;)" office:value-type="string" office:string-value="m" calcext:value-type="string">
            <text:p>m</text:p>
          </table:table-cell>
          <table:table-cell table:formula="of:=CONCATENATE(IF(COUNTIF([.H$1:.H$1048576];[.A584]);[.H$1]&amp;&quot; &quot;;&quot;&quot;);  IF(COUNTIF([.I$1:.I$1048576];[.A584]);[.I$1]&amp;&quot; &quot;;&quot;&quot;) ; IF(COUNTIF([.J$1:.J$1048576];[.A584]);[.J$1]&amp;&quot; &quot;;&quot;&quot;);  IF(COUNTIF([.K$1:.K$1048576];[.A584]);[.K$1]&amp;&quot; &quot;;&quot;&quot;)    ;  IF(COUNTIF([.L$1:.L$1048576];[.A584]);[.L$1]&amp;&quot; &quot;;&quot;&quot;);  IF(COUNTIF([.M$1:.M$1048576];[.A584]);[.M$1]&amp;&quot; &quot;;&quot;&quot;);  IF(COUNTIF([.N$1:.N$1048576];[.A584]);[.N$1]&amp;&quot; &quot;;&quot;&quot;);  IF(COUNTIF([.O$1:.O$1048576];[.A584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mon</text:p>
          </table:table-cell>
          <table:table-cell table:formula="of:=IF(COUNTIF([.E$1:.E$1048576];[.A585]);&quot;w&quot;;&quot;m&quot;)" office:value-type="string" office:string-value="m" calcext:value-type="string">
            <text:p>m</text:p>
          </table:table-cell>
          <table:table-cell table:formula="of:=CONCATENATE(IF(COUNTIF([.H$1:.H$1048576];[.A585]);[.H$1]&amp;&quot; &quot;;&quot;&quot;);  IF(COUNTIF([.I$1:.I$1048576];[.A585]);[.I$1]&amp;&quot; &quot;;&quot;&quot;) ; IF(COUNTIF([.J$1:.J$1048576];[.A585]);[.J$1]&amp;&quot; &quot;;&quot;&quot;);  IF(COUNTIF([.K$1:.K$1048576];[.A585]);[.K$1]&amp;&quot; &quot;;&quot;&quot;)    ;  IF(COUNTIF([.L$1:.L$1048576];[.A585]);[.L$1]&amp;&quot; &quot;;&quot;&quot;);  IF(COUNTIF([.M$1:.M$1048576];[.A585]);[.M$1]&amp;&quot; &quot;;&quot;&quot;);  IF(COUNTIF([.N$1:.N$1048576];[.A585]);[.N$1]&amp;&quot; &quot;;&quot;&quot;);  IF(COUNTIF([.O$1:.O$1048576];[.A585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phie</text:p>
          </table:table-cell>
          <table:table-cell table:formula="of:=IF(COUNTIF([.E$1:.E$1048576];[.A586]);&quot;w&quot;;&quot;m&quot;)" office:value-type="string" office:string-value="m" calcext:value-type="string">
            <text:p>m</text:p>
          </table:table-cell>
          <table:table-cell table:formula="of:=CONCATENATE(IF(COUNTIF([.H$1:.H$1048576];[.A586]);[.H$1]&amp;&quot; &quot;;&quot;&quot;);  IF(COUNTIF([.I$1:.I$1048576];[.A586]);[.I$1]&amp;&quot; &quot;;&quot;&quot;) ; IF(COUNTIF([.J$1:.J$1048576];[.A586]);[.J$1]&amp;&quot; &quot;;&quot;&quot;);  IF(COUNTIF([.K$1:.K$1048576];[.A586]);[.K$1]&amp;&quot; &quot;;&quot;&quot;)    ;  IF(COUNTIF([.L$1:.L$1048576];[.A586]);[.L$1]&amp;&quot; &quot;;&quot;&quot;);  IF(COUNTIF([.M$1:.M$1048576];[.A586]);[.M$1]&amp;&quot; &quot;;&quot;&quot;);  IF(COUNTIF([.N$1:.N$1048576];[.A586]);[.N$1]&amp;&quot; &quot;;&quot;&quot;);  IF(COUNTIF([.O$1:.O$1048576];[.A586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fan</text:p>
          </table:table-cell>
          <table:table-cell table:formula="of:=IF(COUNTIF([.E$1:.E$1048576];[.A587]);&quot;w&quot;;&quot;m&quot;)" office:value-type="string" office:string-value="m" calcext:value-type="string">
            <text:p>m</text:p>
          </table:table-cell>
          <table:table-cell table:formula="of:=CONCATENATE(IF(COUNTIF([.H$1:.H$1048576];[.A587]);[.H$1]&amp;&quot; &quot;;&quot;&quot;);  IF(COUNTIF([.I$1:.I$1048576];[.A587]);[.I$1]&amp;&quot; &quot;;&quot;&quot;) ; IF(COUNTIF([.J$1:.J$1048576];[.A587]);[.J$1]&amp;&quot; &quot;;&quot;&quot;);  IF(COUNTIF([.K$1:.K$1048576];[.A587]);[.K$1]&amp;&quot; &quot;;&quot;&quot;)    ;  IF(COUNTIF([.L$1:.L$1048576];[.A587]);[.L$1]&amp;&quot; &quot;;&quot;&quot;);  IF(COUNTIF([.M$1:.M$1048576];[.A587]);[.M$1]&amp;&quot; &quot;;&quot;&quot;);  IF(COUNTIF([.N$1:.N$1048576];[.A587]);[.N$1]&amp;&quot; &quot;;&quot;&quot;);  IF(COUNTIF([.O$1:.O$1048576];[.A587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en</text:p>
          </table:table-cell>
          <table:table-cell table:formula="of:=IF(COUNTIF([.E$1:.E$1048576];[.A588]);&quot;w&quot;;&quot;m&quot;)" office:value-type="string" office:string-value="m" calcext:value-type="string">
            <text:p>m</text:p>
          </table:table-cell>
          <table:table-cell table:formula="of:=CONCATENATE(IF(COUNTIF([.H$1:.H$1048576];[.A588]);[.H$1]&amp;&quot; &quot;;&quot;&quot;);  IF(COUNTIF([.I$1:.I$1048576];[.A588]);[.I$1]&amp;&quot; &quot;;&quot;&quot;) ; IF(COUNTIF([.J$1:.J$1048576];[.A588]);[.J$1]&amp;&quot; &quot;;&quot;&quot;);  IF(COUNTIF([.K$1:.K$1048576];[.A588]);[.K$1]&amp;&quot; &quot;;&quot;&quot;)    ;  IF(COUNTIF([.L$1:.L$1048576];[.A588]);[.L$1]&amp;&quot; &quot;;&quot;&quot;);  IF(COUNTIF([.M$1:.M$1048576];[.A588]);[.M$1]&amp;&quot; &quot;;&quot;&quot;);  IF(COUNTIF([.N$1:.N$1048576];[.A588]);[.N$1]&amp;&quot; &quot;;&quot;&quot;);  IF(COUNTIF([.O$1:.O$1048576];[.A588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omas</text:p>
          </table:table-cell>
          <table:table-cell table:formula="of:=IF(COUNTIF([.E$1:.E$1048576];[.A589]);&quot;w&quot;;&quot;m&quot;)" office:value-type="string" office:string-value="m" calcext:value-type="string">
            <text:p>m</text:p>
          </table:table-cell>
          <table:table-cell table:formula="of:=CONCATENATE(IF(COUNTIF([.H$1:.H$1048576];[.A589]);[.H$1]&amp;&quot; &quot;;&quot;&quot;);  IF(COUNTIF([.I$1:.I$1048576];[.A589]);[.I$1]&amp;&quot; &quot;;&quot;&quot;) ; IF(COUNTIF([.J$1:.J$1048576];[.A589]);[.J$1]&amp;&quot; &quot;;&quot;&quot;);  IF(COUNTIF([.K$1:.K$1048576];[.A589]);[.K$1]&amp;&quot; &quot;;&quot;&quot;)    ;  IF(COUNTIF([.L$1:.L$1048576];[.A589]);[.L$1]&amp;&quot; &quot;;&quot;&quot;);  IF(COUNTIF([.M$1:.M$1048576];[.A589]);[.M$1]&amp;&quot; &quot;;&quot;&quot;);  IF(COUNTIF([.N$1:.N$1048576];[.A589]);[.N$1]&amp;&quot; &quot;;&quot;&quot;);  IF(COUNTIF([.O$1:.O$1048576];[.A589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orsten</text:p>
          </table:table-cell>
          <table:table-cell table:formula="of:=IF(COUNTIF([.E$1:.E$1048576];[.A590]);&quot;w&quot;;&quot;m&quot;)" office:value-type="string" office:string-value="m" calcext:value-type="string">
            <text:p>m</text:p>
          </table:table-cell>
          <table:table-cell table:formula="of:=CONCATENATE(IF(COUNTIF([.H$1:.H$1048576];[.A590]);[.H$1]&amp;&quot; &quot;;&quot;&quot;);  IF(COUNTIF([.I$1:.I$1048576];[.A590]);[.I$1]&amp;&quot; &quot;;&quot;&quot;) ; IF(COUNTIF([.J$1:.J$1048576];[.A590]);[.J$1]&amp;&quot; &quot;;&quot;&quot;);  IF(COUNTIF([.K$1:.K$1048576];[.A590]);[.K$1]&amp;&quot; &quot;;&quot;&quot;)    ;  IF(COUNTIF([.L$1:.L$1048576];[.A590]);[.L$1]&amp;&quot; &quot;;&quot;&quot;);  IF(COUNTIF([.M$1:.M$1048576];[.A590]);[.M$1]&amp;&quot; &quot;;&quot;&quot;);  IF(COUNTIF([.N$1:.N$1048576];[.A590]);[.N$1]&amp;&quot; &quot;;&quot;&quot;);  IF(COUNTIF([.O$1:.O$1048576];[.A590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ll</text:p>
          </table:table-cell>
          <table:table-cell table:formula="of:=IF(COUNTIF([.E$1:.E$1048576];[.A591]);&quot;w&quot;;&quot;m&quot;)" office:value-type="string" office:string-value="m" calcext:value-type="string">
            <text:p>m</text:p>
          </table:table-cell>
          <table:table-cell table:formula="of:=CONCATENATE(IF(COUNTIF([.H$1:.H$1048576];[.A591]);[.H$1]&amp;&quot; &quot;;&quot;&quot;);  IF(COUNTIF([.I$1:.I$1048576];[.A591]);[.I$1]&amp;&quot; &quot;;&quot;&quot;) ; IF(COUNTIF([.J$1:.J$1048576];[.A591]);[.J$1]&amp;&quot; &quot;;&quot;&quot;);  IF(COUNTIF([.K$1:.K$1048576];[.A591]);[.K$1]&amp;&quot; &quot;;&quot;&quot;)    ;  IF(COUNTIF([.L$1:.L$1048576];[.A591]);[.L$1]&amp;&quot; &quot;;&quot;&quot;);  IF(COUNTIF([.M$1:.M$1048576];[.A591]);[.M$1]&amp;&quot; &quot;;&quot;&quot;);  IF(COUNTIF([.N$1:.N$1048576];[.A591]);[.N$1]&amp;&quot; &quot;;&quot;&quot;);  IF(COUNTIF([.O$1:.O$1048576];[.A591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</text:p>
          </table:table-cell>
          <table:table-cell table:formula="of:=IF(COUNTIF([.E$1:.E$1048576];[.A592]);&quot;w&quot;;&quot;m&quot;)" office:value-type="string" office:string-value="m" calcext:value-type="string">
            <text:p>m</text:p>
          </table:table-cell>
          <table:table-cell table:formula="of:=CONCATENATE(IF(COUNTIF([.H$1:.H$1048576];[.A592]);[.H$1]&amp;&quot; &quot;;&quot;&quot;);  IF(COUNTIF([.I$1:.I$1048576];[.A592]);[.I$1]&amp;&quot; &quot;;&quot;&quot;) ; IF(COUNTIF([.J$1:.J$1048576];[.A592]);[.J$1]&amp;&quot; &quot;;&quot;&quot;);  IF(COUNTIF([.K$1:.K$1048576];[.A592]);[.K$1]&amp;&quot; &quot;;&quot;&quot;)    ;  IF(COUNTIF([.L$1:.L$1048576];[.A592]);[.L$1]&amp;&quot; &quot;;&quot;&quot;);  IF(COUNTIF([.M$1:.M$1048576];[.A592]);[.M$1]&amp;&quot; &quot;;&quot;&quot;);  IF(COUNTIF([.N$1:.N$1048576];[.A592]);[.N$1]&amp;&quot; &quot;;&quot;&quot;);  IF(COUNTIF([.O$1:.O$1048576];[.A592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bias</text:p>
          </table:table-cell>
          <table:table-cell table:formula="of:=IF(COUNTIF([.E$1:.E$1048576];[.A593]);&quot;w&quot;;&quot;m&quot;)" office:value-type="string" office:string-value="m" calcext:value-type="string">
            <text:p>m</text:p>
          </table:table-cell>
          <table:table-cell table:formula="of:=CONCATENATE(IF(COUNTIF([.H$1:.H$1048576];[.A593]);[.H$1]&amp;&quot; &quot;;&quot;&quot;);  IF(COUNTIF([.I$1:.I$1048576];[.A593]);[.I$1]&amp;&quot; &quot;;&quot;&quot;) ; IF(COUNTIF([.J$1:.J$1048576];[.A593]);[.J$1]&amp;&quot; &quot;;&quot;&quot;);  IF(COUNTIF([.K$1:.K$1048576];[.A593]);[.K$1]&amp;&quot; &quot;;&quot;&quot;)    ;  IF(COUNTIF([.L$1:.L$1048576];[.A593]);[.L$1]&amp;&quot; &quot;;&quot;&quot;);  IF(COUNTIF([.M$1:.M$1048576];[.A593]);[.M$1]&amp;&quot; &quot;;&quot;&quot;);  IF(COUNTIF([.N$1:.N$1048576];[.A593]);[.N$1]&amp;&quot; &quot;;&quot;&quot;);  IF(COUNTIF([.O$1:.O$1048576];[.A593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do</text:p>
          </table:table-cell>
          <table:table-cell table:formula="of:=IF(COUNTIF([.E$1:.E$1048576];[.A594]);&quot;w&quot;;&quot;m&quot;)" office:value-type="string" office:string-value="m" calcext:value-type="string">
            <text:p>m</text:p>
          </table:table-cell>
          <table:table-cell table:formula="of:=CONCATENATE(IF(COUNTIF([.H$1:.H$1048576];[.A594]);[.H$1]&amp;&quot; &quot;;&quot;&quot;);  IF(COUNTIF([.I$1:.I$1048576];[.A594]);[.I$1]&amp;&quot; &quot;;&quot;&quot;) ; IF(COUNTIF([.J$1:.J$1048576];[.A594]);[.J$1]&amp;&quot; &quot;;&quot;&quot;);  IF(COUNTIF([.K$1:.K$1048576];[.A594]);[.K$1]&amp;&quot; &quot;;&quot;&quot;)    ;  IF(COUNTIF([.L$1:.L$1048576];[.A594]);[.L$1]&amp;&quot; &quot;;&quot;&quot;);  IF(COUNTIF([.M$1:.M$1048576];[.A594]);[.M$1]&amp;&quot; &quot;;&quot;&quot;);  IF(COUNTIF([.N$1:.N$1048576];[.A594]);[.N$1]&amp;&quot; &quot;;&quot;&quot;);  IF(COUNTIF([.O$1:.O$1048576];[.A594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li</text:p>
          </table:table-cell>
          <table:table-cell table:formula="of:=IF(COUNTIF([.E$1:.E$1048576];[.A595]);&quot;w&quot;;&quot;m&quot;)" office:value-type="string" office:string-value="m" calcext:value-type="string">
            <text:p>m</text:p>
          </table:table-cell>
          <table:table-cell table:formula="of:=CONCATENATE(IF(COUNTIF([.H$1:.H$1048576];[.A595]);[.H$1]&amp;&quot; &quot;;&quot;&quot;);  IF(COUNTIF([.I$1:.I$1048576];[.A595]);[.I$1]&amp;&quot; &quot;;&quot;&quot;) ; IF(COUNTIF([.J$1:.J$1048576];[.A595]);[.J$1]&amp;&quot; &quot;;&quot;&quot;);  IF(COUNTIF([.K$1:.K$1048576];[.A595]);[.K$1]&amp;&quot; &quot;;&quot;&quot;)    ;  IF(COUNTIF([.L$1:.L$1048576];[.A595]);[.L$1]&amp;&quot; &quot;;&quot;&quot;);  IF(COUNTIF([.M$1:.M$1048576];[.A595]);[.M$1]&amp;&quot; &quot;;&quot;&quot;);  IF(COUNTIF([.N$1:.N$1048576];[.A595]);[.N$1]&amp;&quot; &quot;;&quot;&quot;);  IF(COUNTIF([.O$1:.O$1048576];[.A595]);[.O$1]&amp;&quot; &quot;;&quot;&quot;)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Ulrich</text:p>
          </table:table-cell>
          <table:table-cell table:formula="of:=IF(COUNTIF([.E$1:.E$1048576];[.A596]);&quot;w&quot;;&quot;m&quot;)" office:value-type="string" office:string-value="m" calcext:value-type="string">
            <text:p>m</text:p>
          </table:table-cell>
          <table:table-cell table:formula="of:=CONCATENATE(IF(COUNTIF([.H$1:.H$1048576];[.A596]);[.H$1]&amp;&quot; &quot;;&quot;&quot;);  IF(COUNTIF([.I$1:.I$1048576];[.A596]);[.I$1]&amp;&quot; &quot;;&quot;&quot;) ; IF(COUNTIF([.J$1:.J$1048576];[.A596]);[.J$1]&amp;&quot; &quot;;&quot;&quot;);  IF(COUNTIF([.K$1:.K$1048576];[.A596]);[.K$1]&amp;&quot; &quot;;&quot;&quot;)    ;  IF(COUNTIF([.L$1:.L$1048576];[.A596]);[.L$1]&amp;&quot; &quot;;&quot;&quot;);  IF(COUNTIF([.M$1:.M$1048576];[.A596]);[.M$1]&amp;&quot; &quot;;&quot;&quot;);  IF(COUNTIF([.N$1:.N$1048576];[.A596]);[.N$1]&amp;&quot; &quot;;&quot;&quot;);  IF(COUNTIF([.O$1:.O$1048576];[.A596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riel</text:p>
          </table:table-cell>
          <table:table-cell table:formula="of:=IF(COUNTIF([.E$1:.E$1048576];[.A597]);&quot;w&quot;;&quot;m&quot;)" office:value-type="string" office:string-value="m" calcext:value-type="string">
            <text:p>m</text:p>
          </table:table-cell>
          <table:table-cell table:formula="of:=CONCATENATE(IF(COUNTIF([.H$1:.H$1048576];[.A597]);[.H$1]&amp;&quot; &quot;;&quot;&quot;);  IF(COUNTIF([.I$1:.I$1048576];[.A597]);[.I$1]&amp;&quot; &quot;;&quot;&quot;) ; IF(COUNTIF([.J$1:.J$1048576];[.A597]);[.J$1]&amp;&quot; &quot;;&quot;&quot;);  IF(COUNTIF([.K$1:.K$1048576];[.A597]);[.K$1]&amp;&quot; &quot;;&quot;&quot;)    ;  IF(COUNTIF([.L$1:.L$1048576];[.A597]);[.L$1]&amp;&quot; &quot;;&quot;&quot;);  IF(COUNTIF([.M$1:.M$1048576];[.A597]);[.M$1]&amp;&quot; &quot;;&quot;&quot;);  IF(COUNTIF([.N$1:.N$1048576];[.A597]);[.N$1]&amp;&quot; &quot;;&quot;&quot;);  IF(COUNTIF([.O$1:.O$1048576];[.A597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e</text:p>
          </table:table-cell>
          <table:table-cell table:formula="of:=IF(COUNTIF([.E$1:.E$1048576];[.A598]);&quot;w&quot;;&quot;m&quot;)" office:value-type="string" office:string-value="m" calcext:value-type="string">
            <text:p>m</text:p>
          </table:table-cell>
          <table:table-cell table:formula="of:=CONCATENATE(IF(COUNTIF([.H$1:.H$1048576];[.A598]);[.H$1]&amp;&quot; &quot;;&quot;&quot;);  IF(COUNTIF([.I$1:.I$1048576];[.A598]);[.I$1]&amp;&quot; &quot;;&quot;&quot;) ; IF(COUNTIF([.J$1:.J$1048576];[.A598]);[.J$1]&amp;&quot; &quot;;&quot;&quot;);  IF(COUNTIF([.K$1:.K$1048576];[.A598]);[.K$1]&amp;&quot; &quot;;&quot;&quot;)    ;  IF(COUNTIF([.L$1:.L$1048576];[.A598]);[.L$1]&amp;&quot; &quot;;&quot;&quot;);  IF(COUNTIF([.M$1:.M$1048576];[.A598]);[.M$1]&amp;&quot; &quot;;&quot;&quot;);  IF(COUNTIF([.N$1:.N$1048576];[.A598]);[.N$1]&amp;&quot; &quot;;&quot;&quot;);  IF(COUNTIF([.O$1:.O$1048576];[.A598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tin</text:p>
          </table:table-cell>
          <table:table-cell table:formula="of:=IF(COUNTIF([.E$1:.E$1048576];[.A599]);&quot;w&quot;;&quot;m&quot;)" office:value-type="string" office:string-value="m" calcext:value-type="string">
            <text:p>m</text:p>
          </table:table-cell>
          <table:table-cell table:formula="of:=CONCATENATE(IF(COUNTIF([.H$1:.H$1048576];[.A599]);[.H$1]&amp;&quot; &quot;;&quot;&quot;);  IF(COUNTIF([.I$1:.I$1048576];[.A599]);[.I$1]&amp;&quot; &quot;;&quot;&quot;) ; IF(COUNTIF([.J$1:.J$1048576];[.A599]);[.J$1]&amp;&quot; &quot;;&quot;&quot;);  IF(COUNTIF([.K$1:.K$1048576];[.A599]);[.K$1]&amp;&quot; &quot;;&quot;&quot;)    ;  IF(COUNTIF([.L$1:.L$1048576];[.A599]);[.L$1]&amp;&quot; &quot;;&quot;&quot;);  IF(COUNTIF([.M$1:.M$1048576];[.A599]);[.M$1]&amp;&quot; &quot;;&quot;&quot;);  IF(COUNTIF([.N$1:.N$1048576];[.A599]);[.N$1]&amp;&quot; &quot;;&quot;&quot;);  IF(COUNTIF([.O$1:.O$1048576];[.A599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ktor</text:p>
          </table:table-cell>
          <table:table-cell table:formula="of:=IF(COUNTIF([.E$1:.E$1048576];[.A600]);&quot;w&quot;;&quot;m&quot;)" office:value-type="string" office:string-value="m" calcext:value-type="string">
            <text:p>m</text:p>
          </table:table-cell>
          <table:table-cell table:formula="of:=CONCATENATE(IF(COUNTIF([.H$1:.H$1048576];[.A600]);[.H$1]&amp;&quot; &quot;;&quot;&quot;);  IF(COUNTIF([.I$1:.I$1048576];[.A600]);[.I$1]&amp;&quot; &quot;;&quot;&quot;) ; IF(COUNTIF([.J$1:.J$1048576];[.A600]);[.J$1]&amp;&quot; &quot;;&quot;&quot;);  IF(COUNTIF([.K$1:.K$1048576];[.A600]);[.K$1]&amp;&quot; &quot;;&quot;&quot;)    ;  IF(COUNTIF([.L$1:.L$1048576];[.A600]);[.L$1]&amp;&quot; &quot;;&quot;&quot;);  IF(COUNTIF([.M$1:.M$1048576];[.A600]);[.M$1]&amp;&quot; &quot;;&quot;&quot;);  IF(COUNTIF([.N$1:.N$1048576];[.A600]);[.N$1]&amp;&quot; &quot;;&quot;&quot;);  IF(COUNTIF([.O$1:.O$1048576];[.A600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lmar</text:p>
          </table:table-cell>
          <table:table-cell table:formula="of:=IF(COUNTIF([.E$1:.E$1048576];[.A601]);&quot;w&quot;;&quot;m&quot;)" office:value-type="string" office:string-value="m" calcext:value-type="string">
            <text:p>m</text:p>
          </table:table-cell>
          <table:table-cell table:formula="of:=CONCATENATE(IF(COUNTIF([.H$1:.H$1048576];[.A601]);[.H$1]&amp;&quot; &quot;;&quot;&quot;);  IF(COUNTIF([.I$1:.I$1048576];[.A601]);[.I$1]&amp;&quot; &quot;;&quot;&quot;) ; IF(COUNTIF([.J$1:.J$1048576];[.A601]);[.J$1]&amp;&quot; &quot;;&quot;&quot;);  IF(COUNTIF([.K$1:.K$1048576];[.A601]);[.K$1]&amp;&quot; &quot;;&quot;&quot;)    ;  IF(COUNTIF([.L$1:.L$1048576];[.A601]);[.L$1]&amp;&quot; &quot;;&quot;&quot;);  IF(COUNTIF([.M$1:.M$1048576];[.A601]);[.M$1]&amp;&quot; &quot;;&quot;&quot;);  IF(COUNTIF([.N$1:.N$1048576];[.A601]);[.N$1]&amp;&quot; &quot;;&quot;&quot;);  IF(COUNTIF([.O$1:.O$1048576];[.A601]);[.O$1]&amp;&quot; &quot;;&quot;&quot;)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Vinzent</text:p>
          </table:table-cell>
          <table:table-cell table:formula="of:=IF(COUNTIF([.E$1:.E$1048576];[.A602]);&quot;w&quot;;&quot;m&quot;)" office:value-type="string" office:string-value="m" calcext:value-type="string">
            <text:p>m</text:p>
          </table:table-cell>
          <table:table-cell table:formula="of:=CONCATENATE(IF(COUNTIF([.H$1:.H$1048576];[.A602]);[.H$1]&amp;&quot; &quot;;&quot;&quot;);  IF(COUNTIF([.I$1:.I$1048576];[.A602]);[.I$1]&amp;&quot; &quot;;&quot;&quot;) ; IF(COUNTIF([.J$1:.J$1048576];[.A602]);[.J$1]&amp;&quot; &quot;;&quot;&quot;);  IF(COUNTIF([.K$1:.K$1048576];[.A602]);[.K$1]&amp;&quot; &quot;;&quot;&quot;)    ;  IF(COUNTIF([.L$1:.L$1048576];[.A602]);[.L$1]&amp;&quot; &quot;;&quot;&quot;);  IF(COUNTIF([.M$1:.M$1048576];[.A602]);[.M$1]&amp;&quot; &quot;;&quot;&quot;);  IF(COUNTIF([.N$1:.N$1048576];[.A602]);[.N$1]&amp;&quot; &quot;;&quot;&quot;);  IF(COUNTIF([.O$1:.O$1048576];[.A602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nzenz</text:p>
          </table:table-cell>
          <table:table-cell table:formula="of:=IF(COUNTIF([.E$1:.E$1048576];[.A603]);&quot;w&quot;;&quot;m&quot;)" office:value-type="string" office:string-value="m" calcext:value-type="string">
            <text:p>m</text:p>
          </table:table-cell>
          <table:table-cell table:formula="of:=CONCATENATE(IF(COUNTIF([.H$1:.H$1048576];[.A603]);[.H$1]&amp;&quot; &quot;;&quot;&quot;);  IF(COUNTIF([.I$1:.I$1048576];[.A603]);[.I$1]&amp;&quot; &quot;;&quot;&quot;) ; IF(COUNTIF([.J$1:.J$1048576];[.A603]);[.J$1]&amp;&quot; &quot;;&quot;&quot;);  IF(COUNTIF([.K$1:.K$1048576];[.A603]);[.K$1]&amp;&quot; &quot;;&quot;&quot;)    ;  IF(COUNTIF([.L$1:.L$1048576];[.A603]);[.L$1]&amp;&quot; &quot;;&quot;&quot;);  IF(COUNTIF([.M$1:.M$1048576];[.A603]);[.M$1]&amp;&quot; &quot;;&quot;&quot;);  IF(COUNTIF([.N$1:.N$1048576];[.A603]);[.N$1]&amp;&quot; &quot;;&quot;&quot;);  IF(COUNTIF([.O$1:.O$1048576];[.A603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lter</text:p>
          </table:table-cell>
          <table:table-cell table:formula="of:=IF(COUNTIF([.E$1:.E$1048576];[.A604]);&quot;w&quot;;&quot;m&quot;)" office:value-type="string" office:string-value="m" calcext:value-type="string">
            <text:p>m</text:p>
          </table:table-cell>
          <table:table-cell table:formula="of:=CONCATENATE(IF(COUNTIF([.H$1:.H$1048576];[.A604]);[.H$1]&amp;&quot; &quot;;&quot;&quot;);  IF(COUNTIF([.I$1:.I$1048576];[.A604]);[.I$1]&amp;&quot; &quot;;&quot;&quot;) ; IF(COUNTIF([.J$1:.J$1048576];[.A604]);[.J$1]&amp;&quot; &quot;;&quot;&quot;);  IF(COUNTIF([.K$1:.K$1048576];[.A604]);[.K$1]&amp;&quot; &quot;;&quot;&quot;)    ;  IF(COUNTIF([.L$1:.L$1048576];[.A604]);[.L$1]&amp;&quot; &quot;;&quot;&quot;);  IF(COUNTIF([.M$1:.M$1048576];[.A604]);[.M$1]&amp;&quot; &quot;;&quot;&quot;);  IF(COUNTIF([.N$1:.N$1048576];[.A604]);[.N$1]&amp;&quot; &quot;;&quot;&quot;);  IF(COUNTIF([.O$1:.O$1048576];[.A604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rner</text:p>
          </table:table-cell>
          <table:table-cell table:formula="of:=IF(COUNTIF([.E$1:.E$1048576];[.A605]);&quot;w&quot;;&quot;m&quot;)" office:value-type="string" office:string-value="m" calcext:value-type="string">
            <text:p>m</text:p>
          </table:table-cell>
          <table:table-cell table:formula="of:=CONCATENATE(IF(COUNTIF([.H$1:.H$1048576];[.A605]);[.H$1]&amp;&quot; &quot;;&quot;&quot;);  IF(COUNTIF([.I$1:.I$1048576];[.A605]);[.I$1]&amp;&quot; &quot;;&quot;&quot;) ; IF(COUNTIF([.J$1:.J$1048576];[.A605]);[.J$1]&amp;&quot; &quot;;&quot;&quot;);  IF(COUNTIF([.K$1:.K$1048576];[.A605]);[.K$1]&amp;&quot; &quot;;&quot;&quot;)    ;  IF(COUNTIF([.L$1:.L$1048576];[.A605]);[.L$1]&amp;&quot; &quot;;&quot;&quot;);  IF(COUNTIF([.M$1:.M$1048576];[.A605]);[.M$1]&amp;&quot; &quot;;&quot;&quot;);  IF(COUNTIF([.N$1:.N$1048576];[.A605]);[.N$1]&amp;&quot; &quot;;&quot;&quot;);  IF(COUNTIF([.O$1:.O$1048576];[.A605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lhelm</text:p>
          </table:table-cell>
          <table:table-cell table:formula="of:=IF(COUNTIF([.E$1:.E$1048576];[.A606]);&quot;w&quot;;&quot;m&quot;)" office:value-type="string" office:string-value="m" calcext:value-type="string">
            <text:p>m</text:p>
          </table:table-cell>
          <table:table-cell table:formula="of:=CONCATENATE(IF(COUNTIF([.H$1:.H$1048576];[.A606]);[.H$1]&amp;&quot; &quot;;&quot;&quot;);  IF(COUNTIF([.I$1:.I$1048576];[.A606]);[.I$1]&amp;&quot; &quot;;&quot;&quot;) ; IF(COUNTIF([.J$1:.J$1048576];[.A606]);[.J$1]&amp;&quot; &quot;;&quot;&quot;);  IF(COUNTIF([.K$1:.K$1048576];[.A606]);[.K$1]&amp;&quot; &quot;;&quot;&quot;)    ;  IF(COUNTIF([.L$1:.L$1048576];[.A606]);[.L$1]&amp;&quot; &quot;;&quot;&quot;);  IF(COUNTIF([.M$1:.M$1048576];[.A606]);[.M$1]&amp;&quot; &quot;;&quot;&quot;);  IF(COUNTIF([.N$1:.N$1048576];[.A606]);[.N$1]&amp;&quot; &quot;;&quot;&quot;);  IF(COUNTIF([.O$1:.O$1048576];[.A606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lli</text:p>
          </table:table-cell>
          <table:table-cell table:formula="of:=IF(COUNTIF([.E$1:.E$1048576];[.A607]);&quot;w&quot;;&quot;m&quot;)" office:value-type="string" office:string-value="m" calcext:value-type="string">
            <text:p>m</text:p>
          </table:table-cell>
          <table:table-cell table:formula="of:=CONCATENATE(IF(COUNTIF([.H$1:.H$1048576];[.A607]);[.H$1]&amp;&quot; &quot;;&quot;&quot;);  IF(COUNTIF([.I$1:.I$1048576];[.A607]);[.I$1]&amp;&quot; &quot;;&quot;&quot;) ; IF(COUNTIF([.J$1:.J$1048576];[.A607]);[.J$1]&amp;&quot; &quot;;&quot;&quot;);  IF(COUNTIF([.K$1:.K$1048576];[.A607]);[.K$1]&amp;&quot; &quot;;&quot;&quot;)    ;  IF(COUNTIF([.L$1:.L$1048576];[.A607]);[.L$1]&amp;&quot; &quot;;&quot;&quot;);  IF(COUNTIF([.M$1:.M$1048576];[.A607]);[.M$1]&amp;&quot; &quot;;&quot;&quot;);  IF(COUNTIF([.N$1:.N$1048576];[.A607]);[.N$1]&amp;&quot; &quot;;&quot;&quot;);  IF(COUNTIF([.O$1:.O$1048576];[.A607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lfram</text:p>
          </table:table-cell>
          <table:table-cell table:formula="of:=IF(COUNTIF([.E$1:.E$1048576];[.A608]);&quot;w&quot;;&quot;m&quot;)" office:value-type="string" office:string-value="m" calcext:value-type="string">
            <text:p>m</text:p>
          </table:table-cell>
          <table:table-cell table:formula="of:=CONCATENATE(IF(COUNTIF([.H$1:.H$1048576];[.A608]);[.H$1]&amp;&quot; &quot;;&quot;&quot;);  IF(COUNTIF([.I$1:.I$1048576];[.A608]);[.I$1]&amp;&quot; &quot;;&quot;&quot;) ; IF(COUNTIF([.J$1:.J$1048576];[.A608]);[.J$1]&amp;&quot; &quot;;&quot;&quot;);  IF(COUNTIF([.K$1:.K$1048576];[.A608]);[.K$1]&amp;&quot; &quot;;&quot;&quot;)    ;  IF(COUNTIF([.L$1:.L$1048576];[.A608]);[.L$1]&amp;&quot; &quot;;&quot;&quot;);  IF(COUNTIF([.M$1:.M$1048576];[.A608]);[.M$1]&amp;&quot; &quot;;&quot;&quot;);  IF(COUNTIF([.N$1:.N$1048576];[.A608]);[.N$1]&amp;&quot; &quot;;&quot;&quot;);  IF(COUNTIF([.O$1:.O$1048576];[.A608]);[.O$1]&amp;&quot; &quot;;&quot;&quot;))" office:value-type="string" office:string-value="westeuropäisch " calcext:value-type="string">
            <text:p>west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nder</text:p>
          </table:table-cell>
          <table:table-cell table:formula="of:=IF(COUNTIF([.E$1:.E$1048576];[.A609]);&quot;w&quot;;&quot;m&quot;)" office:value-type="string" office:string-value="m" calcext:value-type="string">
            <text:p>m</text:p>
          </table:table-cell>
          <table:table-cell table:formula="of:=CONCATENATE(IF(COUNTIF([.H$1:.H$1048576];[.A609]);[.H$1]&amp;&quot; &quot;;&quot;&quot;);  IF(COUNTIF([.I$1:.I$1048576];[.A609]);[.I$1]&amp;&quot; &quot;;&quot;&quot;) ; IF(COUNTIF([.J$1:.J$1048576];[.A609]);[.J$1]&amp;&quot; &quot;;&quot;&quot;);  IF(COUNTIF([.K$1:.K$1048576];[.A609]);[.K$1]&amp;&quot; &quot;;&quot;&quot;)    ;  IF(COUNTIF([.L$1:.L$1048576];[.A609]);[.L$1]&amp;&quot; &quot;;&quot;&quot;);  IF(COUNTIF([.M$1:.M$1048576];[.A609]);[.M$1]&amp;&quot; &quot;;&quot;&quot;);  IF(COUNTIF([.N$1:.N$1048576];[.A609]);[.N$1]&amp;&quot; &quot;;&quot;&quot;);  IF(COUNTIF([.O$1:.O$1048576];[.A609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ver</text:p>
          </table:table-cell>
          <table:table-cell table:formula="of:=IF(COUNTIF([.E$1:.E$1048576];[.A610]);&quot;w&quot;;&quot;m&quot;)" office:value-type="string" office:string-value="m" calcext:value-type="string">
            <text:p>m</text:p>
          </table:table-cell>
          <table:table-cell table:formula="of:=CONCATENATE(IF(COUNTIF([.H$1:.H$1048576];[.A610]);[.H$1]&amp;&quot; &quot;;&quot;&quot;);  IF(COUNTIF([.I$1:.I$1048576];[.A610]);[.I$1]&amp;&quot; &quot;;&quot;&quot;) ; IF(COUNTIF([.J$1:.J$1048576];[.A610]);[.J$1]&amp;&quot; &quot;;&quot;&quot;);  IF(COUNTIF([.K$1:.K$1048576];[.A610]);[.K$1]&amp;&quot; &quot;;&quot;&quot;)    ;  IF(COUNTIF([.L$1:.L$1048576];[.A610]);[.L$1]&amp;&quot; &quot;;&quot;&quot;);  IF(COUNTIF([.M$1:.M$1048576];[.A610]);[.M$1]&amp;&quot; &quot;;&quot;&quot;);  IF(COUNTIF([.N$1:.N$1048576];[.A610]);[.N$1]&amp;&quot; &quot;;&quot;&quot;);  IF(COUNTIF([.O$1:.O$1048576];[.A610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nnick</text:p>
          </table:table-cell>
          <table:table-cell table:formula="of:=IF(COUNTIF([.E$1:.E$1048576];[.A611]);&quot;w&quot;;&quot;m&quot;)" office:value-type="string" office:string-value="m" calcext:value-type="string">
            <text:p>m</text:p>
          </table:table-cell>
          <table:table-cell table:formula="of:=CONCATENATE(IF(COUNTIF([.H$1:.H$1048576];[.A611]);[.H$1]&amp;&quot; &quot;;&quot;&quot;);  IF(COUNTIF([.I$1:.I$1048576];[.A611]);[.I$1]&amp;&quot; &quot;;&quot;&quot;) ; IF(COUNTIF([.J$1:.J$1048576];[.A611]);[.J$1]&amp;&quot; &quot;;&quot;&quot;);  IF(COUNTIF([.K$1:.K$1048576];[.A611]);[.K$1]&amp;&quot; &quot;;&quot;&quot;)    ;  IF(COUNTIF([.L$1:.L$1048576];[.A611]);[.L$1]&amp;&quot; &quot;;&quot;&quot;);  IF(COUNTIF([.M$1:.M$1048576];[.A611]);[.M$1]&amp;&quot; &quot;;&quot;&quot;);  IF(COUNTIF([.N$1:.N$1048576];[.A611]);[.N$1]&amp;&quot; &quot;;&quot;&quot;);  IF(COUNTIF([.O$1:.O$1048576];[.A611]);[.O$1]&amp;&quot; &quot;;&quot;&quot;)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Yorick</text:p>
          </table:table-cell>
          <table:table-cell table:formula="of:=IF(COUNTIF([.E$1:.E$1048576];[.A612]);&quot;w&quot;;&quot;m&quot;)" office:value-type="string" office:string-value="m" calcext:value-type="string">
            <text:p>m</text:p>
          </table:table-cell>
          <table:table-cell table:formula="of:=CONCATENATE(IF(COUNTIF([.H$1:.H$1048576];[.A612]);[.H$1]&amp;&quot; &quot;;&quot;&quot;);  IF(COUNTIF([.I$1:.I$1048576];[.A612]);[.I$1]&amp;&quot; &quot;;&quot;&quot;) ; IF(COUNTIF([.J$1:.J$1048576];[.A612]);[.J$1]&amp;&quot; &quot;;&quot;&quot;);  IF(COUNTIF([.K$1:.K$1048576];[.A612]);[.K$1]&amp;&quot; &quot;;&quot;&quot;)    ;  IF(COUNTIF([.L$1:.L$1048576];[.A612]);[.L$1]&amp;&quot; &quot;;&quot;&quot;);  IF(COUNTIF([.M$1:.M$1048576];[.A612]);[.M$1]&amp;&quot; &quot;;&quot;&quot;);  IF(COUNTIF([.N$1:.N$1048576];[.A612]);[.N$1]&amp;&quot; &quot;;&quot;&quot;);  IF(COUNTIF([.O$1:.O$1048576];[.A612]);[.O$1]&amp;&quot; &quot;;&quot;&quot;))" office:value-type="string" office:string-value="nordisch " calcext:value-type="string">
            <text:p>nord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ma</text:p>
          </table:table-cell>
          <table:table-cell table:formula="of:=IF(COUNTIF([.E$1:.E$1048576];[.A613]);&quot;w&quot;;&quot;m&quot;)" office:value-type="string" office:string-value="m" calcext:value-type="string">
            <text:p>m</text:p>
          </table:table-cell>
          <table:table-cell table:formula="of:=CONCATENATE(IF(COUNTIF([.H$1:.H$1048576];[.A613]);[.H$1]&amp;&quot; &quot;;&quot;&quot;);  IF(COUNTIF([.I$1:.I$1048576];[.A613]);[.I$1]&amp;&quot; &quot;;&quot;&quot;) ; IF(COUNTIF([.J$1:.J$1048576];[.A613]);[.J$1]&amp;&quot; &quot;;&quot;&quot;);  IF(COUNTIF([.K$1:.K$1048576];[.A613]);[.K$1]&amp;&quot; &quot;;&quot;&quot;)    ;  IF(COUNTIF([.L$1:.L$1048576];[.A613]);[.L$1]&amp;&quot; &quot;;&quot;&quot;);  IF(COUNTIF([.M$1:.M$1048576];[.A613]);[.M$1]&amp;&quot; &quot;;&quot;&quot;);  IF(COUNTIF([.N$1:.N$1048576];[.A613]);[.N$1]&amp;&quot; &quot;;&quot;&quot;);  IF(COUNTIF([.O$1:.O$1048576];[.A613]);[.O$1]&amp;&quot; &quot;;&quot;&quot;)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Zacharias</text:p>
          </table:table-cell>
          <table:table-cell table:formula="of:=IF(COUNTIF([.E$1:.E$1048576];[.A614]);&quot;w&quot;;&quot;m&quot;)" office:value-type="string" office:string-value="m" calcext:value-type="string">
            <text:p>m</text:p>
          </table:table-cell>
          <table:table-cell table:formula="of:=CONCATENATE(IF(COUNTIF([.H$1:.H$1048576];[.A614]);[.H$1]&amp;&quot; &quot;;&quot;&quot;);  IF(COUNTIF([.I$1:.I$1048576];[.A614]);[.I$1]&amp;&quot; &quot;;&quot;&quot;) ; IF(COUNTIF([.J$1:.J$1048576];[.A614]);[.J$1]&amp;&quot; &quot;;&quot;&quot;);  IF(COUNTIF([.K$1:.K$1048576];[.A614]);[.K$1]&amp;&quot; &quot;;&quot;&quot;)    ;  IF(COUNTIF([.L$1:.L$1048576];[.A614]);[.L$1]&amp;&quot; &quot;;&quot;&quot;);  IF(COUNTIF([.M$1:.M$1048576];[.A614]);[.M$1]&amp;&quot; &quot;;&quot;&quot;);  IF(COUNTIF([.N$1:.N$1048576];[.A614]);[.N$1]&amp;&quot; &quot;;&quot;&quot;);  IF(COUNTIF([.O$1:.O$1048576];[.A614]);[.O$1]&amp;&quot; &quot;;&quot;&quot;))" office:value-type="string" office:string-value="hebräisch " calcext:value-type="string">
            <text:p>hebr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ander</text:p>
          </table:table-cell>
          <table:table-cell table:formula="of:=IF(COUNTIF([.E$1:.E$1048576];[.A615]);&quot;w&quot;;&quot;m&quot;)" office:value-type="string" office:string-value="m" calcext:value-type="string">
            <text:p>m</text:p>
          </table:table-cell>
          <table:table-cell table:formula="of:=CONCATENATE(IF(COUNTIF([.H$1:.H$1048576];[.A615]);[.H$1]&amp;&quot; &quot;;&quot;&quot;);  IF(COUNTIF([.I$1:.I$1048576];[.A615]);[.I$1]&amp;&quot; &quot;;&quot;&quot;) ; IF(COUNTIF([.J$1:.J$1048576];[.A615]);[.J$1]&amp;&quot; &quot;;&quot;&quot;);  IF(COUNTIF([.K$1:.K$1048576];[.A615]);[.K$1]&amp;&quot; &quot;;&quot;&quot;)    ;  IF(COUNTIF([.L$1:.L$1048576];[.A615]);[.L$1]&amp;&quot; &quot;;&quot;&quot;);  IF(COUNTIF([.M$1:.M$1048576];[.A615]);[.M$1]&amp;&quot; &quot;;&quot;&quot;);  IF(COUNTIF([.N$1:.N$1048576];[.A615]);[.N$1]&amp;&quot; &quot;;&quot;&quot;);  IF(COUNTIF([.O$1:.O$1048576];[.A615]);[.O$1]&amp;&quot; &quot;;&quot;&quot;)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Zarif</text:p>
          </table:table-cell>
          <table:table-cell table:formula="of:=IF(COUNTIF([.E$1:.E$1048576];[.A616]);&quot;w&quot;;&quot;m&quot;)" office:value-type="string" office:string-value="m" calcext:value-type="string">
            <text:p>m</text:p>
          </table:table-cell>
          <table:table-cell table:formula="of:=CONCATENATE(IF(COUNTIF([.H$1:.H$1048576];[.A616]);[.H$1]&amp;&quot; &quot;;&quot;&quot;);  IF(COUNTIF([.I$1:.I$1048576];[.A616]);[.I$1]&amp;&quot; &quot;;&quot;&quot;) ; IF(COUNTIF([.J$1:.J$1048576];[.A616]);[.J$1]&amp;&quot; &quot;;&quot;&quot;);  IF(COUNTIF([.K$1:.K$1048576];[.A616]);[.K$1]&amp;&quot; &quot;;&quot;&quot;)    ;  IF(COUNTIF([.L$1:.L$1048576];[.A616]);[.L$1]&amp;&quot; &quot;;&quot;&quot;);  IF(COUNTIF([.M$1:.M$1048576];[.A616]);[.M$1]&amp;&quot; &quot;;&quot;&quot;);  IF(COUNTIF([.N$1:.N$1048576];[.A616]);[.N$1]&amp;&quot; &quot;;&quot;&quot;);  IF(COUNTIF([.O$1:.O$1048576];[.A616]);[.O$1]&amp;&quot; &quot;;&quot;&quot;))" office:value-type="string" office:string-value="arabisch " calcext:value-type="string">
            <text:p>arab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eno</text:p>
          </table:table-cell>
          <table:table-cell table:formula="of:=IF(COUNTIF([.E$1:.E$1048576];[.A617]);&quot;w&quot;;&quot;m&quot;)" office:value-type="string" office:string-value="m" calcext:value-type="string">
            <text:p>m</text:p>
          </table:table-cell>
          <table:table-cell table:formula="of:=CONCATENATE(IF(COUNTIF([.H$1:.H$1048576];[.A617]);[.H$1]&amp;&quot; &quot;;&quot;&quot;);  IF(COUNTIF([.I$1:.I$1048576];[.A617]);[.I$1]&amp;&quot; &quot;;&quot;&quot;) ; IF(COUNTIF([.J$1:.J$1048576];[.A617]);[.J$1]&amp;&quot; &quot;;&quot;&quot;);  IF(COUNTIF([.K$1:.K$1048576];[.A617]);[.K$1]&amp;&quot; &quot;;&quot;&quot;)    ;  IF(COUNTIF([.L$1:.L$1048576];[.A617]);[.L$1]&amp;&quot; &quot;;&quot;&quot;);  IF(COUNTIF([.M$1:.M$1048576];[.A617]);[.M$1]&amp;&quot; &quot;;&quot;&quot;);  IF(COUNTIF([.N$1:.N$1048576];[.A617]);[.N$1]&amp;&quot; &quot;;&quot;&quot;);  IF(COUNTIF([.O$1:.O$1048576];[.A617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yprian</text:p>
          </table:table-cell>
          <table:table-cell table:formula="of:=IF(COUNTIF([.E$1:.E$1048576];[.A618]);&quot;w&quot;;&quot;m&quot;)" office:value-type="string" office:string-value="m" calcext:value-type="string">
            <text:p>m</text:p>
          </table:table-cell>
          <table:table-cell table:formula="of:=CONCATENATE(IF(COUNTIF([.H$1:.H$1048576];[.A618]);[.H$1]&amp;&quot; &quot;;&quot;&quot;);  IF(COUNTIF([.I$1:.I$1048576];[.A618]);[.I$1]&amp;&quot; &quot;;&quot;&quot;) ; IF(COUNTIF([.J$1:.J$1048576];[.A618]);[.J$1]&amp;&quot; &quot;;&quot;&quot;);  IF(COUNTIF([.K$1:.K$1048576];[.A618]);[.K$1]&amp;&quot; &quot;;&quot;&quot;)    ;  IF(COUNTIF([.L$1:.L$1048576];[.A618]);[.L$1]&amp;&quot; &quot;;&quot;&quot;);  IF(COUNTIF([.M$1:.M$1048576];[.A618]);[.M$1]&amp;&quot; &quot;;&quot;&quot;);  IF(COUNTIF([.N$1:.N$1048576];[.A618]);[.N$1]&amp;&quot; &quot;;&quot;&quot;);  IF(COUNTIF([.O$1:.O$1048576];[.A618]);[.O$1]&amp;&quot; &quot;;&quot;&quot;))" office:value-type="string" office:string-value="südeuropäisch " calcext:value-type="string">
            <text:p>südeuropäisch </text:p>
          </table:table-cell>
          <table:table-cell table:number-columns-repeated="12"/>
        </table:table-row>
      </table:table>
      <table:table table:name="Tabelle2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table:style-name="Default"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Aimé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Alexand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osteuropäisch </text:p>
          </table:table-cell>
        </table:table-row>
        <table:table-row table:style-name="ro1">
          <table:table-cell office:value-type="string" calcext:value-type="string">
            <text:p>Ameli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Anabel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Anj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Annemar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Annet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Anouk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Aurel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Av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Babet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Be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Beatri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Bel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Bel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Benit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Ben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Berenik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Beri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Bett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Bett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Bianc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Birgi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Bir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Blank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Bonni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Brean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Brigit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Caitly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Car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Car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Carl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Carol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Catal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Cecil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Cel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Cel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Chanta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Charle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Chia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Christ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Christ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Cia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Clariss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Cle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Corali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Corin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Cosim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Cressi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Curl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Daja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Dalik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siatisch </text:p>
          </table:table-cell>
        </table:table-row>
        <table:table-row table:style-name="ro1">
          <table:table-cell office:value-type="string" calcext:value-type="string">
            <text:p>Da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Danik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Daph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Dar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Day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siatisch 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Dila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Dorothe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Dunj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Edit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E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Ela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Eleno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Elisabet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Elisan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Ell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Emanue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Emeli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Enj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Esth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Fabien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Fabio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Fann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Fatim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Fe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Fel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Felicita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Felip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Fenj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Fi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Fidel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Finj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Fio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Florent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Flor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Frank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Franzisk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Frauk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Frederik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Frey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Frie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Fujit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siatisch </text:p>
          </table:table-cell>
        </table:table-row>
        <table:table-row table:style-name="ro1">
          <table:table-cell office:value-type="string" calcext:value-type="string">
            <text:p>Gabrie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Geertj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westeuropäisch </text:p>
          </table:table-cell>
        </table:table-row>
        <table:table-row table:style-name="ro1">
          <table:table-cell office:value-type="string" calcext:value-type="string">
            <text:p>Genevièv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Ger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Ges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westeuropäisch </text:p>
          </table:table-cell>
        </table:table-row>
        <table:table-row table:style-name="ro1">
          <table:table-cell office:value-type="string" calcext:value-type="string">
            <text:p>G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südeuropäisch </text:p>
          </table:table-cell>
        </table:table-row>
        <table:table-row table:style-name="ro1">
          <table:table-cell office:value-type="string" calcext:value-type="string">
            <text:p>G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westeuropäisch </text:p>
          </table:table-cell>
        </table:table-row>
        <table:table-row table:style-name="ro1">
          <table:table-cell office:value-type="string" calcext:value-type="string">
            <text:p>Gise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Giul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südeuropäisch </text:p>
          </table:table-cell>
        </table:table-row>
        <table:table-row table:style-name="ro1">
          <table:table-cell office:value-type="string" calcext:value-type="string">
            <text:p>Giusepp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südeuropäisch </text:p>
          </table:table-cell>
        </table:table-row>
        <table:table-row table:style-name="ro1">
          <table:table-cell office:value-type="string" calcext:value-type="string">
            <text:p>Gize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Glen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Grac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südeuropäisch </text:p>
          </table:table-cell>
        </table:table-row>
        <table:table-row table:style-name="ro1">
          <table:table-cell office:value-type="string" calcext:value-type="string">
            <text:p>Greetj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westeuropäisch </text:p>
          </table:table-cell>
        </table:table-row>
        <table:table-row table:style-name="ro1">
          <table:table-cell office:value-type="string" calcext:value-type="string">
            <text:p>Gret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Gri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Gudru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Gw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Gülç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Haile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Han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Hed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He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Heid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Heik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Hej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Hele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Hele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Helg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Hen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Henriett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Henrik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Het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Hilk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I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Ilo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Ils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Ilv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Ina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Indira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Ine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Ing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Ink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westeuropäisch 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Irm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Isabel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Isali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Isi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Isold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Iva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Ivon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Ja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Jan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Jennic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siatisch hebräisch </text:p>
          </table:table-cell>
        </table:table-row>
        <table:table-row table:style-name="ro1">
          <table:table-cell office:value-type="string" calcext:value-type="string">
            <text:p>Johan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Joseph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Kar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Kar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Karol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Kathar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Kathr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Katj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Lariss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Le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Le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Len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Leny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siatisch osteuropäisch </text:p>
          </table:table-cell>
        </table:table-row>
        <table:table-row table:style-name="ro1">
          <table:table-cell office:value-type="string" calcext:value-type="string">
            <text:p>Leoni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Ley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siatisch </text:p>
          </table:table-cell>
        </table:table-row>
        <table:table-row table:style-name="ro1">
          <table:table-cell office:value-type="string" calcext:value-type="string">
            <text:p>Lill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Lillia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westeuropäisch </text:p>
          </table:table-cell>
        </table:table-row>
        <table:table-row table:style-name="ro1">
          <table:table-cell office:value-type="string" calcext:value-type="string">
            <text:p>L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Lore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westeuropäisch 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Luis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Maj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Mala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Mal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Mal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Malo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Man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westeuropäisch </text:p>
          </table:table-cell>
        </table:table-row>
        <table:table-row table:style-name="ro1">
          <table:table-cell office:value-type="string" calcext:value-type="string">
            <text:p>Mani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siatisch </text:p>
          </table:table-cell>
        </table:table-row>
        <table:table-row table:style-name="ro1">
          <table:table-cell office:value-type="string" calcext:value-type="string">
            <text:p>Manue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westeuropäisch </text:p>
          </table:table-cell>
        </table:table-row>
        <table:table-row table:style-name="ro1">
          <table:table-cell office:value-type="string" calcext:value-type="string">
            <text:p>Ma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nordisch </text:p>
          </table:table-cell>
        </table:table-row>
        <table:table-row table:style-name="ro1">
          <table:table-cell office:value-type="string" calcext:value-type="string">
            <text:p>Mar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Margi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westeuropäisch 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Mariel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südeuropäisch </text:p>
          </table:table-cell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südeuropäisch westeuropäisch </text:p>
          </table:table-cell>
        </table:table-row>
        <table:table-row table:style-name="ro1">
          <table:table-cell office:value-type="string" calcext:value-type="string">
            <text:p>Mari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südeuropäisch westeuropäisch </text:p>
          </table:table-cell>
        </table:table-row>
        <table:table-row table:style-name="ro1">
          <table:table-cell office:value-type="string" calcext:value-type="string">
            <text:p>Mariss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südeuropäisch westeuropäisch </text:p>
          </table:table-cell>
        </table:table-row>
        <table:table-row table:style-name="ro1">
          <table:table-cell office:value-type="string" calcext:value-type="string">
            <text:p>Mari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Marle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Mary-Lo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Mathi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Mathild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Max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westeuropäisch </text:p>
          </table:table-cell>
        </table:table-row>
        <table:table-row table:style-name="ro1">
          <table:table-cell office:value-type="string" calcext:value-type="string">
            <text:p>Melani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westeuropäisch </text:p>
          </table:table-cell>
        </table:table-row>
        <table:table-row table:style-name="ro1">
          <table:table-cell office:value-type="string" calcext:value-type="string">
            <text:p>Mel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westeuropäisch 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Melo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Met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westeuropäisch </text:p>
          </table:table-cell>
        </table:table-row>
        <table:table-row table:style-name="ro1">
          <table:table-cell office:value-type="string" calcext:value-type="string">
            <text:p>Mia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Michae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westeuropäisch 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westeuropäisch </text:p>
          </table:table-cell>
        </table:table-row>
        <table:table-row table:style-name="ro1">
          <table:table-cell office:value-type="string" calcext:value-type="string">
            <text:p>Miek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westeuropäisch </text:p>
          </table:table-cell>
        </table:table-row>
        <table:table-row table:style-name="ro1">
          <table:table-cell office:value-type="string" calcext:value-type="string">
            <text:p>Mik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nordisch </text:p>
          </table:table-cell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Mi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siatisch </text:p>
          </table:table-cell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westeuropäisch </text:p>
          </table:table-cell>
        </table:table-row>
        <table:table-row table:style-name="ro1">
          <table:table-cell office:value-type="string" calcext:value-type="string">
            <text:p>Mo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Murie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westeuropäisch </text:p>
          </table:table-cell>
        </table:table-row>
        <table:table-row table:style-name="ro1">
          <table:table-cell office:value-type="string" calcext:value-type="string">
            <text:p>Nad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Naom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siatisch hebräisch </text:p>
          </table:table-cell>
        </table:table-row>
        <table:table-row table:style-name="ro1">
          <table:table-cell office:value-type="string" calcext:value-type="string">
            <text:p>Natali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Natasch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Oa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O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Odel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Odet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Oksa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Ola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Olg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Ol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Olymp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O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Ophel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Oria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Oriett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südeuropäisch </text:p>
          </table:table-cell>
        </table:table-row>
        <table:table-row table:style-name="ro1">
          <table:table-cell office:value-type="string" calcext:value-type="string">
            <text:p>Or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Ornel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südeuropäisch </text:p>
          </table:table-cell>
        </table:table-row>
        <table:table-row table:style-name="ro1">
          <table:table-cell office:value-type="string" calcext:value-type="string">
            <text:p>Os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südeuropäisch </text:p>
          </table:table-cell>
        </table:table-row>
        <table:table-row table:style-name="ro1">
          <table:table-cell office:value-type="string" calcext:value-type="string">
            <text:p>Oti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westeuropäisch </text:p>
          </table:table-cell>
        </table:table-row>
        <table:table-row table:style-name="ro1">
          <table:table-cell office:value-type="string" calcext:value-type="string">
            <text:p>Ottili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Pai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Pal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Pame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Pao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Pa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siatisch </text:p>
          </table:table-cell>
        </table:table-row>
        <table:table-row table:style-name="ro1">
          <table:table-cell office:value-type="string" calcext:value-type="string">
            <text:p>Patric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Paul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Pear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Pegg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Penelop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Penn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P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Queeni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Quiana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Ramo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Rebekk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Ricar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Rosa/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Rosal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Sab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Sara(h)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ilj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Soph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Su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siatisch </text:p>
          </table:table-cell>
        </table:table-row>
        <table:table-row table:style-name="ro1">
          <table:table-cell office:value-type="string" calcext:value-type="string">
            <text:p>Tabe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Tama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Tanj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Theodo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Theresa/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Ul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Ulrik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Ursu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Ut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U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Valent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Viktor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Vio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Wan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Wibk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Wilhelm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Wilm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Xa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Xandra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Xavie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Xe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Xen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Yaf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Yami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Yasem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Yelena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Yvon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Zah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Zara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Zo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Zoh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Zo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Alex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Amade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Av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iatisch </text:p>
          </table:table-cell>
        </table:table-row>
        <table:table-row table:style-name="ro1">
          <table:table-cell office:value-type="string" calcext:value-type="string">
            <text:p>B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Bast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Bek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Benedik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Benn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Ben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Be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Ber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Bil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Bir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Bjar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Björ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Bo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Bo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Bos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Bé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Caes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Car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Casp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Christop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Cla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Claud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Claudi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Cleme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Col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westeuropäisch </text:p>
          </table:table-cell>
        </table:table-row>
        <table:table-row table:style-name="ro1">
          <table:table-cell office:value-type="string" calcext:value-type="string">
            <text:p>Corneli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Cristia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südeuropäisch </text:p>
          </table:table-cell>
        </table:table-row>
        <table:table-row table:style-name="ro1">
          <table:table-cell office:value-type="string" calcext:value-type="string">
            <text:p>Dani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Dari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Dir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Edua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Eik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Eli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Elio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Emanu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Emi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Enz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Er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Fab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Fab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Fal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Fa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iatisch </text:p>
          </table:table-cell>
        </table:table-row>
        <table:table-row table:style-name="ro1">
          <table:table-cell office:value-type="string" calcext:value-type="string">
            <text:p>Fari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Ferdina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Find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Finj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Finl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Fin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Fira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Flore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Flor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Fridol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Frit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Frédér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Fu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iatisch 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Geer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westeuropäisch 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europäisch südeuropäisch </text:p>
          </table:table-cell>
        </table:table-row>
        <table:table-row table:style-name="ro1">
          <table:table-cell office:value-type="string" calcext:value-type="string">
            <text:p>Geoffr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Geor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westeuropäisch </text:p>
          </table:table-cell>
        </table:table-row>
        <table:table-row table:style-name="ro1">
          <table:table-cell office:value-type="string" calcext:value-type="string">
            <text:p>Geral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Ge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Gerha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Geri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Ghaz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Gide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Gi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Giorg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Gisber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Glen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Gonzal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Greg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Grigor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europäisch südeuropäisch </text:p>
          </table:table-cell>
        </table:table-row>
        <table:table-row table:style-name="ro1">
          <table:table-cell office:value-type="string" calcext:value-type="string">
            <text:p>Grisch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europäisch südeuropäisch </text:p>
          </table:table-cell>
        </table:table-row>
        <table:table-row table:style-name="ro1">
          <table:table-cell office:value-type="string" calcext:value-type="string">
            <text:p>Gui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westeuropäisch </text:p>
          </table:table-cell>
        </table:table-row>
        <table:table-row table:style-name="ro1">
          <table:table-cell office:value-type="string" calcext:value-type="string">
            <text:p>Guillau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Gunn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Gu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Géra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Gérô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Göt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Ha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Hann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Han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Har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Har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iatisch </text:p>
          </table:table-cell>
        </table:table-row>
        <table:table-row table:style-name="ro1">
          <table:table-cell office:value-type="string" calcext:value-type="string">
            <text:p>Hay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Heik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Hekt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Hendr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Henr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Holg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Hor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Id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Ik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osteuropäisch </text:p>
          </table:table-cell>
        </table:table-row>
        <table:table-row table:style-name="ro1">
          <table:table-cell office:value-type="string" calcext:value-type="string">
            <text:p>Ila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bisch südeuropäisch </text:p>
          </table:table-cell>
        </table:table-row>
        <table:table-row table:style-name="ro1">
          <table:table-cell office:value-type="string" calcext:value-type="string">
            <text:p>Ili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bisch südeuropäisch </text:p>
          </table:table-cell>
        </table:table-row>
        <table:table-row table:style-name="ro1">
          <table:table-cell office:value-type="string" calcext:value-type="string">
            <text:p>Immanu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Ingm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westeuropäisch </text:p>
          </table:table-cell>
        </table:table-row>
        <table:table-row table:style-name="ro1">
          <table:table-cell office:value-type="string" calcext:value-type="string">
            <text:p>Ing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Isa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Isaia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Isma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Jak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Johann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Jos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Jul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Juli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Kar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Kil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Klaus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Konstant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Korbin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La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Laur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Lei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Lenna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Lenn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Leon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eonar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Lew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Lia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westeuropäisch </text:p>
          </table:table-cell>
        </table:table-row>
        <table:table-row table:style-name="ro1">
          <table:table-cell office:value-type="string" calcext:value-type="string">
            <text:p>Li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Li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iatisch </text:p>
          </table:table-cell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Luc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Lucia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Luci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Ludg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Luk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Magn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nordisch westeuropäisch </text:p>
          </table:table-cell>
        </table:table-row>
        <table:table-row table:style-name="ro1">
          <table:table-cell office:value-type="string" calcext:value-type="string">
            <text:p>Ma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westeuropäisch </text:p>
          </table:table-cell>
        </table:table-row>
        <table:table-row table:style-name="ro1">
          <table:table-cell office:value-type="string" calcext:value-type="string">
            <text:p>Mal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Marc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südeuropäisch westeuropäisch </text:p>
          </table:table-cell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südeuropäisch westeuropäisch </text:p>
          </table:table-cell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osteuropäisch </text:p>
          </table:table-cell>
        </table:table-row>
        <table:table-row table:style-name="ro1">
          <table:table-cell office:value-type="string" calcext:value-type="string">
            <text:p>Mar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osteuropäisch 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südeuropäisch westeuropäisch 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westeuropäisch </text:p>
          </table:table-cell>
        </table:table-row>
        <table:table-row table:style-name="ro1">
          <table:table-cell office:value-type="string" calcext:value-type="string">
            <text:p>Marl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westeuropäisch </text:p>
          </table:table-cell>
        </table:table-row>
        <table:table-row table:style-name="ro1">
          <table:table-cell office:value-type="string" calcext:value-type="string">
            <text:p>Mart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nordisch 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Marv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Ma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Matte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südeuropäisch </text:p>
          </table:table-cell>
        </table:table-row>
        <table:table-row table:style-name="ro1">
          <table:table-cell office:value-type="string" calcext:value-type="string">
            <text:p>Matthe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südeuropäisch </text:p>
          </table:table-cell>
        </table:table-row>
        <table:table-row table:style-name="ro1">
          <table:table-cell office:value-type="string" calcext:value-type="string">
            <text:p>Matthi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südeuropäisch </text:p>
          </table:table-cell>
        </table:table-row>
        <table:table-row table:style-name="ro1">
          <table:table-cell office:value-type="string" calcext:value-type="string">
            <text:p>Mau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südeuropäisch 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westeuropäisch </text:p>
          </table:table-cell>
        </table:table-row>
        <table:table-row table:style-name="ro1">
          <table:table-cell office:value-type="string" calcext:value-type="string">
            <text:p>Maximil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Melchi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westeuropäisch </text:p>
          </table:table-cell>
        </table:table-row>
        <table:table-row table:style-name="ro1">
          <table:table-cell office:value-type="string" calcext:value-type="string">
            <text:p>Melv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Merl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westeuropäisch 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westeuropäisch 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Mil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Morit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Nem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Nikola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Nila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iatisch 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Od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Ok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Oktav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westeuropäisch </text:p>
          </table:table-cell>
        </table:table-row>
        <table:table-row table:style-name="ro1">
          <table:table-cell office:value-type="string" calcext:value-type="string">
            <text:p>Ola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Olav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O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Ol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Ol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Ol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Oli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Omi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Onn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On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Or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europäisch </text:p>
          </table:table-cell>
        </table:table-row>
        <table:table-row table:style-name="ro1">
          <table:table-cell office:value-type="string" calcext:value-type="string">
            <text:p>Orlan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Osk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Ot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Otte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Ot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Ow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Padd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Pao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Pau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Pe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Perciv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Piet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Pi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Prest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Prim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inisch </text:p>
          </table:table-cell>
        </table:table-row>
        <table:table-row table:style-name="ro1">
          <table:table-cell office:value-type="string" calcext:value-type="string">
            <text:p>Quent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Quir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Rapha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Ricar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Sv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Thorst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Til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U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Uli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Ulri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Uri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Uw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Valent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Vilmar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Vinze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Vinzen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Walt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Wern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Wilhel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Will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Wolfra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europäisch </text:p>
          </table:table-cell>
        </table:table-row>
        <table:table-row table:style-name="ro1">
          <table:table-cell office:value-type="string" calcext:value-type="string">
            <text:p>Xan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Xa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Yannick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isch </text:p>
          </table:table-cell>
        </table:table-row>
        <table:table-row table:style-name="ro1">
          <table:table-cell office:value-type="string" calcext:value-type="string">
            <text:p>Yuma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Zachari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räisch </text:p>
          </table:table-cell>
        </table:table-row>
        <table:table-row table:style-name="ro1">
          <table:table-cell office:value-type="string" calcext:value-type="string">
            <text:p>Zander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Zari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bisch </text:p>
          </table:table-cell>
        </table:table-row>
        <table:table-row table:style-name="ro1">
          <table:table-cell office:value-type="string" calcext:value-type="string">
            <text:p>Ze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  <table:table-row table:style-name="ro1">
          <table:table-cell office:value-type="string" calcext:value-type="string">
            <text:p>Zypr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üdeuropäisch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 Vogelhuber</meta:initial-creator>
    <meta:creation-date>2015-12-30T20:49:29.813808709</meta:creation-date>
    <dc:date>2015-12-30T21:28:02.644480518</dc:date>
    <dc:creator>Georg Vogelhuber</dc:creator>
    <meta:editing-duration>PT38M29S</meta:editing-duration>
    <meta:editing-cycles>9</meta:editing-cycles>
    <meta:generator>LibreOffice/5.0.2.2$Linux_X86_64 LibreOffice_project/00m0$Build-2</meta:generator>
    <meta:document-statistic meta:table-count="2" meta:cell-count="4998" meta:object-count="0"/>
  </office:meta>
</office:document-meta>
</file>